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Poltavska Oblast(17:04). Red Alert: aerial threat. Sirens sounding. Take cover now!</text:span>
</text:h>
      <text:p text:style-name="P4">
Authors: liveuamap (Language: en)</text:p>
      <text:p text:style-name="P4">
Time: 2023-04-28T-46:05:00</text:p>
      <text:p text:style-name="P4">
Location: Poltavska Oblast (Latitude:49.47705000 Longtitude:33.81866000)</text:p>
      <text:p text:style-name="P4">
Videos: []</text:p>
      <text:p text:style-name="P4">
Images: []</text:p>
      <text:p text:style-name="P4">
Tags: ["Europe", "Central and Eastern Europe"]</text:p>
      <text:p text:style-name="P4">
ID: 22559218</text:p>
      <!--METADATA-->
      <text:p text:style-name="P4">
Poltavska Oblast(17:04). Red Alert: aerial threat. Sirens sounding. Take covernow!</text:p>
      <text:p text:style-name="P4">
News Collection Link: <text:a xlink:type="simple" xlink:href="https://liveuamap.com/en/2023/28-april-poltavska-oblast1704-red-alert-aeriag" text:style-name="Internet_20_link" text:visited-style-name="Visited_20_Internet_20_Link">
https://liveuamap.com/en/2023/28-april-poltavska-oblast1704-red-alert-aeriag</text:a>
</text:p>
      <text:p text:style-name="P4">
Source: <text:a xlink:type="simple" xlink:href="https://t.me/suspilnepoltava/10937" text:style-name="Internet_20_link" text:visited-style-name="Visited_20_Internet_20_Link">
https://t.me/suspilnepoltava/10937</text:a>
</text:p>
      <!--NEWS-->
      <text:h text:style-name="P10" text:outline-level="1">
<text:span text:style-name="T4">
Odeska Oblast(17:03). Red Alert: aerial threat. Sirens sounding. Take cover now!</text:span>
</text:h>
      <text:p text:style-name="P4">
Authors: liveuamap (Language: en)</text:p>
      <text:p text:style-name="P4">
Time: 2023-04-28T-49:04:00</text:p>
      <text:p text:style-name="P4">
Location: Odeska Oblast (Latitude:46.75043 Longtitude:30.25081)</text:p>
      <text:p text:style-name="P4">
Videos: []</text:p>
      <text:p text:style-name="P4">
Images: []</text:p>
      <text:p text:style-name="P4">
Tags: ["Europe", "Central and Eastern Europe"]</text:p>
      <text:p text:style-name="P4">
ID: 22559216</text:p>
      <!--METADATA-->
      <text:p text:style-name="P4">
Odeska Oblast(17:03). Red Alert: aerial threat. Sirens sounding. Take covernow!</text:p>
      <text:p text:style-name="P4">
News Collection Link: <text:a xlink:type="simple" xlink:href="https://liveuamap.com/en/2023/28-april-odeska-oblast1703-red-alert-aerial-tg" text:style-name="Internet_20_link" text:visited-style-name="Visited_20_Internet_20_Link">
https://liveuamap.com/en/2023/28-april-odeska-oblast1703-red-alert-aerial-tg</text:a>
</text:p>
      <text:p text:style-name="P4">
Source: <text:a xlink:type="simple" xlink:href="https://t.me/suspilneodesa/22778" text:style-name="Internet_20_link" text:visited-style-name="Visited_20_Internet_20_Link">
https://t.me/suspilneodesa/22778</text:a>
</text:p>
      <!--NEWS-->
      <text:h text:style-name="P10" text:outline-level="1">
<text:span text:style-name="T4">
Chernihivska Oblast(09:57). Red Alert: aerial threat. Sirens sounding. Take cover now!</text:span>
</text:h>
      <text:p text:style-name="P4">
Authors: liveuamap (Language: en)</text:p>
      <text:p text:style-name="P4">
Time: 2023-04-28T03:58:00</text:p>
      <text:p text:style-name="P4">
Location: Chernihivska Oblast (Latitude:51.33271 Longtitude:32.00047)</text:p>
      <text:p text:style-name="P4">
Videos: []</text:p>
      <text:p text:style-name="P4">
Images: []</text:p>
      <text:p text:style-name="P4">
Tags: ["Europe", "Central and Eastern Europe"]</text:p>
      <text:p text:style-name="P4">
ID: 22559156</text:p>
      <!--METADATA-->
      <text:p text:style-name="P4">
Chernihivska Oblast(09:57). Red Alert: aerial threat. Sirens sounding. Takecover now!</text:p>
      <text:p text:style-name="P4">
News Collection Link: <text:a xlink:type="simple" xlink:href="https://liveuamap.com/en/2023/28-april-chernihivska-oblast0957-red-alert-aeg" text:style-name="Internet_20_link" text:visited-style-name="Visited_20_Internet_20_Link">
https://liveuamap.com/en/2023/28-april-chernihivska-oblast0957-red-alert-aeg</text:a>
</text:p>
      <text:p text:style-name="P4">
Source: <text:a xlink:type="simple" xlink:href="https://t.me/suspilnechernihiv/18008" text:style-name="Internet_20_link" text:visited-style-name="Visited_20_Internet_20_Link">
https://t.me/suspilnechernihiv/18008</text:a>
</text:p>
      <!--NEWS-->
      <text:h text:style-name="P10" text:outline-level="1">
<text:span text:style-name="T4">
Zaporizka Oblast, Donetsk Oblast(18:45). Red Alert: aerial threat. Sirens sounding. Take cove...</text:span>
</text:h>
      <text:p text:style-name="P4">
Authors: liveuamap (Language: en)</text:p>
      <text:p text:style-name="P4">
Time: 2023-04-28T12:47:00</text:p>
      <text:p text:style-name="P4">
Location: Zaporizka Oblast (Latitude:47.612111 Longtitude:35.764511)</text:p>
      <text:p text:style-name="P4">
Videos: []</text:p>
      <text:p text:style-name="P4">
Images: []</text:p>
      <text:p text:style-name="P4">
Tags: ["Europe", "Central and Eastern Europe"]</text:p>
      <text:p text:style-name="P4">
ID: 22559253</text:p>
      <!--METADATA-->
      <text:p text:style-name="P4">
Zaporizka Oblast, Donetsk Oblast(18:45). Red Alert: aerial threat. Sirenssounding. Take cover now!</text:p>
      <text:p text:style-name="P4">
News Collection Link: <text:a xlink:type="simple" xlink:href="https://liveuamap.com/en/2023/28-april-zaporizka-oblast-donetsk-oblast1845-g" text:style-name="Internet_20_link" text:visited-style-name="Visited_20_Internet_20_Link">
https://liveuamap.com/en/2023/28-april-zaporizka-oblast-donetsk-oblast1845-g</text:a>
</text:p>
      <text:p text:style-name="P4">
Source: <text:a xlink:type="simple" xlink:href="https://t.me/air_alert_ua/43986" text:style-name="Internet_20_link" text:visited-style-name="Visited_20_Internet_20_Link">
https://t.me/air_alert_ua/43986</text:a>
</text:p>
      <!--NEWS-->
      <text:h text:style-name="P10" text:outline-level="1">
<text:span text:style-name="T4">
Sumska Oblast, Chernihivska Oblast(19:41). Red Alert: aerial threat. Sirens sounding. Take co...</text:span>
</text:h>
      <text:p text:style-name="P4">
Authors: liveuamap (Language: en)</text:p>
      <text:p text:style-name="P4">
Time: 2023-04-28T13:42:00</text:p>
      <text:p text:style-name="P4">
Location: Sumska Oblast (Latitude:51.00000000 Longtitude:34.00000000)</text:p>
      <text:p text:style-name="P4">
Videos: []</text:p>
      <text:p text:style-name="P4">
Images: []</text:p>
      <text:p text:style-name="P4">
Tags: ["Europe", "Central and Eastern Europe"]</text:p>
      <text:p text:style-name="P4">
ID: 22559263</text:p>
      <!--METADATA-->
      <text:p text:style-name="P4">
Sumska Oblast, Chernihivska Oblast(19:41). Red Alert: aerial threat. Sirenssounding. Take cover now!</text:p>
      <text:p text:style-name="P4">
News Collection Link: <text:a xlink:type="simple" xlink:href="https://liveuamap.com/en/2023/28-april-sumska-oblast-chernihivska-oblast194g" text:style-name="Internet_20_link" text:visited-style-name="Visited_20_Internet_20_Link">
https://liveuamap.com/en/2023/28-april-sumska-oblast-chernihivska-oblast194g</text:a>
</text:p>
      <text:p text:style-name="P4">
Source: <text:a xlink:type="simple" xlink:href="https://t.me/air_alert_ua/43990" text:style-name="Internet_20_link" text:visited-style-name="Visited_20_Internet_20_Link">
https://t.me/air_alert_ua/43990</text:a>
</text:p>
      <!--NEWS-->
      <text:h text:style-name="P10" text:outline-level="1">
<text:span text:style-name="T4">
Dnipro, Dnipropetrovska Oblast(20:19). Red Alert: aerial threat. Sirens sounding. Take cover ...</text:span>
</text:h>
      <text:p text:style-name="P4">
Authors: liveuamap (Language: en)</text:p>
      <text:p text:style-name="P4">
Time: 2023-04-28T14:21:00</text:p>
      <text:p text:style-name="P4">
Location: Dnipro (Latitude:48.45930000 Longtitude:35.03865000)</text:p>
      <text:p text:style-name="P4">
Videos: []</text:p>
      <text:p text:style-name="P4">
Images: []</text:p>
      <text:p text:style-name="P4">
Tags: ["Europe", "Central and Eastern Europe"]</text:p>
      <text:p text:style-name="P4">
ID: 22559271</text:p>
      <!--METADATA-->
      <text:p text:style-name="P4">
Dnipro, Dnipropetrovska Oblast(20:19). Red Alert: aerial threat. Sirenssounding. Take cover now!</text:p>
      <text:p text:style-name="P4">
News Collection Link: <text:a xlink:type="simple" xlink:href="https://liveuamap.com/en/2023/28-april-dnipro-dnipropetrovska-oblast2019-reg" text:style-name="Internet_20_link" text:visited-style-name="Visited_20_Internet_20_Link">
https://liveuamap.com/en/2023/28-april-dnipro-dnipropetrovska-oblast2019-reg</text:a>
</text:p>
      <text:p text:style-name="P4">
Source: <text:a xlink:type="simple" xlink:href="https://t.me/suspilnednipro/14858" text:style-name="Internet_20_link" text:visited-style-name="Visited_20_Internet_20_Link">
https://t.me/suspilnednipro/14858</text:a>
</text:p>
      <!--NEWS-->
      <text:h text:style-name="P10" text:outline-level="1">
<text:span text:style-name="T4">
Mykolaiv, Mykolayivska Oblast, Kherson, Khersonska Oblast, Zaporizka Oblast, Poltavska Oblast...</text:span>
</text:h>
      <text:p text:style-name="P4">
Authors: liveuamap (Language: en)</text:p>
      <text:p text:style-name="P4">
Time: 2023-04-28T14:22:00</text:p>
      <text:p text:style-name="P4">
Location: Mykolaiv (Latitude:46.9493 Longtitude:32.0072)</text:p>
      <text:p text:style-name="P4">
Videos: []</text:p>
      <text:p text:style-name="P4">
Images: []</text:p>
      <text:p text:style-name="P4">
Tags: ["Europe", "Central and Eastern Europe"]</text:p>
      <text:p text:style-name="P4">
ID: 22559272</text:p>
      <!--METADATA-->
      <text:p text:style-name="P4">
Mykolaiv, Mykolayivska Oblast, Kherson, Khersonska Oblast, Zaporizka Oblast,Poltavska Oblast, Kharkiv, Kharkivska Oblast(20:21). Red Alert: aerial threat.Sirens sounding. Take cover now!</text:p>
      <text:p text:style-name="P4">
News Collection Link: <text:a xlink:type="simple" xlink:href="https://liveuamap.com/en/2023/28-april-mykolaiv-mykolayivska-oblast-khersong-5741" text:style-name="Internet_20_link" text:visited-style-name="Visited_20_Internet_20_Link">
https://liveuamap.com/en/2023/28-april-mykolaiv-mykolayivska-oblast-khersong-5741</text:a>
</text:p>
      <text:p text:style-name="P4">
Source: <text:a xlink:type="simple" xlink:href="https://t.me/air_alert_ua/43997" text:style-name="Internet_20_link" text:visited-style-name="Visited_20_Internet_20_Link">
https://t.me/air_alert_ua/43997</text:a>
</text:p>
      <!--NEWS-->
      <text:h text:style-name="P10" text:outline-level="1">
<text:span text:style-name="T4">
Donetsk Oblast(20:21). Red Alert: aerial threat. Sirens sounding. Take cover now!</text:span>
</text:h>
      <text:p text:style-name="P4">
Authors: liveuamap (Language: en)</text:p>
      <text:p text:style-name="P4">
Time: 2023-04-28T14:24:00</text:p>
      <text:p text:style-name="P4">
Location: Donetsk Oblast (Latitude:48.72836 Longtitude:37.57881)</text:p>
      <text:p text:style-name="P4">
Videos: []</text:p>
      <text:p text:style-name="P4">
Images: []</text:p>
      <text:p text:style-name="P4">
Tags: ["Europe", "Central and Eastern Europe"]</text:p>
      <text:p text:style-name="P4">
ID: 22559274</text:p>
      <!--METADATA-->
      <text:p text:style-name="P4">
Donetsk Oblast(20:21). Red Alert: aerial threat. Sirens sounding. Take covernow!</text:p>
      <text:p text:style-name="P4">
News Collection Link: <text:a xlink:type="simple" xlink:href="https://liveuamap.com/en/2023/28-april-donetsk-oblast2021-red-alert-aerial-g" text:style-name="Internet_20_link" text:visited-style-name="Visited_20_Internet_20_Link">
https://liveuamap.com/en/2023/28-april-donetsk-oblast2021-red-alert-aerial-g</text:a>
</text:p>
      <text:p text:style-name="P4">
Source: <text:a xlink:type="simple" xlink:href="https://t.me/air_alert_ua/43998" text:style-name="Internet_20_link" text:visited-style-name="Visited_20_Internet_20_Link">
https://t.me/air_alert_ua/43998</text:a>
</text:p>
      <!--NEWS-->
      <text:h text:style-name="P10" text:outline-level="1">
<text:span text:style-name="T4">
Sumska Oblast(01:06). Red Alert: aerial threat. Sirens sounding. Take cover now!</text:span>
</text:h>
      <text:p text:style-name="P4">
Authors: liveuamap (Language: en)</text:p>
      <text:p text:style-name="P4">
Time: 2023-04-28T19:08:00</text:p>
      <text:p text:style-name="P4">
Location: Sumska Oblast (Latitude:51.0011 Longtitude:34.00046)</text:p>
      <text:p text:style-name="P4">
Videos: []</text:p>
      <text:p text:style-name="P4">
Images: []</text:p>
      <text:p text:style-name="P4">
Tags: ["Europe", "Central and Eastern Europe"]</text:p>
      <text:p text:style-name="P4">
ID: 22559288</text:p>
      <!--METADATA-->
      <text:p text:style-name="P4">
Sumska Oblast(01:06). Red Alert: aerial threat. Sirens sounding. Take covernow!</text:p>
      <text:p text:style-name="P4">
News Collection Link: <text:a xlink:type="simple" xlink:href="https://liveuamap.com/en/2023/28-april-sumska-oblast0106-red-alert-aerial-tg" text:style-name="Internet_20_link" text:visited-style-name="Visited_20_Internet_20_Link">
https://liveuamap.com/en/2023/28-april-sumska-oblast0106-red-alert-aerial-tg</text:a>
</text:p>
      <text:p text:style-name="P4">
Source: <text:a xlink:type="simple" xlink:href="https://t.me/air_alert_ua/44010" text:style-name="Internet_20_link" text:visited-style-name="Visited_20_Internet_20_Link">
https://t.me/air_alert_ua/44010</text:a>
</text:p>
      <!--NEWS-->
      <text:h text:style-name="P10" text:outline-level="1">
<text:span text:style-name="T4">
Zaporizka Oblast(01:16). Red Alert: aerial threat. Sirens sounding. Take cover now!</text:span>
</text:h>
      <text:p text:style-name="P4">
Authors: liveuamap (Language: en)</text:p>
      <text:p text:style-name="P4">
Time: 2023-04-28T19:17:00</text:p>
      <text:p text:style-name="P4">
Location: Zaporizka Oblast (Latitude:47.611871 Longtitude:35.764561)</text:p>
      <text:p text:style-name="P4">
Videos: []</text:p>
      <text:p text:style-name="P4">
Images: []</text:p>
      <text:p text:style-name="P4">
Tags: ["Europe", "Central and Eastern Europe"]</text:p>
      <text:p text:style-name="P4">
ID: 22559289</text:p>
      <!--METADATA-->
      <text:p text:style-name="P4">
Zaporizka Oblast(01:16). Red Alert: aerial threat. Sirens sounding. Take covernow!</text:p>
      <text:p text:style-name="P4">
News Collection Link: <text:a xlink:type="simple" xlink:href="https://liveuamap.com/en/2023/28-april-zaporizka-oblast0116-red-alert-aeriag" text:style-name="Internet_20_link" text:visited-style-name="Visited_20_Internet_20_Link">
https://liveuamap.com/en/2023/28-april-zaporizka-oblast0116-red-alert-aeriag</text:a>
</text:p>
      <text:p text:style-name="P4">
Source: <text:a xlink:type="simple" xlink:href="https://t.me/suspilnezaporizhzhya/12455" text:style-name="Internet_20_link" text:visited-style-name="Visited_20_Internet_20_Link">
https://t.me/suspilnezaporizhzhya/12455</text:a>
</text:p>
      <!--NEWS-->
      <text:h text:style-name="P10" text:outline-level="1">
<text:span text:style-name="T4">
Donetsk Oblast, Dnipro, Dnipropetrovska Oblast(01:18). Red Alert: aerial threat. Sirens sound...</text:span>
</text:h>
      <text:p text:style-name="P4">
Authors: liveuamap (Language: en)</text:p>
      <text:p text:style-name="P4">
Time: 2023-04-28T19:19:00</text:p>
      <text:p text:style-name="P4">
Location: Donetsk Oblast (Latitude:48.72849 Longtitude:37.57789)</text:p>
      <text:p text:style-name="P4">
Videos: []</text:p>
      <text:p text:style-name="P4">
Images: []</text:p>
      <text:p text:style-name="P4">
Tags: ["Europe", "Central and Eastern Europe"]</text:p>
      <text:p text:style-name="P4">
ID: 22559290</text:p>
      <!--METADATA-->
      <text:p text:style-name="P4">
Donetsk Oblast, Dnipro, Dnipropetrovska Oblast(01:18). Red Alert: aerialthreat. Sirens sounding. Take cover now!</text:p>
      <text:p text:style-name="P4">
News Collection Link: <text:a xlink:type="simple" xlink:href="https://liveuamap.com/en/2023/28-april-donetsk-oblast-dnipro-dnipropetrovskg" text:style-name="Internet_20_link" text:visited-style-name="Visited_20_Internet_20_Link">
https://liveuamap.com/en/2023/28-april-donetsk-oblast-dnipro-dnipropetrovskg</text:a>
</text:p>
      <text:p text:style-name="P4">
Source: <text:a xlink:type="simple" xlink:href="https://t.me/air_alert_ua/44013" text:style-name="Internet_20_link" text:visited-style-name="Visited_20_Internet_20_Link">
https://t.me/air_alert_ua/44013</text:a>
</text:p>
      <!--NEWS-->
      <text:h text:style-name="P10" text:outline-level="1">
<text:span text:style-name="T4">
Poltavska Oblast(01:39). Red Alert: aerial threat. Sirens sounding. Take cover now!</text:span>
</text:h>
      <text:p text:style-name="P4">
Authors: liveuamap (Language: en)</text:p>
      <text:p text:style-name="P4">
Time: 2023-04-28T19:41:00</text:p>
      <text:p text:style-name="P4">
Location: Poltavska Oblast (Latitude:49.47736 Longtitude:33.81903)</text:p>
      <text:p text:style-name="P4">
Videos: []</text:p>
      <text:p text:style-name="P4">
Images: []</text:p>
      <text:p text:style-name="P4">
Tags: ["Europe", "Central and Eastern Europe"]</text:p>
      <text:p text:style-name="P4">
ID: 22559291</text:p>
      <!--METADATA-->
      <text:p text:style-name="P4">
Poltavska Oblast(01:39). Red Alert: aerial threat. Sirens sounding. Take covernow!</text:p>
      <text:p text:style-name="P4">
News Collection Link: <text:a xlink:type="simple" xlink:href="https://liveuamap.com/en/2023/28-april-poltavska-oblast0139-red-alert-aeriag" text:style-name="Internet_20_link" text:visited-style-name="Visited_20_Internet_20_Link">
https://liveuamap.com/en/2023/28-april-poltavska-oblast0139-red-alert-aeriag</text:a>
</text:p>
      <text:p text:style-name="P4">
Source: <text:a xlink:type="simple" xlink:href="https://t.me/air_alert_ua/44014" text:style-name="Internet_20_link" text:visited-style-name="Visited_20_Internet_20_Link">
https://t.me/air_alert_ua/44014</text:a>
</text:p>
      <!--NEWS-->
      <text:h text:style-name="P10" text:outline-level="1">
<text:span text:style-name="T4">
Kharkiv, Kharkivska Oblast(02:12). Red Alert: aerial threat. Sirens sounding. Take cover now!</text:span>
</text:h>
      <text:p text:style-name="P4">
Authors: liveuamap (Language: en)</text:p>
      <text:p text:style-name="P4">
Time: 2023-04-28T20:13:00</text:p>
      <text:p text:style-name="P4">
Location: Kharkiv (Latitude:49.98081000 Longtitude:36.25272000)</text:p>
      <text:p text:style-name="P4">
Videos: []</text:p>
      <text:p text:style-name="P4">
Images: []</text:p>
      <text:p text:style-name="P4">
Tags: ["Europe", "Central and Eastern Europe"]</text:p>
      <text:p text:style-name="P4">
ID: 22559292</text:p>
      <!--METADATA-->
      <text:p text:style-name="P4">
Kharkiv, Kharkivska Oblast(02:12). Red Alert: aerial threat. Sirens sounding.Take cover now!</text:p>
      <text:p text:style-name="P4">
News Collection Link: <text:a xlink:type="simple" xlink:href="https://liveuamap.com/en/2023/29-april-kharkiv-kharkivska-oblast0212-red-alg" text:style-name="Internet_20_link" text:visited-style-name="Visited_20_Internet_20_Link">
https://liveuamap.com/en/2023/29-april-kharkiv-kharkivska-oblast0212-red-alg</text:a>
</text:p>
      <text:p text:style-name="P4">
Source: <text:a xlink:type="simple" xlink:href="https://t.me/air_alert_ua/44018" text:style-name="Internet_20_link" text:visited-style-name="Visited_20_Internet_20_Link">
https://t.me/air_alert_ua/44018</text:a>
</text:p>
      <!--NEWS-->
      <text:h text:style-name="P10" text:outline-level="1">
<text:span text:style-name="T4">
Donetsk Oblast(03:27). Red Alert: aerial threat. Sirens sounding. Take cover now!</text:span>
</text:h>
      <text:p text:style-name="P4">
Authors: liveuamap (Language: en)</text:p>
      <text:p text:style-name="P4">
Time: 2023-04-28T21:28:00</text:p>
      <text:p text:style-name="P4">
Location: Donetsk Oblast (Latitude:48.72731 Longtitude:37.57764)</text:p>
      <text:p text:style-name="P4">
Videos: []</text:p>
      <text:p text:style-name="P4">
Images: []</text:p>
      <text:p text:style-name="P4">
Tags: ["Europe", "Central and Eastern Europe"]</text:p>
      <text:p text:style-name="P4">
ID: 22559293</text:p>
      <!--METADATA-->
      <text:p text:style-name="P4">
Donetsk Oblast(03:27). Red Alert: aerial threat. Sirens sounding. Take covernow!</text:p>
      <text:p text:style-name="P4">
News Collection Link: <text:a xlink:type="simple" xlink:href="https://liveuamap.com/en/2023/29-april-donetsk-oblast0327-red-alert-aerial-g" text:style-name="Internet_20_link" text:visited-style-name="Visited_20_Internet_20_Link">
https://liveuamap.com/en/2023/29-april-donetsk-oblast0327-red-alert-aerial-g</text:a>
</text:p>
      <text:p text:style-name="P4">
Source: <text:a xlink:type="simple" xlink:href="https://t.me/air_alert_ua/44023" text:style-name="Internet_20_link" text:visited-style-name="Visited_20_Internet_20_Link">
https://t.me/air_alert_ua/44023</text:a>
</text:p>
      <!--NEWS-->
      <text:h text:style-name="P10" text:outline-level="1">
<text:span text:style-name="T4">
Occupation authorities in Sevastopol blame Ukrainian drone for the fire at oil depot</text:span>
</text:h>
      <text:p text:style-name="P4">
Authors: liveuamap (Language: en)</text:p>
      <text:p text:style-name="P4">
Time: 2023-04-28T23:17:00</text:p>
      <text:p text:style-name="P4">
Location: Sevastopol (Latitude:44.57885 Longtitude:33.41938)</text:p>
      <text:p text:style-name="P4">
Videos: []</text:p>
      <text:p text:style-name="P4">
Images: []</text:p>
      <text:p text:style-name="P4">
Tags: ["Energy"]</text:p>
      <text:p text:style-name="P4">
ID: 22559300</text:p>
      <!--METADATA-->
      <text:p text:style-name="P4">
Occupation authorities in Sevastopol blame Ukrainian drone for the fire at oildepot</text:p>
      <text:p text:style-name="P4">
News Collection Link: <text:a xlink:type="simple" xlink:href="https://liveuamap.com/en/2023/29-april-occupation-authorities-in-sevastopol-blame-ukrainian" text:style-name="Internet_20_link" text:visited-style-name="Visited_20_Internet_20_Link">
https://liveuamap.com/en/2023/29-april-occupation-authorities-in-sevastopol-blame-ukrainian</text:a>
</text:p>
      <text:p text:style-name="P4">
Source: <text:a xlink:type="simple" xlink:href="https://t.me/tass_agency/189918" text:style-name="Internet_20_link" text:visited-style-name="Visited_20_Internet_20_Link">
https://t.me/tass_agency/189918</text:a>
</text:p>
      <!--NEWS-->
      <text:h text:style-name="P10" text:outline-level="1">
<text:span text:style-name="T4">
According to occupation authorities fire at oil depot in Sevastopol is not threatening civili...</text:span>
</text:h>
      <text:p text:style-name="P4">
Authors: liveuamap (Language: en)</text:p>
      <text:p text:style-name="P4">
Time: 2023-04-28T23:59:00</text:p>
      <text:p text:style-name="P4">
Location: Sevastopol (Latitude:44.58068 Longtitude:33.41716)</text:p>
      <text:p text:style-name="P4">
Videos: []</text:p>
      <text:p text:style-name="P4">
Images: ["<text:a xlink:type="simple" xlink:href="https://liveuamap.com/pics/2023/04/29/22559299_1.jpg" text:style-name="Internet_20_link" text:visited-style-name="Visited_20_Internet_20_Link">
22559299_1.jpg</text:a>
", "<text:a xlink:type="simple" xlink:href="https://liveuamap.com/pics/2023/04/29/22559299_2.jpg" text:style-name="Internet_20_link" text:visited-style-name="Visited_20_Internet_20_Link">
22559299_2.jpg</text:a>
", "<text:a xlink:type="simple" xlink:href="https://liveuamap.com/pics/2023/04/29/22559299_4.jpg" text:style-name="Internet_20_link" text:visited-style-name="Visited_20_Internet_20_Link">
22559299_4.jpg</text:a>
"]</text:p>
      <text:p text:style-name="P4">
Tags: ["Energy"]</text:p>
      <text:p text:style-name="P4">
ID: 22559299</text:p>
      <!--METADATA-->
      <text:p text:style-name="P4">
According to occupation authorities fire at oil depot in Sevastopol is notthreatening civilian objects</text:p>
      <text:p text:style-name="P4">
<draw:frame draw:style-name="fr1" draw:name="Image2" text:anchor-type="as-char" svg:width="6.9236in" svg:height="9.231467in" draw:z-index="0">
<draw:image xlink:href="../Images/liveuamap/2023-04-28T23-59-00/22559299_1.jpg" xlink:type="simple" xlink:show="embed" xlink:actuate="onLoad" draw:mime-type="image/jpeg"/>
</draw:frame>
<draw:frame draw:style-name="fr1" draw:name="Image3" text:anchor-type="as-char" svg:width="6.9236in" svg:height="9.231467in" draw:z-index="0">
<draw:image xlink:href="../Images/liveuamap/2023-04-28T23-59-00/22559299_2.jpg" xlink:type="simple" xlink:show="embed" xlink:actuate="onLoad" draw:mime-type="image/jpeg"/>
</draw:frame>
<draw:frame draw:style-name="fr1" draw:name="Image4" text:anchor-type="as-char" svg:width="6.9236in" svg:height="9.231467in" draw:z-index="0">
<draw:image xlink:href="../Images/liveuamap/2023-04-28T23-59-00/22559299_4.jpg" xlink:type="simple" xlink:show="embed" xlink:actuate="onLoad" draw:mime-type="image/jpeg"/>
</draw:frame>
</text:p>
      <text:p text:style-name="P4">
News Collection Link: <text:a xlink:type="simple" xlink:href="https://liveuamap.com/en/2023/29-april-according-to-occupation-authorities-fire-at-oil" text:style-name="Internet_20_link" text:visited-style-name="Visited_20_Internet_20_Link">
https://liveuamap.com/en/2023/29-april-according-to-occupation-authorities-fire-at-oil</text:a>
</text:p>
      <text:p text:style-name="P4">
Source: <text:a xlink:type="simple" xlink:href="https://t.me/rusbrief/113047" text:style-name="Internet_20_link" text:visited-style-name="Visited_20_Internet_20_Link">
https://t.me/rusbrief/113047</text:a>
</text:p>
      <!--NEWS-->
      <text:h text:style-name="P10" text:outline-level="1">
<text:span text:style-name="T4">
Противник зосередив наступальні зусилля на чотирьох напрямках</text:span>
</text:h>
      <text:p text:style-name="P4">
Author: ['АРМІЯINFORM']</text:p>
      <text:p text:style-name="P4">
Time: 2023-04-28T86:00:00-04:00</text:p>
      <text:p text:style-name="P4">
Description: Противник зосереджує основні зусилля на веденні наступальних дій на Лиман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2-2-scaled.jpg" text:style-name="Internet_20_link" text:visited-style-name="Visited_20_Internet_20_Link">
bahmut-2-2-scaled.jpg</text:a>
']</text:p>
      <text:p text:style-name="P4">
Tags: ['STOPRUSSIA', 'АГРЕСІЯ РФ', 'ВІЙНА', 'ВТОРГНЕННЯ РФ', 'ГШ ЗСУ']</text:p>
      <text:p text:style-name="P4">
Category: News</text:p>
      <!--METADATA-->
      <text:p text:style-name="P4">
<draw:frame draw:style-name="fr1" draw:name="Image5" text:anchor-type="as-char" svg:width="6.9236in" svg:height="4.615733in" draw:z-index="0">
<draw:image xlink:href="../Images/AРМІЯINFORM/2023-04-28T86-00-00-04-00/bahmut-2-2-scaled.jpg" xlink:type="simple" xlink:show="embed" xlink:actuate="onLoad" draw:mime-type="image/jpeg"/>
</draw:frame>
 <text:span text:style-name="T4">
🔥 Ситуація щодо російськоговторгнення</text:span>
</text:p>
      <text:p text:style-name="P4">
Противник зосереджує основні зусилля на веденні наступальних дій наЛиманському, Бахмутському, Авдіївському та Мар’їнському напрямках. Протягомдоби здійснив понад 40 атак на зазначених ділянках фронту. В епіцентрі бойовихдій залишаються Бахмут та Мар’їнка, наші воїни мужньо тримають оборону,<text:a xlink:type="simple" xlink:href="https://www.facebook.com/GeneralStaff.ua/posts/pfbid02yvfvfz6RDTpUdb13fRc8RP3MKDdR92yw87HyLNXdnDKof21bDVPT8Nyso8wr6Nwil" text:style-name="Internet_20_link" text:visited-style-name="Visited_20_Internet_20_Link">
повідомляє</text:a>
 Генеральний штаб ЗСУкраїни.</text:p>
      <text:p text:style-name="P4">
<text:span text:style-name="T4">
На Лиманському напрямку</text:span>
 противник вів безуспішні наступальні дії унапрямку Білогорівки. Завдав авіаційних ударів по населених пунктах Невське,Білогорівка, Торське, Серебрянка, Спірне, Іванівка. Артилерійських обстрілівзазнали Макіївка, Невське, Діброва, Білогорівка Луганської області; Терни,Верхньокам’янське, Спірне Донецької області.</text:p>
      <text:p text:style-name="P4">
<text:span text:style-name="T4">
На Бахмутському напрямку</text:span>
 ворог продовжує вести наступальні дії. Триваютьбої у місті Бахмут. До того ж протягом доби противник вів безуспішнінаступальні дії у напрямку Богданівки та Часового Яру. Від ворожих обстрілівпостраждали Васюківка, Оріхово-Василівка, Бахмут, Григорівка, Іванівське,Костянтинівка, Олександро-Шультине, Південне, Неліпівка та Нью-Йорк Донецькоїобласті.</text:p>
      <text:p text:style-name="P4">
<text:span text:style-name="T4">
На Авдіївському напрямку</text:span>
 противник вів наступальні дії в районах населенихпунктів Авдіївка, Сєверне та Первомайське Донецької області, успіху не мав.Здійснив обстріли населених пунктів Новобахмутівка, Новокалинове, Авдіївка,Водяне, Первомайське, Невельське Донецької області.</text:p>
      <text:p text:style-name="P4">
<text:span text:style-name="T4">
На Мар’їнському напрямку</text:span>
 нашими захисниками відбито атаки противника врайонах населених пунктів Мар’їнка та Новомихайлівка. Водночас ворожихобстрілів зазнали Красногорівка, Мар’їнка, Побєда та Новомихайлівка Донецькоїобласті.</text:p>
      <text:p text:style-name="P4">
<text:span text:style-name="T4">
На Шахтарському напрямку</text:span>
 доби ворог наступальних дій не проводив. Завдававіаційних ударів по Вугледару, Пречистівці та Шахтарському Донецької області.</text:p>
      <text:p text:style-name="P4">
Source: <text:a xlink:type="simple" xlink:href="https://armyinform.com.ua/2023/04/28/protyvnyk-zoseredyv-nastupalni-zusyllya-na-chotyroh-napryamkah/" text:style-name="Internet_20_link" text:visited-style-name="Visited_20_Internet_20_Link">
https://armyinform.com.ua/2023/04/28/protyvnyk-zoseredyv-nastupalni-zusyllya-na-chotyroh-napryamkah/</text:a>
</text:p>
      <!--NEWS-->
      <text:h text:style-name="P10" text:outline-level="1">
<text:span text:style-name="T4">
АрміяInform розпочинає проєкт про історію співпраці Україна — НАТО</text:span>
</text:h>
      <text:p text:style-name="P4">
Author: ['Єгор Брайлян']</text:p>
      <text:p text:style-name="P4">
Time: 2023-04-28T89:00:00-04:00</text:p>
      <text:p text:style-name="P4">
Description: Організація Північноатлантичного договору, більш відома за абревіатурою НАТО, є од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100.jpg" text:style-name="Internet_20_link" text:visited-style-name="Visited_20_Internet_20_Link">
1-100.jpg</text:a>
', '<text:a xlink:type="simple" xlink:href="https://armyinform.com.ua/wp-content/uploads/2023/04/2-86-scaled.jpg" text:style-name="Internet_20_link" text:visited-style-name="Visited_20_Internet_20_Link">
2-86-scaled.jpg</text:a>
', '<text:a xlink:type="simple" xlink:href="https://armyinform.com.ua/wp-content/uploads/2023/04/3-71.jpg" text:style-name="Internet_20_link" text:visited-style-name="Visited_20_Internet_20_Link">
3-71.jpg</text:a>
', '<text:a xlink:type="simple" xlink:href="https://armyinform.com.ua/wp-content/uploads/2023/04/4-7.jpeg" text:style-name="Internet_20_link" text:visited-style-name="Visited_20_Internet_20_Link">
4-7.jpeg</text:a>
', '<text:a xlink:type="simple" xlink:href="https://armyinform.com.ua/wp-content/uploads/2021/11/image_-26_15-38-03-2.jpg" text:style-name="Internet_20_link" text:visited-style-name="Visited_20_Internet_20_Link">
image_-26_15-38-03-2.jpg</text:a>
']</text:p>
      <text:p text:style-name="P4">
Tags: ['STOPRUSSIA', 'АГРЕСІЯ РФ', 'ВІЙНА', 'ВТОРГНЕННЯ РФ', 'МЗС', 'НАТО', 'УКРАЇНА – НАТО']</text:p>
      <text:p text:style-name="P4">
Category: News</text:p>
      <!--METADATA-->
      <text:p text:style-name="P4">
<draw:frame draw:style-name="fr1" draw:name="Image6" text:anchor-type="as-char" svg:width="6.9236in" svg:height="3.4618in" draw:z-index="0">
<draw:image xlink:href="../Images/AРМІЯINFORM/2023-04-28T89-00-00-04-00/1-100.jpg" xlink:type="simple" xlink:show="embed" xlink:actuate="onLoad" draw:mime-type="image/jpeg"/>
</draw:frame>
</text:p>
      <text:p text:style-name="P4">
Організація Північноатлантичного договору, більш відома за абревіатурою НАТО,є одним із головних партнерів України у сфері безпеки та оборони. Черезросійську агресію проти нашої держави подальша українська інтеграція доАльянсу є питанням майбутнього всього регіону Євроатлантики. Щоправда, Українарозпочала співробітництво з НАТО ще у 1990-ті роки.</text:p>
      <text:p text:style-name="P4">
Для більш комплексного уявлення історії та сучасності оголошуємо про початокспецпроєкту про історію відносин України та Північноатлантичного альянсу.</text:p>
      <text:p text:style-name="P4">
<text:span text:style-name="T4">
<text:span text:style-name="T5">
UAreNATO</text:span>
</text:span>
 <text:span text:style-name="T4">
 <text:span text:style-name="T5">
— спільний проєкт Армія</text:span>
</text:span>
 <text:span text:style-name="T4">
 <text:span text:style-name="T5">
Inform</text:span>
</text:span>
 <text:span text:style-name="T4">
 <text:span text:style-name="T5">
, МісіїУкраїни при НАТО та Центру документації та інформації НАТО в Україні.</text:span>
</text:span>
</text:p>
      <text:p text:style-name="P4">
Основна мета проєкту в тому, щоб показати еволюцію співпраці України зАльянсом через історію та внесок військових, аналітиків, науковців,дипломатів. Окремо будуть інтерв’ю та тексти про минуле і сучасність співпраціУкраїна — НАТО.</text:p>
      <text:p text:style-name="P4">
Е <text:span text:style-name="T5">
тапи розвитку відносин України з Альянсом</text:span>
 :</text:p>
      <ul>
        <li>
          <text:span text:style-name="T4">
1991–1997 роки</text:span>
        </li>
      </ul>
      <text:p text:style-name="P4">
Після проголошення незалежності 24 серпня 1991 року Україна розпочалавибудовувати відносини з Північноатлантичним альянсом. НАТО сформувалостратегію залучення до співпраці посткомуністичних держав у рамках програми«Партнерство заради миру», яка розпочалася у 1994 році.</text:p>
      <text:p text:style-name="P4">
Сама програма відкривала можливість проведення спільних навчань між ЗбройнимиСилами України та військами Альянсу. Одними з перших були навчання Sea Breeze,які було проведено влітку 1997 року, де взяли участь США та інші країни НАТО.</text:p>
      <text:p text:style-name="P4">
<draw:frame draw:style-name="fr1" draw:name="Image7" text:anchor-type="as-char" svg:width="6.036217in" svg:height="10.0in" draw:z-index="0">
<draw:image xlink:href="../Images/AРМІЯINFORM/2023-04-28T89-00-00-04-00/2-86-scaled.jpg" xlink:type="simple" xlink:show="embed" xlink:actuate="onLoad" draw:mime-type="image/jpeg"/>
</draw:frame>
Періодизація відносин Україна — НАТО.Інфографіка АрміяInform</text:p>
      <ul>
        <li>
          <text:span text:style-name="T4">
1997–2002 роки</text:span>
        </li>
      </ul>
      <text:p text:style-name="P4">
На саміті Північноатлантичного альянсу в Мадриді в липні 1997 року ПрезидентУкраїни Леонід Кучма підписав Хартію про особливе партнерство Україна — НАТО.Ця подія визначила стратегічне значення євроатлантичної інтеграції для нашоїдержави. У 1997 році відбулося відкриття Місії України при НАТО (штаб-квартирау Брюсселі), а Центр інформації та документації НАТО в Україні розпочав роботув Києві.</text:p>
      <ul>
        <li>
          <text:span text:style-name="T4">
2002 — 2008 роки</text:span>
        </li>
      </ul>
      <text:p text:style-name="P4">
У травні 2002 року Радою національної безпеки і оборони України було ухваленорішення про «вироблення такої стратегії, кінцевою метою якої буде приєднанняУкраїни до системи безпеки в Європі, що сьогодні базується на НАТО».</text:p>
      <text:p text:style-name="P4">
Упродовж 2000-х років в українських ВНЗ утворюються центри дослідження НАТО,наприклад, Центр міжнародної безпеки та євроатлантичної інтеграції приДонецькому національному університеті. Ініціатором його створення був історикта політолог Ігор Тодоров.</text:p>
      <text:p text:style-name="P4">
У результаті Помаранчевої революції 2004 року та обрання Віктора ЮщенкаПрезидентом Україна посилила свій курс на інтеграцію до НАТО. Водночас сусідиУкраїни набувають повноправного членства в Альянсі. Сама Організація післятерактів 11 вересня 2001 року у США зосередила всю свою увагу на боротьбі зміжнародним тероризмом (військова кампанія в Афганістані та Іраку).</text:p>
      <ul>
        <li>
          <text:span text:style-name="T4">
2008 — 2014 роки</text:span>
        </li>
      </ul>
      <text:p text:style-name="P4">
Саміт НАТО в Бухаресті 2-4 квітня 2008 року називають одним з визначальних увідносинах України з Альянсом. Планувалося, що Україна та Грузія отримаютьПлан дій щодо членства в Організації. Щоправда, в результаті було визначено,що дві держави стануть членами НАТО, хоч їм і не було надано тоді ПДЧ.</text:p>
      <text:p text:style-name="P4">
<draw:frame draw:style-name="fr1" draw:name="Image8" text:anchor-type="as-char" svg:width="6.9236in" svg:height="6.39856in" draw:z-index="0">
<draw:image xlink:href="../Images/AРМІЯINFORM/2023-04-28T89-00-00-04-00/3-71.jpg" xlink:type="simple" xlink:show="embed" xlink:actuate="onLoad" draw:mime-type="image/jpeg"/>
</draw:frame>
Міністрзакордонних справ України Володимир Огризко та генсек НАТО Яап де ГоопСхеффер.</text:p>
      <text:p text:style-name="P4">
Бухарест — 2008 став початком політики «відкритих дверей» НАТО, коли булооголошено, що Альянс залишає євроатлантичні перспективи для України можливими.У 2009 році було створено формат Річної національної програми під егідоюКомісії Україна — НАТО.</text:p>
      <ul>
        <li>
          <text:span text:style-name="T4">
2014 — 2020 роки</text:span>
        </li>
      </ul>
      <text:p text:style-name="P4">
Початок російської збройної агресії проти України у 2014 році став переломниммоментом в історії відносин нашої держави з НАТО. Зовнішня агресія сталакаталізатором процесів реформ Збройних Сил України через впровадженнястандартів НАТО.</text:p>
      <text:p text:style-name="P4">
На саміті Альянсу в Уельсі у вересні 2014 року було оголошено, що впродовжнаступних 10 років союзники мають витрачати не менше ніж 2 % ВВП на оборону.Враховуючи російську збройну агресію, під час саміту НАТО ухвалило «План дійщодо готовності», який передбачав найбільше посилення колективної безпеки відзавершення холодної війни на початку 1990-х років.</text:p>
      <text:p text:style-name="P4">
У період 2014–2020 років було створено трастові фонди, в рамках яких НАТОфінансувало реформування сектору безпеки та оборони України. У 2016 році булостворено нову урядову посаду — віцепрем’єр-міністр з питань європейської таєвроатлантичної інтеграції України. Прагнення України стати членом НАТО булозакріплено на конституційному рівні у 2019 році.</text:p>
      <text:p text:style-name="P4">
У регіонах, зокрема на Сумщині, активно розпочинається процес популяризаціїзнань про НАТО на освітньому рівні. Так виникає Центр дослідження регіональноїбезпеки при Сумському державному університеті, який очолив кандидат політичнихнаук Микола Назаров.</text:p>
      <text:p text:style-name="P4">
У 2017 році відбулося урочисте відкриття Представництва НАТО в Україні заучастю Генсека НАТО Єнса Столтенберга. Представництво налічує дві частини:Офіс зв’язку НАТО та Центр інформації та документації НАТО.</text:p>
      <ul>
        <li>
          <text:span text:style-name="T4">
2020 — 24 лютого 2022 року</text:span>
        </li>
      </ul>
      <text:p text:style-name="P4">
Набуття Україною статусу партнера з розширеними можливостями (EOP) у червні2020 року вивело інтеграцію до НАТО на якісно новий рівень. Це означало більшіможливості у співпраці у сферах розвідки, стратегічних комунікацій, військовоїосвіти.</text:p>
      <text:p text:style-name="P4">
Тоді НАТО розпочало написання нової Стратегічної концепції Альянсу, де малибути враховані зміни у світі: посилення міжнародного впливу росії та Китаю,мілітаризація росією Чорного моря, ведення росією гібридної війни протиУкраїни, збільшення значення енергетичної безпеки.</text:p>
      <ul>
        <li>
          <text:span text:style-name="T4">
з 24.02.2022 і донині</text:span>
        </li>
      </ul>
      <text:p text:style-name="P4">
Широкомасштабне вторгнення рф в Україну кардинальним чином змінило історіюНАТО. Колись нейтральні Швеція та Фінляндія подали заявку на вступ до Альянсуу травні 2022 року.</text:p>
      <text:p text:style-name="P4">
На саміті НАТО в Мадриді в червні минулого року було затверджено Стратегічнуконцепцію, коли минула була ухвалена ще 2010-го. Там же трастові фонди Альянсудля України було об’єднано в Комплексний пакет допомоги.</text:p>
      <text:p text:style-name="P4">
Загалом країни НАТО надають нашій державі військову, фінансову та гуманітарнупідтримку, а сам Альянс відіграє значну роль у комунікації у форматі«Рамштайн» (Контактна група з питань оборони України), який було створено вквітні 2022 року під керівництвом США.</text:p>
      <text:p text:style-name="P4">
<draw:frame draw:style-name="fr1" draw:name="Image9" text:anchor-type="as-char" svg:width="6.9236in" svg:height="4.617948in" draw:z-index="0">
<draw:image xlink:href="../Images/AРМІЯINFORM/2023-04-28T89-00-00-04-00/4-7.jpeg" xlink:type="simple" xlink:show="embed" xlink:actuate="onLoad" draw:mime-type="image/jpeg"/>
</draw:frame>
ЄнсСтолтенберг та Володимир Зеленський.</text:p>
      <text:p text:style-name="P4">
30 вересня 2022 року Президент України Володимир Зеленський, прем’єр-міністрУкраїни Денис Шмигаль, спікер Верховної Ради України Руслан Стефанчукоголосили про подання заявки на вступ до НАТО за пришвидшеною процедурою.Очікуємо наступного етапу нашої інтеграції до НАТО під час саміту країн членівта партнерів НАТО, який відбудеться у липні цього року у Вільнюсі.</text:p>
      <text:p text:style-name="P4">
Стежте за новими текстами щодо відносин України та НАТО під хештегом#UAreNATO.</text:p>
      <text:p text:style-name="P4">
<draw:frame draw:style-name="fr1" draw:name="Image10" text:anchor-type="as-char" svg:width="6.9236in" svg:height="6.9236in" draw:z-index="0">
<draw:image xlink:href="../Images/AРМІЯINFORM/2023-04-28T89-00-00-04-00/image_-26_15-38-03-2.jpg" xlink:type="simple" xlink:show="embed" xlink:actuate="onLoad" draw:mime-type="image/jpeg"/>
</draw:frame>
</text:p>
      <text:p text:style-name="P4">
<text:a xlink:type="simple" xlink:href="https://armyinform.com.ua/army-authors/yegor-brajlyan/" text:style-name="Internet_20_link" text:visited-style-name="Visited_20_Internet_20_Link">
Єгор Брайлян</text:a>
</text:p>
      <text:p text:style-name="P4">
Кореспондент АрміяInform</text:p>
      <text:p text:style-name="P4">
Source: <text:a xlink:type="simple" xlink:href="https://armyinform.com.ua/2023/04/28/armiyainform-rozpochynaye-proyekt-pro-istoriyu-spivpraczi-ukrayina-nato/" text:style-name="Internet_20_link" text:visited-style-name="Visited_20_Internet_20_Link">
https://armyinform.com.ua/2023/04/28/armiyainform-rozpochynaye-proyekt-pro-istoriyu-spivpraczi-ukrayina-nato/</text:a>
</text:p>
      <!--NEWS-->
      <text:h text:style-name="P10" text:outline-level="1">
<text:span text:style-name="T4">
Зупинити терор і врятувати людей можна лише зброєю — Президент України</text:span>
</text:h>
      <text:p text:style-name="P4">
Author: ['АРМІЯINFORM']</text:p>
      <text:p text:style-name="P4">
Time: 2023-04-28T95:00:00-04:00</text:p>
      <text:p text:style-name="P4">
Description: Дорогі українці!    Увесь день тривав розбір завалів в Умані, у місці влучання росій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412f363098a766170ec549cec96da4e_1682708029_extra_large23232.png" text:style-name="Internet_20_link" text:visited-style-name="Visited_20_Internet_20_Link">
5412f363098a766170ec549cec96da4e_1682708029_extra_large23232.png</text:a>
']</text:p>
      <text:p text:style-name="P4">
Tags: ['STOPRUSSIA', 'ВОЛОДИМИР ЗЕЛЕНСЬКИЙ', 'ЗВЕРНЕННЯ ПРЕЗИДЕНТА УКРАЇНИ']</text:p>
      <text:p text:style-name="P4">
Category: News</text:p>
      <!--METADATA-->
      <text:p text:style-name="P4">
<draw:frame draw:style-name="fr1" draw:name="Image11" text:anchor-type="as-char" svg:width="6.9236in" svg:height="3.859907in" draw:z-index="0">
<draw:image xlink:href="../Images/AРМІЯINFORM/2023-04-28T95-00-00-04-00/5412f363098a766170ec549cec96da4e_1682708029_extra_large23232.png" xlink:type="simple" xlink:show="embed" xlink:actuate="onLoad" draw:mime-type="image/png"/>
</draw:frame>
</text:p>
      <text:p text:style-name="P4">
<text:span text:style-name="T4">
<text:span text:style-name="T5">
Дорогі українці!</text:span>
</text:span>
</text:p>
      <text:p text:style-name="P4">
Увесь день тривав розбір завалів в Умані, у місці влучання російської ракети.Станом на цей час відомо вже про 23 загиблих, серед них четверо дітей. Моїспівчуття рідним і близьким…</text:p>
      <text:p text:style-name="P4">
Усім, хто був урятований — мешканцям цього будинку, сусідніх будинків, якізачепило, на жаль, вибуховою хвилею, — надається необхідна допомога. Я дякуюкожному й кожній, хто взяв участь у рятувальній операції та підтримуєврятованих людей.</text:p>
      <text:p text:style-name="P4">
Ракета по Умані, по місту, яке абсолютно мирне, відоме всьому світу тим, щоприймало щорічно десятки тисяч паломників-хасидів… Тільки абсолютне зло можекоїти такий терор проти України.</text:p>
      <text:p text:style-name="P4">
На Дніпропетровщині внаслідок сьогоднішнього ракетного удару загинули двіукраїнки. Мати й донька. Ольга, 92-й рік народження, і Вероніка, 20-й рікнародження. Ще й трьох років цій дитині не виповнилось! Вічна памʼять!..Співчуття родині, співчуття близьким…</text:p>
      <text:p text:style-name="P4">
Сьогодні нашим Повітряним силам вдалося збити більшість російських ракет — 21із 23. Якби не це, державі-терористу вдалося б забрати значно більше жертв,більше життів. І це знову доводить, що зупинити терор і врятувати людей можналише зброєю. ППО, сучасна авіація, без якої не буває повністю ефективної ППО.Артилерія, бронетехніка. Все, що необхідно, щоб дати безпеку нашим містам,нашим селам як у тилу, так і на передовій. Щоб повернути безпеку і нашимлюдям, які поки що, на жаль, на окупованій території. Тимчасово. Нікого неможемо залишити під владою російського зла.</text:p>
      <text:p text:style-name="P4">
Сьогодні в Києві з візитом були Президентка Словаччини, Президент Чехії. Миговорили саме про те, як дати захист усім нашим людям, прискорити відновленнямиру й порядку на всій землі.</text:p>
      <text:p text:style-name="P4">
Я подякував Словаччині і Чехії за підтримку: за надану зброю, політичну тасанкційну допомогу, за підтримку людей, які отримали прихисток у словацьких ічеських громадах.</text:p>
      <text:p text:style-name="P4">
Я окреслив партнерам, які перспективи в нас на полі бою зараз та якоїподальшої допомоги ми потребуємо, щоб пройти увесь цей необхідний шлях.Поінформував про те, що робимо, щоб реалізувати нашу формулу миру, зокрема йпункт про притягнення до відповідальності винних в агресії. Дякую, щоСловаччина та Чехія однаково з нами бачать потребу відновити справедливість іпокарати воєнних злочинців, покарати всіх цих терористів.</text:p>
      <text:p text:style-name="P4">
Підписали Спільну декларацію із Президенткою Словаччини та Президентом Чехіїщодо нашого європейського та євроатлантичного руху.</text:p>
      <text:p text:style-name="P4">
Говорив сьогодні також з Президентом Європейської ради Шарлем Мішелем.Поінформував його про наслідки російської терористичної атаки й подякував йомуза підтримку нашої оборони, нашої економічної, нашої соціальної стійкості.</text:p>
      <text:p text:style-name="P4">
Окремо обговорили з паном Президентом Європейської ради ситуацію навколодеструктивної, на мою думку, заборони окремими державами ввезення нашоїаграрної продукції. Я підкреслюю, що це не лише порушує наявну Угоду проасоціацію між Україною та Євросоюзом, але й дає небезпечну надію Кремлю. Надіюна те, що в нашому спільному європейському домі чиїсь помилкові рішення можутьпанувати над спільними інтересами.</text:p>
      <text:p text:style-name="P4">
Зараз, коли Росія порушує свободу торгівлі, намагається заблокувати постачанняаграрної продукції на світовий ринок, точно не час будь-кому слідувати задержавою-злом, робити щось схоже. Треба знайти нормальний, у європейськомудусі, конструктивний вихід із цієї ситуації. непростої. Таке рішення, якевраховувало б інтереси всіх наших країн і Європи загалом. Ми обговорили зпаном Мішелем, як це можна зробити, яке це може бути рішення, і постійноконтактуємо з усіма партнерами.</text:p>
      <text:p text:style-name="P4">
Сьогодні ж відбулася й знакова інвестиційна подія для України — перша великаінвестиція в Україну від початку повномасштабного вторгнення. Обсяг інвестиції— 250 мільйонів доларів, і це лише старт відповідного пакету. Саме зараз, колими ще боремось із російським терором, великий світовий бізнес не лише вірить унашу перемогу, а й підтверджує цю віру своїми багатомільйонними інвестиціями,конкретикою.</text:p>
      <text:p text:style-name="P4">
Я дякую всім, хто допомагає Україні!</text:p>
      <text:p text:style-name="P4">
<text:span text:style-name="T5">
<text:span text:style-name="T4">
Слава всім нашим воїнам, хто зараз у бою, на бойових постах, на бойовихзавданнях! Дякую народу України!</text:span>
</text:span>
</text:p>
      <text:p text:style-name="P4">
<text:span text:style-name="T5">
<text:span text:style-name="T4">
Слава Україні!</text:span>
</text:span>
</text:p>
      <text:p text:style-name="P4">
Джерело: <text:a xlink:type="simple" xlink:href="https://www.president.gov.ua/news/zupiniti-teror-i-vryatuvati-lyudej-mozhna-lishe-zbroyeyu-zve-82557" text:style-name="Internet_20_link" text:visited-style-name="Visited_20_Internet_20_Link">
Офіс Президента України</text:a>
</text:p>
      <text:p text:style-name="P4">
Source: <text:a xlink:type="simple" xlink:href="https://armyinform.com.ua/2023/04/28/zupynyty-teror-i-vryatuvaty-lyudej-mozhna-lyshe-zbroyeyu-prezydenta-ukrayiny/" text:style-name="Internet_20_link" text:visited-style-name="Visited_20_Internet_20_Link">
https://armyinform.com.ua/2023/04/28/zupynyty-teror-i-vryatuvaty-lyudej-mozhna-lyshe-zbroyeyu-prezydenta-ukrayiny/</text:a>
</text:p>
      <!--NEWS-->
      <text:h text:style-name="P10" text:outline-level="1">
<text:span text:style-name="T4">
At Lyman direction Russian army shelled Makiyivka, Nevske, Dibrova, Bilohorivka of Luhansk re...</text:span>
</text:h>
      <text:p text:style-name="P4">
Authors: liveuamap (Language: en)</text:p>
      <text:p text:style-name="P4">
Time: 2023-04-29T-10:02:00</text:p>
      <text:p text:style-name="P4">
Location: Lyman, Donetsk (Latitude:49.65963000 Longtitude:37.88944000)</text:p>
      <text:p text:style-name="P4">
Videos: []</text:p>
      <text:p text:style-name="P4">
Images: []</text:p>
      <text:p text:style-name="P4">
Tags: ["Russia"]</text:p>
      <text:p text:style-name="P4">
ID: 22559377</text:p>
      <!--METADATA-->
      <text:p text:style-name="P4">
At Lyman direction Russian army shelled Makiyivka, Nevske, Dibrova,Bilohorivka of Luhansk region; Terny, Verkhnokamyanske, Spirne of Donetskregion, Russian aviation conducted airstrikes at Novoyehorivka, Nevske,Bilohorivka, Torske, Serebryanka, Spirne, Ivanivka, - General Staff of ArmedForces of Ukraine says in the morning report</text:p>
      <text:p text:style-name="P4">
News Collection Link: <text:a xlink:type="simple" xlink:href="https://liveuamap.com/en/2023/29-april-at-lyman-direction-russian-army-shelled-makiyivka" text:style-name="Internet_20_link" text:visited-style-name="Visited_20_Internet_20_Link">
https://liveuamap.com/en/2023/29-april-at-lyman-direction-russian-army-shelled-makiyivka</text:a>
</text:p>
      <text:p text:style-name="P4">
Source: <text:a xlink:type="simple" xlink:href="https://t.me/lumsrc/4630" text:style-name="Internet_20_link" text:visited-style-name="Visited_20_Internet_20_Link">
https://t.me/lumsrc/4630</text:a>
</text:p>
      <!--NEWS-->
      <text:h text:style-name="P10" text:outline-level="1">
<text:span text:style-name="T4">
Нафтогаз залишив ціну на газ для населення незмінною ще на рік</text:span>
</text:h>
      <text:p text:style-name="P4">
Authors: Ukrinform (Person)</text:p>
      <text:p text:style-name="P4">
Publisher: Укринформ (Organization)</text:p>
      <text:p text:style-name="P4">
Published Time: 2023-04-29T-11:52:00+03:00</text:p>
      <text:p text:style-name="P4">
Modified Time: 2023-04-29T23:52:00+03:00</text:p>
      <text:p text:style-name="P4">
Description: Газопостачальна компанія “Нафтогаз України” продовжила дію тарифного плану “Фіксований” ще на рік, його ціна й надалі складатиме 7,96 грн за куб. м (з ПДВ). — Укрінформ.</text:p>
      <text:p text:style-name="P4">
Images: ["<text:a xlink:type="simple" xlink:href="https://static.ukrinform.com/photos/2019_12/thumb_files/630_360_1575464029-964.jpg" text:style-name="Internet_20_link" text:visited-style-name="Visited_20_Internet_20_Link">
630_360_15754...</text:a>
"]</text:p>
      <text:p text:style-name="P4">
Tags: ['Економіка', 'Нафтогаз', 'Ціна газу', 'Населення']</text:p>
      <text:p text:style-name="P4">
Type: Article</text:p>
      <!--METADATA-->
      <text:p text:style-name="P4">
<draw:frame draw:style-name="fr1" draw:name="Image12" text:anchor-type="as-char" svg:width="6.9236in" svg:height="3.956343in" draw:z-index="0">
<draw:image xlink:href="../Images/yкринформ/2023-04-29T-11-52-00-03-00/630_360_1575464029-964.jpg" xlink:type="simple" xlink:show="embed" xlink:actuate="onLoad" draw:mime-type="image/jpeg"/>
</draw:frame>
Газопостачальна компанія “Нафтогаз України” продовжила дію тарифного плану“Фіксований” ще на рік, його ціна й надалі складатиме 7,96 грн за куб. м (зПДВ).</text:p>
      <text:p text:style-name="P4">
Про це <text:a xlink:type="simple" xlink:href="https://gas.ua/uk/home/news/tsina-na-gaz-dlya-pobutovikh-kliientiv-zalishaietsya-nezminnoyu---oleksiy-chernishov" text:style-name="Internet_20_link" text:visited-style-name="Visited_20_Internet_20_Link">
 </text:a>
 пресслужба компанії, передаєУкрінформ.</text:p>
      <text:p text:style-name="P4">
“Ціна на газ для побутових клієнтів залишається незмінною. Це рішення булоприйнято з урахуванням воєнного стану та економічної ситуації в Україні. Попривсю складність ситуації ми продовжимо тримати ціну палива для наших громадянна довоєнному рівні”, – зазначив очільник Групи Нафтогаз Олексій Чернишов.</text:p>
      <text:p text:style-name="P4">
<text:span text:style-name="T4">
Читайте також:</text:span>
 <text:span text:style-name="T4">
<text:a xlink:type="simple" xlink:href="https://www.ukrinform.ua/rubric-economy/3702064-urad-prodovziv-diu-specialnih-obovazkiv-na-rinku-gazu-do-31-serpna.html" text:style-name="Internet_20_link" text:visited-style-name="Visited_20_Internet_20_Link">
 </text:a>
 </text:span>
</text:p>
      <text:p text:style-name="P4">
Зазначається, що “ <text:span text:style-name="T4">
<text:a xlink:type="simple" xlink:href="https://www.ukrinform.ua/tag-naftogaz" text:style-name="Internet_20_link" text:visited-style-name="Visited_20_Internet_20_Link">
 </text:a>
 </text:span>
 ”безперебійно та стабільно забезпечує газом понад 12,4 млн українськихдомогосподарств. Усі ці клієнти отримують газ відповідно до річного тарифногоплану “Фіксований”. Період дії тарифу складає: з 1 травня 2023 року по 1травня 2024 року включно.</text:p>
      <text:p text:style-name="P4">
<text:span text:style-name="T4">
Читайте також:</text:span>
 <text:span text:style-name="T4">
<text:a xlink:type="simple" xlink:href="https://www.ukrinform.ua/rubric-economy/3700795-naftogaz-zbilsiv-dobovij-vidobutok-gazu-na-odnomu-z-rodovis-na-300-tisac-kubometriv.html" text:style-name="Internet_20_link" text:visited-style-name="Visited_20_Internet_20_Link">
 </text:a>
 </text:span>
</text:p>
      <text:p text:style-name="P4">
Нагадаємо: минулого тижня “Укртрансгаз” почав закачувати газ у підземнісховища для наступного опалювального сезону.</text:p>
      <text:p text:style-name="P4">
Source: <text:a xlink:type="simple" xlink:href="https://www.ukrinform.ua/rubric-economy/3702629-naftogaz-zalisiv-cinu-na-gaz-dla-naselenna-nezminnou-se-na-rik.html" text:style-name="Internet_20_link" text:visited-style-name="Visited_20_Internet_20_Link">
https://www.ukrinform.ua/rubric-economy/3702629-naftogaz-zalisiv-cinu-na-gaz-dla-naselenna-nezminnou-se-na-rik.html</text:a>
</text:p>
      <!--NEWS-->
      <text:h text:style-name="P10" text:outline-level="1">
<text:span text:style-name="T4">
At Bakhmut direction Russian army shelled Vasukivka, Orikhovo-Vasylivka, Bakhmut, Khromove, C...</text:span>
</text:h>
      <text:p text:style-name="P4">
Authors: liveuamap (Language: en)</text:p>
      <text:p text:style-name="P4">
Time: 2023-04-29T-12:02:00</text:p>
      <text:p text:style-name="P4">
Location: Novhorods'ke, Donetsk Oblast (Latitude:48.32852 Longtitude:37.84756)</text:p>
      <text:p text:style-name="P4">
Videos: []</text:p>
      <text:p text:style-name="P4">
Images: []</text:p>
      <text:p text:style-name="P4">
Tags: ["Russia"]</text:p>
      <text:p text:style-name="P4">
ID: 22559376</text:p>
      <!--METADATA-->
      <text:p text:style-name="P4">
At Bakhmut direction Russian army shelled Vasukivka, Orikhovo-Vasylivka,Bakhmut, Khromove, Chasiv Yar, Hryhorivka, Ivanivske, Predtechyne,Kostyantynivka, Oleksandro-Shultyne, Pivdenne, Nelipivka and New York ofDonetsk region. Russian aviation conducted airstrikes at Bakhmut andBohdanivka, - General Staff of Armed Forces of Ukraine says in the morningreport</text:p>
      <text:p text:style-name="P4">
News Collection Link: <text:a xlink:type="simple" xlink:href="https://liveuamap.com/en/2023/29-april-at-bakhmut-direction-russian-army-shelled-vasukivka" text:style-name="Internet_20_link" text:visited-style-name="Visited_20_Internet_20_Link">
https://liveuamap.com/en/2023/29-april-at-bakhmut-direction-russian-army-shelled-vasukivka</text:a>
</text:p>
      <text:p text:style-name="P4">
Source: <text:a xlink:type="simple" xlink:href="https://t.me/lumsrc/4631" text:style-name="Internet_20_link" text:visited-style-name="Visited_20_Internet_20_Link">
https://t.me/lumsrc/4631</text:a>
</text:p>
      <!--NEWS-->
      <text:h text:style-name="P10" text:outline-level="1">
<text:span text:style-name="T4">
Загарбники далекі від захоплення «дороги життя» до Бахмута – Череватий</text:span>
</text:h>
      <text:p text:style-name="P4">
Authors: Ukrinform (Person)</text:p>
      <text:p text:style-name="P4">
Publisher: Укринформ (Organization)</text:p>
      <text:p text:style-name="P4">
Published Time: 2023-04-29T-13:39:00+03:00</text:p>
      <text:p text:style-name="P4">
Modified Time: 2023-04-29T23:39:00+03:00</text:p>
      <text:p text:style-name="P4">
Description: росіяни далекі від захоплення "дороги життя" з Часового Яру до Бахмута, якою постачаються продукти, ліки, озброєння та інші необхідні речі для військових та цивільних. — Укрінформ.</text:p>
      <text:p text:style-name="P4">
Images: ["<text:a xlink:type="simple" xlink:href="https://static.ukrinform.com/photos/2023_04/thumb_files/630_360_1682412645-576.png" text:style-name="Internet_20_link" text:visited-style-name="Visited_20_Internet_20_Link">
630_360_16824...</text:a>
"]</text:p>
      <text:p text:style-name="P4">
Tags: ['Бахмут', 'ЗСУ', 'Війна з росією']</text:p>
      <text:p text:style-name="P4">
Type: Article</text:p>
      <!--METADATA-->
      <text:p text:style-name="P4">
<draw:frame draw:style-name="fr1" draw:name="Image13" text:anchor-type="as-char" svg:width="6.9236in" svg:height="3.956343in" draw:z-index="0">
<draw:image xlink:href="../Images/yкринформ/2023-04-29T-13-39-00-03-00/630_360_1682412645-576.png" xlink:type="simple" xlink:show="embed" xlink:actuate="onLoad" draw:mime-type="image/png"/>
</draw:frame>
 росіянидалекі від захоплення "дороги життя" з Часового Яру до Бахмута, якоюпостачаються продукти, ліки, озброєння та інші необхідні речі для військовихта цивільних.</text:p>
      <text:p text:style-name="P4">
Про це у коментарі <text:a xlink:type="simple" xlink:href="https://zn.ua/ukr/war/okupanti-daleki-do-zakhoplennja-dorohi-zhittja-do-bakhmuta-cherevatij.html" text:style-name="Internet_20_link" text:visited-style-name="Visited_20_Internet_20_Link">
 </text:a>
 сказав речник Східного угрупованнявійськ ЗСУ Сергій Череватий, передає Укрінформ.</text:p>
      <text:p text:style-name="P4">
"Росіяни вже декілька тижнів говорять про захоплення "дороги життя", як і пропостійний вогневий контроль над нею. Насправді все інакше. Так, там дійсноскладно, адже їхні спроби захопити дорогу тривають, як і спроби встановитивогневий контроль. Але завдяки військовим Сил спеціальних операцій,артилеристам, Сили оборони не дають росіянам "обрізати" нашу логістику", -розповів він.</text:p>
      <text:p text:style-name="P4">
<text:span text:style-name="T4">
Читайте також:</text:span>
 <text:span text:style-name="T4">
<text:a xlink:type="simple" xlink:href="https://www.ukrinform.ua/rubric-ato/3702429-cerevatij-bahmut-zalisaetsa-golovnim-napramkom-za-dobu-rosiani-vdarili-528-raziv.html" text:style-name="Internet_20_link" text:visited-style-name="Visited_20_Internet_20_Link">
 </text:a>
 </text:span>
</text:p>
      <text:p text:style-name="P4">
Череватий повідомив, що також працюють інженери, спеціалісти з логістики, якіпрокладають нові шляхи. Все це в комплексі дозволяє доставляти в Бахмут зброю,медикаменти, їжу, боєприпаси, а також забирати поранених.</text:p>
      <text:p text:style-name="P4">
"Тривають важкі бої, але немає ніякої паніки чи неконтрольованості. Всі діютьзгідно з визначеними наперед сценаріями. Ситуація повністю контролюєтьсяГенштабом, плюс ми бачимо всі наміри противника та упереджуємо їх вогнем. Всеце в комплексі дозволяє тримати <text:span text:style-name="T4">
<text:a xlink:type="simple" xlink:href="https://www.ukrinform.ua/tag-bahmut" text:style-name="Internet_20_link" text:visited-style-name="Visited_20_Internet_20_Link">
 </text:a>
 </text:span>
далі", - додав Череватий.</text:p>
      <text:p text:style-name="P4">
Він також розповів, що росіяни вимушені залучати до боїв у Бахмутідесантників, тому що "вагнерівці" "закінчуються".</text:p>
      <text:p text:style-name="P4">
<text:span text:style-name="T4">
Читайте також:</text:span>
 <text:span text:style-name="T4">
<text:a xlink:type="simple" xlink:href="https://www.ukrinform.ua/rubric-ato/3702562-u-bahmuti-prikordonniki-zupinili-sprobi-prorivu-sturmovih-grup-rosian.html" text:style-name="Internet_20_link" text:visited-style-name="Visited_20_Internet_20_Link">
 </text:a>
 </text:span>
</text:p>
      <text:p text:style-name="P4">
За словами Череватого, загарбники намагаються максимально знищитиінфраструктуру в Бахмуті, щоб ЗСУ було незручно оборонятися.</text:p>
      <text:p text:style-name="P4">
"росіяни зараз роблять все, щоб знищити максимально міську інфраструктуру,адже вести у забудові досить складно. Це робиться для того, щоб ми не могливикористовувати фортифікаційні споруди для побудови оборони", - сказав він.</text:p>
      <text:p text:style-name="P4">
<text:span text:style-name="T4">
Читайте також:</text:span>
 <text:span text:style-name="T4">
<text:a xlink:type="simple" xlink:href="https://www.ukrinform.ua/rubric-ato/3702319-bila-bahmuta-zaginuv-irlandskij-dobrovolec-akij-ranise-vouvav-proti-idil.html" text:style-name="Internet_20_link" text:visited-style-name="Visited_20_Internet_20_Link">
 </text:a>
 </text:span>
</text:p>
      <text:p text:style-name="P4">
Речник додав, що ворог намагається атакувати там, де тільки є можливість. Такроблять і ЗСУ, завдаючи ударів на випередження в міській забудові. Силиоборони намагаються діяти таким чином, щоб максимально ускладнити задачуворогу.</text:p>
      <text:p text:style-name="P4">
Як повідомлялося, Сили оборони України з 24 лютого 2022 року по 29 квітня 2023року _<text:span text:style-name="T4">
<text:a xlink:type="simple" xlink:href="https://www.ukrinform.ua/rubric-ato/3702329-zsu-znisili-vze-190-040-rosijskih-zagarbnikiv.html" text:style-name="Internet_20_link" text:visited-style-name="Visited_20_Internet_20_Link">
 </text:a>
 </text:span>
 _ , при цьому 580 осіб - за минулудобу.</text:p>
      <text:p text:style-name="P4">
<text:span text:style-name="T5">
Фото: Ліберов Костянтин</text:span>
</text:p>
      <text:p text:style-name="P4">
Source: <text:a xlink:type="simple" xlink:href="https://www.ukrinform.ua/rubric-ato/3702628-zagarbniki-daleki-vid-zahoplenna-dorogi-zitta-do-bahmuta-cerevatij.html" text:style-name="Internet_20_link" text:visited-style-name="Visited_20_Internet_20_Link">
https://www.ukrinform.ua/rubric-ato/3702628-zagarbniki-daleki-vid-zahoplenna-dorogi-zitta-do-bahmuta-cerevatij.html</text:a>
</text:p>
      <!--NEWS-->
      <text:h text:style-name="P10" text:outline-level="1">
<text:span text:style-name="T4">
At Avdiyivka directions Russian army shelled Novobakhmutivka, Novokalynove, Avdiyivka, Vodyan...</text:span>
</text:h>
      <text:p text:style-name="P4">
Authors: liveuamap (Language: en)</text:p>
      <text:p text:style-name="P4">
Time: 2023-04-29T-14:02:00</text:p>
      <text:p text:style-name="P4">
Location: Donetsk Oblast (Latitude:48.05993 Longtitude:37.57719)</text:p>
      <text:p text:style-name="P4">
Videos: []</text:p>
      <text:p text:style-name="P4">
Images: []</text:p>
      <text:p text:style-name="P4">
Tags: ["Russia"]</text:p>
      <text:p text:style-name="P4">
ID: 22559375</text:p>
      <!--METADATA-->
      <text:p text:style-name="P4">
At Avdiyivka directions Russian army shelled Novobakhmutivka, Novokalynove,Avdiyivka, Vodyane, Pervomayske, Nevelske of Donetsk region, - General Staffof Armed Forces of Ukraine says in the morning report</text:p>
      <text:p text:style-name="P4">
News Collection Link: <text:a xlink:type="simple" xlink:href="https://liveuamap.com/en/2023/29-april-at-avdiyivka-directions-russian-army-shelled-novobakhmutivka" text:style-name="Internet_20_link" text:visited-style-name="Visited_20_Internet_20_Link">
https://liveuamap.com/en/2023/29-april-at-avdiyivka-directions-russian-army-shelled-novobakhmutivka</text:a>
</text:p>
      <text:p text:style-name="P4">
Source: <text:a xlink:type="simple" xlink:href="https://t.me/lumsrc/4632" text:style-name="Internet_20_link" text:visited-style-name="Visited_20_Internet_20_Link">
https://t.me/lumsrc/4632</text:a>
</text:p>
      <!--NEWS-->
      <text:h text:style-name="P10" text:outline-level="1">
<text:span text:style-name="T4">
Череватий: Бахмут залишається головним напрямком - за добу росіяни вдарили 528 разів</text:span>
</text:h>
      <text:p text:style-name="P4">
Authors: Ukrinform (Person)</text:p>
      <text:p text:style-name="P4">
Publisher: Укринформ (Organization)</text:p>
      <text:p text:style-name="P4">
Published Time: 2023-04-29T-156:13:00+03:00</text:p>
      <text:p text:style-name="P4">
Modified Time: 2023-04-29T12:13:00+03:00</text:p>
      <text:p text:style-name="P4">
Description: На Бахмутському напрямку впродовж минулої доби відбулося 27 бойових зіткнень, 525 ворожих ударів різними видами озброєння, українські сили оборони знищили 154 російських загарбників. — Укрінформ.</text:p>
      <text:p text:style-name="P4">
Images: ["<text:a xlink:type="simple" xlink:href="https://static.ukrinform.com/photos/2023_04/thumb_files/630_360_1682412643-256.png" text:style-name="Internet_20_link" text:visited-style-name="Visited_20_Internet_20_Link">
630_360_16824...</text:a>
"]</text:p>
      <text:p text:style-name="P4">
Tags: ['Бахмут', 'ЗСУ', 'Війна з росією', 'Єдині новини']</text:p>
      <text:p text:style-name="P4">
Type: Article</text:p>
      <!--METADATA-->
      <text:p text:style-name="P4">
<draw:frame draw:style-name="fr1" draw:name="Image14" text:anchor-type="as-char" svg:width="6.9236in" svg:height="3.956343in" draw:z-index="0">
<draw:image xlink:href="../Images/yкринформ/2023-04-29T-156-13-00-03-00/630_360_1682412643-256.png" xlink:type="simple" xlink:show="embed" xlink:actuate="onLoad" draw:mime-type="image/png"/>
</draw:frame>
 НаБахмутському напрямку впродовж минулої доби відбулося 27 бойових зіткнень, 525ворожих ударів різними видами озброєння, українські сили оборони знищили 154російських загарбників.</text:p>
      <text:p text:style-name="P4">
Шляхи постачання українських захисників зберігаються, розповів речник Східногоугруповання військ ЗСУ Сергій Череватий в ефірі телемарафону «Єдині новини»,повідомляє кореспондент Укрінформу.</text:p>
      <text:p text:style-name="P4">
« <text:a xlink:type="simple" xlink:href="https://www.ukrinform.ua/tag-bahmut" text:style-name="Internet_20_link" text:visited-style-name="Visited_20_Internet_20_Link">
 </text:a>
 залишається головним напрямкомудару ворога, де він зосереджує максимальні свої зусилля, намагаючись оточитиі взяти це місто. За добу він завдав 525 ударів різними типами і калібрамиствольної артилерії, РСЗВ, відбулося 27 боєзіткнень, три авіаудари. Булознищено 154 окупанти, 156 зазнали поранень. Також було знищено самохідкуартилерійську установку «Акація», дрон-камікадзе «Ланцет» і один польовийсклад боєприпасів», - зазначив він.</text:p>
      <text:p text:style-name="P4">
Череватий також запевнив, що зберігається можливість постачання українськихзахисників у Бахмуті.</text:p>
      <text:p text:style-name="P4">
<text:span text:style-name="T4">
Читайте також:</text:span>
 <text:a xlink:type="simple" xlink:href="https://www.ukrinform.ua/rubric-ato/3702396-rosiani-za-dobu-obstrilali-sim-oblastej-ukraini-zvedenna-ova.html" text:style-name="Internet_20_link" text:visited-style-name="Visited_20_Internet_20_Link">
 </text:a>
</text:p>
      <text:p text:style-name="P4">
«Завдяки комплексній роботі всіх елементів Сил оборони, починаючи відартилеристів, які постійно ведуть контрбатарейну боротьбу, щоб ворог не мігвзяти під постійний вогневий контроль ці траси, закінчуючи розвідниками,Силами спеціальних операцій, які розвідують, забезпечують можливість проходу,також військовим інженерам, автомобілістам у нас є можливості постачання уБахмут», - сказав речник.</text:p>
      <text:p text:style-name="P4">
За його словами, ситуація динамічна, вона змінюється, але жодні заяви ворогапро нібито повний контроль росією трас на Бахмут і перерізання постачанняукраїнців не відповідають дійсності.</text:p>
      <text:p text:style-name="P4">
Як повідомлялося, Сили оборони України з 24 лютого 2022 року по 29 квітня 2023року <text:a xlink:type="simple" xlink:href="https://www.ukrinform.ua/rubric-ato/3702329-zsu-znisili-vze-190-040-rosijskih-zagarbnikiv.html" text:style-name="Internet_20_link" text:visited-style-name="Visited_20_Internet_20_Link">
 </text:a>
 при цьому 580 осіб - за минулу добу.</text:p>
      <text:p text:style-name="P4">
<text:span text:style-name="T5">
Фото: Костянтин Ліберов</text:span>
</text:p>
      <text:p text:style-name="P4">
Source: <text:a xlink:type="simple" xlink:href="https://www.ukrinform.ua/rubric-ato/3702429-cerevatij-bahmut-zalisaetsa-golovnim-napramkom-za-dobu-rosiani-vdarili-528-raziv.html" text:style-name="Internet_20_link" text:visited-style-name="Visited_20_Internet_20_Link">
https://www.ukrinform.ua/rubric-ato/3702429-cerevatij-bahmut-zalisaetsa-golovnim-napramkom-za-dobu-rosiani-vdarili-528-raziv.html</text:a>
</text:p>
      <!--NEWS-->
      <text:h text:style-name="P10" text:outline-level="1">
<text:span text:style-name="T4">
У Британії шведські інструктори вчать українських військових вести бої у міській забудові</text:span>
</text:h>
      <text:p text:style-name="P4">
Authors: Ukrinform (Person)</text:p>
      <text:p text:style-name="P4">
Publisher: Укринформ (Organization)</text:p>
      <text:p text:style-name="P4">
Published Time: 2023-04-29T-15:27:00+03:00</text:p>
      <text:p text:style-name="P4">
Modified Time: 2023-04-29T23:27:00+03:00</text:p>
      <text:p text:style-name="P4">
Description: У Великій Британії інструктори Збройних сил Королівства Швеція навчають українських військових організації та веденню бойових дій у міській забудові. — Укрінформ.</text:p>
      <text:p text:style-name="P4">
Images: ["<text:a xlink:type="simple" xlink:href="https://static.ukrinform.com/photos/2023_04/thumb_files/630_360_1682789909-432.jpg" text:style-name="Internet_20_link" text:visited-style-name="Visited_20_Internet_20_Link">
630_360_16827...</text:a>
", "<text:a xlink:type="simple" xlink:href="https://static.ukrinform.com/photos/2023_04/1682790047-280.jpg" text:style-name="Internet_20_link" text:visited-style-name="Visited_20_Internet_20_Link">
1682790047-28...</text:a>
", "<text:a xlink:type="simple" xlink:href="https://static.ukrinform.com/photos/2023_04/1682790047-755.jpg" text:style-name="Internet_20_link" text:visited-style-name="Visited_20_Internet_20_Link">
1682790047-75...</text:a>
"]</text:p>
      <text:p text:style-name="P4">
Tags: ['Швеція', 'Військові навчання', 'Війна з росією']</text:p>
      <text:p text:style-name="P4">
Type: Article</text:p>
      <!--METADATA-->
      <text:p text:style-name="P4">
<draw:frame draw:style-name="fr1" draw:name="Image15" text:anchor-type="as-char" svg:width="6.9236in" svg:height="3.956343in" draw:z-index="0">
<draw:image xlink:href="../Images/yкринформ/2023-04-29T-15-27-00-03-00/630_360_1682789909-432.jpg" xlink:type="simple" xlink:show="embed" xlink:actuate="onLoad" draw:mime-type="image/jpeg"/>
</draw:frame>
 У ВеликійБританії інструктори Збройних сил Королівства Швеція навчають українськихвійськових організації та веденню бойових дій у міській забудові.</text:p>
      <text:p text:style-name="P4">
Як передає Укрінформ, про це Генеральний штаб Збройних сил України повідомив у<text:a xlink:type="simple" xlink:href="https://www.facebook.com/GeneralStaff.ua/posts/pfbid0u1JnJsWaf9SxVVDAGiuBA44N6AirY3gwdKqXoguVMxkFmcXBAu9Us65n72MMxgExl" text:style-name="Internet_20_link" text:visited-style-name="Visited_20_Internet_20_Link">
</text:a>
.</text:p>
      <text:p text:style-name="P4">
Заняття відбуваються в межах базової загальновійськової підготовки особовогоскладу ЗСУ.</text:p>
      <text:p text:style-name="P4">
<text:span text:style-name="T4">
Читайте також:</text:span>
 <text:span text:style-name="T4">
<text:a xlink:type="simple" xlink:href="https://www.ukrinform.ua/rubric-ato/3702523-u-polsi-kanadski-instruktori-navcaut-bijciv-zsu-minnij-bezpeci.html" text:style-name="Internet_20_link" text:visited-style-name="Visited_20_Internet_20_Link">
 </text:a>
 </text:span>
</text:p>
      <text:p text:style-name="P4">
Зазначається, що ця підготовка дає можливість оволодіти бойовими навичками,підвищити безпеку та силу дій українських військ, щоб бійці могли отриматинеобхідні тактичні знання для захисту України.</text:p>
      <text:p text:style-name="P4">
<draw:frame draw:style-name="fr1" draw:name="Image16" text:anchor-type="as-char" svg:width="6.9236in" svg:height="4.628555in" draw:z-index="0">
<draw:image xlink:href="../Images/yкринформ/2023-04-29T-15-27-00-03-00/1682790047-280.jpg" xlink:type="simple" xlink:show="embed" xlink:actuate="onLoad" draw:mime-type="image/jpeg"/>
</draw:frame>
</text:p>
      <text:p text:style-name="P4">
"Під керівництвом інструкторів Збройних сил Королівства Швеція новобранціЗбройних сил України стають підготовленішими до бойових дій", — зауважили вГенштабі.</text:p>
      <text:p text:style-name="P4">
Наголошується, що Швеція продовжує підтримувати народ України та надаєпостійну підтримку у відповідь на подальше порушення росією міжнародногоправа.</text:p>
      <text:p text:style-name="P4">
<text:span text:style-name="T4">
Читайте також:</text:span>
 <text:span text:style-name="T4">
<text:a xlink:type="simple" xlink:href="https://www.ukrinform.ua/rubric-ato/3702172-instruktori-z-niderlandiv-navcaut-ukrainskih-vijskovih-domedicnij-dopomozi.html" text:style-name="Internet_20_link" text:visited-style-name="Visited_20_Internet_20_Link">
 </text:a>
 </text:span>
</text:p>
      <text:p text:style-name="P4">
<draw:frame draw:style-name="fr1" draw:name="Image17" text:anchor-type="as-char" svg:width="5.178754in" svg:height="10.0in" draw:z-index="0">
<draw:image xlink:href="../Images/yкринформ/2023-04-29T-15-27-00-03-00/1682790047-755.jpg" xlink:type="simple" xlink:show="embed" xlink:actuate="onLoad" draw:mime-type="image/jpeg"/>
</draw:frame>
</text:p>
      <text:p text:style-name="P4">
Так, цьогоріч контингент військовослужбовців Збройних сил Королівства Швеціїприєднався до країн-партнерів у програмі підготовки українських новобранцівпід керівництвом Великої Британії.</text:p>
      <text:p text:style-name="P4">
Як повідомляв Укрінформ, <text:span text:style-name="T4">
_<text:a xlink:type="simple" xlink:href="https://www.ukrinform.ua/rubric-ato/3672756-u-britanii-projsli-navcanna-ponad-10-tisac-ukrainskih-vijskovih.html" text:style-name="Internet_20_link" text:visited-style-name="Visited_20_Internet_20_Link">
 </text:a>
 _ </text:span>
 під керівництвом Сухопутних військ Великої Британії таЗбройних сил міжнародних партнерів.</text:p>
      <text:p text:style-name="P4">
<text:span text:style-name="T5">
Фото: Генштаб ЗСУ</text:span>
</text:p>
      <text:p text:style-name="P4">
Source: <text:a xlink:type="simple" xlink:href="https://www.ukrinform.ua/rubric-ato/3702597-u-britanii-svedski-instruktori-vcat-ukrainskih-vijskovih-vesti-boi-u-miskij-zabudovi.html" text:style-name="Internet_20_link" text:visited-style-name="Visited_20_Internet_20_Link">
https://www.ukrinform.ua/rubric-ato/3702597-u-britanii-svedski-instruktori-vcat-ukrainskih-vijskovih-vesti-boi-u-miskij-zabudovi.html</text:a>
</text:p>
      <!--NEWS-->
      <text:h text:style-name="P10" text:outline-level="1">
<text:span text:style-name="T4">
At Maryinka direction Russian army shelled Krasnohorivka, Maryinka, Pobyeda and Novomykhayliv...</text:span>
</text:h>
      <text:p text:style-name="P4">
Authors: liveuamap (Language: en)</text:p>
      <text:p text:style-name="P4">
Time: 2023-04-29T-16:02:00</text:p>
      <text:p text:style-name="P4">
Location: Donetsk (Latitude:47.85694 Longtitude:37.47643)</text:p>
      <text:p text:style-name="P4">
Videos: []</text:p>
      <text:p text:style-name="P4">
Images: []</text:p>
      <text:p text:style-name="P4">
Tags: ["Russia"]</text:p>
      <text:p text:style-name="P4">
ID: 22559374</text:p>
      <!--METADATA-->
      <text:p text:style-name="P4">
At Maryinka direction Russian army shelled Krasnohorivka, Maryinka, Pobyedaand Novomykhaylivka of Donetsk region, - General Staff of Armed Forces ofUkraine says in the morning report</text:p>
      <text:p text:style-name="P4">
News Collection Link: <text:a xlink:type="simple" xlink:href="https://liveuamap.com/en/2023/29-april-at-maryinka-direction-russian-army-shelled-krasnohorivka" text:style-name="Internet_20_link" text:visited-style-name="Visited_20_Internet_20_Link">
https://liveuamap.com/en/2023/29-april-at-maryinka-direction-russian-army-shelled-krasnohorivka</text:a>
</text:p>
      <text:p text:style-name="P4">
Source: <text:a xlink:type="simple" xlink:href="https://t.me/lumsrc/4633" text:style-name="Internet_20_link" text:visited-style-name="Visited_20_Internet_20_Link">
https://t.me/lumsrc/4633</text:a>
</text:p>
      <!--NEWS-->
      <text:h text:style-name="P10" text:outline-level="1">
<text:span text:style-name="T4">
Загарбники за день вісім разів обстріляли Сумщину та Чернігівщину</text:span>
</text:h>
      <text:p text:style-name="P4">
Authors: Ukrinform (Person)</text:p>
      <text:p text:style-name="P4">
Publisher: Укринформ (Organization)</text:p>
      <text:p text:style-name="P4">
Published Time: 2023-04-29T-17:13:00+03:00</text:p>
      <text:p text:style-name="P4">
Modified Time: 2023-04-29T23:13:00+03:00</text:p>
      <text:p text:style-name="P4">
Description: російські війська в суботу, 29 квітня вісім разів обстріляли прикордоння Чернігівської та Сумської областей, здійснивши загалом майже 80 влучань. — Укрінформ.</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Чернігівщина', 'Війна з росією']</text:p>
      <text:p text:style-name="P4">
Type: Article</text:p>
      <!--METADATA-->
      <text:p text:style-name="P4">
<draw:frame draw:style-name="fr1" draw:name="Image18" text:anchor-type="as-char" svg:width="6.9236in" svg:height="3.956343in" draw:z-index="0">
<draw:image xlink:href="../Images/yкринформ/2023-04-29T-17-13-00-03-00/630_360_1479558145-5682.jpg" xlink:type="simple" xlink:show="embed" xlink:actuate="onLoad" draw:mime-type="image/jpeg"/>
</draw:frame>
російські війська в суботу, 29 квітня вісім разів обстріляли прикордонняЧернігівської та Сумської областей, здійснивши загалом майже 80 влучань.</text:p>
      <text:p text:style-name="P4">
Як передає Укрінформ, про це оперативне командування "Північ" повідомило в <text:a xlink:type="simple" xlink:href="https://t.me/ok_pivnich1/2169" text:style-name="Internet_20_link" text:visited-style-name="Visited_20_Internet_20_Link">
</text:a>
 .</text:p>
      <text:p text:style-name="P4">
Зокрема, з 08:50 до 09:42 у районі села Олександрівка відбулися 28 влучань,імовірно, із самохідних артилерійських установок 152-міліметрового калібру.</text:p>
      <text:p text:style-name="P4">
<text:span text:style-name="T4">
Читайте також:</text:span>
 <text:span text:style-name="T4">
<text:a xlink:type="simple" xlink:href="https://www.ukrinform.ua/rubric-ato/3702586-rosiani-obstrilali-gromadu-na-dnipropetrovsini.html" text:style-name="Internet_20_link" text:visited-style-name="Visited_20_Internet_20_Link">
 </text:a>
 </text:span>
</text:p>
      <text:p text:style-name="P4">
З 09:50 до 09:55 у районі села Сопич зафіксовані шість влучань, імовірно, зміномета 120-міліметрового калібру. З 10:30 до 10:50 загарбники здійснили сімвлучань, імовірно, з такої ж зброї по Архипівці.</text:p>
      <text:p text:style-name="P4">
З 11:30 до 11:35 у районі міста Середина-Буда відбулися два влучання,імовірно, зі ствольної артилерії. З 12:10 до 13:00 зафіксовані десять влучань,імовірно, з такої ж зброї в район села Грем'яч.</text:p>
      <text:p text:style-name="P4">
З 14:30 до 15:20 ворог здійснив 15 влучань, імовірно, з мінометів120-міліметрового калібру по Леонівці. З 15:25 до 15:45 — дев'ять влучань поселу Студенок, імовірно, зі ствольної артилерії.</text:p>
      <text:p text:style-name="P4">
<text:span text:style-name="T4">
Читайте також:</text:span>
 <text:span text:style-name="T4">
<text:a xlink:type="simple" xlink:href="https://www.ukrinform.ua/rubric-ato/3702583-pid-cas-obstriliv-ukraini-rf-vikoristovue-raketi-vigotovleni-minuloi-oseni-i-vzimku-ignat.html" text:style-name="Internet_20_link" text:visited-style-name="Visited_20_Internet_20_Link">
 </text:a>
 </text:span>
</text:p>
      <text:p text:style-name="P4">
З 19:51 до 19:54 зафіксовані два влучання, імовірно, з міномета120-міліметрового калібру в район Миколаївки.</text:p>
      <text:p text:style-name="P4">
Про втрати серед місцевого населення чи пошкодження цивільної інфраструктуриінформація не надходила.</text:p>
      <text:p text:style-name="P4">
Як повідомляв Укрінформ, у ніч на 29 квітня російські загарбники обстрілювалиприкордоння Чернігівської області з артилерії, реактивних систем залповоговогню та гелікоптерів. Також росіяни скинули на територію регіону авіабомбу.</text:p>
      <text:p text:style-name="P4">
Унаслідок ворожих <text:span text:style-name="T4">
<text:a xlink:type="simple" xlink:href="https://www.ukrinform.ua/tag-obstril" text:style-name="Internet_20_link" text:visited-style-name="Visited_20_Internet_20_Link">
 </text:a>
 </text:span>
 одна людиназагинула, троє дорослих і підліток дістали поранення.</text:p>
      <text:p text:style-name="P4">
Source: <text:a xlink:type="simple" xlink:href="https://www.ukrinform.ua/rubric-ato/3702616-rosiani-za-den-visim-raziv-obstrilali-sumsinu-ta-cernigivsinu.html" text:style-name="Internet_20_link" text:visited-style-name="Visited_20_Internet_20_Link">
https://www.ukrinform.ua/rubric-ato/3702616-rosiani-za-den-visim-raziv-obstrilali-sumsinu-ta-cernigivsinu.html</text:a>
</text:p>
      <!--NEWS-->
      <text:h text:style-name="P10" text:outline-level="1">
<text:span text:style-name="T4">
At Shaktarske direction Russian aviation conducted airstrikes at Vuhledar, Prechystivtka and ...</text:span>
</text:h>
      <text:p text:style-name="P4">
Authors: liveuamap (Language: en)</text:p>
      <text:p text:style-name="P4">
Time: 2023-04-29T-18:02:00</text:p>
      <text:p text:style-name="P4">
Location: Zaporizhzhia (Latitude:47.77453 Longtitude:37.06897)</text:p>
      <text:p text:style-name="P4">
Videos: []</text:p>
      <text:p text:style-name="P4">
Images: []</text:p>
      <text:p text:style-name="P4">
Tags: ["Russia"]</text:p>
      <text:p text:style-name="P4">
ID: 22559373</text:p>
      <!--METADATA-->
      <text:p text:style-name="P4">
At Shaktarske direction Russian aviation conducted airstrikes at Vuhledar,Prechystivtka and Shakhtarske of Donetsk region, - General Staff of ArmedForces of Ukraine says in the morning report</text:p>
      <text:p text:style-name="P4">
News Collection Link: <text:a xlink:type="simple" xlink:href="https://liveuamap.com/en/2023/29-april-at-shaktarske-direction-russian-aviation-conducted" text:style-name="Internet_20_link" text:visited-style-name="Visited_20_Internet_20_Link">
https://liveuamap.com/en/2023/29-april-at-shaktarske-direction-russian-aviation-conducted</text:a>
</text:p>
      <text:p text:style-name="P4">
Source: <text:a xlink:type="simple" xlink:href="https://t.me/lumsrc/4634" text:style-name="Internet_20_link" text:visited-style-name="Visited_20_Internet_20_Link">
https://t.me/lumsrc/4634</text:a>
</text:p>
      <!--NEWS-->
      <text:h text:style-name="P10" text:outline-level="1">
<text:span text:style-name="T4">
At Zaporizhzhia and Kherson directions Russian army shelled Malynivka, Zatyshshya, Mala Tokma...</text:span>
</text:h>
      <text:p text:style-name="P4">
Authors: liveuamap (Language: en)</text:p>
      <text:p text:style-name="P4">
Time: 2023-04-29T-20:02:00</text:p>
      <text:p text:style-name="P4">
Location: Ukraine (Latitude:46.57444 Longtitude:32.43473)</text:p>
      <text:p text:style-name="P4">
Videos: []</text:p>
      <text:p text:style-name="P4">
Images: []</text:p>
      <text:p text:style-name="P4">
Tags: ["Russia"]</text:p>
      <text:p text:style-name="P4">
ID: 22559372</text:p>
      <!--METADATA-->
      <text:p text:style-name="P4">
At Zaporizhzhia and Kherson directions Russian army shelled Malynivka,Zatyshshya, Mala Tokmachka, Kamyanske, Ivanivka of Zaporizhzhia regionoblasti; Respublikanets, Tomaryne, Tyahynka, Kherson, Bilozerka and Yantarneof Kherson region, - General Staff of Armed Forces of Ukraine says in themorning report</text:p>
      <text:p text:style-name="P4">
News Collection Link: <text:a xlink:type="simple" xlink:href="https://liveuamap.com/en/2023/29-april-at-zaporizhzhia-and-kherson-directions-russian-army" text:style-name="Internet_20_link" text:visited-style-name="Visited_20_Internet_20_Link">
https://liveuamap.com/en/2023/29-april-at-zaporizhzhia-and-kherson-directions-russian-army</text:a>
</text:p>
      <text:p text:style-name="P4">
Source: <text:a xlink:type="simple" xlink:href="https://t.me/lumsrc/4635" text:style-name="Internet_20_link" text:visited-style-name="Visited_20_Internet_20_Link">
https://t.me/lumsrc/4635</text:a>
</text:p>
      <!--NEWS-->
      <text:h text:style-name="P10" text:outline-level="1">
<text:span text:style-name="T4">
Хокей: збірна України поступилася Японії і не змогла підвищитися в класі</text:span>
</text:h>
      <text:p text:style-name="P4">
Authors: Ukrinform (Person)</text:p>
      <text:p text:style-name="P4">
Publisher: Укринформ (Organization)</text:p>
      <text:p text:style-name="P4">
Published Time: 2023-04-29T-20:54:00+03:00</text:p>
      <text:p text:style-name="P4">
Modified Time: 2023-04-29T22:54:00+03:00</text:p>
      <text:p text:style-name="P4">
Description: Збірна України програла Японії у 5-у матчі на ЧС з хокею в Дивізіоні ІВ і не зуміла підвищитись у класі — Укрінформ.</text:p>
      <text:p text:style-name="P4">
Images: ["<text:a xlink:type="simple" xlink:href="https://static.ukrinform.com/photos/2023_04/thumb_files/630_360_1682798304-767.jpg" text:style-name="Internet_20_link" text:visited-style-name="Visited_20_Internet_20_Link">
630_360_16827...</text:a>
"]</text:p>
      <text:p text:style-name="P4">
Tags: ['хокей', 'Збірна України']</text:p>
      <text:p text:style-name="P4">
Type: Article</text:p>
      <!--METADATA-->
      <text:p text:style-name="P4">
<draw:frame draw:style-name="fr1" draw:name="Image19" text:anchor-type="as-char" svg:width="6.9236in" svg:height="3.956343in" draw:z-index="0">
<draw:image xlink:href="../Images/yкринформ/2023-04-29T-20-54-00-03-00/630_360_1682798304-767.jpg" xlink:type="simple" xlink:show="embed" xlink:actuate="onLoad" draw:mime-type="image/jpeg"/>
</draw:frame>
 ЗбірнаУкраїни програла Японії у 5-у матчі на ЧС з хокею в Дивізіоні ІВ і не зумілапідвищитись у класі</text:p>
      <text:p text:style-name="P4">
Сьогодні, 29 квітня, чоловіча збірна України з хокею провела п’ятий матч начемпіонаті світу в Дивізіоні ІВ, передає Укрінформ.</text:p>
      <text:p text:style-name="P4">
Україна програла Японії - 3:5.</text:p>
      <text:p text:style-name="P4">
Українці завершили змагання другими в турнірній таблиці.</text:p>
      <text:p text:style-name="P4">
<text:span text:style-name="T4">
Читайте також:</text:span>
 <text:a xlink:type="simple" xlink:href="https://www.ukrinform.ua/rubric-sports/3702553-zbirna-ukraini-u18-z-hokeu-zberegla-propisku-u-divizioni-ia.html" text:style-name="Internet_20_link" text:visited-style-name="Visited_20_Internet_20_Link">
 <text:span text:style-name="T4">
хокею</text:span>
 </text:a>
</text:p>
      <text:p text:style-name="P4">
Японія виграла турнір та підвищилась у класі. Наступного сезону вона гратиме вДивізіоні ІА.</text:p>
      <text:p text:style-name="P4">
Фото: ФХУ</text:p>
      <text:p text:style-name="P4">
Source: <text:a xlink:type="simple" xlink:href="https://www.ukrinform.ua/rubric-sports/3702624-hokej-zbirna-ukraini-postupilasa-aponii-i-ne-zmogla-pidvisitisa-v-klasi.html" text:style-name="Internet_20_link" text:visited-style-name="Visited_20_Internet_20_Link">
https://www.ukrinform.ua/rubric-sports/3702624-hokej-zbirna-ukraini-postupilasa-aponii-i-ne-zmogla-pidvisitisa-v-klasi.html</text:a>
</text:p>
      <!--NEWS-->
      <text:h text:style-name="P10" text:outline-level="1">
<text:span text:style-name="T4">
У російській пермі горіло оборонне підприємство, яке виробляє РСЗВ</text:span>
</text:h>
      <text:p text:style-name="P4">
Authors: Ukrinform (Person)</text:p>
      <text:p text:style-name="P4">
Publisher: Укринформ (Organization)</text:p>
      <text:p text:style-name="P4">
Published Time: 2023-04-29T-22:43:00+03:00</text:p>
      <text:p text:style-name="P4">
Modified Time: 2023-04-29T22:43:00+03:00</text:p>
      <text:p text:style-name="P4">
Description: 29 квітня у російській пермі загорілось оборонне підприємство "Мотовіліхінські заводи". — Укрінформ.</text:p>
      <text:p text:style-name="P4">
Images: ["<text:a xlink:type="simple" xlink:href="https://static.ukrinform.com/photos/2023_04/thumb_files/630_360_1682799516-952.jpg" text:style-name="Internet_20_link" text:visited-style-name="Visited_20_Internet_20_Link">
630_360_16827...</text:a>
"]</text:p>
      <text:p text:style-name="P4">
Tags: ['Пожежа', 'Завод', 'росія', 'Артилерія']</text:p>
      <text:p text:style-name="P4">
Type: Article</text:p>
      <!--METADATA-->
      <text:p text:style-name="P4">
<draw:frame draw:style-name="fr1" draw:name="Image20" text:anchor-type="as-char" svg:width="6.9236in" svg:height="3.956343in" draw:z-index="0">
<draw:image xlink:href="../Images/yкринформ/2023-04-29T-22-43-00-03-00/630_360_1682799516-952.jpg" xlink:type="simple" xlink:show="embed" xlink:actuate="onLoad" draw:mime-type="image/jpeg"/>
</draw:frame>
 29 квітняу російській пермі загорілось оборонне підприємство "Мотовіліхінські заводи".</text:p>
      <text:p text:style-name="P4">
Про це <text:a xlink:type="simple" xlink:href="https://t.me/vikiperm/9191" text:style-name="Internet_20_link" text:visited-style-name="Visited_20_Internet_20_Link">
 </text:a>
 місцеві телеграм-канали, передаєУкрінформ.</text:p>
      <text:p text:style-name="P4">
Після прибуття російського МНС стало відомо, що загорілась трансформаторнапідстанція.</text:p>
      <text:p text:style-name="P4">
На оборонному підприємстві "Мотовіліхінські заводи" виготовляють реактивнісистеми залпового вогню.</text:p>
      <text:p text:style-name="P4">
<text:span text:style-name="T4">
Читайте також:</text:span>
 <text:span text:style-name="T4">
<text:a xlink:type="simple" xlink:href="https://www.ukrinform.ua/rubric-crimea/3702490-u-sevastopoli-zniseni-10-rezervuariv-z-naftoproduktami-dla-vorozogo-flotu-gur.html" text:style-name="Internet_20_link" text:visited-style-name="Visited_20_Internet_20_Link">
 </text:a>
 </text:span>
</text:p>
      <text:p text:style-name="P4">
"Сьогодні на території підприємства сталося загоряння на трансформаторнійпідстанції. Фахівцями МНС, які виїхали на місце, загоряння оперативнолокалізовано", - повідомили у пресслужбі заводу.</text:p>
      <text:p text:style-name="P4">
Як пише " <text:a xlink:type="simple" xlink:href="https://www.kommersant.ru/doc/5965913" text:style-name="Internet_20_link" text:visited-style-name="Visited_20_Internet_20_Link">
 </text:a>
 ", єдиний у росіївиробник реактивних систем залпового вогню ПАТ "Мотовіліхінські заводи"перебуває в процедурі конкурсного провадження з 2018 року. На момент їївведення реєстрова заборгованість підприємства становила близько 17,6 млрдруб. Виробнича діяльність машхолдингу зосереджена в його дочірніх структурах:виготовленням озброєнь займається ЗАТ "Спеціальне конструкторське бюро", арешти продукції - ТОВ "Мотовилиха - цивільне машинобудування". Майновийкомплекс ПАТ виставлено на торги.</text:p>
      <text:p text:style-name="P4">
16 грудня 2022 року ПАТ "Мотовіліхінські заводи" внесено до санкційного спискуЄвросоюзу за виробництво озброєння, що постачається до збройних сил росії тавикористовується у війні проти України.</text:p>
      <text:p text:style-name="P4">
Як раніше повідомляло агентство, на <text:a xlink:type="simple" xlink:href="https://www.ukrinform.ua/rubric-crimea/3702314-na-naftobazi-u-sevastopoli-stalasa-pozeza.html" text:style-name="Internet_20_link" text:visited-style-name="Visited_20_Internet_20_Link">
 __ <text:span text:style-name="T4">
нафтобазі у Севастополі сталасяпожежа</text:span>
 </text:a>
 _<text:span text:style-name="T4">
.</text:span>
 _</text:p>
      <text:p text:style-name="P4">
Source: <text:a xlink:type="simple" xlink:href="https://www.ukrinform.ua/rubric-world/3702626-u-rosijskij-permi-gorilo-oboronne-pidpriemstvo-ake-viroblae-artileriu.html" text:style-name="Internet_20_link" text:visited-style-name="Visited_20_Internet_20_Link">
https://www.ukrinform.ua/rubric-world/3702626-u-rosijskij-permi-gorilo-oboronne-pidpriemstvo-ake-viroblae-artileriu.html</text:a>
</text:p>
      <!--NEWS-->
      <text:h text:style-name="P10" text:outline-level="1">
<text:span text:style-name="T4">
Трюдо про війну в Україні: Ми всі маємо про це хвилюватися</text:span>
</text:h>
      <text:p text:style-name="P4">
Authors: Ukrinform (Person)</text:p>
      <text:p text:style-name="P4">
Publisher: Укринформ (Organization)</text:p>
      <text:p text:style-name="P4">
Published Time: 2023-04-29T-24:23:00+03:00</text:p>
      <text:p text:style-name="P4">
Modified Time: 2023-04-29T22:23:00+03:00</text:p>
      <text:p text:style-name="P4">
Description: Прем'єр Канади Джастін Трюдо заявив, що російська агресія може дати поштовх іншим авторитарним країнам до війни.</text:p>
      <text:p text:style-name="P4">
— Укрінформ.</text:p>
      <text:p text:style-name="P4">
Images: ["<text:a xlink:type="simple" xlink:href="https://static.ukrinform.com/photos/2019_03/thumb_files/630_360_1552498373-979.jpg" text:style-name="Internet_20_link" text:visited-style-name="Visited_20_Internet_20_Link">
630_360_15524...</text:a>
"]</text:p>
      <text:p text:style-name="P4">
Tags: ['Канада', 'Трюдо', 'Україна', 'Війна з росією']</text:p>
      <text:p text:style-name="P4">
Type: Article</text:p>
      <!--METADATA-->
      <text:p text:style-name="P4">
<draw:frame draw:style-name="fr1" draw:name="Image21" text:anchor-type="as-char" svg:width="6.9236in" svg:height="3.956343in" draw:z-index="0">
<draw:image xlink:href="../Images/yкринформ/2023-04-29T-24-23-00-03-00/630_360_1552498373-979.jpg" xlink:type="simple" xlink:show="embed" xlink:actuate="onLoad" draw:mime-type="image/jpeg"/>
</draw:frame>
 Прем'єрКанади Джастін Трюдо заявив, що російська агресія може дати поштовх іншимавторитарним країнам до війни.</text:p>
      <text:p text:style-name="P4">
Про це він сказав під час саміту Global Citizen Now у Нью-Йорку, передаєУкрінформ із посиланням на <text:a xlink:type="simple" xlink:href="https://ukrainian.voanews.com/a/vijna-zakinchytsja-politychnym-rishennjam-trudo/7070515.html" text:style-name="Internet_20_link" text:visited-style-name="Visited_20_Internet_20_Link">
 </text:a>
</text:p>
      <text:p text:style-name="P4">
“Ми знаємо, що це не закінчиться військовим шляхом. Це закінчиться певнимполітичним рішенням. Але Україна має бути в позиції вирішувати, коли цестанеться, що вона готова прийняти, а за що вона готова продовжувати боротьбу.І ми повинні бути поруч з ними”, - заявив Трюдо.</text:p>
      <text:p text:style-name="P4">
<text:span text:style-name="T4">
Читайте також:</text:span>
 <text:span text:style-name="T4">
<text:a xlink:type="simple" xlink:href="https://www.ukrinform.ua/rubric-world/3702286-trudo-ta-fon-der-laen-obgovorili-pidtrimku-ukraini.html" text:style-name="Internet_20_link" text:visited-style-name="Visited_20_Internet_20_Link">
 </text:a>
 </text:span>
</text:p>
      <text:p text:style-name="P4">
Він наголосив, що приклад російської агресії, якщо він виявиться успішним,може надихнути інші авторитарні країни “перемалювати карту” – “в усьому світілюди дивляться на рішення росії <text:span text:style-name="T4">
<text:a xlink:type="simple" xlink:href="https://www.ukrinform.ua/tag-vijna-z-rosieu" text:style-name="Internet_20_link" text:visited-style-name="Visited_20_Internet_20_Link">
 </text:a>
 </text:span>
 і кажуть: якщо це спрацює, можливо, це спрацює і для нас”.</text:p>
      <text:p text:style-name="P4">
“У всьому світі авторитарні держави, які мають трохи більшу армію, ніж їхнісусіди, дивляться на той маленький клаптик землі через річку, де людирозмовляють їхньою мовою, або де кілька сотень років тому провели лінію накарті, і на їхню думку, не в тому місці, вони думають: “Чом би нам неперемалювати цю карту?.. Ми всі маємо про це хвилюватися”, - наголосив Трюдо.</text:p>
      <text:p text:style-name="P4">
<text:span text:style-name="T4">
Читайте також:</text:span>
 <text:span text:style-name="T4">
<text:a xlink:type="simple" xlink:href="https://www.ukrinform.ua/rubric-world/3698843-kitaj-zaaviv-so-tajvan-nalezit-jomu-istoricno-na-sprobi-otrimati-nezaleznist-bude-reakcia.html" text:style-name="Internet_20_link" text:visited-style-name="Visited_20_Internet_20_Link">
 </text:a>
 </text:span>
</text:p>
      <text:p text:style-name="P4">
Нагадаємо: цього тижня Європейський Союз виділив Україні ще один транш урозмірі 1,5 мільярда євро в межах програми макрофінансової допомоги на 18мільярдів євро. Натомість Канада ще наприкінці березня перерахувала наукраїнський спецрахунок у МВФ 1,8 млрд дол.</text:p>
      <text:p text:style-name="P4">
Source: <text:a xlink:type="simple" xlink:href="https://www.ukrinform.ua/rubric-polytics/3702621-trudo-pro-vijnu-v-ukraini-mi-vsi-maemo-pro-ce-hviluvatisa.html" text:style-name="Internet_20_link" text:visited-style-name="Visited_20_Internet_20_Link">
https://www.ukrinform.ua/rubric-polytics/3702621-trudo-pro-vijnu-v-ukraini-mi-vsi-maemo-pro-ce-hviluvatisa.html</text:a>
</text:p>
      <!--NEWS-->
      <text:h text:style-name="P10" text:outline-level="1">
<text:span text:style-name="T4">
В австрійському Клостернойбурзі праві популісти та соціал-демократи були не раді меру Бучі</text:span>
</text:h>
      <text:p text:style-name="P4">
Authors: Ukrinform (Person)</text:p>
      <text:p text:style-name="P4">
Publisher: Укринформ (Organization)</text:p>
      <text:p text:style-name="P4">
Published Time: 2023-04-29T-26:12:00+03:00</text:p>
      <text:p text:style-name="P4">
Modified Time: 2023-04-29T22:12:00+03:00</text:p>
      <text:p text:style-name="P4">
Description: Міський голова Бучі Анатолій Федорук виступив у п’ятницю на засіданні муніципальної ради австрійського міста Клостернойбург, однак представники ультраправої "Австрійської партії свободи" (FPÖ) та "Соціал-демократичної партії Австрії" (SPÖ) не стали вітати його промову, оскільки це - "не тема ради". — Укрінформ.</text:p>
      <text:p text:style-name="P4">
Images: ["<text:a xlink:type="simple" xlink:href="https://static.ukrinform.com/photos/2018_11/thumb_files/630_360_1541766375-297.jpg" text:style-name="Internet_20_link" text:visited-style-name="Visited_20_Internet_20_Link">
630_360_15417...</text:a>
"]</text:p>
      <text:p text:style-name="P4">
Tags: ['Австрія', 'Буча', 'Депутат']</text:p>
      <text:p text:style-name="P4">
Type: Article</text:p>
      <!--METADATA-->
      <text:p text:style-name="P4">
<draw:frame draw:style-name="fr1" draw:name="Image22" text:anchor-type="as-char" svg:width="6.9236in" svg:height="3.956343in" draw:z-index="0">
<draw:image xlink:href="../Images/yкринформ/2023-04-29T-26-12-00-03-00/630_360_1541766375-297.jpg" xlink:type="simple" xlink:show="embed" xlink:actuate="onLoad" draw:mime-type="image/jpeg"/>
</draw:frame>
 Міськийголова Бучі Анатолій Федорук виступив у п’ятницю на засіданні муніципальноїради австрійського міста Клостернойбург, однак представники ультраправої"Австрійської партії свободи" (FPÖ) та "Соціал-демократичної партії Австрії"(SPÖ) не стали вітати його промову, оскільки це - "не тема ради".</text:p>
      <text:p text:style-name="P4">
Про це повідомляє Укрінформ із посиланням на <text:a xlink:type="simple" xlink:href="https://apa.at/" text:style-name="Internet_20_link" text:visited-style-name="Visited_20_Internet_20_Link">
 </text:a>
 .</text:p>
      <text:p text:style-name="P4">
За інформацією австрійського інформагентства, мер Бучі став гостем назасіданні муніципальної ради Клостернойбурга (Нижня Австрія) за посередництвамісцевої благодійної організації Klosterneuburg hilft, яка опікується 600українськими переселенцями. У своїй промові він подякував Австрії за підтримкуукраїнського цивільного населення та розповів про життя в Бучі.</text:p>
      <text:p text:style-name="P4">
<text:span text:style-name="T4">
Читайте також:</text:span>
 <text:span text:style-name="T4">
<text:a xlink:type="simple" xlink:href="https://www.ukrinform.ua/rubric-uarazom/3701781-avstrijskij-proekt-nadav-dopomogu-majze-patom-tisacam-ditej-z-harkivsini.html" text:style-name="Internet_20_link" text:visited-style-name="Visited_20_Internet_20_Link">
 </text:a>
 </text:span>
</text:p>
      <text:p text:style-name="P4">
"Жителі Бучі живуть під девізом "Не пробачити, не забути". Пройде багато часу,перш ніж Буча стане такою, як раніше", - сказав мер.</text:p>
      <text:p text:style-name="P4">
При цьому він вказав на те, що близько 90% населення повернулося до міста імає сильне бажання відбудувати місто.</text:p>
      <text:p text:style-name="P4">
Мер розповів депутатам австрійського міста, що під час окупації російськівійськові вбили понад 400 містян. "Кожен четвертий загиблий у всій Київськійобласті був із Бучі", - сказав мер.</text:p>
      <text:p text:style-name="P4">
<text:span text:style-name="T4">
Читайте також:</text:span>
 <text:span text:style-name="T4">
<text:a xlink:type="simple" xlink:href="https://www.ukrinform.ua/rubric-ato/3689894-zelenskij-vruciv-buci-vidznaku-mistogeroj.html" text:style-name="Internet_20_link" text:visited-style-name="Visited_20_Internet_20_Link">
 </text:a>
 </text:span>
</text:p>
      <text:p text:style-name="P4">
Він додав, що ще не всі загиблі ідентифіковані. "У нас є могили невідомихлюдей, чиї надгробки пронумеровані ", - зазначив Федорук.</text:p>
      <text:p text:style-name="P4">
Як зазначає АРА, мера Бучі привітали промовами всі фракції місцевої ради,окрім "Австрійської партії свободи" та "Соціал-демократичної партії Австрії".</text:p>
      <text:p text:style-name="P4">
"Ми робимо недостатньо, щоб допомогти вам", - заявив представник міської радивід ліберальної партії NEOS Клеменс Абляйдінгер.</text:p>
      <text:p text:style-name="P4">
<text:span text:style-name="T4">
Читайте також:</text:span>
 <text:span text:style-name="T4">
<text:a xlink:type="simple" xlink:href="https://www.ukrinform.ua/rubric-culture/3700068-ukraina-ta-avstria-poglibluvatimut-spivpracu-u-sferi-kulturi-mkip.html" text:style-name="Internet_20_link" text:visited-style-name="Visited_20_Internet_20_Link">
 </text:a>
 </text:span>
</text:p>
      <text:p text:style-name="P4">
Агентство вказує на те, що член міськради Йозеф Пічко, який є одним з двохпредставників FPÖ у раді, взагалі був відсутній під час виступу Федорука. "Цене є темою муніципальної ради", - пояснив представник "Австрійської партіїсвободи" свою позицію.</text:p>
      <text:p text:style-name="P4">
Водночас австрійська газета <text:a xlink:type="simple" xlink:href="https://www.derstandard.de/consent/tcf/story/2000145998427/stadtchef-der-ukrainischen-stadt-butscha-sprach-im-klosterneuburger-gemeinderat" text:style-name="Internet_20_link" text:visited-style-name="Visited_20_Internet_20_Link">
</text:a>
 взялакоментар в очільника місцевого відділення SPÖ Карла Шміда, який пояснивмовчання соціал-демократів під час виступу мера Бучі тим, що "обговореннявоєнних потрясінь в Україні у місцевій раді Клостернойбурга – не найкращемісце", і "муніципальна рада має інші завдання". Саме ж запрошення Федорукадля виступу у муніципальній раді він назвав "політичною акцією бургомістра" –тобто, міського голови Штефана Шмукеншлагера, який представляє ÖVP.</text:p>
      <text:p text:style-name="P4">
Як повідомляв Укрінформ, Президент України _<text:span text:style-name="T4">
<text:a xlink:type="simple" xlink:href="https://www.ukrinform.ua/rubric-polytics/3689654-vistup-zelenskogo-v-nacionalnij-radi-stav-toppodieu-v-avstrii-posol.html" text:style-name="Internet_20_link" text:visited-style-name="Visited_20_Internet_20_Link">
</text:a>
 </text:span>
 _ . Водночасультраправа та проросійська Партія свободи (FPÖ) виступила проти промови главиУкраїнської держави, оскільки його виступ як "представника воюючої сторони" впарламенті Австрії нібито є порушенням нейтрального статусу країни. Крім того,непрямий бойкот виступу Президента України здійснили і в Соціал-демократичнійпартії – половина з її депутатів у Національній раді, включаючи лідерку ПамелуРенді-Вагнер, були відсутні під час виступу.</text:p>
      <text:p text:style-name="P4">
Source: <text:a xlink:type="simple" xlink:href="https://www.ukrinform.ua/rubric-polytics/3702618-v-avstrijskomu-klosternojburzi-pravi-populisti-ta-socialdemokrati-buli-ne-radi-meru-buci.html" text:style-name="Internet_20_link" text:visited-style-name="Visited_20_Internet_20_Link">
https://www.ukrinform.ua/rubric-polytics/3702618-v-avstrijskomu-klosternojburzi-pravi-populisti-ta-socialdemokrati-buli-ne-radi-meru-buci.html</text:a>
</text:p>
      <!--NEWS-->
      <text:h text:style-name="P10" text:outline-level="1">
<text:span text:style-name="T4">
Нідерланди втретє відправили в Україну групу для розслідування воєнних злочинів</text:span>
</text:h>
      <text:p text:style-name="P4">
Authors: Ukrinform (Person)</text:p>
      <text:p text:style-name="P4">
Publisher: Укринформ (Organization)</text:p>
      <text:p text:style-name="P4">
Published Time: 2023-04-29T-29:57:00+03:00</text:p>
      <text:p text:style-name="P4">
Modified Time: 2023-04-29T21:57:00+03:00</text:p>
      <text:p text:style-name="P4">
Description: На початку цього тижня Нідерланди втретє відправили в Україну групу для розслідування воєнних злочинів. — Укрінформ.</text:p>
      <text:p text:style-name="P4">
Images: ["<text:a xlink:type="simple" xlink:href="https://static.ukrinform.com/photos/2023_01/thumb_files/630_360_1673470349-500.jpeg" text:style-name="Internet_20_link" text:visited-style-name="Visited_20_Internet_20_Link">
630_360_16734...</text:a>
"]</text:p>
      <text:p text:style-name="P4">
Tags: ['Нідерланди', 'Україна', 'Агресія РФ', 'Воєнні злочини', 'Війна з росією']</text:p>
      <text:p text:style-name="P4">
Type: Article</text:p>
      <!--METADATA-->
      <text:p text:style-name="P4">
<draw:frame draw:style-name="fr1" draw:name="Image23" text:anchor-type="as-char" svg:width="6.9236in" svg:height="3.956343in" draw:z-index="0">
<draw:image xlink:href="../Images/yкринформ/2023-04-29T-29-57-00-03-00/630_360_1673470349-500.jpeg" xlink:type="simple" xlink:show="embed" xlink:actuate="onLoad" draw:mime-type="image/jpeg"/>
</draw:frame>
 Напочатку цього тижня Нідерланди втретє відправили в Україну групу длярозслідування воєнних злочинів.</text:p>
      <text:p text:style-name="P4">
Про це повідомляє Укрінформ з <text:a xlink:type="simple" xlink:href="https://www.defensie.nl/actueel/nieuws/2023/04/28/voor-derde-keer-forensisch-opsporingsteam-aan-het-werk-in-oekraine" text:style-name="Internet_20_link" text:visited-style-name="Visited_20_Internet_20_Link">
</text:a>
 на Міністерство оборониНідерландів.</text:p>
      <text:p text:style-name="P4">
“На початку цього тижня в Україну вирушила судово-слідча група длярозслідування воєнних злочинів”, - йдеться у повідомленні.</text:p>
      <text:p text:style-name="P4">
Зазначається, що цього разу йдеться про команду приблизно з 60 осіб, до складуякої входять також 9 чеських спеціалістів.</text:p>
      <text:p text:style-name="P4">
<text:span text:style-name="T4">
Читайте також:</text:span>
 <text:span text:style-name="T4">
<text:a xlink:type="simple" xlink:href="https://www.ukrinform.ua/rubric-ato/3702608-ukraina-gotue-vazlivi-kroki-po-stvorennu-tribunalu-sodo-zlocinu-rosijskoi-agresii.html" text:style-name="Internet_20_link" text:visited-style-name="Visited_20_Internet_20_Link">
 </text:a>
 </text:span>
</text:p>
      <text:p text:style-name="P4">
До групи входять експерти військової поліції <text:span text:style-name="T4">
<text:a xlink:type="simple" xlink:href="https://www.ukrinform.ua/tag-niderlandi" text:style-name="Internet_20_link" text:visited-style-name="Visited_20_Internet_20_Link">
</text:a>
 </text:span>
 та інших підрозділівМіністерства оборони.</text:p>
      <text:p text:style-name="P4">
Обов'язки групи полягають у розслідуванні та збереженні доказів. Це робитьсяпід егідою Міжнародного кримінального суду (МКС).</text:p>
      <text:p text:style-name="P4">
Команда експертів їде в Україну вже втретє. Вперше це сталося у травніминулого року. Другий раз це відбулося наприкінці минулого року. Було зібранодокази, які передали до МКС.</text:p>
      <text:p text:style-name="P4">
<text:span text:style-name="T4">
Читайте також:</text:span>
 <text:span text:style-name="T4">
<text:a xlink:type="simple" xlink:href="https://www.ukrinform.ua/rubric-polytics/3702214-pivnicna-makedonia-dolucilasa-do-koalicii-zi-stvorenna-spectribunalu-dla-rf.html" text:style-name="Internet_20_link" text:visited-style-name="Visited_20_Internet_20_Link">
 </text:a>
 </text:span>
</text:p>
      <text:p text:style-name="P4">
Як повідомляв Укрінформ, 17 березня 2023 року стало відомо, що Міжнароднийкримінальний суд видав ордер на арешт президента рф володимира путіна ідитячого омбудсмена рф львової-бєлової, яких підозрюють у незаконнійдепортації дітей з окупованих територій України в росію щонайменше з лютого2022 року.</text:p>
      <text:p text:style-name="P4">
Source: <text:a xlink:type="simple" xlink:href="https://www.ukrinform.ua/rubric-ato/3702619-niderlandi-vtrete-vidpravili-v-ukrainu-grupu-dla-rozsliduvanna-voennih-zlociniv.html" text:style-name="Internet_20_link" text:visited-style-name="Visited_20_Internet_20_Link">
https://www.ukrinform.ua/rubric-ato/3702619-niderlandi-vtrete-vidpravili-v-ukrainu-grupu-dla-rozsliduvanna-voennih-zlociniv.html</text:a>
</text:p>
      <!--NEWS-->
      <text:h text:style-name="P10" text:outline-level="1">
<text:span text:style-name="T4">
роспропаганда видала кадри зруйнованої багатоповерхівки в Умані за «обстріл Донбасу»</text:span>
</text:h>
      <text:p text:style-name="P4">
Authors: Ukrinform (Person)</text:p>
      <text:p text:style-name="P4">
Publisher: Укринформ (Organization)</text:p>
      <text:p text:style-name="P4">
Published Time: 2023-04-29T-31:47:00+03:00</text:p>
      <text:p text:style-name="P4">
Modified Time: 2023-04-29T21:47:00+03:00</text:p>
      <text:p text:style-name="P4">
Description: кремлівське телебачення видало кадри зруйнованої російською ракетою багатоповерхівки в Умані Черкаської області за наслідки "обстрілу Донбасу українськими бойовиками". — Укрінформ.</text:p>
      <text:p text:style-name="P4">
Images: ["<text:a xlink:type="simple" xlink:href="https://static.ukrinform.com/photos/2019_11/thumb_files/630_360_1572860754-412.jpg" text:style-name="Internet_20_link" text:visited-style-name="Visited_20_Internet_20_Link">
630_360_15728...</text:a>
"]</text:p>
      <text:p text:style-name="P4">
Tags: ['Пропаганда', 'ЗМІ', 'Воєнні злочини', 'Умань', 'Війна з росією']</text:p>
      <text:p text:style-name="P4">
Type: Article</text:p>
      <!--METADATA-->
      <text:p text:style-name="P4">
<draw:frame draw:style-name="fr1" draw:name="Image24" text:anchor-type="as-char" svg:width="6.9236in" svg:height="3.956343in" draw:z-index="0">
<draw:image xlink:href="../Images/yкринформ/2023-04-29T-31-47-00-03-00/630_360_1572860754-412.jpg" xlink:type="simple" xlink:show="embed" xlink:actuate="onLoad" draw:mime-type="image/jpeg"/>
</draw:frame>
кремлівське телебачення видало кадри зруйнованої російською ракетоюбагатоповерхівки в Умані Черкаської області за наслідки "обстрілу Донбасуукраїнськими бойовиками".</text:p>
      <text:p text:style-name="P4">
Як передає Укрінформ, про це "Настоящее время" повідомило в <text:a xlink:type="simple" xlink:href="https://t.me/currenttime/23349" text:style-name="Internet_20_link" text:visited-style-name="Visited_20_Internet_20_Link">
</text:a>
 .</text:p>
      <text:p text:style-name="P4">
Так, уражений російською ракетою житловий будинок в Умані пропагандистипоказали в сюжеті, де йшлося про нібито потрапляння під вогонь українськихвійськових населених пунктів Нікольське, Яковлівка і Ясиновата Донецькоїобласті.</text:p>
      <text:p text:style-name="P4">
<text:span text:style-name="T4">
Читайте також:</text:span>
 <text:span text:style-name="T4">
<text:a xlink:type="simple" xlink:href="https://www.ukrinform.ua/rubric-regions/3702379-unaslidok-raketnogo-udaru-po-umani-zaginuli-patero-ditej-mvs.html" text:style-name="Internet_20_link" text:visited-style-name="Visited_20_Internet_20_Link">
 </text:a>
 </text:span>
</text:p>
      <text:p text:style-name="P4">
Як повідомляв Укрінформ, зранку 28 квітня російські загарбники вкотрездійснили по Україні ракетну атаку, влучивши по житлових будинках у Дніпрі,Умані Черкаської області й Українці Київської області.</text:p>
      <text:p text:style-name="P4">
<text:span text:style-name="T4">
Читайте також:</text:span>
 <text:span text:style-name="T4">
<text:a xlink:type="simple" xlink:href="https://www.ukrinform.ua/rubric-regions/3702538-v-umani-na-misci-raketnogo-udaru-zaversili-posukovu-operaciu-dvoe-vvazautsa-zniklimi.html" text:style-name="Internet_20_link" text:visited-style-name="Visited_20_Internet_20_Link">
 </text:a>
 </text:span>
</text:p>
      <text:p text:style-name="P4">
В <text:span text:style-name="T4">
<text:a xlink:type="simple" xlink:href="https://www.ukrinform.ua/tag-uman" text:style-name="Internet_20_link" text:visited-style-name="Visited_20_Internet_20_Link">
 </text:a>
 </text:span>
 кількість загиблих унаслідокракетного удару росіян сягнула понад 20 осіб. Пошуково-рятувальна операціязавершена, дві жінки вважаються зниклими безвісти.</text:p>
      <text:p text:style-name="P4">
Source: <text:a xlink:type="simple" xlink:href="https://www.ukrinform.ua/rubric-ato/3702611-rospropaganda-vidala-kadri-zrujnovanoi-bagatopoverhivki-v-umani-za-obstril-donbasu.html" text:style-name="Internet_20_link" text:visited-style-name="Visited_20_Internet_20_Link">
https://www.ukrinform.ua/rubric-ato/3702611-rospropaganda-vidala-kadri-zrujnovanoi-bagatopoverhivki-v-umani-za-obstril-donbasu.html</text:a>
</text:p>
      <!--NEWS-->
      <text:h text:style-name="P10" text:outline-level="1">
<text:span text:style-name="T4">
Міненерго: Тарифи на електрику доведеться збільшити</text:span>
</text:h>
      <text:p text:style-name="P4">
Authors: Ukrinform (Person)</text:p>
      <text:p text:style-name="P4">
Publisher: Укринформ (Organization)</text:p>
      <text:p text:style-name="P4">
Published Time: 2023-04-29T-33:40:00+03:00</text:p>
      <text:p text:style-name="P4">
Modified Time: 2023-04-29T21:40:00+03:00</text:p>
      <text:p text:style-name="P4">
Description: Рішення про збільшення тарифів на електроенергію доведеться ухвалити, інакше енергосистема не зможе підготуватися до наступної зими. — Укрінформ.</text:p>
      <text:p text:style-name="P4">
Images: ["<text:a xlink:type="simple" xlink:href="https://static.ukrinform.com/photos/2023_02/thumb_files/630_360_1675414663-980.jpg" text:style-name="Internet_20_link" text:visited-style-name="Visited_20_Internet_20_Link">
630_360_16754...</text:a>
"]</text:p>
      <text:p text:style-name="P4">
Tags: ['Електроенергія', 'Міненерго', 'Тариф', 'Єдині новини']</text:p>
      <text:p text:style-name="P4">
Type: Article</text:p>
      <!--METADATA-->
      <text:p text:style-name="P4">
<draw:frame draw:style-name="fr1" draw:name="Image25" text:anchor-type="as-char" svg:width="6.9236in" svg:height="3.956343in" draw:z-index="0">
<draw:image xlink:href="../Images/yкринформ/2023-04-29T-33-40-00-03-00/630_360_1675414663-980.jpg" xlink:type="simple" xlink:show="embed" xlink:actuate="onLoad" draw:mime-type="image/jpeg"/>
</draw:frame>
 Рішенняпро збільшення тарифів на електроенергію доведеться ухвалити, інакшеенергосистема не зможе підготуватися до наступної зими.</text:p>
      <text:p text:style-name="P4">
Про це в ефірі загальнонаціонального телемарафону "Єдині новини" сказавзаступник міністра енергетики Фарід Сафаров, передає Укрінформ.</text:p>
      <text:p text:style-name="P4">
"Будь-які зміни тарифів в піки зростання - це важкі та вимушені рішення.Наразі уряд і НКРЕКП опрацьовують питання, щоб зрозуміти, наскільки потрібнозбільшувати тариф. Але все одно доведеться таке рішення ухвалити, оскількиінакше енергетика не зможе не те що відновитися, а й підготуватися донаступної зими, яка може бути набагато складнішою, ніж попередня", - сказавСафаров.</text:p>
      <text:p text:style-name="P4">
<text:span text:style-name="T4">
Читайте також:</text:span>
 <text:span text:style-name="T4">
<text:a xlink:type="simple" xlink:href="https://www.ukrinform.ua/rubric-economy/3701908-ukraina-planue-zbilsiti-obsagi-peretokiv-elektroenergii-z-es-budue-novi-linii.html" text:style-name="Internet_20_link" text:visited-style-name="Visited_20_Internet_20_Link">
 </text:a>
 </text:span>
</text:p>
      <text:p text:style-name="P4">
Він додав, що міжнародні партнери надають підтримку і сфері відновленняукраїнської енергетики. Це і обладнання, і кошти. Так, на цей час Україна вжеотримала 150 млн євро від ЄС для фонду підтримки енергетики, 200 млн грантувід Світового банку. Але, за словами Сафарова, цих ресурсів недостатньо.</text:p>
      <text:p text:style-name="P4">
Сафаров зазначив, що для вразливих категорій населення буде надаватисядопомога, щоб вони могли сплачувати за електроенергію. Джерелами фінансуванняцієї допомоги можуть бути надходження від експорту електроенергії, фінансовадопомога партнерів, про що зараз ведуться перемовини.</text:p>
      <text:p text:style-name="P4">
<text:span text:style-name="T4">
Читайте також:</text:span>
 <text:span text:style-name="T4">
<text:a xlink:type="simple" xlink:href="https://www.ukrinform.ua/rubric-economy/3698116-minenergo-zaprosue-ucasnikiv-rinku-prirodnogo-gazu-dolucitis-do-mehanizmu-aggregateeu.html" text:style-name="Internet_20_link" text:visited-style-name="Visited_20_Internet_20_Link">
 </text:a>
 </text:span>
</text:p>
      <text:p text:style-name="P4">
Поки кінцевого рішення про те, яким має бути тариф на електроенергію, немає,наголосив Сафаров.</text:p>
      <text:p text:style-name="P4">
Як повідомляв Укрінформ, _<text:span text:style-name="T4">
<text:a xlink:type="simple" xlink:href="https://www.ukrinform.ua/rubric-economy/3702598-dla-pidgotovki-do-opaluvalnogo-sezonu-potribno-34-milarda-minenergo.html" text:style-name="Internet_20_link" text:visited-style-name="Visited_20_Internet_20_Link">
 </text:a>
 </text:span>
 _ , в цю суму входить як відновлення генерації, так ізакупівля необхідних ресурсів.</text:p>
      <text:p text:style-name="P4">
Source: <text:a xlink:type="simple" xlink:href="https://www.ukrinform.ua/rubric-economy/3702603-minenergo-tarifi-na-elektriku-dovedetsa-zbilsiti.html" text:style-name="Internet_20_link" text:visited-style-name="Visited_20_Internet_20_Link">
https://www.ukrinform.ua/rubric-economy/3702603-minenergo-tarifi-na-elektriku-dovedetsa-zbilsiti.html</text:a>
</text:p>
      <!--NEWS-->
      <text:h text:style-name="P10" text:outline-level="1">
<text:span text:style-name="T4">
У київському зоопарку розпочався весняно-літній сезон</text:span>
</text:h>
      <text:p text:style-name="P4">
Authors: Ukrinform (Person)</text:p>
      <text:p text:style-name="P4">
Publisher: Укринформ (Organization)</text:p>
      <text:p text:style-name="P4">
Published Time: 2023-04-29T-35:36:00+03:00</text:p>
      <text:p text:style-name="P4">
Modified Time: 2023-04-29T21:36:00+03:00</text:p>
      <text:p text:style-name="P4">
Description: Цими вихідними в Київському зоопарку розпочинається 117 весняно-літній сезон. Майже всі тварини вже перейшли до своїх літніх майданчиків та ставків, а парк зазеленів та розквітнув. — Укрінформ.</text:p>
      <text:p text:style-name="P4">
Images: ["<text:a xlink:type="simple" xlink:href="https://static.ukrinform.com/photos/2023_04/thumb_files/630_360_1682792992-582.jpg" text:style-name="Internet_20_link" text:visited-style-name="Visited_20_Internet_20_Link">
630_360_16827...</text:a>
", "<text:a xlink:type="simple" xlink:href="https://static.ukrinform.com/photos/2023_04/1682793015-150.jpg" text:style-name="Internet_20_link" text:visited-style-name="Visited_20_Internet_20_Link">
1682793015-15...</text:a>
", "<text:a xlink:type="simple" xlink:href="https://static.ukrinform.com/photos/2023_04/1682793105-799.jpg" text:style-name="Internet_20_link" text:visited-style-name="Visited_20_Internet_20_Link">
1682793105-79...</text:a>
", "<text:a xlink:type="simple" xlink:href="https://static.ukrinform.com/photos/2023_04/1682793038-660.jpg" text:style-name="Internet_20_link" text:visited-style-name="Visited_20_Internet_20_Link">
1682793038-66...</text:a>
", "<text:a xlink:type="simple" xlink:href="https://static.ukrinform.com/photos/2023_04/1682793104-882.jpg" text:style-name="Internet_20_link" text:visited-style-name="Visited_20_Internet_20_Link">
1682793104-88...</text:a>
", "<text:a xlink:type="simple" xlink:href="https://static.ukrinform.com/photos/2023_04/1682793064-368.jpg" text:style-name="Internet_20_link" text:visited-style-name="Visited_20_Internet_20_Link">
1682793064-36...</text:a>
", "<text:a xlink:type="simple" xlink:href="https://static.ukrinform.com/photos/2023_04/1682793104-791.jpg" text:style-name="Internet_20_link" text:visited-style-name="Visited_20_Internet_20_Link">
1682793104-79...</text:a>
"]</text:p>
      <text:p text:style-name="P4">
Tags: ['Зоопарк', 'Київ', 'Птахи']</text:p>
      <text:p text:style-name="P4">
Type: Article</text:p>
      <!--METADATA-->
      <text:p text:style-name="P4">
<draw:frame draw:style-name="fr1" draw:name="Image26" text:anchor-type="as-char" svg:width="6.9236in" svg:height="3.956343in" draw:z-index="0">
<draw:image xlink:href="../Images/yкринформ/2023-04-29T-35-36-00-03-00/630_360_1682792992-582.jpg" xlink:type="simple" xlink:show="embed" xlink:actuate="onLoad" draw:mime-type="image/jpeg"/>
</draw:frame>
 Цимивихідними в Київському зоопарку розпочинається 117 весняно-літній сезон. Майжевсі тварини вже перейшли до своїх літніх майданчиків та ставків, а паркзазеленів та розквітнув.</text:p>
      <text:p text:style-name="P4">
Як передає Укрінформ, про це йдеться на <text:a xlink:type="simple" xlink:href="https://zoo.kiev.ua/117-vesnyano-litnij-sezon-u-kyyivskomu-zooparku/" text:style-name="Internet_20_link" text:visited-style-name="Visited_20_Internet_20_Link">
 </text:a>
 .</text:p>
      <text:p text:style-name="P4">
Як зазначається, у ці важкі часи робота зоопарку можлива лише за підтримкисуспільства, державних та громадських установ, друзів і колег з усього світута відданості своїй справі працівників.</text:p>
      <text:p text:style-name="P4">
<draw:frame draw:style-name="fr1" draw:name="Image27" text:anchor-type="as-char" svg:width="6.9236in" svg:height="4.660609in" draw:z-index="0">
<draw:image xlink:href="../Images/yкринформ/2023-04-29T-35-36-00-03-00/1682793015-150.jpg" xlink:type="simple" xlink:show="embed" xlink:actuate="onLoad" draw:mime-type="image/jpeg"/>
</draw:frame>
<draw:frame draw:style-name="fr1" draw:name="Image28" text:anchor-type="as-char" svg:width="6.9236in" svg:height="4.660609in" draw:z-index="0">
<draw:image xlink:href="../Images/yкринформ/2023-04-29T-35-36-00-03-00/1682793105-799.jpg" xlink:type="simple" xlink:show="embed" xlink:actuate="onLoad" draw:mime-type="image/jpeg"/>
</draw:frame>
</text:p>
      <text:p text:style-name="P4">
"Головне зараз – забезпечити мешканців зоопарку теплом, кормами, ветеринарнимдоглядом, покращувати умови їх утримання попри всі складнощі. З початкуросійської агресії ми надали прихисток понад 400 тваринам, і це накладає нанас відповідальність за їх подальшу долю", - йдеться у дописі.</text:p>
      <text:p text:style-name="P4">
<draw:frame draw:style-name="fr1" draw:name="Image29" text:anchor-type="as-char" svg:width="6.9236in" svg:height="4.660609in" draw:z-index="0">
<draw:image xlink:href="../Images/yкринформ/2023-04-29T-35-36-00-03-00/1682793038-660.jpg" xlink:type="simple" xlink:show="embed" xlink:actuate="onLoad" draw:mime-type="image/jpeg"/>
</draw:frame>
<draw:frame draw:style-name="fr1" draw:name="Image30" text:anchor-type="as-char" svg:width="6.9236in" svg:height="4.660609in" draw:z-index="0">
<draw:image xlink:href="../Images/yкринформ/2023-04-29T-35-36-00-03-00/1682793104-882.jpg" xlink:type="simple" xlink:show="embed" xlink:actuate="onLoad" draw:mime-type="image/jpeg"/>
</draw:frame>
</text:p>
      <text:p text:style-name="P4">
До відкриття сезону було оновлено понад 30 експозицій, створено дві штучніводойми, встановлено 15 сучасних аераційних систем, побудовано вдвічі більшийвольєр для 12-ти врятованих павіанів анубіса. З нагоди поповнення в родинікапібар облаштували новий «дитячий майданчик» з басейном та багато іншого,розповіла пресслужба.</text:p>
      <text:p text:style-name="P4">
<draw:frame draw:style-name="fr1" draw:name="Image31" text:anchor-type="as-char" svg:width="6.9236in" svg:height="4.660609in" draw:z-index="0">
<draw:image xlink:href="../Images/yкринформ/2023-04-29T-35-36-00-03-00/1682793064-368.jpg" xlink:type="simple" xlink:show="embed" xlink:actuate="onLoad" draw:mime-type="image/jpeg"/>
</draw:frame>
<draw:frame draw:style-name="fr1" draw:name="Image32" text:anchor-type="as-char" svg:width="6.9236in" svg:height="4.660609in" draw:z-index="0">
<draw:image xlink:href="../Images/yкринформ/2023-04-29T-35-36-00-03-00/1682793104-791.jpg" xlink:type="simple" xlink:show="embed" xlink:actuate="onLoad" draw:mime-type="image/jpeg"/>
</draw:frame>
</text:p>
      <text:p text:style-name="P4">
Як повідомляв Укрінформ, у Київському зоопарку нові пари утворили мавпочки,журавлі, грифи, олені та єноти.</text:p>
      <text:p text:style-name="P4">
Фото, відео: zoo.kiev.ua</text:p>
      <text:p text:style-name="P4">
Source: <text:a xlink:type="simple" xlink:href="https://www.ukrinform.ua/rubric-kyiv/3702613-u-kiivskomu-zooparku-rozpocavsa-vesnanolitnij-sezon.html" text:style-name="Internet_20_link" text:visited-style-name="Visited_20_Internet_20_Link">
https://www.ukrinform.ua/rubric-kyiv/3702613-u-kiivskomu-zooparku-rozpocavsa-vesnanolitnij-sezon.html</text:a>
</text:p>
      <!--NEWS-->
      <text:h text:style-name="P10" text:outline-level="1">
<text:span text:style-name="T4">
Зеленський подякував усім, хто взяв участь у рятувальній операції в Умані</text:span>
</text:h>
      <text:p text:style-name="P4">
Authors: Ukrinform (Person)</text:p>
      <text:p text:style-name="P4">
Publisher: Укринформ (Organization)</text:p>
      <text:p text:style-name="P4">
Published Time: 2023-04-29T-37:28:00+03:00</text:p>
      <text:p text:style-name="P4">
Modified Time: 2023-04-29T21:28:00+03:00</text:p>
      <text:p text:style-name="P4">
Description: Президент України Володимир Зеленський подякував кожному, хто взяв участь у рятувальній операції в Умані. — Укрінформ.</text:p>
      <text:p text:style-name="P4">
Images: ["<text:a xlink:type="simple" xlink:href="https://static.ukrinform.com/photos/2023_04/thumb_files/630_360_1682753536-962.jpeg" text:style-name="Internet_20_link" text:visited-style-name="Visited_20_Internet_20_Link">
630_360_16827...</text:a>
"]</text:p>
      <text:p text:style-name="P4">
Tags: ['Умань', 'Зеленський', 'Війна з росією']</text:p>
      <text:p text:style-name="P4">
Type: Article</text:p>
      <!--METADATA-->
      <text:p text:style-name="P4">
<draw:frame draw:style-name="fr1" draw:name="Image33" text:anchor-type="as-char" svg:width="6.9236in" svg:height="3.956343in" draw:z-index="0">
<draw:image xlink:href="../Images/yкринформ/2023-04-29T-37-28-00-03-00/630_360_1682753536-962.jpeg" xlink:type="simple" xlink:show="embed" xlink:actuate="onLoad" draw:mime-type="image/jpeg"/>
</draw:frame>
Президент України Володимир Зеленський подякував кожному, хто взяв участь урятувальній операції в Умані.</text:p>
      <text:p text:style-name="P4">
Про це він розповів у <text:a xlink:type="simple" xlink:href="https://t.me/V_Zelenskiy_official/6050" text:style-name="Internet_20_link" text:visited-style-name="Visited_20_Internet_20_Link">
 </text:a>
 , передаєУкрінформ.</text:p>
      <text:p text:style-name="P4">
"Ми зробимо все можливе, щоб держава-терорист якнайшвидше відповіла за скоєненею. Кожен, хто готує такі ракетні обстріли, не може не знати, що станеспівучасником убивства. Кожен, хто наводить і запускає ракети, обслуговуєлітаки, кораблі для терору. Не лише ті, хто віддає накази, а всі. Ви всітерористи і вбивці, і ви всі маєте бути покарані. І обов'язково ті, хто скоївпервісний злочин, з якого почалися всі інші злочини агресії проти наших людей, проти нашої держави", - сказав Президент.</text:p>
      <text:p text:style-name="P4">
Зеленський висловив співчуття рідним, близьким загиблих та поранених унаслідокцього ракетного удару.</text:p>
      <text:p text:style-name="P4">
<text:span text:style-name="T4">
Читайте також:</text:span>
 <text:a xlink:type="simple" xlink:href="https://www.ukrinform.ua/rubric-regions/3702538-v-umani-na-misci-raketnogo-udaru-zaversili-posukovu-operaciu-dvoe-vvazautsa-zniklimi.html" text:style-name="Internet_20_link" text:visited-style-name="Visited_20_Internet_20_Link">
 </text:a>
</text:p>
      <text:p text:style-name="P4">
Президент подякував рятувальникам ДСНС, поліції, медикам, комунальним службамУмані, військовим, волонтерам - усім, хто взяв участь у рятувальній операції.</text:p>
      <text:p text:style-name="P4">
Як повідомлялося, <text:a xlink:type="simple" xlink:href="https://www.ukrinform.ua/rubric-ato/3701835-v-umani-kilkist-zertv-raketnogo-udaru-zrosla-do-cotiroh-17-postrazdalih.html" text:style-name="Internet_20_link" text:visited-style-name="Visited_20_Internet_20_Link">
 </text:a>
 . Водній дев'ятиповерхівці повністю зруйновано під'їзд, загалом постраждало 10будинків. На цей час відомо про 23 загиблих, серед яких шестеро дітей.</text:p>
      <text:p text:style-name="P4">
Source: <text:a xlink:type="simple" xlink:href="https://www.ukrinform.ua/rubric-society/3702609-zelenskij-podakuvav-usim-hto-vzav-ucast-u-ratuvalnij-operacii-v-umani.html" text:style-name="Internet_20_link" text:visited-style-name="Visited_20_Internet_20_Link">
https://www.ukrinform.ua/rubric-society/3702609-zelenskij-podakuvav-usim-hto-vzav-ucast-u-ratuvalnij-operacii-v-umani.html</text:a>
</text:p>
      <!--NEWS-->
      <text:h text:style-name="P10" text:outline-level="1">
<text:span text:style-name="T4">
Ла Ліга: «Реал» переміг «Альмерію» у результативному матчі</text:span>
</text:h>
      <text:p text:style-name="P4">
Authors: Ukrinform (Person)</text:p>
      <text:p text:style-name="P4">
Publisher: Укринформ (Organization)</text:p>
      <text:p text:style-name="P4">
Published Time: 2023-04-29T-39:22:46+03:00</text:p>
      <text:p text:style-name="P4">
Modified Time: 2023-04-29T21:22:46+03:00</text:p>
      <text:p text:style-name="P4">
Description: Мадридський «Реал» відірвався від «Атлетико» на 5 очок. — Укрінформ.</text:p>
      <text:p text:style-name="P4">
Images: ["<text:a xlink:type="simple" xlink:href="https://static.ukrinform.com/photos/2023_04/thumb_files/630_360_1682792435-691.jpg" text:style-name="Internet_20_link" text:visited-style-name="Visited_20_Internet_20_Link">
630_360_16827...</text:a>
"]</text:p>
      <text:p text:style-name="P4">
Tags: ['Футбол', 'Реал Мадрид']</text:p>
      <text:p text:style-name="P4">
Type: Article</text:p>
      <!--METADATA-->
      <text:p text:style-name="P4">
<draw:frame draw:style-name="fr1" draw:name="Image34" text:anchor-type="as-char" svg:width="6.9236in" svg:height="3.956343in" draw:z-index="0">
<draw:image xlink:href="../Images/yкринформ/2023-04-29T-39-22-46-03-00/630_360_1682792435-691.jpg" xlink:type="simple" xlink:show="embed" xlink:actuate="onLoad" draw:mime-type="image/jpeg"/>
</draw:frame>
Мадридський «Реал» відірвався від «Атлетико» на 5 очок.</text:p>
      <text:p text:style-name="P4">
«Реал Мадрид» на своєму полі здолав «Альмерію» 4:2 в 32-у турі іспанськоїПрімери, передає Укрінформ.</text:p>
      <text:p text:style-name="P4">
У складі «вершкових» відзначився Родріго, хет-трик на рахунку Бензема.«Альмерія» відповіла голами Лазаро й Робертоне.</text:p>
      <text:p text:style-name="P4">
Підопічні Карло Анчелотті посідають другу сходинку в Ла Лізі, маючи в активі68 очок після 32 матчів.</text:p>
      <text:p text:style-name="P4">
<text:span text:style-name="T4">
Читайте також:</text:span>
 <text:a xlink:type="simple" xlink:href="https://www.ukrinform.ua/rubric-sports/3702606-roma-i-milan-obminalisa-golami-u-poedinku-serii-a.html" text:style-name="Internet_20_link" text:visited-style-name="Visited_20_Internet_20_Link">
 <text:span text:style-name="T4">
Мілан</text:span>
 </text:a>
</text:p>
      <text:p text:style-name="P4">
Як повідомлялося, «Барселона» очолює Прімеру - 76 очок після 31 матчу.</text:p>
      <text:p text:style-name="P4">
Фото: twitter.com/realmadrid</text:p>
      <text:p text:style-name="P4">
Source: <text:a xlink:type="simple" xlink:href="https://www.ukrinform.ua/rubric-sports/3702610-la-liga-real-peremig-almeriu-u-rezultativnomu-matci.html" text:style-name="Internet_20_link" text:visited-style-name="Visited_20_Internet_20_Link">
https://www.ukrinform.ua/rubric-sports/3702610-la-liga-real-peremig-almeriu-u-rezultativnomu-matci.html</text:a>
</text:p>
      <!--NEWS-->
      <text:h text:style-name="P10" text:outline-level="1">
<text:span text:style-name="T4">
Україна готує важливі кроки по створенню трибуналу щодо злочину російської агресії</text:span>
</text:h>
      <text:p text:style-name="P4">
Authors: Ukrinform (Person)</text:p>
      <text:p text:style-name="P4">
Publisher: Укринформ (Organization)</text:p>
      <text:p text:style-name="P4">
Published Time: 2023-04-29T-41:15:00+03:00</text:p>
      <text:p text:style-name="P4">
Modified Time: 2023-04-29T21:15:00+03:00</text:p>
      <text:p text:style-name="P4">
Description: Україна готує важливі кроки по створенню трибуналу щодо злочину російської агресії, а також нові санкційні рішення щодо осіб і компаній, які працюють на ВПК держави-терориста.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Трибунал', 'Воєнні злочини', 'Зеленський', 'Війна з росією']</text:p>
      <text:p text:style-name="P4">
Type: Article</text:p>
      <!--METADATA-->
      <text:p text:style-name="P4">
<draw:frame draw:style-name="fr1" draw:name="Image35" text:anchor-type="as-char" svg:width="6.9236in" svg:height="3.956343in" draw:z-index="0">
<draw:image xlink:href="../Images/yкринформ/2023-04-29T-41-15-00-03-00/630_360_1682451261-591.jpeg" xlink:type="simple" xlink:show="embed" xlink:actuate="onLoad" draw:mime-type="image/jpeg"/>
</draw:frame>
 Українаготує важливі кроки по створенню трибуналу щодо злочину російської агресії, атакож нові санкційні рішення щодо осіб і компаній, які працюють на ВПКдержави-терориста.</text:p>
      <text:p text:style-name="P4">
Про це у <text:a xlink:type="simple" xlink:href="https://www.youtube.com/watch" text:style-name="Internet_20_link" text:visited-style-name="Visited_20_Internet_20_Link">
 </text:a>
 сказав ПрезидентУкраїни Володимир Зеленський, передає Укрінформ.</text:p>
      <text:p text:style-name="P4">
"Наступний тиждень буде доволі важливим з погляду саме нашої боротьби засправедливість для українців, тобто за покарання для держави-терориста й усіхїї воєнних злочинців. Ми готуємо кілька важливих, потужних кроків, щоб більшеконсолідувати партнерів і дати більше енергії для створення трибуналу щодозлочину російської агресії", - сказав Зеленський.</text:p>
      <text:p text:style-name="P4">
<text:span text:style-name="T4">
Читайте також:</text:span>
 <text:span text:style-name="T4">
<text:a xlink:type="simple" xlink:href="https://www.ukrinform.ua/rubric-ato/3702604-nedostatno-slabkosti-rosii-vona-mae-vidpovisti-za-vse-skoene-zelenskij.html" text:style-name="Internet_20_link" text:visited-style-name="Visited_20_Internet_20_Link">
 </text:a>
 </text:span>
</text:p>
      <text:p text:style-name="P4">
Також, як додав Глава держави, готуються нові санкційні рішення щодо осіб ікомпаній, які працюють на ВПК терористів, щодо іноземних суб’єктів, чиєпостачання допомагає росії подовжувати <text:span text:style-name="T4">
<text:a xlink:type="simple" xlink:href="https://www.ukrinform.ua/tag-vijna-z-rosieu" text:style-name="Internet_20_link" text:visited-style-name="Visited_20_Internet_20_Link">
 </text:a>
 </text:span>
</text:p>
      <text:p text:style-name="P4">
<text:span text:style-name="T4">
Читайте також:</text:span>
 <text:span text:style-name="T4">
<text:a xlink:type="simple" xlink:href="https://www.ukrinform.ua/rubric-polytics/3702513-kostin-podakuvav-slovaccini-za-stvorenna-spectribunalu-sodo-rosii.html" text:style-name="Internet_20_link" text:visited-style-name="Visited_20_Internet_20_Link">
 </text:a>
 </text:span>
</text:p>
      <text:p text:style-name="P4">
Ці рішення незабаром будуть оприлюднені.</text:p>
      <text:p text:style-name="P4">
Source: <text:a xlink:type="simple" xlink:href="https://www.ukrinform.ua/rubric-ato/3702608-ukraina-gotue-vazlivi-kroki-po-stvorennu-tribunalu-sodo-zlocinu-rosijskoi-agresii.html" text:style-name="Internet_20_link" text:visited-style-name="Visited_20_Internet_20_Link">
https://www.ukrinform.ua/rubric-ato/3702608-ukraina-gotue-vazlivi-kroki-po-stvorennu-tribunalu-sodo-zlocinu-rosijskoi-agresii.html</text:a>
</text:p>
      <!--NEWS-->
      <text:h text:style-name="P10" text:outline-level="1">
<text:span text:style-name="T4">
«Рома» і «Мілан» обмінялися голами у поєдинку Серії А</text:span>
</text:h>
      <text:p text:style-name="P4">
Authors: Ukrinform (Person)</text:p>
      <text:p text:style-name="P4">
Publisher: Укринформ (Organization)</text:p>
      <text:p text:style-name="P4">
Published Time: 2023-04-29T-43:12:39+03:00</text:p>
      <text:p text:style-name="P4">
Modified Time: 2023-04-29T21:12:39+03:00</text:p>
      <text:p text:style-name="P4">
Description: Команди мають однакову кількість очок в чемпіонаті Італії, але у міланців краща різниця забитих і пропущених голів. — Укрінформ.</text:p>
      <text:p text:style-name="P4">
Images: ["<text:a xlink:type="simple" xlink:href="https://static.ukrinform.com/photos/2023_04/thumb_files/630_360_1682791884-811.jpg" text:style-name="Internet_20_link" text:visited-style-name="Visited_20_Internet_20_Link">
630_360_16827...</text:a>
"]</text:p>
      <text:p text:style-name="P4">
Tags: ['Футбол', 'Мілан', 'Рома']</text:p>
      <text:p text:style-name="P4">
Type: Article</text:p>
      <!--METADATA-->
      <text:p text:style-name="P4">
<draw:frame draw:style-name="fr1" draw:name="Image36" text:anchor-type="as-char" svg:width="6.9236in" svg:height="3.956343in" draw:z-index="0">
<draw:image xlink:href="../Images/yкринформ/2023-04-29T-43-12-39-03-00/630_360_1682791884-811.jpg" xlink:type="simple" xlink:show="embed" xlink:actuate="onLoad" draw:mime-type="image/jpeg"/>
</draw:frame>
 Командимають однакову кількість очок в чемпіонаті Італії, але у міланців кращарізниця забитих і пропущених голів.</text:p>
      <text:p text:style-name="P4">
«Рома» на своєму полі зіграла внічию з «Міланом» 1:1 у 32-у турі італійськоїСерії А, передає Укрінформ.</text:p>
      <text:p text:style-name="P4">
У складі римлян відзначився Абрахам на 93-й хвилині. Міланці зрівняли рахунокзусиллями Салемакерса на 96-й хвилині.</text:p>
      <text:p text:style-name="P4">
«Мілан» і «Рома» мають по 57 очок в Серії А(четверте і п'яте місце в таблиці),але міланці мають кращу різницю забитих і пропущених голів.</text:p>
      <text:p text:style-name="P4">
<text:span text:style-name="T4">
Читайте також:</text:span>
 <text:a xlink:type="simple" xlink:href="https://www.ukrinform.ua/rubric-sports/3702261-penalti-armolenka-ne-dopomogli-alajnu-rebrova-vijti-u-final-kubka-prezidenta-oae.html" text:style-name="Internet_20_link" text:visited-style-name="Visited_20_Internet_20_Link">
 </text:a>
</text:p>
      <text:p text:style-name="P4">
Як повідомлялося, «Наполі» очолюють чемпіонат Італії, маючи в активі 78 очокпісля 31 матчу.</text:p>
      <text:p text:style-name="P4">
Фото: twitter.com/OfficialASRoma</text:p>
      <text:p text:style-name="P4">
Source: <text:a xlink:type="simple" xlink:href="https://www.ukrinform.ua/rubric-sports/3702606-roma-i-milan-obminalisa-golami-u-poedinku-serii-a.html" text:style-name="Internet_20_link" text:visited-style-name="Visited_20_Internet_20_Link">
https://www.ukrinform.ua/rubric-sports/3702606-roma-i-milan-obminalisa-golami-u-poedinku-serii-a.html</text:a>
</text:p>
      <!--NEWS-->
      <text:h text:style-name="P10" text:outline-level="1">
<text:span text:style-name="T4">
У вбиральні британського пабу знайшли документи про атомну субмарину</text:span>
</text:h>
      <text:p text:style-name="P4">
Authors: Ukrinform (Person)</text:p>
      <text:p text:style-name="P4">
Publisher: Укринформ (Organization)</text:p>
      <text:p text:style-name="P4">
Published Time: 2023-04-29T-45:02:00+03:00</text:p>
      <text:p text:style-name="P4">
Modified Time: 2023-04-29T21:02:00+03:00</text:p>
      <text:p text:style-name="P4">
Description: У графстві Камбрія, у вбиральні місцевого пабу знайшли документи з грифом "таємно", що стосуються роботи підводного човна HMS Anson Королівських ВМС. — Укрінформ.</text:p>
      <text:p text:style-name="P4">
Images: ["<text:a xlink:type="simple" xlink:href="https://static.ukrinform.com/photos/2023_04/thumb_files/630_360_1682790373-700.jpg" text:style-name="Internet_20_link" text:visited-style-name="Visited_20_Internet_20_Link">
630_360_16827...</text:a>
", "<text:a xlink:type="simple" xlink:href="https://static.ukrinform.com/photos/2023_04/1682790394-182.jpg" text:style-name="Internet_20_link" text:visited-style-name="Visited_20_Internet_20_Link">
1682790394-18...</text:a>
"]</text:p>
      <text:p text:style-name="P4">
Tags: ['Британія', 'ВМС України', 'Документи']</text:p>
      <text:p text:style-name="P4">
Type: Article</text:p>
      <!--METADATA-->
      <text:p text:style-name="P4">
<draw:frame draw:style-name="fr1" draw:name="Image37" text:anchor-type="as-char" svg:width="6.9236in" svg:height="3.956343in" draw:z-index="0">
<draw:image xlink:href="../Images/yкринформ/2023-04-29T-45-02-00-03-00/630_360_1682790373-700.jpg" xlink:type="simple" xlink:show="embed" xlink:actuate="onLoad" draw:mime-type="image/jpeg"/>
</draw:frame>
 Уграфстві Камбрія, у вбиральні місцевого пабу знайшли документи з грифом"таємно", що стосуються роботи підводного човна HMS Anson Королівських ВМС.</text:p>
      <text:p text:style-name="P4">
Як передає Укрінформ, про це повідомляє <text:a xlink:type="simple" xlink:href="https://www.thesun.co.uk/news/22198059/secret-nuclear-submarine-plans-found-wetherspoons-toilet/" text:style-name="Internet_20_link" text:visited-style-name="Visited_20_Internet_20_Link">
</text:a>
</text:p>
      <text:p text:style-name="P4">
Секретні документи були знайдені у кабінці вбиральні мережі пабівWetherspoons, на залізниці Ферніс.</text:p>
      <text:p text:style-name="P4">
У <text:a xlink:type="simple" xlink:href="https://www.ukrinform.ua/tag-dokumenti" text:style-name="Internet_20_link" text:visited-style-name="Visited_20_Internet_20_Link">
 </text:a>
 йдеться про внутрішню роботуатомного підводного човна. Вони використовувалися фахівцями, які вивчають, якізолювати та розгерметизувати елементи системи на човні.</text:p>
      <text:p text:style-name="P4">
<draw:frame draw:style-name="fr1" draw:name="Image38" text:anchor-type="as-char" svg:width="6.9236in" svg:height="4.482959in" draw:z-index="0">
<draw:image xlink:href="../Images/yкринформ/2023-04-29T-45-02-00-03-00/1682790394-182.jpg" xlink:type="simple" xlink:show="embed" xlink:actuate="onLoad" draw:mime-type="image/jpeg"/>
</draw:frame>
</text:p>
      <text:p text:style-name="P4">
Джерело The Sun зазначило: «Пощастило, що російський шпигун не знайшов їх».Джерело також повідомило, що паб був переповнений відвідувачами, колизнайшлися секретні документи.</text:p>
      <text:p text:style-name="P4">
<text:span text:style-name="T4">
Читайте також:</text:span>
 <text:a xlink:type="simple" xlink:href="https://www.ukrinform.ua/rubric-world/3699273-tejsejra-pocav-publikuvati-dokumenti-pentagonu-za-kilka-dniv-pisla-vtorgnenna-rosii-v-ukrainu.html" text:style-name="Internet_20_link" text:visited-style-name="Visited_20_Internet_20_Link">
 <text:span text:style-name="T4">
Тейшейра</text:span>
 </text:a>
</text:p>
      <text:p text:style-name="P4">
Як повідомляв Укрінформ, у США встановили особу лідера онлайн-групи, в якійз’явилися секретні дані Пентагону.</text:p>
      <text:p text:style-name="P4">
<text:span text:style-name="T5">
Фото: РА</text:span>
</text:p>
      <text:p text:style-name="P4">
Source: <text:a xlink:type="simple" xlink:href="https://www.ukrinform.ua/rubric-world/3702602-u-vbiralni-britanskogo-pabu-znajsli-dokumenti-pro-atomnu-submarinu.html" text:style-name="Internet_20_link" text:visited-style-name="Visited_20_Internet_20_Link">
https://www.ukrinform.ua/rubric-world/3702602-u-vbiralni-britanskogo-pabu-znajsli-dokumenti-pro-atomnu-submarinu.html</text:a>
</text:p>
      <!--NEWS-->
      <text:h text:style-name="P10" text:outline-level="1">
<text:span text:style-name="T4">
Костін подякував Словаччині за створення спецтрибуналу щодо росії</text:span>
</text:h>
      <text:p text:style-name="P4">
Authors: Ukrinform (Person)</text:p>
      <text:p text:style-name="P4">
Publisher: Укринформ (Organization)</text:p>
      <text:p text:style-name="P4">
Published Time: 2023-04-29T-48:57:00+03:00</text:p>
      <text:p text:style-name="P4">
Modified Time: 2023-04-29T20:57:00+03:00</text:p>
      <text:p text:style-name="P4">
Description: Генеральний прокурор Андрій Костін під час зустрічі з президенткою Словаччини Зузаною Чапутовою подякував за рішення парламенту її країни підтримати створення спеціального трибуналу щодо злочину агресії росії проти України. — Укрінформ.</text:p>
      <text:p text:style-name="P4">
Images: ["<text:a xlink:type="simple" xlink:href="https://static.ukrinform.com/photos/2023_04/thumb_files/630_360_1682771541-765.jpg" text:style-name="Internet_20_link" text:visited-style-name="Visited_20_Internet_20_Link">
630_360_16827...</text:a>
"]</text:p>
      <text:p text:style-name="P4">
Tags: ['Трибунал', 'Словаччина', 'Андрій Костін']</text:p>
      <text:p text:style-name="P4">
Type: Article</text:p>
      <!--METADATA-->
      <text:p text:style-name="P4">
<draw:frame draw:style-name="fr1" draw:name="Image39" text:anchor-type="as-char" svg:width="6.9236in" svg:height="3.956343in" draw:z-index="0">
<draw:image xlink:href="../Images/yкринформ/2023-04-29T-48-57-00-03-00/630_360_1682771541-765.jpg" xlink:type="simple" xlink:show="embed" xlink:actuate="onLoad" draw:mime-type="image/jpeg"/>
</draw:frame>
Генеральний прокурор Андрій Костін під час зустрічі з президенткою СловаччиниЗузаною Чапутовою подякував за рішення парламенту її країни підтриматистворення спеціального трибуналу щодо злочину агресії росії проти України.</text:p>
      <text:p text:style-name="P4">
Як передає Укрінформ, про це повідомляє Офіс генерального прокурора України в<text:a xlink:type="simple" xlink:href="https://t.me/pgo_gov_ua/11687" text:style-name="Internet_20_link" text:visited-style-name="Visited_20_Internet_20_Link">
 </text:a>
 .</text:p>
      <text:p text:style-name="P4">
“Словаччина завжди була і залишається надійним партнером України — допомагаєнам протистояти агресії рф, підтримує Україну на шляху до членства в ЄС танаші ініціативи на юридичному фронті”, - зауважив Костін.</text:p>
      <text:p text:style-name="P4">
<text:span text:style-name="T4">
Читайте також:</text:span>
 <text:a xlink:type="simple" xlink:href="https://www.ukrinform.ua/rubric-ato/3701166-unaslidok-agresii-rf-v-ukraini-zaginuli-ponad-10-000-civilnih-kostin.html" text:style-name="Internet_20_link" text:visited-style-name="Visited_20_Internet_20_Link">
 <text:span text:style-name="T4">
Костін</text:span>
 </text:a>
</text:p>
      <text:p text:style-name="P4">
Генпрокурор подякував президентці Словаччини за послідовну позицію тапідтримку України.</text:p>
      <text:p text:style-name="P4">
“Обидві наші держави чітко усвідомлюють, що російський режим є терористичним,а терористів необхідно зупинити та притягнути до відповідальності. Ми високоцінуємо рішення парламенту Словаччини підтримати створення спеціальноготрибуналу щодо злочину агресії”, - наголосив він.</text:p>
      <text:p text:style-name="P4">
Окремо генпрокурор висловив вдячність словацьким колегам за внесок у роботуспільної слідчої групи з розслідування тяжких міжнародних злочинів в Україні(JIT) та допомогу словацьких експертів, які відвідали Україну й працювалипліч-о-пліч із українськими прокурорами.</text:p>
      <text:p text:style-name="P4">
<text:span text:style-name="T4">
Читайте також:</text:span>
 <text:a xlink:type="simple" xlink:href="https://www.ukrinform.ua/rubric-polytics/3702176-smigal-pavel-ta-caputova-obgovorili-stvorenna-spectribunalu-proti-rf.html" text:style-name="Internet_20_link" text:visited-style-name="Visited_20_Internet_20_Link">
 </text:a>
</text:p>
      <text:p text:style-name="P4">
“Сподіваємося на подальшу співпрацю заради відновлення справедливості та мирув Європі та за її межами”, - додав Костін.</text:p>
      <text:p text:style-name="P4">
Як повідомлялося, у вересні 2022 року Президент Володимир Зеленський утворивробочу групу на чолі з керівником ОП Андрієм Єрмаком, яка опрацьовує питаннястворення спеціального трибуналу для притягнення до кримінальноївідповідальності керівництва російської федерації за скоєння злочину агресіїпроти України. Створення такого трибуналу підтримали Парламентська асамблеяРади Європи, Європарламент, Парламентська асамблея НАТО, Парламентськаасамблея ОБСЄ та окремі держави.</text:p>
      <text:p text:style-name="P4">
Фото: ОГП, Телеграм</text:p>
      <text:p text:style-name="P4">
Source: <text:a xlink:type="simple" xlink:href="https://www.ukrinform.ua/rubric-polytics/3702513-kostin-podakuvav-slovaccini-za-stvorenna-spectribunalu-sodo-rosii.html" text:style-name="Internet_20_link" text:visited-style-name="Visited_20_Internet_20_Link">
https://www.ukrinform.ua/rubric-polytics/3702513-kostin-podakuvav-slovaccini-za-stvorenna-spectribunalu-sodo-rosii.html</text:a>
</text:p>
      <!--NEWS-->
      <text:h text:style-name="P10" text:outline-level="1">
<text:span text:style-name="T4">
Недостатньо слабкості росії, вона має відповісти за все скоєне - Зеленський</text:span>
</text:h>
      <text:p text:style-name="P4">
Authors: Ukrinform (Person)</text:p>
      <text:p text:style-name="P4">
Publisher: Укринформ (Organization)</text:p>
      <text:p text:style-name="P4">
Published Time: 2023-04-29T-50:50:00+03:00</text:p>
      <text:p text:style-name="P4">
Modified Time: 2023-04-29T20:50:00+03:00</text:p>
      <text:p text:style-name="P4">
Description: Україні й світові не достатньо лише того, щоб Росія була слабкою, як це вже відбувається. Треба, щоб вона повністю відповіла за все скоєне нею. — Укрінформ.</text:p>
      <text:p text:style-name="P4">
Images: ["<text:a xlink:type="simple" xlink:href="https://static.ukrinform.com/photos/2023_04/thumb_files/630_360_1682791153-168.png" text:style-name="Internet_20_link" text:visited-style-name="Visited_20_Internet_20_Link">
630_360_16827...</text:a>
"]</text:p>
      <text:p text:style-name="P4">
Tags: ['Звернення', 'Зеленський', 'Війна з росією']</text:p>
      <text:p text:style-name="P4">
Type: Article</text:p>
      <!--METADATA-->
      <text:p text:style-name="P4">
<draw:frame draw:style-name="fr1" draw:name="Image40" text:anchor-type="as-char" svg:width="6.9236in" svg:height="3.956343in" draw:z-index="0">
<draw:image xlink:href="../Images/yкринформ/2023-04-29T-50-50-00-03-00/630_360_1682791153-168.png" xlink:type="simple" xlink:show="embed" xlink:actuate="onLoad" draw:mime-type="image/png"/>
</draw:frame>
 Україні йсвітові не достатньо лише того, щоб Росія була слабкою, як це вжевідбувається. Треба, щоб вона повністю відповіла за все скоєне нею.</text:p>
      <text:p text:style-name="P4">
Про це заявив Президент Володимир Зеленський у вечірньому відеозверненні,текст якого наводить Укрінформ.</text:p>
      <text:p text:style-name="P4">
_<text:span text:style-name="T4">
Дорогі українці!</text:span>
 _</text:p>
      <text:p text:style-name="P4">
Тільки сьогодні вдень в Умані завершилися пошуково-рятувальні роботи. Я хочуподякувати всій команді ДСНС, Національної поліції, нашим медикам, комунальнимслужбам Умані, військовим, нашим волонтерам – усім, хто взяв участь урятувальній операції та допомагає врятованим людям. Бажаю якнайшвидшогоодужання всім, хто був поранений цим ударом, травмований.</text:p>
      <text:p text:style-name="P4">
Ми зробимо все можливе, щоб держава-терорист якнайшвидше відповіла за скоєненею. Кожен, хто готує такі ракетні обстріли, не може не знати, що станеспівучасником убивства. Кожен, хто наводить ракети й запускає, хто обслуговуєлітаки й кораблі для терору. Не лише ті, хто віддає накази, а всі, ви всітерористи та вбивці і ви всі маєте бути покарані. І обовʼязково – ті, хтоскоїв первісний злочин, із якого почалися всі інші, – злочин агресії протинаших людей, проти нашої держави.</text:p>
      <text:p text:style-name="P4">
Життя шести дітей забрав цей удар по Умані, загалом 23 людини загинули… Світлаїм пам’ять! Мої співчуття всім рідним, близьким!</text:p>
      <text:p text:style-name="P4">
Наступний тиждень буде доволі важливим з погляду саме нашої боротьби засправедливість для українців, тобто за покарання для держави-терориста й усіхїї воєнних злочинців. Ми готуємо кілька важливих, потужних кроків, щоб більшеконсолідувати партнерів і дати більше енергії для створення трибуналу щодозлочину російської агресії. І щоб прискорити поразку держави-терориста.</text:p>
      <text:p text:style-name="P4">
Готуємо й нові санкційні рішення щодо осіб і компаній, які працюють на ВПКтерористів, щодо іноземних суб’єктів, чиє постачання допомагає Росіїподовжувати цю агресію. Незабаром ці наші рішення будуть оприлюднені.</text:p>
      <text:p text:style-name="P4">
Днями підписав нові укази про відзначення нагородами наших захисників, нашихгероїв. Ще майже 450 воїнів Збройних Сил України, Сухопутних військ,десантників, Повітряних сил, тероборони та ще понад 300 – із Національноїгвардії, нашої поліції, ДСНС, наші прикордонники.</text:p>
      <text:p text:style-name="P4">
Загалом за час повномасштабної війни вже 45038 українців і українок відзначенідержавними нагородами. І це свідчення надзвичайного щоденного героїзму нашихлюдей. Усіх, хто воює заради України, усіх, хто працює заради нашої перемоги.</text:p>
      <text:p text:style-name="P4">
Слава всім, хто в бою заради нашої держави, на бойових постах! Слава всім, хтотренує наших воїнів! Слава всім, хто лікує й реабілітує після поранень, хтовідновлює нормальне життя після російських обстрілів і окупації. Хто повертаєнаших людей із російського полону. Я дякую кожному й кожній у світі, хтодопомагає нам! Зараз це важливо. Ми високо це цінуємо.</text:p>
      <text:p text:style-name="P4">
Усі разом наближаємо вирок для держави-зла. Ми наближаємо нашу перемогу. Так ібуде!</text:p>
      <text:p text:style-name="P4">
<text:span text:style-name="T4">
<text:span text:style-name="T5">
Слава Україні!</text:span>
 </text:span>
</text:p>
      <text:p text:style-name="P4">
Фото: ОП</text:p>
      <text:p text:style-name="P4">
Source: <text:a xlink:type="simple" xlink:href="https://www.ukrinform.ua/rubric-ato/3702604-nedostatno-slabkosti-rosii-vona-mae-vidpovisti-za-vse-skoene-zelenskij.html" text:style-name="Internet_20_link" text:visited-style-name="Visited_20_Internet_20_Link">
https://www.ukrinform.ua/rubric-ato/3702604-nedostatno-slabkosti-rosii-vona-mae-vidpovisti-za-vse-skoene-zelenskij.html</text:a>
</text:p>
      <!--NEWS-->
      <text:h text:style-name="P10" text:outline-level="1">
<text:span text:style-name="T4">
Українець Чухаджян достроково переміг венесуельця Маркано</text:span>
</text:h>
      <text:p text:style-name="P4">
Authors: Ukrinform (Person)</text:p>
      <text:p text:style-name="P4">
Publisher: Укринформ (Organization)</text:p>
      <text:p text:style-name="P4">
Published Time: 2023-04-29T-52:48:33+03:00</text:p>
      <text:p text:style-name="P4">
Modified Time: 2023-04-29T20:48:33+03:00</text:p>
      <text:p text:style-name="P4">
Description: Український боксер напівсередньої ваги Карен Чухаджян (22-2, 12 КО) переміг венесуельця Майкла Маркано (29-8–1, 25 КО). — Укрінформ.</text:p>
      <text:p text:style-name="P4">
Images: ["<text:a xlink:type="simple" xlink:href="https://static.ukrinform.com/photos/2023_04/thumb_files/630_360_1682790416-796.jpeg" text:style-name="Internet_20_link" text:visited-style-name="Visited_20_Internet_20_Link">
630_360_16827...</text:a>
"]</text:p>
      <text:p text:style-name="P4">
Tags: ['Бокс']</text:p>
      <text:p text:style-name="P4">
Type: Article</text:p>
      <!--METADATA-->
      <text:p text:style-name="P4">
<draw:frame draw:style-name="fr1" draw:name="Image41" text:anchor-type="as-char" svg:width="6.9236in" svg:height="3.956343in" draw:z-index="0">
<draw:image xlink:href="../Images/yкринформ/2023-04-29T-52-48-33-03-00/630_360_1682790416-796.jpeg" xlink:type="simple" xlink:show="embed" xlink:actuate="onLoad" draw:mime-type="image/jpeg"/>
</draw:frame>
Український боксер напівсередньої ваги Карен Чухаджян (22-2, 12 КО) перемігвенесуельця Майкла Маркано (29-8–1, 25 КО).</text:p>
      <text:p text:style-name="P4">
Про це повідомили на <text:a xlink:type="simple" xlink:href="https://ua.tribuna.com/uk/boxing/1000000063484-chuxadzhyan-oderzhal-dosrochnuyu-pobedu-nad-venesuelczem/" text:style-name="Internet_20_link" text:visited-style-name="Visited_20_Internet_20_Link">
</text:a>
 , передає Укрінформ.</text:p>
      <text:p text:style-name="P4">
Українець достроково переміг у другому раунді. Поєдинок відбувся у Мадриді наарені «Wizink Center».</text:p>
      <text:p text:style-name="P4">
<text:span text:style-name="T4">
Читайте також:</text:span>
 <text:a xlink:type="simple" xlink:href="https://www.ukrinform.ua/rubric-sports/3701683-bokserska-federacia-ssa-vijsla-zi-skladu-miznarodnoi-bokserskoi-asociacii.html" text:style-name="Internet_20_link" text:visited-style-name="Visited_20_Internet_20_Link">
 <text:span text:style-name="T4">
Бокс</text:span>
 <text:span text:style-name="T4">
бокс</text:span>
 </text:a>
</text:p>
      <text:p text:style-name="P4">
Як повідомлялося, у січні цього року Карен програв Джарону Еннісу.</text:p>
      <text:p text:style-name="P4">
Фото: instagram.com/karen_chukhadzhyan</text:p>
      <text:p text:style-name="P4">
Source: <text:a xlink:type="simple" xlink:href="https://www.ukrinform.ua/rubric-sports/3702601-ukrainec-cuhadzan-dostrokovo-peremig-venesuelca-markano.html" text:style-name="Internet_20_link" text:visited-style-name="Visited_20_Internet_20_Link">
https://www.ukrinform.ua/rubric-sports/3702601-ukrainec-cuhadzan-dostrokovo-peremig-venesuelca-markano.html</text:a>
</text:p>
      <!--NEWS-->
      <text:h text:style-name="P10" text:outline-level="1">
<text:span text:style-name="T4">
У столиці Афганістану відбувся марш жінок – закликали не визнавати уряд Талібану</text:span>
</text:h>
      <text:p text:style-name="P4">
Authors: Ukrinform (Person)</text:p>
      <text:p text:style-name="P4">
Publisher: Укринформ (Organization)</text:p>
      <text:p text:style-name="P4">
Published Time: 2023-04-29T-54:45:00+03:00</text:p>
      <text:p text:style-name="P4">
Modified Time: 2023-04-29T20:45:00+03:00</text:p>
      <text:p text:style-name="P4">
Description: Афганські жінки влаштували акцію протесту в Кабулі в суботу, щоб закликати іноземні країни офіційно не визнавати уряд Талібану напередодні саміту ООН наступного тижня. — Укрінформ.</text:p>
      <text:p text:style-name="P4">
Images: ["<text:a xlink:type="simple" xlink:href="https://static.ukrinform.com/photos/2023_04/thumb_files/630_360_1682785494-947.jpg" text:style-name="Internet_20_link" text:visited-style-name="Visited_20_Internet_20_Link">
630_360_16827...</text:a>
"]</text:p>
      <text:p text:style-name="P4">
Tags: ['Афганістан', 'Протест', 'Талібан', 'Жінки']</text:p>
      <text:p text:style-name="P4">
Type: Article</text:p>
      <!--METADATA-->
      <text:p text:style-name="P4">
<draw:frame draw:style-name="fr1" draw:name="Image42" text:anchor-type="as-char" svg:width="6.9236in" svg:height="3.956343in" draw:z-index="0">
<draw:image xlink:href="../Images/yкринформ/2023-04-29T-54-45-00-03-00/630_360_1682785494-947.jpg" xlink:type="simple" xlink:show="embed" xlink:actuate="onLoad" draw:mime-type="image/jpeg"/>
</draw:frame>
 Афганськіжінки влаштували акцію протесту в Кабулі в суботу, щоб закликати іноземнікраїни офіційно не визнавати уряд Талібану напередодні саміту ООН наступноготижня.</text:p>
      <text:p text:style-name="P4">
Як передає Укрінформ, про це повідомляє <text:a xlink:type="simple" xlink:href="https://english.alarabiya.net/News/world/2023/04/29/Afghan-women-protest-in-Kabul-call-on-foreign-nations-not-to-recognize-Taliban-govt" text:style-name="Internet_20_link" text:visited-style-name="Visited_20_Internet_20_Link">
</text:a>
</text:p>
      <text:p text:style-name="P4">
Відтоді, як Талібан повернувся до влади у 2021 році, протестувальників, яківиступали проти повзучого обмеження прав жінок, били або затримували, а силибезпеки розганяли протестні акції.</text:p>
      <text:p text:style-name="P4">
Цієї суботи близько 25 осіб влаштували марш житловим районом столиціАфганістану напередодні саміту в Досі, на якому, під егідою ООН,обговорюватиметься «тривалий шлях уперед» для азійської країни.</text:p>
      <text:p text:style-name="P4">
«Визнання <text:a xlink:type="simple" xlink:href="https://www.ukrinform.ua/tag-taliban" text:style-name="Internet_20_link" text:visited-style-name="Visited_20_Internet_20_Link">
 </text:a>
 — порушення прав жінок», —скандували жінки під час ходи, що тривала не більше 10 хвилин та минула беззіткнень із силами безпеки.</text:p>
      <text:p text:style-name="P4">
<text:span text:style-name="T4">
Читайте також:</text:span>
 <text:a xlink:type="simple" xlink:href="https://www.ukrinform.ua/rubric-world/3697680-v-oon-kazut-so-gotovi-zgornuti-svou-dialnist-v-afganistani.html" text:style-name="Internet_20_link" text:visited-style-name="Visited_20_Internet_20_Link">
 <text:span text:style-name="T4">
Афганістан</text:span>
 </text:a>
</text:p>
      <text:p text:style-name="P4">
Жодна держава досі не визнала уряд талібів легітимним відтоді, як Талібанзахопив владу після виведення військ США з Афганістану в 2021 році.</text:p>
      <text:p text:style-name="P4">
Як повідомляв Укрінформ, в Афганістані рух "Талібан" видав наказ, що забороняєафганкам, які є співробітницями ООН, продовжувати роботу в установахорганізації.</text:p>
      <text:p text:style-name="P4">
<text:span text:style-name="T5">
Фото: АА</text:span>
</text:p>
      <text:p text:style-name="P4">
Source: <text:a xlink:type="simple" xlink:href="https://www.ukrinform.ua/rubric-world/3702580-u-stolici-afganistanu-vidbuvsa-mars-zinok-zaklikali-ne-viznavati-urad-talibanu.html" text:style-name="Internet_20_link" text:visited-style-name="Visited_20_Internet_20_Link">
https://www.ukrinform.ua/rubric-world/3702580-u-stolici-afganistanu-vidbuvsa-mars-zinok-zaklikali-ne-viznavati-urad-talibanu.html</text:a>
</text:p>
      <!--NEWS-->
      <text:h text:style-name="P10" text:outline-level="1">
<text:span text:style-name="T4">
Форвард та тренер «Зорі» - найкращі у 23-му турі УПЛ</text:span>
</text:h>
      <text:p text:style-name="P4">
Authors: Ukrinform (Person)</text:p>
      <text:p text:style-name="P4">
Publisher: Укринформ (Organization)</text:p>
      <text:p text:style-name="P4">
Published Time: 2023-04-29T-56:43:00+03:00</text:p>
      <text:p text:style-name="P4">
Modified Time: 2023-04-29T20:43:00+03:00</text:p>
      <text:p text:style-name="P4">
Description: Українська Прем'єр-ліга (УПЛ) оголосила імена найкращих гравця та тренера 23-го туру футбольного чемпіонату, які були визначені в опитуванні представників експертної ради. — Укрінформ.</text:p>
      <text:p text:style-name="P4">
Images: ["<text:a xlink:type="simple" xlink:href="https://static.ukrinform.com/photos/2023_04/thumb_files/630_360_1682790391-943.jpg" text:style-name="Internet_20_link" text:visited-style-name="Visited_20_Internet_20_Link">
630_360_16827...</text:a>
"]</text:p>
      <text:p text:style-name="P4">
Tags: ['Футбол', "Прем'єр-ліга", 'Зоря']</text:p>
      <text:p text:style-name="P4">
Type: Article</text:p>
      <!--METADATA-->
      <text:p text:style-name="P4">
<draw:frame draw:style-name="fr1" draw:name="Image43" text:anchor-type="as-char" svg:width="6.9236in" svg:height="3.956343in" draw:z-index="0">
<draw:image xlink:href="../Images/yкринформ/2023-04-29T-56-43-00-03-00/630_360_1682790391-943.jpg" xlink:type="simple" xlink:show="embed" xlink:actuate="onLoad" draw:mime-type="image/jpeg"/>
</draw:frame>
Українська Прем'єр-ліга (УПЛ) оголосила імена найкращих гравця та тренера23-го туру футбольного чемпіонату, які були визначені в опитуванніпредставників експертної ради.</text:p>
      <text:p text:style-name="P4">
Як інформує офіційний <text:a xlink:type="simple" xlink:href="https://upl.ua/ua/news/view/7173" text:style-name="Internet_20_link" text:visited-style-name="Visited_20_Internet_20_Link">
 </text:a>
 УПЛ, найкращимфутболістом минулого туру української першості було визнано панамськогонападника «Зорі» Едуардо Герреро, передає Укрінформ.</text:p>
      <text:p text:style-name="P4">
Найкращим тренером туру став наставник луганців Патрік ван Леувен. Підопічніголландського фахівця на київському стадіоні «Динамо» імені ВалеріяЛобановського обіграли одеський «Чорноморець» (3:1).</text:p>
      <text:p text:style-name="P4">
<text:span text:style-name="T4">
Читайте також:</text:span>
 <text:a xlink:type="simple" xlink:href="https://www.ukrinform.ua/rubric-sports/3702494-zora-peremogla-cornomorec-u-cempionati-ukraini-z-futbolu.html" text:style-name="Internet_20_link" text:visited-style-name="Visited_20_Internet_20_Link">
 <text:span text:style-name="T4">
футбол</text:span>
 </text:a>
</text:p>
      <text:p text:style-name="P4">
До складу експертної ради цього разу увійшли Леонід Буряк, Олег Венглинський,Іван Гецко, Сергій Нагорняк, Олександр Сопко, Олег Федорчук, Анатолій Чанцев,Ігор Шуховцев, Степан Юрчишин та Ігор Яворський.</text:p>
      <text:p text:style-name="P4">
Фото: ФК Зоря.</text:p>
      <text:p text:style-name="P4">
Source: <text:a xlink:type="simple" xlink:href="https://www.ukrinform.ua/rubric-sports/3702599-forvard-ta-trener-zori-najkrasi-u-23mu-turi-upl.html" text:style-name="Internet_20_link" text:visited-style-name="Visited_20_Internet_20_Link">
https://www.ukrinform.ua/rubric-sports/3702599-forvard-ta-trener-zori-najkrasi-u-23mu-turi-upl.html</text:a>
</text:p>
      <!--NEWS-->
      <text:h text:style-name="P10" text:outline-level="1">
<text:span text:style-name="T4">
Для підготовки до опалювального сезону потрібно $3,4 мільярда - Міненерго</text:span>
</text:h>
      <text:p text:style-name="P4">
Authors: Ukrinform (Person)</text:p>
      <text:p text:style-name="P4">
Publisher: Укринформ (Organization)</text:p>
      <text:p text:style-name="P4">
Published Time: 2023-04-29T-58:42:00+03:00</text:p>
      <text:p text:style-name="P4">
Modified Time: 2023-04-29T20:42:00+03:00</text:p>
      <text:p text:style-name="P4">
Description: Для підготовки до наступного опалювального сезону необхідно 3,4 млрд доларів, в цю суму входить як відновлення генерації, так і закупівля необхідних ресурсів. — Укрінформ.</text:p>
      <text:p text:style-name="P4">
Images: ["<text:a xlink:type="simple" xlink:href="https://static.ukrinform.com/photos/2018_11/thumb_files/630_360_1542107876-288.jpg" text:style-name="Internet_20_link" text:visited-style-name="Visited_20_Internet_20_Link">
630_360_15421...</text:a>
"]</text:p>
      <text:p text:style-name="P4">
Tags: ['Міненерго', 'Опалювальний сезон', 'Єдині новини']</text:p>
      <text:p text:style-name="P4">
Type: Article</text:p>
      <!--METADATA-->
      <text:p text:style-name="P4">
<draw:frame draw:style-name="fr1" draw:name="Image44" text:anchor-type="as-char" svg:width="6.9236in" svg:height="3.956343in" draw:z-index="0">
<draw:image xlink:href="../Images/yкринформ/2023-04-29T-58-42-00-03-00/630_360_1542107876-288.jpg" xlink:type="simple" xlink:show="embed" xlink:actuate="onLoad" draw:mime-type="image/jpeg"/>
</draw:frame>
 Дляпідготовки до наступного опалювального сезону необхідно 3,4 млрд доларів, в цюсуму входить як відновлення генерації, так і закупівля необхідних ресурсів.</text:p>
      <text:p text:style-name="P4">
Про це в ефірі загальнонаціонального телемарафону "Єдині новини" сказавзаступник міністра енергетики Фарід Сафаров, передає Укрінформ.</text:p>
      <text:p text:style-name="P4">
"На даний момент для підготовки до опалювального сезону 2023/2024 необхідноприблизно 3,4 млрд доларів, з них 1,2 млрд - для закупівлі певного типуресурсів. Решта суми - це те, що необхідно, щоб відновити, по-перше, лініїсистем передачі, це лінії Укренерго, лінії систем розподілу електроенергії, цездебільшого обленерго, і для відбудови генераційних потужностей. Це ми кажемопро теплову генерацію, про зелену генерацію і гідроакумулюючі та гідростанції.Це приблизно 2,1 млрд доларів", - сказав Сафаров.</text:p>
      <text:p text:style-name="P4">
За його словами, ці кошти необхідні тільки для того, щоб підготуватися до <text:a xlink:type="simple" xlink:href="https://www.ukrinform.ua/tag-opaluvalnij-sezon" text:style-name="Internet_20_link" text:visited-style-name="Visited_20_Internet_20_Link">
</text:a>
</text:p>
      <text:p text:style-name="P4">
<text:span text:style-name="T4">
Читайте також:</text:span>
 <text:a xlink:type="simple" xlink:href="https://www.ukrinform.ua/rubric-economy/3701908-ukraina-planue-zbilsiti-obsagi-peretokiv-elektroenergii-z-es-budue-novi-linii.html" text:style-name="Internet_20_link" text:visited-style-name="Visited_20_Internet_20_Link">
 </text:a>
</text:p>
      <text:p text:style-name="P4">
Загалом суми для відновлення енергетики набагато більші.</text:p>
      <text:p text:style-name="P4">
Як повідомляв Укрінформ, <text:a xlink:type="simple" xlink:href="https://www.ukrinform.ua/rubric-economy/3702594-rf-vze-vipustila-po-energoobektah-ukraini-ponad-1000-droniv-i-raket.html" text:style-name="Internet_20_link" text:visited-style-name="Visited_20_Internet_20_Link">
 </text:a>
 тимчасово втратила 44% атомної генерації, 78% потужностей ТЕС, 66%ГЕС, 75% вітрової генерації та близько 20% сонячної генерації.</text:p>
      <text:p text:style-name="P4">
Source: <text:a xlink:type="simple" xlink:href="https://www.ukrinform.ua/rubric-economy/3702598-dla-pidgotovki-do-opaluvalnogo-sezonu-potribno-34-milarda-minenergo.html" text:style-name="Internet_20_link" text:visited-style-name="Visited_20_Internet_20_Link">
https://www.ukrinform.ua/rubric-economy/3702598-dla-pidgotovki-do-opaluvalnogo-sezonu-potribno-34-milarda-minenergo.html</text:a>
</text:p>
      <!--NEWS-->
      <text:h text:style-name="P10" text:outline-level="1">
<text:span text:style-name="T4">
Ігнат пояснив, чому росія запускає ракети з Каспію</text:span>
</text:h>
      <text:p text:style-name="P4">
Authors: Ukrinform (Person)</text:p>
      <text:p text:style-name="P4">
Publisher: Укринформ (Organization)</text:p>
      <text:p text:style-name="P4">
Published Time: 2023-04-29T-60:30:00+03:00</text:p>
      <text:p text:style-name="P4">
Modified Time: 2023-04-29T20:30:00+03:00</text:p>
      <text:p text:style-name="P4">
Description: росія здійснює пуски ракет з Каспію, щоб вони не падали на російські міста. — Укрінформ.</text:p>
      <text:p text:style-name="P4">
Images: ["<text:a xlink:type="simple" xlink:href="https://static.ukrinform.com/photos/2023_03/thumb_files/630_360_1678112971-291.jpg" text:style-name="Internet_20_link" text:visited-style-name="Visited_20_Internet_20_Link">
630_360_16781...</text:a>
"]</text:p>
      <text:p text:style-name="P4">
Tags: ['Повітряні сили ЗСУ', 'Війна з росією', 'Єдині новини']</text:p>
      <text:p text:style-name="P4">
Type: Article</text:p>
      <!--METADATA-->
      <text:p text:style-name="P4">
<draw:frame draw:style-name="fr1" draw:name="Image45" text:anchor-type="as-char" svg:width="6.9236in" svg:height="3.956343in" draw:z-index="0">
<draw:image xlink:href="../Images/yкринформ/2023-04-29T-60-30-00-03-00/630_360_1678112971-291.jpg" xlink:type="simple" xlink:show="embed" xlink:actuate="onLoad" draw:mime-type="image/jpeg"/>
</draw:frame>
 росіяздійснює пуски ракет з Каспію, щоб вони не падали на російські міста.</text:p>
      <text:p text:style-name="P4">
Про це в ефірі загальнонаціонального телемарафону «Єдині новини» сказав речникКомандування Повітряних Сил України Юрій Ігнат, передає Укрінформ.</text:p>
      <text:p text:style-name="P4">
"Чому пускають з Каспію - тому, що не завжди ракета, впущена з літака, летитьдо своєї цілі. Вона і падає… простіше, коли вона падає в Каспійське море, ніждесь там в росії на голову росіянам. Таке вже траплялося в ростовськійобласті, коли вони пускали звідти, а також з району волго-донська. Там ракетипадали прямо на будинки", - сказав Ігнат.</text:p>
      <text:p text:style-name="P4">
<text:span text:style-name="T4">
Читайте також:</text:span>
 <text:a xlink:type="simple" xlink:href="https://www.ukrinform.ua/rubric-ato/3702583-pid-cas-obstriliv-ukraini-rf-vikoristovue-raketi-vigotovleni-minuloi-oseni-i-vzimku-ignat.html" text:style-name="Internet_20_link" text:visited-style-name="Visited_20_Internet_20_Link">
 <text:span text:style-name="T4">
Ігнат</text:span>
 </text:a>
</text:p>
      <text:p text:style-name="P4">
Він додав, що падіння ракет, бомб на території росії може бути й через те, щопілоти літаків випускають їх раніше, оскільки не хочуть ризикувати тапотрапляти в зону дії українського ППО.</text:p>
      <text:p text:style-name="P4">
Втім, як зауважив Ігнат, росія надалі продовжуватиме обстріли, зважаючи на те,що українські сили поки не можуть дістати літаки, з яких здійснюються пускиракет.</text:p>
      <text:p text:style-name="P4">
<text:span text:style-name="T4">
Читайте також:</text:span>
 <text:a xlink:type="simple" xlink:href="https://www.ukrinform.ua/rubric-ato/3702578-ignat-planuvanna-udaru-po-centru-mista-vze-zlocin-proti-ludstva.html" text:style-name="Internet_20_link" text:visited-style-name="Visited_20_Internet_20_Link">
 <text:span text:style-name="T4">
Ігнат</text:span>
 </text:a>
</text:p>
      <text:p text:style-name="P4">
Як повідомлялося, увечері 20 квітня у росії бойовий літак Су-34 скинувбоєприпас на місто бєлгород.</text:p>
      <text:p text:style-name="P4">
Source: <text:a xlink:type="simple" xlink:href="https://www.ukrinform.ua/rubric-ato/3702595-ignat-poasniv-comu-rosia-zapuskae-raketi-z-kaspiu.html" text:style-name="Internet_20_link" text:visited-style-name="Visited_20_Internet_20_Link">
https://www.ukrinform.ua/rubric-ato/3702595-ignat-poasniv-comu-rosia-zapuskae-raketi-z-kaspiu.html</text:a>
</text:p>
      <!--NEWS-->
      <text:h text:style-name="P10" text:outline-level="1">
<text:span text:style-name="T4">
Український журналіст Луканов презентував свій роман, виданий у США</text:span>
</text:h>
      <text:p text:style-name="P4">
Authors: Ukrinform (Person)</text:p>
      <text:p text:style-name="P4">
Publisher: Укринформ (Organization)</text:p>
      <text:p text:style-name="P4">
Published Time: 2023-04-29T-62:23:00+03:00</text:p>
      <text:p text:style-name="P4">
Modified Time: 2023-04-29T20:23:00+03:00</text:p>
      <text:p text:style-name="P4">
Description: Журналіст Юрій Луканов презентував у Сполучених Штатах англійський переклад свого роману «Репортер Волковський», що був виданий у США. — Укрінформ.</text:p>
      <text:p text:style-name="P4">
Images: ["<text:a xlink:type="simple" xlink:href="https://static.ukrinform.com/photos/2023_04/thumb_files/630_360_1682788878-797.jpg" text:style-name="Internet_20_link" text:visited-style-name="Visited_20_Internet_20_Link">
630_360_16827...</text:a>
"]</text:p>
      <text:p text:style-name="P4">
Tags: ['США', 'Журналіст', 'Українська книга']</text:p>
      <text:p text:style-name="P4">
Type: Article</text:p>
      <!--METADATA-->
      <text:p text:style-name="P4">
<draw:frame draw:style-name="fr1" draw:name="Image46" text:anchor-type="as-char" svg:width="6.9236in" svg:height="3.956343in" draw:z-index="0">
<draw:image xlink:href="../Images/yкринформ/2023-04-29T-62-23-00-03-00/630_360_1682788878-797.jpg" xlink:type="simple" xlink:show="embed" xlink:actuate="onLoad" draw:mime-type="image/jpeg"/>
</draw:frame>
 ЖурналістЮрій Луканов презентував у Сполучених Штатах англійський переклад свого роману«Репортер Волковський», що був виданий у США.</text:p>
      <text:p text:style-name="P4">
Як передає власний кореспондент Укрінформу у Нью-Йорку, презентуючи книжку уШколі українознавства Нью-Йорка, Луканов розповів, що «писати воєнну прозуйого змусили історії, які не могли бути включені в газетні репортажі, алеяскраво характеризують війну».</text:p>
      <text:p text:style-name="P4">
За його словами, організацією презентацій, що відбулися в різних містахАмерики, він займався сам.</text:p>
      <text:p text:style-name="P4">
<text:span text:style-name="T4">
Читайте також:</text:span>
 <text:a xlink:type="simple" xlink:href="https://www.ukrinform.ua/rubric-culture/3702428-u-kievi-prezentuvali-vistavu-mavka-sou-za-motivami-multfilmu.html" text:style-name="Internet_20_link" text:visited-style-name="Visited_20_Internet_20_Link">
 </text:a>
</text:p>
      <text:p text:style-name="P4">
«Через друзів і знайомих у США я знайшов тих, хто був зацікавлений допомогти.Таких виявилося чимало, адже далеко не щодня українські автори видаються уШтатах. Моя порада всім: якщо хочеш щось зробити, то роби це сам і шукайспільників».</text:p>
      <text:p text:style-name="P4">
Крім Нью-Йорка, презентація книжки Луканова відбулася в університеті A&amp;M уштаті Техас, університеті Окленда штату Мічіган, Манор-коледжі у Філадельфіїштату Пенсильванія, університеті Джорджа Вашингтона у столиці США,університеті Ілона штату Північна Кароліна. За підрахунками журналіста,починаючи з 9 квітня, він наїздив по США понад 4 тисячі кілометрів.</text:p>
      <text:p text:style-name="P4">
Луканов також розповів, що у Вашингтоні на нього в метро здійснив нападневідомий: ударив його з-заду по голові. Журналіст устиг сфотографуватинападника і звернувся до поліції. Слідчий повідомив, що його розшукують.Луканов наголосив, що не пов’язує цей інцидент зі своєю професійноюдіяльністю.</text:p>
      <text:p text:style-name="P4">
<text:span text:style-name="T4">
Читайте також:</text:span>
 <text:a xlink:type="simple" xlink:href="https://www.ukrinform.ua/rubric-diaspora/3701858-ukrainskij-stend-zapracuvav-na-miznarodnomu-knizkovomu-armarku-v-buenosajresi.html" text:style-name="Internet_20_link" text:visited-style-name="Visited_20_Internet_20_Link">
 </text:a>
</text:p>
      <text:p text:style-name="P4">
Як повідомляв Укрінформ, американське видавництво Defiance Press у Техасі <text:a xlink:type="simple" xlink:href="https://www.ukrinform.ua/rubric-culture/3666133-u-ssa-prezentuvali-knigu-ukrainskogo-zurnalista-lukanova-reporter-volkovskij.html" text:style-name="Internet_20_link" text:visited-style-name="Visited_20_Internet_20_Link">
</text:a>
 .</text:p>
      <text:p text:style-name="P4">
Перед цим він надіслав презентаційного листа з уривком тексту до близько сотніангломовних видавництв у світі. Чотири з них відгукнулися, а Defiance Pressзапропонувало співпрацю, забезпечивши переклад і друк.</text:p>
      <text:p text:style-name="P4">
Головні герої книжки – друзі-журналісти Іван Волковський і Сергій Сухобоков –постають перед моральним вибором: збрехати на користь російської пропаганди йвийти на волю чи відмовитися й залишитися в полоні, ризикуючи здоров’ям іжиттям, зазначено в анотації до видання.</text:p>
      <text:p text:style-name="P4">
Український оригінал книжки вийшов наприкінці 20202 року.</text:p>
      <text:p text:style-name="P4">
Source: <text:a xlink:type="simple" xlink:href="https://www.ukrinform.ua/rubric-culture/3702593-ukrainskij-zurnalist-lukanov-prezentuvav-svij-roman-vidanij-u-ssa.html" text:style-name="Internet_20_link" text:visited-style-name="Visited_20_Internet_20_Link">
https://www.ukrinform.ua/rubric-culture/3702593-ukrainskij-zurnalist-lukanov-prezentuvav-svij-roman-vidanij-u-ssa.html</text:a>
</text:p>
      <!--NEWS-->
      <text:h text:style-name="P10" text:outline-level="1">
<text:span text:style-name="T4">
рф вже випустила по енергооб'єктах України понад 1000 дронів і ракет</text:span>
</text:h>
      <text:p text:style-name="P4">
Authors: Ukrinform (Person)</text:p>
      <text:p text:style-name="P4">
Publisher: Укринформ (Organization)</text:p>
      <text:p text:style-name="P4">
Published Time: 2023-04-29T-64:19:00+03:00</text:p>
      <text:p text:style-name="P4">
Modified Time: 2023-04-29T20:19:00+03:00</text:p>
      <text:p text:style-name="P4">
Description: З жовтня минулого року росія здійснила 33 масовані атаки на об'єкти енергетичної інфраструктури, по них було випущено понад 1000 дронів і ракет. — Укрінформ.</text:p>
      <text:p text:style-name="P4">
Images: ["<text:a xlink:type="simple" xlink:href="https://static.ukrinform.com/photos/2022_12/thumb_files/630_360_1670260661-504.jpg" text:style-name="Internet_20_link" text:visited-style-name="Visited_20_Internet_20_Link">
630_360_16702...</text:a>
"]</text:p>
      <text:p text:style-name="P4">
Tags: ['Енергетика', 'Міненерго', 'Обстріл', 'Війна з росією', 'Ракетний удар', 'Єдині новини']</text:p>
      <text:p text:style-name="P4">
Type: Article</text:p>
      <!--METADATA-->
      <text:p text:style-name="P4">
<draw:frame draw:style-name="fr1" draw:name="Image47" text:anchor-type="as-char" svg:width="6.9236in" svg:height="3.954441in" draw:z-index="0">
<draw:image xlink:href="../Images/yкринформ/2023-04-29T-64-19-00-03-00/630_360_1670260661-504.jpg" xlink:type="simple" xlink:show="embed" xlink:actuate="onLoad" draw:mime-type="image/jpeg"/>
</draw:frame>
 З жовтняминулого року росія здійснила 33 масовані атаки на об'єкти енергетичноїінфраструктури, по них було випущено понад 1000 дронів і ракет.</text:p>
      <text:p text:style-name="P4">
Про це в ефірі загальнонаціонального телемарафону "Єдині новини" сказавзаступник міністра енергетики Фарід Сафаров, передає Укрінформ.</text:p>
      <text:p text:style-name="P4">
"Починаючи з жовтня і протягом наступних шести місяців українська енергетиказазнала дуже багато ушкоджень. Держава-терорист здійснила більше ніж 33масовані атаки, понад 1000 дронів і ракет було випущено по енергетичнихоб'єктах, з них 270 влучили в ТЕЦ, ТЕС, гідростанції і так далі. Зазналиураження 24 об'єкти генерації, близько половини підстанцій системи передачі,43% магістральних мереж. У більшості випадків ці влучення були по декількаразів", - сказав Сафаров.</text:p>
      <text:p text:style-name="P4">
За його словами, під кінець опалювального сезону українська енергосистемавнаслідок руйнувань тимчасово втратила 44% атомної генерації, 78% потужностейТЕС, 66% ГЕС, 75% вітрової генерації та близько 20% сонячної генерації.</text:p>
      <text:p text:style-name="P4">
<text:span text:style-name="T4">
Читайте також:</text:span>
 <text:a xlink:type="simple" xlink:href="https://www.ukrinform.ua/rubric-ato/3702165-vorog-vluciv-v-obekt-elektrogeneracii-na-doneccini.html" text:style-name="Internet_20_link" text:visited-style-name="Visited_20_Internet_20_Link">
 </text:a>
</text:p>
      <text:p text:style-name="P4">
Сафаров наголосив, що у майбутньому тимчасові відключення електрики можутьбути через сезонні явища, які відбуваються в енергетиці, а також черезремонтні роботи, які необхідно провести, і які зазвичай роблять влітку.</text:p>
      <text:p text:style-name="P4">
Як повідомлялося, загальний збиток, завданий українській енергосистеміУкраїни, <text:a xlink:type="simple" xlink:href="https://www.ukrinform.ua/rubric-ato/3699360-ukraini-potribno-ponad-1-milard-na-vidnovlenna-energosistemi-gerus.html" text:style-name="Internet_20_link" text:visited-style-name="Visited_20_Internet_20_Link">
 </text:a>
</text:p>
      <text:p text:style-name="P4">
Source: <text:a xlink:type="simple" xlink:href="https://www.ukrinform.ua/rubric-economy/3702594-rf-vze-vipustila-po-energoobektah-ukraini-ponad-1000-droniv-i-raket.html" text:style-name="Internet_20_link" text:visited-style-name="Visited_20_Internet_20_Link">
https://www.ukrinform.ua/rubric-economy/3702594-rf-vze-vipustila-po-energoobektah-ukraini-ponad-1000-droniv-i-raket.html</text:a>
</text:p>
      <!--NEWS-->
      <text:h text:style-name="P10" text:outline-level="1">
<text:span text:style-name="T4">
В ЄС розглядають можливість надання більшої свободи країнам-членам у витратах на боєприпаси</text:span>
</text:h>
      <text:p text:style-name="P4">
Authors: Ukrinform (Person)</text:p>
      <text:p text:style-name="P4">
Publisher: Укринформ (Organization)</text:p>
      <text:p text:style-name="P4">
Published Time: 2023-04-29T-66:12:00+03:00</text:p>
      <text:p text:style-name="P4">
Modified Time: 2023-04-29T20:12:00+03:00</text:p>
      <text:p text:style-name="P4">
Description: ЄС розглядає можливість надання країнам-членам додаткового часу для збалансування своїх бюджетів, якщо вони інвестуватимуть у нарощування виробництва боєприпасів, що є пріоритетом після вторгнення російських військ в Україну. — Укрінформ.</text:p>
      <text:p text:style-name="P4">
Images: ["<text:a xlink:type="simple" xlink:href="https://static.ukrinform.com/photos/2021_12/thumb_files/630_360_1638885879-203.jpg" text:style-name="Internet_20_link" text:visited-style-name="Visited_20_Internet_20_Link">
630_360_16388...</text:a>
"]</text:p>
      <text:p text:style-name="P4">
Tags: ['Естонія', 'Євросоюз', 'Боєприпаси']</text:p>
      <text:p text:style-name="P4">
Type: Article</text:p>
      <!--METADATA-->
      <text:p text:style-name="P4">
<draw:frame draw:style-name="fr1" draw:name="Image48" text:anchor-type="as-char" svg:width="6.9236in" svg:height="3.956343in" draw:z-index="0">
<draw:image xlink:href="../Images/yкринформ/2023-04-29T-66-12-00-03-00/630_360_1638885879-203.jpg" xlink:type="simple" xlink:show="embed" xlink:actuate="onLoad" draw:mime-type="image/jpeg"/>
</draw:frame>
 ЄСрозглядає можливість надання країнам-членам додаткового часу для збалансуваннясвоїх бюджетів, якщо вони інвестуватимуть у нарощування виробництвабоєприпасів, що є пріоритетом після вторгнення російських військ в Україну.</text:p>
      <text:p text:style-name="P4">
Як передає Укрінформ, про це повідомляє агенція <text:a xlink:type="simple" xlink:href="https://www.bloomberg.com/news/articles/2023-04-29/eu-considers-more-ammunition-spending-leeway-in-new-fiscal-rules" text:style-name="Internet_20_link" text:visited-style-name="Visited_20_Internet_20_Link">
</text:a>
 .</text:p>
      <text:p text:style-name="P4">
Як зазначається, військові витрати, зокрема на артилерійські снаряди, будутьрозглядатися як підтримка однієї з ключових стратегічних цілей ЄС та, засловами чиновників, може бути збільшений час, необхідний національним урядамдля корегування своїх державних рахунків, аж до семи років.</text:p>
      <text:p text:style-name="P4">
<text:span text:style-name="T4">
Читайте також:</text:span>
 <text:a xlink:type="simple" xlink:href="https://www.ukrinform.ua/rubric-ato/3702507-posol-ukraini-u-nimeccini-zaklikav-berlin-do-novih-postavok-zbroi.html" text:style-name="Internet_20_link" text:visited-style-name="Visited_20_Internet_20_Link">
 </text:a>
</text:p>
      <text:p text:style-name="P4">
Ця ідея стане доповненням до планів Європейської комісії щодо підтримкиоборонної промисловості, що мають бути оприлюднені наступного тижня.</text:p>
      <text:p text:style-name="P4">
Єврокомісія внесла законодавчі пропозиції щодо зміни своїх фіскальних правил,які нададуть країнам-членам більше гнучкості для зменшення боргу та більшепростору для інвестицій.</text:p>
      <text:p text:style-name="P4">
Боєприпаси стали пріоритетом для ЄС внаслідок агресії росії проти України.Блок зобов’язався надати Києву 1 мільйон снарядів протягом наступних 12місяців для підтримки військових зусиль, країнам ЄС потрібно буде поповнитисвої запаси та збільшити обсяги виробництва, щоб уникнути нестачі вмайбутньому.</text:p>
      <text:p text:style-name="P4">
<text:span text:style-name="T4">
Читайте також:</text:span>
 <text:a xlink:type="simple" xlink:href="https://www.ukrinform.ua/rubric-ato/3702295-nimeccina-planue-vigotoviti-dla-ukraini-250-tisac-artsnaradiv-zmi.html" text:style-name="Internet_20_link" text:visited-style-name="Visited_20_Internet_20_Link">
 </text:a>
</text:p>
      <text:p text:style-name="P4">
Представник комісії сказав, що для того, щоб отримати додатковий час, реформита інвестиційні пропозиції кожної країни-члена будуть оцінені разом і маютьбути "достатньо детальними, випереджаючими, обмеженими в часі та такими, щопіддаються перевірці".</text:p>
      <text:p text:style-name="P4">
Пропозиція ще має бути схвалена країнами-членами ЄС та Європейськимпарламентом.</text:p>
      <text:p text:style-name="P4">
Як повідомляв Укрінформ, у межах програми надання 1 млн боєприпасів дляУкраїни, країни ЄС досягли згоди щодо передачі снарядів зі складів, проте їхзамовлення ще досі обговорюють.</text:p>
      <text:p text:style-name="P4">
<text:span text:style-name="T4">
Читайте також:</text:span>
 <text:a xlink:type="simple" xlink:href="https://www.ukrinform.ua/rubric-ato/3702194-cehia-ta-ukraina-spilno-viroblatimut-zbrou-i-navcalni-litaki-a-takoz-remontuvatimut-tanki.html" text:style-name="Internet_20_link" text:visited-style-name="Visited_20_Internet_20_Link">
 </text:a>
</text:p>
      <text:p text:style-name="P4">
Естонський міністр оборони Ханно Певкур заявив, що не можна виключати купівлюартилерійських снарядів для України поза європейською економічною зоною.</text:p>
      <text:p text:style-name="P4">
Європейська комісія має обговорити з усіма виробниками можливості країн блокута їхніх підприємств, чи встигнуть вони виробити за рік анонсований ранішемільйон снарядів для України.</text:p>
      <text:p text:style-name="P4">
Source: <text:a xlink:type="simple" xlink:href="https://www.ukrinform.ua/rubric-world/3702591-v-es-rozgladaut-mozlivist-nadanna-bilsoi-svobodi-krainamclenam-u-vitratah-na-boepripasi.html" text:style-name="Internet_20_link" text:visited-style-name="Visited_20_Internet_20_Link">
https://www.ukrinform.ua/rubric-world/3702591-v-es-rozgladaut-mozlivist-nadanna-bilsoi-svobodi-krainamclenam-u-vitratah-na-boepripasi.html</text:a>
</text:p>
      <!--NEWS-->
      <text:h text:style-name="P10" text:outline-level="1">
<text:span text:style-name="T4">
At Sivershchyna and Slobozhanschyna directions Russian aviation conducted airstrikes at Semen...</text:span>
</text:h>
      <text:p text:style-name="P4">
Authors: liveuamap (Language: en)</text:p>
      <text:p text:style-name="P4">
Time: 2023-04-29T-6:02:00</text:p>
      <text:p text:style-name="P4">
Location: Vovchansk (Latitude:50.38641 Longtitude:37.41703)</text:p>
      <text:p text:style-name="P4">
Videos: []</text:p>
      <text:p text:style-name="P4">
Images: []</text:p>
      <text:p text:style-name="P4">
Tags: ["Russia"]</text:p>
      <text:p text:style-name="P4">
ID: 22559380</text:p>
      <!--METADATA-->
      <text:p text:style-name="P4">
At Sivershchyna and Slobozhanschyna directions Russian aviation conductedairstrikes at Semenivka, Leonivka, Kostobobriv, Hremyach, Romashkove. Russianartillery shelled Halahanivka, Leonivka and Buchky of Chernihiv region;Romashkove, Vilna Sloboda, Stukalivka, Iskryskivschyna, Volfyne and Obody ofSumy region, also Morokhovets, Lyptsi, Hatysche, Volokhivka, Nesterne, Budarkyof Kharkiv region, - General Staff of Armed Forces of Ukraine says in themorning report</text:p>
      <text:p text:style-name="P4">
News Collection Link: <text:a xlink:type="simple" xlink:href="https://liveuamap.com/en/2023/29-april-at-sivershchyna-and-slobozhanschyna-directions-russian" text:style-name="Internet_20_link" text:visited-style-name="Visited_20_Internet_20_Link">
https://liveuamap.com/en/2023/29-april-at-sivershchyna-and-slobozhanschyna-directions-russian</text:a>
</text:p>
      <text:p text:style-name="P4">
Source: <text:a xlink:type="simple" xlink:href="https://t.me/lumsrc/4628" text:style-name="Internet_20_link" text:visited-style-name="Visited_20_Internet_20_Link">
https://t.me/lumsrc/4628</text:a>
</text:p>
      <!--NEWS-->
      <text:h text:style-name="P10" text:outline-level="1">
<text:span text:style-name="T4">
At Kupiansk direction Russian army shelled Krasne Pershe, Novomlynsk, Fyholivka, Dvorichna, Z...</text:span>
</text:h>
      <text:p text:style-name="P4">
Authors: liveuamap (Language: en)</text:p>
      <text:p text:style-name="P4">
Time: 2023-04-29T-8:02:00</text:p>
      <text:p text:style-name="P4">
Location: Kharkiv (Latitude:49.51685 Longtitude:37.95193)</text:p>
      <text:p text:style-name="P4">
Videos: []</text:p>
      <text:p text:style-name="P4">
Images: []</text:p>
      <text:p text:style-name="P4">
Tags: ["Russia"]</text:p>
      <text:p text:style-name="P4">
ID: 22559378</text:p>
      <!--METADATA-->
      <text:p text:style-name="P4">
At Kupiansk direction Russian army shelled Krasne Pershe, Novomlynsk,Fyholivka, Dvorichna, Zapadne, Lyman Pershyy, Synkivka, Kyslivka, Berestove ofKharkiv region and Novoselivske of Luhansk region, - General Staff of ArmedForces of Ukraine says in the morning report</text:p>
      <text:p text:style-name="P4">
News Collection Link: <text:a xlink:type="simple" xlink:href="https://liveuamap.com/en/2023/29-april-at-kupiansk-direction-russian-army-shelled-krasne" text:style-name="Internet_20_link" text:visited-style-name="Visited_20_Internet_20_Link">
https://liveuamap.com/en/2023/29-april-at-kupiansk-direction-russian-army-shelled-krasne</text:a>
</text:p>
      <text:p text:style-name="P4">
Source: <text:a xlink:type="simple" xlink:href="https://t.me/lumsrc/4629" text:style-name="Internet_20_link" text:visited-style-name="Visited_20_Internet_20_Link">
https://t.me/lumsrc/4629</text:a>
</text:p>
      <!--NEWS-->
      <text:h text:style-name="P10" text:outline-level="1">
<text:span text:style-name="T4">
Fire at oil depot in Sevastopol after suspected drone strike</text:span>
</text:h>
      <text:p text:style-name="P4">
Authors: liveuamap (Language: en)</text:p>
      <text:p text:style-name="P4">
Time: 2023-04-29T02:01:20</text:p>
      <text:p text:style-name="P4">
Location: Sevastopol (Latitude:44.58265 Longtitude:33.41758)</text:p>
      <text:p text:style-name="P4">
Videos: []</text:p>
      <text:p text:style-name="P4">
Images: []</text:p>
      <text:p text:style-name="P4">
Tags: []</text:p>
      <text:p text:style-name="P4">
ID: 22559298</text:p>
      <!--METADATA-->
      <text:p text:style-name="P4">
Fire at oil depot in Sevastopol after suspected drone strike</text:p>
      <text:p text:style-name="P4">
News Collection Link: <text:a xlink:type="simple" xlink:href="https://liveuamap.com/en/2023/29-april-fire-at-oil-depot-in-sevastopol-after-suspected" text:style-name="Internet_20_link" text:visited-style-name="Visited_20_Internet_20_Link">
https://liveuamap.com/en/2023/29-april-fire-at-oil-depot-in-sevastopol-after-suspected</text:a>
</text:p>
      <text:p text:style-name="P4">
Source: <text:a xlink:type="simple" xlink:href="https://t.me/vekha/64066" text:style-name="Internet_20_link" text:visited-style-name="Visited_20_Internet_20_Link">
https://t.me/vekha/64066</text:a>
</text:p>
      <!--NEWS-->
      <text:h text:style-name="P10" text:outline-level="1">
<text:span text:style-name="T4">
Chernihivska Oblast, Sumska Oblast(08:57). Red Alert: aerial threat. Sirens sounding. Take co...</text:span>
</text:h>
      <text:p text:style-name="P4">
Authors: liveuamap (Language: en)</text:p>
      <text:p text:style-name="P4">
Time: 2023-04-29T02:58:00</text:p>
      <text:p text:style-name="P4">
Location: Chernihivska Oblast (Latitude:51.33333000 Longtitude:32.00000000)</text:p>
      <text:p text:style-name="P4">
Videos: []</text:p>
      <text:p text:style-name="P4">
Images: []</text:p>
      <text:p text:style-name="P4">
Tags: ["Europe", "Central and Eastern Europe"]</text:p>
      <text:p text:style-name="P4">
ID: 22559301</text:p>
      <!--METADATA-->
      <text:p text:style-name="P4">
Chernihivska Oblast, Sumska Oblast(08:57). Red Alert: aerial threat. Sirenssounding. Take cover now!</text:p>
      <text:p text:style-name="P4">
News Collection Link: <text:a xlink:type="simple" xlink:href="https://liveuamap.com/en/2023/29-april-chernihivska-oblast-sumska-oblast085g" text:style-name="Internet_20_link" text:visited-style-name="Visited_20_Internet_20_Link">
https://liveuamap.com/en/2023/29-april-chernihivska-oblast-sumska-oblast085g</text:a>
</text:p>
      <text:p text:style-name="P4">
Source: <text:a xlink:type="simple" xlink:href="https://t.me/air_alert_ua/44028" text:style-name="Internet_20_link" text:visited-style-name="Visited_20_Internet_20_Link">
https://t.me/air_alert_ua/44028</text:a>
</text:p>
      <!--NEWS-->
      <text:h text:style-name="P10" text:outline-level="1">
<text:span text:style-name="T4">
Donetsk Oblast(10:18). Red Alert: aerial threat. Sirens sounding. Take cover now!</text:span>
</text:h>
      <text:p text:style-name="P4">
Authors: liveuamap (Language: en)</text:p>
      <text:p text:style-name="P4">
Time: 2023-04-29T04:19:00</text:p>
      <text:p text:style-name="P4">
Location: Donetsk Oblast (Latitude:48.72744 Longtitude:37.5781)</text:p>
      <text:p text:style-name="P4">
Videos: []</text:p>
      <text:p text:style-name="P4">
Images: []</text:p>
      <text:p text:style-name="P4">
Tags: ["Europe", "Central and Eastern Europe"]</text:p>
      <text:p text:style-name="P4">
ID: 22559327</text:p>
      <!--METADATA-->
      <text:p text:style-name="P4">
Donetsk Oblast(10:18). Red Alert: aerial threat. Sirens sounding. Take covernow!</text:p>
      <text:p text:style-name="P4">
News Collection Link: <text:a xlink:type="simple" xlink:href="https://liveuamap.com/en/2023/29-april-donetsk-oblast1018-red-alert-aerial-g" text:style-name="Internet_20_link" text:visited-style-name="Visited_20_Internet_20_Link">
https://liveuamap.com/en/2023/29-april-donetsk-oblast1018-red-alert-aerial-g</text:a>
</text:p>
      <text:p text:style-name="P4">
Source: <text:a xlink:type="simple" xlink:href="https://t.me/air_alert_ua/44031" text:style-name="Internet_20_link" text:visited-style-name="Visited_20_Internet_20_Link">
https://t.me/air_alert_ua/44031</text:a>
</text:p>
      <!--NEWS-->
      <text:h text:style-name="P10" text:outline-level="1">
<text:span text:style-name="T4">
Zaporizka Oblast(10:23). Red Alert: aerial threat. Sirens sounding. Take cover now!</text:span>
</text:h>
      <text:p text:style-name="P4">
Authors: liveuamap (Language: en)</text:p>
      <text:p text:style-name="P4">
Time: 2023-04-29T04:24:00</text:p>
      <text:p text:style-name="P4">
Location: Zaporizka Oblast (Latitude:47.612021 Longtitude:35.765261)</text:p>
      <text:p text:style-name="P4">
Videos: []</text:p>
      <text:p text:style-name="P4">
Images: []</text:p>
      <text:p text:style-name="P4">
Tags: ["Europe", "Central and Eastern Europe"]</text:p>
      <text:p text:style-name="P4">
ID: 22559339</text:p>
      <!--METADATA-->
      <text:p text:style-name="P4">
Zaporizka Oblast(10:23). Red Alert: aerial threat. Sirens sounding. Take covernow!</text:p>
      <text:p text:style-name="P4">
News Collection Link: <text:a xlink:type="simple" xlink:href="https://liveuamap.com/en/2023/29-april-zaporizka-oblast1023-red-alert-aeriag" text:style-name="Internet_20_link" text:visited-style-name="Visited_20_Internet_20_Link">
https://liveuamap.com/en/2023/29-april-zaporizka-oblast1023-red-alert-aeriag</text:a>
</text:p>
      <text:p text:style-name="P4">
Source: <text:a xlink:type="simple" xlink:href="https://t.me/suspilnezaporizhzhya/12459" text:style-name="Internet_20_link" text:visited-style-name="Visited_20_Internet_20_Link">
https://t.me/suspilnezaporizhzhya/12459</text:a>
</text:p>
      <!--NEWS-->
      <text:h text:style-name="P10" text:outline-level="1">
<text:span text:style-name="T4">
Chernihivska Oblast(10:25). Red Alert: aerial threat. Sirens sounding. Take cover now!</text:span>
</text:h>
      <text:p text:style-name="P4">
Authors: liveuamap (Language: en)</text:p>
      <text:p text:style-name="P4">
Time: 2023-04-29T04:26:00</text:p>
      <text:p text:style-name="P4">
Location: Chernihivska Oblast (Latitude:51.33427 Longtitude:31.99949)</text:p>
      <text:p text:style-name="P4">
Videos: []</text:p>
      <text:p text:style-name="P4">
Images: []</text:p>
      <text:p text:style-name="P4">
Tags: ["Europe", "Central and Eastern Europe"]</text:p>
      <text:p text:style-name="P4">
ID: 22559343</text:p>
      <!--METADATA-->
      <text:p text:style-name="P4">
Chernihivska Oblast(10:25). Red Alert: aerial threat. Sirens sounding. Takecover now!</text:p>
      <text:p text:style-name="P4">
News Collection Link: <text:a xlink:type="simple" xlink:href="https://liveuamap.com/en/2023/29-april-chernihivska-oblast1025-red-alert-aeg" text:style-name="Internet_20_link" text:visited-style-name="Visited_20_Internet_20_Link">
https://liveuamap.com/en/2023/29-april-chernihivska-oblast1025-red-alert-aeg</text:a>
</text:p>
      <text:p text:style-name="P4">
Source: <text:a xlink:type="simple" xlink:href="https://t.me/air_alert_ua/44033" text:style-name="Internet_20_link" text:visited-style-name="Visited_20_Internet_20_Link">
https://t.me/air_alert_ua/44033</text:a>
</text:p>
      <!--NEWS-->
      <text:h text:style-name="P10" text:outline-level="1">
<text:span text:style-name="T4">
Sumska Oblast(10:30). Red Alert: aerial threat. Sirens sounding. Take cover now!</text:span>
</text:h>
      <text:p text:style-name="P4">
Authors: liveuamap (Language: en)</text:p>
      <text:p text:style-name="P4">
Time: 2023-04-29T04:32:00</text:p>
      <text:p text:style-name="P4">
Location: Sumska Oblast (Latitude:50.99931 Longtitude:34.00066)</text:p>
      <text:p text:style-name="P4">
Videos: []</text:p>
      <text:p text:style-name="P4">
Images: []</text:p>
      <text:p text:style-name="P4">
Tags: ["Europe", "Central and Eastern Europe"]</text:p>
      <text:p text:style-name="P4">
ID: 22559352</text:p>
      <!--METADATA-->
      <text:p text:style-name="P4">
Sumska Oblast(10:30). Red Alert: aerial threat. Sirens sounding. Take covernow!</text:p>
      <text:p text:style-name="P4">
News Collection Link: <text:a xlink:type="simple" xlink:href="https://liveuamap.com/en/2023/29-april-sumska-oblast1030-red-alert-aerial-tg" text:style-name="Internet_20_link" text:visited-style-name="Visited_20_Internet_20_Link">
https://liveuamap.com/en/2023/29-april-sumska-oblast1030-red-alert-aerial-tg</text:a>
</text:p>
      <text:p text:style-name="P4">
Source: <text:a xlink:type="simple" xlink:href="https://t.me/air_alert_ua/44036" text:style-name="Internet_20_link" text:visited-style-name="Visited_20_Internet_20_Link">
https://t.me/air_alert_ua/44036</text:a>
</text:p>
      <!--NEWS-->
      <text:h text:style-name="P10" text:outline-level="1">
<text:span text:style-name="T4">
General Staff of Armed Forces of Ukraine estimate Russian losses at 190040</text:span>
</text:h>
      <text:p text:style-name="P4">
Authors: liveuamap (Language: en)</text:p>
      <text:p text:style-name="P4">
Time: 2023-04-29T04:39:50</text:p>
      <text:p text:style-name="P4">
Location: Kyiv, Kyiv city (Latitude:50.44426 Longtitude:30.52914)</text:p>
      <text:p text:style-name="P4">
Videos: []</text:p>
      <text:p text:style-name="P4">
Images: ["<text:a xlink:type="simple" xlink:href="https://liveuamap.com/pics/2023/04/29/22559364_0.jpg" text:style-name="Internet_20_link" text:visited-style-name="Visited_20_Internet_20_Link">
22559364_0.jpg</text:a>
"]</text:p>
      <text:p text:style-name="P4">
Tags: ["Europe", "Central and Eastern Europe"]</text:p>
      <text:p text:style-name="P4">
ID: 22559364</text:p>
      <!--METADATA-->
      <text:p text:style-name="P4">
General Staff of Armed Forces of Ukraine estimate Russian losses at 190040</text:p>
      <text:p text:style-name="P4">
<draw:frame draw:style-name="fr1" draw:name="Image49" text:anchor-type="as-char" svg:width="6.9236in" svg:height="9.200797in" draw:z-index="0">
<draw:image xlink:href="../Images/liveuamap/2023-04-29T04-39-50/22559364_0.jpg" xlink:type="simple" xlink:show="embed" xlink:actuate="onLoad" draw:mime-type="image/jpeg"/>
</draw:frame>
</text:p>
      <text:p text:style-name="P4">
News Collection Link: <text:a xlink:type="simple" xlink:href="https://liveuamap.com/en/2023/29-april-general-staff-of-armed-forces-of-ukraine-estimate" text:style-name="Internet_20_link" text:visited-style-name="Visited_20_Internet_20_Link">
https://liveuamap.com/en/2023/29-april-general-staff-of-armed-forces-of-ukraine-estimate</text:a>
</text:p>
      <text:p text:style-name="P4">
Source: <text:a xlink:type="simple" xlink:href="https://t.me/lumsrc/4626" text:style-name="Internet_20_link" text:visited-style-name="Visited_20_Internet_20_Link">
https://t.me/lumsrc/4626</text:a>
</text:p>
      <!--NEWS-->
      <text:h text:style-name="P10" text:outline-level="1">
<text:span text:style-name="T4">
According to Russian media, 6 drones were involved in attack on oil depot in Sevastopol, but ...</text:span>
</text:h>
      <text:p text:style-name="P4">
Authors: liveuamap (Language: en)</text:p>
      <text:p text:style-name="P4">
Time: 2023-04-29T04:41:48</text:p>
      <text:p text:style-name="P4">
Location: Sevastopol (Latitude:44.58423 Longtitude:33.39621)</text:p>
      <text:p text:style-name="P4">
Videos: []</text:p>
      <text:p text:style-name="P4">
Images: ["<text:a xlink:type="simple" xlink:href="https://liveuamap.com/pics/2023/04/29/22559366_0.jpg" text:style-name="Internet_20_link" text:visited-style-name="Visited_20_Internet_20_Link">
22559366_0.jpg</text:a>
"]</text:p>
      <text:p text:style-name="P4">
Tags: ["Europe"]</text:p>
      <text:p text:style-name="P4">
ID: 22559366</text:p>
      <!--METADATA-->
      <text:p text:style-name="P4">
According to Russian media, 6 drones were involved in attack on oil depot inSevastopol, but 4 were shot down by air defense</text:p>
      <text:p text:style-name="P4">
<draw:frame draw:style-name="fr1" draw:name="Image50" text:anchor-type="as-char" svg:width="6.9236in" svg:height="3.80798in" draw:z-index="0">
<draw:image xlink:href="../Images/liveuamap/2023-04-29T04-41-48/22559366_0.jpg" xlink:type="simple" xlink:show="embed" xlink:actuate="onLoad" draw:mime-type="image/jpeg"/>
</draw:frame>
</text:p>
      <text:p text:style-name="P4">
News Collection Link: <text:a xlink:type="simple" xlink:href="https://liveuamap.com/en/2023/29-april-according-to-russian-media-6-drones-were-involved" text:style-name="Internet_20_link" text:visited-style-name="Visited_20_Internet_20_Link">
https://liveuamap.com/en/2023/29-april-according-to-russian-media-6-drones-were-involved</text:a>
</text:p>
      <text:p text:style-name="P4">
Source: <text:a xlink:type="simple" xlink:href="https://t.me/shot_shot/50713" text:style-name="Internet_20_link" text:visited-style-name="Visited_20_Internet_20_Link">
https://t.me/shot_shot/50713</text:a>
</text:p>
      <!--NEWS-->
      <text:h text:style-name="P10" text:outline-level="1">
<text:span text:style-name="T4">
Russian army conducted 23 missile strikes, 36 airstrikes and 65 shelling with MLRS, - General...</text:span>
</text:h>
      <text:p text:style-name="P4">
Authors: liveuamap (Language: en)</text:p>
      <text:p text:style-name="P4">
Time: 2023-04-29T05:02:00</text:p>
      <text:p text:style-name="P4">
Location: Uman (Latitude:48.74104 Longtitude:30.21065)</text:p>
      <text:p text:style-name="P4">
Videos: []</text:p>
      <text:p text:style-name="P4">
Images: []</text:p>
      <text:p text:style-name="P4">
Tags: ["Russia"]</text:p>
      <text:p text:style-name="P4">
ID: 22559381</text:p>
      <!--METADATA-->
      <text:p text:style-name="P4">
Russian army conducted 23 missile strikes, 36 airstrikes and 65 shelling withMLRS, - General Staff of Armed Forces of Ukraine says in the morning report</text:p>
      <text:p text:style-name="P4">
News Collection Link: <text:a xlink:type="simple" xlink:href="https://liveuamap.com/en/2023/29-april-russian-army-conducted-23-missile-strikes-36-airstrikes" text:style-name="Internet_20_link" text:visited-style-name="Visited_20_Internet_20_Link">
https://liveuamap.com/en/2023/29-april-russian-army-conducted-23-missile-strikes-36-airstrikes</text:a>
</text:p>
      <text:p text:style-name="P4">
Source: <text:a xlink:type="simple" xlink:href="https://t.me/lumsrc/4627" text:style-name="Internet_20_link" text:visited-style-name="Visited_20_Internet_20_Link">
https://t.me/lumsrc/4627</text:a>
</text:p>
      <!--NEWS-->
      <text:h text:style-name="P10" text:outline-level="1">
<text:span text:style-name="T4">
Russian forces conducting offensive actions at Lyman, Bakhmut, Avdiivka and Maryinka directio...</text:span>
</text:h>
      <text:p text:style-name="P4">
Authors: liveuamap (Language: en)</text:p>
      <text:p text:style-name="P4">
Time: 2023-04-29T05:08:33</text:p>
      <text:p text:style-name="P4">
Location: Donetsk (Latitude:47.85118 Longtitude:37.51093)</text:p>
      <text:p text:style-name="P4">
Videos: []</text:p>
      <text:p text:style-name="P4">
Images: []</text:p>
      <text:p text:style-name="P4">
Tags: ["Russia"]</text:p>
      <text:p text:style-name="P4">
ID: 22559371</text:p>
      <!--METADATA-->
      <text:p text:style-name="P4">
Russian forces conducting offensive actions at Lyman, Bakhmut, Avdiivka andMaryinka directions. Ukrainian military repelled over 48 Russian attacks.Russian forces attempting to advance near Bilohorivka and south to Dibrova,Bakhmut, Bohdanivka and Chasiv Yar, Avdiyivka, Syeverne and Pervomayske,Maryinka and Novomykhaylivka, - General Staff of Armed Forces of Ukraine saysin the morning report</text:p>
      <text:p text:style-name="P4">
News Collection Link: <text:a xlink:type="simple" xlink:href="https://liveuamap.com/en/2023/29-april-russian-forces-conducting-offensive-actions-at-lyman" text:style-name="Internet_20_link" text:visited-style-name="Visited_20_Internet_20_Link">
https://liveuamap.com/en/2023/29-april-russian-forces-conducting-offensive-actions-at-lyman</text:a>
</text:p>
      <text:p text:style-name="P4">
Source: <text:a xlink:type="simple" xlink:href="https://t.me/lumsrc/4636" text:style-name="Internet_20_link" text:visited-style-name="Visited_20_Internet_20_Link">
https://t.me/lumsrc/4636</text:a>
</text:p>
      <!--NEWS-->
      <text:h text:style-name="P10" text:outline-level="1">
<text:span text:style-name="T4">
Donetsk Oblast(12:16). Red Alert: aerial threat. Sirens sounding. Take cover now!</text:span>
</text:h>
      <text:p text:style-name="P4">
Authors: liveuamap (Language: en)</text:p>
      <text:p text:style-name="P4">
Time: 2023-04-29T06:17:00</text:p>
      <text:p text:style-name="P4">
Location: Donetsk Oblast (Latitude:48.72863 Longtitude:37.57736)</text:p>
      <text:p text:style-name="P4">
Videos: []</text:p>
      <text:p text:style-name="P4">
Images: []</text:p>
      <text:p text:style-name="P4">
Tags: ["Europe", "Central and Eastern Europe"]</text:p>
      <text:p text:style-name="P4">
ID: 22559383</text:p>
      <!--METADATA-->
      <text:p text:style-name="P4">
Donetsk Oblast(12:16). Red Alert: aerial threat. Sirens sounding. Take covernow!</text:p>
      <text:p text:style-name="P4">
News Collection Link: <text:a xlink:type="simple" xlink:href="https://liveuamap.com/en/2023/29-april-donetsk-oblast1216-red-alert-aerial-g" text:style-name="Internet_20_link" text:visited-style-name="Visited_20_Internet_20_Link">
https://liveuamap.com/en/2023/29-april-donetsk-oblast1216-red-alert-aerial-g</text:a>
</text:p>
      <text:p text:style-name="P4">
Source: <text:a xlink:type="simple" xlink:href="https://t.me/air_alert_ua/44043" text:style-name="Internet_20_link" text:visited-style-name="Visited_20_Internet_20_Link">
https://t.me/air_alert_ua/44043</text:a>
</text:p>
      <!--NEWS-->
      <text:h text:style-name="P10" text:outline-level="1">
<text:span text:style-name="T4">
Donetsk Oblast(13:10). Red Alert: aerial threat. Sirens sounding. Take cover now!</text:span>
</text:h>
      <text:p text:style-name="P4">
Authors: liveuamap (Language: en)</text:p>
      <text:p text:style-name="P4">
Time: 2023-04-29T07:12:00</text:p>
      <text:p text:style-name="P4">
Location: Donetsk Oblast (Latitude:48.72849 Longtitude:37.57755)</text:p>
      <text:p text:style-name="P4">
Videos: []</text:p>
      <text:p text:style-name="P4">
Images: []</text:p>
      <text:p text:style-name="P4">
Tags: ["Europe", "Central and Eastern Europe"]</text:p>
      <text:p text:style-name="P4">
ID: 22559386</text:p>
      <!--METADATA-->
      <text:p text:style-name="P4">
Donetsk Oblast(13:10). Red Alert: aerial threat. Sirens sounding. Take covernow!</text:p>
      <text:p text:style-name="P4">
News Collection Link: <text:a xlink:type="simple" xlink:href="https://liveuamap.com/en/2023/29-april-donetsk-oblast1310-red-alert-aerial-g" text:style-name="Internet_20_link" text:visited-style-name="Visited_20_Internet_20_Link">
https://liveuamap.com/en/2023/29-april-donetsk-oblast1310-red-alert-aerial-g</text:a>
</text:p>
      <text:p text:style-name="P4">
Source: <text:a xlink:type="simple" xlink:href="https://t.me/air_alert_ua/44045" text:style-name="Internet_20_link" text:visited-style-name="Visited_20_Internet_20_Link">
https://t.me/air_alert_ua/44045</text:a>
</text:p>
      <!--NEWS-->
      <text:h text:style-name="P10" text:outline-level="1">
<text:span text:style-name="T4">
Donetsk Oblast(15:18). Red Alert: aerial threat. Sirens sounding. Take cover now!</text:span>
</text:h>
      <text:p text:style-name="P4">
Authors: liveuamap (Language: en)</text:p>
      <text:p text:style-name="P4">
Time: 2023-04-29T09:21:00</text:p>
      <text:p text:style-name="P4">
Location: Donetsk Oblast (Latitude:48.72843 Longtitude:37.57732)</text:p>
      <text:p text:style-name="P4">
Videos: []</text:p>
      <text:p text:style-name="P4">
Images: []</text:p>
      <text:p text:style-name="P4">
Tags: ["Europe", "Central and Eastern Europe"]</text:p>
      <text:p text:style-name="P4">
ID: 22559387</text:p>
      <!--METADATA-->
      <text:p text:style-name="P4">
Donetsk Oblast(15:18). Red Alert: aerial threat. Sirens sounding. Take covernow!</text:p>
      <text:p text:style-name="P4">
News Collection Link: <text:a xlink:type="simple" xlink:href="https://liveuamap.com/en/2023/29-april-donetsk-oblast1518-red-alert-aerial-g" text:style-name="Internet_20_link" text:visited-style-name="Visited_20_Internet_20_Link">
https://liveuamap.com/en/2023/29-april-donetsk-oblast1518-red-alert-aerial-g</text:a>
</text:p>
      <text:p text:style-name="P4">
Source: <text:a xlink:type="simple" xlink:href="https://t.me/air_alert_ua/44047" text:style-name="Internet_20_link" text:visited-style-name="Visited_20_Internet_20_Link">
https://t.me/air_alert_ua/44047</text:a>
</text:p>
      <!--NEWS-->
      <text:h text:style-name="P10" text:outline-level="1">
<text:span text:style-name="T4">
Ракетний удар по Умані: в лікарні залишаються п'ятеро постраждалих, один - в тяжкому стані</text:span>
</text:h>
      <text:p text:style-name="P4">
Authors: Ukrinform (Person)</text:p>
      <text:p text:style-name="P4">
Publisher: Укринформ (Organization)</text:p>
      <text:p text:style-name="P4">
Published Time: 2023-04-29T11:30:00+03:00</text:p>
      <text:p text:style-name="P4">
Modified Time: 2023-04-29T11:30:00+03:00</text:p>
      <text:p text:style-name="P4">
Description: У лікарні залишаються п'ятеро людей, госпіталізованих напередодні з пораненнями внаслідок російського ракетного удару по багатоповерхівці в Умані. Одна людина перебуває в тяжкому стані. — Укрінформ.</text:p>
      <text:p text:style-name="P4">
Images: ["<text:a xlink:type="simple" xlink:href="https://static.ukrinform.com/photos/2023_04/thumb_files/630_360_1682687683-237.jpg" text:style-name="Internet_20_link" text:visited-style-name="Visited_20_Internet_20_Link">
630_360_16826...</text:a>
"]</text:p>
      <text:p text:style-name="P4">
Tags: ['Поранені', 'Лікарня', 'Умань', 'Ракетний удар', 'Єдині новини']</text:p>
      <text:p text:style-name="P4">
Type: Article</text:p>
      <!--METADATA-->
      <text:p text:style-name="P4">
<draw:frame draw:style-name="fr1" draw:name="Image51" text:anchor-type="as-char" svg:width="6.9236in" svg:height="3.956343in" draw:z-index="0">
<draw:image xlink:href="../Images/yкринформ/2023-04-29T11-30-00-03-00/630_360_1682687683-237.jpg" xlink:type="simple" xlink:show="embed" xlink:actuate="onLoad" draw:mime-type="image/jpeg"/>
</draw:frame>
 У лікарнізалишаються п'ятеро людей, госпіталізованих напередодні з пораненнямивнаслідок російського ракетного удару по багатоповерхівці в Умані. Одна людинаперебуває в тяжкому стані.</text:p>
      <text:p text:style-name="P4">
Про це повідомив у  <text:a xlink:type="simple" xlink:href="https://t.me/cherkaskaODA/4611" text:style-name="Internet_20_link" text:visited-style-name="Visited_20_Internet_20_Link">
 </text:a>
 начальник ЧеркаськоїОВА Ігор Табурець, передає Укрінформ.</text:p>
      <text:p text:style-name="P4">
"У <text:a xlink:type="simple" xlink:href="https://www.ukrinform.ua/tag-bolnica" text:style-name="Internet_20_link" text:visited-style-name="Visited_20_Internet_20_Link">
 </text:a>
 натепер лишаються п'ятеро людей,серед них – один тяжкий, двоє – середньої тяжкості", - йдеться у повідомленні.</text:p>
      <text:p text:style-name="P4">
Очільник ОВА нагадав, що рятувально-пошукова операція в Умані триває вже понад30 годин, служби працювали всю ніч.</text:p>
      <text:p text:style-name="P4">
<text:span text:style-name="T4">
Читайте також:</text:span>
 <text:a xlink:type="simple" xlink:href="https://www.ukrinform.ua/rubric-regions/3702269-pisla-raketnogo-udaru-po-umani-110-osib-otrimali-psihologicnu-dopomogu.html" text:style-name="Internet_20_link" text:visited-style-name="Visited_20_Internet_20_Link">
 <text:span text:style-name="T4">
Уман</text:span>
 </text:a>
</text:p>
      <text:p text:style-name="P4">
Рятувальники продовжують розбирати конструкції та пошуки потерпілих. Основнийетап робіт мають завершити надвечір.</text:p>
      <text:p text:style-name="P4">
Табурець зазначив, що спільно з ДСНС і міською владою розгорнуто п'ять пунктівнадання допомоги потерпілим. У тимчасові помешкання розселили 176 людей.</text:p>
      <text:p text:style-name="P4">
Перший заступник міністра охорони здоров'я Сергій Дубров в ефірізагальнонаціонального телемарафону "Єдині новини" повідомив, що важкупацієнтку переведуть для подальшої операції в Київ.</text:p>
      <text:p text:style-name="P4">
"Наразі в Уманській міській лікарні лишається п'ятеро постраждалих. Однапацієнтка готується до виписки, одна пацієнтка перебуває у важкому стані увідділені інтенсивної терапії з важкою черепно-мозковою травмою. Заразвирішуємо питання щодо переведення її до Києва з метою подальшого проведенняоперативного втручання, щоб видалити уламки", - повідомив Дубров.</text:p>
      <text:p text:style-name="P4">
Він додав, що на місці події було розгорнуто декілька мобільних пунктівдопомоги. Протягом минулої доби допомогу в них отримали 132 людини, за суботу,29 квітня - ще 34 людини. Переважна більшість людей зверталися запсихологічною допомогою.</text:p>
      <text:p text:style-name="P4">
Наразі, за його словами, медзаклади Умані забезпечені всім необхідним, в томучислі, всіма препаратами крові, додаткової потреби в доноврах чи препаратахкрові немає.</text:p>
      <text:p text:style-name="P4">
Також, як повідомив Сергій Дубров, 4 особи було госпіталізовано до районноїлікарні з гострими психічними розладами, їм була надана допомога і зараз їхвже виписали з медзакладу.</text:p>
      <text:p text:style-name="P4">
Як повідомляв Укрінформ, унаслідок російського ракетного удару по житловомубудинку в Умані загинуло 23 особи, <text:a xlink:type="simple" xlink:href="https://www.ukrinform.ua/rubric-regions/3702379-unaslidok-raketnogo-udaru-po-umani-zaginuli-patero-ditej-mvs.html" text:style-name="Internet_20_link" text:visited-style-name="Visited_20_Internet_20_Link">
 </text:a>
 , безвісти зниклою вважається одна жінка. Травмовано 18 осіб, ще 17громадян врятовані.</text:p>
      <text:p text:style-name="P4">
Source: <text:a xlink:type="simple" xlink:href="https://www.ukrinform.ua/rubric-regions/3702405-raketnij-udar-po-umani-v-likarni-zalisautsa-patero-postrazdalih-odnih-v-tazkomu-stani.html" text:style-name="Internet_20_link" text:visited-style-name="Visited_20_Internet_20_Link">
https://www.ukrinform.ua/rubric-regions/3702405-raketnij-udar-po-umani-v-likarni-zalisautsa-patero-postrazdalih-odnih-v-tazkomu-stani.html</text:a>
</text:p>
      <!--NEWS-->
      <text:h text:style-name="P10" text:outline-level="1">
<text:span text:style-name="T4">
Символ віри у повернення українського флоту до Криму: у столиці підняли прапори ВМС</text:span>
</text:h>
      <text:p text:style-name="P4">
Authors: Ukrinform (Person)</text:p>
      <text:p text:style-name="P4">
Publisher: Укринформ (Organization)</text:p>
      <text:p text:style-name="P4">
Published Time: 2023-04-29T11:32:00+03:00</text:p>
      <text:p text:style-name="P4">
Modified Time: 2023-04-29T11:32:00+03:00</text:p>
      <text:p text:style-name="P4">
Description: До 105-ї річниці Військово-морського Прапору Збройних сил України в центрі Києва підняли прапори Військово-морських сил як символ віри у повернення українського флоту до Криму. — Укрінформ.</text:p>
      <text:p text:style-name="P4">
Images: ["<text:a xlink:type="simple" xlink:href="https://static.ukrinform.com/photos/2023_04/thumb_files/630_360_1682757151-295.jpeg" text:style-name="Internet_20_link" text:visited-style-name="Visited_20_Internet_20_Link">
630_360_16827...</text:a>
"]</text:p>
      <text:p text:style-name="P4">
Tags: ['Крим', 'Прапор', 'ВМС України', 'Київ']</text:p>
      <text:p text:style-name="P4">
Type: Article</text:p>
      <!--METADATA-->
      <text:p text:style-name="P4">
<draw:frame draw:style-name="fr1" draw:name="Image52" text:anchor-type="as-char" svg:width="6.9236in" svg:height="3.956343in" draw:z-index="0">
<draw:image xlink:href="../Images/yкринформ/2023-04-29T11-32-00-03-00/630_360_1682757151-295.jpeg" xlink:type="simple" xlink:show="embed" xlink:actuate="onLoad" draw:mime-type="image/jpeg"/>
</draw:frame>
 До 105-їрічниці Військово-морського Прапору Збройних сил України в центрі Києвапідняли прапори Військово-морських сил як символ віри у поверненняукраїнського флоту до Криму.</text:p>
      <text:p text:style-name="P4">
Як передає Укрінформ, про це у <text:a xlink:type="simple" xlink:href="https://t.me/VA_Kyiv/1558" text:style-name="Internet_20_link" text:visited-style-name="Visited_20_Internet_20_Link">
</text:a>
написав начальник Київської міської військової адміністрації Сергій Попко таоприлюднив фото із зображенням прапора на флагштоці біля будівлі КМДА.</text:p>
      <text:p text:style-name="P4">
“Сьогодні, 29 квітня, відзначається 105 років із дня створення Українськоговійськово-морського флоту! Цього дня, у 1918 році, у Севастополі було офіційнооголошено Чорноморський флот флотом Української Народної Республіки. А налінкорах, крейсерах, есмінцях були спущені червоні прапори та піднятіукраїнські”, - зауважив він.</text:p>
      <text:p text:style-name="P4">
<text:span text:style-name="T4">
Читайте також:</text:span>
 <text:a xlink:type="simple" xlink:href="https://www.ukrinform.ua/rubric-ato/3701697-komanduvaci-vms-ukraini-j-ssa-obgovorili-situaciu-v-azovocornomorskomu-regioni.html" text:style-name="Internet_20_link" text:visited-style-name="Visited_20_Internet_20_Link">
 <text:span text:style-name="T4">
ВМС</text:span>
 </text:a>
</text:p>
      <text:p text:style-name="P4">
Як наголосив очільник КМВА, “сьогодні ми піднімаємо такі самі прапори ВМСУкраїни в центрі Києва не тільки на честь свята. Ми піднімаємо цей стяг яксимвол нашої віри в ПЕРЕМОГУ, повернення українського флоту у Крим!”.</text:p>
      <text:p text:style-name="P4">
“Цей <text:a xlink:type="simple" xlink:href="https://www.ukrinform.ua/tag-prapor" text:style-name="Internet_20_link" text:visited-style-name="Visited_20_Internet_20_Link">
 </text:a>
 обов’язково знову замайорить уСевастопольській бухті!”, - зауважив Попко.</text:p>
      <text:p text:style-name="P4">
Як повідомляв Укрінформ, командувач Військово-морських сил ЗСУ віцеадміралОлексій Неїжпапа з нагоди 105-ї річниці Військово-Морського Прапору ЗбройнихСил України висловив переконання, що <text:a xlink:type="simple" xlink:href="https://www.ukrinform.ua/rubric-crimea/3702412-neizpapa-perekonanij-so-ukrainski-prapori-nevdovzi-znov-zamajorat-nad-krimom.html" text:style-name="Internet_20_link" text:visited-style-name="Visited_20_Internet_20_Link">
 </text:a>
</text:p>
      <text:p text:style-name="P4">
<text:span text:style-name="T5">
Фото: Телеграм КМВА</text:span>
</text:p>
      <text:p text:style-name="P4">
Source: <text:a xlink:type="simple" xlink:href="https://www.ukrinform.ua/rubric-kyiv/3702408-simvol-viri-u-povernenna-ukrainskogo-flotu-do-krimu-u-stolici-pidnali-prapori-vms.html" text:style-name="Internet_20_link" text:visited-style-name="Visited_20_Internet_20_Link">
https://www.ukrinform.ua/rubric-kyiv/3702408-simvol-viri-u-povernenna-ukrainskogo-flotu-do-krimu-u-stolici-pidnali-prapori-vms.html</text:a>
</text:p>
      <!--NEWS-->
      <text:h text:style-name="P10" text:outline-level="1">
<text:span text:style-name="T4">
SpaceX вивела на орбіту два супутники зв'язку люксембурзької компанії SES S.A.</text:span>
</text:h>
      <text:p text:style-name="P4">
Authors: Ukrinform (Person)</text:p>
      <text:p text:style-name="P4">
Publisher: Укринформ (Organization)</text:p>
      <text:p text:style-name="P4">
Published Time: 2023-04-29T11:38:00+03:00</text:p>
      <text:p text:style-name="P4">
Modified Time: 2023-04-29T11:38:00+03:00</text:p>
      <text:p text:style-name="P4">
Description: Ракета компанії SpaceX у суботу вивела на орбіту два супутники зв'язку O3b mPOWER люксембурзької корпорації SES S.A. — Укрінформ.</text:p>
      <text:p text:style-name="P4">
Images: ["<text:a xlink:type="simple" xlink:href="https://static.ukrinform.com/photos/2023_04/thumb_files/630_360_1682757738-718.jpg" text:style-name="Internet_20_link" text:visited-style-name="Visited_20_Internet_20_Link">
630_360_16827...</text:a>
"]</text:p>
      <text:p text:style-name="P4">
Tags: ['Космос', 'SpaceX', 'Супутник']</text:p>
      <text:p text:style-name="P4">
Type: Article</text:p>
      <!--METADATA-->
      <text:p text:style-name="P4">
<draw:frame draw:style-name="fr1" draw:name="Image53" text:anchor-type="as-char" svg:width="6.9236in" svg:height="3.956343in" draw:z-index="0">
<draw:image xlink:href="../Images/yкринформ/2023-04-29T11-38-00-03-00/630_360_1682757738-718.jpg" xlink:type="simple" xlink:show="embed" xlink:actuate="onLoad" draw:mime-type="image/jpeg"/>
</draw:frame>
 Ракетакомпанії SpaceX у суботу вивела на орбіту два супутники зв'язку O3b mPOWERлюксембурзької корпорації SES S.A.</text:p>
      <text:p text:style-name="P4">
Про це SpaceX повідомила у <text:a xlink:type="simple" xlink:href="https://twitter.com/SpaceX/status/1652103674108477440" text:style-name="Internet_20_link" text:visited-style-name="Visited_20_Internet_20_Link">
</text:a>
 передає Укрінформ.</text:p>
      <text:p text:style-name="P4">
Запуск ракети Falcon 9 <text:a xlink:type="simple" xlink:href="https://www.space.com/spacex-ses-o3b-mpower-3-4-launch-2023" text:style-name="Internet_20_link" text:visited-style-name="Visited_20_Internet_20_Link">
 </text:a>
 з 40-го стартового комплексу бази космічнихсил США на мисі Канаверал у Флориді.</text:p>
      <text:p text:style-name="P4">
Компанія підтвердила, що <text:a xlink:type="simple" xlink:href="https://www.ukrinform.ua/tag-suputnik" text:style-name="Internet_20_link" text:visited-style-name="Visited_20_Internet_20_Link">
 </text:a>
 успішновийшли на задану орбіту.</text:p>
      <text:p text:style-name="P4">
<text:span text:style-name="T5">
Відео: SpaceX</text:span>
</text:p>
      <text:p text:style-name="P4">
O3b mPOWER призначені для забезпечення високошвидкісного доступу до інтернетута надання послуг мобільного зв'язку у глобальному масштабі.</text:p>
      <text:p text:style-name="P4">
<text:span text:style-name="T4">
Читайте також:</text:span>
 <text:a xlink:type="simple" xlink:href="https://www.ukrinform.ua/rubric-technology/3701434-rozsliduut-vpliv-avarii-na-dovkilla-spacex-zaboronili-provoditi-zapuski-starship.html" text:style-name="Internet_20_link" text:visited-style-name="Visited_20_Internet_20_Link">
 <text:span text:style-name="T4">
SpaceX</text:span>
 </text:a>
</text:p>
      <text:p text:style-name="P4">
Загалом на середню навколоземну орбіту висотою 8 тис. км планується вивести 11супутників O3b mPOWER. Два такі супутники були запущені на Falcon 9 торік угрудні.</text:p>
      <text:p text:style-name="P4">
Як повідомляв Укрінформ, <text:a xlink:type="simple" xlink:href="https://www.ukrinform.ua/rubric-technology/3701634-spacex-zapustila-na-orbitu-se-46-suputnikiv-starlink.html" text:style-name="Internet_20_link" text:visited-style-name="Visited_20_Internet_20_Link">
 </text:a>
</text:p>
      <text:p text:style-name="P4">
<text:span text:style-name="T5">
Фото: SpaceX</text:span>
</text:p>
      <text:p text:style-name="P4">
Source: <text:a xlink:type="simple" xlink:href="https://www.ukrinform.ua/rubric-technology/3702413-spacex-vivela-na-orbitu-dva-suputniki-zvazku-luksemburzkoi-kompanii-ses-sa.html" text:style-name="Internet_20_link" text:visited-style-name="Visited_20_Internet_20_Link">
https://www.ukrinform.ua/rubric-technology/3702413-spacex-vivela-na-orbitu-dva-suputniki-zvazku-luksemburzkoi-kompanii-ses-sa.html</text:a>
</text:p>
      <!--NEWS-->
      <text:h text:style-name="P10" text:outline-level="1">
<text:span text:style-name="T4">
Неїжпапа переконаний, що українські прапори невдовзі знов замайорять над Кримом</text:span>
</text:h>
      <text:p text:style-name="P4">
Authors: Ukrinform (Person)</text:p>
      <text:p text:style-name="P4">
Publisher: Укринформ (Organization)</text:p>
      <text:p text:style-name="P4">
Published Time: 2023-04-29T11:44:00+03:00</text:p>
      <text:p text:style-name="P4">
Modified Time: 2023-04-29T11:44:00+03:00</text:p>
      <text:p text:style-name="P4">
Description: Командувач Військово-морських сил ЗСУ віце-адмірал Олексій Неїжпапа висловив переконання, що українські прапори невдовзі знову замайорять над визволеним українським Кримом. — Укрінформ.</text:p>
      <text:p text:style-name="P4">
Images: ["<text:a xlink:type="simple" xlink:href="https://static.ukrinform.com/photos/2023_04/thumb_files/630_360_1682757718-905.jpg" text:style-name="Internet_20_link" text:visited-style-name="Visited_20_Internet_20_Link">
630_360_16827...</text:a>
"]</text:p>
      <text:p text:style-name="P4">
Tags: ['Деокупація', 'Крим', 'Прапор', 'Україна']</text:p>
      <text:p text:style-name="P4">
Type: Article</text:p>
      <!--METADATA-->
      <text:p text:style-name="P4">
<draw:frame draw:style-name="fr1" draw:name="Image54" text:anchor-type="as-char" svg:width="6.9236in" svg:height="3.956343in" draw:z-index="0">
<draw:image xlink:href="../Images/yкринформ/2023-04-29T11-44-00-03-00/630_360_1682757718-905.jpg" xlink:type="simple" xlink:show="embed" xlink:actuate="onLoad" draw:mime-type="image/jpeg"/>
</draw:frame>
 КомандувачВійськово-морських сил ЗСУ віце-адмірал Олексій Неїжпапа висловив переконання,що українські прапори невдовзі знову замайорять над визволеним українськимКримом.</text:p>
      <text:p text:style-name="P4">
Як передає Укрінформ, про це Неїжпапа написав у  <text:a xlink:type="simple" xlink:href="https://www.facebook.com/navy.mil.gov.ua/posts/pfbid02ehRDULjvhxLFEgACMGqjAZxA5HHUCNqT6PY2aVSEifZUJeiY9pUKUAqjiAh3Ai9Dl" text:style-name="Internet_20_link" text:visited-style-name="Visited_20_Internet_20_Link">
</text:a>
з нагоди 105-ї річниці Військово-Морського Прапору Збройних Сил України.</text:p>
      <text:p text:style-name="P4">
За його словами, підняття українських прапорів 29 квітня 1918 року на корабляхЧорноморського флоту та у Севастопольській фортеці уперше засвідчилопідпорядкування флоту і належність кораблів до Української народноїреспубліки.</text:p>
      <text:p text:style-name="P4">
“Проголошення незалежності України стало відправною точкою формуваннянаціональних Військово-морських сил. З 1992 року на кораблях, катерах тасуднах забезпечення піднімаються українські військово-морські прапори”, -підкреслив Неїжпапа і наголосив, що сьогодні під цим прапором, як і 105 роківтому, українці відстоюють незалежність і “наше українське море”. Під цимпрапором виконують бойові завдання кораблі і катери, морська піхота, морськаавіація та інші підроздили Військово-морських сил Збройних сил України.</text:p>
      <text:p text:style-name="P4">
<text:span text:style-name="T4">
Читайте також:</text:span>
 <text:a xlink:type="simple" xlink:href="https://www.ukrinform.ua/rubric-kyiv/3702408-simvol-viri-u-povernenna-ukrainskogo-flotu-do-krimu-u-stolici-pidnali-prapori-vms.html" text:style-name="Internet_20_link" text:visited-style-name="Visited_20_Internet_20_Link">
 <text:span text:style-name="T4">
Крим</text:span>
 </text:a>
</text:p>
      <text:p text:style-name="P4">
"Переконаний, Українські прапори невдовзі знову замайорять над нашимвизволеним Українським <text:a xlink:type="simple" xlink:href="https://www.ukrinform.ua/tag-krim" text:style-name="Internet_20_link" text:visited-style-name="Visited_20_Internet_20_Link">
 </text:a>
 . Наші базиповернуться до законних власників – українських військових моряків. Підукраїнськими Державним та Військово-Морськими Прапорами наші кораблі зновузайдуть в бухти Севастополя і всього Криму, назавжди очистивши наші землі інаші води від окупантів під злочинним російським триколором”, - наголосивНеїжапапа.</text:p>
      <text:p text:style-name="P4">
Як повідомлялось, військово-морський прапор виготовив у 1918 році старшийлейтенант Військово-морського флоту УНР Святослав Шрамченко. 29 квітня 1918року прапор було піднято на кораблях Чорноморського флоту та Севастопольськійфортеці.</text:p>
      <text:p text:style-name="P4">
_ Фото: ВМС ЗСУ  _</text:p>
      <text:p text:style-name="P4">
Source: <text:a xlink:type="simple" xlink:href="https://www.ukrinform.ua/rubric-crimea/3702412-neizpapa-perekonanij-so-ukrainski-prapori-nevdovzi-znov-zamajorat-nad-krimom.html" text:style-name="Internet_20_link" text:visited-style-name="Visited_20_Internet_20_Link">
https://www.ukrinform.ua/rubric-crimea/3702412-neizpapa-perekonanij-so-ukrainski-prapori-nevdovzi-znov-zamajorat-nad-krimom.html</text:a>
</text:p>
      <!--NEWS-->
      <text:h text:style-name="P10" text:outline-level="1">
<text:span text:style-name="T4">
В Україні залишаються підтопленими 624 дворогосподарства та 105 будинків</text:span>
</text:h>
      <text:p text:style-name="P4">
Authors: Ukrinform (Person)</text:p>
      <text:p text:style-name="P4">
Publisher: Укринформ (Organization)</text:p>
      <text:p text:style-name="P4">
Published Time: 2023-04-29T11:45:00+03:00</text:p>
      <text:p text:style-name="P4">
Modified Time: 2023-04-29T11:45:00+03:00</text:p>
      <text:p text:style-name="P4">
Description: В Україні станом на 9:00 суботи, 29 квітня, залишаються підтопленими 624 дворогосподарства та 105 будинків. — Укрінформ.</text:p>
      <text:p text:style-name="P4">
Images: ["<text:a xlink:type="simple" xlink:href="https://static.ukrinform.com/photos/2023_04/thumb_files/630_360_1682757264-536.jpg" text:style-name="Internet_20_link" text:visited-style-name="Visited_20_Internet_20_Link">
630_360_16827...</text:a>
"]</text:p>
      <text:p text:style-name="P4">
Tags: ['ДСНС', 'Повінь', 'Вода', 'Водопілля']</text:p>
      <text:p text:style-name="P4">
Type: Article</text:p>
      <!--METADATA-->
      <text:p text:style-name="P4">
<draw:frame draw:style-name="fr1" draw:name="Image55" text:anchor-type="as-char" svg:width="6.9236in" svg:height="3.956343in" draw:z-index="0">
<draw:image xlink:href="../Images/yкринформ/2023-04-29T11-45-00-03-00/630_360_1682757264-536.jpg" xlink:type="simple" xlink:show="embed" xlink:actuate="onLoad" draw:mime-type="image/jpeg"/>
</draw:frame>
 В Україністаном на 9:00 суботи, 29 квітня, залишаються підтопленими 624дворогосподарства та 105 будинків.</text:p>
      <text:p text:style-name="P4">
Як передає Укрінформ, про це повідомляє  <text:a xlink:type="simple" xlink:href="https://dsns.gov.ua/uk/news/nadzvicaini-podiyi/operativna-informaciia-shhodo-likvidaciyi-naslidkiv-castkovix-pidtoplen-na-teritoriyi-ukrayini-stanom-na-900-3" text:style-name="Internet_20_link" text:visited-style-name="Visited_20_Internet_20_Link">
</text:a>
 .</text:p>
      <text:p text:style-name="P4">
За останню добу спостерігається тенденція щодо зниження рівня <text:a xlink:type="simple" xlink:href="https://www.ukrinform.ua/tag-voda" text:style-name="Internet_20_link" text:visited-style-name="Visited_20_Internet_20_Link">
</text:a>
 у річках та зменшення кількостіпідтоплень територій.</text:p>
      <text:p text:style-name="P4">
За даними ДСНС, залишаються підтопленими 624 дворогосподарства, зокрема уЧернігівській області – 378, Черкаській – 120, Дніпропетровській – 59,Полтавській – 35, Кіровоградській – 25 та Київській – 7, а також 105 будинків,зокрема у Черкаській області – 39, Дніпропетровській – 39, Кіровоградській –25, Чернігівській – 2.</text:p>
      <text:p text:style-name="P4">
<text:span text:style-name="T4">
Читайте також:</text:span>
 <text:a xlink:type="simple" xlink:href="https://www.ukrinform.ua/rubric-regions/3701692-u-cernigivskij-oblasti-na-desni-jde-formuvanna-vesnanogo-vodopilla.html" text:style-name="Internet_20_link" text:visited-style-name="Visited_20_Internet_20_Link">
 <text:span text:style-name="T4">
Чернігівській</text:span>
 <text:span text:style-name="T4">
області</text:span>
 <text:span text:style-name="T4">
Десні</text:span>
 <text:span text:style-name="T4">
йде</text:span>
<text:span text:style-name="T4">
формування</text:span>
 <text:span text:style-name="T4">
весняного</text:span>
 <text:span text:style-name="T4">
водопілля</text:span>
 </text:a>
</text:p>
      <text:p text:style-name="P4">
Крім того, у Волинській, Рівненській та Черкаській областях підтоплено 19 тис.321 га сільськогосподарських угідь.</text:p>
      <text:p text:style-name="P4">
Також порушено транспортне сполучення до 31 населеного пункту Чернігівськоїобласті.</text:p>
      <text:p text:style-name="P4">
Як повідомляв Укрінформ, в Україні станом на ранок 28 квітня  <text:a xlink:type="simple" xlink:href="https://www.ukrinform.ua/rubric-regions/3701876-vodopilla-u-semi-oblastah-zalisautsa-pidtoplenna.html" text:style-name="Internet_20_link" text:visited-style-name="Visited_20_Internet_20_Link">
</text:a>
 665 дворогосподарств та 98 будинків.</text:p>
      <text:p text:style-name="P4">
Фото: ДСНС</text:p>
      <text:p text:style-name="P4">
Source: <text:a xlink:type="simple" xlink:href="https://www.ukrinform.ua/rubric-regions/3702410-v-ukraini-zalisautsa-pidtoplenimi-624-dvorogospodarstva-ta-105-budinkiv.html" text:style-name="Internet_20_link" text:visited-style-name="Visited_20_Internet_20_Link">
https://www.ukrinform.ua/rubric-regions/3702410-v-ukraini-zalisautsa-pidtoplenimi-624-dvorogospodarstva-ta-105-budinkiv.html</text:a>
</text:p>
      <!--NEWS-->
      <text:h text:style-name="P10" text:outline-level="1">
<text:span text:style-name="T4">
У Києві рівень води в Дніпрі за добу майже не змінився</text:span>
</text:h>
      <text:p text:style-name="P4">
Authors: Ukrinform (Person)</text:p>
      <text:p text:style-name="P4">
Publisher: Укринформ (Organization)</text:p>
      <text:p text:style-name="P4">
Published Time: 2023-04-29T11:53:00+03:00</text:p>
      <text:p text:style-name="P4">
Modified Time: 2023-04-29T11:53:00+03:00</text:p>
      <text:p text:style-name="P4">
Description: У Києві за добу 28 квітня рівень води у Дніпрі піднявся на один сантиметр. — Укрінформ.</text:p>
      <text:p text:style-name="P4">
Images: ["<text:a xlink:type="simple" xlink:href="https://static.ukrinform.com/photos/2023_04/thumb_files/630_360_1682758192-559.jpeg" text:style-name="Internet_20_link" text:visited-style-name="Visited_20_Internet_20_Link">
630_360_16827...</text:a>
"]</text:p>
      <text:p text:style-name="P4">
Tags: ['Дніпро', 'Повінь', 'Ріка', 'Вода', 'Київ', 'Водопілля']</text:p>
      <text:p text:style-name="P4">
Type: Article</text:p>
      <!--METADATA-->
      <text:p text:style-name="P4">
<draw:frame draw:style-name="fr1" draw:name="Image56" text:anchor-type="as-char" svg:width="6.9236in" svg:height="3.956343in" draw:z-index="0">
<draw:image xlink:href="../Images/yкринформ/2023-04-29T11-53-00-03-00/630_360_1682758192-559.jpeg" xlink:type="simple" xlink:show="embed" xlink:actuate="onLoad" draw:mime-type="image/jpeg"/>
</draw:frame>
 У Києвіза добу 28 квітня рівень води у Дніпрі піднявся на один сантиметр.</text:p>
      <text:p text:style-name="P4">
Як передає Укрінформ, про це Київська міська військова адміністраціяповідомляє в  <text:a xlink:type="simple" xlink:href="https://t.me/VA_Kyiv/1559" text:style-name="Internet_20_link" text:visited-style-name="Visited_20_Internet_20_Link">
 </text:a>
 .</text:p>
      <text:p text:style-name="P4">
За інформацією Укргідрометцентру станом на 10:00 29 квітня рівень <text:a xlink:type="simple" xlink:href="https://www.ukrinform.ua/tag-voda" text:style-name="Internet_20_link" text:visited-style-name="Visited_20_Internet_20_Link">
</text:a>
 у Дніпрі в Києві біля мосту “Метро”становить 9 291 см за Балтійською системою висот. Це лише на 1 см більше, ніжминулої доби. Рівень небезпеки гідрологічних явищ залишається перший (жовтий).</text:p>
      <text:p text:style-name="P4">
<text:span text:style-name="T4">
Читайте також:</text:span>
 <text:a xlink:type="simple" xlink:href="https://www.ukrinform.ua/rubric-regions/3702410-v-ukraini-zalisautsa-pidtoplenimi-624-dvorogospodarstva-ta-105-budinkiv.html" text:style-name="Internet_20_link" text:visited-style-name="Visited_20_Internet_20_Link">
 <text:span text:style-name="T4">
підтопл</text:span>
 </text:a>
</text:p>
      <text:p text:style-name="P4">
“На даний момент по Києву не зафіксовано аварійних підтоплень. Але все щепродовжує спостерігатися підтоплення заплави шаром близько понад 20 см -острови у парку “Муромець”, “Гідропарк”, Труханів острів, Галерна затока,Корчувате, приватні ділянки в районі Осокорків”, - зазначив начальник КМВАСергій Попко.</text:p>
      <text:p text:style-name="P4">
Як повідомляв Укрінформ, у п’ятницю, 28 квітня, у Києві після трьох днівпідйому  <text:a xlink:type="simple" xlink:href="https://www.ukrinform.ua/rubric-kyiv/3701867-u-stolici-riven-vodi-v-dnipri-za-dobu-znizivsa-na-19-santimetriv.html" text:style-name="Internet_20_link" text:visited-style-name="Visited_20_Internet_20_Link">
 </text:a>
 за добу знизився на 19сантиметрів.</text:p>
      <text:p text:style-name="P4">
<text:span text:style-name="T5">
Фото: КМДА</text:span>
</text:p>
      <text:p text:style-name="P4">
Source: <text:a xlink:type="simple" xlink:href="https://www.ukrinform.ua/rubric-kyiv/3702417-u-kievi-riven-vodi-v-dnipri-za-dobu-majze-ne-zminivsa.html" text:style-name="Internet_20_link" text:visited-style-name="Visited_20_Internet_20_Link">
https://www.ukrinform.ua/rubric-kyiv/3702417-u-kievi-riven-vodi-v-dnipri-za-dobu-majze-ne-zminivsa.html</text:a>
</text:p>
      <!--NEWS-->
      <text:h text:style-name="P10" text:outline-level="1">
<text:span text:style-name="T4">
USAID виділило ще $1,25 мільярда на потреби України</text:span>
</text:h>
      <text:p text:style-name="P4">
Authors: Ukrinform (Person)</text:p>
      <text:p text:style-name="P4">
Publisher: Укринформ (Organization)</text:p>
      <text:p text:style-name="P4">
Published Time: 2023-04-29T11:58:00+03:00</text:p>
      <text:p text:style-name="P4">
Modified Time: 2023-04-29T11:58:00+03:00</text:p>
      <text:p text:style-name="P4">
Description: Агентство США з міжнародного розвитку (USAID) через Світовий банк виділило Україні ще 1,25 млрд доларів на потреби у сфері охорони здоров’я, освіти, рятувальних служб. — Укрінформ.</text:p>
      <text:p text:style-name="P4">
Images: ["<text:a xlink:type="simple" xlink:href="https://static.ukrinform.com/photos/2017_04/thumb_files/630_360_1493088985-4151-usaid.jpg" text:style-name="Internet_20_link" text:visited-style-name="Visited_20_Internet_20_Link">
630_360_14930...</text:a>
"]</text:p>
      <text:p text:style-name="P4">
Tags: ['Освіта', 'Україна', 'USAID', 'Гроші', "Здоров'я", 'Рятувальники']</text:p>
      <text:p text:style-name="P4">
Type: Article</text:p>
      <!--METADATA-->
      <text:p text:style-name="P4">
<draw:frame draw:style-name="fr1" draw:name="Image57" text:anchor-type="as-char" svg:width="6.9236in" svg:height="3.956343in" draw:z-index="0">
<draw:image xlink:href="../Images/yкринформ/2023-04-29T11-58-00-03-00/630_360_1493088985-4151-usaid.jpg" xlink:type="simple" xlink:show="embed" xlink:actuate="onLoad" draw:mime-type="image/jpeg"/>
</draw:frame>
Агентство США з міжнародного розвитку (USAID) через Світовий банк виділилоУкраїні ще 1,25 млрд доларів на потреби у сфері охорони здоров’я, освіти,рятувальних служб.</text:p>
      <text:p text:style-name="P4">
Про це повідомила посол США в Україні Бріджит Брінк у  <text:a xlink:type="simple" xlink:href="https://twitter.com/USAmbKyiv/status/1652028148924416001" text:style-name="Internet_20_link" text:visited-style-name="Visited_20_Internet_20_Link">
</text:a>
 , передаєУкрінформ.</text:p>
      <text:p text:style-name="P4">
«Більше підтримки, яка справді допомагає. Пишаюся тим, що USAID через <text:a xlink:type="simple" xlink:href="https://www.ukrinform.ua/tag-svitovij-bank" text:style-name="Internet_20_link" text:visited-style-name="Visited_20_Internet_20_Link">
</text:a>
 виділило ще $1,25 мільярда нафінансування охорони здоров’я, освіти, рятувальних служб тощо для українськогонароду, який зазнає щоденних нападів російських військ», - написала посол.</text:p>
      <text:p text:style-name="P4">
<text:span text:style-name="T4">
Читайте також:</text:span>
 <text:a xlink:type="simple" xlink:href="https://www.ukrinform.ua/rubric-economy/3698620-zernova-ugoda-mae-vikonuvatisa-bez-perepon-z-boku-kremla-usaid.html" text:style-name="Internet_20_link" text:visited-style-name="Visited_20_Internet_20_Link">
 <text:span text:style-name="T4">
USAID</text:span>
 </text:a>
</text:p>
      <text:p text:style-name="P4">
Як повідомляв Укрінформ, ТОВ «Оператор ГТС України» через USAID Проєктенергетичної безпеки  <text:a xlink:type="simple" xlink:href="https://www.ukrinform.ua/rubric-economy/3702019-usaid-peredalo-droni-dla-monitoringu-gazovoi-infrastrukturi.html" text:style-name="Internet_20_link" text:visited-style-name="Visited_20_Internet_20_Link">
 </text:a>
 .</text:p>
      <text:p text:style-name="P4">
Source: <text:a xlink:type="simple" xlink:href="https://www.ukrinform.ua/rubric-economy/3702424-usaid-vidililo-se-125-milarda-na-potrebi-ukraini.html" text:style-name="Internet_20_link" text:visited-style-name="Visited_20_Internet_20_Link">
https://www.ukrinform.ua/rubric-economy/3702424-usaid-vidililo-se-125-milarda-na-potrebi-ukraini.html</text:a>
</text:p>
      <!--NEWS-->
      <text:h text:style-name="P10" text:outline-level="1">
<text:span text:style-name="T4">
Костюк і Русе без гри пройшли до парного чвертьфіналу турніру WTA в Іспанії</text:span>
</text:h>
      <text:p text:style-name="P4">
Authors: Ukrinform (Person)</text:p>
      <text:p text:style-name="P4">
Publisher: Укринформ (Organization)</text:p>
      <text:p text:style-name="P4">
Published Time: 2023-04-29T12:06:09+03:00</text:p>
      <text:p text:style-name="P4">
Modified Time: 2023-04-29T12:06:09+03:00</text:p>
      <text:p text:style-name="P4">
Description: Українсько-румунська пара Марта Костюк/Єлена-Габріела Русе виступатимуть у парному чвертьфіналі турніру WTA у Мадриді (Іспанія) із призовим фондом $7,652,174. — Укрінформ.</text:p>
      <text:p text:style-name="P4">
Images: ["<text:a xlink:type="simple" xlink:href="https://static.ukrinform.com/photos/2023_04/thumb_files/630_360_1682758839-532.jpg" text:style-name="Internet_20_link" text:visited-style-name="Visited_20_Internet_20_Link">
630_360_16827...</text:a>
"]</text:p>
      <text:p text:style-name="P4">
Tags: ['Іспанія', 'Румунія', 'Теніс', 'Марта Костюк']</text:p>
      <text:p text:style-name="P4">
Type: Article</text:p>
      <!--METADATA-->
      <text:p text:style-name="P4">
<draw:frame draw:style-name="fr1" draw:name="Image58" text:anchor-type="as-char" svg:width="6.9236in" svg:height="3.956343in" draw:z-index="0">
<draw:image xlink:href="../Images/yкринформ/2023-04-29T12-06-09-03-00/630_360_1682758839-532.jpg" xlink:type="simple" xlink:show="embed" xlink:actuate="onLoad" draw:mime-type="image/jpeg"/>
</draw:frame>
Українсько-румунська пара Марта Костюк/Єлена-Габріела Русе виступатимуть упарному чвертьфіналі турніру WTA у Мадриді (Іспанія) із призовим фондом$7,652,174.</text:p>
      <text:p text:style-name="P4">
Марта та Єлена-Габріела мали зіграти проти Анастасії Павлюченкової(нейтральний статус) та Олени Рибакіної (Казахстан), але суперниці знялися зтурніру, передає Укрінформ.</text:p>
      <text:p text:style-name="P4">
Костюк уперше зіграє у чвертьфіналі парного турніру WTA 1000. Загалом дляукраїнки це буде 11-й парний чвертьфінал на рівні WTA-туру і четвертий у паріз румункою Русе. Нинішнього року дівчата разом дійшли до півфіналу наAustralian Open.</text:p>
      <text:p text:style-name="P4">
Суперниці українсько-румунської пари визначатимуться в поєдинку: МонікаНікулеску/Макото Ніномія (Румунія/Японія) - Сторм Гантер/Елізе Мертенс(Австралія/Румунія) або Дар'я Касаткіна/Мартіна Тревізан (нейтральнийстатус/Італія).</text:p>
      <text:p text:style-name="P4">
<text:span text:style-name="T4">
Читайте також:</text:span>
 <text:a xlink:type="simple" xlink:href="https://www.ukrinform.ua/rubric-sports/3702339-kostuk-vijsla-do-drugogo-kola-turniru-wta-v-madridi-u-parnomu-rozradi.html" text:style-name="Internet_20_link" text:visited-style-name="Visited_20_Internet_20_Link">
 <text:span text:style-name="T4">
Костюк</text:span>
 </text:a>
</text:p>
      <text:p text:style-name="P4">
Яко повідомлялося, на старті турніру у Мадриді Марта Костюк та Єлена-ГабріелаРусе, відігравши матчбол, здобули перемогу у поєдинку з Тімеа Бабош та АнноюДаниліною.</text:p>
      <text:p text:style-name="P4">
Фото: btu.org.</text:p>
      <text:p text:style-name="P4">
Source: <text:a xlink:type="simple" xlink:href="https://www.ukrinform.ua/rubric-sports/3702421-kostuk-i-ruse-bez-gri-projsli-do-parnogo-cvertfinalu-turniru-wta-v-ispanii.html" text:style-name="Internet_20_link" text:visited-style-name="Visited_20_Internet_20_Link">
https://www.ukrinform.ua/rubric-sports/3702421-kostuk-i-ruse-bez-gri-projsli-do-parnogo-cvertfinalu-turniru-wta-v-ispanii.html</text:a>
</text:p>
      <!--NEWS-->
      <text:h text:style-name="P10" text:outline-level="1">
<text:span text:style-name="T4">
Немчінов розповів, де візьмуть кошти на підвищення зарплати держслужбовцям у прифронтовій зоні</text:span>
</text:h>
      <text:p text:style-name="P4">
Authors: Ukrinform (Person)</text:p>
      <text:p text:style-name="P4">
Publisher: Укринформ (Organization)</text:p>
      <text:p text:style-name="P4">
Published Time: 2023-04-29T12:06:44+03:00</text:p>
      <text:p text:style-name="P4">
Modified Time: 2023-04-29T12:06:44+03:00</text:p>
      <text:p text:style-name="P4">
Description: Видатки на виконання рішення уряду щодо підвищення окладів працівникам державних органів, які працюють на територіях, де тривають активні чи можливі бойові дії, здійснюватимуться у межах існуючих фондів держбюджету, дофінансування поки що не планується. — Укрінформ.</text:p>
      <text:p text:style-name="P4">
Images: ["<text:a xlink:type="simple" xlink:href="https://static.ukrinform.com/photos/2020_12/thumb_files/630_360_1609237316-108.jpg" text:style-name="Internet_20_link" text:visited-style-name="Visited_20_Internet_20_Link">
630_360_16092...</text:a>
"]</text:p>
      <text:p text:style-name="P4">
Tags: ['Зарплата', 'Гроші', 'Немчінов']</text:p>
      <text:p text:style-name="P4">
Type: Article</text:p>
      <!--METADATA-->
      <text:p text:style-name="P4">
<draw:frame draw:style-name="fr1" draw:name="Image59" text:anchor-type="as-char" svg:width="6.9236in" svg:height="3.956343in" draw:z-index="0">
<draw:image xlink:href="../Images/yкринформ/2023-04-29T12-06-44-03-00/630_360_1609237316-108.jpg" xlink:type="simple" xlink:show="embed" xlink:actuate="onLoad" draw:mime-type="image/jpeg"/>
</draw:frame>
 Видатки навиконання рішення уряду щодо підвищення окладів працівникам державних органів,які працюють на територіях, де тривають активні чи можливі бойові дії,здійснюватимуться у межах існуючих фондів держбюджету, дофінансування поки щоне планується.</text:p>
      <text:p text:style-name="P4">
Про це сказав міністр Кабінету Міністрів Олег Немчінов в ефірі телемарафону«Єдині новини», передає кореспондент Укрінформу.</text:p>
      <text:p text:style-name="P4">
«Категорії чітко визначені, керівник державної служби в органі буде визначатибезпосереднє місце роботи працівника, збільшення буде торкатися достатньочутливої категорії тих людей, які працюють передусім у військовихадміністраціях і передусім на деокупованих територіях, коефіцієнт визначенийабо 1,5, або 2. Ці видатки будуть здійснюватися наразі в межах існуючих фондівдержавного бюджету, тобто не передбачається поки що дофінансування, тому що напершому місці видатки оборони, але все одно люди, які працюють на деокупованихтериторіях у прифронтових зонах, вони повинні отримати хоча б таку невеличкусатисфакцію від держави у вигляді таких невеличких доплат», - зазначив він.</text:p>
      <text:p text:style-name="P4">
<text:span text:style-name="T4">
Читайте також:</text:span>
 <text:a xlink:type="simple" xlink:href="https://www.ukrinform.ua/rubric-vidbudova/3686175-nemcinov-obgovoriv-z-clenami-uradu-latvii-pitanna-vidbudovi-ukraini.html" text:style-name="Internet_20_link" text:visited-style-name="Visited_20_Internet_20_Link">
 <text:span text:style-name="T4">
Немчінов</text:span>
 </text:a>
</text:p>
      <text:p text:style-name="P4">
Немчінов розповів, що в суспільстві побутує стереотип про високі заробітніплати державних службовців, однак це не відповідає дійсності.</text:p>
      <text:p text:style-name="P4">
«Так, є деяка категорія, яка має достатньо високі по наших середніх міркахзаробітні плати, але переважна більшість державних службовців, особливодержавні службовці категорії Б, В, у місцевих адміністраціях, територіальнихпідрозділах органів виконавчої влади, вони мають незначну оплату праці іподекуди через низькі посадові оклади ми повинні докомпенсовувати мінімальнийрівень оплати праці шляхом так званих премій, тому що це не премія, а фактичноперемінна частина постійної зарплати», - пояснив міністр.</text:p>
      <text:p text:style-name="P4">
Він нагадав, що урядове рішення стосується державних службовців та іншихпрацівників державних установ, а категорія територій визначатиметься згідно зпостановою Кабміну № 1364 від 6 грудня 2022 року «Деякі питання формуванняпереліку територій, на яких ведуться (велися) бойові дії або тимчасовоокупованих російською федерацією».</text:p>
      <text:p text:style-name="P4">
<text:span text:style-name="T4">
Читайте також:</text:span>
 <text:a xlink:type="simple" xlink:href="https://www.ukrinform.ua/rubric-society/3675140-reforma-derzupravlinna-peredbacae-skorocenna-aparatu-i-pidvisenna-efektivnosti-cinovnikiv-smigal.html" text:style-name="Internet_20_link" text:visited-style-name="Visited_20_Internet_20_Link">
 </text:a>
</text:p>
      <text:p text:style-name="P4">
Як повідомлялося, Кабінет Міністрів ухвалив постанову про підвищення окладівпрацівникам державних органів, які працюють на територіях, де тривають активнічи можливі бойові дії. Передбачається збільшення посадового окладу у два чи впівтора раза працівникам, які працюють в умовах ризику для життя і здоров’я.</text:p>
      <text:p text:style-name="P4">
Для працівників державних органів на територіях активних бойових дій посадовіоклади визначаються з урахуванням коефіцієнта 2, а на територіях можливихбойових дій – з урахуванням коефіцієнта 1,5.</text:p>
      <text:p text:style-name="P4">
Source: <text:a xlink:type="simple" xlink:href="https://www.ukrinform.ua/rubric-society/3702422-nemcinov-rozpoviv-de-vizmut-kosti-na-pidvisenna-zarplati-derzsluzbovcam-u-prifrontovij-zoni.html" text:style-name="Internet_20_link" text:visited-style-name="Visited_20_Internet_20_Link">
https://www.ukrinform.ua/rubric-society/3702422-nemcinov-rozpoviv-de-vizmut-kosti-na-pidvisenna-zarplati-derzsluzbovcam-u-prifrontovij-zoni.html</text:a>
</text:p>
      <!--NEWS-->
      <text:h text:style-name="P10" text:outline-level="1">
<text:span text:style-name="T4">
У Києві презентували виставу «Мавка. Шоу» за мотивами мультфільму</text:span>
</text:h>
      <text:p text:style-name="P4">
Authors: Ukrinform (Person)</text:p>
      <text:p text:style-name="P4">
Publisher: Укринформ (Organization)</text:p>
      <text:p text:style-name="P4">
Published Time: 2023-04-29T12:13:00+03:00</text:p>
      <text:p text:style-name="P4">
Modified Time: 2023-04-29T12:13:00+03:00</text:p>
      <text:p text:style-name="P4">
Description: Презентація хореографічної вистави "Мавка.Шоу" за мотивами найкасовішого українського мультиплікаційного фільму "Мавка. Лісова пісня" відбулась у Києві. — Укрінформ.</text:p>
      <text:p text:style-name="P4">
Images: ["<text:a xlink:type="simple" xlink:href="https://static.ukrinform.com/photos/2023_04/thumb_files/630_360_1682759430-441.jpg" text:style-name="Internet_20_link" text:visited-style-name="Visited_20_Internet_20_Link">
630_360_16827...</text:a>
", "<text:a xlink:type="simple" xlink:href="https://static.ukrinform.com/photos/2023_04/1682759431-980.jpg" text:style-name="Internet_20_link" text:visited-style-name="Visited_20_Internet_20_Link">
1682759431-98...</text:a>
", "<text:a xlink:type="simple" xlink:href="https://static.ukrinform.com/photos/2023_04/1682759430-218.jpg" text:style-name="Internet_20_link" text:visited-style-name="Visited_20_Internet_20_Link">
1682759430-21...</text:a>
"]</text:p>
      <text:p text:style-name="P4">
Tags: ['Вистава', 'Київ', 'Мультфільм']</text:p>
      <text:p text:style-name="P4">
Type: Article</text:p>
      <!--METADATA-->
      <text:p text:style-name="P4">
<draw:frame draw:style-name="fr1" draw:name="Image60" text:anchor-type="as-char" svg:width="6.9236in" svg:height="3.956343in" draw:z-index="0">
<draw:image xlink:href="../Images/yкринформ/2023-04-29T12-13-00-03-00/630_360_1682759430-441.jpg" xlink:type="simple" xlink:show="embed" xlink:actuate="onLoad" draw:mime-type="image/jpeg"/>
</draw:frame>
Презентація хореографічної вистави "Мавка.Шоу" за мотивами найкасовішогоукраїнського мультиплікаційного фільму "Мавка. Лісова пісня" відбулась уКиєві.</text:p>
      <text:p text:style-name="P4">
Як повідомляє кореспондент Укрінформу, було показано кілька номерів ізвистави.</text:p>
      <text:p text:style-name="P4">
«Це перше знайомство з «Мавка. Шоу». Ця <text:a xlink:type="simple" xlink:href="https://www.ukrinform.ua/tag-vistava" text:style-name="Internet_20_link" text:visited-style-name="Visited_20_Internet_20_Link">
 </text:a>
 створена за мотивами мультфільму «Мавка. Лісова пісня». Ми показалидекілька хореографічних номерів, а також образи наших героїв. Однак цілковитамагія буде розкрита з 12 травня у Жовтневому палаці», - сказала директорStageShow Company Наталія Гончар.</text:p>
      <text:p text:style-name="P4">
<draw:frame draw:style-name="fr1" draw:name="Image61" text:anchor-type="as-char" svg:width="6.9236in" svg:height="4.615733in" draw:z-index="0">
<draw:image xlink:href="../Images/yкринформ/2023-04-29T12-13-00-03-00/1682759431-980.jpg" xlink:type="simple" xlink:show="embed" xlink:actuate="onLoad" draw:mime-type="image/jpeg"/>
</draw:frame>
</text:p>
      <text:p text:style-name="P4">
<draw:frame draw:style-name="fr1" draw:name="Image62" text:anchor-type="as-char" svg:width="6.9236in" svg:height="4.615733in" draw:z-index="0">
<draw:image xlink:href="../Images/yкринформ/2023-04-29T12-13-00-03-00/1682759430-218.jpg" xlink:type="simple" xlink:show="embed" xlink:actuate="onLoad" draw:mime-type="image/jpeg"/>
</draw:frame>
</text:p>
      <text:p text:style-name="P4">
За її словами, у шоу присутні гімнастичні, театральні та циркові елементи. Утанцювальних номерах використовуються саундтреки з анімаційного фільму.Водночас образи Мавки та Лукаша у виставі будуть новими.</text:p>
      <text:p text:style-name="P4">
«Мавка. Шоу» планують показати у 20 містах України, а також за кордоном,зокрема у Польщі, Чехії та країнах Балтії.</text:p>
      <text:p text:style-name="P4">
<text:span text:style-name="T4">
Читайте також:</text:span>
 <text:a xlink:type="simple" xlink:href="https://www.ukrinform.ua/rubric-culture/3699430-v-ukrainskomu-domi-pokazut-teatralnu-vistavu-azovstal-golosi.html" text:style-name="Internet_20_link" text:visited-style-name="Visited_20_Internet_20_Link">
 <text:span text:style-name="T4">
виставу</text:span>
 </text:a>
</text:p>
      <text:p text:style-name="P4">
Як повідомляв Укрінформ, анімаційний фільм «Мавка. Лісова пісня» вийшов упрокат в Україні 2 березня. За чотири вікенди <text:a xlink:type="simple" xlink:href="https://www.ukrinform.ua/rubric-culture/3688504-za-cotiri-vikendi-prokatu-mavka-lisova-pisna-zibrala-majze-100-miljoniv.html" text:style-name="Internet_20_link" text:visited-style-name="Visited_20_Internet_20_Link">
</text:a>
</text:p>
      <text:p text:style-name="P4">
Фільм створений за підтримки Держкіно, Агентства США з міжнародного розвитку(USAID). Кінотеатральну дистрибуцію здійснює FILM.UA Distribution та KinomaniaFilm Distribution.</text:p>
      <text:p text:style-name="P4">
<text:span text:style-name="T5">
Фото надані організатором</text:span>
</text:p>
      <text:p text:style-name="P4">
Source: <text:a xlink:type="simple" xlink:href="https://www.ukrinform.ua/rubric-culture/3702428-u-kievi-prezentuvali-vistavu-mavka-sou-za-motivami-multfilmu.html" text:style-name="Internet_20_link" text:visited-style-name="Visited_20_Internet_20_Link">
https://www.ukrinform.ua/rubric-culture/3702428-u-kievi-prezentuvali-vistavu-mavka-sou-za-motivami-multfilmu.html</text:a>
</text:p>
      <!--NEWS-->
      <text:h text:style-name="P10" text:outline-level="1">
<text:span text:style-name="T4">
Злата Огнєвіч стала речницею від України на Євробаченні</text:span>
</text:h>
      <text:p text:style-name="P4">
Authors: Ukrinform (Person)</text:p>
      <text:p text:style-name="P4">
Publisher: Укринформ (Organization)</text:p>
      <text:p text:style-name="P4">
Published Time: 2023-04-29T12:25:00+03:00</text:p>
      <text:p text:style-name="P4">
Modified Time: 2023-04-29T12:25:00+03:00</text:p>
      <text:p text:style-name="P4">
Description: Речницею цьогорічного пісенного конкурсу "Євробачення" від України обрано співачку Злату Огнєвіч. — Укрінформ.</text:p>
      <text:p text:style-name="P4">
Images: ["<text:a xlink:type="simple" xlink:href="https://static.ukrinform.com/photos/2023_04/thumb_files/630_360_1682758867-928.jpeg" text:style-name="Internet_20_link" text:visited-style-name="Visited_20_Internet_20_Link">
630_360_16827...</text:a>
"]</text:p>
      <text:p text:style-name="P4">
Tags: ['Євробачення', 'Конкурс', 'Співачка', 'Єдині новини']</text:p>
      <text:p text:style-name="P4">
Type: Article</text:p>
      <!--METADATA-->
      <text:p text:style-name="P4">
<draw:frame draw:style-name="fr1" draw:name="Image63" text:anchor-type="as-char" svg:width="6.9236in" svg:height="3.956343in" draw:z-index="0">
<draw:image xlink:href="../Images/yкринформ/2023-04-29T12-25-00-03-00/630_360_1682758867-928.jpeg" xlink:type="simple" xlink:show="embed" xlink:actuate="onLoad" draw:mime-type="image/jpeg"/>
</draw:frame>
 Речницеюцьогорічного пісенного конкурсу "Євробачення" від України обрано співачкуЗлату Огнєвіч.</text:p>
      <text:p text:style-name="P4">
Про це повідомила голова української делегації на Євробаченні ОксанаСкибінська в ефірі телемарафону «Єдині новини», повідомляє кореспондентУкрінформу.</text:p>
      <text:p text:style-name="P4">
«Речницею цього року від України буде представниця від України наЄвробаченні-2017, яка тоді посіла третю сходинку, а саме Злата Огнєвіч», -зазначила Скибінська.</text:p>
      <text:p text:style-name="P4">
За її словами, це важлива місія, тому що передбачає включення наживо з Україний оголошення найвищих балів.</text:p>
      <text:p text:style-name="P4">
«На жаль, цього року Україна після перемоги у 2022 році не проводить <text:a xlink:type="simple" xlink:href="https://www.ukrinform.ua/tag-evrobacenna" text:style-name="Internet_20_link" text:visited-style-name="Visited_20_Internet_20_Link">
</text:a>
 на своїй землі черезповномасштабне вторгнення, однак у нас є нагода у прямому ефірі фіналуконкурсу, коли за ним стежить близько 160 млн людей у всьому світі,.. з самогосерця України сказати такі важливі слова для кожного учасника, а саме хтоотримає ці заповітні 12 балів», - підкреслила Скибінська.</text:p>
      <text:p text:style-name="P4">
<text:span text:style-name="T4">
Читайте також:</text:span>
 <text:a xlink:type="simple" xlink:href="https://www.ukrinform.ua/rubric-culture/3701183-korol-britanii-predstaviv-scenu-evrobacenna2023.html" text:style-name="Internet_20_link" text:visited-style-name="Visited_20_Internet_20_Link">
 <text:span text:style-name="T4">
Євробаченн</text:span>
 </text:a>
</text:p>
      <text:p text:style-name="P4">
Вона зауважила, що вже від завтра у Ліверпуль почнуть прибувати учасникиконкурсу. У гурту TVORCHI, який представляє Україну на цьогорічномуЄвробаченні, перша репетиція запланована на 4 травня.</text:p>
      <text:p text:style-name="P4">
Як повідомляв Укрінформ, пісенний конкурс «Євробачення-2023» пройде уЛіверпулі після того, як Україна, яка перемогла на конкурсі 2022 року з піснеюStefania гурту Kalush Orchestra, не змогла задовольнити вимоги щодо проведенняконкурсу через безпекові побоювання, спричинені російським вторгненням.</text:p>
      <text:p text:style-name="P4">
Півфінали конкурсу відбудуться 9 та 11 травня, фінал - 13 травня. Україну наконкурсі представлятиме гурт TVORCHI з піснею Heart of Steel.</text:p>
      <text:p text:style-name="P4">
_ Фото: zlata.ognevich/instagram  _</text:p>
      <text:p text:style-name="P4">
Source: <text:a xlink:type="simple" xlink:href="https://www.ukrinform.ua/rubric-culture/3702426-zlata-ognevic-stala-recniceu-vid-ukraini-na-evrobacenni.html" text:style-name="Internet_20_link" text:visited-style-name="Visited_20_Internet_20_Link">
https://www.ukrinform.ua/rubric-culture/3702426-zlata-ognevic-stala-recniceu-vid-ukraini-na-evrobacenni.html</text:a>
</text:p>
      <!--NEWS-->
      <text:h text:style-name="P10" text:outline-level="1">
<text:span text:style-name="T4">
Зеленський про міжнародну допомогу під час війни: Були моменти, коли нас підводили</text:span>
</text:h>
      <text:p text:style-name="P4">
Authors: Ukrinform (Person)</text:p>
      <text:p text:style-name="P4">
Publisher: Укринформ (Organization)</text:p>
      <text:p text:style-name="P4">
Published Time: 2023-04-29T12:28:00+03:00</text:p>
      <text:p text:style-name="P4">
Modified Time: 2023-04-29T12:28:00+03:00</text:p>
      <text:p text:style-name="P4">
Description: Президент Володимир Зеленський заявив, що під час повномасштабної війни були моменти, коли Україні певні країни обіцяли допомогу і підводили з вчасним її наданням.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НАТО', 'Зеленський', 'Війна з росією']</text:p>
      <text:p text:style-name="P4">
Type: Article</text:p>
      <!--METADATA-->
      <text:p text:style-name="P4">
<draw:frame draw:style-name="fr1" draw:name="Image64" text:anchor-type="as-char" svg:width="6.9236in" svg:height="3.956343in" draw:z-index="0">
<draw:image xlink:href="../Images/yкринформ/2023-04-29T12-28-00-03-00/630_360_1682451261-591.jpeg" xlink:type="simple" xlink:show="embed" xlink:actuate="onLoad" draw:mime-type="image/jpeg"/>
</draw:frame>
 ПрезидентВолодимир Зеленський заявив, що під час повномасштабної війни були моменти,коли Україні певні країни обіцяли допомогу і підводили з вчасним її наданням.</text:p>
      <text:p text:style-name="P4">
Про це він сказав в <text:a xlink:type="simple" xlink:href="https://www.youtube.com/watch" text:style-name="Internet_20_link" text:visited-style-name="Visited_20_Internet_20_Link">
</text:a>
представникам фінських, шведських, данських і норвезьких ЗМІ, повідомляєУкрінформ.</text:p>
      <text:p text:style-name="P4">
«На війні дуже важливо все робити вчасно. І розраховувати на тих, хто тобі,щось пообіцяв або дав слово. Це дуже важливо. На цій війні в нас були моменти,коли нас підводили. Я хочу вам подякувати, що цього не було з вашимикраїнами», - сказав глава держави.</text:p>
      <text:p text:style-name="P4">
<text:span text:style-name="T4">
Читайте також:</text:span>
 <text:a xlink:type="simple" xlink:href="https://www.ukrinform.ua/rubric-ato/3702388-mariupol-zrujnovanij-na-ponad-90-zelenskij.html" text:style-name="Internet_20_link" text:visited-style-name="Visited_20_Internet_20_Link">
 <text:span text:style-name="T4">
Зеленський</text:span>
 </text:a>
</text:p>
      <text:p text:style-name="P4">
Він зазначив, що розв’язана росією війна дуже складна і масштабна узастосуванні різних технологій, жодна країна у світі не здатна одноосібноповністю забезпечити Україну усім необхідним для боротьби з агресором, томуміжнародна підтримка є комплексною.</text:p>
      <text:p text:style-name="P4">
«Але ми боремося за те, щоб потім країни Європи, країни НАТО ніколи невідчували спроможності росії анексувати тут чи іншу свободу», - підкресливПрезидент.</text:p>
      <text:p text:style-name="P4">
<text:span text:style-name="T4">
Читайте також:</text:span>
 <text:a xlink:type="simple" xlink:href="https://www.ukrinform.ua/rubric-ato/3702375-kilkist-ozbroenna-e-virisalnou-zelenskij-zaaviv-so-virit-v-uspih-kontrnastupu-zsu.html" text:style-name="Internet_20_link" text:visited-style-name="Visited_20_Internet_20_Link">
 <text:span text:style-name="T4">
Зеленський</text:span>
 </text:a>
</text:p>
      <text:p text:style-name="P4">
Як повідомлялося, генеральний секретар НАТО Єнс Столтенберг заявив, щосоюзники по Альянсу та країни-партнери в межах Контактної групи з оборониУкраїни під егідою США виконали вже понад 98% зобов’язань щодо постачанняУкраїні бойової техніки та обладнання.</text:p>
      <text:p text:style-name="P4">
Фото: ОП</text:p>
      <text:p text:style-name="P4">
Source: <text:a xlink:type="simple" xlink:href="https://www.ukrinform.ua/rubric-ato/3702435-zelenskij-pro-miznarodnu-dopomogu-pid-cas-vijni-buli-momenti-koli-nas-pidvodili.html" text:style-name="Internet_20_link" text:visited-style-name="Visited_20_Internet_20_Link">
https://www.ukrinform.ua/rubric-ato/3702435-zelenskij-pro-miznarodnu-dopomogu-pid-cas-vijni-buli-momenti-koli-nas-pidvodili.html</text:a>
</text:p>
      <!--NEWS-->
      <text:h text:style-name="P10" text:outline-level="1">
<text:span text:style-name="T4">
Посадовців Хмельницької ОВА викрили в організації корупційної схеми</text:span>
</text:h>
      <text:p text:style-name="P4">
Authors: Ukrinform (Person)</text:p>
      <text:p text:style-name="P4">
Publisher: Укринформ (Organization)</text:p>
      <text:p text:style-name="P4">
Published Time: 2023-04-29T12:28:16+03:00</text:p>
      <text:p text:style-name="P4">
Modified Time: 2023-04-29T12:28:16+03:00</text:p>
      <text:p text:style-name="P4">
Description: Директору одного з департаментів Хмельницької обласної військової адміністрації та його заступнику повідомили про підозру в організації корупційної схеми видачі дозвільної документації. — Укрінформ.</text:p>
      <text:p text:style-name="P4">
Images: ["<text:a xlink:type="simple" xlink:href="https://static.ukrinform.com/photos/2017_07/thumb_files/630_360_1501220558-6401.jpg" text:style-name="Internet_20_link" text:visited-style-name="Visited_20_Internet_20_Link">
630_360_15012...</text:a>
", "<text:a xlink:type="simple" xlink:href="https://static.ukrinform.com/photos/2023_04/1682759616-575.jpg" text:style-name="Internet_20_link" text:visited-style-name="Visited_20_Internet_20_Link">
1682759616-57...</text:a>
"]</text:p>
      <text:p text:style-name="P4">
Tags: ['Хмельниччина', 'Корупція', 'Офіс генпрокурора']</text:p>
      <text:p text:style-name="P4">
Type: Article</text:p>
      <!--METADATA-->
      <text:p text:style-name="P4">
<draw:frame draw:style-name="fr1" draw:name="Image65" text:anchor-type="as-char" svg:width="6.9236in" svg:height="3.956343in" draw:z-index="0">
<draw:image xlink:href="../Images/yкринформ/2023-04-29T12-28-16-03-00/630_360_1501220558-6401.jpg" xlink:type="simple" xlink:show="embed" xlink:actuate="onLoad" draw:mime-type="image/jpeg"/>
</draw:frame>
 Директоруодного з департаментів Хмельницької обласної військової адміністрації та йогозаступнику повідомили про підозру в організації корупційної схеми видачідозвільної документації.</text:p>
      <text:p text:style-name="P4">
Як передає Укрінформ, про це в <text:a xlink:type="simple" xlink:href="https://t.me/pgo_gov_ua/11671" text:style-name="Internet_20_link" text:visited-style-name="Visited_20_Internet_20_Link">
</text:a>
повідомляє Офіс генерального прокурора.</text:p>
      <text:p text:style-name="P4">
За процесуального керівництва Хмельницької обласної прокуратури повідомленопро підозру директору та заступнику одного із департаментів Хмельницькоїобласної військової адміністрації за фактом одержання неправомірної вигоди запопередньою змовою групою осіб (ч. 3 ст. 368 Кримінального кодексу України).</text:p>
      <text:p text:style-name="P4">
Також повідомлено про підозру їхньому посереднику – приватному підприємцю (ч.5 ст. 27, ч. 3 ст. 368 КК України).</text:p>
      <text:p text:style-name="P4">
<draw:frame draw:style-name="fr1" draw:name="Image66" text:anchor-type="as-char" svg:width="6.9236in" svg:height="4.910627in" draw:z-index="0">
<draw:image xlink:href="../Images/yкринформ/2023-04-29T12-28-16-03-00/1682759616-575.jpg" xlink:type="simple" xlink:show="embed" xlink:actuate="onLoad" draw:mime-type="image/jpeg"/>
</draw:frame>
</text:p>
      <text:p text:style-name="P4">
За даними слідства, посадовці налагодили корупційну схему видачі технічноїдокументації, дозволів та висновків, що належать до компетенції підрозділу.</text:p>
      <text:p text:style-name="P4">
“Під час звернень громадян фігуранти роз’яснювали процедуру отриманнядозвільної документації та рекомендували звертатися до вичерпного перелікуорганізацій. Посередник повідомляв, що за її погодження необхідно надати“грошову винагороду” для службових осіб департаменту”, - зауважили в ОГП.</text:p>
      <text:p text:style-name="P4">
<text:span text:style-name="T4">
Читайте також:</text:span>
 <text:a xlink:type="simple" xlink:href="https://www.ukrinform.ua/rubric-society/3700677-vaks-priznaciv-truhanovu-zastavu-u-ponad-30-miljoniv-centr-protidii-korupcii.html" text:style-name="Internet_20_link" text:visited-style-name="Visited_20_Internet_20_Link">
 <text:span text:style-name="T4">
корупц</text:span>
 </text:a>
</text:p>
      <text:p text:style-name="P4">
Залежно від виду необхідної документації ціна коливалась від 8 до 50 тис. грн.</text:p>
      <text:p text:style-name="P4">
Правоохоронці затримали посередника у порядку ст. 208 КПК України післяотримання “траншу” в розмірі 18 тис. грн.</text:p>
      <text:p text:style-name="P4">
Під час обшуків у службових кабінетах та за місцями проживання фігурантіввилучили 4 960 дол., 1 000 євро, 125 тис. грн, чорнові записи та мобільнийтелефон.</text:p>
      <text:p text:style-name="P4">
Як повідомляв Укрінформ, Державне бюро розслідувань викрило на митному посту"Яворів" Львівської митниці схему тотальних поборів з підприємців, які ввозилив Україну товари широкого вжитку.</text:p>
      <text:p text:style-name="P4">
Source: <text:a xlink:type="simple" xlink:href="https://www.ukrinform.ua/rubric-regions/3702430-posadovciv-hmelnickoi-ova-vikrili-v-organizacii-korupcijnoi-shemi.html" text:style-name="Internet_20_link" text:visited-style-name="Visited_20_Internet_20_Link">
https://www.ukrinform.ua/rubric-regions/3702430-posadovciv-hmelnickoi-ova-vikrili-v-organizacii-korupcijnoi-shemi.html</text:a>
</text:p>
      <!--NEWS-->
      <text:h text:style-name="P10" text:outline-level="1">
<text:span text:style-name="T4">
На Чернігівщині під час обстрілу постраждали троє поліцейських</text:span>
</text:h>
      <text:p text:style-name="P4">
Authors: Ukrinform (Person)</text:p>
      <text:p text:style-name="P4">
Publisher: Укринформ (Organization)</text:p>
      <text:p text:style-name="P4">
Published Time: 2023-04-29T12:35:00+03:00</text:p>
      <text:p text:style-name="P4">
Modified Time: 2023-04-29T12:35:00+03:00</text:p>
      <text:p text:style-name="P4">
Description: У Чернігівській області 28 квітня під час ворожого авіаційного удару постраждали троє поліцейських, які перебували при виконанні службових обов’язків. — Укрінформ.</text:p>
      <text:p text:style-name="P4">
Images: ["<text:a xlink:type="simple" xlink:href="https://static.ukrinform.com/photos/2023_04/thumb_files/630_360_1682760894-644.jpg" text:style-name="Internet_20_link" text:visited-style-name="Visited_20_Internet_20_Link">
630_360_16827...</text:a>
"]</text:p>
      <text:p text:style-name="P4">
Tags: ['Обстріл', 'Поліція', 'Чернігівщина', 'Війна з росією']</text:p>
      <text:p text:style-name="P4">
Type: Article</text:p>
      <!--METADATA-->
      <text:p text:style-name="P4">
<draw:frame draw:style-name="fr1" draw:name="Image67" text:anchor-type="as-char" svg:width="6.9236in" svg:height="3.956343in" draw:z-index="0">
<draw:image xlink:href="../Images/yкринформ/2023-04-29T12-35-00-03-00/630_360_1682760894-644.jpg" xlink:type="simple" xlink:show="embed" xlink:actuate="onLoad" draw:mime-type="image/jpeg"/>
</draw:frame>
 УЧернігівській області 28 квітня під час ворожого авіаційного удару постраждалитроє поліцейських, які перебували при виконанні службових обов’язків.</text:p>
      <text:p text:style-name="P4">
Як передає Укрінформ, про це Національна поліція повідомляє у <text:a xlink:type="simple" xlink:href="https://t.me/UA_National_Police/11323" text:style-name="Internet_20_link" text:visited-style-name="Visited_20_Internet_20_Link">
</text:a>
 .</text:p>
      <text:p text:style-name="P4">
“Вчора троє поліцейських — Ігор Роговий, Владислав Черепнін, Тарас Ковалькевичбули травмовані у результаті ворожого авіаудару по цивільних об’єктах одного зсіл на Чернігівщині, коли документували попередній обстріл”, - ідеться уповідомленні.</text:p>
      <text:p text:style-name="P4">
Як зазначили у поліції, слідчо-оперативна група прибула для фіксації наслідківбомбардування, в цей час російські війська повторно атакували.</text:p>
      <text:p text:style-name="P4">
<text:span text:style-name="T4">
Читайте також:</text:span>
 <text:a xlink:type="simple" xlink:href="https://www.ukrinform.ua/rubric-ato/3702365-na-cernigivsini-vnaslidok-obstriliv-odna-ludina-zaginula-cetvero-poraneni.html" text:style-name="Internet_20_link" text:visited-style-name="Visited_20_Internet_20_Link">
 <text:span text:style-name="T4">
Чернігів</text:span>
 </text:a>
</text:p>
      <text:p text:style-name="P4">
Травмувань також зазнала ще одна цивільна людина.</text:p>
      <text:p text:style-name="P4">
Правоохоронці госпіталізовані та проходять лікування. “Вони були у засобахзахисту, і отримані травми не загрожують їхньому життю”, – додали у поліції.</text:p>
      <text:p text:style-name="P4">
Як повідомляв Укрінформ, за зведеною інформацією обласних військовихадміністрацій, а <text:a xlink:type="simple" xlink:href="https://www.ukrinform.ua/rubric-regions/3690524-rosiani-za-dobu-obstrilali-sim-regioniv-ukraini-zvedenna-ova.html" text:style-name="Internet_20_link" text:visited-style-name="Visited_20_Internet_20_Link">
 </text:a>
 .</text:p>
      <text:p text:style-name="P4">
Source: <text:a xlink:type="simple" xlink:href="https://www.ukrinform.ua/rubric-regions/3702436-na-cernigivsini-pid-cas-obstrilu-postrazdali-troe-policejskih.html" text:style-name="Internet_20_link" text:visited-style-name="Visited_20_Internet_20_Link">
https://www.ukrinform.ua/rubric-regions/3702436-na-cernigivsini-pid-cas-obstrilu-postrazdali-troe-policejskih.html</text:a>
</text:p>
      <!--NEWS-->
      <text:h text:style-name="P10" text:outline-level="1">
<text:span text:style-name="T4">
Зеленський розповів, як переключається від війни: Кілька годин вночі або зранку щось почитати</text:span>
</text:h>
      <text:p text:style-name="P4">
Authors: Ukrinform (Person)</text:p>
      <text:p text:style-name="P4">
Publisher: Укринформ (Organization)</text:p>
      <text:p text:style-name="P4">
Published Time: 2023-04-29T12:37:46+03:00</text:p>
      <text:p text:style-name="P4">
Modified Time: 2023-04-29T12:37:46+03:00</text:p>
      <text:p text:style-name="P4">
Description: Президент Володимир Зеленський намагається використовувати кілька годин вночі або рано вранці для читання літератури, аби переключитися від розв’язаної росією війни і зберегти адекватність. — Укрінформ.</text:p>
      <text:p text:style-name="P4">
Images: ["<text:a xlink:type="simple" xlink:href="https://static.ukrinform.com/photos/2023_04/thumb_files/630_360_1682063024-559.jpeg" text:style-name="Internet_20_link" text:visited-style-name="Visited_20_Internet_20_Link">
630_360_16820...</text:a>
"]</text:p>
      <text:p text:style-name="P4">
Tags: ['Книги', 'Література', 'Зеленський']</text:p>
      <text:p text:style-name="P4">
Type: Article</text:p>
      <!--METADATA-->
      <text:p text:style-name="P4">
<draw:frame draw:style-name="fr1" draw:name="Image68" text:anchor-type="as-char" svg:width="6.9236in" svg:height="3.956343in" draw:z-index="0">
<draw:image xlink:href="../Images/yкринформ/2023-04-29T12-37-46-03-00/630_360_1682063024-559.jpeg" xlink:type="simple" xlink:show="embed" xlink:actuate="onLoad" draw:mime-type="image/jpeg"/>
</draw:frame>
 ПрезидентВолодимир Зеленський намагається використовувати кілька годин вночі або рановранці для читання літератури, аби переключитися від розв’язаної росією війниі зберегти адекватність.</text:p>
      <text:p text:style-name="P4">
Про це він сказав в  <text:a xlink:type="simple" xlink:href="https://www.youtube.com/watch" text:style-name="Internet_20_link" text:visited-style-name="Visited_20_Internet_20_Link">
 </text:a>
представникам фінських, шведських, данських і норвезьких ЗМІ, повідомляєУкрінформ.</text:p>
      <text:p text:style-name="P4">
«Авжеж, у мене не було відпустки, тому що її просто не може бути, я не можусобі її дозволити - немає відпустки на війні. Іноді мені потрібні якісь годинидля того, щоб, чесно, не втратити адекватності, треба на трішечки себеперемкнути – почитати щось, подивитись. Я це роблю, скажу вам відверто, інодімаю таку можливість вночі або дуже рано зранку. Щоденно дуже рано я прокидаюсьі читаю <text:a xlink:type="simple" xlink:href="https://www.ukrinform.ua/tag-literatura" text:style-name="Internet_20_link" text:visited-style-name="Visited_20_Internet_20_Link">
 </text:a>
 . Бажано літературу, а неІнтернет, іноді, ми всі сучасні люди, починаєш читати книгу і плавно переходишдо мобільного телефону і там вже заходиш в Інтернет почитати, що ще є усвіті», - розповів Зеленський.</text:p>
      <text:p text:style-name="P4">
Президент підкреслив, що ціна війни вимірюється втратами і йому складнопроживати загибель людей.</text:p>
      <text:p text:style-name="P4">
<text:span text:style-name="T4">
Читайте також:</text:span>
 <text:a xlink:type="simple" xlink:href="https://www.ukrinform.ua/rubric-ato/3702375-kilkist-ozbroenna-e-virisalnou-zelenskij-zaaviv-so-virit-v-uspih-kontrnastupu-zsu.html" text:style-name="Internet_20_link" text:visited-style-name="Visited_20_Internet_20_Link">
 <text:span text:style-name="T4">
Зеленський</text:span>
 </text:a>
</text:p>
      <text:p text:style-name="P4">
«Складно проживати ці дні, складно проживати ці втрати. Не складно себемотивувати, тому що наша мотивація – родина, земля, Україна, наші права, нашасвобода, і це найголовніша мотивація. Яка, упевнений, тримає більшістьукраїнців», - зауважив глава держави.</text:p>
      <text:p text:style-name="P4">
Водночас він наголосив: «Дуже важливо знати, за що ми боремось, бутиадекватним, спілкуватись із людьми, журналістами, не сидіти в бункері, арозуміти, що світ ширший, ніж твій бункер, ми розуміємо, про кого я говорю».</text:p>
      <text:p text:style-name="P4">
Як повідомлялося, Зеленський  <text:a xlink:type="simple" xlink:href="https://www.ukrinform.ua/rubric-ato/3702375-kilkist-ozbroenna-e-virisalnou-zelenskij-zaaviv-so-virit-v-uspih-kontrnastupu-zsu.html" text:style-name="Internet_20_link" text:visited-style-name="Visited_20_Internet_20_Link">
 </text:a>
 , що вірить в успіх майбутнього контрнаступу ЗСУ, атакож в те, що Крим повернеться під контроль України.</text:p>
      <text:p text:style-name="P4">
<text:span text:style-name="T5">
Фото: Офіс Президента</text:span>
</text:p>
      <text:p text:style-name="P4">
Source: <text:a xlink:type="simple" xlink:href="https://www.ukrinform.ua/rubric-society/3702438-zelenskij-rozpoviv-ak-pereklucaetsa-vid-vijni-kilka-godin-vnoci-abo-zranku-sos-pocitati.html" text:style-name="Internet_20_link" text:visited-style-name="Visited_20_Internet_20_Link">
https://www.ukrinform.ua/rubric-society/3702438-zelenskij-rozpoviv-ak-pereklucaetsa-vid-vijni-kilka-godin-vnoci-abo-zranku-sos-pocitati.html</text:a>
</text:p>
      <!--NEWS-->
      <text:h text:style-name="P10" text:outline-level="1">
<text:span text:style-name="T4">
У Мелітополя з'явиться місто-побратим у США</text:span>
</text:h>
      <text:p text:style-name="P4">
Authors: Ukrinform (Person)</text:p>
      <text:p text:style-name="P4">
Publisher: Укринформ (Organization)</text:p>
      <text:p text:style-name="P4">
Published Time: 2023-04-29T12:45:48+03:00</text:p>
      <text:p text:style-name="P4">
Modified Time: 2023-04-29T12:45:48+03:00</text:p>
      <text:p text:style-name="P4">
Description: Український Мелітополь матиме місто-побратим у США. — Укрінформ.</text:p>
      <text:p text:style-name="P4">
Images: ["<text:a xlink:type="simple" xlink:href="https://static.ukrinform.com/photos/2023_04/thumb_files/630_360_1682761409-220.jpeg" text:style-name="Internet_20_link" text:visited-style-name="Visited_20_Internet_20_Link">
630_360_16827...</text:a>
", "<text:a xlink:type="simple" xlink:href="https://static.ukrinform.com/photos/2023_04/1682761410-304.jpeg" text:style-name="Internet_20_link" text:visited-style-name="Visited_20_Internet_20_Link">
1682761410-30...</text:a>
", "<text:a xlink:type="simple" xlink:href="https://static.ukrinform.com/photos/2023_04/1682761409-204.jpeg" text:style-name="Internet_20_link" text:visited-style-name="Visited_20_Internet_20_Link">
1682761409-20...</text:a>
", "<text:a xlink:type="simple" xlink:href="https://static.ukrinform.com/photos/2023_04/1682761409-476.jpeg" text:style-name="Internet_20_link" text:visited-style-name="Visited_20_Internet_20_Link">
1682761409-47...</text:a>
"]</text:p>
      <text:p text:style-name="P4">
Tags: ['Мелітополь', 'США', 'Федоров']</text:p>
      <text:p text:style-name="P4">
Type: Article</text:p>
      <!--METADATA-->
      <text:p text:style-name="P4">
<draw:frame draw:style-name="fr1" draw:name="Image69" text:anchor-type="as-char" svg:width="6.9236in" svg:height="3.956343in" draw:z-index="0">
<draw:image xlink:href="../Images/yкринформ/2023-04-29T12-45-48-03-00/630_360_1682761409-220.jpeg" xlink:type="simple" xlink:show="embed" xlink:actuate="onLoad" draw:mime-type="image/jpeg"/>
</draw:frame>
Український Мелітополь матиме місто-побратим у США.</text:p>
      <text:p text:style-name="P4">
Про це повідомив у  <text:a xlink:type="simple" xlink:href="https://t.me/ivan_fedorov_melitopol/1810" text:style-name="Internet_20_link" text:visited-style-name="Visited_20_Internet_20_Link">
 </text:a>
міський голова Мелітополя Іван Федоров, який бере участь в Саміті міст уДенвері, передає Укрінформ.</text:p>
      <text:p text:style-name="P4">
"Сьогодні закінчиться другий робочий день делегації українських міських голівна Саміті мерів у США. Декілька цілей, які переслідувала наша делегація, - це,перш за все, донесення об'єктивної інформації про те, що зараз відбувається натериторії нашої держави, зокрема на тимчасово окупованих територіях. Другаціль - це укладання меморандумів про співпрацю між містами США та містамиУкраїни", - сказав він.</text:p>
      <text:p text:style-name="P4">
<draw:frame draw:style-name="fr1" draw:name="Image70" text:anchor-type="as-char" svg:width="6.9236in" svg:height="4.617987in" draw:z-index="0">
<draw:image xlink:href="../Images/yкринформ/2023-04-29T12-45-48-03-00/1682761410-304.jpeg" xlink:type="simple" xlink:show="embed" xlink:actuate="onLoad" draw:mime-type="image/jpeg"/>
</draw:frame>
</text:p>
      <text:p text:style-name="P4">
<text:span text:style-name="T4">
Читайте також:</text:span>
 <text:a xlink:type="simple" xlink:href="https://www.ukrinform.ua/rubric-regions/3700639-finske-misto-imatra-stalo-pobratimom-nizina.html" text:style-name="Internet_20_link" text:visited-style-name="Visited_20_Internet_20_Link">
 <text:span text:style-name="T4">
побратим</text:span>
 </text:a>
</text:p>
      <text:p text:style-name="P4">
За словами Федорова, було досягнуто домовленостей про співробітництво замериканськими містами, зокрема, щодо відновлення Мелітополя та іншихтериторій після деокупації.</text:p>
      <text:p text:style-name="P4">
<draw:frame draw:style-name="fr1" draw:name="Image71" text:anchor-type="as-char" svg:width="6.9236in" svg:height="5.1927in" draw:z-index="0">
<draw:image xlink:href="../Images/yкринформ/2023-04-29T12-45-48-03-00/1682761409-204.jpeg" xlink:type="simple" xlink:show="embed" xlink:actuate="onLoad" draw:mime-type="image/jpeg"/>
</draw:frame>
</text:p>
      <text:p text:style-name="P4">
«Скоро у нашої громади з’явиться місто-побратим у <text:a xlink:type="simple" xlink:href="https://www.ukrinform.ua/tag-ssa" text:style-name="Internet_20_link" text:visited-style-name="Visited_20_Internet_20_Link">
</text:a>
 », - заявив мер Мелітополя.</text:p>
      <text:p text:style-name="P4">
Під час саміту, за його словами, багато говорять про те, що буде післяперемоги в Україні.</text:p>
      <text:p text:style-name="P4">
<draw:frame draw:style-name="fr1" draw:name="Image72" text:anchor-type="as-char" svg:width="6.9236in" svg:height="5.1927in" draw:z-index="0">
<draw:image xlink:href="../Images/yкринформ/2023-04-29T12-45-48-03-00/1682761409-476.jpeg" xlink:type="simple" xlink:show="embed" xlink:actuate="onLoad" draw:mime-type="image/jpeg"/>
</draw:frame>
</text:p>
      <text:p text:style-name="P4">
Як повідомлялося, у Денвері триває саміт міст Північної та Південної Америки.Участь в ньому беруть близько 2 тисяч мерів міст та представників місцевогосамоврядування з 35 країн.</text:p>
      <text:p text:style-name="P4">
Source: <text:a xlink:type="simple" xlink:href="https://www.ukrinform.ua/rubric-regions/3702441-u-melitopola-zavitsa-mistopobratim-u-ssa.html" text:style-name="Internet_20_link" text:visited-style-name="Visited_20_Internet_20_Link">
https://www.ukrinform.ua/rubric-regions/3702441-u-melitopola-zavitsa-mistopobratim-u-ssa.html</text:a>
</text:p>
      <!--NEWS-->
      <text:h text:style-name="P10" text:outline-level="1">
<text:span text:style-name="T4">
У центрі столиці з’явився мурал на честь Героя України Мацієвського</text:span>
</text:h>
      <text:p text:style-name="P4">
Authors: Ukrinform (Person)</text:p>
      <text:p text:style-name="P4">
Publisher: Укринформ (Organization)</text:p>
      <text:p text:style-name="P4">
Published Time: 2023-04-29T12:47:00+03:00</text:p>
      <text:p text:style-name="P4">
Modified Time: 2023-04-29T12:47:00+03:00</text:p>
      <text:p text:style-name="P4">
Description: Французький художник Крістіан Ґуемі створив у центрі Києва мурал, на якому зображений Герой України Олександр Мацієвський, розстріляний росіянами після вимовлених слів: «Слава Україні». — Укрінформ.</text:p>
      <text:p text:style-name="P4">
Images: ["<text:a xlink:type="simple" xlink:href="https://static.ukrinform.com/photos/2023_04/thumb_files/630_360_1682761919-775.jpg" text:style-name="Internet_20_link" text:visited-style-name="Visited_20_Internet_20_Link">
630_360_16827...</text:a>
", "<text:a xlink:type="simple" xlink:href="https://static.ukrinform.com/photos/2023_04/1682761918-454.jpg" text:style-name="Internet_20_link" text:visited-style-name="Visited_20_Internet_20_Link">
1682761918-45...</text:a>
", "<text:a xlink:type="simple" xlink:href="https://static.ukrinform.com/photos/2023_04/1682761919-320.jpg" text:style-name="Internet_20_link" text:visited-style-name="Visited_20_Internet_20_Link">
1682761919-32...</text:a>
"]</text:p>
      <text:p text:style-name="P4">
Tags: ['Мурал', 'Військові', 'Київ']</text:p>
      <text:p text:style-name="P4">
Type: Article</text:p>
      <!--METADATA-->
      <text:p text:style-name="P4">
<draw:frame draw:style-name="fr1" draw:name="Image73" text:anchor-type="as-char" svg:width="6.9236in" svg:height="3.956343in" draw:z-index="0">
<draw:image xlink:href="../Images/yкринформ/2023-04-29T12-47-00-03-00/630_360_1682761919-775.jpg" xlink:type="simple" xlink:show="embed" xlink:actuate="onLoad" draw:mime-type="image/jpeg"/>
</draw:frame>
Французький художник Крістіан Ґуемі створив у центрі Києва мурал, на якомузображений Герой України Олександр Мацієвський, розстріляний росіянами післявимовлених слів: «Слава Україні».</text:p>
      <text:p text:style-name="P4">
Про це повідомляє ВР у  <text:a xlink:type="simple" xlink:href="https://www.facebook.com/verkhovna.rada.ukraine/posts/pfbid02NzPS7gjzFLnqEW1yc2mazFMASWN9ruXTz5Euxsht8fCDixYoaJQZrk8za1zVamAgl" text:style-name="Internet_20_link" text:visited-style-name="Visited_20_Internet_20_Link">
</text:a>
передає Укрінформ.</text:p>
      <text:p text:style-name="P4">
Як сказав керівник Апарату Верховної Ради України Вячеслав Штучний, мурал — цевшанування пам’яті всіх героїв, які щодня захищають Україну та віддають занезалежність і територіальну цілісність найцінніше — своє життя.</text:p>
      <text:p text:style-name="P4">
<draw:frame draw:style-name="fr1" draw:name="Image74" text:anchor-type="as-char" svg:width="6.9236in" svg:height="4.617987in" draw:z-index="0">
<draw:image xlink:href="../Images/yкринформ/2023-04-29T12-47-00-03-00/1682761918-454.jpg" xlink:type="simple" xlink:show="embed" xlink:actuate="onLoad" draw:mime-type="image/jpeg"/>
</draw:frame>
</text:p>
      <text:p text:style-name="P4">
Зазначається, що ідея створення муралу виникла під час відвідання у січніделегацією Верховної Ради фотовиставки робіт Крістіана Ґуемі, відомого підпсевдонімом С215, яка була презентована у будівлі Національної асамблеїФранцузької Республіки.</text:p>
      <text:p text:style-name="P4">
<text:span text:style-name="T4">
Читайте також:</text:span>
 <text:a xlink:type="simple" xlink:href="https://www.ukrinform.ua/rubric-ato/3681713-stracenij-rosianami-voin-zsu-macievskij-buv-gromadaninom-moldovi-mzs.html" text:style-name="Internet_20_link" text:visited-style-name="Visited_20_Internet_20_Link">
 <text:span text:style-name="T4">
Страчений</text:span>
 <text:span text:style-name="T4">
росіянами</text:span>
 <text:span text:style-name="T4">
воїн</text:span>
 <text:span text:style-name="T4">
ЗСУ</text:span>
<text:span text:style-name="T4">
Мацієвський</text:span>
 <text:span text:style-name="T4">
був</text:span>
 <text:span text:style-name="T4">
громадянином</text:span>
 <text:span text:style-name="T4">
Молдови</text:span>
 <text:span text:style-name="T4">
МЗС</text:span>
</text:a>
</text:p>
      <text:p text:style-name="P4">
<draw:frame draw:style-name="fr1" draw:name="Image75" text:anchor-type="as-char" svg:width="6.669922in" svg:height="10.0in" draw:z-index="0">
<draw:image xlink:href="../Images/yкринформ/2023-04-29T12-47-00-03-00/1682761919-320.jpg" xlink:type="simple" xlink:show="embed" xlink:actuate="onLoad" draw:mime-type="image/jpeg"/>
</draw:frame>
</text:p>
      <text:p text:style-name="P4">
Це не перша робота Крістіана Ґуемі в Україні. До цього він вже створив вуличніроботи у Львові, Житомирі, <text:a xlink:type="simple" xlink:href="https://www.ukrinform.ua/tag-kiiv" text:style-name="Internet_20_link" text:visited-style-name="Visited_20_Internet_20_Link">
 </text:a>
 тазвільнених Бучі, Гостомелі й Ірпені Київської області.</text:p>
      <text:p text:style-name="P4">
Як повідомляв Укрінформ, Президент Володимир Зеленський 13 березня  <text:a xlink:type="simple" xlink:href="https://www.ukrinform.ua/rubric-ato/3681859-ukaz-pro-prisvoenna-zvanna-geroa-ukraini-oleksandru-macievskomu-opriludnili-na-sajti-prezidenta.html" text:style-name="Internet_20_link" text:visited-style-name="Visited_20_Internet_20_Link">
</text:a>
звання Героя України Олександру Мацієвському, якого росіяни розстріляли заслова «Слава Україні!».</text:p>
      <text:p text:style-name="P4">
Source: <text:a xlink:type="simple" xlink:href="https://www.ukrinform.ua/rubric-kyiv/3702444-u-centri-stolici-zavivsa-mural-na-cest-geroa-ukraini-macievskogo.html" text:style-name="Internet_20_link" text:visited-style-name="Visited_20_Internet_20_Link">
https://www.ukrinform.ua/rubric-kyiv/3702444-u-centri-stolici-zavivsa-mural-na-cest-geroa-ukraini-macievskogo.html</text:a>
</text:p>
      <!--NEWS-->
      <text:h text:style-name="P10" text:outline-level="1">
<text:span text:style-name="T4">
росія тримає у Чорному морі один ракетоносій з вісьмома «Калібрами»</text:span>
</text:h>
      <text:p text:style-name="P4">
Authors: Ukrinform (Person)</text:p>
      <text:p text:style-name="P4">
Publisher: Укринформ (Organization)</text:p>
      <text:p text:style-name="P4">
Published Time: 2023-04-29T13:05:00+03:00</text:p>
      <text:p text:style-name="P4">
Modified Time: 2023-04-29T13:05:00+03:00</text:p>
      <text:p text:style-name="P4">
Description: У Чорному морі росія тримає на бойовому чергуванні 12 кораблів, серед яких один носій крилатих ракет “Калібр” із загальним залпом до восьми ракет. — Укрінформ.</text:p>
      <text:p text:style-name="P4">
Images: ["<text:a xlink:type="simple" xlink:href="https://static.ukrinform.com/photos/2023_03/thumb_files/630_360_1678431987-587.jpg" text:style-name="Internet_20_link" text:visited-style-name="Visited_20_Internet_20_Link">
630_360_16784...</text:a>
", "<text:a xlink:type="simple" xlink:href="https://static.ukrinform.com/photos/2023_04/1682763028-327.jpg" text:style-name="Internet_20_link" text:visited-style-name="Visited_20_Internet_20_Link">
1682763028-32...</text:a>
"]</text:p>
      <text:p text:style-name="P4">
Tags: ['Ракета', ' Чорне море', 'Корабель', 'Війна з росією']</text:p>
      <text:p text:style-name="P4">
Type: Article</text:p>
      <!--METADATA-->
      <text:p text:style-name="P4">
<draw:frame draw:style-name="fr1" draw:name="Image76" text:anchor-type="as-char" svg:width="6.9236in" svg:height="3.956343in" draw:z-index="0">
<draw:image xlink:href="../Images/yкринформ/2023-04-29T13-05-00-03-00/630_360_1678431987-587.jpg" xlink:type="simple" xlink:show="embed" xlink:actuate="onLoad" draw:mime-type="image/jpeg"/>
</draw:frame>
 У Чорномуморі росія тримає на бойовому чергуванні 12 кораблів, серед яких один носійкрилатих ракет “Калібр” із загальним залпом до восьми ракет.</text:p>
      <text:p text:style-name="P4">
Як передає Укрінформ, про це Військово-морські сили Збройних сил Україниповідомляють у  <text:a xlink:type="simple" xlink:href="https://www.facebook.com/navy.mil.gov.ua/posts/pfbid033Lfq8f4vBw3w1vuRFvSejorYuZJTPkeVqfXdNmuFHputBSg8Qa71pkcYCPBGEpAjl" text:style-name="Internet_20_link" text:visited-style-name="Visited_20_Internet_20_Link">
</text:a>
</text:p>
      <text:p text:style-name="P4">
“Станом на 12:30 29 квітня в Чорному морі на бойовому чергуванні знаходиться12 ворожих кораблів, серед яких 1 носій крилатих <text:a xlink:type="simple" xlink:href="https://www.ukrinform.ua/tag-raketa" text:style-name="Internet_20_link" text:visited-style-name="Visited_20_Internet_20_Link">
</text:a>
 “Калібр” загальний залп до 8 ракет; вАзовському морі – 1 ворожий корабель; в Середземному морі на бойовомучергуванні знаходиться до 4 ворожих кораблі, з них 1 носій крилатих ракет"Калібр", загальний залп до 16 ракет.</text:p>
      <text:p text:style-name="P4">
<draw:frame draw:style-name="fr1" draw:name="Image77" text:anchor-type="as-char" svg:width="6.9236in" svg:height="8.6545in" draw:z-index="0">
<draw:image xlink:href="../Images/yкринформ/2023-04-29T13-05-00-03-00/1682763028-327.jpg" xlink:type="simple" xlink:show="embed" xlink:actuate="onLoad" draw:mime-type="image/jpeg"/>
</draw:frame>
</text:p>
      <text:p text:style-name="P4">
<text:span text:style-name="T4">
Читайте також:</text:span>
 <text:a xlink:type="simple" xlink:href="https://www.ukrinform.ua/rubric-ato/3702396-rosiani-za-dobu-obstrilali-sim-oblastej-ukraini-zvedenna-ova.html" text:style-name="Internet_20_link" text:visited-style-name="Visited_20_Internet_20_Link">
 <text:span text:style-name="T4">
росіяни</text:span>
 <text:span text:style-name="T4">
добу</text:span>
 <text:span text:style-name="T4">
обстріляли</text:span>
 <text:span text:style-name="T4">
сім</text:span>
 <text:span text:style-name="T4">
областей</text:span>
<text:span text:style-name="T4">
України</text:span>
 <text:span text:style-name="T4">
зведення</text:span>
 <text:span text:style-name="T4">
ОВА</text:span>
 </text:a>
</text:p>
      <text:p text:style-name="P4">
Як пповідомляв Укрінформ, <text:a xlink:type="simple" xlink:href="https://www.ukrinform.ua/rubric-ato/3702340-rosia-vivela-v-corne-more-dva-nosii-kalibriv.html" text:style-name="Internet_20_link" text:visited-style-name="Visited_20_Internet_20_Link">
 </text:a>
 Об'єднаногокоординаційного пресцентру Сил оборони Півдня України Наталія Гуменюк в ефірінаціонального телемарафону "Єдині новини" поінформувала, що корабельнеугруповання російської федерації в Чорному морі зранку 29 квітня налічувало 14суден, серед яких два носії ракет типу "Калібр".</text:p>
      <text:p text:style-name="P4">
Source: <text:a xlink:type="simple" xlink:href="https://www.ukrinform.ua/rubric-ato/3702453-rosia-trimae-u-cornomu-mori-odin-raketonosij-z-vismoma-kalibrami.html" text:style-name="Internet_20_link" text:visited-style-name="Visited_20_Internet_20_Link">
https://www.ukrinform.ua/rubric-ato/3702453-rosia-trimae-u-cornomu-mori-odin-raketonosij-z-vismoma-kalibrami.html</text:a>
</text:p>
      <!--NEWS-->
      <text:h text:style-name="P10" text:outline-level="1">
<text:span text:style-name="T4">
Баскетбол: пре-кваліфікаційний турнір Олімпіади Україна зіграє у Туреччині</text:span>
</text:h>
      <text:p text:style-name="P4">
Authors: Ukrinform (Person)</text:p>
      <text:p text:style-name="P4">
Publisher: Укринформ (Organization)</text:p>
      <text:p text:style-name="P4">
Published Time: 2023-04-29T13:06:05+03:00</text:p>
      <text:p text:style-name="P4">
Modified Time: 2023-04-29T13:06:05+03:00</text:p>
      <text:p text:style-name="P4">
Description: Міжнародна федерація баскетболу (ФІБА) визначила країни-господарки пре-кваліфікаційних олімпійських турнірів, а також посів збірних перед жеребкуванням, яке пройде 1 травня. — Укрінформ.</text:p>
      <text:p text:style-name="P4">
Images: ["<text:a xlink:type="simple" xlink:href="https://static.ukrinform.com/photos/2023_04/thumb_files/630_360_1682762275-440.jpeg" text:style-name="Internet_20_link" text:visited-style-name="Visited_20_Internet_20_Link">
630_360_16827...</text:a>
"]</text:p>
      <text:p text:style-name="P4">
Tags: ['Олімпіада', 'Збірна України', 'міні-футбол', 'Чоловіки']</text:p>
      <text:p text:style-name="P4">
Type: Article</text:p>
      <!--METADATA-->
      <text:p text:style-name="P4">
<draw:frame draw:style-name="fr1" draw:name="Image78" text:anchor-type="as-char" svg:width="6.9236in" svg:height="3.956343in" draw:z-index="0">
<draw:image xlink:href="../Images/yкринформ/2023-04-29T13-06-05-03-00/630_360_1682762275-440.jpeg" xlink:type="simple" xlink:show="embed" xlink:actuate="onLoad" draw:mime-type="image/jpeg"/>
</draw:frame>
Міжнародна федерація баскетболу (ФІБА) визначила країни-господарки пре-кваліфікаційних олімпійських турнірів, а також посів збірних переджеребкуванням, яке пройде 1 травня.</text:p>
      <text:p text:style-name="P4">
Збірна України <text:a xlink:type="simple" xlink:href="https://fbu.ua/news/cholovcha-zbrna-ukrani-zgra-u-turechchin-u-pre-kvalifkacynomu-olmpyskomu-turnr" text:style-name="Internet_20_link" text:visited-style-name="Visited_20_Internet_20_Link">
 </text:a>
 до третього кошику. Нашанаціональна збірна проведе свої матчі у Туреччині. Матчі пройдуть у Стамбулі,передає Укрінформ.</text:p>
      <text:p text:style-name="P4">
Потенційними суперниками збірної України на груповому етапі є Туреччина,Хорватія, Нідерланди, Болгарія, Ісландія та Швеція.</text:p>
      <text:p text:style-name="P4">
Другий турнір пройде в Польщі та Естонії. Груповий етап приймуть польськемісто Гливиці та столиця Естонії Таллінн. Фінал відбудеться в Гливицях.</text:p>
      <text:p text:style-name="P4">
16 європейських збірних, які зараз розділені на дві вісімки, під часжеребкування 1 травня будуть поділені на чотири групи.</text:p>
      <text:p text:style-name="P4">
В кожному такому квартеті буде зіграно круговий турнір. Перші дві командигрупи вийдуть до півфіналу, де продовжать боротьбу за путівку. Її отримаєпереможець фіналу «вісімки».</text:p>
      <text:p text:style-name="P4">
<text:span text:style-name="T4">
Читайте також:</text:span>
 <text:a xlink:type="simple" xlink:href="https://www.ukrinform.ua/rubric-sports/3702001-ukrainski-basketbolisti-diznautsa-supernikiv-u-prekvalifikacii-olimpiadi.html" text:style-name="Internet_20_link" text:visited-style-name="Visited_20_Internet_20_Link">
 <text:span text:style-name="T4">
баскетбол</text:span>
 </text:a>
</text:p>
      <text:p text:style-name="P4">
Дати ігор:</text:p>
      <text:p text:style-name="P4">
12-16 серпня 2023 - груповий етап</text:p>
      <text:p text:style-name="P4">
18 серпня - півфінали</text:p>
      <text:p text:style-name="P4">
20 серпня - фінали.</text:p>
      <text:p text:style-name="P4">
Лише переможці пре-кваліфікаційних турнірів отримають місця на олімпійськомукваліфікаційному турнірі.</text:p>
      <text:p text:style-name="P4">
Фото: facebook.com/UkrBasket.</text:p>
      <text:p text:style-name="P4">
Source: <text:a xlink:type="simple" xlink:href="https://www.ukrinform.ua/rubric-sports/3702448-basketbol-prekvalifikacijnij-turnir-olimpiadi-ukraina-zigrae-u-tureccini.html" text:style-name="Internet_20_link" text:visited-style-name="Visited_20_Internet_20_Link">
https://www.ukrinform.ua/rubric-sports/3702448-basketbol-prekvalifikacijnij-turnir-olimpiadi-ukraina-zigrae-u-tureccini.html</text:a>
</text:p>
      <!--NEWS-->
      <text:h text:style-name="P10" text:outline-level="1">
<text:span text:style-name="T4">
Труханов розповів, яким чином можна розв'язати проблему енергопостачання Одеси</text:span>
</text:h>
      <text:p text:style-name="P4">
Authors: Ukrinform (Person)</text:p>
      <text:p text:style-name="P4">
Publisher: Укринформ (Organization)</text:p>
      <text:p text:style-name="P4">
Published Time: 2023-04-29T13:06:50+03:00</text:p>
      <text:p text:style-name="P4">
Modified Time: 2023-04-29T13:06:50+03:00</text:p>
      <text:p text:style-name="P4">
Description: Одеса потребує додаткових потужностей для розв'язання проблеми електропостачання. — Укрінформ.</text:p>
      <text:p text:style-name="P4">
Images: ["<text:a xlink:type="simple" xlink:href="https://static.ukrinform.com/photos/2019_10/thumb_files/630_360_1570780988-625.jpg" text:style-name="Internet_20_link" text:visited-style-name="Visited_20_Internet_20_Link">
630_360_15707...</text:a>
"]</text:p>
      <text:p text:style-name="P4">
Tags: ['Енергетика', 'Одеса', 'Труханов']</text:p>
      <text:p text:style-name="P4">
Type: Article</text:p>
      <!--METADATA-->
      <text:p text:style-name="P4">
<draw:frame draw:style-name="fr1" draw:name="Image79" text:anchor-type="as-char" svg:width="6.9236in" svg:height="3.956343in" draw:z-index="0">
<draw:image xlink:href="../Images/yкринформ/2023-04-29T13-06-50-03-00/630_360_1570780988-625.jpg" xlink:type="simple" xlink:show="embed" xlink:actuate="onLoad" draw:mime-type="image/jpeg"/>
</draw:frame>
 Одесапотребує додаткових потужностей для розв'язання проблеми електропостачання.</text:p>
      <text:p text:style-name="P4">
Про це під час Форуму відновлення Одещини «Безпека. Інтеграція. Потенціал»заявив мер Одеси Геннадій Труханов, передає кореспондент Укрінформу.</text:p>
      <text:p text:style-name="P4">
«Місто потребує додаткових потужностей. Наразі муніципалітетом розробленаконцепція енергетичної безпеки міста, мета якої - системне розв'язанняпроблеми нестачі цих потужностей, у тому числі шляхом генерації енергіївсередині міста», - сказав Труханов.</text:p>
      <text:p text:style-name="P4">
<text:span text:style-name="T4">
Читайте також:</text:span>
 <text:a xlink:type="simple" xlink:href="https://www.ukrinform.ua/rubric-society/3700677-vaks-priznaciv-truhanovu-zastavu-u-ponad-30-miljoniv-centr-protidii-korupcii.html" text:style-name="Internet_20_link" text:visited-style-name="Visited_20_Internet_20_Link">
 <text:span text:style-name="T4">
Труханов</text:span>
 </text:a>
</text:p>
      <text:p text:style-name="P4">
В коментарі журналістам мер Одеси повідомив, що в місті можуть побудуватигазопоршневі станції потужністю на 30 МВт, які дозволять здійснювати генераціюенергії всередині міста.</text:p>
      <text:p text:style-name="P4">
Будівництво куруватиме Організація Об’єднаних Націй.</text:p>
      <text:p text:style-name="P4">
«Організація ООН, яка зараз будує газопоршневі станції в Києві, має намірпобудувати такі станції й в Одесі», - сказав Труханов.</text:p>
      <text:p text:style-name="P4">
<text:span text:style-name="T4">
Читайте також:</text:span>
 <text:a xlink:type="simple" xlink:href="https://www.ukrinform.ua/rubric-economy/3702222-mzs-islandii-odesa-priklad-togo-ak-bezpeka-odnogo-mista-moze-vplivati-na-ves-svit.html" text:style-name="Internet_20_link" text:visited-style-name="Visited_20_Internet_20_Link">
 <text:span text:style-name="T4">
Одес</text:span>
 </text:a>
</text:p>
      <text:p text:style-name="P4">
Як повідомлялося, уряд Данії запустив нову програму підтримки України на 2023рік.</text:p>
      <text:p text:style-name="P4">
Source: <text:a xlink:type="simple" xlink:href="https://www.ukrinform.ua/rubric-regions/3702450-truhanov-rozpoviv-akim-cinom-mozna-rozvazati-problemu-energopostacanna-odesi.html" text:style-name="Internet_20_link" text:visited-style-name="Visited_20_Internet_20_Link">
https://www.ukrinform.ua/rubric-regions/3702450-truhanov-rozpoviv-akim-cinom-mozna-rozvazati-problemu-energopostacanna-odesi.html</text:a>
</text:p>
      <!--NEWS-->
      <text:h text:style-name="P10" text:outline-level="1">
<text:span text:style-name="T4">
Денис Молчанов програв парний фінал турніру ATP в Римі</text:span>
</text:h>
      <text:p text:style-name="P4">
Authors: Ukrinform (Person)</text:p>
      <text:p text:style-name="P4">
Publisher: Укринформ (Organization)</text:p>
      <text:p text:style-name="P4">
Published Time: 2023-04-29T13:13:38+03:00</text:p>
      <text:p text:style-name="P4">
Modified Time: 2023-04-29T13:13:38+03:00</text:p>
      <text:p text:style-name="P4">
Description: Казахстансько-українский тенісний дует Андрій Голубєв - Денис Молчанов невдало провів у суботу фінальний поєдинок парного разряду турніру АТР серії Challenger у Римі (Італія) із призовим фондом €73 тис. — Укрінформ.</text:p>
      <text:p text:style-name="P4">
Images: ["<text:a xlink:type="simple" xlink:href="https://static.ukrinform.com/photos/2023_04/thumb_files/630_360_1682696931-882.jpg" text:style-name="Internet_20_link" text:visited-style-name="Visited_20_Internet_20_Link">
630_360_16826...</text:a>
"]</text:p>
      <text:p text:style-name="P4">
Tags: ['Крим', 'Рим', 'Теніс', 'Збірна України', 'Чоловіки']</text:p>
      <text:p text:style-name="P4">
Type: Article</text:p>
      <!--METADATA-->
      <text:p text:style-name="P4">
<draw:frame draw:style-name="fr1" draw:name="Image80" text:anchor-type="as-char" svg:width="6.9236in" svg:height="3.956343in" draw:z-index="0">
<draw:image xlink:href="../Images/yкринформ/2023-04-29T13-13-38-03-00/630_360_1682696931-882.jpg" xlink:type="simple" xlink:show="embed" xlink:actuate="onLoad" draw:mime-type="image/jpeg"/>
</draw:frame>
Казахстансько-українский тенісний дует Андрій Голубєв - Денис Молчанов невдалопровів у суботу фінальний поєдинок парного разряду турніру АТР серіїChallenger у Римі (Італія) із призовим фондом €73 тис.</text:p>
      <text:p text:style-name="P4">
У титульному матчі Голубєв і Молчанов у двох сетах програли посіяним під 2-мномером колумбійцю Ніколасу Баррьєнтосу та португальцю Франсішку Кабралу -3:6, 1:6, передає Укрінформ.</text:p>
      <text:p text:style-name="P4">
Суперники провели на корті 1 годину 2 хвилини.</text:p>
      <text:p text:style-name="P4">
<text:span text:style-name="T4">
Читайте також:</text:span>
 <text:a xlink:type="simple" xlink:href="https://www.ukrinform.ua/rubric-sports/3702191-molcanov-vistupit-u-finali-cellendzera-atp-v-rimi.html" text:style-name="Internet_20_link" text:visited-style-name="Visited_20_Internet_20_Link">
 <text:span text:style-name="T4">
Молчанов</text:span>
 </text:a>
</text:p>
      <text:p text:style-name="P4">
Для українця це була третя спроба виграти парний титул на челленджерахнинішнього сезону. У лютому Молчанов разом із французом Жонатаном Ейссерікомпрограли у Німеччині, нинішнього місяця Молчанов та чех Зденек Коларжпоступилися в Італії.</text:p>
      <text:p text:style-name="P4">
Фото: btu.org.ua.</text:p>
      <text:p text:style-name="P4">
Source: <text:a xlink:type="simple" xlink:href="https://www.ukrinform.ua/rubric-sports/3702454-denis-molcanov-prograv-parnij-final-turniru-atp-v-rimi.html" text:style-name="Internet_20_link" text:visited-style-name="Visited_20_Internet_20_Link">
https://www.ukrinform.ua/rubric-sports/3702454-denis-molcanov-prograv-parnij-final-turniru-atp-v-rimi.html</text:a>
</text:p>
      <!--NEWS-->
      <text:h text:style-name="P10" text:outline-level="1">
<text:span text:style-name="T4">
Зеленський: Настала інша хвиля війни, де ми збираємось забрати ініціативу</text:span>
</text:h>
      <text:p text:style-name="P4">
Authors: Ukrinform (Person)</text:p>
      <text:p text:style-name="P4">
Publisher: Укринформ (Organization)</text:p>
      <text:p text:style-name="P4">
Published Time: 2023-04-29T13:18:00+03:00</text:p>
      <text:p text:style-name="P4">
Modified Time: 2023-04-29T13:18:00+03:00</text:p>
      <text:p text:style-name="P4">
Description: Президент Володимир Зеленський вважає, що настала інша хвиля війни, під час якої Україна збирається захопити ініціативу. — Укрінформ.</text:p>
      <text:p text:style-name="P4">
Images: ["<text:a xlink:type="simple" xlink:href="https://static.ukrinform.com/photos/2023_02/thumb_files/630_360_1675430025-335.jpeg" text:style-name="Internet_20_link" text:visited-style-name="Visited_20_Internet_20_Link">
630_360_16754...</text:a>
"]</text:p>
      <text:p text:style-name="P4">
Tags: ['росія', 'Зеленський', 'Війна з росією']</text:p>
      <text:p text:style-name="P4">
Type: Article</text:p>
      <!--METADATA-->
      <text:p text:style-name="P4">
<draw:frame draw:style-name="fr1" draw:name="Image81" text:anchor-type="as-char" svg:width="6.9236in" svg:height="3.956343in" draw:z-index="0">
<draw:image xlink:href="../Images/yкринформ/2023-04-29T13-18-00-03-00/630_360_1675430025-335.jpeg" xlink:type="simple" xlink:show="embed" xlink:actuate="onLoad" draw:mime-type="image/jpeg"/>
</draw:frame>
 ПрезидентВолодимир Зеленський вважає, що настала інша хвиля війни, під час якої Україназбирається захопити ініціативу.</text:p>
      <text:p text:style-name="P4">
Про це він сказав в <text:a xlink:type="simple" xlink:href="https://www.youtube.com/watch" text:style-name="Internet_20_link" text:visited-style-name="Visited_20_Internet_20_Link">
</text:a>
представникам фінських, шведських, данських і норвезьких ЗМІ, повідомляєУкрінформ.</text:p>
      <text:p text:style-name="P4">
«Я вважаю, що щоденно вони слабшатимуть і у нас буде все більше і більшешансів. Вони (росіяни – ред.) вже змінили тактику. Вони вже думають прооборону окупованих ними територій. Це вже інша хвиля цієї війни. Це непростахвиля і для нас, тому що ми розуміємо, що їх наполегливість на полі бою, те,що було на початку, розбита нашими силами. І сьогодні вони вкопуються, роблятьоборонні рубежі тощо. Це буде складно для нас, буде дуже непросто, але це вжедруга частина, це частина, у якій ми збираємось забрати ініціативу в ційвійні», - підкреслив Зеленський.</text:p>
      <text:p text:style-name="P4">
<text:span text:style-name="T4">
Читайте також:</text:span>
 <text:a xlink:type="simple" xlink:href="https://www.ukrinform.ua/rubric-ato/3702435-zelenskij-pro-miznarodnu-dopomogu-pid-cas-vijni-buli-momenti-koli-nas-pidvodili.html" text:style-name="Internet_20_link" text:visited-style-name="Visited_20_Internet_20_Link">
 <text:span text:style-name="T4">
Зеленський</text:span>
 </text:a>
</text:p>
      <text:p text:style-name="P4">
Він переконаний, що російське військо демотивоване, а те, що росіяни«набирають якихось людей, які не вміють воювати, це не про війська, це про їхнарод».</text:p>
      <text:p text:style-name="P4">
«Їм (рф - ред.) не шкода витрачати свої життя, це їх вибір. Вони вибраликерівника, а він вибрав їх залишити в українській землі. Але їх військодемотивоване. Там є ще деякі групи людей, у яких є ще мотивація, але мибачимо, ми чуємо, як вони втрачають мотивацію щодня, ми чуємо, як вони боятьсянас», - зазначив Президент.</text:p>
      <text:p text:style-name="P4">
<text:span text:style-name="T4">
Читайте також:</text:span>
 <text:a xlink:type="simple" xlink:href="https://www.ukrinform.ua/rubric-ato/3702435-zelenskij-pro-miznarodnu-dopomogu-pid-cas-vijni-buli-momenti-koli-nas-pidvodili.html" text:style-name="Internet_20_link" text:visited-style-name="Visited_20_Internet_20_Link">
 <text:span text:style-name="T4">
Зеленський</text:span>
 </text:a>
</text:p>
      <text:p text:style-name="P4">
Як повідомлялося, Сили оборони України з 24 лютого 2022 року по 29 квітня 2023року <text:a xlink:type="simple" xlink:href="https://www.ukrinform.ua/rubric-ato/3702329-zsu-znisili-vze-190-040-rosijskih-zagarbnikiv.html" text:style-name="Internet_20_link" text:visited-style-name="Visited_20_Internet_20_Link">
 </text:a>
 , при цьому 580 осіб - за минулу добу.</text:p>
      <text:p text:style-name="P4">
Фото: ОП</text:p>
      <text:p text:style-name="P4">
Source: <text:a xlink:type="simple" xlink:href="https://www.ukrinform.ua/rubric-ato/3702457-zelenskij-nastala-insa-hvila-vijni-de-mi-zbiraemos-zabrati-iniciativu.html" text:style-name="Internet_20_link" text:visited-style-name="Visited_20_Internet_20_Link">
https://www.ukrinform.ua/rubric-ato/3702457-zelenskij-nastala-insa-hvila-vijni-de-mi-zbiraemos-zabrati-iniciativu.html</text:a>
</text:p>
      <!--NEWS-->
      <text:h text:style-name="P10" text:outline-level="1">
<text:span text:style-name="T4">
У Грузії пояснили, чому не голосували за українську резолюцію в ПАРЄ</text:span>
</text:h>
      <text:p text:style-name="P4">
Authors: Ukrinform (Person)</text:p>
      <text:p text:style-name="P4">
Publisher: Укринформ (Organization)</text:p>
      <text:p text:style-name="P4">
Published Time: 2023-04-29T13:25:00+03:00</text:p>
      <text:p text:style-name="P4">
Modified Time: 2023-04-29T13:25:00+03:00</text:p>
      <text:p text:style-name="P4">
Description: Грузинська делегація не брала участі в ухваленні резолюції Парламентської асамблеї Ради Європи (ПАРЄ), яка визнає насильницьке переміщення українських дітей до росії геноцидом, оскільки вона не змогла бути присутньою на голосуванні. — Укрінформ.</text:p>
      <text:p text:style-name="P4">
Images: ["<text:a xlink:type="simple" xlink:href="https://static.ukrinform.com/photos/2019_06/thumb_files/630_360_1561558508-838.jpg" text:style-name="Internet_20_link" text:visited-style-name="Visited_20_Internet_20_Link">
630_360_15615...</text:a>
"]</text:p>
      <text:p text:style-name="P4">
Tags: ['Грузія', 'ПАРЄ', 'Україна']</text:p>
      <text:p text:style-name="P4">
Type: Article</text:p>
      <!--METADATA-->
      <text:p text:style-name="P4">
<draw:frame draw:style-name="fr1" draw:name="Image82" text:anchor-type="as-char" svg:width="6.9236in" svg:height="3.956343in" draw:z-index="0">
<draw:image xlink:href="../Images/yкринформ/2023-04-29T13-25-00-03-00/630_360_1561558508-838.jpg" xlink:type="simple" xlink:show="embed" xlink:actuate="onLoad" draw:mime-type="image/jpeg"/>
</draw:frame>
 Грузинськаделегація не брала участі в ухваленні резолюції Парламентської асамблеї РадиЄвропи (ПАРЄ), яка визнає насильницьке переміщення українських дітей до росіїгеноцидом, оскільки вона не змогла бути присутньою на голосуванні.</text:p>
      <text:p text:style-name="P4">
Про це повідомляє портал <text:a xlink:type="simple" xlink:href="https://www.newsgeorgia.ge/gruzinskaja-delegacija-ne-progolosovala-po-ukrainskoj-rezoljucii-v-pase-v-chem-prichina/" text:style-name="Internet_20_link" text:visited-style-name="Visited_20_Internet_20_Link">
 </text:a>
, передає Укрінформ.</text:p>
      <text:p text:style-name="P4">
До складу делегації, яка 24 квітня вилетіла до Страсбурга, були головакерівної партії Грузії Іраклій Кобахідзе, віцеспікер Арчіл Талаквадзе,депутати з парламентської більшості Іраклій Чіковані, Хатія Цілосані, ГівіМіканадзе, Ека Сепашвілі.</text:p>
      <text:p text:style-name="P4">
У «Грузинській мрії» заявили, що у них заздалегідь були куплені зворотніквитки, і тому вони не змогли бути присутніми на голосуванні.</text:p>
      <text:p text:style-name="P4">
<text:span text:style-name="T4">
Читайте також:</text:span>
 <text:a xlink:type="simple" xlink:href="https://www.ukrinform.ua/rubric-ato/3702239-vazlivi-rezolucii-pare-ta-kongresu-ssa-svit-vpevnenij-u-nasij-peremozi.html" text:style-name="Internet_20_link" text:visited-style-name="Visited_20_Internet_20_Link">
 <text:span text:style-name="T4">
ПАРЄ</text:span>
 </text:a>
</text:p>
      <text:p text:style-name="P4">
«Зворотні квитки були куплені за кілька тижнів, тому що у нас був конкретнийпорядок денний… Те, що ми до чогось спеціально не приєднуємося, — це домисли»,— сказав член делегації Гіві Міканадзе.</text:p>
      <text:p text:style-name="P4">
Водночас депутат керівної партії "Грузинська мрія" Бека Давітуліані невиключив, що "у резолюції було написано щось ще, що вони не підтримують".</text:p>
      <text:p text:style-name="P4">
"Наприклад, в одній із попередніх резолюцій йшлося не лише про підтримкуУкраїни, а й про те, щоб звільнити Саакашвілі. Тоді наша делегація сказала, щопідтримає резолюцію, якщо забрати цей пункт. Але його не прибрали, і ми незмогли підтримати резолюцію", – сказав він.</text:p>
      <text:p text:style-name="P4">
<text:span text:style-name="T4">
Читайте також:</text:span>
 <text:a xlink:type="simple" xlink:href="https://www.ukrinform.ua/rubric-ato/3701763-zelenskij-viroki-za-genocid-budut-ak-i-za-vsi-insi-zlocini-rosii-proti-ukraini.html" text:style-name="Internet_20_link" text:visited-style-name="Visited_20_Internet_20_Link">
 </text:a>
</text:p>
      <text:p text:style-name="P4">
Раніше член української делегації у ПАРЄ, народний депутат від "Європейськоїсолідарності" Олексій Гончаренко <text:a xlink:type="simple" xlink:href="https://www.facebook.com/alexeygoncharenko/posts/pfbid0jpuaGPu5BHgvExPqBViDuUdDd9MqicBVZyoSWJ2ph7gGYf57cZR53ztndvVBprq2l" text:style-name="Internet_20_link" text:visited-style-name="Visited_20_Internet_20_Link">
</text:a>
, що грузинська делегація у Парламентській асамблеї Ради Європи не віддалажодного голосу за резолюцію про примусове вивезення росією українських дітей зокупованих територій.</text:p>
      <text:p text:style-name="P4">
Як повідомляв Укрінформ, <text:a xlink:type="simple" xlink:href="https://www.ukrinform.ua/rubric-ato/3701663-pare-viznala-genocidom-deportaciu-ukrainskih-ditej-do-rosii.html" text:style-name="Internet_20_link" text:visited-style-name="Visited_20_Internet_20_Link">
 </text:a>
 депортацію танасильницьке переміщення українських дітей на територію російської федераціїта закликала МКС розглянути можливість кримінального переслідування за цейзлочин.</text:p>
      <text:p text:style-name="P4">
За ухвалення документа "Депортація та насильницьке переміщення українськихдітей та інших цивільних осіб до російської федерації або на тимчасовоокуповані території України: створити умови для їхнього безпечного повернення,покласти край злочинам та покарати винних" проголосували 87 депутатів з 89присутніх, один був проти, ще один – утримався.</text:p>
      <text:p text:style-name="P4">
Source: <text:a xlink:type="simple" xlink:href="https://www.ukrinform.ua/rubric-polytics/3702452-u-gruzii-poasnili-comu-ne-golosuvali-za-ukrainsku-rezoluciu-v-pare.html" text:style-name="Internet_20_link" text:visited-style-name="Visited_20_Internet_20_Link">
https://www.ukrinform.ua/rubric-polytics/3702452-u-gruzii-poasnili-comu-ne-golosuvali-za-ukrainsku-rezoluciu-v-pare.html</text:a>
</text:p>
      <!--NEWS-->
      <text:h text:style-name="P10" text:outline-level="1">
<text:span text:style-name="T4">
Публікації у ЗМІ щодо контрнаступу не допомагають українським військовим - Президент</text:span>
</text:h>
      <text:p text:style-name="P4">
Authors: Ukrinform (Person)</text:p>
      <text:p text:style-name="P4">
Publisher: Укринформ (Organization)</text:p>
      <text:p text:style-name="P4">
Published Time: 2023-04-29T13:36:00+03:00</text:p>
      <text:p text:style-name="P4">
Modified Time: 2023-04-29T13:36:00+03:00</text:p>
      <text:p text:style-name="P4">
Description: Президент Володимир Зеленський вважає, що публікація у ЗМІ інформації стосовно майбутнього контрнаступу Сил оборони не допомагає українським військовим, але на плани України не вплине. — Укрінформ.</text:p>
      <text:p text:style-name="P4">
Images: ["<text:a xlink:type="simple" xlink:href="https://static.ukrinform.com/photos/2023_02/thumb_files/630_360_1677565804-504.jpeg" text:style-name="Internet_20_link" text:visited-style-name="Visited_20_Internet_20_Link">
630_360_16775...</text:a>
"]</text:p>
      <text:p text:style-name="P4">
Tags: ['ЗМІ', 'Зеленський', 'Війна з росією', 'Контрнаступ']</text:p>
      <text:p text:style-name="P4">
Type: Article</text:p>
      <!--METADATA-->
      <text:p text:style-name="P4">
<draw:frame draw:style-name="fr1" draw:name="Image83" text:anchor-type="as-char" svg:width="6.9236in" svg:height="3.956343in" draw:z-index="0">
<draw:image xlink:href="../Images/yкринформ/2023-04-29T13-36-00-03-00/630_360_1677565804-504.jpeg" xlink:type="simple" xlink:show="embed" xlink:actuate="onLoad" draw:mime-type="image/jpeg"/>
</draw:frame>
 ПрезидентВолодимир Зеленський вважає, що публікація у ЗМІ інформації стосовномайбутнього контрнаступу Сил оборони не допомагає українським військовим, алена плани України не вплине.</text:p>
      <text:p text:style-name="P4">
Про це він сказав в  <text:a xlink:type="simple" xlink:href="https://www.youtube.com/watch" text:style-name="Internet_20_link" text:visited-style-name="Visited_20_Internet_20_Link">
 </text:a>
представникам фінських, шведських, данських і норвезьких ЗМІ, повідомляєУкрінформ.</text:p>
      <text:p text:style-name="P4">
« <text:a xlink:type="simple" xlink:href="https://www.ukrinform.ua/tag-kontrnastup" text:style-name="Internet_20_link" text:visited-style-name="Visited_20_Internet_20_Link">
 </text:a>
 залежить не тільки від бойовихмашин. Бойові машини або броньована техніка - це одна зі складовихнаступальної операції. Іноді, як я вам сказав, існують інформаційні загрози. Іскажу вам відверто, я про це жодного разу не висловлювався, але іноді єінформація, яка виходить в тій чи іншій пресі - й це на жаль, не тількиросійська преса, - я вважаю, що ця інформація, скажімо так, не допомагає.Сказати чесно, чи вона нас зупинить, така інформація? Ні! Навіть якщоз'являтиметься щоденно. Нас усе це не зупинить, ми все одно підемо вперед іточно переможемо», - заявив глава держави.</text:p>
      <text:p text:style-name="P4">
Водночас він наголосив, що незалежно від того, є ця інформація фейком чи вонаправдива, - її поширення «не допомагає».</text:p>
      <text:p text:style-name="P4">
<text:span text:style-name="T4">
Читайте також:</text:span>
 <text:a xlink:type="simple" xlink:href="https://www.ukrinform.ua/rubric-ato/3702375-kilkist-ozbroenna-e-virisalnou-zelenskij-zaaviv-so-virit-v-uspih-kontrnastupu-zsu.html" text:style-name="Internet_20_link" text:visited-style-name="Visited_20_Internet_20_Link">
 <text:span text:style-name="T4">
контрнаст</text:span>
 </text:a>
</text:p>
      <text:p text:style-name="P4">
Зеленський також підкреслив, що вірить в українських воїнів, і завданняУкраїни – іти вперед.</text:p>
      <text:p text:style-name="P4">
«Сказати, що одразу росіяни побіжать після початку нашого контрнаступу... Ну,хотілося б, менше було б жертв серед них», - додав Президент.</text:p>
      <text:p text:style-name="P4">
Як повідомлялося, міністр оборони України Олексій Резніков вважає, що  <text:a xlink:type="simple" xlink:href="https://www.ukrinform.ua/rubric-ato/3701419-reznikov-pro-kontrnastup-ocikuvanna-peregriti-pocatok-mae-buti-nespodivanim.html" text:style-name="Internet_20_link" text:visited-style-name="Visited_20_Internet_20_Link">
</text:a>
 .</text:p>
      <text:p text:style-name="P4">
Міністр закордонних справ Дмитро Кулеба заявив, що говорити про те, що  <text:a xlink:type="simple" xlink:href="https://www.ukrinform.ua/rubric-ato/3702092-kontrnastup-ukraini-ne-slid-vvazati-finalnou-bitvou-kuleba.html" text:style-name="Internet_20_link" text:visited-style-name="Visited_20_Internet_20_Link">
</text:a>
 , можливо тільки після її завершення іякщо вона приведе до повного визволення української території.</text:p>
      <text:p text:style-name="P4">
Фото: Офіс Презідента</text:p>
      <text:p text:style-name="P4">
Source: <text:a xlink:type="simple" xlink:href="https://www.ukrinform.ua/rubric-ato/3702461-publikacii-u-zmi-sodo-kontrnastupu-ne-dopomagaut-ukrainskim-vijskovim-prezident.html" text:style-name="Internet_20_link" text:visited-style-name="Visited_20_Internet_20_Link">
https://www.ukrinform.ua/rubric-ato/3702461-publikacii-u-zmi-sodo-kontrnastupu-ne-dopomagaut-ukrainskim-vijskovim-prezident.html</text:a>
</text:p>
      <!--NEWS-->
      <text:h text:style-name="P10" text:outline-level="1">
<text:span text:style-name="T4">
Ольга Харлан виграла «бронзу» на етапі Гран-прі з фехтування у Сеулі</text:span>
</text:h>
      <text:p text:style-name="P4">
Authors: Ukrinform (Person)</text:p>
      <text:p text:style-name="P4">
Publisher: Укринформ (Organization)</text:p>
      <text:p text:style-name="P4">
Published Time: 2023-04-29T13:41:00+03:00</text:p>
      <text:p text:style-name="P4">
Modified Time: 2023-04-29T13:41:00+03:00</text:p>
      <text:p text:style-name="P4">
Description: На третю сходинку п’єдесталу пошани зійшла сьогодні за підсумками змагань турніру серії Гран-прі у Сеулі (Республіка Корея) українська шаблістка Ольга Харлан. — Укрінформ.</text:p>
      <text:p text:style-name="P4">
Images: ["<text:a xlink:type="simple" xlink:href="https://static.ukrinform.com/photos/2023_04/thumb_files/630_360_1682764394-850.png" text:style-name="Internet_20_link" text:visited-style-name="Visited_20_Internet_20_Link">
630_360_16827...</text:a>
"]</text:p>
      <text:p text:style-name="P4">
Tags: ['Фехтування', 'Харлан', 'Корея', 'Збірна України']</text:p>
      <text:p text:style-name="P4">
Type: Article</text:p>
      <!--METADATA-->
      <text:p text:style-name="P4">
<draw:frame draw:style-name="fr1" draw:name="Image84" text:anchor-type="as-char" svg:width="6.9236in" svg:height="3.956343in" draw:z-index="0">
<draw:image xlink:href="../Images/yкринформ/2023-04-29T13-41-00-03-00/630_360_1682764394-850.png" xlink:type="simple" xlink:show="embed" xlink:actuate="onLoad" draw:mime-type="image/png"/>
</draw:frame>
 На третюсходинку п’єдесталу пошани зійшла сьогодні за підсумками змагань турніру серіїГран-прі у Сеулі (Республіка Корея) українська шаблістка Ольга Харлан.</text:p>
      <text:p text:style-name="P4">
Наша олімпійська чемпіонка <text:a xlink:type="simple" xlink:href="https://www.facebook.com/olympicua" text:style-name="Internet_20_link" text:visited-style-name="Visited_20_Internet_20_Link">
 </text:a>
 француженкуСір’єль Рю (15:10), медалістку Кубків світу і Гран-прі китаянку Шао Яци(15:6), господарку доріжки Чон Ин Хе (15:8) та призерку чемпіонату світу іЄвропи Анну Мартон з Угорщини (15:7), передає Укрінформ.</text:p>
      <text:p text:style-name="P4">
Перемога над угоркою гарантувала Ользі нагороду. Зупинити українськуфехтувальницю вдалося лише в 1/2 фіналу п'ятому номеру світового рейтингуфранцуженці Сарі Бальцер (10:15).</text:p>
      <text:p text:style-name="P4">
<text:span text:style-name="T4">
Читайте також:</text:span>
 <text:a xlink:type="simple" xlink:href="https://www.ukrinform.ua/rubric-sports/3700528-ukrainski-fehtuvalniki-vistuplat-na-granpri-u-seuli.html" text:style-name="Internet_20_link" text:visited-style-name="Visited_20_Internet_20_Link">
 </text:a>
</text:p>
      <text:p text:style-name="P4">
Додамо, що «бронза», яку виборола Ольга Харлан у Сеулі, стала для неї 27-ю натурнірах серії Гран-прі!</text:p>
      <text:p text:style-name="P4">
Фото: facebook.com/olympicua.</text:p>
      <text:p text:style-name="P4">
Source: <text:a xlink:type="simple" xlink:href="https://www.ukrinform.ua/rubric-sports/3702463-olga-harlan-vigrala-bronzu-na-etapi-granpri-z-fehtuvanna-u-seuli.html" text:style-name="Internet_20_link" text:visited-style-name="Visited_20_Internet_20_Link">
https://www.ukrinform.ua/rubric-sports/3702463-olga-harlan-vigrala-bronzu-na-etapi-granpri-z-fehtuvanna-u-seuli.html</text:a>
</text:p>
      <!--NEWS-->
      <text:h text:style-name="P10" text:outline-level="1">
<text:span text:style-name="T4">
Президент Чехії обговорює на Дніпропетровщині питання відбудови</text:span>
</text:h>
      <text:p text:style-name="P4">
Authors: Ukrinform (Person)</text:p>
      <text:p text:style-name="P4">
Publisher: Укринформ (Organization)</text:p>
      <text:p text:style-name="P4">
Published Time: 2023-04-29T13:45:00+03:00</text:p>
      <text:p text:style-name="P4">
Modified Time: 2023-04-29T13:45:00+03:00</text:p>
      <text:p text:style-name="P4">
Description: Президент Чехії Петр Павел у Дніпропетровській області обговорює з місцевою владою питання відбудови регіону. — Укрінформ.</text:p>
      <text:p text:style-name="P4">
Images: ["<text:a xlink:type="simple" xlink:href="https://static.ukrinform.com/photos/2023_04/thumb_files/630_360_1682764393-441.jpg" text:style-name="Internet_20_link" text:visited-style-name="Visited_20_Internet_20_Link">
630_360_16827...</text:a>
", "<text:a xlink:type="simple" xlink:href="https://static.ukrinform.com/photos/2023_04/1682764383-693.jpg" text:style-name="Internet_20_link" text:visited-style-name="Visited_20_Internet_20_Link">
1682764383-69...</text:a>
", "<text:a xlink:type="simple" xlink:href="https://static.ukrinform.com/photos/2023_04/1682764574-253.jpeg" text:style-name="Internet_20_link" text:visited-style-name="Visited_20_Internet_20_Link">
1682764574-25...</text:a>
", "<text:a xlink:type="simple" xlink:href="https://static.ukrinform.com/photos/2023_04/1682764426-607.jpeg" text:style-name="Internet_20_link" text:visited-style-name="Visited_20_Internet_20_Link">
1682764426-60...</text:a>
"]</text:p>
      <text:p text:style-name="P4">
Tags: ['Чехія', 'Дніпропетровщина', 'Відбудова', 'Петр Павел']</text:p>
      <text:p text:style-name="P4">
Type: Article</text:p>
      <!--METADATA-->
      <text:p text:style-name="P4">
<draw:frame draw:style-name="fr1" draw:name="Image85" text:anchor-type="as-char" svg:width="6.9236in" svg:height="3.956343in" draw:z-index="0">
<draw:image xlink:href="../Images/yкринформ/2023-04-29T13-45-00-03-00/630_360_1682764393-441.jpg" xlink:type="simple" xlink:show="embed" xlink:actuate="onLoad" draw:mime-type="image/jpeg"/>
</draw:frame>
 ПрезидентЧехії Петр Павел у Дніпропетровській області обговорює з місцевою владоюпитання відбудови регіону.</text:p>
      <text:p text:style-name="P4">
Про це у <text:a xlink:type="simple" xlink:href="https://t.me/dnipropetrovskaODA/4311" text:style-name="Internet_20_link" text:visited-style-name="Visited_20_Internet_20_Link">
 </text:a>
 повідомив начальникДніпропетровської ОВА Сергій Лисак, передає Укрінформ.</text:p>
      <text:p text:style-name="P4">
"Дніпропетровщина приймає чеську делегацію на чолі з президентом ПетромПавелом. Говоримо про відбудову області", - зазначив Лисак.</text:p>
      <text:p text:style-name="P4">
Він нагадав, що <text:a xlink:type="simple" xlink:href="https://www.ukrinform.ua/tag-cehia" text:style-name="Internet_20_link" text:visited-style-name="Visited_20_Internet_20_Link">
 </text:a>
 взяла шефство надДніпропетровщиною і допомагатиме області з відбудовою.</text:p>
      <text:p text:style-name="P4">
<draw:frame draw:style-name="fr1" draw:name="Image86" text:anchor-type="as-char" svg:width="6.9236in" svg:height="7.409783in" draw:z-index="0">
<draw:image xlink:href="../Images/yкринформ/2023-04-29T13-45-00-03-00/1682764383-693.jpg" xlink:type="simple" xlink:show="embed" xlink:actuate="onLoad" draw:mime-type="image/jpeg"/>
</draw:frame>
</text:p>
      <text:p text:style-name="P4">
Зокрема, під час візиту чеської делегації підписано меморандум провиготовлення сучасного медичного автобуса для Дніпропетровщини. "Це«реанімаційне відділення» на колесах. Одночасно допомогу у ньому можутьнадавати 12 пораненим. Чехи зроблять його спеціального для нас", - зазначивочільник ОВА.</text:p>
      <text:p text:style-name="P4">
<draw:frame draw:style-name="fr1" draw:name="Image87" text:anchor-type="as-char" svg:width="6.9236in" svg:height="4.615733in" draw:z-index="0">
<draw:image xlink:href="../Images/yкринформ/2023-04-29T13-45-00-03-00/1682764574-253.jpeg" xlink:type="simple" xlink:show="embed" xlink:actuate="onLoad" draw:mime-type="image/jpeg"/>
</draw:frame>
</text:p>
      <text:p text:style-name="P4">
<text:span text:style-name="T4">
Читайте також:</text:span>
 <text:a xlink:type="simple" xlink:href="https://www.ukrinform.ua/rubric-ato/3702194-cehia-ta-ukraina-spilno-viroblatimut-zbrou-i-navcalni-litaki-a-takoz-remontuvatimut-tanki.html" text:style-name="Internet_20_link" text:visited-style-name="Visited_20_Internet_20_Link">
 <text:span text:style-name="T4">
Чехія</text:span>
 </text:a>
</text:p>
      <text:p text:style-name="P4">
Він додав, що під час зустрічі йшлося також про відновлення навчальнихзакладів. "У регіоні пошкоджено майже 100 шкіл і понад 50 садочків. Освітня,як і гуманітарна та енергетична сфери – у пріоритеті чеських партнерів", -зауважив Лисак.</text:p>
      <text:p text:style-name="P4">
<draw:frame draw:style-name="fr1" draw:name="Image88" text:anchor-type="as-char" svg:width="6.9236in" svg:height="4.612849in" draw:z-index="0">
<draw:image xlink:href="../Images/yкринформ/2023-04-29T13-45-00-03-00/1682764426-607.jpeg" xlink:type="simple" xlink:show="embed" xlink:actuate="onLoad" draw:mime-type="image/jpeg"/>
</draw:frame>
</text:p>
      <text:p text:style-name="P4">
Як повідомлялося, раніше президент Павел заявив, що <text:a xlink:type="simple" xlink:href="https://www.ukrinform.ua/rubric-regions/3702144-peter-pavel-anonsuvav-vidkritta-ceskogo-genkonsulstva-u-dnipri.html" text:style-name="Internet_20_link" text:visited-style-name="Visited_20_Internet_20_Link">
</text:a>
 , аби полегшити реалізаціюпроєктів взаємної співпраці. За його словами, Чехія має шість таких ключовихпроєктів, зокрема щодо відбудови у пʼяти ключових областях.</text:p>
      <text:p text:style-name="P4">
<text:a xlink:type="simple" xlink:href="https://www.ukrinform.ua/rubric-polytics/3701881-prezidenti-cehii-ta-slovaccini-pribuli-z-vizitom-do-kieva.html" text:style-name="Internet_20_link" text:visited-style-name="Visited_20_Internet_20_Link">
 </text:a>
 зі спільним візитом. 28 квітнявони відвідали Бучу та Бородянку Київської області, провели зустрічі зПрезидентом Володимиром Зеленським, Головою Верховної Ради РусланомСтефанчуком, Прем'єр-міністром Денисом Шмигалем.</text:p>
      <text:p text:style-name="P4">
<text:span text:style-name="T5">
Фото: Інстаграм prezident_pavel, Телеграм Сергій Лисак</text:span>
</text:p>
      <text:p text:style-name="P4">
Source: <text:a xlink:type="simple" xlink:href="https://www.ukrinform.ua/rubric-vidbudova/3702465-prezident-cehii-obgovorue-na-dnipropetrovsini-pitanna-vidbudovi.html" text:style-name="Internet_20_link" text:visited-style-name="Visited_20_Internet_20_Link">
https://www.ukrinform.ua/rubric-vidbudova/3702465-prezident-cehii-obgovorue-na-dnipropetrovsini-pitanna-vidbudovi.html</text:a>
</text:p>
      <!--NEWS-->
      <text:h text:style-name="P10" text:outline-level="1">
<text:span text:style-name="T4">
Шістьох російських військових судитимуть за мародерство на Київщині</text:span>
</text:h>
      <text:p text:style-name="P4">
Authors: Ukrinform (Person)</text:p>
      <text:p text:style-name="P4">
Publisher: Укринформ (Organization)</text:p>
      <text:p text:style-name="P4">
Published Time: 2023-04-29T13:47:00+03:00</text:p>
      <text:p text:style-name="P4">
Modified Time: 2023-04-29T13:47:00+03:00</text:p>
      <text:p text:style-name="P4">
Description: Поліцейські скерували до суду обвинувальний акт щодо шістьох російських загарбників, які пограбували 18 помешкань у Київській області. — Укрінформ.</text:p>
      <text:p text:style-name="P4">
Images: ["<text:a xlink:type="simple" xlink:href="https://static.ukrinform.com/photos/2018_01/thumb_files/630_360_1515506864-9820.jpg" text:style-name="Internet_20_link" text:visited-style-name="Visited_20_Internet_20_Link">
630_360_15155...</text:a>
"]</text:p>
      <text:p text:style-name="P4">
Tags: ['Суд', 'Київщина', 'Війна з росією']</text:p>
      <text:p text:style-name="P4">
Type: Article</text:p>
      <!--METADATA-->
      <text:p text:style-name="P4">
<draw:frame draw:style-name="fr1" draw:name="Image89" text:anchor-type="as-char" svg:width="6.9236in" svg:height="3.956343in" draw:z-index="0">
<draw:image xlink:href="../Images/yкринформ/2023-04-29T13-47-00-03-00/630_360_1515506864-9820.jpg" xlink:type="simple" xlink:show="embed" xlink:actuate="onLoad" draw:mime-type="image/jpeg"/>
</draw:frame>
Поліцейські скерували до суду обвинувальний акт щодо шістьох російськихзагарбників, які пограбували 18 помешкань у Київській області.</text:p>
      <text:p text:style-name="P4">
Як передає Укрінформ, про це Національна поліція України повідомила у <text:a xlink:type="simple" xlink:href="https://t.me/UA_National_Police/11327" text:style-name="Internet_20_link" text:visited-style-name="Visited_20_Internet_20_Link">
</text:a>
 .</text:p>
      <text:p text:style-name="P4">
Під час тимчасового захоплення села Богданівка, що на Київщині, російськівійськові жорстоко поводилися з цивільним населенням, погрожуючи зброєюармійці рф відбирали у цивільних все, що мало для них цінність.</text:p>
      <text:p text:style-name="P4">
<text:span text:style-name="T4">
Читайте також:</text:span>
 <text:a xlink:type="simple" xlink:href="https://www.ukrinform.ua/rubric-regions/3702399-sbu-zatrimala-sistoh-organizatoriv-psevdoreferendumiv-na-pivdni-ta-shodi-ukraini.html" text:style-name="Internet_20_link" text:visited-style-name="Visited_20_Internet_20_Link">
 </text:a>
</text:p>
      <text:p text:style-name="P4">
Встановлено, що загарбники вдиралися до помешкань людей та забирали побутовутехніку, гаджети, ювелірні вироби, одяг та навіть предмети гігієни, зокрема йелектричні зубні щітки господарів, які вже використовувалися.</text:p>
      <text:p text:style-name="P4">
З гаражів росіяни крали малогабаритну техніку: велосипеди та мопеди.</text:p>
      <text:p text:style-name="P4">
За даними слідства, воєнні злочинці обібрали 18 помешкань місцевих жителів.</text:p>
      <text:p text:style-name="P4">
<text:span text:style-name="T4">
Читайте також:</text:span>
 <text:a xlink:type="simple" xlink:href="https://www.ukrinform.ua/rubric-ato/3702244-rosia-navmisno-obstrilue-zitlovi-budinki-v-ukraini-mzs-francii.html" text:style-name="Internet_20_link" text:visited-style-name="Visited_20_Internet_20_Link">
 </text:a>
</text:p>
      <text:p text:style-name="P4">
Наприкінці березня 2022 року, відступаючи, загарбники вивезли награбоване натериторію росії.</text:p>
      <text:p text:style-name="P4">
Наразі обвинувальний акт щодо воєнних злочинців скеровано до Броварськогорайонного суду. Їм загрожує до 12-ти років ув’язнення.</text:p>
      <text:p text:style-name="P4">
Як повідомляв Укрінформ, <text:a xlink:type="simple" xlink:href="https://www.ukrinform.ua/rubric-ato/3692543-troh-vijskovih-rf-i-pidpolkovnika-suditimut-za-katuvanna-ziteliv-buci.html" text:style-name="Internet_20_link" text:visited-style-name="Visited_20_Internet_20_Link">
 </text:a>
 , якікатували мирних жителів Бучі Київської області та імітували їх страту.</text:p>
      <text:p text:style-name="P4">
Source: <text:a xlink:type="simple" xlink:href="https://www.ukrinform.ua/rubric-regions/3702466-sistoh-rosijskih-vijskovih-suditimut-za-maroderstvo-na-kiivsini.html" text:style-name="Internet_20_link" text:visited-style-name="Visited_20_Internet_20_Link">
https://www.ukrinform.ua/rubric-regions/3702466-sistoh-rosijskih-vijskovih-suditimut-za-maroderstvo-na-kiivsini.html</text:a>
</text:p>
      <!--NEWS-->
      <text:h text:style-name="P10" text:outline-level="1">
<text:span text:style-name="T4">
У Коломиї представили експозицію писанок із символами Маріуполя</text:span>
</text:h>
      <text:p text:style-name="P4">
Authors: Ukrinform (Person)</text:p>
      <text:p text:style-name="P4">
Publisher: Укринформ (Organization)</text:p>
      <text:p text:style-name="P4">
Published Time: 2023-04-29T13:50:00+03:00</text:p>
      <text:p text:style-name="P4">
Modified Time: 2023-04-29T13:50:00+03:00</text:p>
      <text:p text:style-name="P4">
Description: У Музеї писанкового розпису в Коломиї демонструють понад 30 писанок, виготовлених жителями Маріуполя і прикрашених символами цього міста. — Укрінформ.</text:p>
      <text:p text:style-name="P4">
Images: ["<text:a xlink:type="simple" xlink:href="https://static.ukrinform.com/photos/2023_04/thumb_files/630_360_1682765197-181.jpg" text:style-name="Internet_20_link" text:visited-style-name="Visited_20_Internet_20_Link">
630_360_16827...</text:a>
", "<text:a xlink:type="simple" xlink:href="https://static.ukrinform.com/photos/2023_04/1682765196-767.jpg" text:style-name="Internet_20_link" text:visited-style-name="Visited_20_Internet_20_Link">
1682765196-76...</text:a>
", "<text:a xlink:type="simple" xlink:href="https://static.ukrinform.com/photos/2023_04/1682765196-251.jpg" text:style-name="Internet_20_link" text:visited-style-name="Visited_20_Internet_20_Link">
1682765196-25...</text:a>
"]</text:p>
      <text:p text:style-name="P4">
Tags: ['Маріуполь', 'Виставка', 'Коломия', 'Писанка']</text:p>
      <text:p text:style-name="P4">
Type: Article</text:p>
      <!--METADATA-->
      <text:p text:style-name="P4">
<draw:frame draw:style-name="fr1" draw:name="Image90" text:anchor-type="as-char" svg:width="6.9236in" svg:height="3.956343in" draw:z-index="0">
<draw:image xlink:href="../Images/yкринформ/2023-04-29T13-50-00-03-00/630_360_1682765197-181.jpg" xlink:type="simple" xlink:show="embed" xlink:actuate="onLoad" draw:mime-type="image/jpeg"/>
</draw:frame>
 У Музеїписанкового розпису в Коломиї демонструють понад 30 писанок, виготовленихжителями Маріуполя і прикрашених символами цього міста.</text:p>
      <text:p text:style-name="P4">
Про це повідомляє у <text:a xlink:type="simple" xlink:href="https://t.me/mariupolrada/13921" text:style-name="Internet_20_link" text:visited-style-name="Visited_20_Internet_20_Link">
 </text:a>
 пресслужбаМаріупольської міської ради, передає Укрінформ.</text:p>
      <text:p text:style-name="P4">
"Маріупольці у 13 містах України долучилися до виготовлення великодніхатрибутів. Результатом творчості стала <text:a xlink:type="simple" xlink:href="https://www.ukrinform.ua/tag-vistavka" text:style-name="Internet_20_link" text:visited-style-name="Visited_20_Internet_20_Link">
 </text:a>
 “Віра у Відродження”. Наразі експозицію передали до музею уКоломиї", - йдеться у повідомленні.</text:p>
      <text:p text:style-name="P4">
<draw:frame draw:style-name="fr1" draw:name="Image91" text:anchor-type="as-char" svg:width="6.9236in" svg:height="5.1927in" draw:z-index="0">
<draw:image xlink:href="../Images/yкринформ/2023-04-29T13-50-00-03-00/1682765196-767.jpg" xlink:type="simple" xlink:show="embed" xlink:actuate="onLoad" draw:mime-type="image/jpeg"/>
</draw:frame>
</text:p>
      <text:p text:style-name="P4">
Зазначається, що на малюнках і орнаментах діти та дорослі з Маріуполязобразили символи та мотиви, пов’язані з рідним містом – якір, море, "Вежу",драмтеатр.</text:p>
      <text:p text:style-name="P4">
<draw:frame draw:style-name="fr1" draw:name="Image92" text:anchor-type="as-char" svg:width="6.9236in" svg:height="3.814391in" draw:z-index="0">
<draw:image xlink:href="../Images/yкринформ/2023-04-29T13-50-00-03-00/1682765196-251.jpg" xlink:type="simple" xlink:show="embed" xlink:actuate="onLoad" draw:mime-type="image/jpeg"/>
</draw:frame>
</text:p>
      <text:p text:style-name="P4">
У міськраді висловили надію, що з часом писанки потраплять до українськогоМаріуполя.</text:p>
      <text:p text:style-name="P4">
<text:span text:style-name="T4">
Читайте також:</text:span>
 <text:a xlink:type="simple" xlink:href="https://www.ukrinform.ua/rubric-culture/3702217-u-mikolaevi-vidkrili-vistavku-z-tvorcogo-ciklu-beregini-ukraini.html" text:style-name="Internet_20_link" text:visited-style-name="Visited_20_Internet_20_Link">
 <text:span text:style-name="T4">
виставку</text:span>
 </text:a>
</text:p>
      <text:p text:style-name="P4">
Як повідомлялося, агресія росії спричинила в Маріуполі одну з найбільшихгуманітарних катастроф. <text:a xlink:type="simple" xlink:href="https://www.ukrinform.ua/rubric-ato/3702388-mariupol-zrujnovanij-na-ponad-90-zelenskij.html" text:style-name="Internet_20_link" text:visited-style-name="Visited_20_Internet_20_Link">
 </text:a>
</text:p>
      <text:p text:style-name="P4">
<text:span text:style-name="T5">
Фото: Маріупольська міська рада</text:span>
</text:p>
      <text:p text:style-name="P4">
Source: <text:a xlink:type="simple" xlink:href="https://www.ukrinform.ua/rubric-culture/3702467-u-kolomii-predstavili-ekspoziciu-pisanok-iz-simvolami-mariupola.html" text:style-name="Internet_20_link" text:visited-style-name="Visited_20_Internet_20_Link">
https://www.ukrinform.ua/rubric-culture/3702467-u-kolomii-predstavili-ekspoziciu-pisanok-iz-simvolami-mariupola.html</text:a>
</text:p>
      <!--NEWS-->
      <text:h text:style-name="P10" text:outline-level="1">
<text:span text:style-name="T4">
До Києва прибула делегація США - підпишуть договір про інвестицію для допомоги бізнесу</text:span>
</text:h>
      <text:p text:style-name="P4">
Authors: Ukrinform (Person)</text:p>
      <text:p text:style-name="P4">
Publisher: Укринформ (Organization)</text:p>
      <text:p text:style-name="P4">
Published Time: 2023-04-29T13:59:23+03:00</text:p>
      <text:p text:style-name="P4">
Modified Time: 2023-04-29T13:59:23+03:00</text:p>
      <text:p text:style-name="P4">
Description: У Києві члени делегації США підпишуть із Президентом Володимиром Зеленським договір про $25 мільйонну інвестицію Міжнародної фінансової корпорації розвитку (DFC) у Horizon Capital для допомоги малому та середньому бізнесу, що швидко розвивається. — Укрінформ.</text:p>
      <text:p text:style-name="P4">
Images: ["<text:a xlink:type="simple" xlink:href="https://static.ukrinform.com/photos/2023_04/thumb_files/630_360_1682765831-803.jpg" text:style-name="Internet_20_link" text:visited-style-name="Visited_20_Internet_20_Link">
630_360_16827...</text:a>
"]</text:p>
      <text:p text:style-name="P4">
Tags: ['Посол', 'США', 'Зеленський', 'Бріджит Брінк']</text:p>
      <text:p text:style-name="P4">
Type: Article</text:p>
      <!--METADATA-->
      <text:p text:style-name="P4">
<draw:frame draw:style-name="fr1" draw:name="Image93" text:anchor-type="as-char" svg:width="6.9236in" svg:height="3.956343in" draw:z-index="0">
<draw:image xlink:href="../Images/yкринформ/2023-04-29T13-59-23-03-00/630_360_1682765831-803.jpg" xlink:type="simple" xlink:show="embed" xlink:actuate="onLoad" draw:mime-type="image/jpeg"/>
</draw:frame>
 У Києвічлени делегації США підпишуть із Президентом Володимиром Зеленським договірпро $25 мільйонну інвестицію Міжнародної фінансової корпорації розвитку (DFC)у Horizon Capital для допомоги малому та середньому бізнесу, що швидкорозвивається.</text:p>
      <text:p text:style-name="P4">
Про це повідомила посол США в Україні Бріджит Брінк у <text:a xlink:type="simple" xlink:href="https://twitter.com/USAmbKyiv/status/1652255005720576000" text:style-name="Internet_20_link" text:visited-style-name="Visited_20_Internet_20_Link">
</text:a>
 , передаєУкрінформ.</text:p>
      <text:p text:style-name="P4">
«Тепло привітали в Києві генерального директора Міжнародної фінансовоїкорпорації розвитку США Скотта Натана, помічника адміністратора USAIDEurope/Eurasia Ерін МакКі та координатора допомоги Державного департаменту уЄвропі Марію Лонгі для підписання з Президентом Володимиром Зеленськимдоговору про $25 млн інвестицію Міжнародної фінансової корпорації розвитку(DFC) у Horizon Capital для допомоги малому та середньому бізнесу, що швидкорозвивається», - йдеться у дописі.</text:p>
      <text:p text:style-name="P4">
<text:span text:style-name="T4">
Читайте також:</text:span>
 <text:a xlink:type="simple" xlink:href="https://www.ukrinform.ua/rubric-economy/3702424-usaid-vidililo-se-125-milarda-na-potrebi-ukraini.html" text:style-name="Internet_20_link" text:visited-style-name="Visited_20_Internet_20_Link">
 </text:a>
</text:p>
      <text:p text:style-name="P4">
«Ми маємо діяти терміново, щоб допомогти економіці України не просто вижити, ай процвітати. Підтримуючи оборону України, ми також інвестуємо в українськемайбутнє», - написала посол.</text:p>
      <text:p text:style-name="Quotations">

<text:p text:style-name="P4">
Ми маємо діяти терміново, щоб допомогти економіці України не просто вижити,&gt;
 а й процвітати. Підтримуючи оборону України, ми також інвестуємо в&gt;
 українське майбутнє. <text:a xlink:type="simple" xlink:href="https://t.co/ObUHPGFDW3" text:style-name="Internet_20_link" text:visited-style-name="Visited_20_Internet_20_Link">
 </text:a>
&gt;
&gt;
 — Ambassador Bridget A. Brink (@USAmbKyiv) <text:a xlink:type="simple" xlink:href="https://twitter.com/USAmbKyiv/status/1652255505753022464" text:style-name="Internet_20_link" text:visited-style-name="Visited_20_Internet_20_Link">
&gt;
 </text:a>
</text:p>

</text:p>
      <text:p text:style-name="P4">
Як повідомляв Укрінформ, Агентство США з міжнародного розвитку (USAID) черезСвітовий банк виділило Україні ще 1,25 млрд доларів на потреби у сфері охорониздоров’я, освіти, рятувальних служб.</text:p>
      <text:p text:style-name="P4">
Фото: @USAmbKyiv</text:p>
      <text:p text:style-name="P4">
Source: <text:a xlink:type="simple" xlink:href="https://www.ukrinform.ua/rubric-economy/3702470-do-kieva-pribula-delegacia-ssa-pidpisut-dogovir-pro-investiciu-dla-dopomogi-biznesu.html" text:style-name="Internet_20_link" text:visited-style-name="Visited_20_Internet_20_Link">
https://www.ukrinform.ua/rubric-economy/3702470-do-kieva-pribula-delegacia-ssa-pidpisut-dogovir-pro-investiciu-dla-dopomogi-biznesu.html</text:a>
</text:p>
      <!--NEWS-->
      <text:h text:style-name="P10" text:outline-level="1">
<text:span text:style-name="T4">
ЗСУ за сьогодні знищили три безпілотники, зокрема два «шахеди»</text:span>
</text:h>
      <text:p text:style-name="P4">
Authors: Ukrinform (Person)</text:p>
      <text:p text:style-name="P4">
Publisher: Укринформ (Organization)</text:p>
      <text:p text:style-name="P4">
Published Time: 2023-04-29T14:03:00+03:00</text:p>
      <text:p text:style-name="P4">
Modified Time: 2023-04-29T14:03:00+03:00</text:p>
      <text:p text:style-name="P4">
Description: Збройні сили України зранку 29 квітня знищили три російські безпілотні апарати: два типу Shahed та один БпЛА оперативно-тактичного рівня. — Укрінформ.</text:p>
      <text:p text:style-name="P4">
Images: ["<text:a xlink:type="simple" xlink:href="https://static.ukrinform.com/photos/2022_10/thumb_files/630_360_1666840949-675.jpg" text:style-name="Internet_20_link" text:visited-style-name="Visited_20_Internet_20_Link">
630_360_16668...</text:a>
", "<text:a xlink:type="simple" xlink:href="https://static.ukrinform.com/photos/2023_04/1682766376-347.jpg" text:style-name="Internet_20_link" text:visited-style-name="Visited_20_Internet_20_Link">
1682766376-34...</text:a>
"]</text:p>
      <text:p text:style-name="P4">
Tags: ['ЗСУ', 'Повітряні сили ЗСУ', 'Війна з росією']</text:p>
      <text:p text:style-name="P4">
Type: Article</text:p>
      <!--METADATA-->
      <text:p text:style-name="P4">
<draw:frame draw:style-name="fr1" draw:name="Image94" text:anchor-type="as-char" svg:width="6.9236in" svg:height="3.947448in" draw:z-index="0">
<draw:image xlink:href="../Images/yкринформ/2023-04-29T14-03-00-03-00/630_360_1666840949-675.jpg" xlink:type="simple" xlink:show="embed" xlink:actuate="onLoad" draw:mime-type="image/jpeg"/>
</draw:frame>
 Збройнісили України зранку 29 квітня знищили три російські безпілотні апарати: дватипу Shahed та один БпЛА оперативно-тактичного рівня.</text:p>
      <text:p text:style-name="P4">
Як передає Укрінформ, про це Командування Повітряних Сил Збройних сил Україниповідомляє у <text:a xlink:type="simple" xlink:href="https://www.facebook.com/kpszsu/posts/pfbid02hHN5VqdbCJQyidJo9KmvwsLsyjtySaZsJeYbvvJ7Pkd4hmH1JKdqG2gVKq95RCkXl" text:style-name="Internet_20_link" text:visited-style-name="Visited_20_Internet_20_Link">
</text:a>
.</text:p>
      <text:p text:style-name="P4">
Зазначається, що близько 04:00 години ранку силами та засобами Повітряногокомандування "Схід" Повітряних Сил ЗС України знищено два ударних БпЛА типуShahed.</text:p>
      <text:p text:style-name="P4">
<draw:frame draw:style-name="fr1" draw:name="Image95" text:anchor-type="as-char" svg:width="6.9236in" svg:height="6.9236in" draw:z-index="0">
<draw:image xlink:href="../Images/yкринформ/2023-04-29T14-03-00-03-00/1682766376-347.jpg" xlink:type="simple" xlink:show="embed" xlink:actuate="onLoad" draw:mime-type="image/jpeg"/>
</draw:frame>
</text:p>
      <text:p text:style-name="P4">
<text:span text:style-name="T4">
Читайте також:</text:span>
 <text:a xlink:type="simple" xlink:href="https://www.ukrinform.ua/rubric-ato/3702380-sili-oboroni-pivdna-za-dobu-znisili-rosijskij-coven-sim-odinic-bronetehniki-i-bpla.html" text:style-name="Internet_20_link" text:visited-style-name="Visited_20_Internet_20_Link">
 <text:span text:style-name="T4">
знищил</text:span>
 </text:a>
</text:p>
      <text:p text:style-name="P4">
Близько 10.00 на південному напрямку у зоні відповідальності Повітряногокомандування "Південь" протиповітряною обороною знищено ворожий БпЛАоперативно-тактичного рівня.</text:p>
      <text:p text:style-name="P4">
Як повідомляв Укрінформ, 28 квітня у Херсонській області військові повітряногокомандування "Південь" <text:a xlink:type="simple" xlink:href="https://www.ukrinform.ua/rubric-ato/3701144-na-hersonsini-ukrainski-vijskovi-znisili-sist-rosijskih-bezpilotnikiv.html" text:style-name="Internet_20_link" text:visited-style-name="Visited_20_Internet_20_Link">
 </text:a>
 .</text:p>
      <text:p text:style-name="P4">
Фото ілюстративне</text:p>
      <text:p text:style-name="P4">
Source: <text:a xlink:type="simple" xlink:href="https://www.ukrinform.ua/rubric-ato/3702475-zsu-za-sogodni-znisili-tri-bezpilotniki-zokrema-dva-sahedi.html" text:style-name="Internet_20_link" text:visited-style-name="Visited_20_Internet_20_Link">
https://www.ukrinform.ua/rubric-ato/3702475-zsu-za-sogodni-znisili-tri-bezpilotniki-zokrema-dva-sahedi.html</text:a>
</text:p>
      <!--NEWS-->
      <text:h text:style-name="P10" text:outline-level="1">
<text:span text:style-name="T4">
Ісландія бачить потенціал для розвитку геотермальної енергетики в Україні – глава МЗС</text:span>
</text:h>
      <text:p text:style-name="P4">
Authors: Ukrinform (Person)</text:p>
      <text:p text:style-name="P4">
Publisher: Укринформ (Organization)</text:p>
      <text:p text:style-name="P4">
Published Time: 2023-04-29T14:09:00+03:00</text:p>
      <text:p text:style-name="P4">
Modified Time: 2023-04-29T14:09:00+03:00</text:p>
      <text:p text:style-name="P4">
Description: Ісландія готова допомогти з розвитком геотермальної енергетики в Україні як одного з напрямків її відбудови та досягнення енергетичної незалежності. — Укрінформ.</text:p>
      <text:p text:style-name="P4">
Images: ["<text:a xlink:type="simple" xlink:href="https://static.ukrinform.com/photos/2023_04/thumb_files/630_360_1682766328-700.jpg" text:style-name="Internet_20_link" text:visited-style-name="Visited_20_Internet_20_Link">
630_360_16827...</text:a>
"]</text:p>
      <text:p text:style-name="P4">
Tags: ['Енергетика', 'Ісландія', 'Україна']</text:p>
      <text:p text:style-name="P4">
Type: Article</text:p>
      <!--METADATA-->
      <text:p text:style-name="P4">
<draw:frame draw:style-name="fr1" draw:name="Image96" text:anchor-type="as-char" svg:width="6.9236in" svg:height="3.956343in" draw:z-index="0">
<draw:image xlink:href="../Images/yкринформ/2023-04-29T14-09-00-03-00/630_360_1682766328-700.jpg" xlink:type="simple" xlink:show="embed" xlink:actuate="onLoad" draw:mime-type="image/jpeg"/>
</draw:frame>
 Ісландіяготова допомогти з розвитком геотермальної енергетики в Україні як одного знапрямків її відбудови та досягнення енергетичної незалежності.</text:p>
      <text:p text:style-name="P4">
Про це заявила міністерка закордонних справ Ісландії Тордіс Гілфадоттір наФорумі з відновлення Одещини, повідомляє кореспондент Укрінформу.</text:p>
      <text:p text:style-name="P4">
«Усім зрозуміло, що коли війна завершиться, потреби України з відбудови будутьвелетенськими. Я запевняю вас, що <text:a xlink:type="simple" xlink:href="https://www.ukrinform.ua/tag-islandia" text:style-name="Internet_20_link" text:visited-style-name="Visited_20_Internet_20_Link">
 </text:a>
буде надійним партнером і буде готова допомогти будь-яким способом. Одним ізключових напрямків у цьому є відновлювальна енергетика, а саме: використаннягеотермальної енергії. Україна має потенціал для геотермальної енергетики,який може бути шляхом до досягнення енергетичної незалежності», - сказалавона.</text:p>
      <text:p text:style-name="P4">
Крім того, Гілфадоттір зауважила, що відновлення і відбудова Українивідіграватимуть ключову роль у спільній боротьбі за свободу, демократію таправа людини.</text:p>
      <text:p text:style-name="P4">
<text:span text:style-name="T4">
Читайте також:</text:span>
 <text:a xlink:type="simple" xlink:href="https://www.ukrinform.ua/rubric-economy/3695549-islandia-vidilila-500-tisac-na-pidtrimku-zelenoi-energetiki-v-ukraini.html" text:style-name="Internet_20_link" text:visited-style-name="Visited_20_Internet_20_Link">
 <text:span text:style-name="T4">
Ісландія</text:span>
 </text:a>
</text:p>
      <text:p text:style-name="P4">
Як повідомлялося, 26 квітня Президент Володимир Зеленський заявив, щонаполягає на необхідності <text:a xlink:type="simple" xlink:href="https://www.ukrinform.ua/rubric-vidbudova/3701072-zelenskij-kaze-so-proekt-vidbudovi-potriben-vze-cogoric-zaklikae-italijciv-dolucatisa.html" text:style-name="Internet_20_link" text:visited-style-name="Visited_20_Internet_20_Link">
 </text:a>
</text:p>
      <text:p text:style-name="P4">
Source: <text:a xlink:type="simple" xlink:href="https://www.ukrinform.ua/rubric-economy/3702476-islandia-bacit-potencial-dla-rozvitku-geotermalnoi-energetiki-v-ukraini-glava-mzs.html" text:style-name="Internet_20_link" text:visited-style-name="Visited_20_Internet_20_Link">
https://www.ukrinform.ua/rubric-economy/3702476-islandia-bacit-potencial-dla-rozvitku-geotermalnoi-energetiki-v-ukraini-glava-mzs.html</text:a>
</text:p>
      <!--NEWS-->
      <text:h text:style-name="P10" text:outline-level="1">
<text:span text:style-name="T4">
Зеленський: Найбільше росію боїться путін, який повинен лишитися наодинці зі своїм народом</text:span>
</text:h>
      <text:p text:style-name="P4">
Authors: Ukrinform (Person)</text:p>
      <text:p text:style-name="P4">
Publisher: Укринформ (Organization)</text:p>
      <text:p text:style-name="P4">
Published Time: 2023-04-29T14:25:00+03:00</text:p>
      <text:p text:style-name="P4">
Modified Time: 2023-04-29T14:25:00+03:00</text:p>
      <text:p text:style-name="P4">
Description: Президент рф володимир путін має бути ізольованим у світі і залишитися наодинці зі своїм суспільством. — Укрінформ.</text:p>
      <text:p text:style-name="P4">
Images: ["<text:a xlink:type="simple" xlink:href="https://static.ukrinform.com/photos/2022_10/thumb_files/630_360_1666286812-185.jpg" text:style-name="Internet_20_link" text:visited-style-name="Visited_20_Internet_20_Link">
630_360_16662...</text:a>
"]</text:p>
      <text:p text:style-name="P4">
Tags: ['путін', 'росія', 'Зеленський', 'Війна з росією']</text:p>
      <text:p text:style-name="P4">
Type: Article</text:p>
      <!--METADATA-->
      <text:p text:style-name="P4">
<draw:frame draw:style-name="fr1" draw:name="Image97" text:anchor-type="as-char" svg:width="6.9236in" svg:height="3.95476in" draw:z-index="0">
<draw:image xlink:href="../Images/yкринформ/2023-04-29T14-25-00-03-00/630_360_1666286812-185.jpg" xlink:type="simple" xlink:show="embed" xlink:actuate="onLoad" draw:mime-type="image/jpeg"/>
</draw:frame>
 Президентрф володимир путін має бути ізольованим у світі і залишитися наодинці зі своїмсуспільством.</text:p>
      <text:p text:style-name="P4">
Про це зазначив Президент Володимир Зеленський в <text:a xlink:type="simple" xlink:href="https://www.youtube.com/watch" text:style-name="Internet_20_link" text:visited-style-name="Visited_20_Internet_20_Link">
</text:a>
представникам фінських, шведських, данських і норвезьких ЗМІ, повідомляєУкрінформ.</text:p>
      <text:p text:style-name="P4">
«Найбільше росію боїться президент росії. І він повинен залишитися наодинці зісвоїм суспільством, зі своїм народом, він повинен з ними залишитися, вониповинні з ним розбиратися, а світ повинен (змусити росію – ред.) простополишити нашу землю і вийти на свою землю. Коли він буде там, коли йогоагресію буде зупинено і він буде на своїй території, до нього всі питанняставитиме його суспільство. І так воно повинно бути. Ізоляція агресора, іншоговиходу немає», - підкреслив Зеленський.</text:p>
      <text:p text:style-name="P4">
<text:span text:style-name="T4">
Читайте також:</text:span>
 <text:a xlink:type="simple" xlink:href="https://www.ukrinform.ua/rubric-world/3701674-pare-privitala-order-mks-na-arest-putina-ta-zaklikala-pokarati-takoz-lukasenka.html" text:style-name="Internet_20_link" text:visited-style-name="Visited_20_Internet_20_Link">
 <text:span text:style-name="T4">
путін</text:span>
 </text:a>
</text:p>
      <text:p text:style-name="P4">
Президент України вважає <text:a xlink:type="simple" xlink:href="https://www.ukrinform.ua/tag-putin" text:style-name="Internet_20_link" text:visited-style-name="Visited_20_Internet_20_Link">
 </text:a>
 «терористом,який не тримає слова» і з яким немає про що говорити.</text:p>
      <text:p text:style-name="P4">
Як повідомляв Укрінформ, раніше Зеленський заявляв, що початок дипломатичногоформату і фіксація закінчення розв’язаної росією війни проти України завеликим столом у присутності «порядних» держав може бути лише в тому разі,якщо <text:a xlink:type="simple" xlink:href="https://www.ukrinform.ua/rubric-polytics/3690082-zelenskij-vvazae-peregovori-mozlivimi-pisla-togo-ak-rosia-bez-bou-vivede-z-ukraini-vijska.html" text:style-name="Internet_20_link" text:visited-style-name="Visited_20_Internet_20_Link">
 </text:a>
. Однак невідомо, хто тоді представлятиме рф.</text:p>
      <text:p text:style-name="P4">
Source: <text:a xlink:type="simple" xlink:href="https://www.ukrinform.ua/rubric-polytics/3702480-zelenskij-najbilse-rosiu-boitsa-putin-akij-povinen-lisitisa-naodinci-zi-svoim-narodom.html" text:style-name="Internet_20_link" text:visited-style-name="Visited_20_Internet_20_Link">
https://www.ukrinform.ua/rubric-polytics/3702480-zelenskij-najbilse-rosiu-boitsa-putin-akij-povinen-lisitisa-naodinci-zi-svoim-narodom.html</text:a>
</text:p>
      <!--NEWS-->
      <text:h text:style-name="P10" text:outline-level="1">
<text:span text:style-name="T4">
Держспецзвʼязку попереджає про кібератаку фейковими «оновленнями операційної системи»</text:span>
</text:h>
      <text:p text:style-name="P4">
Authors: Ukrinform (Person)</text:p>
      <text:p text:style-name="P4">
Publisher: Укринформ (Organization)</text:p>
      <text:p text:style-name="P4">
Published Time: 2023-04-29T14:29:00+03:00</text:p>
      <text:p text:style-name="P4">
Modified Time: 2023-04-29T14:29:00+03:00</text:p>
      <text:p text:style-name="P4">
Description: Урядова команда реагування на комп’ютерні надзвичайні події України CERT-UA попереджає, що кіберзловмисники намагаються атакувати державні органи фейковими «оновленнями операційної системи». — Укрінформ.</text:p>
      <text:p text:style-name="P4">
Images: ["<text:a xlink:type="simple" xlink:href="https://static.ukrinform.com/photos/2022_02/thumb_files/630_360_1645145721-981.jpg" text:style-name="Internet_20_link" text:visited-style-name="Visited_20_Internet_20_Link">
630_360_16451...</text:a>
"]</text:p>
      <text:p text:style-name="P4">
Tags: ['Кібератака', "Комп'ютер", 'Держспецзв’язок']</text:p>
      <text:p text:style-name="P4">
Type: Article</text:p>
      <!--METADATA-->
      <text:p text:style-name="P4">
<draw:frame draw:style-name="fr1" draw:name="Image98" text:anchor-type="as-char" svg:width="6.9236in" svg:height="3.956343in" draw:z-index="0">
<draw:image xlink:href="../Images/yкринформ/2023-04-29T14-29-00-03-00/630_360_1645145721-981.jpg" xlink:type="simple" xlink:show="embed" xlink:actuate="onLoad" draw:mime-type="image/jpeg"/>
</draw:frame>
 Урядовакоманда реагування на комп’ютерні надзвичайні події України CERT-UAпопереджає, що кіберзловмисники намагаються атакувати державні органифейковими «оновленнями операційної системи».</text:p>
      <text:p text:style-name="P4">
Як передає Укрінформ, про це повідомляє в <text:a xlink:type="simple" xlink:href="https://t.me/dsszzi_official/5766" text:style-name="Internet_20_link" text:visited-style-name="Visited_20_Internet_20_Link">
</text:a>
Державна служба спеціального зв’язку та захисту інформації України.</text:p>
      <text:p text:style-name="P4">
«Урядова команда реагування на комп’ютерні надзвичайні події України CERT-UAпопереджає про кібератаку з використанням електронних листів з «інструкціями»щодо «оновлення операційної системи», - зауважили у Держспецзвʼязку.</text:p>
      <text:p text:style-name="P4">
<text:span text:style-name="T4">
Читайте також:</text:span>
 <text:a xlink:type="simple" xlink:href="https://www.ukrinform.ua/rubric-world/3701589-u-bolgarii-zaavili-pro-bezprecedentni-gibridni-ataki-z-boku-rosii.html" text:style-name="Internet_20_link" text:visited-style-name="Visited_20_Internet_20_Link">
 </text:a>
</text:p>
      <text:p text:style-name="P4">
Електронні листи з темою «Оновлення Windows» надсилають начебто від іменісистемних адміністраторів відомств з електронних адрес, створених напублічному сервісі «@outlook.com». В окремих випадках листи можуть формуватисяз використанням справжнього прізвища та ініціалів співробітника.</text:p>
      <text:p text:style-name="P4">
Зазначається, що у типовому для атаки листі міститься «інструкція» українськоюмовою щодо «оновлення для захисту від хакерських атак», а також графічнізображення процесу запуску командного рядка та виконання PowerShell-команди.Виконання останньої імітує процес оновлення операційної системи, завантажує йвиконує PowerShell-сценарій для збору базової інформації про ЕОМ, а такожнадсилання отриманих результатів до API сервісу Mocky.</text:p>
      <text:p text:style-name="P4">
За даними CERT-UA, активність здійснюється групою APT28 (також відома як PawnStorm, Fancy Bear), яку низка дослідників пов’язують із російською федерацією.</text:p>
      <text:p text:style-name="P4">
<text:span text:style-name="T4">
Читайте також:</text:span>
 <text:a xlink:type="simple" xlink:href="https://www.ukrinform.ua/rubric-ato/3699444-ukraina-pocinae-buduvati-sistemu-zahistu-kriticnoi-infrastrukturi-derzspeczvazku.html" text:style-name="Internet_20_link" text:visited-style-name="Visited_20_Internet_20_Link">
 </text:a>
</text:p>
      <text:p text:style-name="P4">
Урядова команда реагування на комп’ютерні надзвичайні події України рекомендуєобмежити можливість запуску PowerShell користувачами та забезпечити моніторингмережевих з'єднань до API сервісу Mocky.</text:p>
      <text:p text:style-name="P4">
Як повідомляв Укрінформ, Кабінет Міністрів затвердив Порядок реагування накіберінциденти та кібератаки.</text:p>
      <text:p text:style-name="P4">
Source: <text:a xlink:type="simple" xlink:href="https://www.ukrinform.ua/rubric-technology/3702479-derzspeczvazku-poperedzae-pro-kiberataku-fejkovimi-onovlennami-operacijnoi-sistemi.html" text:style-name="Internet_20_link" text:visited-style-name="Visited_20_Internet_20_Link">
https://www.ukrinform.ua/rubric-technology/3702479-derzspeczvazku-poperedzae-pro-kiberataku-fejkovimi-onovlennami-operacijnoi-sistemi.html</text:a>
</text:p>
      <!--NEWS-->
      <text:h text:style-name="P10" text:outline-level="1">
<text:span text:style-name="T4">
Зеленський про контрнаступ: Почнемо до того, як у нас з’являться F-16</text:span>
</text:h>
      <text:p text:style-name="P4">
Authors: Ukrinform (Person)</text:p>
      <text:p text:style-name="P4">
Publisher: Укринформ (Organization)</text:p>
      <text:p text:style-name="P4">
Published Time: 2023-04-29T14:34:00+03:00</text:p>
      <text:p text:style-name="P4">
Modified Time: 2023-04-29T14:34:00+03:00</text:p>
      <text:p text:style-name="P4">
Description: Президент Володимир Зеленський закликає західних партнерів ухвалити рішення про надання Україні винищувачів F-16, та водночас наголошує, що відсутність сучасних літаків не впливатиме на початок контрнаступу. — Укрінформ.</text:p>
      <text:p text:style-name="P4">
Images: ["<text:a xlink:type="simple" xlink:href="https://static.ukrinform.com/photos/2023_04/thumb_files/630_360_1682063024-559.jpeg" text:style-name="Internet_20_link" text:visited-style-name="Visited_20_Internet_20_Link">
630_360_16820...</text:a>
"]</text:p>
      <text:p text:style-name="P4">
Tags: ['Літак', 'Зеленський', 'Війна з росією']</text:p>
      <text:p text:style-name="P4">
Type: Article</text:p>
      <!--METADATA-->
      <text:p text:style-name="P4">
<draw:frame draw:style-name="fr1" draw:name="Image99" text:anchor-type="as-char" svg:width="6.9236in" svg:height="3.956343in" draw:z-index="0">
<draw:image xlink:href="../Images/yкринформ/2023-04-29T14-34-00-03-00/630_360_1682063024-559.jpeg" xlink:type="simple" xlink:show="embed" xlink:actuate="onLoad" draw:mime-type="image/jpeg"/>
</draw:frame>
 ПрезидентВолодимир Зеленський закликає західних партнерів ухвалити рішення про наданняУкраїні винищувачів F-16, та водночас наголошує, що відсутність сучаснихлітаків не впливатиме на початок контрнаступу.</text:p>
      <text:p text:style-name="P4">
Про це він сказав в <text:a xlink:type="simple" xlink:href="https://www.youtube.com/watch" text:style-name="Internet_20_link" text:visited-style-name="Visited_20_Internet_20_Link">
</text:a>
представникам фінських, шведських, данських і норвезьких ЗМІ, повідомляєУкрінформ.</text:p>
      <text:p text:style-name="P4">
«Дуже важливо контроль у небі не віддати повністю росії, тому дуже важливаавіаційна коаліція. Тут повинна бути воля лідерів держав, які мають сучаснуавіацію. Авжеж, ми будемо звертатися за відповідною авіацією і до ваших країн,при чому будемо звертатися дуже наполегливо і, скажу вам відверто, найближчимчасом», – сказав Зеленський.</text:p>
      <text:p text:style-name="P4">
<text:span text:style-name="T4">
Читайте також:</text:span>
 <text:a xlink:type="simple" xlink:href="https://www.ukrinform.ua/rubric-ato/3702461-publikacii-u-zmi-sodo-kontrnastupu-ne-dopomagaut-ukrainskim-vijskovim-prezident.html" text:style-name="Internet_20_link" text:visited-style-name="Visited_20_Internet_20_Link">
 </text:a>
</text:p>
      <text:p text:style-name="P4">
За його словами, новими сторінками у розв’язаній росією війні стало наданняУкраїні систем HIMARS, NASAMS, Iris-T, а тепер настав час для авіації.</text:p>
      <text:p text:style-name="P4">
Президент підкреслив, що є держави, які мають на балансі F-16 чи інші сучаснілітаки і хочу допомогти Україні, але «на все потрібна воля».</text:p>
      <text:p text:style-name="P4">
«Не треба боятися росію. Найстрашніше відбулося: вони розпочали повномасштабнувійну. Я вважаю, це найстрашніше… Дуже важливий аргумент сьогодні: не боятисязакінчити з цим, не думати, що буде потім з росією, головне - думати, що будедалі з безпекою у світі. Безпека у світі буде в надійних руках, тому що другійармії світу показали, що якщо ти наступаєш на права людини в будь-якійдержаві, союзники поставлять тебе на місце», - наголосив Зеленський.</text:p>
      <text:p text:style-name="P4">
<text:span text:style-name="T4">
Читайте також:</text:span>
 <text:a xlink:type="simple" xlink:href="https://www.ukrinform.ua/rubric-ato/3702457-zelenskij-nastala-insa-hvila-vijni-de-mi-zbiraemos-zabrati-iniciativu.html" text:style-name="Internet_20_link" text:visited-style-name="Visited_20_Internet_20_Link">
 <text:span text:style-name="T4">
Зеленський</text:span>
 </text:a>
</text:p>
      <text:p text:style-name="P4">
Водночас відповідаючи на запитання, чи має рішення про надання Україні літаківвирішальне значення для початку контрнаступу, Президент зауважив: «Якщо чесно,це б дуже сильно допомогло. Ми розуміємо, що так затягувати не будемо, томупочинатимемо ще до того, як у нас з’являться F-16 або інші. Заспокоювати росіютим, що нам ще потрібно кілька місяців, щоб навчатися на літаках, і тількипотім ми почнемо... Ні, так не буде. Ми почнемо і будемо іти вперед».</text:p>
      <text:p text:style-name="P4">
При цьому глава держави додав, що паралельно рішення про літаки все ж має бутиприйнято.</text:p>
      <text:p text:style-name="P4">
Як повідомлялося, міністр оборони Олексій Резніков на пресконференції 28квітня висловив переконання, що міжнародні партнери передадуть Україні сучаснібойові літаки, необхідні для визволення від російських загарбників.</text:p>
      <text:p text:style-name="P4">
<text:span text:style-name="T4">
Читайте також:</text:span>
 <text:a xlink:type="simple" xlink:href="https://www.ukrinform.ua/rubric-ato/3702435-zelenskij-pro-miznarodnu-dopomogu-pid-cas-vijni-buli-momenti-koli-nas-pidvodili.html" text:style-name="Internet_20_link" text:visited-style-name="Visited_20_Internet_20_Link">
 <text:span text:style-name="T4">
Зеленс</text:span>
 </text:a>
</text:p>
      <text:p text:style-name="P4">
Глава МЗС Дмитро Кулеба на Раді міністрів закордонних справ Євросоюзу 24квітня заявляв, що надання Україні сучасної бойової авіації стане найкращоюінвестицією у довгострокову безпеку Європейського континенту.</text:p>
      <text:p text:style-name="P4">
Фото: ОП</text:p>
      <text:p text:style-name="P4">
Source: <text:a xlink:type="simple" xlink:href="https://www.ukrinform.ua/rubric-ato/3702486-zelenskij-pro-kontrnastup-pocnemo-do-togo-ak-u-nas-zavlatsa-f16.html" text:style-name="Internet_20_link" text:visited-style-name="Visited_20_Internet_20_Link">
https://www.ukrinform.ua/rubric-ato/3702486-zelenskij-pro-kontrnastup-pocnemo-do-togo-ak-u-nas-zavlatsa-f16.html</text:a>
</text:p>
      <!--NEWS-->
      <text:h text:style-name="P10" text:outline-level="1">
<text:span text:style-name="T4">
Зеленська порадила меню для здорового сну</text:span>
</text:h>
      <text:p text:style-name="P4">
Authors: Ukrinform (Person)</text:p>
      <text:p text:style-name="P4">
Publisher: Укринформ (Organization)</text:p>
      <text:p text:style-name="P4">
Published Time: 2023-04-29T14:39:00+03:00</text:p>
      <text:p text:style-name="P4">
Modified Time: 2023-04-29T14:39:00+03:00</text:p>
      <text:p text:style-name="P4">
Description: Дружина Президента України Олена Зеленська розповіла, що слід вживати в їжу, щоб був здоровий сон. — Укрінформ.</text:p>
      <text:p text:style-name="P4">
Images: ["<text:a xlink:type="simple" xlink:href="https://static.ukrinform.com/photos/2023_03/thumb_files/630_360_1678228459-386.jpg" text:style-name="Internet_20_link" text:visited-style-name="Visited_20_Internet_20_Link">
630_360_16782...</text:a>
", "<text:a xlink:type="simple" xlink:href="https://static.ukrinform.com/photos/2023_04/1682765985-552.jpeg" text:style-name="Internet_20_link" text:visited-style-name="Visited_20_Internet_20_Link">
1682765985-55...</text:a>
", "<text:a xlink:type="simple" xlink:href="https://static.ukrinform.com/photos/2023_04/1682765999-533.jpeg" text:style-name="Internet_20_link" text:visited-style-name="Visited_20_Internet_20_Link">
1682765999-53...</text:a>
", "<text:a xlink:type="simple" xlink:href="https://static.ukrinform.com/photos/2023_04/1682766012-752.jpeg" text:style-name="Internet_20_link" text:visited-style-name="Visited_20_Internet_20_Link">
1682766012-75...</text:a>
", "<text:a xlink:type="simple" xlink:href="https://static.ukrinform.com/photos/2023_04/1682766024-196.jpeg" text:style-name="Internet_20_link" text:visited-style-name="Visited_20_Internet_20_Link">
1682766024-19...</text:a>
"]</text:p>
      <text:p text:style-name="P4">
Tags: ["Здоров'я", 'Харчування', 'Олена Зеленська']</text:p>
      <text:p text:style-name="P4">
Type: Article</text:p>
      <!--METADATA-->
      <text:p text:style-name="P4">
<draw:frame draw:style-name="fr1" draw:name="Image100" text:anchor-type="as-char" svg:width="6.9236in" svg:height="3.956343in" draw:z-index="0">
<draw:image xlink:href="../Images/yкринформ/2023-04-29T14-39-00-03-00/630_360_1678228459-386.jpg" xlink:type="simple" xlink:show="embed" xlink:actuate="onLoad" draw:mime-type="image/jpeg"/>
</draw:frame>
 ДружинаПрезидента України Олена Зеленська розповіла, що слід вживати в їжу, щоб бувздоровий сон.</text:p>
      <text:p text:style-name="P4">
Як передає Укрінформ, про це дружина Президента України Олена Зеленськанаписала у <text:a xlink:type="simple" xlink:href="https://t.me/FirstLadyOfUkraine/3000" text:style-name="Internet_20_link" text:visited-style-name="Visited_20_Internet_20_Link">
 </text:a>
</text:p>
      <text:p text:style-name="P4">
“Неможливо спати спокійно, коли вкладаєш дітей, а в голові нав‘язлива думка:чи буде сьогодні тривога? Коли весь день читаєш важкі новини й при цьомувтомлюєшся на роботі. Мало хто з українців може сказати, що має хороший сонпісля більш як року в такому ритмі”, - зазначила перша леді.</text:p>
      <text:p text:style-name="P4">
<draw:frame draw:style-name="fr1" draw:name="Image101" text:anchor-type="as-char" svg:width="6.9236in" svg:height="6.9236in" draw:z-index="0">
<draw:image xlink:href="../Images/yкринформ/2023-04-29T14-39-00-03-00/1682765985-552.jpeg" xlink:type="simple" xlink:show="embed" xlink:actuate="onLoad" draw:mime-type="image/jpeg"/>
</draw:frame>
<draw:frame draw:style-name="fr1" draw:name="Image102" text:anchor-type="as-char" svg:width="6.9236in" svg:height="6.9236in" draw:z-index="0">
<draw:image xlink:href="../Images/yкринформ/2023-04-29T14-39-00-03-00/1682765999-533.jpeg" xlink:type="simple" xlink:show="embed" xlink:actuate="onLoad" draw:mime-type="image/jpeg"/>
</draw:frame>
</text:p>
      <text:p text:style-name="P4">
За її словами, сон є найголовнішою складовою повноцінного відпочинку. Він даєтілу час і можливість добре відновитися. Хронічна нестача сну може спричинитипроблеми з імунітетом і пам’яттю, підвищення рівня стресу. Поганий сон -перший маркер негараздів ментального <text:a xlink:type="simple" xlink:href="https://www.ukrinform.ua/tag-zdorova" text:style-name="Internet_20_link" text:visited-style-name="Visited_20_Internet_20_Link">
 </text:a>
</text:p>
      <text:p text:style-name="P4">
<text:span text:style-name="T4">
Читайте також:</text:span>
 <text:a xlink:type="simple" xlink:href="https://www.ukrinform.ua/rubric-society/3701251-zelenska-rozpovila-pro-aptecku-svidkoi-psihologicnoi-dopomogi.html" text:style-name="Internet_20_link" text:visited-style-name="Visited_20_Internet_20_Link">
 </text:a>
</text:p>
      <text:p text:style-name="P4">
<draw:frame draw:style-name="fr1" draw:name="Image103" text:anchor-type="as-char" svg:width="6.9236in" svg:height="6.930011in" draw:z-index="0">
<draw:image xlink:href="../Images/yкринформ/2023-04-29T14-39-00-03-00/1682766012-752.jpeg" xlink:type="simple" xlink:show="embed" xlink:actuate="onLoad" draw:mime-type="image/jpeg"/>
</draw:frame>
<draw:frame draw:style-name="fr1" draw:name="Image104" text:anchor-type="as-char" svg:width="6.9236in" svg:height="6.930011in" draw:z-index="0">
<draw:image xlink:href="../Images/yкринформ/2023-04-29T14-39-00-03-00/1682766024-196.jpeg" xlink:type="simple" xlink:show="embed" xlink:actuate="onLoad" draw:mime-type="image/jpeg"/>
</draw:frame>
</text:p>
      <text:p text:style-name="P4">
“На порталі ЗнаЇмо є <text:a xlink:type="simple" xlink:href="https://znaimo.gov.ua/%D1%8F%D0%BA%D0%B0-%D1%96%D0%B6%D0%B0-%D0%BF%D0%BE%D0%B7%D0%B8%D1%82%D0%B8%D0%B2%D0%BD%D0%BE-%D0%B2%D0%BF%D0%BB%D0%B8%D0%B2%D0%B0%D1%94-%D0%BD%D0%B0-%D1%81%D0%BE%D0%BD" text:style-name="Internet_20_link" text:visited-style-name="Visited_20_Internet_20_Link">
</text:a>
 , як їжа може допомогти налагодити сон”, - зауважила Зеленська ідодала, що дієтологи радять звернути увагу на продукти із магнієм — як-тошпинат чи горіхи. Обирати складні вуглеводи, як-то каші чи паста твердихсортів, і корисні для серця жири.</text:p>
      <text:p text:style-name="P4">
Як повідомляв Укрінформ, портал про здорове харчування у школах <text:a xlink:type="simple" xlink:href="https://www.ukrinform.ua/rubric-society/3648621-so-poklasti-u-lancboks-skolaru-dla-pokrasenna-zdorova-poradi-mon.html" text:style-name="Internet_20_link" text:visited-style-name="Visited_20_Internet_20_Link">
</text:a>
 був запущений як частинареформи системи шкільного харчування, яка відбувається в Україні за ініціативипершої леді Олени Зеленської.</text:p>
      <text:p text:style-name="P4">
Source: <text:a xlink:type="simple" xlink:href="https://www.ukrinform.ua/rubric-society/3702471-zelenska-poradila-menu-dla-zdorovogo-snu.html" text:style-name="Internet_20_link" text:visited-style-name="Visited_20_Internet_20_Link">
https://www.ukrinform.ua/rubric-society/3702471-zelenska-poradila-menu-dla-zdorovogo-snu.html</text:a>
</text:p>
      <!--NEWS-->
      <text:h text:style-name="P10" text:outline-level="1">
<text:span text:style-name="T4">
Ще дві країни готові підтримати вступ України до НАТО – Дмитро Кулеба</text:span>
</text:h>
      <text:p text:style-name="P4">
Authors: Ukrinform (Person)</text:p>
      <text:p text:style-name="P4">
Publisher: Укринформ (Organization)</text:p>
      <text:p text:style-name="P4">
Published Time: 2023-04-29T14:40:00+03:00</text:p>
      <text:p text:style-name="P4">
Modified Time: 2023-04-29T14:40:00+03:00</text:p>
      <text:p text:style-name="P4">
Description: За результатами дипломатичних зустрічей в Одесі 28 квітня ще дві країни вирішили підтримати вступ України до Північноатлантичного альянсу. — Укрінформ.</text:p>
      <text:p text:style-name="P4">
Images: ["<text:a xlink:type="simple" xlink:href="https://static.ukrinform.com/photos/2022_11/thumb_files/630_360_1668440631-706.jpeg" text:style-name="Internet_20_link" text:visited-style-name="Visited_20_Internet_20_Link">
630_360_16684...</text:a>
"]</text:p>
      <text:p text:style-name="P4">
Tags: ['Дмитро Кулеба', 'НАТО', 'Україна', 'Єдині новини']</text:p>
      <text:p text:style-name="P4">
Type: Article</text:p>
      <!--METADATA-->
      <text:p text:style-name="P4">
<draw:frame draw:style-name="fr1" draw:name="Image105" text:anchor-type="as-char" svg:width="6.9236in" svg:height="3.956343in" draw:z-index="0">
<draw:image xlink:href="../Images/yкринформ/2023-04-29T14-40-00-03-00/630_360_1668440631-706.jpeg" xlink:type="simple" xlink:show="embed" xlink:actuate="onLoad" draw:mime-type="image/jpeg"/>
</draw:frame>
 Зарезультатами дипломатичних зустрічей в Одесі 28 квітня ще дві країни вирішилипідтримати вступ України до Північноатлантичного альянсу.</text:p>
      <text:p text:style-name="P4">
Про це міністр закордонних справ України Дмитро Кулеба повідомив в ефірітелемарафону "Єдині новини", передає кореспондент Укрінформу.</text:p>
      <text:p text:style-name="P4">
"Учора за результатами переговорів до мене підійшов один з наших близькихдрузів, нахилився і прошепотів: "Вітаю, Дмитре, сьогодні Україна отримала щедва голоси на свою підтримку в <text:a xlink:type="simple" xlink:href="https://www.ukrinform.ua/tag-nato" text:style-name="Internet_20_link" text:visited-style-name="Visited_20_Internet_20_Link">
 </text:a>
 ", -розповів Кулеба.</text:p>
      <text:p text:style-name="P4">
За його словами, йдеться про те, що за день спілкування в Одесі у різнихформатах українські дипломати змінили думку двох країн, які до цього булистриманішими, а тепер вирішили підтримати таке рішення саміту НАТО у Вільнюсі,яке зробить крок вперед до членства України в Альянсі.</text:p>
      <text:p text:style-name="P4">
<text:span text:style-name="T4">
Читайте також:</text:span>
 <text:a xlink:type="simple" xlink:href="https://www.ukrinform.ua/rubric-ato/3702092-kontrnastup-ukraini-ne-slid-vvazati-finalnou-bitvou-kuleba.html" text:style-name="Internet_20_link" text:visited-style-name="Visited_20_Internet_20_Link">
 <text:span text:style-name="T4">
Кулеба</text:span>
 </text:a>
</text:p>
      <text:p text:style-name="P4">
"Це ще не консенсус, який потрібен, але однозначно ми вчора в Одесі збільшиликоаліцію країн, які будуть боротися за максимально сильне рішення щодочленства України в НАТО", - наголосив Кулеба.</text:p>
      <text:p text:style-name="P4">
Як повідомляв Укрінформ, 28 квітня в Одесі відбувся Форум з відновленняОдещини, а також спільний брифінг керівників МЗС країн Північної Європи таБалтії. У ньому взяли участь міністр закордонних справ Латвії ЕдгарсРінкевичс, міністр закордонних справ Данії Ларс Люкке Расмуссен, міністрзакордонних справ Естонії Маргус Цахкна, міністерка закордонних справ ІсландіїТордіс Колбрун Рейкфйорд, міністр закордонних справ Литви ГабріелюсЛандсбергіс, міністерка закордонних справ Норвегії Аннікен Вітфельдт, міністрзакордонних справ Швеції Тобіас Більстрьом та заступник державного секретаряМЗС Фінляндії Кай Зауер.</text:p>
      <text:p text:style-name="P4">
Зустріч глав держав і урядів НАТО відбудеться у Вільнюсі 11–12 липня 2023року.</text:p>
      <text:p text:style-name="P4">
20 квітня Володимир Зеленський заявив, що Україна готується до саміту НАТО уВільнюсі та очікує на політичне запрошення до Альянсу.</text:p>
      <text:p text:style-name="P4">
Дмитро Кулеба вважає, що НАТО має ухвалити політичне рішення, яке абовизначить графік вступу України безпосередньо на саміті у Вільнюсі, абозобов’яже представити його до кінця 2023 року.</text:p>
      <text:p text:style-name="P4">
Source: <text:a xlink:type="simple" xlink:href="https://www.ukrinform.ua/rubric-polytics/3702489-se-dvi-kraini-gotovi-pidtrimati-vstup-ukraini-do-nato-dmitro-kuleba.html" text:style-name="Internet_20_link" text:visited-style-name="Visited_20_Internet_20_Link">
https://www.ukrinform.ua/rubric-polytics/3702489-se-dvi-kraini-gotovi-pidtrimati-vstup-ukraini-do-nato-dmitro-kuleba.html</text:a>
</text:p>
      <!--NEWS-->
      <text:h text:style-name="P10" text:outline-level="1">
<text:span text:style-name="T4">
У Севастополі знищені 10 резервуарів з нафтопродуктами для ворожого флоту – ГУР</text:span>
</text:h>
      <text:p text:style-name="P4">
Authors: Ukrinform (Person)</text:p>
      <text:p text:style-name="P4">
Publisher: Укринформ (Organization)</text:p>
      <text:p text:style-name="P4">
Published Time: 2023-04-29T14:44:00+03:00</text:p>
      <text:p text:style-name="P4">
Modified Time: 2023-04-29T14:44:00+03:00</text:p>
      <text:p text:style-name="P4">
Description: Унаслідок вибуху в тимчасово окупованому Севастополі знищено 10 резервуарів з нафтопродуктами загальною місткістю 40 тисяч тонн. Пальне призначалося для ворожого флоту. — Укрінформ.</text:p>
      <text:p text:style-name="P4">
Images: ["<text:a xlink:type="simple" xlink:href="https://static.ukrinform.com/photos/2023_04/thumb_files/630_360_1682768535-619.jpg" text:style-name="Internet_20_link" text:visited-style-name="Visited_20_Internet_20_Link">
630_360_16827...</text:a>
", "<text:a xlink:type="simple" xlink:href="https://static.ukrinform.com/photos/2023_04/1682768566-583.jpeg" text:style-name="Internet_20_link" text:visited-style-name="Visited_20_Internet_20_Link">
1682768566-58...</text:a>
"]</text:p>
      <text:p text:style-name="P4">
Tags: ['Крим', 'Розвідка', 'Севастополь']</text:p>
      <text:p text:style-name="P4">
Type: Article</text:p>
      <!--METADATA-->
      <text:p text:style-name="P4">
<draw:frame draw:style-name="fr1" draw:name="Image106" text:anchor-type="as-char" svg:width="6.9236in" svg:height="3.956343in" draw:z-index="0">
<draw:image xlink:href="../Images/yкринформ/2023-04-29T14-44-00-03-00/630_360_1682768535-619.jpg" xlink:type="simple" xlink:show="embed" xlink:actuate="onLoad" draw:mime-type="image/jpeg"/>
</draw:frame>
 Унаслідоквибуху в тимчасово окупованому Севастополі знищено 10 резервуарів знафтопродуктами загальною місткістю 40 тисяч тонн. Пальне призначалося дляворожого флоту.</text:p>
      <text:p text:style-name="P4">
Про це повідомляє <text:a xlink:type="simple" xlink:href="https://gur.gov.ua/content/vybukhy-v-sevastopoli-kara-bozha-za-uman.html" text:style-name="Internet_20_link" text:visited-style-name="Visited_20_Internet_20_Link">
 </text:a>
 , передає Укрінформ.</text:p>
      <text:p text:style-name="P4">
"Вибух на ворожій нафтобазі, який пролунав 29 квітня поблизу Козачої Бухти вокупованому Севастополі, знищив понад 10 резервуарів з нафтопродуктамизагальною місткістю 40 тисяч тонн", - йдеться у повідомленні.</text:p>
      <text:p text:style-name="P4">
Представник ГУР Андрій Юсов зазначив, що знищені нафтопродукти були призначенідля чорноморського флоту держави-агресора.</text:p>
      <text:p text:style-name="P4">
<draw:frame draw:style-name="fr1" draw:name="Image107" text:anchor-type="as-char" svg:width="6.9236in" svg:height="9.231467in" draw:z-index="0">
<draw:image xlink:href="../Images/yкринформ/2023-04-29T14-44-00-03-00/1682768566-583.jpeg" xlink:type="simple" xlink:show="embed" xlink:actuate="onLoad" draw:mime-type="image/jpeg"/>
</draw:frame>
</text:p>
      <text:p text:style-name="P4">
«"Бавовна" у Севастополі - Божа кара, зокрема за вбитих цивільних громадян вУмані, серед яких є п'ятеро дітей. Ця кара буде довготривалою. Усім мешканцямтимчасово окупованого Криму бажано найближчим часом не знаходитися поряд звійськовими об'єктами та об'єктами, що забезпечують армію агресора», -підкреслив Юсов.</text:p>
      <text:p text:style-name="P4">
<text:span text:style-name="T4">
Читайте також:</text:span>
 <text:a xlink:type="simple" xlink:href="https://www.ukrinform.ua/rubric-ato/3701181-gur-obmin-polonenimi-z-rf-vsih-na-vsih-zavdanna-ake-obovazkovo-bude-vikonane.html" text:style-name="Internet_20_link" text:visited-style-name="Visited_20_Internet_20_Link">
 </text:a>
</text:p>
      <text:p text:style-name="P4">
Представник воєнної розвідки додав, що Україні відомо про масштаби розкраданняяк на ураженій 29 квітня нафтобазі у Севастополі, так і на інших подібнихкримських об’єктах. Як пояснив Юсов, ці факти, безумовно, розширюютьможливості Сил безпеки та оборони України.</text:p>
      <text:p text:style-name="P4">
Як повідомляв Укрінформ, сьогодні вночі на нафтобазі у тимчасово окупованомуСевастополі <text:a xlink:type="simple" xlink:href="https://www.ukrinform.ua/rubric-crimea/3702314-na-naftobazi-u-sevastopoli-stalasa-pozeza.html" text:style-name="Internet_20_link" text:visited-style-name="Visited_20_Internet_20_Link">
 </text:a>
 .</text:p>
      <text:p text:style-name="P4">
Фото з соцмереж</text:p>
      <text:p text:style-name="P4">
Source: <text:a xlink:type="simple" xlink:href="https://www.ukrinform.ua/rubric-crimea/3702490-u-sevastopoli-zniseni-10-rezervuariv-z-naftoproduktami-dla-vorozogo-flotu-gur.html" text:style-name="Internet_20_link" text:visited-style-name="Visited_20_Internet_20_Link">
https://www.ukrinform.ua/rubric-crimea/3702490-u-sevastopoli-zniseni-10-rezervuariv-z-naftoproduktami-dla-vorozogo-flotu-gur.html</text:a>
</text:p>
      <!--NEWS-->
      <text:h text:style-name="P10" text:outline-level="1">
<text:span text:style-name="T4">
У Вашингтоні з'явився перший ресторан української кухні</text:span>
</text:h>
      <text:p text:style-name="P4">
Authors: Ukrinform (Person)</text:p>
      <text:p text:style-name="P4">
Publisher: Укринформ (Organization)</text:p>
      <text:p text:style-name="P4">
Published Time: 2023-04-29T14:46:00+03:00</text:p>
      <text:p text:style-name="P4">
Modified Time: 2023-04-29T14:46:00+03:00</text:p>
      <text:p text:style-name="P4">
Description: У Вашингтоні, на Капітолійському пагорбі, працює перший український ресторан Ruta з повним спектром послуг. — Укрінформ.</text:p>
      <text:p text:style-name="P4">
Images: ["<text:a xlink:type="simple" xlink:href="https://static.ukrinform.com/photos/2023_04/thumb_files/630_360_1682768749-181.jpg" text:style-name="Internet_20_link" text:visited-style-name="Visited_20_Internet_20_Link">
630_360_16827...</text:a>
"]</text:p>
      <text:p text:style-name="P4">
Tags: ['Культура', 'США', 'Ресторан', 'Вашингтон', 'Кухня']</text:p>
      <text:p text:style-name="P4">
Type: Article</text:p>
      <!--METADATA-->
      <text:p text:style-name="P4">
<draw:frame draw:style-name="fr1" draw:name="Image108" text:anchor-type="as-char" svg:width="6.9236in" svg:height="3.956343in" draw:z-index="0">
<draw:image xlink:href="../Images/yкринформ/2023-04-29T14-46-00-03-00/630_360_1682768749-181.jpg" xlink:type="simple" xlink:show="embed" xlink:actuate="onLoad" draw:mime-type="image/jpeg"/>
</draw:frame>
 УВашингтоні, на Капітолійському пагорбі, працює перший український ресторанRuta з повним спектром послуг.</text:p>
      <text:p text:style-name="P4">
Про це повідомляє <text:a xlink:type="simple" xlink:href="https://www.axios.com/local/washington-dc/2023/04/28/dc-first-ukrainian-restaurant" text:style-name="Internet_20_link" text:visited-style-name="Visited_20_Internet_20_Link">
 </text:a>
 , передає Укрінформ.</text:p>
      <text:p text:style-name="P4">
«Ми сподіваємося стати частиною ресторанної дипломатії. Ми хочемо бути місцем,де можна дізнатися про українську культуру та їжу, побачити, як це красиво», –сказала представниця ресторану Ruta Анна Волинець.</text:p>
      <text:p text:style-name="P4">
До меню закладу входять традиційні українські страви: борщ, вареники, голубці,деруни, котлета по-київськи та ін. Також є дитяче меню.</text:p>
      <text:p text:style-name="P4">
Очікується, що в ресторані також будуть проходити спільні з Українським домомзаходи та концерти живої музики.</text:p>
      <text:p text:style-name="P4">
Як повідомляв Укрінформ, на початку 2022 року посол України в США ОксанаМаркарова <text:a xlink:type="simple" xlink:href="https://www.ukrinform.ua/rubric-world/3379119-u-vasingtoni-cogoric-planuetsa-vidkriti-restoran-ukrainskoi-kuhni-markarova.html" text:style-name="Internet_20_link" text:visited-style-name="Visited_20_Internet_20_Link">
 </text:a>
 , що уВашингтоні планується відкриття першого в місті ресторану українськоїнаціональної кухні. За її словами, запит на це в американській столиці є.</text:p>
      <text:p text:style-name="P4">
<text:span text:style-name="T5">
Фото: ресторан «Рута»</text:span>
</text:p>
      <text:p text:style-name="P4">
Source: <text:a xlink:type="simple" xlink:href="https://www.ukrinform.ua/rubric-diaspora/3702491-u-vasingtoni-zavivsa-persij-restoran-ukrainskoi-kuhni.html" text:style-name="Internet_20_link" text:visited-style-name="Visited_20_Internet_20_Link">
https://www.ukrinform.ua/rubric-diaspora/3702491-u-vasingtoni-zavivsa-persij-restoran-ukrainskoi-kuhni.html</text:a>
</text:p>
      <!--NEWS-->
      <text:h text:style-name="P10" text:outline-level="1">
<text:span text:style-name="T4">
Sumska Oblast(20:48). Red Alert: aerial threat. Sirens sounding. Take cover now!</text:span>
</text:h>
      <text:p text:style-name="P4">
Authors: liveuamap (Language: en)</text:p>
      <text:p text:style-name="P4">
Time: 2023-04-29T14:49:00</text:p>
      <text:p text:style-name="P4">
Location: Sumska Oblast (Latitude:51.00000000 Longtitude:34.00000000)</text:p>
      <text:p text:style-name="P4">
Videos: []</text:p>
      <text:p text:style-name="P4">
Images: []</text:p>
      <text:p text:style-name="P4">
Tags: ["Europe", "Central and Eastern Europe"]</text:p>
      <text:p text:style-name="P4">
ID: 22559392</text:p>
      <!--METADATA-->
      <text:p text:style-name="P4">
Sumska Oblast(20:48). Red Alert: aerial threat. Sirens sounding. Take covernow!</text:p>
      <text:p text:style-name="P4">
News Collection Link: <text:a xlink:type="simple" xlink:href="https://liveuamap.com/en/2023/29-april-sumska-oblast2048-red-alert-aerial-tg" text:style-name="Internet_20_link" text:visited-style-name="Visited_20_Internet_20_Link">
https://liveuamap.com/en/2023/29-april-sumska-oblast2048-red-alert-aerial-tg</text:a>
</text:p>
      <text:p text:style-name="P4">
Source: <text:a xlink:type="simple" xlink:href="https://t.me/air_alert_ua/44051" text:style-name="Internet_20_link" text:visited-style-name="Visited_20_Internet_20_Link">
https://t.me/air_alert_ua/44051</text:a>
</text:p>
      <!--NEWS-->
      <text:h text:style-name="P10" text:outline-level="1">
<text:span text:style-name="T4">
Коли ми вийдемо на адмінмежу з Кримом, росіяни бігтимуть звідти - Президент</text:span>
</text:h>
      <text:p text:style-name="P4">
Authors: Ukrinform (Person)</text:p>
      <text:p text:style-name="P4">
Publisher: Укринформ (Organization)</text:p>
      <text:p text:style-name="P4">
Published Time: 2023-04-29T14:52:51+03:00</text:p>
      <text:p text:style-name="P4">
Modified Time: 2023-04-29T14:52:51+03:00</text:p>
      <text:p text:style-name="P4">
Description: Президент Володимир Зеленський переконаний, що росіяни тікатимуть з Криму, коли Сили оборони підійдуть до адміністративної межі з півостровом. — Укрінформ.</text:p>
      <text:p text:style-name="P4">
Images: ["<text:a xlink:type="simple" xlink:href="https://static.ukrinform.com/photos/2023_03/thumb_files/630_360_1678962741-175.jpeg" text:style-name="Internet_20_link" text:visited-style-name="Visited_20_Internet_20_Link">
630_360_16789...</text:a>
"]</text:p>
      <text:p text:style-name="P4">
Tags: ['Крим', 'Зеленський', 'Війна з росією']</text:p>
      <text:p text:style-name="P4">
Type: Article</text:p>
      <!--METADATA-->
      <text:p text:style-name="P4">
<draw:frame draw:style-name="fr1" draw:name="Image109" text:anchor-type="as-char" svg:width="6.9236in" svg:height="3.956343in" draw:z-index="0">
<draw:image xlink:href="../Images/yкринформ/2023-04-29T14-52-51-03-00/630_360_1678962741-175.jpeg" xlink:type="simple" xlink:show="embed" xlink:actuate="onLoad" draw:mime-type="image/jpeg"/>
</draw:frame>
 ПрезидентВолодимир Зеленський переконаний, що росіяни тікатимуть з Криму, коли Силиоборони підійдуть до адміністративної межі з півостровом.</text:p>
      <text:p text:style-name="P4">
Про це він сказав в  <text:a xlink:type="simple" xlink:href="https://www.youtube.com/watch" text:style-name="Internet_20_link" text:visited-style-name="Visited_20_Internet_20_Link">
 </text:a>
представникам фінських, шведських, данських і норвезьких ЗМІ, повідомляєУкрінформ.</text:p>
      <text:p text:style-name="P4">
«Коли ми підійдемо на адміністративні кордони з <text:a xlink:type="simple" xlink:href="https://www.ukrinform.ua/tag-krim" text:style-name="Internet_20_link" text:visited-style-name="Visited_20_Internet_20_Link">
</text:a>
 , ви побачите, як росіяни будуть бігти.Вони зараз риють окопи. Перерили весь пляж, хоча вчора казали, що це такакраса і це буде туристичний центр, і вони вкладатимуть мільярди. Десять роківминуло. Які мільярди? Що вони там зробили, окрім того що захопили територію,вигнали людей, політичні в’язні й журналісти у тюрмах? Що вони там зробили?Нуль, нічого нема», - заявив Зеленський.</text:p>
      <text:p text:style-name="P4">
Він підкреслив, що росія лише мілітаризує півострів, однак коли українськізахисники прийдуть, місцеві мешканці допомагатимуть визволяти свою землю відокупантів.</text:p>
      <text:p text:style-name="P4">
<text:span text:style-name="T4">
Читайте також:</text:span>
 <text:a xlink:type="simple" xlink:href="https://www.ukrinform.ua/rubric-crimea/3702412-neizpapa-perekonanij-so-ukrainski-prapori-nevdovzi-znov-zamajorat-nad-krimom.html" text:style-name="Internet_20_link" text:visited-style-name="Visited_20_Internet_20_Link">
 <text:span text:style-name="T4">
Крим</text:span>
 </text:a>
</text:p>
      <text:p text:style-name="P4">
«Вони (росіяни – ред.) бігтимуть з Криму, бігтимуть швидше, ніж з Донбасу.Вони собі навіть не уявляють, що люди в Криму розуміють. Що як тільки мидійдемо до першого села в Криму, ви побачите, як люди вийдуть на вулиці ібудуть також гнати цю "владу" з Криму. Так воно і буде», - переконанийЗеленський.</text:p>
      <text:p text:style-name="P4">
Як повідомляв Укрінформ, голова Меджлісу кримськотатарського народу РефатЧубаров заявив, що російські загарбники планують запустити пороми з Криму длятого, щоб вивозити з тимчасово окупованого півострова людей і техніку.</text:p>
      <text:p text:style-name="P4">
Фото: Офіс Президента</text:p>
      <text:p text:style-name="P4">
Source: <text:a xlink:type="simple" xlink:href="https://www.ukrinform.ua/rubric-crimea/3702493-koli-mi-vijdemo-na-adminmezu-z-krimom-rosiani-bigtimut-zvidti-prezident.html" text:style-name="Internet_20_link" text:visited-style-name="Visited_20_Internet_20_Link">
https://www.ukrinform.ua/rubric-crimea/3702493-koli-mi-vijdemo-na-adminmezu-z-krimom-rosiani-bigtimut-zvidti-prezident.html</text:a>
</text:p>
      <!--NEWS-->
      <text:h text:style-name="P10" text:outline-level="1">
<text:span text:style-name="T4">
«Зоря» перемогла «Чорноморець» у чемпіонаті України з футболу</text:span>
</text:h>
      <text:p text:style-name="P4">
Authors: Ukrinform (Person)</text:p>
      <text:p text:style-name="P4">
Publisher: Укринформ (Organization)</text:p>
      <text:p text:style-name="P4">
Published Time: 2023-04-29T14:54:00+03:00</text:p>
      <text:p text:style-name="P4">
Modified Time: 2023-04-29T14:54:00+03:00</text:p>
      <text:p text:style-name="P4">
Description: Футболісти луганської «Зорі» обіграли в суботу одеський «Чорноморець» (3:1) у поєдинку 23-го туру чемпіонату України серед клубів Прем'єр-ліги. — Укрінформ.</text:p>
      <text:p text:style-name="P4">
Images: ["<text:a xlink:type="simple" xlink:href="https://static.ukrinform.com/photos/2023_04/thumb_files/630_360_1682749934-847.jpg" text:style-name="Internet_20_link" text:visited-style-name="Visited_20_Internet_20_Link">
630_360_16827...</text:a>
"]</text:p>
      <text:p text:style-name="P4">
Tags: ['Футбол', "Прем'єр-ліга", 'Україна', 'Зоря', 'Чорноморець']</text:p>
      <text:p text:style-name="P4">
Type: Article</text:p>
      <!--METADATA-->
      <text:p text:style-name="P4">
<draw:frame draw:style-name="fr1" draw:name="Image110" text:anchor-type="as-char" svg:width="6.9236in" svg:height="3.956343in" draw:z-index="0">
<draw:image xlink:href="../Images/yкринформ/2023-04-29T14-54-00-03-00/630_360_1682749934-847.jpg" xlink:type="simple" xlink:show="embed" xlink:actuate="onLoad" draw:mime-type="image/jpeg"/>
</draw:frame>
 Футболістилуганської «Зорі» обіграли в суботу одеський «Чорноморець» (3:1) у поєдинку23-го туру чемпіонату України серед клубів Прем'єр-ліги.</text:p>
      <text:p text:style-name="P4">
М'ячі забили: Едуардо Герреро (16-та хвилина), Денис Антюх (34) та НазарійРусин (79) - у складі луганців; Віталій Єрмаков (44) - у «моряків», передаєУкрінформ.</text:p>
      <text:p text:style-name="P4">
У паралельній зустрічі закарпатський «Минай» зіграв унічию з харківським«Металістом 1925» - 1:1.</text:p>
      <text:p text:style-name="P4">
Гол: Вадим Вітенчук (72) - Микита Безуглий (52).</text:p>
      <text:p text:style-name="P4">
У ці хвилині триває гра між «Інгульцем» з Петрового та «Дніпром-1».</text:p>
      <text:p text:style-name="P4">
Сьогодні також проойдуть матчі львівського «Руха» та полтавської «Ворскли»,криворізького «Кривбаса» та «Олександрії» (15.00).</text:p>
      <text:p text:style-name="P4">
Результати попередніх зустрічей туру:</text:p>
      <text:p text:style-name="P4">
«Металіст» (Харків) - «Динамо» (Київ) - 1:3</text:p>
      <text:p text:style-name="P4">
«Верес» (Рівне) - «Львів» - 3:2</text:p>
      <text:p text:style-name="P4">
«Колос» (Ковалівка) - «Шахтар» (Донецьк) - 1:3.</text:p>
      <text:p text:style-name="P4">
<text:span text:style-name="T4">
Читайте також:</text:span>
 <text:a xlink:type="simple" xlink:href="https://www.ukrinform.ua/rubric-sports/3702334-zinoca-zbirna-ukraini-z-futbolu-peremogla-rumuniu-na-turniri-rozvitku-uefa.html" text:style-name="Internet_20_link" text:visited-style-name="Visited_20_Internet_20_Link">
 <text:span text:style-name="T4">
футбол</text:span>
 </text:a>
</text:p>
      <text:p text:style-name="P4">
Становище лідерів: «Шахтар» - 56 очок (після 23-х ігор), «Дніпро-1» - 49 (21),«Зоря» - 49 (23), «Динамо» - 44 (23), «Олександрія» - 34 (21), «Колос» - 30(23), «Ворскла» - 29 (22).</text:p>
      <text:p text:style-name="P4">
24-й тур УПЛ відбудеться 3-4 травня.</text:p>
      <text:p text:style-name="P4">
Фото: upl.ua.</text:p>
      <text:p text:style-name="P4">
Source: <text:a xlink:type="simple" xlink:href="https://www.ukrinform.ua/rubric-sports/3702494-zora-peremogla-cornomorec-u-cempionati-ukraini-z-futbolu.html" text:style-name="Internet_20_link" text:visited-style-name="Visited_20_Internet_20_Link">
https://www.ukrinform.ua/rubric-sports/3702494-zora-peremogla-cornomorec-u-cempionati-ukraini-z-futbolu.html</text:a>
</text:p>
      <!--NEWS-->
      <text:h text:style-name="P10" text:outline-level="1">
<text:span text:style-name="T4">
Литва передала Україні позашляховики Land Rover та сухпайки</text:span>
</text:h>
      <text:p text:style-name="P4">
Authors: Ukrinform (Person)</text:p>
      <text:p text:style-name="P4">
Publisher: Укринформ (Organization)</text:p>
      <text:p text:style-name="P4">
Published Time: 2023-04-29T14:59:00+03:00</text:p>
      <text:p text:style-name="P4">
Modified Time: 2023-04-29T14:59:00+03:00</text:p>
      <text:p text:style-name="P4">
Description: Литва передала Україні ще шість позашляховиків Land Rover та сухпайки для військових. — Укрінформ.</text:p>
      <text:p text:style-name="P4">
Images: ["<text:a xlink:type="simple" xlink:href="https://static.ukrinform.com/photos/2023_04/thumb_files/630_360_1682769308-939.jpeg" text:style-name="Internet_20_link" text:visited-style-name="Visited_20_Internet_20_Link">
630_360_16827...</text:a>
"]</text:p>
      <text:p text:style-name="P4">
Tags: ['Автомобіль', 'Литва', 'Україна', 'Land Rover', 'Війна з росією']</text:p>
      <text:p text:style-name="P4">
Type: Article</text:p>
      <!--METADATA-->
      <text:p text:style-name="P4">
<draw:frame draw:style-name="fr1" draw:name="Image111" text:anchor-type="as-char" svg:width="6.9236in" svg:height="3.956343in" draw:z-index="0">
<draw:image xlink:href="../Images/yкринформ/2023-04-29T14-59-00-03-00/630_360_1682769308-939.jpeg" xlink:type="simple" xlink:show="embed" xlink:actuate="onLoad" draw:mime-type="image/jpeg"/>
</draw:frame>
 Литвапередала Україні ще шість позашляховиків Land Rover та сухпайки длявійськових.</text:p>
      <text:p text:style-name="P4">
Про це повідомив міністр оборони Литви Арвідас Анушаускас у  <text:a xlink:type="simple" xlink:href="https://twitter.com/a_anusauskas/status/1652204325228216320" text:style-name="Internet_20_link" text:visited-style-name="Visited_20_Internet_20_Link">
</text:a>
 , передаєУкрінформ.</text:p>
      <text:p text:style-name="P4">
«Сьогодні вночі Збройні сили <text:a xlink:type="simple" xlink:href="https://www.ukrinform.ua/tag-litva" text:style-name="Internet_20_link" text:visited-style-name="Visited_20_Internet_20_Link">
 </text:a>
 доправилив Україну ще шість позашляховиків Land Rover та військових сухпайків. Все цепотрібне для підтримки мобільності», - написав Анушаускас, опублікувавши фотодопомоги.</text:p>
      <text:p text:style-name="P4">
<text:span text:style-name="T4">
Читайте також:</text:span>
 <text:a xlink:type="simple" xlink:href="https://www.ukrinform.ua/rubric-polytics/3699947-prezident-litvi-treba-znajti-mehanizmi-svidkoi-integracii-ukraini-v-nato.html" text:style-name="Internet_20_link" text:visited-style-name="Visited_20_Internet_20_Link">
 <text:span text:style-name="T4">
Литв</text:span>
 </text:a>
</text:p>
      <text:p text:style-name="P4">
Як повідомляв Укрінформ, раніше Анушаускас заявив, що обсяг наданої Українівійськової допомоги сягнув 454 млн євро, та запевнив у готовності Литвинадавати Києву підтримку до перемоги над росією.</text:p>
      <text:p text:style-name="P4">
Source: <text:a xlink:type="simple" xlink:href="https://www.ukrinform.ua/rubric-ato/3702498-litva-peredala-ukraini-pozaslahoviki-land-rover-ta-suhpajki.html" text:style-name="Internet_20_link" text:visited-style-name="Visited_20_Internet_20_Link">
https://www.ukrinform.ua/rubric-ato/3702498-litva-peredala-ukraini-pozaslahoviki-land-rover-ta-suhpajki.html</text:a>
</text:p>
      <!--NEWS-->
      <text:h text:style-name="P10" text:outline-level="1">
<text:span text:style-name="T4">
Зеленський відзначив нагородами 419 військовослужбовців, із них 105 - посмертно</text:span>
</text:h>
      <text:p text:style-name="P4">
Authors: Ukrinform (Person)</text:p>
      <text:p text:style-name="P4">
Publisher: Укринформ (Organization)</text:p>
      <text:p text:style-name="P4">
Published Time: 2023-04-29T15:07:00+03:00</text:p>
      <text:p text:style-name="P4">
Modified Time: 2023-04-29T15:07:00+03:00</text:p>
      <text:p text:style-name="P4">
Description: Президент Володимир Зеленський відзначив державними нагородами 419 захисників України, із яких 105 - посмертно. — Укрінформ.</text:p>
      <text:p text:style-name="P4">
Images: ["<text:a xlink:type="simple" xlink:href="https://static.ukrinform.com/photos/2022_09/thumb_files/630_360_1664353648-814.jpeg" text:style-name="Internet_20_link" text:visited-style-name="Visited_20_Internet_20_Link">
630_360_16643...</text:a>
"]</text:p>
      <text:p text:style-name="P4">
Tags: ['Нагорода', 'Зеленський', 'Війна з росією']</text:p>
      <text:p text:style-name="P4">
Type: Article</text:p>
      <!--METADATA-->
      <text:p text:style-name="P4">
<draw:frame draw:style-name="fr1" draw:name="Image112" text:anchor-type="as-char" svg:width="6.9236in" svg:height="3.956343in" draw:z-index="0">
<draw:image xlink:href="../Images/yкринформ/2023-04-29T15-07-00-03-00/630_360_1664353648-814.jpeg" xlink:type="simple" xlink:show="embed" xlink:actuate="onLoad" draw:mime-type="image/jpeg"/>
</draw:frame>
 ПрезидентВолодимир Зеленський відзначив державними нагородами 419 захисників України,із яких 105 - посмертно.</text:p>
      <text:p text:style-name="P4">
Як передає Укрінформ, відповідні укази <text:a xlink:type="simple" xlink:href="https://www.president.gov.ua/documents/2432023-46589" text:style-name="Internet_20_link" text:visited-style-name="Visited_20_Internet_20_Link">
</text:a>
 , <text:a xlink:type="simple" xlink:href="https://www.president.gov.ua/documents/2442023-46597" text:style-name="Internet_20_link" text:visited-style-name="Visited_20_Internet_20_Link">
</text:a>
 , <text:a xlink:type="simple" xlink:href="https://www.president.gov.ua/documents/2452023-46601" text:style-name="Internet_20_link" text:visited-style-name="Visited_20_Internet_20_Link">
</text:a>
 , <text:a xlink:type="simple" xlink:href="https://www.president.gov.ua/documents/2462023-46593" text:style-name="Internet_20_link" text:visited-style-name="Visited_20_Internet_20_Link">
</text:a>
 , <text:a xlink:type="simple" xlink:href="https://www.president.gov.ua/documents/2472023-46585" text:style-name="Internet_20_link" text:visited-style-name="Visited_20_Internet_20_Link">
</text:a>
 від 28 квітняопубліковані на сайті глави держави.</text:p>
      <text:p text:style-name="P4">
Нагороди присвоєно за особисту мужність, виявлену у захисті державногосуверенітету та територіальної цілісності України, самовіддане виконаннявійськового обов’язку.</text:p>
      <text:p text:style-name="P4">
<text:span text:style-name="T4">
Читайте також:</text:span>
 <text:a xlink:type="simple" xlink:href="https://www.ukrinform.ua/rubric-ato/3702274-komandiru-95i-brigadi-dsv-peredali-podaku-vid-zelenskogo.html" text:style-name="Internet_20_link" text:visited-style-name="Visited_20_Internet_20_Link">
 </text:a>
</text:p>
      <text:p text:style-name="P4">
Президент нагородив захисників орденами Богдана Хмельницького, ДанилаГалицького, "За мужність", медалями "За військову службу Україні", “Забездоганну службу” та "Захиснику Вітчизни".</text:p>
      <text:p text:style-name="P4">
Указом № 245/2023 Президент нагородив медаллю "Захиснику Вітчизни" та медалями“За працю і звитягу” шістьох наукових співробітників Харківськогонаціонального університету Повітряних Сил імені Івана Кожедуба.</text:p>
      <text:p text:style-name="P4">
<text:span text:style-name="T4">
Читайте також:</text:span>
 <text:a xlink:type="simple" xlink:href="https://www.ukrinform.ua/rubric-polytics/3700021-zelenskij-u-zitomiri-nagorodiv-ordenom-premerku-estonii.html" text:style-name="Internet_20_link" text:visited-style-name="Visited_20_Internet_20_Link">
 <text:span text:style-name="T4">
нагород</text:span>
 </text:a>
</text:p>
      <text:p text:style-name="P4">
Указом № 246/2023 Президент нагородив посмертно орденом "За мужність" тайванцяЦенга Шенг-Гуанга <text:a xlink:type="simple" xlink:href="https://www.ukrinform.ua/rubric-regions/3614282-u-lvovi-poprosalisa-z-urodzencem-tajvanu-akij-zaginuv-u-bou-za-ukrainu.html" text:style-name="Internet_20_link" text:visited-style-name="Visited_20_Internet_20_Link">
 </text:a>
 .</text:p>
      <text:p text:style-name="P4">
Як повідомляв Укрінформ, 28 квітня заступниця міністра оборони Ганна Малярпередала подяку Президента Володимира Зеленського 95-й бригаді Десантно-штурмових військ Збройних сил України..</text:p>
      <text:p text:style-name="P4">
Source: <text:a xlink:type="simple" xlink:href="https://www.ukrinform.ua/rubric-ato/3702499-zelenskij-vidznaciv-nagorodami-419-vijskovosluzbovciv-iz-nih-105-posmertno.html" text:style-name="Internet_20_link" text:visited-style-name="Visited_20_Internet_20_Link">
https://www.ukrinform.ua/rubric-ato/3702499-zelenskij-vidznaciv-nagorodami-419-vijskovosluzbovciv-iz-nih-105-posmertno.html</text:a>
</text:p>
      <!--NEWS-->
      <text:h text:style-name="P10" text:outline-level="1">
<text:span text:style-name="T4">
Воротар юнацької команди «Шахтаря» приєднався до лав ЗСУ</text:span>
</text:h>
      <text:p text:style-name="P4">
Authors: Ukrinform (Person)</text:p>
      <text:p text:style-name="P4">
Publisher: Укринформ (Organization)</text:p>
      <text:p text:style-name="P4">
Published Time: 2023-04-29T15:10:43+03:00</text:p>
      <text:p text:style-name="P4">
Modified Time: 2023-04-29T15:10:43+03:00</text:p>
      <text:p text:style-name="P4">
Description: Володимир Сегеда – уродженець Луганська. — Укрінформ.</text:p>
      <text:p text:style-name="P4">
Images: ["<text:a xlink:type="simple" xlink:href="https://static.ukrinform.com/photos/2023_04/thumb_files/630_360_1682770099-148.jpg" text:style-name="Internet_20_link" text:visited-style-name="Visited_20_Internet_20_Link">
630_360_16827...</text:a>
"]</text:p>
      <text:p text:style-name="P4">
Tags: ['Футбол', 'ЗСУ', 'Шахтар']</text:p>
      <text:p text:style-name="P4">
Type: Article</text:p>
      <!--METADATA-->
      <text:p text:style-name="P4">
<draw:frame draw:style-name="fr1" draw:name="Image113" text:anchor-type="as-char" svg:width="6.9236in" svg:height="3.956343in" draw:z-index="0">
<draw:image xlink:href="../Images/yкринформ/2023-04-29T15-10-43-03-00/630_360_1682770099-148.jpg" xlink:type="simple" xlink:show="embed" xlink:actuate="onLoad" draw:mime-type="image/jpeg"/>
</draw:frame>
 ВолодимирСегеда – уродженець Луганська.</text:p>
      <text:p text:style-name="P4">
Воротар юнацької команди «Шахтаря» Володимир Сегеда призупинив кар'єру тавступив до лав Збройних сил України, <text:a xlink:type="simple" xlink:href="https://terrikon.com/uk/posts/437463" text:style-name="Internet_20_link" text:visited-style-name="Visited_20_Internet_20_Link">
 </text:a>
«Терикон», передає Укрінформ.</text:p>
      <text:p text:style-name="P4">
Сегеда залучався до матчів команди «Гірників» U19 у чемпіонаті України. Відпочатку повномасштабного російського вторгнення Володимира з партнерами булоевакуйовано до Хорватії.</text:p>
      <text:p text:style-name="P4">
Голкіпер розповідає, що свідомо вирішив повернутися з-за кордону, абиприєднатися до війська.</text:p>
      <text:p text:style-name="P4">
«Довго думав і ухвалив для себе рішення повернутися до України. Не можу простотак сидіти, коли у моїй країні йде війна. Ніколи не думав про те, щоб стативійськовим. Але зараз цього потребує моя Батьківщина. Грати у футбол — мріявсього мого життя, я від неї не відмовляюся. Після Перемоги хотів биповернутися у футбол», - пояснює Сегеда.</text:p>
      <text:p text:style-name="P4">
У сезоні 2021/22 Сегеда залучався до чотирьох матчів «Шахтаря» U19 учемпіонаті України, які провів у запасі.</text:p>
      <text:p text:style-name="P4">
<text:span text:style-name="T4">
Читайте також:</text:span>
 <text:a xlink:type="simple" xlink:href="https://www.ukrinform.ua/rubric-sports/3702102-sahtar-zdijsniv-kambek-i-peremig-kolos-v-upl.html" text:style-name="Internet_20_link" text:visited-style-name="Visited_20_Internet_20_Link">
 <text:span text:style-name="T4">
Шахтар</text:span>
 </text:a>
</text:p>
      <text:p text:style-name="P4">
Як повідомляв Укрінформ, у поєдинку 23-го туру УПЛ «Шахтар» переміг «Колос» -3:1.</text:p>
      <text:p text:style-name="P4">
Фото: shakhtar.com</text:p>
      <text:p text:style-name="P4">
Source: <text:a xlink:type="simple" xlink:href="https://www.ukrinform.ua/rubric-sports/3702501-vorotar-unackoi-komandi-sahtara-priednavsa-do-lav-zsu.html" text:style-name="Internet_20_link" text:visited-style-name="Visited_20_Internet_20_Link">
https://www.ukrinform.ua/rubric-sports/3702501-vorotar-unackoi-komandi-sahtara-priednavsa-do-lav-zsu.html</text:a>
</text:p>
      <!--NEWS-->
      <text:h text:style-name="P10" text:outline-level="1">
<text:span text:style-name="T4">
У Варшаві вилучають у власність держави будівлю школи при посольстві рф</text:span>
</text:h>
      <text:p text:style-name="P4">
Authors: Ukrinform (Person)</text:p>
      <text:p text:style-name="P4">
Publisher: Укринформ (Organization)</text:p>
      <text:p text:style-name="P4">
Published Time: 2023-04-29T15:11:55+03:00</text:p>
      <text:p text:style-name="P4">
Modified Time: 2023-04-29T15:11:55+03:00</text:p>
      <text:p text:style-name="P4">
Description: Мерія Варшави разом з поліцією в суботу здійснюють процедуру взяття на баланс міста будівлі, в якій розміщується російська школа при посольстві рф у Польщі.  — Укрінформ.</text:p>
      <text:p text:style-name="P4">
Images: ["<text:a xlink:type="simple" xlink:href="https://static.ukrinform.com/photos/2023_04/thumb_files/630_360_1682769915-890.jpg" text:style-name="Internet_20_link" text:visited-style-name="Visited_20_Internet_20_Link">
630_360_16827...</text:a>
"]</text:p>
      <text:p text:style-name="P4">
Tags: ['Польща', 'Посольство', 'Школа', 'Варшава', 'росія']</text:p>
      <text:p text:style-name="P4">
Type: Article</text:p>
      <!--METADATA-->
      <text:p text:style-name="P4">
<draw:frame draw:style-name="fr1" draw:name="Image114" text:anchor-type="as-char" svg:width="6.9236in" svg:height="3.956343in" draw:z-index="0">
<draw:image xlink:href="../Images/yкринформ/2023-04-29T15-11-55-03-00/630_360_1682769915-890.jpg" xlink:type="simple" xlink:show="embed" xlink:actuate="onLoad" draw:mime-type="image/jpeg"/>
</draw:frame>
 МеріяВаршави разом з поліцією в суботу здійснюють процедуру взяття на баланс містабудівлі, в якій розміщується російська школа при посольстві рф у Польщі.</text:p>
      <text:p text:style-name="P4">
Як повідомляє  <text:a xlink:type="simple" xlink:href="https://www.tvp.info/69526600/warszawa-miasto-przejmuje-szkole-srednia-przy-ambasadzie-rosji" text:style-name="Internet_20_link" text:visited-style-name="Visited_20_Internet_20_Link">
 </text:a>
 , представники поліції попри протестиросіян дали працівникам та охоронцям школи час до 19 години, аби вони залишилибудівлю, передає Укрінформ.</text:p>
      <text:p text:style-name="P4">
За інформацією польського видання, зранку триває процедура взяття на балансміста будівлі на вул. Келецькій, 45, де розміщена російська школа. Поліціязаблокувала вхід на подвір’я, працівники мерії здійснюють опис майна зовні.Те, що міська влада бере на баланс приміщення за цією адресою, підтвердиввиданню речник МЗС Лукаш Ясіна.</text:p>
      <text:p text:style-name="P4">
Свій протест з цього приводу вже висловило російське МЗС. Зокрема, посол рф у<text:a xlink:type="simple" xlink:href="https://www.ukrinform.ua/tag-polsa" text:style-name="Internet_20_link" text:visited-style-name="Visited_20_Internet_20_Link">
 </text:a>
 Сергій Андрєєв у коментарі російськимЗМІ назвав ці дії "незаконними" і пообіцяв відповідь з боку москви, неуточнивши, однак, яку саме. Він стверджує, що дії Польщі суперечать Віденськійконвенції, і російська сторона опротестовуватиме це рішення.</text:p>
      <text:p text:style-name="P4">
За словами дипломата, навчальний рік у цій школі завершиться. Ймовірно,матеріальну базу закладу перенесуть на територію посольства рф у Варшаві.</text:p>
      <text:p text:style-name="P4">
<text:span text:style-name="T4">
Читайте також:</text:span>
 <text:a xlink:type="simple" xlink:href="https://www.ukrinform.ua/rubric-world/3697822-u-finlandii-zaarestuvali-zemlu-ta-neruhomist-rosijskogo-centru-nauki-i-kulturi-zmi.html" text:style-name="Internet_20_link" text:visited-style-name="Visited_20_Internet_20_Link">
 </text:a>
</text:p>
      <text:p text:style-name="P4">
Вирок суду про передачу у власність Варшави будівлі, де розташована російськашкола, був ухвалений у 2016 році. Однак російська сторона його проігнорувала.</text:p>
      <text:p text:style-name="P4">
В березні 2022 року МЗС Польщі заявило, що рекомендуватиме органам владирозпочати процедуру взяття на баланс держави двох приміщень у Варшаві, якимиволодіє росія, але які не використовуються з дипломатичною і консульськоюметою. Одним з цих об'єктів є будівля, де розміщується російська школа. Іншийбудинок, на вул. Собеській, 100, влада Варшави вже взяла на баланс у квітніминулого року.</text:p>
      <text:p text:style-name="P4">
Школа при посольстві рф, в якій навчалися переважно діти російських дипломатівта дипломатів з країн пострадянського простору, функціонувала у Варшаві з 1953року.</text:p>
      <text:p text:style-name="P4">
_ Фото: Ł. Zaranek  _</text:p>
      <text:p text:style-name="P4">
Source: <text:a xlink:type="simple" xlink:href="https://www.ukrinform.ua/rubric-world/3702503-u-varsavi-vilucaut-u-vlasnist-derzavi-budivlu-skoli-pri-posolstvi-rf.html" text:style-name="Internet_20_link" text:visited-style-name="Visited_20_Internet_20_Link">
https://www.ukrinform.ua/rubric-world/3702503-u-varsavi-vilucaut-u-vlasnist-derzavi-budivlu-skoli-pri-posolstvi-rf.html</text:a>
</text:p>
      <!--NEWS-->
      <text:h text:style-name="P10" text:outline-level="1">
<text:span text:style-name="T4">
Проведення ЕХРО-2030 в Одесі може стати символом перемоги - ОДА</text:span>
</text:h>
      <text:p text:style-name="P4">
Authors: Ukrinform (Person)</text:p>
      <text:p text:style-name="P4">
Publisher: Укринформ (Organization)</text:p>
      <text:p text:style-name="P4">
Published Time: 2023-04-29T15:14:00+03:00</text:p>
      <text:p text:style-name="P4">
Modified Time: 2023-04-29T15:14:00+03:00</text:p>
      <text:p text:style-name="P4">
Description: Проведення Всесвітньої виставки ЕХРО-2030 в Одесі могло б стати символом перемоги, яку разом із Україною відзначатиме вся світова спільнота. — Укрінформ.</text:p>
      <text:p text:style-name="P4">
Images: ["<text:a xlink:type="simple" xlink:href="https://static.ukrinform.com/photos/2023_04/thumb_files/630_360_1682772206-520.jpg" text:style-name="Internet_20_link" text:visited-style-name="Visited_20_Internet_20_Link">
630_360_16827...</text:a>
"]</text:p>
      <text:p text:style-name="P4">
Tags: ['Одеса', 'Україна', 'Виставка']</text:p>
      <text:p text:style-name="P4">
Type: Article</text:p>
      <!--METADATA-->
      <text:p text:style-name="P4">
<draw:frame draw:style-name="fr1" draw:name="Image115" text:anchor-type="as-char" svg:width="6.9236in" svg:height="3.956343in" draw:z-index="0">
<draw:image xlink:href="../Images/yкринформ/2023-04-29T15-14-00-03-00/630_360_1682772206-520.jpg" xlink:type="simple" xlink:show="embed" xlink:actuate="onLoad" draw:mime-type="image/jpeg"/>
</draw:frame>
 ПроведенняВсесвітньої виставки ЕХРО-2030 в Одесі могло б стати символом перемоги, якуразом із Україною відзначатиме вся світова спільнота.</text:p>
      <text:p text:style-name="P4">
Про це під час Форуму відновлення Одещини «Безпека. Інтеграція. Потенціал»заявив заступник голови Одеської ОДА Роман Григоришин, передає кореспондентУкрінформу.</text:p>
      <text:p text:style-name="P4">
«На сьогодні ми на фінішній прямій, залишилося кілька місяців до прийняттярішення. Вся дипломатична машина України сьогодні, у тому числі працює наОдесу, і це вже перемога. Кожен посол нашої країни за кордоном отримавзавдання пропрацювати це питання з урядом. Одеса прозвучала у щорічнихзверненнях лідерів світових країн. Ми фактично є фаворитами та за оцінками МЗСподіляємо з Саудівською Аравією першу та другу сходинки», - сказав Григоришин.</text:p>
      <text:p text:style-name="P4">
<text:span text:style-name="T4">
Читайте також:</text:span>
 <text:a xlink:type="simple" xlink:href="https://www.ukrinform.ua/rubric-regions/3702450-truhanov-rozpoviv-akim-cinom-mozna-rozvazati-problemu-energopostacanna-odesi.html" text:style-name="Internet_20_link" text:visited-style-name="Visited_20_Internet_20_Link">
 </text:a>
</text:p>
      <text:p text:style-name="P4">
Він наголосив, що проведення ЕХРО-2030 для Одеси є нагодою стати найбільшимIT-хабом у Східній Європі.</text:p>
      <text:p text:style-name="P4">
«Це можливість отримати найбільший в Україні виставковий майданчик, новісполучення залізницею та небом, розкрити справжній туристичний потенціалміста, а на місці занедбаних полів зрошення побудувати екопарк», - сказавпосадовець.</text:p>
      <text:p text:style-name="P4">
За його словами, одне з найвідоміших архітектурних бюро Zaha Hadid Architectsподарувало Україні архітектурний концепт виставки.</text:p>
      <text:p text:style-name="P4">
<text:span text:style-name="T4">
Читайте також:</text:span>
 <text:a xlink:type="simple" xlink:href="https://www.ukrinform.ua/rubric-economy/3702222-mzs-islandii-odesa-priklad-togo-ak-bezpeka-odnogo-mista-moze-vplivati-na-ves-svit.html" text:style-name="Internet_20_link" text:visited-style-name="Visited_20_Internet_20_Link">
 <text:span text:style-name="T4">
Одес</text:span>
 </text:a>
</text:p>
      <text:p text:style-name="P4">
«За 6 днів до війни ми отримали від них комерційну пропозицію, яка оцінювалаїхню роботу в 1,7 млн євро. Коли почалася війна, звісно, нам було не до досьє.Але рівно рік тому мені подзвонила Мануела Гатто, директор Zaha HadidArchitects, і сказала, що їхня команда дуже глибоко поважає український народ,вони вражені нашою незламністю та хочуть бути разом із нами та разомперемогти”, - розповів Григоришин.</text:p>
      <text:p text:style-name="P4">
Він додав, що більшість міжнародних партнерів погоджуються, що ЕХРО-2030 вОдесі може стати символом перемоги, на святкування якої приїде весьцивілізований світ.</text:p>
      <text:p text:style-name="P4">
Разом з Одесою за право приймати ЕХРО-2030 змагаються Рим (Італія), Ер-Ріяд(Королівство Саудівської Аравії) та Пусан (Республіка Корея). росія, яка тежпретендувала на проведення виставки, відкликала свою заявку.</text:p>
      <text:p text:style-name="P4">
За умовою, виставки можуть відбуватися в одному регіоні світу не частіше ніжраз на 15 років. А, як відомо, у 2015 році виставку проводили в Італії(Мілан), у 2020-му – в Дубаї (ОАЕ), в 2025 році вона відбудеться в Осаці(Японія).</text:p>
      <text:p text:style-name="P4">
Рішення, яке визначить переможця, буде ухвалено на 173-ій Генеральній асамблеїМБВ у листопаді 2023 року.</text:p>
      <text:p text:style-name="P4">
Як повідомлялося, перший віцепрем'єр-міністр — міністр економіки ЮліяСвириденко заявляла, що Україна може гарантувати високий рівень ЕХРО-2030.</text:p>
      <text:p text:style-name="P4">
Фото: Alex Levitsky</text:p>
      <text:p text:style-name="P4">
Source: <text:a xlink:type="simple" xlink:href="https://www.ukrinform.ua/rubric-regions/3702504-provedenna-ehro2030-v-odesi-moze-stati-simvolom-peremogi-oda.html" text:style-name="Internet_20_link" text:visited-style-name="Visited_20_Internet_20_Link">
https://www.ukrinform.ua/rubric-regions/3702504-provedenna-ehro2030-v-odesi-moze-stati-simvolom-peremogi-oda.html</text:a>
</text:p>
      <!--NEWS-->
      <text:h text:style-name="P10" text:outline-level="1">
<text:span text:style-name="T4">
Комісія МКІП обстежила 11 із 79 корпусів на території Києво-Печерської лаври</text:span>
</text:h>
      <text:p text:style-name="P4">
Authors: Ukrinform (Person)</text:p>
      <text:p text:style-name="P4">
Publisher: Укринформ (Organization)</text:p>
      <text:p text:style-name="P4">
Published Time: 2023-04-29T15:20:24+03:00</text:p>
      <text:p text:style-name="P4">
Modified Time: 2023-04-29T15:20:24+03:00</text:p>
      <text:p text:style-name="P4">
Description: Комісія з приймання-передачі державного майна Національного заповідника «Києво-Печерська лавра» обстежила 11 із 79 об’єктів. На понеділок, 1 травня, заплановано огляд ще 10 споруд. — Укрінформ.</text:p>
      <text:p text:style-name="P4">
Images: ["<text:a xlink:type="simple" xlink:href="https://static.ukrinform.com/photos/2023_03/thumb_files/630_360_1677825304-294.jpg" text:style-name="Internet_20_link" text:visited-style-name="Visited_20_Internet_20_Link">
630_360_16778...</text:a>
"]</text:p>
      <text:p text:style-name="P4">
Tags: ['Обшук', 'Київська Лавра', 'Майно', 'МКІП ', 'Єдині новини']</text:p>
      <text:p text:style-name="P4">
Type: Article</text:p>
      <!--METADATA-->
      <text:p text:style-name="P4">
<draw:frame draw:style-name="fr1" draw:name="Image116" text:anchor-type="as-char" svg:width="6.9236in" svg:height="3.956343in" draw:z-index="0">
<draw:image xlink:href="../Images/yкринформ/2023-04-29T15-20-24-03-00/630_360_1677825304-294.jpg" xlink:type="simple" xlink:show="embed" xlink:actuate="onLoad" draw:mime-type="image/jpeg"/>
</draw:frame>
 Комісія зприймання-передачі державного майна Національного заповідника «Києво-Печерськалавра» обстежила 11 із 79 об’єктів. На понеділок, 1 травня, заплановано оглядще 10 споруд.</text:p>
      <text:p text:style-name="P4">
Про це повідомила голова комісії Мар’яна Томин в ефірі телемарафону «Єдиніновини», передає кореспондент Укрінформу.</text:p>
      <text:p text:style-name="P4">
«У нас непочатий край роботи, тому що із 79 об’єктів нам зараз вдалосяобстежити 11, але останні п’ять ішли таким темпом, який передбачає хоча бнормальну фіксацію і зменшення психологічного навантаження на ці процеси», -зазначила вона.</text:p>
      <text:p text:style-name="P4">
Так, за її словами, впродовж останнього тижня вдалося провести обстеження вповноцінному режимі п’яти корпусів – 43-го (келії місцевого значення), 48-го(пам'ятка національного значення, Теплий храм), а також 54, 56 і 57 корпусів,два з яких є пам'ятками місцевого значення і один є пам'яткою національногозначення.</text:p>
      <text:p text:style-name="P4">
<text:span text:style-name="T4">
Читайте також:</text:span>
 <text:a xlink:type="simple" xlink:href="https://www.ukrinform.ua/rubric-society/3699269-komisia-mkip-viavila-organizacii-aki-divnim-cinom-otrimali-v-upravlinna-primisenna-v-lavri.html" text:style-name="Internet_20_link" text:visited-style-name="Visited_20_Internet_20_Link">
 <text:span text:style-name="T4">
Лавр</text:span>
 </text:a>
</text:p>
      <text:p text:style-name="P4">
Водночас Томин поінформувала, що з понеділка комісія хоче максимальноінтенсифікувати діяльність, до обстеження заплановано 10 об’єктів.</text:p>
      <text:p text:style-name="P4">
Як повідомляв Укрінформ, Національний заповідник "Києво-Печерська лавра"оголосив про розірвання договору про оренду з <text:a xlink:type="simple" xlink:href="https://www.ukrinform.ua/tag-upc-mp" text:style-name="Internet_20_link" text:visited-style-name="Visited_20_Internet_20_Link">
</text:a>
 московського патріархату з 29 березня2023 року, проте тривалий час невідомі особи зачиняли приміщення Лавризсередини та перешкоджали початку діяльності комісії з інвентаризації майна.</text:p>
      <text:p text:style-name="P4">
Source: <text:a xlink:type="simple" xlink:href="https://www.ukrinform.ua/rubric-society/3702506-komisia-mkip-obstezila-11-iz-79-korpusiv-na-teritorii-kievopecerskoi-lavri.html" text:style-name="Internet_20_link" text:visited-style-name="Visited_20_Internet_20_Link">
https://www.ukrinform.ua/rubric-society/3702506-komisia-mkip-obstezila-11-iz-79-korpusiv-na-teritorii-kievopecerskoi-lavri.html</text:a>
</text:p>
      <!--NEWS-->
      <text:h text:style-name="P10" text:outline-level="1">
<text:span text:style-name="T4">
У Харківській області чоловік підірвався на вибуховому пристрої</text:span>
</text:h>
      <text:p text:style-name="P4">
Authors: Ukrinform (Person)</text:p>
      <text:p text:style-name="P4">
Publisher: Укринформ (Organization)</text:p>
      <text:p text:style-name="P4">
Published Time: 2023-04-29T15:30:11+03:00</text:p>
      <text:p text:style-name="P4">
Modified Time: 2023-04-29T15:30:11+03:00</text:p>
      <text:p text:style-name="P4">
Description: У селі Вірнопілля Ізюмського району Харківської області чоловік підірвався на невідомому вибуховому пристрої, перебуваючи на власному подвір’ї. — Укрінформ.</text:p>
      <text:p text:style-name="P4">
Images: ["<text:a xlink:type="simple" xlink:href="https://static.ukrinform.com/photos/2023_03/thumb_files/630_360_1679835922-775.jpg" text:style-name="Internet_20_link" text:visited-style-name="Visited_20_Internet_20_Link">
630_360_16798...</text:a>
"]</text:p>
      <text:p text:style-name="P4">
Tags: ['Вибух', 'Вибухівка', 'Харківщина']</text:p>
      <text:p text:style-name="P4">
Type: Article</text:p>
      <!--METADATA-->
      <text:p text:style-name="P4">
<draw:frame draw:style-name="fr1" draw:name="Image117" text:anchor-type="as-char" svg:width="6.9236in" svg:height="3.956343in" draw:z-index="0">
<draw:image xlink:href="../Images/yкринформ/2023-04-29T15-30-11-03-00/630_360_1679835922-775.jpg" xlink:type="simple" xlink:show="embed" xlink:actuate="onLoad" draw:mime-type="image/jpeg"/>
</draw:frame>
 У селіВірнопілля Ізюмського району Харківської області чоловік підірвався наневідомому вибуховому пристрої, перебуваючи на власному подвір’ї.</text:p>
      <text:p text:style-name="P4">
Як передає Укрінформ, про це голова Харківської обласної військовоїадміністрації Олег Синєгубов повідомив у <text:a xlink:type="simple" xlink:href="https://t.me/synegubov/6072" text:style-name="Internet_20_link" text:visited-style-name="Visited_20_Internet_20_Link">
 </text:a>
</text:p>
      <text:p text:style-name="P4">
“Сьогодні у с. Вірнопілля Ізюмського району у власному подвір‘ї на невідомому<text:a xlink:type="simple" xlink:href="https://www.ukrinform.ua/tag-vibuhivka" text:style-name="Internet_20_link" text:visited-style-name="Visited_20_Internet_20_Link">
 </text:a>
 пристрої підірвався 30-річнийчоловік. Госпіталізований у стані середньої тяжкості”, - йдеться уповідомленні.</text:p>
      <text:p text:style-name="P4">
<text:span text:style-name="T4">
Читайте також:</text:span>
 <text:a xlink:type="simple" xlink:href="https://www.ukrinform.ua/rubric-regions/3699357-na-mikolaivsini-gribnik-pidirvavsa-na-mini.html" text:style-name="Internet_20_link" text:visited-style-name="Visited_20_Internet_20_Link">
 <text:span text:style-name="T4">
підірвав</text:span>
 </text:a>
</text:p>
      <text:p text:style-name="P4">
Як повідомляв Укрінформ, на Херсонщині у селі Давидів Брід на вибуховихпристроях підірвалися двоє місцевих жителів – один загинув, інший отримавпоранення.</text:p>
      <text:p text:style-name="P4">
<text:span text:style-name="T5">
Фото ілюстративне</text:span>
</text:p>
      <text:p text:style-name="P4">
Source: <text:a xlink:type="simple" xlink:href="https://www.ukrinform.ua/rubric-regions/3702510-u-harkivskij-oblasti-colovik-pidirvavsa-na-vibuhovomu-pristroi.html" text:style-name="Internet_20_link" text:visited-style-name="Visited_20_Internet_20_Link">
https://www.ukrinform.ua/rubric-regions/3702510-u-harkivskij-oblasti-colovik-pidirvavsa-na-vibuhovomu-pristroi.html</text:a>
</text:p>
      <!--NEWS-->
      <text:h text:style-name="P10" text:outline-level="1">
<text:span text:style-name="T4">
Повоєнна відбудова має здійснюватися за оновленими будівельними стандартами - Шуляк</text:span>
</text:h>
      <text:p text:style-name="P4">
Authors: Ukrinform (Person)</text:p>
      <text:p text:style-name="P4">
Publisher: Укринформ (Organization)</text:p>
      <text:p text:style-name="P4">
Published Time: 2023-04-29T15:31:01+03:00</text:p>
      <text:p text:style-name="P4">
Modified Time: 2023-04-29T15:31:01+03:00</text:p>
      <text:p text:style-name="P4">
Description: Майбутня відбудова громад передбачає посилення заходів цивільного захисту й енергоефективності будівель, сертифікацію будматеріалів й урахування принципів безбар’єрності. — Укрінформ.</text:p>
      <text:p text:style-name="P4">
Images: ["<text:a xlink:type="simple" xlink:href="https://static.ukrinform.com/photos/2023_03/thumb_files/630_360_1678454132-495.jpg" text:style-name="Internet_20_link" text:visited-style-name="Visited_20_Internet_20_Link">
630_360_16784...</text:a>
"]</text:p>
      <text:p text:style-name="P4">
Tags: ['Україна', 'Шуляк', 'Відбудова']</text:p>
      <text:p text:style-name="P4">
Type: Article</text:p>
      <!--METADATA-->
      <text:p text:style-name="P4">
<draw:frame draw:style-name="fr1" draw:name="Image118" text:anchor-type="as-char" svg:width="6.9236in" svg:height="3.956343in" draw:z-index="0">
<draw:image xlink:href="../Images/yкринформ/2023-04-29T15-31-01-03-00/630_360_1678454132-495.jpg" xlink:type="simple" xlink:show="embed" xlink:actuate="onLoad" draw:mime-type="image/jpeg"/>
</draw:frame>
 Майбутнявідбудова громад передбачає посилення заходів цивільного захисту йенергоефективності будівель, сертифікацію будматеріалів й урахування принципівбезбар’єрності.</text:p>
      <text:p text:style-name="P4">
На цьому наголосила голова Комітету з питань організації державної влади,місцевого самоврядування, регіонального розвитку та містобудування Олена Шулякпід час Форуму відновлення Одещини «Безпека. Інтеграція. Потенціал», передаєкореспондент Укрінформу.</text:p>
      <text:p text:style-name="P4">
«Ми переходимо до того, що нам потрібно переглянути всі стандарти, коливідбудовуватимемо міста та населені пункти», - сказала вона.</text:p>
      <text:p text:style-name="P4">
<text:span text:style-name="T4">
Читайте також:</text:span>
 <text:a xlink:type="simple" xlink:href="https://www.ukrinform.ua/rubric-vidbudova/3702465-prezident-cehii-obgovorue-na-dnipropetrovsini-pitanna-vidbudovi.html" text:style-name="Internet_20_link" text:visited-style-name="Visited_20_Internet_20_Link">
 <text:span text:style-name="T4">
відбудов</text:span>
 </text:a>
</text:p>
      <text:p text:style-name="P4">
За словами Шуляк, чинна система цивільного захисту не захищає громадян на100%. Відповідно, мають оновитися інженерно-технічні заходи у містобудівній тапроєктній документації, а також розроблятиметься мережа сучасних бомбосховищ.</text:p>
      <text:p text:style-name="P4">
«Зараз ми змінюємо всю систему цивільного захисту – те, як маютьулаштовуватися бомбосховища та будуватися укриття, як можливо використовуватиспоруди подвійного призначення, зокрема паркінги. Разом із Міністерствомвідновлення ми переглядаємо і будівельні норми, підходи до містопланування,рекомендації ДСНС та інших служб», - сказала Шуляк.</text:p>
      <text:p text:style-name="P4">
Другим стандартом відбудови, за її словами, є енергоефективність будівель, якаполягає в реалізації стратегії термоізоляції споруд до 2050 року.</text:p>
      <text:p text:style-name="P4">
<text:span text:style-name="T4">
Читайте також:</text:span>
 <text:a xlink:type="simple" xlink:href="https://www.ukrinform.ua/rubric-vidbudova/3702322-do-vidbudovi-ukraini-gotovi-dolucitisa-72-molodi.html" text:style-name="Internet_20_link" text:visited-style-name="Visited_20_Internet_20_Link">
 <text:span text:style-name="T4">
відбудо</text:span>
 </text:a>
</text:p>
      <text:p text:style-name="P4">
«Верховна Рада нещодавно ухвалила євроінтеграційний закон, який запроваджуємінімальні вимоги до енергоефективності будівель. Ми пережили складну зиму ірозуміємо, що енергетичний терор з боку росії буде продовжуватися, тому ми неможемо дозволити собі неефективно використовувати ресурси», - підкреслиладепутат.</text:p>
      <text:p text:style-name="P4">
Також вона зауважила, що розроблятимуться якісні будівельні матеріали, згідноз європейськими стандартами. Водночас впроваджуватимуться системи оцінкистабільності показників продукції для будівництва.</text:p>
      <text:p text:style-name="P4">
«Ми буквально перед війною ухвалили Регламент Європейського Союзу № 305 проте, щоб Україна виготовляла та декларувала показники будівельної продукції застандартами ЄС, і з 1 січня 2023 року він мав запрацювати в Україні. На жаль,через повномасштабне вторгнення ми відтермінували його до 2025 року. Маємовирішити низку організаційних питань, зокрема, організувати мережулабораторій, де будуть визначати моменти, пов’язані з декларуванням показниківпродукції. Але це наш шанс, аби наша продукція вільно переміщалася до ЄС», -зауважила Шуляк.</text:p>
      <text:p text:style-name="P4">
<text:span text:style-name="T4">
Читайте також:</text:span>
 <text:a xlink:type="simple" xlink:href="https://www.ukrinform.ua/rubric-society/3701728-vnaslidok-agresii-rf-zrujnovano-abo-poskodzeno-zitlo-25-miljona-ukrainciv-veresuk.html" text:style-name="Internet_20_link" text:visited-style-name="Visited_20_Internet_20_Link">
 </text:a>
</text:p>
      <text:p text:style-name="P4">
Голова комітету наголосила, що відновлення громад має проходити з урахуваннямпринципів безбар'єрності, які наразі впроваджуються під патронатом першої ледіУкраїни Олени Зеленської.</text:p>
      <text:p text:style-name="P4">
Форум відновлення Одещини «Безпека. Інтеграція. Потенціал» є першим масштабнимзаходом на півдні України з відновлення, відбудови, стратегії післявоєнногорозвитку регіону. На форумі були присутні міністри закордонних справ з Латвії,Данії, Естонії, Ісландії, Литви, Норвегії та Швеції, а також українськіполітики й експерти.</text:p>
      <text:p text:style-name="P4">
Source: <text:a xlink:type="simple" xlink:href="https://www.ukrinform.ua/rubric-vidbudova/3702511-povoenna-vidbudova-mae-zdijsnuvatisa-za-onovlenimi-budivelnimi-standartami-sulak.html" text:style-name="Internet_20_link" text:visited-style-name="Visited_20_Internet_20_Link">
https://www.ukrinform.ua/rubric-vidbudova/3702511-povoenna-vidbudova-mae-zdijsnuvatisa-za-onovlenimi-budivelnimi-standartami-sulak.html</text:a>
</text:p>
      <!--NEWS-->
      <text:h text:style-name="P10" text:outline-level="1">
<text:span text:style-name="T4">
Посол України у Німеччині закликав Берлін до нових поставок зброї</text:span>
</text:h>
      <text:p text:style-name="P4">
Authors: Ukrinform (Person)</text:p>
      <text:p text:style-name="P4">
Publisher: Укринформ (Organization)</text:p>
      <text:p text:style-name="P4">
Published Time: 2023-04-29T15:34:00+03:00</text:p>
      <text:p text:style-name="P4">
Modified Time: 2023-04-29T15:34:00+03:00</text:p>
      <text:p text:style-name="P4">
Description: Посол України в Німеччині Олексій Макеєв закликав Берлін до подальшого постачання озброєнь Києву на тлі очікуваного контрнаступу українських військ. — Укрінформ.</text:p>
      <text:p text:style-name="P4">
Images: ["<text:a xlink:type="simple" xlink:href="https://static.ukrinform.com/photos/2022_12/thumb_files/630_360_1670229066-306.jpg" text:style-name="Internet_20_link" text:visited-style-name="Visited_20_Internet_20_Link">
630_360_16702...</text:a>
"]</text:p>
      <text:p text:style-name="P4">
Tags: ['Німеччина', 'Посол', 'Зброя']</text:p>
      <text:p text:style-name="P4">
Type: Article</text:p>
      <!--METADATA-->
      <text:p text:style-name="P4">
<draw:frame draw:style-name="fr1" draw:name="Image119" text:anchor-type="as-char" svg:width="6.9236in" svg:height="3.956343in" draw:z-index="0">
<draw:image xlink:href="../Images/yкринформ/2023-04-29T15-34-00-03-00/630_360_1670229066-306.jpg" xlink:type="simple" xlink:show="embed" xlink:actuate="onLoad" draw:mime-type="image/jpeg"/>
</draw:frame>
 ПосолУкраїни в Німеччині Олексій Макеєв закликав Берлін до подальшого постачанняозброєнь Києву на тлі очікуваного контрнаступу українських військ.</text:p>
      <text:p text:style-name="P4">
Про це повідомляє <text:a xlink:type="simple" xlink:href="https://www.dw.com/ru/posol-ukrainy-prizval-frg-k-novym-postavkam-oruzia-dla-kontrnastuplenia/a-65469691" text:style-name="Internet_20_link" text:visited-style-name="Visited_20_Internet_20_Link">
 </text:a>
 , повідомляє Укрінформ.</text:p>
      <text:p text:style-name="P4">
"Найбільше потрібні зенітні комплекси, такі як IRIS-T SLM, Patriot та Gepard",- заявив український посол виданням медіагрупи Funke у суботу, 29 квітня.</text:p>
      <text:p text:style-name="P4">
<text:span text:style-name="T4">
Читайте також:</text:span>
 <text:a xlink:type="simple" xlink:href="https://www.ukrinform.ua/rubric-vidbudova/3687936-u-berlini-zapustili-platformu-z-vidnovlenna-ukraini.html" text:style-name="Internet_20_link" text:visited-style-name="Visited_20_Internet_20_Link">
 </text:a>
</text:p>
      <text:p text:style-name="P4">
Крім того, Києву в найкоротший термін необхідно більше бронетехніки, танків іартилерійських систем, а також далекобійних боєприпасів, додав Макеєв.</text:p>
      <text:p text:style-name="P4">
Від швидкості та обсягу постачання військової допомоги залежить безпекаЄвропи, наголосив український посол.</text:p>
      <text:p text:style-name="P4">
"Поразка росії є гарантією нормального життя в Європі", - зазначив дипломат.</text:p>
      <text:p text:style-name="P4">
<text:span text:style-name="T4">
Читайте також:</text:span>
 <text:a xlink:type="simple" xlink:href="https://www.ukrinform.ua/rubric-polytics/3674649-vijna-zblizila-ukrainu-i-nimeccinu-posol-makeev.html" text:style-name="Internet_20_link" text:visited-style-name="Visited_20_Internet_20_Link">
 </text:a>
</text:p>
      <text:p text:style-name="P4">
Водночас Макеєв схвально відгукнувся про вже здійснені постачання озброєньНімеччиною, особливо наголосивши на "стратегічному і довгостроковому" підходіФРН разом з партнерами по НАТО.</text:p>
      <text:p text:style-name="P4">
"Саме такий безперебійний процес необхідний нам, щоб досягти успіху нафронті", - зазначив посол України.</text:p>
      <text:p text:style-name="P4">
Як повідомлялось, Німеччина передала Києву, серед іншого, 18 танків Leopard2A6 з боєприпасами, 34 зенітні самохідні установки Gepard, 40 бойових машинпіхоти Marder, а також зенітний ракетний комплекс Patriot та 2 системипротиповітряної оборони IRIS-T SLM. Такі дані представлені в перелікувійськової підтримки України, що регулярно оновлюється, розміщеному на сайтіуряду ФРН.</text:p>
      <text:p text:style-name="P4">
Source: <text:a xlink:type="simple" xlink:href="https://www.ukrinform.ua/rubric-ato/3702507-posol-ukraini-u-nimeccini-zaklikav-berlin-do-novih-postavok-zbroi.html" text:style-name="Internet_20_link" text:visited-style-name="Visited_20_Internet_20_Link">
https://www.ukrinform.ua/rubric-ato/3702507-posol-ukraini-u-nimeccini-zaklikav-berlin-do-novih-postavok-zbroi.html</text:a>
</text:p>
      <!--NEWS-->
      <text:h text:style-name="P10" text:outline-level="1">
<text:span text:style-name="T4">
Над будівлею Київської ОВА підняли прапор Військово-морських сил України</text:span>
</text:h>
      <text:p text:style-name="P4">
Authors: Ukrinform (Person)</text:p>
      <text:p text:style-name="P4">
Publisher: Укринформ (Organization)</text:p>
      <text:p text:style-name="P4">
Published Time: 2023-04-29T15:42:00+03:00</text:p>
      <text:p text:style-name="P4">
Modified Time: 2023-04-29T15:42:00+03:00</text:p>
      <text:p text:style-name="P4">
Description: Військово-морський прапор Збройних сил України у суботу, 29 квітня, підняли над будівлею Київської обласної військової адміністрації, на центральній площі Фастова та біля мерії в Бучі Київської області. — Укрінформ.</text:p>
      <text:p text:style-name="P4">
Images: ["<text:a xlink:type="simple" xlink:href="https://static.ukrinform.com/photos/2023_04/thumb_files/630_360_1682771893-944.jpeg" text:style-name="Internet_20_link" text:visited-style-name="Visited_20_Internet_20_Link">
630_360_16827...</text:a>
", "<text:a xlink:type="simple" xlink:href="https://static.ukrinform.com/photos/2023_04/1682771894-936.jpeg" text:style-name="Internet_20_link" text:visited-style-name="Visited_20_Internet_20_Link">
1682771894-93...</text:a>
", "<text:a xlink:type="simple" xlink:href="https://static.ukrinform.com/photos/2023_04/1682771893-857.jpeg" text:style-name="Internet_20_link" text:visited-style-name="Visited_20_Internet_20_Link">
1682771893-85...</text:a>
", "<text:a xlink:type="simple" xlink:href="https://static.ukrinform.com/photos/2023_04/1682771894-964.jpeg" text:style-name="Internet_20_link" text:visited-style-name="Visited_20_Internet_20_Link">
1682771894-96...</text:a>
"]</text:p>
      <text:p text:style-name="P4">
Tags: ['Прапор', 'ВМС України', 'Київщина']</text:p>
      <text:p text:style-name="P4">
Type: Article</text:p>
      <!--METADATA-->
      <text:p text:style-name="P4">
<draw:frame draw:style-name="fr1" draw:name="Image120" text:anchor-type="as-char" svg:width="6.9236in" svg:height="3.956343in" draw:z-index="0">
<draw:image xlink:href="../Images/yкринформ/2023-04-29T15-42-00-03-00/630_360_1682771893-944.jpeg" xlink:type="simple" xlink:show="embed" xlink:actuate="onLoad" draw:mime-type="image/jpeg"/>
</draw:frame>
Військово-морський прапор Збройних сил України у суботу, 29 квітня, піднялинад будівлею Київської обласної військової адміністрації, на центральній площіФастова та біля мерії в Бучі Київської області.</text:p>
      <text:p text:style-name="P4">
Як передає Укрінформ, про це Київська обласна військова адміністраціяповідомила у  <text:a xlink:type="simple" xlink:href="https://t.me/kyivoda/9503" text:style-name="Internet_20_link" text:visited-style-name="Visited_20_Internet_20_Link">
 </text:a>
 .</text:p>
      <text:p text:style-name="P4">
“У складі Військово-морських сил Збройних сил України наші води боронятьпатрульний катер “Фастів” та малий броньований артилерійський катер “Буча”.Саме тому сьогодні, 29 квітня, Військово-морський прапор <text:a xlink:type="simple" xlink:href="https://www.ukrinform.ua/tag-zsu" text:style-name="Internet_20_link" text:visited-style-name="Visited_20_Internet_20_Link">
</text:a>
 підняли над будівлею Київської ОВА, нацентральній площі Фастова та біля мерії в Бучі”, - ідеться у повідомленні.</text:p>
      <text:p text:style-name="P4">
<draw:frame draw:style-name="fr1" draw:name="Image121" text:anchor-type="as-char" svg:width="6.9236in" svg:height="4.801645in" draw:z-index="0">
<draw:image xlink:href="../Images/yкринформ/2023-04-29T15-42-00-03-00/1682771894-936.jpeg" xlink:type="simple" xlink:show="embed" xlink:actuate="onLoad" draw:mime-type="image/jpeg"/>
</draw:frame>
</text:p>
      <text:p text:style-name="P4">
Уперше підняття синьо-жовтих прапорів відбулося 29 квітня 1918 року накораблях Чорноморського флоту та Севастопольській фортеці. Саме в цей деньпідняття українських прапорів уперше засвідчило підпорядкування флоту іналежність кораблів до Української Народної Республіки.</text:p>
      <text:p text:style-name="P4">
<text:span text:style-name="T4">
Читайте також:</text:span>
 <text:a xlink:type="simple" xlink:href="https://www.ukrinform.ua/rubric-crimea/3702412-neizpapa-perekonanij-so-ukrainski-prapori-nevdovzi-znov-zamajorat-nad-krimom.html" text:style-name="Internet_20_link" text:visited-style-name="Visited_20_Internet_20_Link">
 <text:span text:style-name="T4">
Крим</text:span>
 </text:a>
</text:p>
      <text:p text:style-name="P4">
<draw:frame draw:style-name="fr1" draw:name="Image122" text:anchor-type="as-char" svg:width="6.9236in" svg:height="3.89748in" draw:z-index="0">
<draw:image xlink:href="../Images/yкринформ/2023-04-29T15-42-00-03-00/1682771893-857.jpeg" xlink:type="simple" xlink:show="embed" xlink:actuate="onLoad" draw:mime-type="image/jpeg"/>
</draw:frame>
</text:p>
      <text:p text:style-name="P4">
"Сьогодні під цим прапором, як і 105 років тому, військово-морські силивідстоюють незалежність України, наше українське море" - зазначили у КОВА.</text:p>
      <text:p text:style-name="P4">
<draw:frame draw:style-name="fr1" draw:name="Image123" text:anchor-type="as-char" svg:width="6.9236in" svg:height="4.609323in" draw:z-index="0">
<draw:image xlink:href="../Images/yкринформ/2023-04-29T15-42-00-03-00/1682771894-964.jpeg" xlink:type="simple" xlink:show="embed" xlink:actuate="onLoad" draw:mime-type="image/jpeg"/>
</draw:frame>
</text:p>
      <text:p text:style-name="P4">
Як повідомлялося, військово-морський прапор виготовив у 1918 році старшийлейтенант Військово-морського флоту УНР Святослав Шрамченко. 29 квітня 1918року прапор було піднято на кораблях Чорноморського флоту та Севастопольськійфортеці.</text:p>
      <text:p text:style-name="P4">
Source: <text:a xlink:type="simple" xlink:href="https://www.ukrinform.ua/rubric-regions/3702515-nad-budivleu-kiivskoi-ova-pidnali-prapor-vijskovomorskih-sil-ukraini.html" text:style-name="Internet_20_link" text:visited-style-name="Visited_20_Internet_20_Link">
https://www.ukrinform.ua/rubric-regions/3702515-nad-budivleu-kiivskoi-ova-pidnali-prapor-vijskovomorskih-sil-ukraini.html</text:a>
</text:p>
      <!--NEWS-->
      <text:h text:style-name="P10" text:outline-level="1">
<text:span text:style-name="T4">
Президент Чехії відвідав у Дніпрі гуртожиток для переселенців</text:span>
</text:h>
      <text:p text:style-name="P4">
Authors: Ukrinform (Person)</text:p>
      <text:p text:style-name="P4">
Publisher: Укринформ (Organization)</text:p>
      <text:p text:style-name="P4">
Published Time: 2023-04-29T15:44:00+03:00</text:p>
      <text:p text:style-name="P4">
Modified Time: 2023-04-29T15:44:00+03:00</text:p>
      <text:p text:style-name="P4">
Description: Президент Чехії Петро Павел під час візиту до Дніпра відвідав гуртожиток для переселенців, який працює з 2014 року. — Укрінформ.</text:p>
      <text:p text:style-name="P4">
Images: ["<text:a xlink:type="simple" xlink:href="https://static.ukrinform.com/photos/2023_04/thumb_files/630_360_1682771679-870.jpg" text:style-name="Internet_20_link" text:visited-style-name="Visited_20_Internet_20_Link">
630_360_16827...</text:a>
", "<text:a xlink:type="simple" xlink:href="https://static.ukrinform.com/photos/2023_04/thumb_files/630_360_1682771483-7099.jpeg" text:style-name="Internet_20_link" text:visited-style-name="Visited_20_Internet_20_Link">
630_360_16827...</text:a>
", "<text:a xlink:type="simple" xlink:href="https://static.ukrinform.com/photos/2023_04/thumb_files/630_360_1682771474-5388.jpeg" text:style-name="Internet_20_link" text:visited-style-name="Visited_20_Internet_20_Link">
630_360_16827...</text:a>
", "<text:a xlink:type="simple" xlink:href="https://static.ukrinform.com/photos/2023_04/thumb_files/630_360_1682771474-9697.jpeg" text:style-name="Internet_20_link" text:visited-style-name="Visited_20_Internet_20_Link">
630_360_16827...</text:a>
", "<text:a xlink:type="simple" xlink:href="https://static.ukrinform.com/photos/2023_04/thumb_files/630_360_1682771479-7521.jpeg" text:style-name="Internet_20_link" text:visited-style-name="Visited_20_Internet_20_Link">
630_360_16827...</text:a>
", "<text:a xlink:type="simple" xlink:href="https://static.ukrinform.com/photos/2023_04/thumb_files/630_360_1682771492-6030.jpeg" text:style-name="Internet_20_link" text:visited-style-name="Visited_20_Internet_20_Link">
630_360_16827...</text:a>
", "<text:a xlink:type="simple" xlink:href="https://static.ukrinform.com/photos/2023_04/1682771957-397.jpg" text:style-name="Internet_20_link" text:visited-style-name="Visited_20_Internet_20_Link">
1682771957-39...</text:a>
", "<text:a xlink:type="simple" xlink:href="https://static.ukrinform.com/photos/2023_04/1682771915-652.jpeg" text:style-name="Internet_20_link" text:visited-style-name="Visited_20_Internet_20_Link">
1682771915-65...</text:a>
", "<text:a xlink:type="simple" xlink:href="https://static.ukrinform.com/photos/2023_04/1682772463-643.jpg" text:style-name="Internet_20_link" text:visited-style-name="Visited_20_Internet_20_Link">
1682772463-64...</text:a>
", "<text:a xlink:type="simple" xlink:href="https://static.ukrinform.com/photos/2023_04/1682771922-766.jpeg" text:style-name="Internet_20_link" text:visited-style-name="Visited_20_Internet_20_Link">
1682771922-76...</text:a>
", "<text:a xlink:type="simple" xlink:href="https://static.ukrinform.com/photos/2023_04/1682772533-442.jpeg" text:style-name="Internet_20_link" text:visited-style-name="Visited_20_Internet_20_Link">
1682772533-44...</text:a>
", "<text:a xlink:type="simple" xlink:href="https://static.ukrinform.com/photos/2023_04/1682771928-764.jpeg" text:style-name="Internet_20_link" text:visited-style-name="Visited_20_Internet_20_Link">
1682771928-76...</text:a>
"]</text:p>
      <text:p text:style-name="P4">
Tags: ['Чехія', 'Дніпро', 'Візит', 'Петр Павел']</text:p>
      <text:p text:style-name="P4">
Type: Article</text:p>
      <!--METADATA-->
      <text:p text:style-name="P4">
<draw:frame draw:style-name="fr1" draw:name="Image124" text:anchor-type="as-char" svg:width="6.9236in" svg:height="3.956343in" draw:z-index="0">
<draw:image xlink:href="../Images/yкринформ/2023-04-29T15-44-00-03-00/630_360_1682771679-870.jpg" xlink:type="simple" xlink:show="embed" xlink:actuate="onLoad" draw:mime-type="image/jpeg"/>
</draw:frame>
 ПрезидентЧехії Петро Павел під час візиту до Дніпра відвідав гуртожиток дляпереселенців, який працює з 2014 року.</text:p>
      <text:p text:style-name="P4">
Про це у <text:a xlink:type="simple" xlink:href="https://t.me/dnipropetrovskaODA/4321" text:style-name="Internet_20_link" text:visited-style-name="Visited_20_Internet_20_Link">
 </text:a>
 повідомив головаДніпропетровської ОВА Сергій Лисак, передає Укрінформ.</text:p>
      <text:p text:style-name="P4">
"З повномасштабним вторгненням область прийняла майже 400 тисяч переселенців.Зазвичай вони орендують житло самостійно. Деяких безкоштовно прихистилимешканці регіону. Пропонує варіанти розміщення і місцева влада. Загаломпідготували понад 8 тисяч місць. В одному з таких сьогодні побували зПрезидентом Чехії <text:a xlink:type="simple" xlink:href="https://www.ukrinform.ua/tag-petr-pavel" text:style-name="Internet_20_link" text:visited-style-name="Visited_20_Internet_20_Link">
 </text:a>
 ", - написавЛисак.</text:p>
      <text:p text:style-name="P4">
<draw:frame draw:style-name="fr1" draw:name="Image125" text:anchor-type="as-char" svg:width="6.9236in" svg:height="3.956343in" draw:z-index="0">
<draw:image xlink:href="../Images/yкринформ/2023-04-29T15-44-00-03-00/630_360_1682771483-7099.jpeg" xlink:type="simple" xlink:show="embed" xlink:actuate="onLoad" draw:mime-type="image/jpeg"/>
</draw:frame>
Президент Чехії відвідав у Дніпрі гуртожиток для переселенців / Інстаграмprezident_pavel, Телеграм Сергій Лисак  <text:a xlink:type="simple" xlink:href="https://static.ukrinform.com/photos/2023_04/1682771483-7099.jpeg" text:style-name="Internet_20_link" text:visited-style-name="Visited_20_Internet_20_Link">
<draw:frame draw:style-name="fr1" draw:name="Image126" text:anchor-type="as-char" svg:width="6.9236in" svg:height="3.956343in" draw:z-index="0">
<draw:image xlink:href="../Images/yкринформ/2023-04-29T15-44-00-03-00/630_360_1682771483-7099.jpeg" xlink:type="simple" xlink:show="embed" xlink:actuate="onLoad" draw:mime-type="image/jpeg"/>
</draw:frame>
</text:a>
 <text:a xlink:type="simple" xlink:href="https://static.ukrinform.com/photos/2023_04/1682771474-5388.jpeg" text:style-name="Internet_20_link" text:visited-style-name="Visited_20_Internet_20_Link">
<draw:frame draw:style-name="fr1" draw:name="Image127" text:anchor-type="as-char" svg:width="6.9236in" svg:height="3.956343in" draw:z-index="0">
<draw:image xlink:href="../Images/yкринформ/2023-04-29T15-44-00-03-00/630_360_1682771474-5388.jpeg" xlink:type="simple" xlink:show="embed" xlink:actuate="onLoad" draw:mime-type="image/jpeg"/>
</draw:frame>
</text:a>
 <text:a xlink:type="simple" xlink:href="https://static.ukrinform.com/photos/2023_04/1682771474-9697.jpeg" text:style-name="Internet_20_link" text:visited-style-name="Visited_20_Internet_20_Link">
<draw:frame draw:style-name="fr1" draw:name="Image128" text:anchor-type="as-char" svg:width="6.9236in" svg:height="3.956343in" draw:z-index="0">
<draw:image xlink:href="../Images/yкринформ/2023-04-29T15-44-00-03-00/630_360_1682771474-9697.jpeg" xlink:type="simple" xlink:show="embed" xlink:actuate="onLoad" draw:mime-type="image/jpeg"/>
</draw:frame>
</text:a>
 <text:a xlink:type="simple" xlink:href="https://static.ukrinform.com/photos/2023_04/1682771479-7521.jpeg" text:style-name="Internet_20_link" text:visited-style-name="Visited_20_Internet_20_Link">
<draw:frame draw:style-name="fr1" draw:name="Image129" text:anchor-type="as-char" svg:width="6.9236in" svg:height="3.956343in" draw:z-index="0">
<draw:image xlink:href="../Images/yкринформ/2023-04-29T15-44-00-03-00/630_360_1682771479-7521.jpeg" xlink:type="simple" xlink:show="embed" xlink:actuate="onLoad" draw:mime-type="image/jpeg"/>
</draw:frame>
</text:a>
 <text:a xlink:type="simple" xlink:href="https://static.ukrinform.com/photos/2023_04/1682771492-6030.jpeg" text:style-name="Internet_20_link" text:visited-style-name="Visited_20_Internet_20_Link">
<draw:frame draw:style-name="fr1" draw:name="Image130" text:anchor-type="as-char" svg:width="6.9236in" svg:height="3.956343in" draw:z-index="0">
<draw:image xlink:href="../Images/yкринформ/2023-04-29T15-44-00-03-00/630_360_1682771492-6030.jpeg" xlink:type="simple" xlink:show="embed" xlink:actuate="onLoad" draw:mime-type="image/jpeg"/>
</draw:frame>
</text:a>
</text:p>
      <text:p text:style-name="P4">
За його словами, йдеться про гуртожиток профтеху, де приймають переселенців щез 2014 року. Як зазначив голова ОВА, були періоди, коли тут одночаснорозміщували до 500 переселенців. Нині залишаються трохи більше 70. Вони зДонецької, Запорізької, Херсонської, Луганської областей.</text:p>
      <text:p text:style-name="P4">
<text:span text:style-name="T4">
Читайте також:</text:span>
 <text:a xlink:type="simple" xlink:href="https://www.ukrinform.ua/rubric-regions/3702144-peter-pavel-anonsuvav-vidkritta-ceskogo-genkonsulstva-u-dnipri.html" text:style-name="Internet_20_link" text:visited-style-name="Visited_20_Internet_20_Link">
 <text:span text:style-name="T4">
Павел</text:span>
 </text:a>
</text:p>
      <text:p text:style-name="P4">
Також Президент Чехії побував на місці ракетного удару - білябагатоповерхівки, яку 14 січня зруйнувала російська ракета. В пам'ять прозагиблих тут поклали квіти.</text:p>
      <text:p text:style-name="P4">
<draw:frame draw:style-name="fr1" draw:name="Image131" text:anchor-type="as-char" svg:width="6.9236in" svg:height="6.806534in" draw:z-index="0">
<draw:image xlink:href="../Images/yкринформ/2023-04-29T15-44-00-03-00/1682771957-397.jpg" xlink:type="simple" xlink:show="embed" xlink:actuate="onLoad" draw:mime-type="image/jpeg"/>
</draw:frame>
</text:p>
      <text:p text:style-name="P4">
<draw:frame draw:style-name="fr1" draw:name="Image132" text:anchor-type="as-char" svg:width="6.9236in" svg:height="4.667019in" draw:z-index="0">
<draw:image xlink:href="../Images/yкринформ/2023-04-29T15-44-00-03-00/1682771915-652.jpeg" xlink:type="simple" xlink:show="embed" xlink:actuate="onLoad" draw:mime-type="image/jpeg"/>
</draw:frame>
</text:p>
      <text:p text:style-name="P4">
<draw:frame draw:style-name="fr1" draw:name="Image133" text:anchor-type="as-char" svg:width="6.9236in" svg:height="6.839982in" draw:z-index="0">
<draw:image xlink:href="../Images/yкринформ/2023-04-29T15-44-00-03-00/1682772463-643.jpg" xlink:type="simple" xlink:show="embed" xlink:actuate="onLoad" draw:mime-type="image/jpeg"/>
</draw:frame>
</text:p>
      <text:p text:style-name="P4">
Крім того, Павел поклав квіти на Алеї пам'яті героїв, присвяченій загиблимзахисникам України.</text:p>
      <text:p text:style-name="P4">
<draw:frame draw:style-name="fr1" draw:name="Image134" text:anchor-type="as-char" svg:width="6.9236in" svg:height="4.750359in" draw:z-index="0">
<draw:image xlink:href="../Images/yкринформ/2023-04-29T15-44-00-03-00/1682771922-766.jpeg" xlink:type="simple" xlink:show="embed" xlink:actuate="onLoad" draw:mime-type="image/jpeg"/>
</draw:frame>
</text:p>
      <text:p text:style-name="P4">
<draw:frame draw:style-name="fr1" draw:name="Image135" text:anchor-type="as-char" svg:width="6.9236in" svg:height="5.000378in" draw:z-index="0">
<draw:image xlink:href="../Images/yкринформ/2023-04-29T15-44-00-03-00/1682772533-442.jpeg" xlink:type="simple" xlink:show="embed" xlink:actuate="onLoad" draw:mime-type="image/jpeg"/>
</draw:frame>
</text:p>
      <text:p text:style-name="P4">
<draw:frame draw:style-name="fr1" draw:name="Image136" text:anchor-type="as-char" svg:width="6.9236in" svg:height="4.615733in" draw:z-index="0">
<draw:image xlink:href="../Images/yкринформ/2023-04-29T15-44-00-03-00/1682771928-764.jpeg" xlink:type="simple" xlink:show="embed" xlink:actuate="onLoad" draw:mime-type="image/jpeg"/>
</draw:frame>
</text:p>
      <text:p text:style-name="P4">
Як повідомлялося, <text:a xlink:type="simple" xlink:href="https://www.ukrinform.ua/rubric-polytics/3701881-prezidenti-cehii-ta-slovaccini-pribuli-z-vizitom-do-kieva.html" text:style-name="Internet_20_link" text:visited-style-name="Visited_20_Internet_20_Link">
 </text:a>
 . Вони відвідали Бучу та Бородянку Київської області, провелизустрічі з Президентом Володимиром Зеленським, Головою Верховної Ради РусланомСтефанчуком, Прем'єр-міністром Денисом Шмигалем.</text:p>
      <text:p text:style-name="P4">
Сьогодні, 29 квітня, <text:a xlink:type="simple" xlink:href="https://www.ukrinform.ua/rubric-vidbudova/3702465-prezident-cehii-obgovorue-na-dnipropetrovsini-pitanna-vidbudovi.html" text:style-name="Internet_20_link" text:visited-style-name="Visited_20_Internet_20_Link">
 </text:a>
 для обговорення з місцевою владою питання відбудови регіону.</text:p>
      <text:p text:style-name="P4">
<text:span text:style-name="T5">
Фото: Інстаграм prezident_pavel, Телеграм Сергій Лисак</text:span>
</text:p>
      <text:p text:style-name="P4">
Source: <text:a xlink:type="simple" xlink:href="https://www.ukrinform.ua/rubric-regions/3702517-prezident-cehii-vidvidav-u-dnipri-gurtozitok-dla-pereselenciv.html" text:style-name="Internet_20_link" text:visited-style-name="Visited_20_Internet_20_Link">
https://www.ukrinform.ua/rubric-regions/3702517-prezident-cehii-vidvidav-u-dnipri-gurtozitok-dla-pereselenciv.html</text:a>
</text:p>
      <!--NEWS-->
      <text:h text:style-name="P10" text:outline-level="1">
<text:span text:style-name="T4">
Збій у ПриватБанку: безготівкові розрахунки планують відновити за кілька годин</text:span>
</text:h>
      <text:p text:style-name="P4">
Authors: Ukrinform (Person)</text:p>
      <text:p text:style-name="P4">
Publisher: Укринформ (Organization)</text:p>
      <text:p text:style-name="P4">
Published Time: 2023-04-29T15:52:00+03:00</text:p>
      <text:p text:style-name="P4">
Modified Time: 2023-04-29T15:52:00+03:00</text:p>
      <text:p text:style-name="P4">
Description: У системі ПриватБанку стався збій, пов'язаний із безготівковими розрахунками. — Укрінформ.</text:p>
      <text:p text:style-name="P4">
Images: ["<text:a xlink:type="simple" xlink:href="https://static.ukrinform.com/photos/2020_09/thumb_files/630_360_1599564939-423.jpg" text:style-name="Internet_20_link" text:visited-style-name="Visited_20_Internet_20_Link">
630_360_15995...</text:a>
"]</text:p>
      <text:p text:style-name="P4">
Tags: ['Приватбанк', 'Збій']</text:p>
      <text:p text:style-name="P4">
Type: Article</text:p>
      <!--METADATA-->
      <text:p text:style-name="P4">
<draw:frame draw:style-name="fr1" draw:name="Image137" text:anchor-type="as-char" svg:width="6.9236in" svg:height="3.956343in" draw:z-index="0">
<draw:image xlink:href="../Images/yкринформ/2023-04-29T15-52-00-03-00/630_360_1599564939-423.jpg" xlink:type="simple" xlink:show="embed" xlink:actuate="onLoad" draw:mime-type="image/jpeg"/>
</draw:frame>
 У системіПриватБанку стався збій, пов'язаний із безготівковими розрахунками.</text:p>
      <text:p text:style-name="P4">
Як передає Укрінформ, про це пресслужба банку повідомила у <text:a xlink:type="simple" xlink:href="https://www.facebook.com/privatbank/posts/pfbid0kPTEeVjDM9vPjPmdqfmeViteacRMMVEuEAmmCPGtiRzffzddSZrRSSQqosjqsTW1l" text:style-name="Internet_20_link" text:visited-style-name="Visited_20_Internet_20_Link">
</text:a>
</text:p>
      <text:p text:style-name="P4">
"Друзі, нам відомо про проблему з оплатою банківськими картками. Наразі лишечастина транзакцій охоплені цим збоєм", — зазначили у ПриватБанку.</text:p>
      <text:p text:style-name="P4">
<text:span text:style-name="T4">
Читайте також:</text:span>
 <text:a xlink:type="simple" xlink:href="https://www.ukrinform.ua/rubric-economy/3702179-urad-zatverdiv-ricnij-zvit-privatbanku-do-budzetu-spramuvali-ponad-24-milarda-dividendiv.html" text:style-name="Internet_20_link" text:visited-style-name="Visited_20_Internet_20_Link">
 <text:span text:style-name="T4">
ПриватБанк</text:span>
 </text:a>
</text:p>
      <text:p text:style-name="P4">
Наголошується, що IT-фахівці працюють над відновленням роботи мережі.</text:p>
      <text:p text:style-name="P4">
Як повідомив у коментарі Укрінформу речник Приватбанку Олег Серга, проблеми,що виникли з безготівковими розрахунками, розраховують усунути впродовжкількох годин.</text:p>
      <text:p text:style-name="P4">
“Ми бачимо проблему з розрахунками картками, операціями з картками. Проблемазачепила не всі транзакції. Зараз працюємо над тим, щоб усе швидше відновити.Протягом найближчих годин, сподіваюся, ця проблема буде вирішена", - сказавСерга.</text:p>
      <text:p text:style-name="P4">
Водночас він відкинув версію, що збій стався через хакерську атаку.</text:p>
      <text:p text:style-name="P4">
<text:span text:style-name="T4">
Читайте також:</text:span>
 <text:a xlink:type="simple" xlink:href="https://www.ukrinform.ua/rubric-economy/3668032-bils-ak-polovina-ukrainciv-nadaut-perevagu-bezgotivkovij-oplati.html" text:style-name="Internet_20_link" text:visited-style-name="Visited_20_Internet_20_Link">
 </text:a>
</text:p>
      <text:p text:style-name="P4">
"Ми бачимо проблему, вона досить складна, там є причини, пов'язані з роботоюплатіжних систем, співпало кілька факторів”, - сказав Серга.</text:p>
      <text:p text:style-name="P4">
За його словами, якщо кошти з карток були списані, але оплата за товар непройшла, то згодом кошти будуть повернуті.</text:p>
      <text:p text:style-name="P4">
Як повідомляв Укрінформ, Національний банк України розпочав оцінку стійкості20 банків в умовах воєнного стану. Зокрема, <text:a xlink:type="simple" xlink:href="https://www.ukrinform.ua/rubric-economy/3701131-nbu-rozpocinae-ocinku-stijkosti-bankiv.html" text:style-name="Internet_20_link" text:visited-style-name="Visited_20_Internet_20_Link">
</text:a>
</text:p>
      <text:p text:style-name="P4">
Source: <text:a xlink:type="simple" xlink:href="https://www.ukrinform.ua/rubric-economy/3702525-u-privatbanku-stavsa-zbij-u-sistemi-bezgotivkovih-rozrahunkiv.html" text:style-name="Internet_20_link" text:visited-style-name="Visited_20_Internet_20_Link">
https://www.ukrinform.ua/rubric-economy/3702525-u-privatbanku-stavsa-zbij-u-sistemi-bezgotivkovih-rozrahunkiv.html</text:a>
</text:p>
      <!--NEWS-->
      <text:h text:style-name="P10" text:outline-level="1">
<text:span text:style-name="T4">
УПЛ: «Дніпро-1» здолав «Інгулець»</text:span>
</text:h>
      <text:p text:style-name="P4">
Authors: Ukrinform (Person)</text:p>
      <text:p text:style-name="P4">
Publisher: Укринформ (Organization)</text:p>
      <text:p text:style-name="P4">
Published Time: 2023-04-29T15:52:35+03:00</text:p>
      <text:p text:style-name="P4">
Modified Time: 2023-04-29T15:52:35+03:00</text:p>
      <text:p text:style-name="P4">
Description: «Дніпро-1» посідає друге місце в УПЛ. — Укрінформ.</text:p>
      <text:p text:style-name="P4">
Images: ["<text:a xlink:type="simple" xlink:href="https://static.ukrinform.com/photos/2023_04/thumb_files/630_360_1682772605-873.jpg" text:style-name="Internet_20_link" text:visited-style-name="Visited_20_Internet_20_Link">
630_360_16827...</text:a>
"]</text:p>
      <text:p text:style-name="P4">
Tags: ['Футбол', 'Інгулець', 'Дніпро-1']</text:p>
      <text:p text:style-name="P4">
Type: Article</text:p>
      <!--METADATA-->
      <text:p text:style-name="P4">
<draw:frame draw:style-name="fr1" draw:name="Image138" text:anchor-type="as-char" svg:width="6.9236in" svg:height="3.956343in" draw:z-index="0">
<draw:image xlink:href="../Images/yкринформ/2023-04-29T15-52-35-03-00/630_360_1682772605-873.jpg" xlink:type="simple" xlink:show="embed" xlink:actuate="onLoad" draw:mime-type="image/jpeg"/>
</draw:frame>
 «Дніпро-1»посідає друге місце в УПЛ.</text:p>
      <text:p text:style-name="P4">
«Інгулець» поступився «Дніпру-1» - 0:2 у 23-у турі Української Прем’єр-ліги,передає Укрінформ.</text:p>
      <text:p text:style-name="P4">
На 58-ій хвилині матчу Довбик реалізував пенальті та відкрив рахунок у матчі.</text:p>
      <text:p text:style-name="P4">
За п’ять хвилин Когут подвоїв перевагу своєї команди.</text:p>
      <text:p text:style-name="P4">
Відтак, «Дніпро-1» здобув перемогу над «Інгульцем» - 2:0 та займає друге місцев УПЛ, у них 51-е очко, «Інгулець» - десятий, маючи в своєму активі 26-тьпунктів.</text:p>
      <text:p text:style-name="P4">
<text:span text:style-name="T4">
Читайте також:</text:span>
 <text:a xlink:type="simple" xlink:href="https://www.ukrinform.ua/rubric-sports/3702494-zora-peremogla-cornomorec-u-cempionati-ukraini-z-futbolu.html" text:style-name="Internet_20_link" text:visited-style-name="Visited_20_Internet_20_Link">
 <text:span text:style-name="T4">
Зоря</text:span>
 </text:a>
</text:p>
      <text:p text:style-name="P4">
Як повідомляв Укрінформ, в інших матчах ігрового дня «Зоря» здолала«Чорноморець», «Минай» та «Металіст 1925» поділили очки.</text:p>
      <text:p text:style-name="P4">
Фото: upl.ua</text:p>
      <text:p text:style-name="P4">
Source: <text:a xlink:type="simple" xlink:href="https://www.ukrinform.ua/rubric-sports/3702520-upl-dnipro1-zdolav-ingulec.html" text:style-name="Internet_20_link" text:visited-style-name="Visited_20_Internet_20_Link">
https://www.ukrinform.ua/rubric-sports/3702520-upl-dnipro1-zdolav-ingulec.html</text:a>
</text:p>
      <!--NEWS-->
      <text:h text:style-name="P10" text:outline-level="1">
<text:span text:style-name="T4">
Фонд регіонального розвитку Одещини може отримати майже ₴140 мільйонів – депутат</text:span>
</text:h>
      <text:p text:style-name="P4">
Authors: Ukrinform (Person)</text:p>
      <text:p text:style-name="P4">
Publisher: Укринформ (Organization)</text:p>
      <text:p text:style-name="P4">
Published Time: 2023-04-29T15:57:59+03:00</text:p>
      <text:p text:style-name="P4">
Modified Time: 2023-04-29T15:57:59+03:00</text:p>
      <text:p text:style-name="P4">
Description: Після включення Одещини до переліку регіонів, найбільш постраждалих від російської агресії, фінансування з Державного фонду регіонального розвитку може збільшитися для області з 42 млн грн до 132,6 млн грн. — Укрінформ.</text:p>
      <text:p text:style-name="P4">
Images: ["<text:a xlink:type="simple" xlink:href="https://static.ukrinform.com/photos/2020_09/thumb_files/630_360_1601066264-898.jpg" text:style-name="Internet_20_link" text:visited-style-name="Visited_20_Internet_20_Link">
630_360_16010...</text:a>
"]</text:p>
      <text:p text:style-name="P4">
Tags: ['Депутат', 'Одещина', 'Слуга народу']</text:p>
      <text:p text:style-name="P4">
Type: Article</text:p>
      <!--METADATA-->
      <text:p text:style-name="P4">
<draw:frame draw:style-name="fr1" draw:name="Image139" text:anchor-type="as-char" svg:width="6.9236in" svg:height="3.949857in" draw:z-index="0">
<draw:image xlink:href="../Images/yкринформ/2023-04-29T15-57-59-03-00/630_360_1601066264-898.jpg" xlink:type="simple" xlink:show="embed" xlink:actuate="onLoad" draw:mime-type="image/jpeg"/>
</draw:frame>
 Післявключення Одещини до переліку регіонів, найбільш постраждалих від російськоїагресії, фінансування з Державного фонду регіонального розвитку можезбільшитися для області з 42 млн грн до 132,6 млн грн.</text:p>
      <text:p text:style-name="P4">
Про це під час Форуму відновлення Одещини «Безпека. Інтеграція. Потенціал»заявив народний депутат від «Слуги народу» Олексій Леонов, передаєкореспондент Укрінформу.</text:p>
      <text:p text:style-name="P4">
"Ми в Одесі відчуваємо підтримку Президента і парламенту. Було прийняторішення на бюджетному комітеті включити Одесу до законопроєкту про бюджет танадати більше коштів до фонду регіонального розвитку для міста. Ми повиннібули отримати лише 42 млн, а завдяки підтримці наших колег з бюджетногокомітету Одеса може отримати до 140 млн. Сподіваюся, це підтримують впарламенті на наступному голосуванні», - сказав Леонов.</text:p>
      <text:p text:style-name="P4">
<text:span text:style-name="T4">
Читайте також:</text:span>
 <text:a xlink:type="simple" xlink:href="https://www.ukrinform.ua/rubric-vidbudova/3702511-povoenna-vidbudova-mae-zdijsnuvatisa-za-onovlenimi-budivelnimi-standartami-sulak.html" text:style-name="Internet_20_link" text:visited-style-name="Visited_20_Internet_20_Link">
 </text:a>
</text:p>
      <text:p text:style-name="P4">
Також депутат подякував міжнародним партнерам, які підтримували Одесу на шляхудо внесення її історичного центру до списку ЮНЕСКО. Також він підкреслив, щоУкраїні вкрай важлива підтримка у виборі її кандидатури для проведеннявсесвітньої виставки EXPO 2030.</text:p>
      <text:p text:style-name="P4">
«Це розвиток і регіону, і України в цілому. Це майже 20 млн туристів, цеінвестиції, нові робочі місця, і це дуже важливо для регіону», - наголосивЛеонов.</text:p>
      <text:p text:style-name="P4">
<text:span text:style-name="T4">
Читайте також:</text:span>
 <text:a xlink:type="simple" xlink:href="https://www.ukrinform.ua/rubric-regions/3702504-provedenna-ehro2030-v-odesi-moze-stati-simvolom-peremogi-oda.html" text:style-name="Internet_20_link" text:visited-style-name="Visited_20_Internet_20_Link">
 </text:a>
</text:p>
      <text:p text:style-name="P4">
Як повідомлялося, Одеса потребує додаткових потужностей для розв'язанняпроблеми електропостачання.</text:p>
      <text:p text:style-name="P4">
Source: <text:a xlink:type="simple" xlink:href="https://www.ukrinform.ua/rubric-regions/3702522-fond-regionalnogo-rozvitku-odesini-moze-otrimati-majze-140-miljoniv-deputat.html" text:style-name="Internet_20_link" text:visited-style-name="Visited_20_Internet_20_Link">
https://www.ukrinform.ua/rubric-regions/3702522-fond-regionalnogo-rozvitku-odesini-moze-otrimati-majze-140-miljoniv-deputat.html</text:a>
</text:p>
      <!--NEWS-->
      <text:h text:style-name="P10" text:outline-level="1">
<text:span text:style-name="T4">
У Польщі канадські інструктори навчають бійців ЗСУ мінній безпеці</text:span>
</text:h>
      <text:p text:style-name="P4">
Authors: Ukrinform (Person)</text:p>
      <text:p text:style-name="P4">
Publisher: Укринформ (Organization)</text:p>
      <text:p text:style-name="P4">
Published Time: 2023-04-29T15:59:00+03:00</text:p>
      <text:p text:style-name="P4">
Modified Time: 2023-04-29T15:59:00+03:00</text:p>
      <text:p text:style-name="P4">
Description: У Польщі загін канадських саперів-інструкторів у межах операції UNIFIER навчає військовослужбовців Збройних сил України мінній безпеці.  — Укрінформ.</text:p>
      <text:p text:style-name="P4">
Images: ["<text:a xlink:type="simple" xlink:href="https://static.ukrinform.com/photos/2023_04/thumb_files/630_360_1682772588-114.jpg" text:style-name="Internet_20_link" text:visited-style-name="Visited_20_Internet_20_Link">
630_360_16827...</text:a>
", "<text:a xlink:type="simple" xlink:href="https://static.ukrinform.com/photos/2023_04/1682772588-320.jpg" text:style-name="Internet_20_link" text:visited-style-name="Visited_20_Internet_20_Link">
1682772588-32...</text:a>
", "<text:a xlink:type="simple" xlink:href="https://static.ukrinform.com/photos/2023_04/1682772588-706.jpg" text:style-name="Internet_20_link" text:visited-style-name="Visited_20_Internet_20_Link">
1682772588-70...</text:a>
"]</text:p>
      <text:p text:style-name="P4">
Tags: ['Канада', 'Польща', 'Розмінування', 'Україна', 'Військові навчання']</text:p>
      <text:p text:style-name="P4">
Type: Article</text:p>
      <!--METADATA-->
      <text:p text:style-name="P4">
<draw:frame draw:style-name="fr1" draw:name="Image140" text:anchor-type="as-char" svg:width="6.9236in" svg:height="3.956343in" draw:z-index="0">
<draw:image xlink:href="../Images/yкринформ/2023-04-29T15-59-00-03-00/630_360_1682772588-114.jpg" xlink:type="simple" xlink:show="embed" xlink:actuate="onLoad" draw:mime-type="image/jpeg"/>
</draw:frame>
 У Польщізагін канадських саперів-інструкторів у межах операції UNIFIER навчаєвійськовослужбовців Збройних сил України мінній безпеці.</text:p>
      <text:p text:style-name="P4">
Як передає Укрінформ, про це Генеральний штаб Збройних сил України повідомив у<text:a xlink:type="simple" xlink:href="https://www.facebook.com/GeneralStaff.ua/posts/pfbid02wqn1LsF1MNkREbJQKsCcgedntpifq9uMtvSKuHi7o4hsrgFmNRHsVFhtGwELggxJl" text:style-name="Internet_20_link" text:visited-style-name="Visited_20_Internet_20_Link">
</text:a>
.</text:p>
      <text:p text:style-name="P4">
"Поки триває війна росії, українські військові та цивільні особи стикаються звибуховою загрозою на полі бою. Загін канадських бойових саперів підкомандуванням лейтенанта Жака допомагає Україні подолати мінну загрозу на полібою в рамках навчальної операції Збройних сил Канади UNIFIER, під час якоїкоманда канадських саперів у Республіці Польща навчає українських військовихбагатьом навичкам, необхідним для виживання та витривалості", — зазначили вГенштабі.</text:p>
      <text:p text:style-name="P4">
<draw:frame draw:style-name="fr1" draw:name="Image141" text:anchor-type="as-char" svg:width="6.9236in" svg:height="4.961913in" draw:z-index="0">
<draw:image xlink:href="../Images/yкринформ/2023-04-29T15-59-00-03-00/1682772588-320.jpg" xlink:type="simple" xlink:show="embed" xlink:actuate="onLoad" draw:mime-type="image/jpeg"/>
</draw:frame>
<draw:frame draw:style-name="fr1" draw:name="Image142" text:anchor-type="as-char" svg:width="6.9236in" svg:height="4.878574in" draw:z-index="0">
<draw:image xlink:href="../Images/yкринформ/2023-04-29T15-59-00-03-00/1682772588-706.jpg" xlink:type="simple" xlink:show="embed" xlink:actuate="onLoad" draw:mime-type="image/jpeg"/>
</draw:frame>
</text:p>
      <text:p text:style-name="P4">
Наголошується, що канадські військовослужбовці перебувають на територіїПольщі, щоб, використовуючи свій досвід, навчити українських захисників тазабезпечити їхню оперативну готовність.</text:p>
      <text:p text:style-name="P4">
<text:span text:style-name="T4">
Читайте також:</text:span>
 <text:a xlink:type="simple" xlink:href="https://www.ukrinform.ua/rubric-uarazom/3701782-cehia-vidilae-ponad-1-miljon-na-navcanna-ukrainskih-pilotiv-civilnoi-aviacii.html" text:style-name="Internet_20_link" text:visited-style-name="Visited_20_Internet_20_Link">
 <text:span text:style-name="T4">
навчання</text:span>
 </text:a>
</text:p>
      <text:p text:style-name="P4">
Як повідомлялоя, операція UNIFIER — це військова тренувальна місія Збройнихсил Канади (CAF), розпочата у 2015 році у відповідь на прохання українськогоуряду про підтримку Силових структур України (ССУ).</text:p>
      <text:p text:style-name="P4">
У межах операції <text:a xlink:type="simple" xlink:href="https://www.ukrinform.ua/tag-misia-unifier" text:style-name="Internet_20_link" text:visited-style-name="Visited_20_Internet_20_Link">
 </text:a>
 канадськівійськовослужбовці допомогли здобути навчки сучасного бою понад 35 тисячамукраїнських військових.</text:p>
      <text:p text:style-name="P4">
Після початку повномасштабного вторгнення російської федерації канадськіінструктори покинули територію України, однак за кілька місяців навчання буловідновлене у Великій Британії та Польщі.</text:p>
      <text:p text:style-name="P4">
Source: <text:a xlink:type="simple" xlink:href="https://www.ukrinform.ua/rubric-ato/3702523-u-polsi-kanadski-instruktori-navcaut-bijciv-zsu-minnij-bezpeci.html" text:style-name="Internet_20_link" text:visited-style-name="Visited_20_Internet_20_Link">
https://www.ukrinform.ua/rubric-ato/3702523-u-polsi-kanadski-instruktori-navcaut-bijciv-zsu-minnij-bezpeci.html</text:a>
</text:p>
      <!--NEWS-->
      <text:h text:style-name="P10" text:outline-level="1">
<text:span text:style-name="T4">
Donetsk Oblast(22:02). Red Alert: aerial threat. Sirens sounding. Take cover now!</text:span>
</text:h>
      <text:p text:style-name="P4">
Authors: liveuamap (Language: en)</text:p>
      <text:p text:style-name="P4">
Time: 2023-04-29T16:04:00</text:p>
      <text:p text:style-name="P4">
Location: Donetsk Oblast (Latitude:48.72707 Longtitude:37.57838)</text:p>
      <text:p text:style-name="P4">
Videos: []</text:p>
      <text:p text:style-name="P4">
Images: []</text:p>
      <text:p text:style-name="P4">
Tags: ["Europe", "Central and Eastern Europe"]</text:p>
      <text:p text:style-name="P4">
ID: 22559393</text:p>
      <!--METADATA-->
      <text:p text:style-name="P4">
Donetsk Oblast(22:02). Red Alert: aerial threat. Sirens sounding. Take covernow!</text:p>
      <text:p text:style-name="P4">
News Collection Link: <text:a xlink:type="simple" xlink:href="https://liveuamap.com/en/2023/29-april-donetsk-oblast2202-red-alert-aerial-g" text:style-name="Internet_20_link" text:visited-style-name="Visited_20_Internet_20_Link">
https://liveuamap.com/en/2023/29-april-donetsk-oblast2202-red-alert-aerial-g</text:a>
</text:p>
      <text:p text:style-name="P4">
Source: <text:a xlink:type="simple" xlink:href="https://t.me/air_alert_ua/44054" text:style-name="Internet_20_link" text:visited-style-name="Visited_20_Internet_20_Link">
https://t.me/air_alert_ua/44054</text:a>
</text:p>
      <!--NEWS-->
      <text:h text:style-name="P10" text:outline-level="1">
<text:span text:style-name="T4">
У Туреччині визначилися з кандидатами на космічну мандрівку</text:span>
</text:h>
      <text:p text:style-name="P4">
Authors: Ukrinform (Person)</text:p>
      <text:p text:style-name="P4">
Publisher: Укринформ (Organization)</text:p>
      <text:p text:style-name="P4">
Published Time: 2023-04-29T16:13:00+03:00</text:p>
      <text:p text:style-name="P4">
Modified Time: 2023-04-29T16:13:00+03:00</text:p>
      <text:p text:style-name="P4">
Description: У рамках авіаційного та аерокосмічного фестивалю Teknofest 2023, який проходить у Стамбулі, було оголошено кандидатів на політ у космос від Туреччини. — Укрінформ.</text:p>
      <text:p text:style-name="P4">
Images: ["<text:a xlink:type="simple" xlink:href="https://static.ukrinform.com/photos/2019_06/thumb_files/630_360_1560330603-105.jpg" text:style-name="Internet_20_link" text:visited-style-name="Visited_20_Internet_20_Link">
630_360_15603...</text:a>
"]</text:p>
      <text:p text:style-name="P4">
Tags: ['Космос', 'Туреччина']</text:p>
      <text:p text:style-name="P4">
Type: Article</text:p>
      <!--METADATA-->
      <text:p text:style-name="P4">
<draw:frame draw:style-name="fr1" draw:name="Image143" text:anchor-type="as-char" svg:width="6.9236in" svg:height="3.956343in" draw:z-index="0">
<draw:image xlink:href="../Images/yкринформ/2023-04-29T16-13-00-03-00/630_360_1560330603-105.jpg" xlink:type="simple" xlink:show="embed" xlink:actuate="onLoad" draw:mime-type="image/jpeg"/>
</draw:frame>
 У рамкахавіаційного та аерокосмічного фестивалю Teknofest 2023, який проходить уСтамбулі, було оголошено кандидатів на політ у космос від Туреччини.</text:p>
      <text:p text:style-name="P4">
Імена оголосив Президент Туреччини Реджеп Тайїп Ердоган, повідомляє власкорУкрінформу.</text:p>
      <text:p text:style-name="P4">
«Наш брат Альпер Гезеравджи, який вирушить на Міжнародну космічну станцію, єславетним турецьким пілотом, який досяг значних успіхів у командуванні нашимиВПС. Тува Джихангір Атасевер, який був обраний дублером, є системнимінженером, який працює в галузі космічних систем запуску в ROKETSAN. Я несумніваюся, що обидва наші брати якнайкраще виконають свої обов’язки», -сказав Ердоган.</text:p>
      <text:p text:style-name="P4">
За його словами, турецький <text:a xlink:type="simple" xlink:href="https://www.ukrinform.ua/tag-kosmos" text:style-name="Internet_20_link" text:visited-style-name="Visited_20_Internet_20_Link">
 </text:a>
перебуватиме на космічній станції протягом 14 днів. У цій місії турецькийкосмонавт виконає 13 різних експериментів, підготовлених відомимиуніверситетами та дослідницькими установами країни.</text:p>
      <text:p text:style-name="P4">
<text:span text:style-name="T4">
Читайте також:</text:span>
 <text:a xlink:type="simple" xlink:href="https://www.ukrinform.ua/rubric-technology/3693659-tureccina-gotue-do-zapusku-suputnik-vlasnogo-virobnictva.html" text:style-name="Internet_20_link" text:visited-style-name="Visited_20_Internet_20_Link">
 <text:span text:style-name="T4">
Туреччина</text:span>
 <text:span text:style-name="T4">
готує</text:span>
 <text:span text:style-name="T4">
запуску</text:span>
 <text:span text:style-name="T4">
супутник</text:span>
<text:span text:style-name="T4">
власного</text:span>
 <text:span text:style-name="T4">
виробництва</text:span>
 </text:a>
</text:p>
      <text:p text:style-name="P4">
Відбір відбувся у рамках Національної космічної програми, за якою громадянинаТуреччини відправлять у космос у 100-річчя Республіки.</text:p>
      <text:p text:style-name="P4">
Як повідомляв Укрінформ, у травні минулого року у Туреччині за дві доби навакансію космонавта Міжнародної комічної станції подали 31 тисячу заявок.</text:p>
      <text:p text:style-name="P4">
Source: <text:a xlink:type="simple" xlink:href="https://www.ukrinform.ua/rubric-technology/3702528-u-tureccini-viznacilisa-z-kandidatami-na-kosmicnu-mandrivku.html" text:style-name="Internet_20_link" text:visited-style-name="Visited_20_Internet_20_Link">
https://www.ukrinform.ua/rubric-technology/3702528-u-tureccini-viznacilisa-z-kandidatami-na-kosmicnu-mandrivku.html</text:a>
</text:p>
      <!--NEWS-->
      <text:h text:style-name="P10" text:outline-level="1">
<text:span text:style-name="T4">
Папа Римський зустрівся із українськими біженцями в Угорщині</text:span>
</text:h>
      <text:p text:style-name="P4">
Authors: Ukrinform (Person)</text:p>
      <text:p text:style-name="P4">
Publisher: Укринформ (Organization)</text:p>
      <text:p text:style-name="P4">
Published Time: 2023-04-29T16:20:00+03:00</text:p>
      <text:p text:style-name="P4">
Modified Time: 2023-04-29T16:20:00+03:00</text:p>
      <text:p text:style-name="P4">
Description: Папа Римський Франциск під час поїздки до Угорщини зустрівся із українськими біженцями. — Укрінформ.</text:p>
      <text:p text:style-name="P4">
Images: ["<text:a xlink:type="simple" xlink:href="https://static.ukrinform.com/photos/2023_04/thumb_files/630_360_1682774220-620.jpeg" text:style-name="Internet_20_link" text:visited-style-name="Visited_20_Internet_20_Link">
630_360_16827...</text:a>
", "<text:a xlink:type="simple" xlink:href="https://static.ukrinform.com/photos/2023_04/1682774220-122.jpeg" text:style-name="Internet_20_link" text:visited-style-name="Visited_20_Internet_20_Link">
1682774220-12...</text:a>
", "<text:a xlink:type="simple" xlink:href="https://static.ukrinform.com/photos/2023_04/1682774219-581.jpeg" text:style-name="Internet_20_link" text:visited-style-name="Visited_20_Internet_20_Link">
1682774219-58...</text:a>
"]</text:p>
      <text:p text:style-name="P4">
Tags: ['Папа Франциск', 'Угорщина', 'Україна']</text:p>
      <text:p text:style-name="P4">
Type: Article</text:p>
      <!--METADATA-->
      <text:p text:style-name="P4">
<draw:frame draw:style-name="fr1" draw:name="Image144" text:anchor-type="as-char" svg:width="6.9236in" svg:height="3.956343in" draw:z-index="0">
<draw:image xlink:href="../Images/yкринформ/2023-04-29T16-20-00-03-00/630_360_1682774220-620.jpeg" xlink:type="simple" xlink:show="embed" xlink:actuate="onLoad" draw:mime-type="image/jpeg"/>
</draw:frame>
 ПапаРимський Франциск під час поїздки до Угорщини зустрівся із українськимибіженцями.</text:p>
      <text:p text:style-name="P4">
Про це повідомляє  <text:a xlink:type="simple" xlink:href="https://www.reuters.com/world/europe/pope-meeting-ukrainian-refugees-says-better-future-possible-2023-04-29/" text:style-name="Internet_20_link" text:visited-style-name="Visited_20_Internet_20_Link">
 </text:a>
 , передаєУкрінформ.</text:p>
      <text:p text:style-name="P4">
Зазначається, що зустріч пройшла в суботу у храмі святої Єлизавети вБудапешті.</text:p>
      <text:p text:style-name="P4">
Понтифік поспілкувався з українцями, серед яких була родина із п`ятьма дітьмиз <text:a xlink:type="simple" xlink:href="https://www.ukrinform.ua/tag-dnipro" text:style-name="Internet_20_link" text:visited-style-name="Visited_20_Internet_20_Link">
 </text:a>
 , яка вимушена була покинути ріднемісто через російські бомбардування.</text:p>
      <text:p text:style-name="P4">
<draw:frame draw:style-name="fr1" draw:name="Image145" text:anchor-type="as-char" svg:width="6.9236in" svg:height="3.89773in" draw:z-index="0">
<draw:image xlink:href="../Images/yкринформ/2023-04-29T16-20-00-03-00/1682774220-122.jpeg" xlink:type="simple" xlink:show="embed" xlink:actuate="onLoad" draw:mime-type="image/jpeg"/>
</draw:frame>
</text:p>
      <text:p text:style-name="P4">
Папа Франциск наголосив присутнім, що співчуття до тих, хто страждає відбідності та трагедії, є невід’ємною частиною християнства, навіть якщо ті, хтопотребує цього, є невіруючими.</text:p>
      <text:p text:style-name="P4">
<text:span text:style-name="T4">
Читайте також:</text:span>
 <text:a xlink:type="simple" xlink:href="https://www.ukrinform.ua/rubric-world/3702114-papa-francisk-u-rozmovi-z-orbanom-zaklikav-vidmovitisa-vid-nacionalizmu-ta-populizmu.html" text:style-name="Internet_20_link" text:visited-style-name="Visited_20_Internet_20_Link">
 <text:span text:style-name="T4">
Папа</text:span>
 </text:a>
</text:p>
      <text:p text:style-name="P4">
«Навіть серед болю і страждань, отримавши бальзам любові, ми знаходимомужність, необхідну для того, щоб продовжувати рухатися вперед: ми знаходимосили вірити, що не все втрачено, і що інше майбутнє можливе», - сказавпонтифік.</text:p>
      <text:p text:style-name="P4">
<draw:frame draw:style-name="fr1" draw:name="Image146" text:anchor-type="as-char" svg:width="6.9236in" svg:height="3.89773in" draw:z-index="0">
<draw:image xlink:href="../Images/yкринформ/2023-04-29T16-20-00-03-00/1682774219-581.jpeg" xlink:type="simple" xlink:show="embed" xlink:actuate="onLoad" draw:mime-type="image/jpeg"/>
</draw:frame>
</text:p>
      <text:p text:style-name="P4">
Як повідомляв Укрінформ, Папа Римський Франциск у п`ятницю прибув до Угорщиниіз триденним візитом. Він попередив про небезпеку зростання націоналізму тазаявив уряду прем'єр-міністра Віктора Орбана, що прийом мігрантів буде вірноюознакою християнства.</text:p>
      <text:p text:style-name="P4">
_ Фото: Vatican News  _</text:p>
      <text:p text:style-name="P4">
Source: <text:a xlink:type="simple" xlink:href="https://www.ukrinform.ua/rubric-world/3702529-papa-rimskij-zustrivsa-iz-ukrainskimi-bizencami-v-ugorsini.html" text:style-name="Internet_20_link" text:visited-style-name="Visited_20_Internet_20_Link">
https://www.ukrinform.ua/rubric-world/3702529-papa-rimskij-zustrivsa-iz-ukrainskimi-bizencami-v-ugorsini.html</text:a>
</text:p>
      <!--NEWS-->
      <text:h text:style-name="P10" text:outline-level="1">
<text:span text:style-name="T4">
Ковтун здобув дві нагороди на КС зі спортивної гімнастики в Каїрі</text:span>
</text:h>
      <text:p text:style-name="P4">
Authors: Ukrinform (Person)</text:p>
      <text:p text:style-name="P4">
Publisher: Укринформ (Organization)</text:p>
      <text:p text:style-name="P4">
Published Time: 2023-04-29T16:29:42+03:00</text:p>
      <text:p text:style-name="P4">
Modified Time: 2023-04-29T16:29:42+03:00</text:p>
      <text:p text:style-name="P4">
Description: Українець завоював «золото» та «бронзу». — Укрінформ.</text:p>
      <text:p text:style-name="P4">
Images: ["<text:a xlink:type="simple" xlink:href="https://static.ukrinform.com/photos/2023_04/thumb_files/630_360_1682774928-164.jpg" text:style-name="Internet_20_link" text:visited-style-name="Visited_20_Internet_20_Link">
630_360_16827...</text:a>
"]</text:p>
      <text:p text:style-name="P4">
Tags: ['Гімнастика']</text:p>
      <text:p text:style-name="P4">
Type: Article</text:p>
      <!--METADATA-->
      <text:p text:style-name="P4">
<draw:frame draw:style-name="fr1" draw:name="Image147" text:anchor-type="as-char" svg:width="6.9236in" svg:height="3.956343in" draw:z-index="0">
<draw:image xlink:href="../Images/yкринформ/2023-04-29T16-29-42-03-00/630_360_1682774928-164.jpg" xlink:type="simple" xlink:show="embed" xlink:actuate="onLoad" draw:mime-type="image/jpeg"/>
</draw:frame>
 Українецьзавоював «золото» та «бронзу».</text:p>
      <text:p text:style-name="P4">
Дві медалі виборов українець Ілля Ковтун у перший день фіналів на Кубку світузі спортивної гімнастики в єгипетському Каїрі, передає Укрінформ.</text:p>
      <text:p text:style-name="P4">
Ковтун святкував перемогу у вільних вправах, де ніхто не зміг перевершити йогопрограму з коефіцієнтом складності 6,2 та загальною оцінкою 14.433.</text:p>
      <text:p text:style-name="P4">
Другу нагороду 19-річний спортсмен з Черкас здобув у фіналі на коні,поступившись лише віцечемпіону Олімпіади-2020 Лі Чіх-каю з Тайваню (15.033) тавірмену Гагіку Хачікяну (14.733) і розділивши третю сходинку п'єдесталу зіншим представником Вірменії бронзовим призером чемпіонату світу АрутюномМердіняном, з яким вони набрали однакову суму 14.566.</text:p>
      <text:p text:style-name="P4">
Крім того, українець кваліфікувався у фінали на п’яти з шести приладів, тожзавтра на нього чекає виступ на паралельних брусах, поперечині та в опорномустрибку, де компанію йому складе ще один представник України Назар Чепурний.</text:p>
      <text:p text:style-name="P4">
<text:span text:style-name="T4">
Читайте також:</text:span>
 <text:a xlink:type="simple" xlink:href="https://www.ukrinform.ua/rubric-sports/3701410-gimnast-illa-kovtun-ta-fehtuvalnica-anna-maksimenko-laureati-kvitna-v-ukraini.html" text:style-name="Internet_20_link" text:visited-style-name="Visited_20_Internet_20_Link">
 <text:span text:style-name="T4">
Ковтун</text:span>
 </text:a>
</text:p>
      <text:p text:style-name="P4">
Як повідомляв Укрінформ, Ковтун переміг у номінації «Найкращий спортсменквітня 2023 року в Україні».</text:p>
      <text:p text:style-name="P4">
Фото: noc-ukr.org</text:p>
      <text:p text:style-name="P4">
Source: <text:a xlink:type="simple" xlink:href="https://www.ukrinform.ua/rubric-sports/3702534-kovtun-zdobuv-dvi-nagorodi-na-ks-zi-sportivnoi-gimnastiki-v-kairi.html" text:style-name="Internet_20_link" text:visited-style-name="Visited_20_Internet_20_Link">
https://www.ukrinform.ua/rubric-sports/3702534-kovtun-zdobuv-dvi-nagorodi-na-ks-zi-sportivnoi-gimnastiki-v-kairi.html</text:a>
</text:p>
      <!--NEWS-->
      <text:h text:style-name="P10" text:outline-level="1">
<text:span text:style-name="T4">
російські війська обстріляли Білозерську громаду, є жертва</text:span>
</text:h>
      <text:p text:style-name="P4">
Authors: Ukrinform (Person)</text:p>
      <text:p text:style-name="P4">
Publisher: Укринформ (Organization)</text:p>
      <text:p text:style-name="P4">
Published Time: 2023-04-29T16:31:33+03:00</text:p>
      <text:p text:style-name="P4">
Modified Time: 2023-04-29T16:31:33+03:00</text:p>
      <text:p text:style-name="P4">
Description: Армія російської федерації вранці 29 квітня вчергове обстріляла населений пункт Білозерської громади Херсонської області, одна людина загинула. — Укрінформ.</text:p>
      <text:p text:style-name="P4">
Images: ["<text:a xlink:type="simple" xlink:href="https://static.ukrinform.com/photos/2023_04/thumb_files/630_360_1682774764-576.jpg" text:style-name="Internet_20_link" text:visited-style-name="Visited_20_Internet_20_Link">
630_360_16827...</text:a>
", "<text:a xlink:type="simple" xlink:href="https://static.ukrinform.com/photos/2023_04/1682774764-998.jpg" text:style-name="Internet_20_link" text:visited-style-name="Visited_20_Internet_20_Link">
1682774764-99...</text:a>
", "<text:a xlink:type="simple" xlink:href="https://static.ukrinform.com/photos/2023_04/1682774764-852.jpg" text:style-name="Internet_20_link" text:visited-style-name="Visited_20_Internet_20_Link">
1682774764-85...</text:a>
"]</text:p>
      <text:p text:style-name="P4">
Tags: ['Херсонщина', 'Обстріл', 'РСЗВ', 'Війна з росією']</text:p>
      <text:p text:style-name="P4">
Type: Article</text:p>
      <!--METADATA-->
      <text:p text:style-name="P4">
<draw:frame draw:style-name="fr1" draw:name="Image148" text:anchor-type="as-char" svg:width="6.9236in" svg:height="3.956343in" draw:z-index="0">
<draw:image xlink:href="../Images/yкринформ/2023-04-29T16-31-33-03-00/630_360_1682774764-576.jpg" xlink:type="simple" xlink:show="embed" xlink:actuate="onLoad" draw:mime-type="image/jpeg"/>
</draw:frame>
 Арміяросійської федерації вранці 29 квітня вчергове обстріляла населений пунктБілозерської громади Херсонської області, одна людина загинула.</text:p>
      <text:p text:style-name="P4">
Як передає Укрінформ, про це повідомляє <text:a xlink:type="simple" xlink:href="https://www.gp.gov.ua/ua/posts/rosiiski-viiska-prodovzuyut-obstrilyuvati-xersonshhinu-rozpocato-rozsliduvannya" text:style-name="Internet_20_link" text:visited-style-name="Visited_20_Internet_20_Link">
</text:a>
</text:p>
      <text:p text:style-name="P4">
За процесуального керівництва Олешківської окружної прокуратури розпочатодосудове розслідування у кримінальному провадженні за фактом порушення законівта звичаїв війни, поєднаного з умисним <text:a xlink:type="simple" xlink:href="https://www.ukrinform.ua/tag-vbivstvo" text:style-name="Internet_20_link" text:visited-style-name="Visited_20_Internet_20_Link">
 </text:a>
 (ч. 2 ст. 438 Кримінального кодексу України).</text:p>
      <text:p text:style-name="P4">
За даними слідства, 29 квітня близько 10:00 російська армія вчерговеобстріляла населений пункт Білозерської громади Херсонської області.</text:p>
      <text:p text:style-name="P4">
<draw:frame draw:style-name="fr1" draw:name="Image149" text:anchor-type="as-char" svg:width="6.9236in" svg:height="5.1927in" draw:z-index="0">
<draw:image xlink:href="../Images/yкринформ/2023-04-29T16-31-33-03-00/1682774764-998.jpg" xlink:type="simple" xlink:show="embed" xlink:actuate="onLoad" draw:mime-type="image/jpeg"/>
</draw:frame>
</text:p>
      <text:p text:style-name="P4">
Внаслідок обстрілу загинув чоловік. Ще одна жінка отримала травми, їїгоспіталізовано.</text:p>
      <text:p text:style-name="P4">
<text:span text:style-name="T4">
Читайте також:</text:span>
 <text:a xlink:type="simple" xlink:href="https://www.ukrinform.ua/rubric-regions/3702335-na-hersonsini-rosiani-posilili-filtracijni-zahodi.html" text:style-name="Internet_20_link" text:visited-style-name="Visited_20_Internet_20_Link">
 <text:span text:style-name="T4">
Херсонщ</text:span>
 </text:a>
</text:p>
      <text:p text:style-name="P4">
Пошкоджено приватні будинки.</text:p>
      <text:p text:style-name="P4">
За попередніми даними, ворог атакував село з РСЗВ.</text:p>
      <text:p text:style-name="P4">
<draw:frame draw:style-name="fr1" draw:name="Image150" text:anchor-type="as-char" svg:width="6.9236in" svg:height="5.1927in" draw:z-index="0">
<draw:image xlink:href="../Images/yкринформ/2023-04-29T16-31-33-03-00/1682774764-852.jpg" xlink:type="simple" xlink:show="embed" xlink:actuate="onLoad" draw:mime-type="image/jpeg"/>
</draw:frame>
</text:p>
      <text:p text:style-name="P4">
Проводяться першочергові заходи для фіксування злочину, скоєного армієюкраїни-агресора.</text:p>
      <text:p text:style-name="P4">
Також голова Херсонської обласної військової адміністрації Олександр Прокудін<text:a xlink:type="simple" xlink:href="https://t.me/olexandrprokudin/379" text:style-name="Internet_20_link" text:visited-style-name="Visited_20_Internet_20_Link">
</text:a>
 наслідки вчорашнього обстрілу Білозерки армією рф.</text:p>
      <text:p text:style-name="P4">
"Пошкоджено лікарню та близько 30 домоволодінь . Під завалами загинула57-річна жінка, ще троє людей дістали поранення”, - додав Прокудін.</text:p>
      <text:p text:style-name="P4">
Як повідомляв Укрінформ, російська армія 28 квітня здійснила 33 обстрілиХерсонської області, одна людина загинула.</text:p>
      <text:p text:style-name="P4">
Source: <text:a xlink:type="simple" xlink:href="https://www.ukrinform.ua/rubric-ato/3702535-rosijski-vijska-obstrilali-bilozersku-gromadu-e-zertva.html" text:style-name="Internet_20_link" text:visited-style-name="Visited_20_Internet_20_Link">
https://www.ukrinform.ua/rubric-ato/3702535-rosijski-vijska-obstrilali-bilozersku-gromadu-e-zertva.html</text:a>
</text:p>
      <!--NEWS-->
      <text:h text:style-name="P10" text:outline-level="1">
<text:span text:style-name="T4">
У ВПС США заявляють про агресивну поведінку пілотів рф у Сирії</text:span>
</text:h>
      <text:p text:style-name="P4">
Authors: Ukrinform (Person)</text:p>
      <text:p text:style-name="P4">
Publisher: Укринформ (Organization)</text:p>
      <text:p text:style-name="P4">
Published Time: 2023-04-29T16:40:00+03:00</text:p>
      <text:p text:style-name="P4">
Modified Time: 2023-04-29T16:40:00+03:00</text:p>
      <text:p text:style-name="P4">
Description: За даними Центрального командування США, російські пілоти останнім часом вдаються до агресивнішої поведінки щодо американських літаків у небі над Сирією. — Укрінформ.</text:p>
      <text:p text:style-name="P4">
Images: ["<text:a xlink:type="simple" xlink:href="https://static.ukrinform.com/photos/2023_04/thumb_files/630_360_1682775164-822.jpg" text:style-name="Internet_20_link" text:visited-style-name="Visited_20_Internet_20_Link">
630_360_16827...</text:a>
"]</text:p>
      <text:p text:style-name="P4">
Tags: ['Літак', 'Сирія', 'США', 'росія']</text:p>
      <text:p text:style-name="P4">
Type: Article</text:p>
      <!--METADATA-->
      <text:p text:style-name="P4">
<draw:frame draw:style-name="fr1" draw:name="Image151" text:anchor-type="as-char" svg:width="6.9236in" svg:height="3.956343in" draw:z-index="0">
<draw:image xlink:href="../Images/yкринформ/2023-04-29T16-40-00-03-00/630_360_1682775164-822.jpg" xlink:type="simple" xlink:show="embed" xlink:actuate="onLoad" draw:mime-type="image/jpeg"/>
</draw:frame>
 За данимиЦентрального командування США, російські пілоти останнім часом вдаються доагресивнішої поведінки щодо американських літаків у небі над Сирією.</text:p>
      <text:p text:style-name="P4">
Як передає Укрінформ, про це повідомляє <text:a xlink:type="simple" xlink:href="https://edition.cnn.com/2023/04/29/europe/russia-fighter-pilots-dogfight-us-jets-syria-intl-hnk/index.html" text:style-name="Internet_20_link" text:visited-style-name="Visited_20_Internet_20_Link">
</text:a>
</text:p>
      <text:p text:style-name="P4">
За словами американського офіцера Джо Буччіно, подібні дії мали місце під часкількох останніх випадків з літаками у небі.</text:p>
      <text:p text:style-name="P4">
російські пілоти не намагаються збити американські літаки, заявивамериканський чиновник CNN, але вони, можливо, намагаються «спровокувати» ВПССША та «втягнути нас у міжнародний інцидент».</text:p>
      <text:p text:style-name="P4">
На відео, опублікованому Центральним командуванням США 2 квітня, видно, якросійський винищувач Су-35 здійснює "небезпечне та непрофесійне" перехопленняамериканського винищувача F-16. На іншому відео від 18 квітня показаноросійський винищувач, який порушив повітряний простір коаліції та наблизивсядо американського літака на відстань близько 610 метрів - відстань, якувинищувач може подолати за лічені секунди.</text:p>
      <text:p text:style-name="P4">
<text:span text:style-name="T4">
Читайте також:</text:span>
 <text:a xlink:type="simple" xlink:href="https://www.ukrinform.ua/rubric-world/3682992-milli-pro-zbitta-amerikanskogo-drona-rosia-navmisno-demonstrue-agresivnu-povedinku.html" text:style-name="Internet_20_link" text:visited-style-name="Visited_20_Internet_20_Link">
 <text:span text:style-name="T4">
Міллі</text:span>
 <text:span text:style-name="T4">
про</text:span>
 <text:span text:style-name="T4">
збиття</text:span>
 <text:span text:style-name="T4">
американського</text:span>
 <text:span text:style-name="T4">
дрона</text:span>
<text:span text:style-name="T4">
росія</text:span>
 <text:span text:style-name="T4">
навмисно</text:span>
 <text:span text:style-name="T4">
демонструє</text:span>
 <text:span text:style-name="T4">
агресивну</text:span>
 <text:span text:style-name="T4">
поведінку</text:span>
</text:a>
</text:p>
      <text:p text:style-name="P4">
Упродовж останніх кількох років США використовували лінію розмежування міжзбройними силами США та рф у <text:a xlink:type="simple" xlink:href="https://www.ukrinform.ua/tag-siria" text:style-name="Internet_20_link" text:visited-style-name="Visited_20_Internet_20_Link">
 </text:a>
 щобуникнути інцидентів або зіткнень, які можуть ненавмисно призвести доескалації.</text:p>
      <text:p text:style-name="P4">
Офіційні особи США зв'язалися зі своїми російськими колегами щодо недавніхінцидентів, росіяни відповіли, сказав чиновник, але не визнаючи те, щовідбувся інцидент.</text:p>
      <text:p text:style-name="P4">
З початку березня російські літаки загалом 85 разів порушили протоколирозведення військ, включаючи польоти надто близько до військових баз коаліції.</text:p>
      <text:p text:style-name="P4">
Це також включає 26 випадків, коли російські літаки пролітали близько надпозиціями військ США та коаліції в Сирії.</text:p>
      <text:p text:style-name="P4">
Як повідомлялося, росія у вересні 2022 року <text:a xlink:type="simple" xlink:href="https://www.ukrinform.ua/rubric-crimea/3693873-rosia-u-veresni-2022-roku-led-ne-zbila-britanskij-litakrozvidnik-bila-krimu-zmi.html" text:style-name="Internet_20_link" text:visited-style-name="Visited_20_Internet_20_Link">
</text:a>
 .</text:p>
      <text:p text:style-name="P4">
<text:span text:style-name="T5">
Фото ілюстративне</text:span>
</text:p>
      <text:p text:style-name="P4">
Source: <text:a xlink:type="simple" xlink:href="https://www.ukrinform.ua/rubric-world/3702531-u-vps-ssa-zaavlaut-pro-agresivnu-povedinku-pilotiv-rf-u-sirii.html" text:style-name="Internet_20_link" text:visited-style-name="Visited_20_Internet_20_Link">
https://www.ukrinform.ua/rubric-world/3702531-u-vps-ssa-zaavlaut-pro-agresivnu-povedinku-pilotiv-rf-u-sirii.html</text:a>
</text:p>
      <!--NEWS-->
      <text:h text:style-name="P10" text:outline-level="1">
<text:span text:style-name="T4">
В Умані на місці ракетного удару завершили пошукову операцію, двоє вважаються зниклими</text:span>
</text:h>
      <text:p text:style-name="P4">
Authors: Ukrinform (Person)</text:p>
      <text:p text:style-name="P4">
Publisher: Укринформ (Organization)</text:p>
      <text:p text:style-name="P4">
Published Time: 2023-04-29T16:43:00+03:00</text:p>
      <text:p text:style-name="P4">
Modified Time: 2023-04-29T16:43:00+03:00</text:p>
      <text:p text:style-name="P4">
Description: У місті Умань Черкаської області завершилася пошуково-рятувальна операція на місці ракетного удару, скоєного росіянами вранці 28 квітня, станом на цей час дві жінки вважаються зниклими безвісти. — Укрінформ.</text:p>
      <text:p text:style-name="P4">
Images: ["<text:a xlink:type="simple" xlink:href="https://static.ukrinform.com/photos/2023_04/thumb_files/630_360_1682745128-808.jpg" text:style-name="Internet_20_link" text:visited-style-name="Visited_20_Internet_20_Link">
630_360_16827...</text:a>
"]</text:p>
      <text:p text:style-name="P4">
Tags: ['Обстріл', 'Умань', 'Війна з росією', 'Ракетний удар']</text:p>
      <text:p text:style-name="P4">
Type: Article</text:p>
      <!--METADATA-->
      <text:p text:style-name="P4">
<draw:frame draw:style-name="fr1" draw:name="Image152" text:anchor-type="as-char" svg:width="6.9236in" svg:height="3.956343in" draw:z-index="0">
<draw:image xlink:href="../Images/yкринформ/2023-04-29T16-43-00-03-00/630_360_1682745128-808.jpg" xlink:type="simple" xlink:show="embed" xlink:actuate="onLoad" draw:mime-type="image/jpeg"/>
</draw:frame>
 У містіУмань Черкаської області завершилася пошуково-рятувальна операція на місціракетного удару, скоєного росіянами вранці 28 квітня, станом на цей час двіжінки вважаються зниклими безвісти.</text:p>
      <text:p text:style-name="P4">
Про це міністр внутрішніх справ Ігор Клименко повідомив у  <text:a xlink:type="simple" xlink:href="https://www.facebook.com/100063549430817/videos/2559859704313623/" text:style-name="Internet_20_link" text:visited-style-name="Visited_20_Internet_20_Link">
</text:a>
 , передаєУкрінформ.</text:p>
      <text:p text:style-name="P4">
Як зауважив глава МВС, рятувальники працювали на межі можливостей, щобвитягнути людей з-під завалів. Були залучені важка техніка та спецзасоби.Допомогу надавали поліцейські й добровольці.</text:p>
      <text:p text:style-name="P4">
У ході пошуково-рятувальної операції врятувати вдалося 17 людей.</text:p>
      <text:p text:style-name="P4">
"На жаль, внаслідок російського удару 23 людини загинуло: 22 дістали з-підзавалів, ще одна людина померла в лікарні. Серед загиблих – шестеро <text:a xlink:type="simple" xlink:href="https://www.ukrinform.ua/tag-diti" text:style-name="Internet_20_link" text:visited-style-name="Visited_20_Internet_20_Link">
</text:a>
 : троє хлопчиків (півтора, 16 та 17років) та троє дівчаток (8, 11 та 14 років)", – зазначив міністр.</text:p>
      <text:p text:style-name="P4">
За його даними, ідентифіковані всі 23 тіла. Так, на місці працював спеціальнийштаб, де прямі родичі загиблих могли здати біологічні зразки для ДНК-порівняння.</text:p>
      <text:p text:style-name="P4">
Поранень унаслідок ракетного удару зазнали дев'ятеро людей. Медики в супроводіполіції забезпечили оперативну госпіталізацію постраждалих.</text:p>
      <text:p text:style-name="P4">
<text:span text:style-name="T4">
Читайте також:</text:span>
 <text:a xlink:type="simple" xlink:href="https://www.ukrinform.ua/rubric-regions/3702405-raketnij-udar-po-umani-v-likarni-zalisautsa-patero-postrazdalih-odnih-v-tazkomu-stani.html" text:style-name="Internet_20_link" text:visited-style-name="Visited_20_Internet_20_Link">
 <text:span text:style-name="T4">
Уман</text:span>
 </text:a>
</text:p>
      <text:p text:style-name="P4">
"Усі служби спрацювали злагоджено та ефективно. Дякую рятувальникам,поліцейським, працівникам комунальних служб, десяткам уманчан, які долучилисядо розбору обваленого будинку", – додав Клименко.</text:p>
      <text:p text:style-name="P4">
Він підкреслив, що робота йшла дуже швидко, бо всі поспішали, до останньогосподіваючись знайти під завалами живих.</text:p>
      <text:p text:style-name="P4">
Як повідомляв Укрінформ, зранку 28 квітня російські загарбники вкотрездійснили по Україні  <text:a xlink:type="simple" xlink:href="https://www.ukrinform.ua/rubric-other_news/3701836-rosia-atakuvala-ukrainu-raketami-e-zagibli-i-poraneni.html" text:style-name="Internet_20_link" text:visited-style-name="Visited_20_Internet_20_Link">
 </text:a>
, влучивши по житлових будинках у Дніпрі, Умані Черкаської області й УкраїнціКиївської області.</text:p>
      <text:p text:style-name="P4">
Source: <text:a xlink:type="simple" xlink:href="https://www.ukrinform.ua/rubric-regions/3702538-v-umani-na-misci-raketnogo-udaru-zaversili-posukovu-operaciu-dvoe-vvazautsa-zniklimi.html" text:style-name="Internet_20_link" text:visited-style-name="Visited_20_Internet_20_Link">
https://www.ukrinform.ua/rubric-regions/3702538-v-umani-na-misci-raketnogo-udaru-zaversili-posukovu-operaciu-dvoe-vvazautsa-zniklimi.html</text:a>
</text:p>
      <!--NEWS-->
      <text:h text:style-name="P10" text:outline-level="1">
<text:span text:style-name="T4">
Зеленський подякував Horizon Capital за залучення $254 мільйонів для України</text:span>
</text:h>
      <text:p text:style-name="P4">
Authors: Ukrinform (Person)</text:p>
      <text:p text:style-name="P4">
Publisher: Укринформ (Organization)</text:p>
      <text:p text:style-name="P4">
Published Time: 2023-04-29T16:44:00+03:00</text:p>
      <text:p text:style-name="P4">
Modified Time: 2023-04-29T16:44:00+03:00</text:p>
      <text:p text:style-name="P4">
Description: Президент України Володимир Зеленський провів зустріч із керівництвом та інвесторами Horizon Capital і подякував компанії, яка зібрала 254 млн доларів для України. — Укрінформ.</text:p>
      <text:p text:style-name="P4">
Images: ["<text:a xlink:type="simple" xlink:href="https://static.ukrinform.com/photos/2023_04/thumb_files/630_360_1682775759-957.jpeg" text:style-name="Internet_20_link" text:visited-style-name="Visited_20_Internet_20_Link">
630_360_16827...</text:a>
"]</text:p>
      <text:p text:style-name="P4">
Tags: ['Економіка', 'Інвестиції', 'Україна', 'Зеленський', 'Horizon Capital Growth IV']</text:p>
      <text:p text:style-name="P4">
Type: Article</text:p>
      <!--METADATA-->
      <text:p text:style-name="P4">
<draw:frame draw:style-name="fr1" draw:name="Image153" text:anchor-type="as-char" svg:width="6.9236in" svg:height="3.956343in" draw:z-index="0">
<draw:image xlink:href="../Images/yкринформ/2023-04-29T16-44-00-03-00/630_360_1682775759-957.jpeg" xlink:type="simple" xlink:show="embed" xlink:actuate="onLoad" draw:mime-type="image/jpeg"/>
</draw:frame>
 ПрезидентУкраїни Володимир Зеленський провів зустріч із керівництвом та інвесторамиHorizon Capital і подякував компанії, яка зібрала 254 млн доларів для України.</text:p>
      <text:p text:style-name="P4">
Про це повідомляє <text:a xlink:type="simple" xlink:href="https://www.president.gov.ua/news/volodimir-zelenskij-proviv-zustrich-iz-kerivnictvom-ta-inves-82561" text:style-name="Internet_20_link" text:visited-style-name="Visited_20_Internet_20_Link">
 </text:a>
 , передає Укрінформ.</text:p>
      <text:p text:style-name="P4">
"Президент України Володимир Зеленський провів зустріч із засновницею таголовним виконавчим директором інвестиційної компанії Horizon Capital ОленоюКошарною й міжнародними інвесторами із восьми країн: Сполучених ШтатівАмерики, Німеччини, Нідерландів, Франції, Фінляндії, Швеції, Швейцарії, Данії,а також двох міжнародних організацій. Представники компанії Horizon Capitalоголосили про залучення в їхній новий фонд Horizon Capital Growth Fund IV(HCGF IV) 254 млн дол. США, із якого будуть проінвестовані українськікомпанії. Глава держави подякував присутнім за участь у фонді та інвестуванняв Україну", - йдеться у повідомленні.</text:p>
      <text:p text:style-name="P4">
Зеленський зазначив, що Україна зацікавлена в <text:a xlink:type="simple" xlink:href="https://www.ukrinform.ua/tag-investicii" text:style-name="Internet_20_link" text:visited-style-name="Visited_20_Internet_20_Link">
</text:a>
 і співпраці, які сприятимутьрозвитку економіки та промисловості, модернізації та прогресу новихтехнологій. Серед пріоритетних напрямів він назвав розвиток ІТ-сектору таенергетики, аграрного бізнесу тощо.</text:p>
      <text:p text:style-name="P4">
Глава держави висловив подяку країнам та інвесторам, які готові бути зУкраїною в цей нелегкий період і підтримують із перших днів.</text:p>
      <text:p text:style-name="P4">
<text:span text:style-name="T5">
Відео: ОП</text:span>
</text:p>
      <text:p text:style-name="P4">
Заступник керівника Офісу Президента Ростислав Шурма зауважив, що HorizonCapital Growth Fund IV – це не лише потужний крок від інвесторів, а й початокподальшої співпраці.</text:p>
      <text:p text:style-name="P4">
<text:span text:style-name="T4">
Читайте також:</text:span>
 <text:a xlink:type="simple" xlink:href="https://www.ukrinform.ua/rubric-vidbudova/3695947-dfc-ta-usaid-dopomagatimut-ukraini-zalucati-investicii-na-vidbudovu.html" text:style-name="Internet_20_link" text:visited-style-name="Visited_20_Internet_20_Link">
 <text:span text:style-name="T4">
інвестиції</text:span>
 </text:a>
</text:p>
      <text:p text:style-name="P4">
«Це перша велика, знакова інвестиція з початку повномасштабної агресії рф. Цейфонд – яскравий сигнал того, що глобальний бізнес та інвестори вірять уперемогу України», – наголосив Шурма.</text:p>
      <text:p text:style-name="P4">
Кошарна зі свого боку подякувала учасникам фонду за участь і його швидкеформування. Вона наголосила, що Horizon Capital також не зволікатиме зіспрямуванням коштів тим представникам українського бізнесу, які потребуютьпідтримки та інвестицій.</text:p>
      <text:p text:style-name="P4">
«Ми плануємо перші інвестиції через 30 днів. Ми не будемо чекати й гаяти час.Ми розуміємо, що саме зараз українські підприємці потребують капіталу», –сказала Кошарна.</text:p>
      <text:p text:style-name="P4">
Представники інвесторів, які брали участь у зустрічі, висловили готовністьпідтримувати Україну в ці складні часи, зокрема приватний сектор економікикраїни. На їхнє переконання, інвестиції сприятимуть не лише зростаннюукраїнської економіки, а й стануть основою її успішного майбутнього.</text:p>
      <text:p text:style-name="P4">
<text:span text:style-name="T4">
Читайте також:</text:span>
 <text:a xlink:type="simple" xlink:href="https://www.ukrinform.ua/rubric-economy/3579884-zelenskij-privitav-stvorenna-horizon-capital-growth-fund-dla-investicij-v-ukrainu.html" text:style-name="Internet_20_link" text:visited-style-name="Visited_20_Internet_20_Link">
 <text:span text:style-name="T4">
Horizon</text:span>
 <text:span text:style-name="T4">
Capital</text:span>
</text:a>
</text:p>
      <text:p text:style-name="P4">
Horizon Capital є провідною інвестиційною компанією у Центрально-СхіднійЄвропі, яка керує активами в обсязі 1,4 млрд дол., зокрема залученими понад700 млн дол. капіталу для підтримки підприємців-візіонерів з України таМолдови («Регіон») протягом останніх п’яти років. Сукупний капітал інвесторівфондів перевищує 630 млрд дол.</text:p>
      <text:p text:style-name="P4">
Як повідомляв Укрінформ, до Києва прибули генеральний директор Міжнародноїфінансової корпорації розвитку США Скотт Натан, помічник адміністратора USAIDEurope/Eurasia Ерін МакКі та координатор допомоги Державного департаменту уЄвропі Марія Лонгі для підписання з Президентом Володимиром Зеленським <text:a xlink:type="simple" xlink:href="https://www.ukrinform.ua/rubric-economy/3702470-do-kieva-pribula-delegacia-ssa-pidpisut-dogovir-pro-investiciu-dla-dopomogi-biznesu.html" text:style-name="Internet_20_link" text:visited-style-name="Visited_20_Internet_20_Link">
</text:a>
 для допомогималому та середньому бізнесу, що швидко розвивається.</text:p>
      <text:p text:style-name="P4">
<text:span text:style-name="T5">
Фото: ОП</text:span>
</text:p>
      <text:p text:style-name="P4">
Source: <text:a xlink:type="simple" xlink:href="https://www.ukrinform.ua/rubric-economy/3702540-zelenskij-podakuvav-horizon-capital-za-zalucenna-254-miljoniv-dla-ukraini.html" text:style-name="Internet_20_link" text:visited-style-name="Visited_20_Internet_20_Link">
https://www.ukrinform.ua/rubric-economy/3702540-zelenskij-podakuvav-horizon-capital-za-zalucenna-254-miljoniv-dla-ukraini.html</text:a>
</text:p>
      <!--NEWS-->
      <text:h text:style-name="P10" text:outline-level="1">
<text:span text:style-name="T4">
Мецола подякувала Україні за відданість реформам</text:span>
</text:h>
      <text:p text:style-name="P4">
Authors: Ukrinform (Person)</text:p>
      <text:p text:style-name="P4">
Publisher: Укринформ (Organization)</text:p>
      <text:p text:style-name="P4">
Published Time: 2023-04-29T16:52:00+03:00</text:p>
      <text:p text:style-name="P4">
Modified Time: 2023-04-29T16:52:00+03:00</text:p>
      <text:p text:style-name="P4">
Description: Європарламент та ВР посилили співпрацю задля європейського майбутнього України. — Укрінформ.</text:p>
      <text:p text:style-name="P4">
Images: ["<text:a xlink:type="simple" xlink:href="https://static.ukrinform.com/photos/2023_03/thumb_files/630_360_1677947338-357.jpg" text:style-name="Internet_20_link" text:visited-style-name="Visited_20_Internet_20_Link">
630_360_16779...</text:a>
"]</text:p>
      <text:p text:style-name="P4">
Tags: ['Європарламент', 'Верховна Рада', 'Зеленський', 'Стефанчук', 'Шмигаль', 'Мецола']</text:p>
      <text:p text:style-name="P4">
Type: Article</text:p>
      <!--METADATA-->
      <text:p text:style-name="P4">
<draw:frame draw:style-name="fr1" draw:name="Image154" text:anchor-type="as-char" svg:width="6.9236in" svg:height="3.956343in" draw:z-index="0">
<draw:image xlink:href="../Images/yкринформ/2023-04-29T16-52-00-03-00/630_360_1677947338-357.jpg" xlink:type="simple" xlink:show="embed" xlink:actuate="onLoad" draw:mime-type="image/jpeg"/>
</draw:frame>
Європарламент та ВР посилили співпрацю задля європейського майбутньогоУкраїни.</text:p>
      <text:p text:style-name="P4">
Про це у <text:a xlink:type="simple" xlink:href="https://twitter.com/EP_President/status/1652266540161433600" text:style-name="Internet_20_link" text:visited-style-name="Visited_20_Internet_20_Link">
</text:a>
написала президентка Європарламенту Роберта Мецола, передає Укрінформ</text:p>
      <text:p text:style-name="P4">
"Наша підтримка України посилюється. Цього тижня Європарламент та ВерховнаРада України посилили співпрацю задля забезпечення майбутнього України в нашійєвропейській родині. Дякую Президенту Володимиру Зеленському, Прем'єр-мініструДенису Шмигалю та Спікеру Русланові Стефанчуку за відданість реформам», -йдеться у дописі.</text:p>
      <text:p text:style-name="P4">
<text:span text:style-name="T4">
Читайте також:</text:span>
 <text:a xlink:type="simple" xlink:href="https://www.ukrinform.ua/rubric-economy/3701466-komitet-evroparlamentu-dav-zelene-svitlo-na-skasuvanna-mit-dla-ukrainskogo-eksportu.html" text:style-name="Internet_20_link" text:visited-style-name="Visited_20_Internet_20_Link">
 <text:span text:style-name="T4">
Європарламент</text:span>
 </text:a>
</text:p>
      <text:p text:style-name="P4">
Як повідомляв Укрінформ, Парламентська асамблея Ради Європи (ПАРЄ) впродовжсвоєї весняної сесії з 24 по 28 квітня провела термінові дебати про депортаціюукраїнських дітей окупантами до росії та <text:a xlink:type="simple" xlink:href="https://www.ukrinform.ua/rubric-ato/3701663-pare-viznala-genocidom-deportaciu-ukrainskih-ditej-do-rosii.html" text:style-name="Internet_20_link" text:visited-style-name="Visited_20_Internet_20_Link">
 </text:a>
і закликала МКС розглянути можливість кримінального переслідування за цейзлочин.</text:p>
      <text:p text:style-name="P4">
Source: <text:a xlink:type="simple" xlink:href="https://www.ukrinform.ua/rubric-polytics/3702545-mecola-podakuvala-ukraini-za-viddanist-reformam.html" text:style-name="Internet_20_link" text:visited-style-name="Visited_20_Internet_20_Link">
https://www.ukrinform.ua/rubric-polytics/3702545-mecola-podakuvala-ukraini-za-viddanist-reformam.html</text:a>
</text:p>
      <!--NEWS-->
      <text:h text:style-name="P10" text:outline-level="1">
<text:span text:style-name="T4">
У Техасі сталася стрілянина в будинку, п’ятеро загиблих</text:span>
</text:h>
      <text:p text:style-name="P4">
Authors: Ukrinform (Person)</text:p>
      <text:p text:style-name="P4">
Publisher: Укринформ (Organization)</text:p>
      <text:p text:style-name="P4">
Published Time: 2023-04-29T16:53:31+03:00</text:p>
      <text:p text:style-name="P4">
Modified Time: 2023-04-29T16:53:31+03:00</text:p>
      <text:p text:style-name="P4">
Description: П'ятеро людей загинули в п'ятницю ввечері внаслідок стрілянини в будинку на південному сході штату Техас. — Укрінформ.</text:p>
      <text:p text:style-name="P4">
Images: ["<text:a xlink:type="simple" xlink:href="https://static.ukrinform.com/photos/2016_09/thumb_files/630_360_1474271242-1247.jpg" text:style-name="Internet_20_link" text:visited-style-name="Visited_20_Internet_20_Link">
630_360_14742...</text:a>
"]</text:p>
      <text:p text:style-name="P4">
Tags: ['США', 'Загибель', 'Стрілянина у Техасі']</text:p>
      <text:p text:style-name="P4">
Type: Article</text:p>
      <!--METADATA-->
      <text:p text:style-name="P4">
<draw:frame draw:style-name="fr1" draw:name="Image155" text:anchor-type="as-char" svg:width="6.9236in" svg:height="3.956343in" draw:z-index="0">
<draw:image xlink:href="../Images/yкринформ/2023-04-29T16-53-31-03-00/630_360_1474271242-1247.jpg" xlink:type="simple" xlink:show="embed" xlink:actuate="onLoad" draw:mime-type="image/jpeg"/>
</draw:frame>
 П'ятеролюдей загинули в п'ятницю ввечері внаслідок стрілянини в будинку на південномусході штату Техас.</text:p>
      <text:p text:style-name="P4">
Як передає Укрінформ, про це повідомляє  <text:a xlink:type="simple" xlink:href="https://www.thenationalnews.com/world/us-news/2023/04/29/five-killed-in-shooting-at-home-in-texas/" text:style-name="Internet_20_link" text:visited-style-name="Visited_20_Internet_20_Link">
</text:a>
 .</text:p>
      <text:p text:style-name="P4">
Зазначається, що четверо людей загинули на місці стрілянини в Клівленді, ап'ята жертва померла в <text:a xlink:type="simple" xlink:href="https://www.ukrinform.ua/tag-bolnica" text:style-name="Internet_20_link" text:visited-style-name="Visited_20_Internet_20_Link">
 </text:a>
 , повідомилив офісі шерифа округу Сан-Хасінто.</text:p>
      <text:p text:style-name="P4">
Наймолодшій жертві стрілянини було вісім років.</text:p>
      <text:p text:style-name="P4">
<text:span text:style-name="T4">
Читайте також:</text:span>
 <text:a xlink:type="simple" xlink:href="https://www.ukrinform.ua/rubric-world/3700001-u-tehasi-vnaslidok-strilanini-na-vecirci-postrazdali-9-pidlitkiv.html" text:style-name="Internet_20_link" text:visited-style-name="Visited_20_Internet_20_Link">
 <text:span text:style-name="T4">
стрілянини</text:span>
 </text:a>
</text:p>
      <text:p text:style-name="P4">
Наразі місцева влада розшукує підозрюваного - латиноамериканця, який бувозброєний гвинтівкою та перебував у стані алкогольного сп'яніння.</text:p>
      <text:p text:style-name="P4">
Ця трагедія сталася після того, як у п'ятницю у Філадельфії внаслідокстрілянини загинули троє людей.</text:p>
      <text:p text:style-name="P4">
Source: <text:a xlink:type="simple" xlink:href="https://www.ukrinform.ua/rubric-world/3702542-u-tehasi-stalasa-strilanina-v-budinku-patero-zagiblih.html" text:style-name="Internet_20_link" text:visited-style-name="Visited_20_Internet_20_Link">
https://www.ukrinform.ua/rubric-world/3702542-u-tehasi-stalasa-strilanina-v-budinku-patero-zagiblih.html</text:a>
</text:p>
      <!--NEWS-->
      <text:h text:style-name="P10" text:outline-level="1">
<text:span text:style-name="T4">
УПЛ: «Рух» та «Ворскла» поділили очки, «Кривбас» здолав «Олександрію»</text:span>
</text:h>
      <text:p text:style-name="P4">
Authors: Ukrinform (Person)</text:p>
      <text:p text:style-name="P4">
Publisher: Укринформ (Organization)</text:p>
      <text:p text:style-name="P4">
Published Time: 2023-04-29T17:04:02+03:00</text:p>
      <text:p text:style-name="P4">
Modified Time: 2023-04-29T17:04:02+03:00</text:p>
      <text:p text:style-name="P4">
Description: Результати матчів. — Укрінформ.</text:p>
      <text:p text:style-name="P4">
Images: ["<text:a xlink:type="simple" xlink:href="https://static.ukrinform.com/photos/2023_04/thumb_files/630_360_1682776944-627.jpg" text:style-name="Internet_20_link" text:visited-style-name="Visited_20_Internet_20_Link">
630_360_16827...</text:a>
"]</text:p>
      <text:p text:style-name="P4">
Tags: ['Футбол', 'Ворскла', 'Олександрія', 'Рух Львів']</text:p>
      <text:p text:style-name="P4">
Type: Article</text:p>
      <!--METADATA-->
      <text:p text:style-name="P4">
<draw:frame draw:style-name="fr1" draw:name="Image156" text:anchor-type="as-char" svg:width="6.9236in" svg:height="3.956343in" draw:z-index="0">
<draw:image xlink:href="../Images/yкринформ/2023-04-29T17-04-02-03-00/630_360_1682776944-627.jpg" xlink:type="simple" xlink:show="embed" xlink:actuate="onLoad" draw:mime-type="image/jpeg"/>
</draw:frame>
 Результатиматчів.</text:p>
      <text:p text:style-name="P4">
«Рух» внічию зіграв із «Ворсклою» - 1:1 у 23-му турі Української Прем’єр-ліги,передає Укрінформ.</text:p>
      <text:p text:style-name="P4">
У другому таймі з передачі Кане відзначився Степанюк.</text:p>
      <text:p text:style-name="P4">
Кульмінацією гри стало вилучення Яворського, який у додатковий час у падіннізачепив ногами Климчука на центральному вході до штрафного, коли суперниктягнувся за м'ячем. Арбітр призначив пенальті, яке вдало реалізував Климчук.</text:p>
      <text:p text:style-name="P4">
Відтак, на останніх хвилинах «Рух» зрівняв рахунок у матчі – 1:1. Командиподілили очки, після цієї гри «Ворскла» займає сьоме місце в УПЛ, у неї 30очок, «Рух» йде 14-им, маючи в своєму активі лише 20-ть очок.</text:p>
      <text:p text:style-name="P4">
У паралельній зустрічі «Кривбас» переміг «Олександрію» - 2:1.</text:p>
      <text:p text:style-name="P4">
На 65-ій хвилині відзначився Стецьков, після чого на 81-ій хвилині Микитишинподвоїв перевагу своєї команди.</text:p>
      <text:p text:style-name="P4">
«Олександрія» свій гол забили на останній хвилині зустрічі – відзначивсяМірошніченко.</text:p>
      <text:p text:style-name="P4">
Відтак, 2:1, «Кривбас» переміг «Олександрію» та йде на шостій позиції в УПЛ, уних 31 очко, в «Олександрії» - п’яте місце та 34 пункти відповідно.</text:p>
      <text:p text:style-name="P4">
<text:span text:style-name="T4">
Читайте також:</text:span>
 <text:a xlink:type="simple" xlink:href="https://www.ukrinform.ua/rubric-sports/3702520-upl-dnipro1-zdolav-ingulec.html" text:style-name="Internet_20_link" text:visited-style-name="Visited_20_Internet_20_Link">
 <text:span text:style-name="T4">
Дніпро</text:span>
 </text:a>
</text:p>
      <text:p text:style-name="P4">
Як повідомляв Укрінформ, в іншому матчі ігрового дня «Дніпро-1» переміг«Інгулець».</text:p>
      <text:p text:style-name="P4">
Фото: upl.ua</text:p>
      <text:p text:style-name="P4">
Source: <text:a xlink:type="simple" xlink:href="https://www.ukrinform.ua/rubric-sports/3702546-upl-ruh-ta-vorskla-podilili-ocki-krivbas-zdolav-oleksandriu.html" text:style-name="Internet_20_link" text:visited-style-name="Visited_20_Internet_20_Link">
https://www.ukrinform.ua/rubric-sports/3702546-upl-ruh-ta-vorskla-podilili-ocki-krivbas-zdolav-oleksandriu.html</text:a>
</text:p>
      <!--NEWS-->
      <text:h text:style-name="P10" text:outline-level="1">
<text:span text:style-name="T4">
Над Чорним морем помітили розвідувальний літак НАТО</text:span>
</text:h>
      <text:p text:style-name="P4">
Authors: Ukrinform (Person)</text:p>
      <text:p text:style-name="P4">
Publisher: Укринформ (Organization)</text:p>
      <text:p text:style-name="P4">
Published Time: 2023-04-29T17:15:00+03:00</text:p>
      <text:p text:style-name="P4">
Modified Time: 2023-04-29T17:15:00+03:00</text:p>
      <text:p text:style-name="P4">
Description: Біля румунського узбережжя Чорного моря 29 квітня помічено військовий розвідувальний літак НАТО далекого радіолокаційного виявлення Boeing E-3 Sentry. — Укрінформ.</text:p>
      <text:p text:style-name="P4">
Images: ["<text:a xlink:type="simple" xlink:href="https://static.ukrinform.com/photos/2023_04/thumb_files/630_360_1682778025-978.jpg" text:style-name="Internet_20_link" text:visited-style-name="Visited_20_Internet_20_Link">
630_360_16827...</text:a>
"]</text:p>
      <text:p text:style-name="P4">
Tags: ['Літак', 'НАТО', 'Румунія', ' Чорне море']</text:p>
      <text:p text:style-name="P4">
Type: Article</text:p>
      <!--METADATA-->
      <text:p text:style-name="P4">
<draw:frame draw:style-name="fr1" draw:name="Image157" text:anchor-type="as-char" svg:width="6.9236in" svg:height="3.956343in" draw:z-index="0">
<draw:image xlink:href="../Images/yкринформ/2023-04-29T17-15-00-03-00/630_360_1682778025-978.jpg" xlink:type="simple" xlink:show="embed" xlink:actuate="onLoad" draw:mime-type="image/jpeg"/>
</draw:frame>
 Білярумунського узбережжя Чорного моря 29 квітня помічено військовийрозвідувальний літак НАТО далекого радіолокаційного виявлення Boeing E-3Sentry.</text:p>
      <text:p text:style-name="P4">
Як передає Укрінформ, про це повідомляє сайт відстеження авіаперельотів  <text:a xlink:type="simple" xlink:href="https://www.flightradar24.com/NATO11/30163c10" text:style-name="Internet_20_link" text:visited-style-name="Visited_20_Internet_20_Link">
</text:a>
 .</text:p>
      <text:p text:style-name="P4">
Згідно з інформацією сайту, біля румунського узбережжя Чорного моря кружляєвійськовий літак <text:a xlink:type="simple" xlink:href="https://www.ukrinform.ua/tag-nato" text:style-name="Internet_20_link" text:visited-style-name="Visited_20_Internet_20_Link">
 </text:a>
 дальньогорадіолокаційного виявлення Boeing E-3 Sentry.</text:p>
      <text:p text:style-name="P4">
За попередньою інформацією, літак із бази у Німеччині вирушив до Туреччини, апізніше долетів до Румунії.</text:p>
      <text:p text:style-name="P4">
<text:span text:style-name="T4">
Читайте також:</text:span>
 <text:a xlink:type="simple" xlink:href="https://www.ukrinform.ua/rubric-world/3695461-posilenna-nato-v-cornomu-mori-nimeccina-visunula-tri-propozicii.html" text:style-name="Internet_20_link" text:visited-style-name="Visited_20_Internet_20_Link">
 <text:span text:style-name="T4">
Чорному</text:span>
 <text:span text:style-name="T4">
морі</text:span>
 </text:a>
</text:p>
      <text:p text:style-name="P4">
Як повідомляв Укрінформ, 17 квітня британські літаки RAF Typhoon перехопилипару російських винищувачів та літак-розвідник, що летіли поблизу повітряногопростору країн НАТО над Балтійським морем.</text:p>
      <text:p text:style-name="P4">
_ Фото: Pajx  _</text:p>
      <text:p text:style-name="P4">
Source: <text:a xlink:type="simple" xlink:href="https://www.ukrinform.ua/rubric-world/3702552-nad-cornim-morem-pomitili-rozviduvalnij-litak-nato.html" text:style-name="Internet_20_link" text:visited-style-name="Visited_20_Internet_20_Link">
https://www.ukrinform.ua/rubric-world/3702552-nad-cornim-morem-pomitili-rozviduvalnij-litak-nato.html</text:a>
</text:p>
      <!--NEWS-->
      <text:h text:style-name="P10" text:outline-level="1">
<text:span text:style-name="T4">
Збірна України U-18 з хокею зберегла прописку у Дивізіоні ІА</text:span>
</text:h>
      <text:p text:style-name="P4">
Authors: Ukrinform (Person)</text:p>
      <text:p text:style-name="P4">
Publisher: Укринформ (Organization)</text:p>
      <text:p text:style-name="P4">
Published Time: 2023-04-29T17:25:20+03:00</text:p>
      <text:p text:style-name="P4">
Modified Time: 2023-04-29T17:25:20+03:00</text:p>
      <text:p text:style-name="P4">
Description: Українці у заключному матчі ЧС-2023 програли в овертаймі Японії. — Укрінформ.</text:p>
      <text:p text:style-name="P4">
Images: ["<text:a xlink:type="simple" xlink:href="https://static.ukrinform.com/photos/2023_04/thumb_files/630_360_1682778263-329.jpg" text:style-name="Internet_20_link" text:visited-style-name="Visited_20_Internet_20_Link">
630_360_16827...</text:a>
"]</text:p>
      <text:p text:style-name="P4">
Tags: ['Чемпіонат світу з хокею', 'хокей']</text:p>
      <text:p text:style-name="P4">
Type: Article</text:p>
      <!--METADATA-->
      <text:p text:style-name="P4">
<draw:frame draw:style-name="fr1" draw:name="Image158" text:anchor-type="as-char" svg:width="6.9236in" svg:height="3.956343in" draw:z-index="0">
<draw:image xlink:href="../Images/yкринформ/2023-04-29T17-25-20-03-00/630_360_1682778263-329.jpg" xlink:type="simple" xlink:show="embed" xlink:actuate="onLoad" draw:mime-type="image/jpeg"/>
</draw:frame>
 Українці узаключному матчі ЧС-2023 програли в овертаймі Японії.</text:p>
      <text:p text:style-name="P4">
Збірна України U-18 з хокею в овертаймі програла Японії у заключному матчі начемпіонаті світу-2023 у Дивізіоні ІА – 1:2, передає Укрінформ.</text:p>
      <text:p text:style-name="P4">
Команди обмінялися закинутими шайбами у другому періоді. Відзначилися Судзукі,який реалізував більшість, та Герасименко – українець забив у меншості.Переможну шайбу в овертаймі провів Судзукі, якому асистував Коіва.</text:p>
      <text:p text:style-name="P4">
Таким чином, Україна U-18 завершила чемпіонат світу у дивізіоні 1А з двомаперемогами у п’яти матчах та п’ятьма очками в активі. У першому післячотирирічної паузи сезоні, у другому під силу ешелоні світового хокею, нашіюнаки стали п’ятими.</text:p>
      <text:p text:style-name="P4">
<text:span text:style-name="T4">
Читайте також:</text:span>
 <text:a xlink:type="simple" xlink:href="https://www.ukrinform.ua/rubric-sports/3702390-zbirna-ukraina-z-hokeu-zigrae-z-aponcami-zolotij-matc-cempionatu-svitu.html" text:style-name="Internet_20_link" text:visited-style-name="Visited_20_Internet_20_Link">
 <text:span text:style-name="T4">
хокею</text:span>
 </text:a>
</text:p>
      <text:p text:style-name="P4">
Як повідомляв Укрінформ, на ЧС-2023 команда Олександра Бобкіна по буллітамобіграла Францію (3:2), розгромно програла Данії (1:5) та Казахстану (0:5) іпо буллітам виграла в Угорщини (3:2).</text:p>
      <text:p text:style-name="P4">
Фото: fhu.com.ua</text:p>
      <text:p text:style-name="P4">
Source: <text:a xlink:type="simple" xlink:href="https://www.ukrinform.ua/rubric-sports/3702553-zbirna-ukraini-u18-z-hokeu-zberegla-propisku-u-divizioni-ia.html" text:style-name="Internet_20_link" text:visited-style-name="Visited_20_Internet_20_Link">
https://www.ukrinform.ua/rubric-sports/3702553-zbirna-ukraini-u18-z-hokeu-zberegla-propisku-u-divizioni-ia.html</text:a>
</text:p>
      <!--NEWS-->
      <text:h text:style-name="P10" text:outline-level="1">
<text:span text:style-name="T4">
Агентство відновлення готується профінансувати перший обʼєкт</text:span>
</text:h>
      <text:p text:style-name="P4">
Authors: Ukrinform (Person)</text:p>
      <text:p text:style-name="P4">
Publisher: Укринформ (Organization)</text:p>
      <text:p text:style-name="P4">
Published Time: 2023-04-29T17:27:31+03:00</text:p>
      <text:p text:style-name="P4">
Modified Time: 2023-04-29T17:27:31+03:00</text:p>
      <text:p text:style-name="P4">
Description: Державне агентство відновлення та розвитку інфраструктури готується профінансувати перший обʼєкт у рамках державного фінансування з Фонду відновлення зруйнованого майна та інфраструктури. — Укрінформ.</text:p>
      <text:p text:style-name="P4">
Images: ["<text:a xlink:type="simple" xlink:href="https://static.ukrinform.com/photos/2023_01/thumb_files/630_360_1674834628-289.jpg" text:style-name="Internet_20_link" text:visited-style-name="Visited_20_Internet_20_Link">
630_360_16748...</text:a>
"]</text:p>
      <text:p text:style-name="P4">
Tags: ['Найєм', 'Одещина', 'Відновлення України']</text:p>
      <text:p text:style-name="P4">
Type: Article</text:p>
      <!--METADATA-->
      <text:p text:style-name="P4">
<draw:frame draw:style-name="fr1" draw:name="Image159" text:anchor-type="as-char" svg:width="6.9236in" svg:height="3.956343in" draw:z-index="0">
<draw:image xlink:href="../Images/yкринформ/2023-04-29T17-27-31-03-00/630_360_1674834628-289.jpg" xlink:type="simple" xlink:show="embed" xlink:actuate="onLoad" draw:mime-type="image/jpeg"/>
</draw:frame>
 Державнеагентство відновлення та розвитку інфраструктури готується профінансуватиперший обʼєкт у рамках державного фінансування з Фонду відновленнязруйнованого майна та інфраструктури.</text:p>
      <text:p text:style-name="P4">
Про це сказав голова Державного агентства Мустафа Найєм під час Форумувідновлення Одещини «Безпека. Інтеграція. Потенціал», передає кореспондентУкрінформу.</text:p>
      <text:p text:style-name="P4">
«Цього місяця ми очікуємо отримати документи на перший об’єкт для відновлення,який передамо на фінансування, тобто вже розпочнемо роботу в регіонах», -сказав Найєм.</text:p>
      <text:p text:style-name="P4">
<text:span text:style-name="T4">
Читайте також:</text:span>
 <text:a xlink:type="simple" xlink:href="https://www.ukrinform.ua/rubric-regions/3702522-fond-regionalnogo-rozvitku-odesini-moze-otrimati-majze-140-miljoniv-deputat.html" text:style-name="Internet_20_link" text:visited-style-name="Visited_20_Internet_20_Link">
 </text:a>
</text:p>
      <text:p text:style-name="P4">
Він не уточнив конкретно, про який обʼєкт ідеться, але, за його словами,команда агентства працює зараз по відбору проєктів також і в Одеськомурегіоні, зокрема в дорожній сфері.</text:p>
      <text:p text:style-name="P4">
«Ми працюємо конкретно над проєктуванням робіт з ремонту та розширення трасиОдеса-Рені та встановленню там вагового контролю, оскільки ця ділянкаавтомобільного сполучення зараз відіграє надзвичайно велику роль уекономічному житті країни та регіону, забезпечуючи доступ до дунайськоїпортової інфраструктури», - повідомив Наєм.</text:p>
      <text:p text:style-name="P4">
Він відмітив, що Агентство активно збирає заявки від регіонів на відбудовупошкоджених обʼєктів, інформацію про які внесено до Реєстру пошкодженого тазруйнованого майна.</text:p>
      <text:p text:style-name="P4">
<text:span text:style-name="T4">
Читайте також:</text:span>
 <text:a xlink:type="simple" xlink:href="https://www.ukrinform.ua/rubric-vidbudova/3702511-povoenna-vidbudova-mae-zdijsnuvatisa-za-onovlenimi-budivelnimi-standartami-sulak.html" text:style-name="Internet_20_link" text:visited-style-name="Visited_20_Internet_20_Link">
 </text:a>
</text:p>
      <text:p text:style-name="P4">
«Після внесення інформації про обʼєкт в реєстр та отримання заявки нафінансування технічна та проєктна документація на ці обʼєкти передається доміністерства, де спеціальна комісія відбиратиме проєкти за визначенимикритеріями пріоритетності", - каже Найєм.</text:p>
      <text:p text:style-name="P4">
За його словами, до червня база про обʼєкти, якими займається Агентство, будевідкрита для громадян України та зацікавлених сторін (донорів, місцевихорганів влади), які матимуть можливість вносити туди дані про обʼєкти табачитимуть інформацію про тендери, підрядників та хід відбудови.</text:p>
      <text:p text:style-name="P4">
«Таким чином, буде забезпечена прозорість використання державних коштів», -підкреслив Найєм.</text:p>
      <text:p text:style-name="P4">
<text:span text:style-name="T4">
Читайте також:</text:span>
 <text:a xlink:type="simple" xlink:href="https://www.ukrinform.ua/rubric-regions/3702504-provedenna-ehro2030-v-odesi-moze-stati-simvolom-peremogi-oda.html" text:style-name="Internet_20_link" text:visited-style-name="Visited_20_Internet_20_Link">
 </text:a>
</text:p>
      <text:p text:style-name="P4">
Як повідомлялось, влітку Міністерство розвитку громад, територій таінфраструктури планує презентувати цифрову платформу, завдяки якій усістейкхолдери бачитимуть кожен проєкт відбудови, його розвиток та інші дані.</text:p>
      <text:p text:style-name="P4">
На початку 2023 року був створений Фонд відновлення зруйнованого майна таінфраструктури, що були пошкоджені через бойові дії, теракти та диверсії,причина яких - російська агресія.</text:p>
      <text:p text:style-name="P4">
На спеціальному рахунку для швидкого відновлення України вже є 17 млрд грн.</text:p>
      <text:p text:style-name="P4">
Форум відновлення Одещини «Безпека. Інтеграція. Потенціал» є першим масштабнимзаходом на півдні України з відновлення, відбудови, стратегії післявоєнногорозвитку регіону. На форумі були присутні міністри закордонних справ з Латвії,Данії, Естонії, Ісландії, Литви, Норвегії та Швеції, а також українськіполітики й експерти.</text:p>
      <text:p text:style-name="P4">
Source: <text:a xlink:type="simple" xlink:href="https://www.ukrinform.ua/rubric-vidbudova/3702554-agentstvo-vidnovlenna-gotuetsa-profinansuvati-persij-obekt.html" text:style-name="Internet_20_link" text:visited-style-name="Visited_20_Internet_20_Link">
https://www.ukrinform.ua/rubric-vidbudova/3702554-agentstvo-vidnovlenna-gotuetsa-profinansuvati-persij-obekt.html</text:a>
</text:p>
      <!--NEWS-->
      <text:h text:style-name="P10" text:outline-level="1">
<text:span text:style-name="T4">
Donetsk Oblast(23:32). Red Alert: aerial threat. Sirens sounding. Take cover now!</text:span>
</text:h>
      <text:p text:style-name="P4">
Authors: liveuamap (Language: en)</text:p>
      <text:p text:style-name="P4">
Time: 2023-04-29T17:34:00</text:p>
      <text:p text:style-name="P4">
Location: Donetsk Oblast (Latitude:48.72773 Longtitude:37.57921)</text:p>
      <text:p text:style-name="P4">
Videos: []</text:p>
      <text:p text:style-name="P4">
Images: []</text:p>
      <text:p text:style-name="P4">
Tags: ["Europe", "Central and Eastern Europe"]</text:p>
      <text:p text:style-name="P4">
ID: 22559394</text:p>
      <!--METADATA-->
      <text:p text:style-name="P4">
Donetsk Oblast(23:32). Red Alert: aerial threat. Sirens sounding. Take covernow!</text:p>
      <text:p text:style-name="P4">
News Collection Link: <text:a xlink:type="simple" xlink:href="https://liveuamap.com/en/2023/29-april-donetsk-oblast2332-red-alert-aerial-g" text:style-name="Internet_20_link" text:visited-style-name="Visited_20_Internet_20_Link">
https://liveuamap.com/en/2023/29-april-donetsk-oblast2332-red-alert-aerial-g</text:a>
</text:p>
      <text:p text:style-name="P4">
Source: <text:a xlink:type="simple" xlink:href="https://t.me/air_alert_ua/44058" text:style-name="Internet_20_link" text:visited-style-name="Visited_20_Internet_20_Link">
https://t.me/air_alert_ua/44058</text:a>
</text:p>
      <!--NEWS-->
      <text:h text:style-name="P10" text:outline-level="1">
<text:span text:style-name="T4">
В Україні в останній день квітня очікуються невеликі дощі, вдень до +16°</text:span>
</text:h>
      <text:p text:style-name="P4">
Authors: Ukrinform (Person)</text:p>
      <text:p text:style-name="P4">
Publisher: Укринформ (Organization)</text:p>
      <text:p text:style-name="P4">
Published Time: 2023-04-29T17:36:00+03:00</text:p>
      <text:p text:style-name="P4">
Modified Time: 2023-04-29T17:36:00+03:00</text:p>
      <text:p text:style-name="P4">
Description: У неділю, 30 квітня, у південних, східних, більшості центральних областей України очікуються невеликі дощі, на решті території без опадів. — Укрінформ.</text:p>
      <text:p text:style-name="P4">
Images: ["<text:a xlink:type="simple" xlink:href="https://static.ukrinform.com/photos/2019_04/thumb_files/630_360_1555161144-582.jpg" text:style-name="Internet_20_link" text:visited-style-name="Visited_20_Internet_20_Link">
630_360_15551...</text:a>
"]</text:p>
      <text:p text:style-name="P4">
Tags: ['Дощ', 'Погода', 'Прогноз', 'Регіони']</text:p>
      <text:p text:style-name="P4">
Type: Article</text:p>
      <!--METADATA-->
      <text:p text:style-name="P4">
<draw:frame draw:style-name="fr1" draw:name="Image160" text:anchor-type="as-char" svg:width="6.9236in" svg:height="3.956343in" draw:z-index="0">
<draw:image xlink:href="../Images/yкринформ/2023-04-29T17-36-00-03-00/630_360_1555161144-582.jpg" xlink:type="simple" xlink:show="embed" xlink:actuate="onLoad" draw:mime-type="image/jpeg"/>
</draw:frame>
 У неділю,30 квітня, у південних, східних, більшості центральних областей Україниочікуються невеликі дощі, на решті території без опадів.</text:p>
      <text:p text:style-name="P4">
Про це Укрінформу повідомили в Українському гідрометцентрі.</text:p>
      <text:p text:style-name="P4">
Температура повітря у південних, східних, центральних областях вночі 5-10°тепла, вдень 10-15°. На решті території вночі 1-6° тепла, у західних областяхна поверхні грунту, у північних, Вінницькій та Хмельницькій областях в повітрізаморозки 0-5°, температура вдень 11-16° тепла.</text:p>
      <text:p text:style-name="P4">
Вітер північно-східний, у західних областях північно-західний, 7-12 м/с, упівденно-східній частині місцями пориви 15-20 м/с.</text:p>
      <text:p text:style-name="P4">
На високогір'ї Карпат вночі без опадів, вдень місцями невеликий дощ;температура вночі 0-5° морозу, вдень 3-8° тепла.</text:p>
      <text:p text:style-name="P4">
<text:span text:style-name="T4">
Читайте також:</text:span>
 <text:a xlink:type="simple" xlink:href="https://www.ukrinform.ua/rubric-regions/3702410-v-ukraini-zalisautsa-pidtoplenimi-624-dvorogospodarstva-ta-105-budinkiv.html" text:style-name="Internet_20_link" text:visited-style-name="Visited_20_Internet_20_Link">
 <text:span text:style-name="T4">
підтопл</text:span>
 </text:a>
</text:p>
      <text:p text:style-name="P4">
У Києві та Київській області 30 квітня без опадів. Вночі у столиці заморозки0-2°; температура вдень 13-15° тепла; по області вночі заморозки 0-5°;температура вдень 11-16° тепла.</text:p>
      <text:p text:style-name="P4">
В перші дні травня в Україні збережеться мінлива хмарність. У південно-східнійчастині 1 травня місцями невеликий дощ, 2 травня без опадів; температура вночі4-9° тепла, вдень 11-16°.</text:p>
      <text:p text:style-name="P4">
На решті території без опадів; температура вночі 1-6° тепла, на поверхніґрунту <text:a xlink:type="simple" xlink:href="https://www.ukrinform.ua/tag-moroz" text:style-name="Internet_20_link" text:visited-style-name="Visited_20_Internet_20_Link">
 </text:a>
 0-3°; вдень 1 травня 13-18°тепла, 2 травня 15-20°, на Закарпатті до 23°.</text:p>
      <text:p text:style-name="P4">
Вітер північно-західний з переходом південно-східний, 5-10 м/с. На високогір'їКарпат без опадів; температура вночі близько 0°, вдень 5-10° тепла.</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text:span text:style-name="T4">
Населення</text:span>
 <text:span text:style-name="T4">
всьому</text:span>
 <text:span text:style-name="T4">
світі</text:span>
 <text:span text:style-name="T4">
страждає</text:span>
 <text:span text:style-name="T4">
від</text:span>
<text:span text:style-name="T4">
екстремальних</text:span>
 <text:span text:style-name="T4">
погодних</text:span>
 <text:span text:style-name="T4">
кліматичних</text:span>
 <text:span text:style-name="T4">
явищ</text:span>
 <text:span text:style-name="T4">
ВМО</text:span>
</text:a>
</text:p>
      <text:p text:style-name="P4">
У столичному регіоні 1-2 травня без опадів. Температура у Києві вночі 3-5°тепла; вдень 1 травня 15-17°, 2 травня 17-19°. По області вночі 1-6° тепла, наповерхні ґрунту заморозки 0-3°; вдень 1 травня 13-18° тепла, 2 травня 15-20°.</text:p>
      <text:p text:style-name="P4">
Впродовж 3-4 травня в Україні, за прогнозами синоптиків, без опадів, лише узахідних, вдень 4 травня і в центральних областях місцями невеликийкороткочасний дощ.</text:p>
      <text:p text:style-name="P4">
Температура вночі 3-9° тепла, вдень 14-20° тепла, у західних, 4 травня і впівнічних областях 10-16°.</text:p>
      <text:p text:style-name="P4">
У Києві та області 3-4 травня також опадів не очікується. Температура устолиці вночі 6-8°; вдень 3 травня 18-20°, 4 травня 13-15°. По області вночі4-9°; вдень 3 травня 15-20°, 4 травня 11-16°.</text:p>
      <text:p text:style-name="P4">
Source: <text:a xlink:type="simple" xlink:href="https://www.ukrinform.ua/rubric-regions/3702555-v-ukraini-v-ostannij-den-kvitna-ocikuutsa-neveliki-dosi-vden-do-16.html" text:style-name="Internet_20_link" text:visited-style-name="Visited_20_Internet_20_Link">
https://www.ukrinform.ua/rubric-regions/3702555-v-ukraini-v-ostannij-den-kvitna-ocikuutsa-neveliki-dosi-vden-do-16.html</text:a>
</text:p>
      <!--NEWS-->
      <text:h text:style-name="P10" text:outline-level="1">
<text:span text:style-name="T4">
2 person killed as result of shelling in Suzemka village of Briansk region</text:span>
</text:h>
      <text:p text:style-name="P4">
Authors: liveuamap (Language: en)</text:p>
      <text:p text:style-name="P4">
Time: 2023-04-29T17:47:37</text:p>
      <text:p text:style-name="P4">
Location: Suzemka (Latitude:52.31594 Longtitude:34.07787)</text:p>
      <text:p text:style-name="P4">
Videos: []</text:p>
      <text:p text:style-name="P4">
Images: []</text:p>
      <text:p text:style-name="P4">
Tags: []</text:p>
      <text:p text:style-name="P4">
ID: 22559395</text:p>
      <!--METADATA-->
      <text:p text:style-name="P4">
2 person killed as result of shelling in Suzemka village of Briansk region</text:p>
      <text:p text:style-name="P4">
News Collection Link: <text:a xlink:type="simple" xlink:href="https://liveuamap.com/en/2023/29-april-2-person-killed-as-result-of-shelling-in-suzemka" text:style-name="Internet_20_link" text:visited-style-name="Visited_20_Internet_20_Link">
https://liveuamap.com/en/2023/29-april-2-person-killed-as-result-of-shelling-in-suzemka</text:a>
</text:p>
      <text:p text:style-name="P4">
Source: <text:a xlink:type="simple" xlink:href="https://t.me/breakingmash/43616" text:style-name="Internet_20_link" text:visited-style-name="Visited_20_Internet_20_Link">
https://t.me/breakingmash/43616</text:a>
</text:p>
      <!--NEWS-->
      <text:h text:style-name="P10" text:outline-level="1">
<text:span text:style-name="T4">
У Бахмуті прикордонники зупинили спроби прориву штурмових груп росіян</text:span>
</text:h>
      <text:p text:style-name="P4">
Authors: Ukrinform (Person)</text:p>
      <text:p text:style-name="P4">
Publisher: Укринформ (Organization)</text:p>
      <text:p text:style-name="P4">
Published Time: 2023-04-29T17:55:00+03:00</text:p>
      <text:p text:style-name="P4">
Modified Time: 2023-04-29T17:55:00+03:00</text:p>
      <text:p text:style-name="P4">
Description: Бійці Державної прикордонної служби втримали позиції і зупинили дві спроби прориву штурмових груп російських загарбників у Бахмуті Донецької області. — Укрінформ.</text:p>
      <text:p text:style-name="P4">
Images: ["<text:a xlink:type="simple" xlink:href="https://static.ukrinform.com/photos/2023_04/thumb_files/630_360_1682779701-564.jpg" text:style-name="Internet_20_link" text:visited-style-name="Visited_20_Internet_20_Link">
630_360_16827...</text:a>
"]</text:p>
      <text:p text:style-name="P4">
Tags: ['Бахмут', 'Прикордонники', 'Війна з росією']</text:p>
      <text:p text:style-name="P4">
Type: Article</text:p>
      <!--METADATA-->
      <text:p text:style-name="P4">
<draw:frame draw:style-name="fr1" draw:name="Image161" text:anchor-type="as-char" svg:width="6.9236in" svg:height="3.956343in" draw:z-index="0">
<draw:image xlink:href="../Images/yкринформ/2023-04-29T17-55-00-03-00/630_360_1682779701-564.jpg" xlink:type="simple" xlink:show="embed" xlink:actuate="onLoad" draw:mime-type="image/jpeg"/>
</draw:frame>
 БійціДержавної прикордонної служби втримали позиції і зупинили дві спроби проривуштурмових груп російських загарбників у Бахмуті Донецької області.</text:p>
      <text:p text:style-name="P4">
Як передає Укрінформ, про це повідомляє <text:a xlink:type="simple" xlink:href="https://dpsu.gov.ua/ua/news/u-bahmuti-prikordonniki-vedut-miski-boi-z-okupantami/" text:style-name="Internet_20_link" text:visited-style-name="Visited_20_Internet_20_Link">
</text:a>
 .</text:p>
      <text:p text:style-name="P4">
“У Бахмуті вчора військовослужбовці одного з прикордонних підрозділів стрималидві спроби прориву штурмових груп загарбників через рубіж оборони. Одну атакунаші оборонці відбили в першій половині дня, а другу ввечері”, - ідеться уповідомленні.</text:p>
      <text:p text:style-name="P4">
<text:span text:style-name="T4">
Читайте також:</text:span>
 <text:a xlink:type="simple" xlink:href="https://www.ukrinform.ua/rubric-ato/3702429-cerevatij-bahmut-zalisaetsa-golovnim-napramkom-za-dobu-rosiani-vdarili-528-raziv.html" text:style-name="Internet_20_link" text:visited-style-name="Visited_20_Internet_20_Link">
 <text:span text:style-name="T4">
Бахмут</text:span>
 </text:a>
</text:p>
      <text:p text:style-name="P4">
Як зазначили у ДПСУ, нападу передувала масована артилерійська підготовкаворога, за якою слідували малі групи піхоти. Попри виснаження від обстрілівприкордонники зустріли штурмовиків зосередженим вогнем.</text:p>
      <text:p text:style-name="P4">
Стрілецькі сутички відбувались в урбанізованій місцевості на надкороткихдистанціях. Прикордонники відстрілювали ворога зі стрілецької зброї, а длязачистки місцевості використовували ручні гранати.</text:p>
      <text:p text:style-name="P4">
Наступ відбито, втрати живої сили загарбників уточнюються.</text:p>
      <text:p text:style-name="P4">
<text:span text:style-name="T4">
Читайте також:</text:span>
 <text:a xlink:type="simple" xlink:href="https://www.ukrinform.ua/rubric-ato/3702319-bila-bahmuta-zaginuv-irlandskij-dobrovolec-akij-ranise-vouvav-proti-idil.html" text:style-name="Internet_20_link" text:visited-style-name="Visited_20_Internet_20_Link">
 <text:span text:style-name="T4">
Бахмут</text:span>
 </text:a>
</text:p>
      <text:p text:style-name="P4">
Як повідомляв Укрінформ, речник Східного угруповання військ Збройних силУкраїни Сергій Череватий в ефірі телемарафону "Єдині новини" поінформував, щона Бахмутському напрямку 28 квітня відбулося 27 бойових зіткнень, 525 ворожихударів різними видами озброєння, українські сили оборони знищили 154російських загарбників.</text:p>
      <text:p text:style-name="P4">
Фото: ДПСУ</text:p>
      <text:p text:style-name="P4">
Source: <text:a xlink:type="simple" xlink:href="https://www.ukrinform.ua/rubric-ato/3702562-u-bahmuti-prikordonniki-zupinili-sprobi-prorivu-sturmovih-grup-rosian.html" text:style-name="Internet_20_link" text:visited-style-name="Visited_20_Internet_20_Link">
https://www.ukrinform.ua/rubric-ato/3702562-u-bahmuti-prikordonniki-zupinili-sprobi-prorivu-sturmovih-grup-rosian.html</text:a>
</text:p>
      <!--NEWS-->
      <text:h text:style-name="P10" text:outline-level="1">
<text:span text:style-name="T4">
Міжнародна федерація дзюдо допустила росіян та білорусів до міжнародних змагань</text:span>
</text:h>
      <text:p text:style-name="P4">
Authors: Ukrinform (Person)</text:p>
      <text:p text:style-name="P4">
Publisher: Укринформ (Organization)</text:p>
      <text:p text:style-name="P4">
Published Time: 2023-04-29T18:01:00+03:00</text:p>
      <text:p text:style-name="P4">
Modified Time: 2023-04-29T18:01:00+03:00</text:p>
      <text:p text:style-name="P4">
Description: Вони зможуть змагатись у нейтральному статусі. — Укрінформ.</text:p>
      <text:p text:style-name="P4">
Images: ["<text:a xlink:type="simple" xlink:href="https://static.ukrinform.com/photos/2023_04/thumb_files/630_360_1682779970-504.jpg" text:style-name="Internet_20_link" text:visited-style-name="Visited_20_Internet_20_Link">
630_360_16827...</text:a>
"]</text:p>
      <text:p text:style-name="P4">
Tags: ['Дзюдо']</text:p>
      <text:p text:style-name="P4">
Type: Article</text:p>
      <!--METADATA-->
      <text:p text:style-name="P4">
<draw:frame draw:style-name="fr1" draw:name="Image162" text:anchor-type="as-char" svg:width="6.9236in" svg:height="3.956343in" draw:z-index="0">
<draw:image xlink:href="../Images/yкринформ/2023-04-29T18-01-00-03-00/630_360_1682779970-504.jpg" xlink:type="simple" xlink:show="embed" xlink:actuate="onLoad" draw:mime-type="image/jpeg"/>
</draw:frame>
 Вонизможуть змагатись у нейтральному статусі.</text:p>
      <text:p text:style-name="P4">
Представники росії та білорусі у дзюдо зможуть змагатися на міжнароднихзмаганнях під егідою Міжнародної федерацїі дзюдо, відповідне рішення <text:a xlink:type="simple" xlink:href="https://www.ijf.org/news/show/resolution-regarding-the-participation-of-russian-and-belarusian-athletes-in-ijf-events" text:style-name="Internet_20_link" text:visited-style-name="Visited_20_Internet_20_Link">
</text:a>
 Виконавчий комітет IJF, передаєУкрінформ.</text:p>
      <text:p text:style-name="P4">
Змагатися зможуть лише ті дзюдоїсти з росії та білорусі, що пройдуть перевіркуна предмет відсутності «пропаганди війни», зокрема, у їх соцмережах. Цюперевірку здійснюватиме «незалежна, авторитетна» компанія, йдеться у заявіIJF.</text:p>
      <text:p text:style-name="P4">
«Це рішення дозволяє можливість чесної участі та рівних шансів для усіхдзюдоїстів, які крокують на шляху до олімпійської мрії», – йдеться у заявіIJF.</text:p>
      <text:p text:style-name="P4">
У заяві безпосередньо не вказано, чи будуть уже допущені атлети з росії дочемпіонату світу (триватиме з 7 до 14 травня). Крайній термін подачі заявок научасть у турнірі закінчується саме сьогодні, 29 квітня.</text:p>
      <text:p text:style-name="P4">
<text:span text:style-name="T4">
Читайте також:</text:span>
 <text:a xlink:type="simple" xlink:href="https://www.ukrinform.ua/rubric-sports/3699535-stav-vidomij-sklad-zbirnoi-ukraini-na-cempionat-svitu-z-dzudo.html" text:style-name="Internet_20_link" text:visited-style-name="Visited_20_Internet_20_Link">
 <text:span text:style-name="T4">
дзюдо</text:span>
 </text:a>
</text:p>
      <text:p text:style-name="P4">
Як повідомляв Укрінформ, Міжнародна федерація дзюдо уже вдруге повертає росіянта білорусів до змагань, уперше це було зроблено влітку 2022 року, тодіУкраїна бойкотувала кілька наступних міжнародних турнірів. І, зрештою, увересні 2022 року атлетів з росії та білорусі знову відсторонили від змагань.</text:p>
      <text:p text:style-name="P4">
Фото: Getty Image</text:p>
      <text:p text:style-name="P4">
Source: <text:a xlink:type="simple" xlink:href="https://www.ukrinform.ua/rubric-sports/3702563-miznarodna-federacia-dzudo-dopustila-rosian-ta-bilorusiv-do-miznarodnih-zmagan.html" text:style-name="Internet_20_link" text:visited-style-name="Visited_20_Internet_20_Link">
https://www.ukrinform.ua/rubric-sports/3702563-miznarodna-federacia-dzudo-dopustila-rosian-ta-bilorusiv-do-miznarodnih-zmagan.html</text:a>
</text:p>
      <!--NEWS-->
      <text:h text:style-name="P10" text:outline-level="1">
<text:span text:style-name="T4">
Зеленська обговорила зі слухачами Української школи політстудій тему лідерства під час війни</text:span>
</text:h>
      <text:p text:style-name="P4">
Authors: Ukrinform (Person)</text:p>
      <text:p text:style-name="P4">
Publisher: Укринформ (Organization)</text:p>
      <text:p text:style-name="P4">
Published Time: 2023-04-29T18:07:00+03:00</text:p>
      <text:p text:style-name="P4">
Modified Time: 2023-04-29T18:07:00+03:00</text:p>
      <text:p text:style-name="P4">
Description: Дружина Президента Олена Зеленська обговорила зі слухачами Української школи політичних студій особливості лідерства під час війни та збереження ментального здоровʼя нації. — Укрінформ.</text:p>
      <text:p text:style-name="P4">
Images: ["<text:a xlink:type="simple" xlink:href="https://static.ukrinform.com/photos/2023_04/thumb_files/630_360_1682780845-458.jpeg" text:style-name="Internet_20_link" text:visited-style-name="Visited_20_Internet_20_Link">
630_360_16827...</text:a>
", "<text:a xlink:type="simple" xlink:href="https://static.ukrinform.com/photos/2023_04/thumb_files/630_360_1682780954-8929.jpeg" text:style-name="Internet_20_link" text:visited-style-name="Visited_20_Internet_20_Link">
630_360_16827...</text:a>
", "<text:a xlink:type="simple" xlink:href="https://static.ukrinform.com/photos/2023_04/thumb_files/630_360_1682780954-6976.jpeg" text:style-name="Internet_20_link" text:visited-style-name="Visited_20_Internet_20_Link">
630_360_16827...</text:a>
", "<text:a xlink:type="simple" xlink:href="https://static.ukrinform.com/photos/2023_04/thumb_files/630_360_1682780954-9838.jpeg" text:style-name="Internet_20_link" text:visited-style-name="Visited_20_Internet_20_Link">
630_360_16827...</text:a>
", "<text:a xlink:type="simple" xlink:href="https://static.ukrinform.com/photos/2023_04/thumb_files/630_360_1682780954-3951.jpeg" text:style-name="Internet_20_link" text:visited-style-name="Visited_20_Internet_20_Link">
630_360_16827...</text:a>
", "<text:a xlink:type="simple" xlink:href="https://static.ukrinform.com/photos/2023_04/thumb_files/630_360_1682780954-2959.jpeg" text:style-name="Internet_20_link" text:visited-style-name="Visited_20_Internet_20_Link">
630_360_16827...</text:a>
", "<text:a xlink:type="simple" xlink:href="https://static.ukrinform.com/photos/2023_04/thumb_files/630_360_1682780954-7084.jpeg" text:style-name="Internet_20_link" text:visited-style-name="Visited_20_Internet_20_Link">
630_360_16827...</text:a>
", "<text:a xlink:type="simple" xlink:href="https://static.ukrinform.com/photos/2023_04/thumb_files/630_360_1682780955-4798.jpeg" text:style-name="Internet_20_link" text:visited-style-name="Visited_20_Internet_20_Link">
630_360_16827...</text:a>
", "<text:a xlink:type="simple" xlink:href="https://static.ukrinform.com/photos/2023_04/thumb_files/630_360_1682780955-5554.jpeg" text:style-name="Internet_20_link" text:visited-style-name="Visited_20_Internet_20_Link">
630_360_16827...</text:a>
", "<text:a xlink:type="simple" xlink:href="https://static.ukrinform.com/photos/2023_04/thumb_files/630_360_1682780955-4530.jpeg" text:style-name="Internet_20_link" text:visited-style-name="Visited_20_Internet_20_Link">
630_360_16827...</text:a>
"]</text:p>
      <text:p text:style-name="P4">
Tags: ["Здоров'я", 'Олена Зеленська', 'Війна з росією']</text:p>
      <text:p text:style-name="P4">
Type: Article</text:p>
      <!--METADATA-->
      <text:p text:style-name="P4">
<draw:frame draw:style-name="fr1" draw:name="Image163" text:anchor-type="as-char" svg:width="6.9236in" svg:height="3.956343in" draw:z-index="0">
<draw:image xlink:href="../Images/yкринформ/2023-04-29T18-07-00-03-00/630_360_1682780845-458.jpeg" xlink:type="simple" xlink:show="embed" xlink:actuate="onLoad" draw:mime-type="image/jpeg"/>
</draw:frame>
 ДружинаПрезидента Олена Зеленська обговорила зі слухачами Української школиполітичних студій особливості лідерства під час війни та збереженняментального здоровʼя нації.</text:p>
      <text:p text:style-name="P4">
Про це перша леді повідомила у <text:a xlink:type="simple" xlink:href="https://t.me/FirstLadyOfUkraine/3004" text:style-name="Internet_20_link" text:visited-style-name="Visited_20_Internet_20_Link">
 </text:a>
 ,передає Укрінформ.</text:p>
      <text:p text:style-name="P4">
Серед обговорених тем були також особливості відбудови міст за філософієюбезбарʼєрності, відновлення людського капіталу й емоційна стійкість – власната суспільна.</text:p>
      <text:p text:style-name="P4">
"Дуже важливо обмінюватися баченням нашого майбутнього. Якщо ми відчуваємосхоже, то й країну відбудуємо зі спільними цінностями – людськими тагуманістичними", – зауважила <text:a xlink:type="simple" xlink:href="https://www.ukrinform.ua/tag-olena-zelenska" text:style-name="Internet_20_link" text:visited-style-name="Visited_20_Internet_20_Link">
 </text:a>
</text:p>
      <text:p text:style-name="P4">
<draw:frame draw:style-name="fr1" draw:name="Image164" text:anchor-type="as-char" svg:width="6.9236in" svg:height="3.956343in" draw:z-index="0">
<draw:image xlink:href="../Images/yкринформ/2023-04-29T18-07-00-03-00/630_360_1682780954-8929.jpeg" xlink:type="simple" xlink:show="embed" xlink:actuate="onLoad" draw:mime-type="image/jpeg"/>
</draw:frame>
Зеленська обговорила зі слухачами Української школи політстудій тему лідерствапід час війни / Фото: Телеграм/Олена Зеленська  <text:a xlink:type="simple" xlink:href="https://static.ukrinform.com/photos/2023_04/1682780954-8929.jpeg" text:style-name="Internet_20_link" text:visited-style-name="Visited_20_Internet_20_Link">
<draw:frame draw:style-name="fr1" draw:name="Image165" text:anchor-type="as-char" svg:width="6.9236in" svg:height="3.956343in" draw:z-index="0">
<draw:image xlink:href="../Images/yкринформ/2023-04-29T18-07-00-03-00/630_360_1682780954-8929.jpeg" xlink:type="simple" xlink:show="embed" xlink:actuate="onLoad" draw:mime-type="image/jpeg"/>
</draw:frame>
</text:a>
 <text:a xlink:type="simple" xlink:href="https://static.ukrinform.com/photos/2023_04/1682780954-6976.jpeg" text:style-name="Internet_20_link" text:visited-style-name="Visited_20_Internet_20_Link">
<draw:frame draw:style-name="fr1" draw:name="Image166" text:anchor-type="as-char" svg:width="6.9236in" svg:height="3.956343in" draw:z-index="0">
<draw:image xlink:href="../Images/yкринформ/2023-04-29T18-07-00-03-00/630_360_1682780954-6976.jpeg" xlink:type="simple" xlink:show="embed" xlink:actuate="onLoad" draw:mime-type="image/jpeg"/>
</draw:frame>
</text:a>
 <text:a xlink:type="simple" xlink:href="https://static.ukrinform.com/photos/2023_04/1682780954-9838.jpeg" text:style-name="Internet_20_link" text:visited-style-name="Visited_20_Internet_20_Link">
<draw:frame draw:style-name="fr1" draw:name="Image167" text:anchor-type="as-char" svg:width="6.9236in" svg:height="3.956343in" draw:z-index="0">
<draw:image xlink:href="../Images/yкринформ/2023-04-29T18-07-00-03-00/630_360_1682780954-9838.jpeg" xlink:type="simple" xlink:show="embed" xlink:actuate="onLoad" draw:mime-type="image/jpeg"/>
</draw:frame>
</text:a>
 <text:a xlink:type="simple" xlink:href="https://static.ukrinform.com/photos/2023_04/1682780954-3951.jpeg" text:style-name="Internet_20_link" text:visited-style-name="Visited_20_Internet_20_Link">
<draw:frame draw:style-name="fr1" draw:name="Image168" text:anchor-type="as-char" svg:width="6.9236in" svg:height="3.956343in" draw:z-index="0">
<draw:image xlink:href="../Images/yкринформ/2023-04-29T18-07-00-03-00/630_360_1682780954-3951.jpeg" xlink:type="simple" xlink:show="embed" xlink:actuate="onLoad" draw:mime-type="image/jpeg"/>
</draw:frame>
</text:a>
 <text:a xlink:type="simple" xlink:href="https://static.ukrinform.com/photos/2023_04/1682780954-2959.jpeg" text:style-name="Internet_20_link" text:visited-style-name="Visited_20_Internet_20_Link">
<draw:frame draw:style-name="fr1" draw:name="Image169" text:anchor-type="as-char" svg:width="6.9236in" svg:height="3.956343in" draw:z-index="0">
<draw:image xlink:href="../Images/yкринформ/2023-04-29T18-07-00-03-00/630_360_1682780954-2959.jpeg" xlink:type="simple" xlink:show="embed" xlink:actuate="onLoad" draw:mime-type="image/jpeg"/>
</draw:frame>
</text:a>
 <text:a xlink:type="simple" xlink:href="https://static.ukrinform.com/photos/2023_04/1682780954-7084.jpeg" text:style-name="Internet_20_link" text:visited-style-name="Visited_20_Internet_20_Link">
<draw:frame draw:style-name="fr1" draw:name="Image170" text:anchor-type="as-char" svg:width="6.9236in" svg:height="3.956343in" draw:z-index="0">
<draw:image xlink:href="../Images/yкринформ/2023-04-29T18-07-00-03-00/630_360_1682780954-7084.jpeg" xlink:type="simple" xlink:show="embed" xlink:actuate="onLoad" draw:mime-type="image/jpeg"/>
</draw:frame>
</text:a>
 <text:a xlink:type="simple" xlink:href="https://static.ukrinform.com/photos/2023_04/1682780955-4798.jpeg" text:style-name="Internet_20_link" text:visited-style-name="Visited_20_Internet_20_Link">
<draw:frame draw:style-name="fr1" draw:name="Image171" text:anchor-type="as-char" svg:width="6.9236in" svg:height="3.956343in" draw:z-index="0">
<draw:image xlink:href="../Images/yкринформ/2023-04-29T18-07-00-03-00/630_360_1682780955-4798.jpeg" xlink:type="simple" xlink:show="embed" xlink:actuate="onLoad" draw:mime-type="image/jpeg"/>
</draw:frame>
</text:a>
 <text:a xlink:type="simple" xlink:href="https://static.ukrinform.com/photos/2023_04/1682780955-5554.jpeg" text:style-name="Internet_20_link" text:visited-style-name="Visited_20_Internet_20_Link">
<draw:frame draw:style-name="fr1" draw:name="Image172" text:anchor-type="as-char" svg:width="6.9236in" svg:height="3.956343in" draw:z-index="0">
<draw:image xlink:href="../Images/yкринформ/2023-04-29T18-07-00-03-00/630_360_1682780955-5554.jpeg" xlink:type="simple" xlink:show="embed" xlink:actuate="onLoad" draw:mime-type="image/jpeg"/>
</draw:frame>
</text:a>
 <text:a xlink:type="simple" xlink:href="https://static.ukrinform.com/photos/2023_04/1682780955-4530.jpeg" text:style-name="Internet_20_link" text:visited-style-name="Visited_20_Internet_20_Link">
<draw:frame draw:style-name="fr1" draw:name="Image173" text:anchor-type="as-char" svg:width="6.9236in" svg:height="3.956343in" draw:z-index="0">
<draw:image xlink:href="../Images/yкринформ/2023-04-29T18-07-00-03-00/630_360_1682780955-4530.jpeg" xlink:type="simple" xlink:show="embed" xlink:actuate="onLoad" draw:mime-type="image/jpeg"/>
</draw:frame>
</text:a>
</text:p>
      <text:p text:style-name="P4">
Вона наголосила, що перемога України означатиме не лише повернення до кордонів1991 року, а й відновлення справедливості, притягнення до відповідальностівсіх винних в агресії та воєнних злочинах проти українців.</text:p>
      <text:p text:style-name="P4">
<text:span text:style-name="T4">
Читайте також:</text:span>
 <text:a xlink:type="simple" xlink:href="https://www.ukrinform.ua/rubric-society/3701818-v-ukraini-stvorat-merezu-oseredkiv-u-ramkah-programi-mentalnogo-zdorova-ti-ak.html" text:style-name="Internet_20_link" text:visited-style-name="Visited_20_Internet_20_Link">
 <text:span text:style-name="T4">
ментального</text:span>
 </text:a>
</text:p>
      <text:p text:style-name="P4">
"На це знадобиться не один – багато днів. І всі вони будуть важливі", –підкреслила перша леді.</text:p>
      <text:p text:style-name="P4">
Як повідомлялося, Українська школа політичних студій – це проєкт політичноїпросвіти, започаткований Лабораторією законодавчих ініціатив і Радою Європи у2005 році.</text:p>
      <text:p text:style-name="P4">
УШПС випустила вже понад 500 лідерів у різних сферах.</text:p>
      <text:p text:style-name="P4">
Source: <text:a xlink:type="simple" xlink:href="https://www.ukrinform.ua/rubric-society/3702565-zelenska-obgovorila-zi-sluhacami-ukrainskoi-skoli-politstudij-temu-liderstva-pid-cas-vijni.html" text:style-name="Internet_20_link" text:visited-style-name="Visited_20_Internet_20_Link">
https://www.ukrinform.ua/rubric-society/3702565-zelenska-obgovorila-zi-sluhacami-ukrainskoi-skoli-politstudij-temu-liderstva-pid-cas-vijni.html</text:a>
</text:p>
      <!--NEWS-->
      <text:h text:style-name="P10" text:outline-level="1">
<text:span text:style-name="T4">
В Одесі 105-річчя Військово-Морського Прапора ЗСУ відзначили автопробігом</text:span>
</text:h>
      <text:p text:style-name="P4">
Authors: Ukrinform (Person)</text:p>
      <text:p text:style-name="P4">
Publisher: Укринформ (Organization)</text:p>
      <text:p text:style-name="P4">
Published Time: 2023-04-29T18:09:51+03:00</text:p>
      <text:p text:style-name="P4">
Modified Time: 2023-04-29T18:09:51+03:00</text:p>
      <text:p text:style-name="P4">
Description: В Одесі провели автопробіг на честь 105-ї річниці Військово-Морського Прапора Збройних Сил України. — Укрінформ.</text:p>
      <text:p text:style-name="P4">
Images: ["<text:a xlink:type="simple" xlink:href="https://static.ukrinform.com/photos/2023_04/thumb_files/630_360_1682780801-101.jpeg" text:style-name="Internet_20_link" text:visited-style-name="Visited_20_Internet_20_Link">
630_360_16827...</text:a>
", "<text:a xlink:type="simple" xlink:href="https://static.ukrinform.com/photos/2023_04/1682780802-269.jpeg" text:style-name="Internet_20_link" text:visited-style-name="Visited_20_Internet_20_Link">
1682780802-26...</text:a>
", "<text:a xlink:type="simple" xlink:href="https://static.ukrinform.com/photos/2023_04/1682780802-996.jpeg" text:style-name="Internet_20_link" text:visited-style-name="Visited_20_Internet_20_Link">
1682780802-99...</text:a>
"]</text:p>
      <text:p text:style-name="P4">
Tags: ['Одеса', 'ЗСУ', 'ВМС України']</text:p>
      <text:p text:style-name="P4">
Type: Article</text:p>
      <!--METADATA-->
      <text:p text:style-name="P4">
<draw:frame draw:style-name="fr1" draw:name="Image174" text:anchor-type="as-char" svg:width="6.9236in" svg:height="3.956343in" draw:z-index="0">
<draw:image xlink:href="../Images/yкринформ/2023-04-29T18-09-51-03-00/630_360_1682780801-101.jpeg" xlink:type="simple" xlink:show="embed" xlink:actuate="onLoad" draw:mime-type="image/jpeg"/>
</draw:frame>
 В Одесіпровели автопробіг на честь 105-ї річниці Військово-Морського Прапора ЗбройнихСил України.</text:p>
      <text:p text:style-name="P4">
Про це повідомив у  <text:a xlink:type="simple" xlink:href="https://t.me/Bratchuk_Sergey/36905" text:style-name="Internet_20_link" text:visited-style-name="Visited_20_Internet_20_Link">
 </text:a>
 голова Громадськоїради при Одеській обласній військовій адміністрації Сергій Братчук, передаєУкрінформ.</text:p>
      <text:p text:style-name="P4">
"В <text:a xlink:type="simple" xlink:href="https://www.ukrinform.ua/tag-odesa" text:style-name="Internet_20_link" text:visited-style-name="Visited_20_Internet_20_Link">
 </text:a>
 відбувся автопробіг на честь105-річчя від дня підняття Українських прапорів на кораблях Чорноморськогофлоту та відродження національних ВМС України", - йдеться у повідомленні.</text:p>
      <text:p text:style-name="P4">
<text:span text:style-name="T4">
Читайте також:</text:span>
 <text:a xlink:type="simple" xlink:href="https://www.ukrinform.ua/rubric-regions/3702515-nad-budivleu-kiivskoi-ova-pidnali-prapor-vijskovomorskih-sil-ukraini.html" text:style-name="Internet_20_link" text:visited-style-name="Visited_20_Internet_20_Link">
 <text:span text:style-name="T4">
Київської</text:span>
 </text:a>
</text:p>
      <text:p text:style-name="P4">
Міська рада Одеси інформує в  <text:a xlink:type="simple" xlink:href="https://t.me/odesacityofficial/16766" text:style-name="Internet_20_link" text:visited-style-name="Visited_20_Internet_20_Link">
 </text:a>
 , що знагоди річниці на Думській площі відбулася урочиста церемонія підняттяВійськово-морського Прапора Збройних сил України.</text:p>
      <text:p text:style-name="P4">
<draw:frame draw:style-name="fr1" draw:name="Image175" text:anchor-type="as-char" svg:width="6.9236in" svg:height="6.699224in" draw:z-index="0">
<draw:image xlink:href="../Images/yкринформ/2023-04-29T18-09-51-03-00/1682780802-269.jpeg" xlink:type="simple" xlink:show="embed" xlink:actuate="onLoad" draw:mime-type="image/jpeg"/>
</draw:frame>
<draw:frame draw:style-name="fr1" draw:name="Image176" text:anchor-type="as-char" svg:width="5.492188in" svg:height="10.0in" draw:z-index="0">
<draw:image xlink:href="../Images/yкринформ/2023-04-29T18-09-51-03-00/1682780802-996.jpeg" xlink:type="simple" xlink:show="embed" xlink:actuate="onLoad" draw:mime-type="image/jpeg"/>
</draw:frame>
</text:p>
      <text:p text:style-name="P4">
Як повідомляв Укрінформ, командувач Військово-морських сил ЗСУ віцеадміралОлексій Неїжпапа у своєму привітанні висловив переконання, що  <text:a xlink:type="simple" xlink:href="https://www.ukrinform.ua/rubric-crimea/3702412-neizpapa-perekonanij-so-ukrainski-prapori-nevdovzi-znov-zamajorat-nad-krimom.html" text:style-name="Internet_20_link" text:visited-style-name="Visited_20_Internet_20_Link">
</text:a>
 .</text:p>
      <text:p text:style-name="P4">
Військово-морський прапор виготовив у 1918 році старший лейтенант Військово-морського флоту УНР Святослав Шрамченко. 29 квітня 1918 року прапор булопіднято на кораблях Чорноморського флоту та в Севастопольській фортеці.</text:p>
      <text:p text:style-name="P4">
Source: <text:a xlink:type="simple" xlink:href="https://www.ukrinform.ua/rubric-regions/3702564-v-odesi-105ricca-vijskovomorskogo-prapora-zsu-vidznacili-avtoprobigom.html" text:style-name="Internet_20_link" text:visited-style-name="Visited_20_Internet_20_Link">
https://www.ukrinform.ua/rubric-regions/3702564-v-odesi-105ricca-vijskovomorskogo-prapora-zsu-vidznacili-avtoprobigom.html</text:a>
</text:p>
      <!--NEWS-->
      <text:h text:style-name="P10" text:outline-level="1">
<text:span text:style-name="T4">
У Міноборони перевірили роботу ВЛК у районах бойових дій</text:span>
</text:h>
      <text:p text:style-name="P4">
Authors: Ukrinform (Person)</text:p>
      <text:p text:style-name="P4">
Publisher: Укринформ (Organization)</text:p>
      <text:p text:style-name="P4">
Published Time: 2023-04-29T18:16:00+03:00</text:p>
      <text:p text:style-name="P4">
Modified Time: 2023-04-29T18:16:00+03:00</text:p>
      <text:p text:style-name="P4">
Description: За дорученням міністра оборони України в районах бойових дій здійснена перевірка роботи військово-лікарських комісій. — Укрінформ.</text:p>
      <text:p text:style-name="P4">
Images: ["<text:a xlink:type="simple" xlink:href="https://static.ukrinform.com/photos/2023_04/thumb_files/630_360_1682777674-772.jpg" text:style-name="Internet_20_link" text:visited-style-name="Visited_20_Internet_20_Link">
630_360_16827...</text:a>
"]</text:p>
      <text:p text:style-name="P4">
Tags: ['Війна з росією', 'Ганна Маляр', 'ВЛК']</text:p>
      <text:p text:style-name="P4">
Type: Article</text:p>
      <!--METADATA-->
      <text:p text:style-name="P4">
<draw:frame draw:style-name="fr1" draw:name="Image177" text:anchor-type="as-char" svg:width="6.9236in" svg:height="3.956343in" draw:z-index="0">
<draw:image xlink:href="../Images/yкринформ/2023-04-29T18-16-00-03-00/630_360_1682777674-772.jpg" xlink:type="simple" xlink:show="embed" xlink:actuate="onLoad" draw:mime-type="image/jpeg"/>
</draw:frame>
 Задорученням міністра оборони України в районах бойових дій здійснена перевіркароботи військово-лікарських комісій.</text:p>
      <text:p text:style-name="P4">
Як передає Укрінформ, про це заступниця міністра оборони Ганна Малярповідомила в <text:a xlink:type="simple" xlink:href="https://t.me/annamaliar/685" text:style-name="Internet_20_link" text:visited-style-name="Visited_20_Internet_20_Link">
 </text:a>
 .</text:p>
      <text:p text:style-name="P4">
Перевірка проводилася за участю командувачки медичних сил Тетяни Остащенко.</text:p>
      <text:p text:style-name="P4">
"Ситуація в кожній окремій ВЛК різна. Десь є черги, десь — пусті коридори. Пороботі деяких ВЛК військовослужбовці скаржаться, по інших — нарікань немає", —зазначила Маляр.</text:p>
      <text:p text:style-name="P4">
<text:span text:style-name="T4">
Читайте також:</text:span>
 <text:a xlink:type="simple" xlink:href="https://www.ukrinform.ua/rubric-ato/3702499-zelenskij-vidznaciv-nagorodami-419-vijskovosluzbovciv-iz-nih-105-posmertno.html" text:style-name="Internet_20_link" text:visited-style-name="Visited_20_Internet_20_Link">
 </text:a>
</text:p>
      <text:p text:style-name="P4">
Заступниця міністра особисто розмовляла з військовими, які зараз проходятьВЛК, з тими, хто стоїть у чергах.</text:p>
      <text:p text:style-name="P4">
Як зауважила вона, це різні категорії. Так, є бійці після поранення, є ті, чийстан здоров’я за час служби погіршився, а також ті, хто самовільно залишивбойові позиції, наразивши на смертельну небезпеку побратимів, і в межахкримінального провадження проходить ВЛК.</text:p>
      <text:p text:style-name="P4">
"Проблеми є. І це зрозуміло. Система ВЛК до повномасштабного вторгненняобслуговувала значно меншу кількість людей і зовсім в інших умовах", —наголосила представниця Міноборони.</text:p>
      <text:p text:style-name="P4">
<text:span text:style-name="T4">
Читайте також:</text:span>
 <text:a xlink:type="simple" xlink:href="https://www.ukrinform.ua/rubric-society/3701957-pri-minoboroni-stvorili-robocu-grupu-z-medicnih-pitan-aku-ocolila-tajra.html" text:style-name="Internet_20_link" text:visited-style-name="Visited_20_Internet_20_Link">
 </text:a>
</text:p>
      <text:p text:style-name="P4">
Вона додала, що у фронтових районах нині створені додаткові ВЛК. Там недоводиться обирати приміщення між хорошим і кращим: що є в ресурсі міст налінії зіткнення — те й пристосовується під потреби.</text:p>
      <text:p text:style-name="P4">
"За результатами перевірки, у тих ВЛК на сході, які незадовільно працюють і наякі є скарги, буде проведена робота та будуть вирішені проблемні питання", —запевнила Маляр.</text:p>
      <text:p text:style-name="P4">
Як повідомляв Укрінформ, у квітні Верховна Рада ухвалила в першому читанні двазаконопроєкти, які передбачають удосконалення роботи військово-лікарськихкомісій.</text:p>
      <text:p text:style-name="P4">
На думку голови Комітету ВР з питань національної безпеки, оборони та розвідкиОлександра Завітневича, реформування процедури проходження влк триватимещонайменше пів року.</text:p>
      <text:p text:style-name="P4">
Source: <text:a xlink:type="simple" xlink:href="https://www.ukrinform.ua/rubric-ato/3702550-u-minoboroni-perevirili-robotu-vlk-u-rajonah-bojovih-dij.html" text:style-name="Internet_20_link" text:visited-style-name="Visited_20_Internet_20_Link">
https://www.ukrinform.ua/rubric-ato/3702550-u-minoboroni-perevirili-robotu-vlk-u-rajonah-bojovih-dij.html</text:a>
</text:p>
      <!--NEWS-->
      <text:h text:style-name="P10" text:outline-level="1">
<text:span text:style-name="T4">
Україна оновила партнерство з ініціативою Seeds for Ukraine</text:span>
</text:h>
      <text:p text:style-name="P4">
Authors: Ukrinform (Person)</text:p>
      <text:p text:style-name="P4">
Publisher: Укринформ (Organization)</text:p>
      <text:p text:style-name="P4">
Published Time: 2023-04-29T18:21:30+03:00</text:p>
      <text:p text:style-name="P4">
Modified Time: 2023-04-29T18:21:30+03:00</text:p>
      <text:p text:style-name="P4">
Description: Україна оновила партнерство з ініціативою Seeds for Ukraine, у межах якої іноземні підприємці, громади, фермери й агрокомпанії надсилають для українських домогосподарств посівні набори. — Укрінформ.</text:p>
      <text:p text:style-name="P4">
Images: ["<text:a xlink:type="simple" xlink:href="https://static.ukrinform.com/photos/2023_04/thumb_files/630_360_1682781602-778.jpg" text:style-name="Internet_20_link" text:visited-style-name="Visited_20_Internet_20_Link">
630_360_16827...</text:a>
"]</text:p>
      <text:p text:style-name="P4">
Tags: ['Херсонщина', 'Посівна', 'Мінреінтеграції']</text:p>
      <text:p text:style-name="P4">
Type: Article</text:p>
      <!--METADATA-->
      <text:p text:style-name="P4">
<draw:frame draw:style-name="fr1" draw:name="Image178" text:anchor-type="as-char" svg:width="6.9236in" svg:height="3.956343in" draw:z-index="0">
<draw:image xlink:href="../Images/yкринформ/2023-04-29T18-21-30-03-00/630_360_1682781602-778.jpg" xlink:type="simple" xlink:show="embed" xlink:actuate="onLoad" draw:mime-type="image/jpeg"/>
</draw:frame>
 Українаоновила партнерство з ініціативою Seeds for Ukraine, у межах якої іноземніпідприємці, громади, фермери й агрокомпанії надсилають для українськихдомогосподарств посівні набори.</text:p>
      <text:p text:style-name="P4">
Про це повідомило <text:a xlink:type="simple" xlink:href="https://minre.gov.ua/2023/04/29/vyroshhuvaty-urozhaj-na-deokupovanyh-terytoriyah-dopomagatymut-mizhnarodni-partnery/" text:style-name="Internet_20_link" text:visited-style-name="Visited_20_Internet_20_Link">
 </text:a>
 , передаєУкрінформ.</text:p>
      <text:p text:style-name="P4">
Як наголосили у відомстві, цієї весни українські громади в сільськіймісцевості постали перед складними викликами: заміновані території угідь,пошкоджена фермерська техніка, відсутність посівного матеріалу тощо.</text:p>
      <text:p text:style-name="P4">
<text:span text:style-name="T4">
Читайте також:</text:span>
 <text:a xlink:type="simple" xlink:href="https://www.ukrinform.ua/rubric-economy/3700975-ponad-40-tisac-ukrainskih-domogospodarstv-otrimaut-nasinna-ovociv-cerez-usaid.html" text:style-name="Internet_20_link" text:visited-style-name="Visited_20_Internet_20_Link">
 </text:a>
</text:p>
      <text:p text:style-name="P4">
Зазначається, що цьогоріч ініціатива Seeds for Ukraine зосередиться надопомозі людям на визволених територіях та в центрах для внутрішньопереміщених осіб.</text:p>
      <text:p text:style-name="P4">
Так, загалом планується підтримати 100 тисяч сімей і громад в областях, якінайбільше постраждали від повномасштабної війни.</text:p>
      <text:p text:style-name="P4">
Також передбачене встановлення сотні теплиць у Харківській і Херсонськійобластях, де проблема замінованих територій постала особливо гостро.</text:p>
      <text:p text:style-name="P4">
<text:span text:style-name="T4">
Читайте також:</text:span>
 <text:a xlink:type="simple" xlink:href="https://www.ukrinform.ua/rubric-regions/3700368-na-volini-startuvav-proekt-akij-dopomoze-posiliti-miscevu-prodovolcu-bezpeku-ulead.html" text:style-name="Internet_20_link" text:visited-style-name="Visited_20_Internet_20_Link">
 </text:a>
</text:p>
      <text:p text:style-name="P4">
У міністерстві нагадали, що минулого року проєкт допоміг понад 10 тисячамдомогосподарств отримати посівний матеріал і виростити урожай.</text:p>
      <text:p text:style-name="P4">
Як повідомляв Укрінформ, <text:a xlink:type="simple" xlink:href="https://www.ukrinform.ua/rubric-regions/3673561-v-ukraini-treba-rozminuvati-ponad-26-miljona-gektariv-silskogospodarskih-ugid.html" text:style-name="Internet_20_link" text:visited-style-name="Visited_20_Internet_20_Link">
 </text:a>
 .</text:p>
      <text:p text:style-name="P4">
Фото: Seeds for Ukraine</text:p>
      <text:p text:style-name="P4">
Source: <text:a xlink:type="simple" xlink:href="https://www.ukrinform.ua/rubric-economy/3702567-ukraina-onovila-partnerstvo-z-iniciativou-seeds-for-ukraine.html" text:style-name="Internet_20_link" text:visited-style-name="Visited_20_Internet_20_Link">
https://www.ukrinform.ua/rubric-economy/3702567-ukraina-onovila-partnerstvo-z-iniciativou-seeds-for-ukraine.html</text:a>
</text:p>
      <!--NEWS-->
      <text:h text:style-name="P10" text:outline-level="1">
<text:span text:style-name="T4">
Жителям звільнених територій виплатили понад ₴396 мільйонів допомоги</text:span>
</text:h>
      <text:p text:style-name="P4">
Authors: Ukrinform (Person)</text:p>
      <text:p text:style-name="P4">
Publisher: Укринформ (Organization)</text:p>
      <text:p text:style-name="P4">
Published Time: 2023-04-29T18:23:00+03:00</text:p>
      <text:p text:style-name="P4">
Modified Time: 2023-04-29T18:23:00+03:00</text:p>
      <text:p text:style-name="P4">
Description: За вісім місяців забезпечено виплату одноразової грошової допомоги жителям звільнених від російських загарбників територій на загальну суму понад 396,3 мільйона гривень. — Укрінформ.</text:p>
      <text:p text:style-name="P4">
Images: ["<text:a xlink:type="simple" xlink:href="https://static.ukrinform.com/photos/2020_09/thumb_files/630_360_1601066264-898.jpg" text:style-name="Internet_20_link" text:visited-style-name="Visited_20_Internet_20_Link">
630_360_16010...</text:a>
"]</text:p>
      <text:p text:style-name="P4">
Tags: ['Переселенці', 'допомога', 'Мінреінтеграції']</text:p>
      <text:p text:style-name="P4">
Type: Article</text:p>
      <!--METADATA-->
      <text:p text:style-name="P4">
<draw:frame draw:style-name="fr1" draw:name="Image179" text:anchor-type="as-char" svg:width="6.9236in" svg:height="3.949857in" draw:z-index="0">
<draw:image xlink:href="../Images/yкринформ/2023-04-29T18-23-00-03-00/630_360_1601066264-898.jpg" xlink:type="simple" xlink:show="embed" xlink:actuate="onLoad" draw:mime-type="image/jpeg"/>
</draw:frame>
 За вісіммісяців забезпечено виплату одноразової грошової допомоги жителям звільненихвід російських загарбників територій на загальну суму понад 396,3 мільйонагривень.</text:p>
      <text:p text:style-name="P4">
Як передає Укрінформ, про це повідомляє <text:a xlink:type="simple" xlink:href="https://minre.gov.ua/2023/04/29/zhytelyam-zvilnenyh-terytorij-vzhe-vyplacheno-ponad-396-miljoniv-gryven-groshovoyi-dopomogy/" text:style-name="Internet_20_link" text:visited-style-name="Visited_20_Internet_20_Link">
</text:a>
</text:p>
      <text:p text:style-name="P4">
Зазначається, що виплати здійснено у межах спільного проєкту Мінреінтеграції,Укрпошти та міжнародних організацій.</text:p>
      <text:p text:style-name="P4">
“Станом на 27 квітня допомогу готівкою у розмірі 1200 гривень від ТоваристваЧервоного Хреста України отримали понад 216 тисяч громадян на деокупованихтериторіях Харківської, Херсонської, Донецької, Луганської та Миколаївськоїобластей”, - ідеться у повідомленні.</text:p>
      <text:p text:style-name="P4">
Крім того, за фінансової підтримки Міжнародної організації з міграції вжевиплачено по 2200 гривень <text:a xlink:type="simple" xlink:href="https://www.ukrinform.ua/tag-dopomoga" text:style-name="Internet_20_link" text:visited-style-name="Visited_20_Internet_20_Link">
 </text:a>
 на місяцьбільш ніж 39 тисячам осіб, які проживають на звільнених територіях Харківщини,Херсонщини й Донеччини. Кожна людина отримує такі виплати протягом 3 місяців.</text:p>
      <text:p text:style-name="P4">
<text:span text:style-name="T4">
Читайте також:</text:span>
 <text:a xlink:type="simple" xlink:href="https://www.ukrinform.ua/rubric-society/3700653-v-ukraini-stvorili-ponad-miljon-misc-dla-prozivanna-pereselenciv-zvit-tsk.html" text:style-name="Internet_20_link" text:visited-style-name="Visited_20_Internet_20_Link">
 <text:span text:style-name="T4">
переселенці</text:span>
 </text:a>
</text:p>
      <text:p text:style-name="P4">
Мінреінтеграції дякує Товариству Червоного Хреста України, Міжнароднійорганізації з міграції й Укрпошті за співпрацю щодо підтримки жителівзвільнених територій України.</text:p>
      <text:p text:style-name="P4">
Як повідомлялося, проєкт виплат одноразової грошової допомоги жителямзвільнених територій стартував у вересні 2022 року.</text:p>
      <text:p text:style-name="P4">
Source: <text:a xlink:type="simple" xlink:href="https://www.ukrinform.ua/rubric-society/3702569-zitelam-zvilnenih-teritorij-viplatili-ponad-396-miljoniv-dopomogi.html" text:style-name="Internet_20_link" text:visited-style-name="Visited_20_Internet_20_Link">
https://www.ukrinform.ua/rubric-society/3702569-zitelam-zvilnenih-teritorij-viplatili-ponad-396-miljoniv-dopomogi.html</text:a>
</text:p>
      <!--NEWS-->
      <text:h text:style-name="P10" text:outline-level="1">
<text:span text:style-name="T4">
У Держагентстві відновлення працюють над проєктом реконструкції КПП Рені – Джурджулешти</text:span>
</text:h>
      <text:p text:style-name="P4">
Authors: Ukrinform (Person)</text:p>
      <text:p text:style-name="P4">
Publisher: Укринформ (Organization)</text:p>
      <text:p text:style-name="P4">
Published Time: 2023-04-29T18:31:31+03:00</text:p>
      <text:p text:style-name="P4">
Modified Time: 2023-04-29T18:31:31+03:00</text:p>
      <text:p text:style-name="P4">
Description: Контрольно-пропускний пункт Рені – Джурджулешти потребує реконструкції, над проєктом якої працюють у Державному агентстві відновлення та розвитку інфраструктури. — Укрінформ.</text:p>
      <text:p text:style-name="P4">
Images: ["<text:a xlink:type="simple" xlink:href="https://static.ukrinform.com/photos/2023_04/thumb_files/630_360_1682782101-675.jpg" text:style-name="Internet_20_link" text:visited-style-name="Visited_20_Internet_20_Link">
630_360_16827...</text:a>
"]</text:p>
      <text:p text:style-name="P4">
Tags: ['Молдова', 'Україна', 'Ремонт', 'Відбудова', 'Агентство відновлення']</text:p>
      <text:p text:style-name="P4">
Type: Article</text:p>
      <!--METADATA-->
      <text:p text:style-name="P4">
<draw:frame draw:style-name="fr1" draw:name="Image180" text:anchor-type="as-char" svg:width="6.9236in" svg:height="3.956343in" draw:z-index="0">
<draw:image xlink:href="../Images/yкринформ/2023-04-29T18-31-31-03-00/630_360_1682782101-675.jpg" xlink:type="simple" xlink:show="embed" xlink:actuate="onLoad" draw:mime-type="image/jpeg"/>
</draw:frame>
Контрольно-пропускний пункт Рені – Джурджулешти потребує реконструкції, надпроєктом якої працюють у Державному агентстві відновлення та розвиткуінфраструктури.</text:p>
      <text:p text:style-name="P4">
Про це сказав голова Державного агентства Мустафа Найєм під час Форумувідновлення Одещини «Безпека. Інтеграція. Потенціал», передає кореспондентУкрінформу.</text:p>
      <text:p text:style-name="P4">
«Зараз ми приглядаємося до пункту Рені – Джурджулешти. Сподіваюсь на вдаліпроєктні рішення, тому що цей перехід потребує величезних змін череззбільшення обсягів пропуску. Окремо плануємо провести реконструкцію дороги,яка веде до пункту пропуску», - сказав Наєм.</text:p>
      <text:p text:style-name="P4">
Також він зазначив, що в Агентстві відновлення готують проєктну документацію зрозбудови траси Одеса – Рені, стратегічне рішення про яку вже ухвалене нарівні Міністерства відновлення.</text:p>
      <text:p text:style-name="P4">
<text:span text:style-name="T4">
Читайте також:</text:span>
 <text:a xlink:type="simple" xlink:href="https://www.ukrinform.ua/rubric-vidbudova/3689756-agentstvo-vidnovlenna-modernizue-dorogu-do-punktu-propusku-z-rumunieu.html" text:style-name="Internet_20_link" text:visited-style-name="Visited_20_Internet_20_Link">
 </text:a>
</text:p>
      <text:p text:style-name="P4">
«Зараз готуємо проєкт розбудови траси Одеса – Рені. Це нешвидкий проєкт і дужекоштовний, але стратегічно Міністерством ухвалене рішення щодо розширення цієїдороги і проведення на ній нормальних ремонтних робіт», - наголосив очільникНацагентства.</text:p>
      <text:p text:style-name="P4">
Як повідомлялося, Міністерство розвитку громад, територій та інфраструктуриУкраїни і Міністерство інфраструктури та регіонального розвитку Республіки <text:a xlink:type="simple" xlink:href="https://www.ukrinform.ua/tag-moldova" text:style-name="Internet_20_link" text:visited-style-name="Visited_20_Internet_20_Link">
</text:a>
 підписали протокол, який передбачаєспрощення контрольних процедур залізничного транзиту вантажів із пунктомвідправлення та пунктом призначення Україна або Молдова, або коли аналогічніпункти знаходяться на території третьої держави.</text:p>
      <text:p text:style-name="P4">
<text:span text:style-name="T4">
Читайте також:</text:span>
 <text:a xlink:type="simple" xlink:href="https://www.ukrinform.ua/rubric-regions/3690907-na-kordoni-z-moldovou-vidkrivsa-novij-transportnij-perehid.html" text:style-name="Internet_20_link" text:visited-style-name="Visited_20_Internet_20_Link">
 </text:a>
</text:p>
      <text:p text:style-name="P4">
Таким чином, запроваджується проїзд без зупинки територією України між ППФрікацей – Етулія та Рені – Джурджулешти, що сприятиме збільшенню обсягуперевезень.</text:p>
      <text:p text:style-name="P4">
Як повідомлялося, Форум відновлення Одещини «Безпека. Інтеграція. Потенціал» єпершим масштабним заходом на півдні України з відновлення, відбудови,стратегії післявоєнного розвитку регіону. На форумі були присутні міністризакордонних справ з Латвії, Данії, Естонії, Ісландії, Литви, Норвегії таШвеції, а також українські політики й експерти.</text:p>
      <text:p text:style-name="P4">
_ Фото ілюстративне  _</text:p>
      <text:p text:style-name="P4">
Source: <text:a xlink:type="simple" xlink:href="https://www.ukrinform.ua/rubric-vidbudova/3702570-u-derzagentstvi-vidnovlenna-pracuut-nad-proektom-rekonstrukcii-kpp-reni-dzurdzulesti.html" text:style-name="Internet_20_link" text:visited-style-name="Visited_20_Internet_20_Link">
https://www.ukrinform.ua/rubric-vidbudova/3702570-u-derzagentstvi-vidnovlenna-pracuut-nad-proektom-rekonstrukcii-kpp-reni-dzurdzulesti.html</text:a>
</text:p>
      <!--NEWS-->
      <text:h text:style-name="P10" text:outline-level="1">
<text:span text:style-name="T4">
росія подала заявку на участь у ЧС-2023 з дзюдо</text:span>
</text:h>
      <text:p text:style-name="P4">
Authors: Ukrinform (Person)</text:p>
      <text:p text:style-name="P4">
Publisher: Укринформ (Organization)</text:p>
      <text:p text:style-name="P4">
Published Time: 2023-04-29T18:33:00+03:00</text:p>
      <text:p text:style-name="P4">
Modified Time: 2023-04-29T18:33:00+03:00</text:p>
      <text:p text:style-name="P4">
Description: Команду зареєстрували як «Індивідуальних нейтральних атлетів». — Укрінформ.</text:p>
      <text:p text:style-name="P4">
Images: ["<text:a xlink:type="simple" xlink:href="https://static.ukrinform.com/photos/2023_04/thumb_files/630_360_1682782303-267.jpg" text:style-name="Internet_20_link" text:visited-style-name="Visited_20_Internet_20_Link">
630_360_16827...</text:a>
", "<text:a xlink:type="simple" xlink:href="https://static.ukrinform.com/photos/2023_04/1682782391-555.jpg" text:style-name="Internet_20_link" text:visited-style-name="Visited_20_Internet_20_Link">
1682782391-55...</text:a>
"]</text:p>
      <text:p text:style-name="P4">
Tags: ['Дзюдо']</text:p>
      <text:p text:style-name="P4">
Type: Article</text:p>
      <!--METADATA-->
      <text:p text:style-name="P4">
<draw:frame draw:style-name="fr1" draw:name="Image181" text:anchor-type="as-char" svg:width="6.9236in" svg:height="3.956343in" draw:z-index="0">
<draw:image xlink:href="../Images/yкринформ/2023-04-29T18-33-00-03-00/630_360_1682782303-267.jpg" xlink:type="simple" xlink:show="embed" xlink:actuate="onLoad" draw:mime-type="image/jpeg"/>
</draw:frame>
 Командузареєстрували як «Індивідуальних нейтральних атлетів».</text:p>
      <text:p text:style-name="P4">
Дзюдоїсти з росії зареєстровані для участі у чемпіонаті світу-2023, заявкакоманди, яка називається як «Індивідуальні нейтральні атлети» вказана наофіційному <text:a xlink:type="simple" xlink:href="https://www.ijf.org/competition/2442/judoka_nations" text:style-name="Internet_20_link" text:visited-style-name="Visited_20_Internet_20_Link">
 </text:a>
IJF, передає Укрінформ.</text:p>
      <text:p text:style-name="P4">
У заявці цієї «команди» на чемпіонат світу – 11 атлетів (8 чоловіків та 3жінки).</text:p>
      <text:p text:style-name="P4">
<draw:frame draw:style-name="fr1" draw:name="Image182" text:anchor-type="as-char" svg:width="6.9236in" svg:height="3.208822in" draw:z-index="0">
<draw:image xlink:href="../Images/yкринформ/2023-04-29T18-33-00-03-00/1682782391-555.jpg" xlink:type="simple" xlink:show="embed" xlink:actuate="onLoad" draw:mime-type="image/jpeg"/>
</draw:frame>
</text:p>
      <text:p text:style-name="P4">
Серед цих спортсменів Ніяз Ільясов – старший лейтенант ЗС РФ (ЦСКА), ТамерланБашаєв – старший сержант ЗС РФ (ЦСКА).</text:p>
      <text:p text:style-name="P4">
<text:span text:style-name="T4">
Читайте також:</text:span>
 <text:a xlink:type="simple" xlink:href="https://www.ukrinform.ua/rubric-sports/3702563-miznarodna-federacia-dzudo-dopustila-rosian-ta-bilorusiv-do-miznarodnih-zmagan.html" text:style-name="Internet_20_link" text:visited-style-name="Visited_20_Internet_20_Link">
 <text:span text:style-name="T4">
дзюдо</text:span>
 </text:a>
</text:p>
      <text:p text:style-name="P4">
Як повідомляв Укрінформ, змагатися на чемпіонаті світу зможуть лише тідзюдоїсти з росії та білорусі, що пройдуть перевірку на предмет відсутності«пропаганди війни», зокрема, у їх соцмережах.</text:p>
      <text:p text:style-name="P4">
Фото: Getty Image, ijf.org</text:p>
      <text:p text:style-name="P4">
Source: <text:a xlink:type="simple" xlink:href="https://www.ukrinform.ua/rubric-sports/3702571-rosia-podala-zaavku-na-ucast-u-cs2023-z-dzudo.html" text:style-name="Internet_20_link" text:visited-style-name="Visited_20_Internet_20_Link">
https://www.ukrinform.ua/rubric-sports/3702571-rosia-podala-zaavku-na-ucast-u-cs2023-z-dzudo.html</text:a>
</text:p>
      <!--NEWS-->
      <text:h text:style-name="P10" text:outline-level="1">
<text:span text:style-name="T4">
Приватбанк відновив роботу після збою системи безготівкових платежів</text:span>
</text:h>
      <text:p text:style-name="P4">
Authors: Ukrinform (Person)</text:p>
      <text:p text:style-name="P4">
Publisher: Укринформ (Organization)</text:p>
      <text:p text:style-name="P4">
Published Time: 2023-04-29T18:35:00+03:00</text:p>
      <text:p text:style-name="P4">
Modified Time: 2023-04-29T18:35:00+03:00</text:p>
      <text:p text:style-name="P4">
Description: Система Приватбанку відновила роботу після збою з оплатою картками. — Укрінформ.</text:p>
      <text:p text:style-name="P4">
Images: ["<text:a xlink:type="simple" xlink:href="https://static.ukrinform.com/photos/2019_10/thumb_files/630_360_1570614345-214.jpg" text:style-name="Internet_20_link" text:visited-style-name="Visited_20_Internet_20_Link">
630_360_15706...</text:a>
"]</text:p>
      <text:p text:style-name="P4">
Tags: ['Приватбанк']</text:p>
      <text:p text:style-name="P4">
Type: Article</text:p>
      <!--METADATA-->
      <text:p text:style-name="P4">
<draw:frame draw:style-name="fr1" draw:name="Image183" text:anchor-type="as-char" svg:width="6.9236in" svg:height="3.956343in" draw:z-index="0">
<draw:image xlink:href="../Images/yкринформ/2023-04-29T18-35-00-03-00/630_360_1570614345-214.jpg" xlink:type="simple" xlink:show="embed" xlink:actuate="onLoad" draw:mime-type="image/jpeg"/>
</draw:frame>
 СистемаПриватбанку відновила роботу після збою з оплатою картками.</text:p>
      <text:p text:style-name="P4">
Як передає Укрінформ, про це ПриватБанк повідомив у <text:a xlink:type="simple" xlink:href="https://www.facebook.com/privatbank/posts/pfbid02P3mqrSRChvLvL1bJUL972AK7dZ8eABJC4h76SLbHyRZDhB7d45icrhC3tJdF634Jl" text:style-name="Internet_20_link" text:visited-style-name="Visited_20_Internet_20_Link">
</text:a>
</text:p>
      <text:p text:style-name="P4">
"Наші поважні клієнти, ми розуміємо всі недавні незручності. Зі збоямисправились і система ПриватБанку працює", — ідеться в повідомленні.</text:p>
      <text:p text:style-name="P4">
<text:span text:style-name="T4">
Читайте також:</text:span>
 <text:a xlink:type="simple" xlink:href="https://www.ukrinform.ua/rubric-economy/3668032-bils-ak-polovina-ukrainciv-nadaut-perevagu-bezgotivkovij-oplati.html" text:style-name="Internet_20_link" text:visited-style-name="Visited_20_Internet_20_Link">
 </text:a>
</text:p>
      <text:p text:style-name="P4">
Як повідомляв Укрінформ, у суботу, 29 квітня, <text:a xlink:type="simple" xlink:href="https://www.ukrinform.ua/rubric-economy/3702525-u-privatbanku-stavsa-zbij-u-sistemi-bezgotivkovih-rozrahunkiv.html" text:style-name="Internet_20_link" text:visited-style-name="Visited_20_Internet_20_Link">
</text:a>
 , пов'язаний із безготівковимирозрахунками.</text:p>
      <text:p text:style-name="P4">
Source: <text:a xlink:type="simple" xlink:href="https://www.ukrinform.ua/rubric-economy/3702573-privatbank-vidnoviv-robotu-pisla-zbou-sistemi-bezgotivkovih-plateziv.html" text:style-name="Internet_20_link" text:visited-style-name="Visited_20_Internet_20_Link">
https://www.ukrinform.ua/rubric-economy/3702573-privatbank-vidnoviv-robotu-pisla-zbou-sistemi-bezgotivkovih-plateziv.html</text:a>
</text:p>
      <!--NEWS-->
      <text:h text:style-name="P10" text:outline-level="1">
<text:span text:style-name="T4">
Перес виграв спринтерську гонку на Гран-прі Азербайджану</text:span>
</text:h>
      <text:p text:style-name="P4">
Authors: Ukrinform (Person)</text:p>
      <text:p text:style-name="P4">
Publisher: Укринформ (Organization)</text:p>
      <text:p text:style-name="P4">
Published Time: 2023-04-29T18:38:58+03:00</text:p>
      <text:p text:style-name="P4">
Modified Time: 2023-04-29T18:38:58+03:00</text:p>
      <text:p text:style-name="P4">
Description: Леклер та Ферстаппен фінішували у трійці найкращих. — Укрінформ.</text:p>
      <text:p text:style-name="P4">
Images: ["<text:a xlink:type="simple" xlink:href="https://static.ukrinform.com/photos/2023_04/thumb_files/630_360_1682782691-622.jpg" text:style-name="Internet_20_link" text:visited-style-name="Visited_20_Internet_20_Link">
630_360_16827...</text:a>
"]</text:p>
      <text:p text:style-name="P4">
Tags: ['Формула-1']</text:p>
      <text:p text:style-name="P4">
Type: Article</text:p>
      <!--METADATA-->
      <text:p text:style-name="P4">
<draw:frame draw:style-name="fr1" draw:name="Image184" text:anchor-type="as-char" svg:width="6.9236in" svg:height="3.956343in" draw:z-index="0">
<draw:image xlink:href="../Images/yкринформ/2023-04-29T18-38-58-03-00/630_360_1682782691-622.jpg" xlink:type="simple" xlink:show="embed" xlink:actuate="onLoad" draw:mime-type="image/jpeg"/>
</draw:frame>
 Леклер таФерстаппен фінішували у трійці найкращих.</text:p>
      <text:p text:style-name="P4">
Відбулася спринтерська гонка в рамках Гран-прі Азербайджану, перемогу здобувпілот «Ред Булла» Серхіо Перес, який стартував другим, але зумів випередитиШарля Леклера, передає Укрінформ.</text:p>
      <text:p text:style-name="P4">
Пілот «Феррарі» втратив лідерство, проте зміг утримати позаду МаксаФерстаппена. Успіх Переса (8 очок) дозволив йому у загальному заліку відігратиу Ферстаппена два очки.</text:p>
      <text:p text:style-name="P4">
У топ-5 також фінішували чинний чемпіон світу Макс Ферстаппен («Ред Булл»),Джордж Рассел («Мерседес») та Карлос Сайнс («Феррарі»).</text:p>
      <text:p text:style-name="P4">
<text:span text:style-name="T4">
Читайте також:</text:span>
 <text:a xlink:type="simple" xlink:href="https://www.ukrinform.ua/rubric-sports/3702161-formula1-granpri-azerbajdzanu2023-kvalifikacia-lekler-vigrav-poul.html" text:style-name="Internet_20_link" text:visited-style-name="Visited_20_Internet_20_Link">
 <text:span text:style-name="T4">
Формула</text:span>
 </text:a>
</text:p>
      <text:p text:style-name="P4">
Як повідомляв Укрінформ, головний заїзд Гран-прі Азербайджану пройде у неділю,29 квітня, старт гонки – о 14:00 за київським часом.</text:p>
      <text:p text:style-name="P4">
Фото: Getty Image</text:p>
      <text:p text:style-name="P4">
Source: <text:a xlink:type="simple" xlink:href="https://www.ukrinform.ua/rubric-sports/3702572-peres-vigrav-sprintersku-gonku-na-granpri-azerbajdzanu.html" text:style-name="Internet_20_link" text:visited-style-name="Visited_20_Internet_20_Link">
https://www.ukrinform.ua/rubric-sports/3702572-peres-vigrav-sprintersku-gonku-na-granpri-azerbajdzanu.html</text:a>
</text:p>
      <!--NEWS-->
      <text:h text:style-name="P10" text:outline-level="1">
<text:span text:style-name="T4">
У Мінекономіки назвали, хто може експортувати дрони з Польщі в Україну за загальним дозволом</text:span>
</text:h>
      <text:p text:style-name="P4">
Authors: Ukrinform (Person)</text:p>
      <text:p text:style-name="P4">
Publisher: Укринформ (Organization)</text:p>
      <text:p text:style-name="P4">
Published Time: 2023-04-29T18:49:51+03:00</text:p>
      <text:p text:style-name="P4">
Modified Time: 2023-04-29T18:49:51+03:00</text:p>
      <text:p text:style-name="P4">
Description: Після спрощення Польщею правил експорту дронів в Україну, це устаткування можуть за загальним дозволом постачати в Україну як волонтери, так і юридичні особи. — Укрінформ.</text:p>
      <text:p text:style-name="P4">
Images: ["<text:a xlink:type="simple" xlink:href="https://static.ukrinform.com/photos/2023_04/thumb_files/630_360_1682359952-617.jpg" text:style-name="Internet_20_link" text:visited-style-name="Visited_20_Internet_20_Link">
630_360_16823...</text:a>
"]</text:p>
      <text:p text:style-name="P4">
Tags: ['Експорт', 'Мінекономіки', 'Польща', 'Україна', 'Дрон', 'Єдині новини']</text:p>
      <text:p text:style-name="P4">
Type: Article</text:p>
      <!--METADATA-->
      <text:p text:style-name="P4">
<draw:frame draw:style-name="fr1" draw:name="Image185" text:anchor-type="as-char" svg:width="6.9236in" svg:height="3.956343in" draw:z-index="0">
<draw:image xlink:href="../Images/yкринформ/2023-04-29T18-49-51-03-00/630_360_1682359952-617.jpg" xlink:type="simple" xlink:show="embed" xlink:actuate="onLoad" draw:mime-type="image/jpeg"/>
</draw:frame>
 Післяспрощення Польщею правил експорту дронів в Україну, це устаткування можуть зазагальним дозволом постачати в Україну як волонтери, так і юридичні особи.</text:p>
      <text:p text:style-name="P4">
Про це в ефірі загальнонаціонального телемарафону "Єдині новини" сказавзаступник міністра економіки, торговий представник України Тарас Качка,передає Укрінформ.</text:p>
      <text:p text:style-name="P4">
"До сьогоднішнього дня це була велика проблема, кожного дня до нас зверталисяволонтери щоб спростити транзакції з ЄС до України. Тому що кожне постачаннявимагало отримання дозволу від <text:a xlink:type="simple" xlink:href="https://www.ukrinform.ua/tag-evrosouz" text:style-name="Internet_20_link" text:visited-style-name="Visited_20_Internet_20_Link">
 </text:a>
 . Врамках чинного законодавства польські колеги знайшли рішення - можливістьзастосувати загальний дозвіл. Є загальний дозвіл, яким може скористатися будь-яка особа, яка живе або зареєстрована в Польщі, це може бути українець, якийживе в Польщі, має адресу в Польщі, неурядова організація, благодійний фонд,це може бути комерційна структура, тобто будь-який суб'єкт, який можеагрегувати партію цих дронів і відповідно на підставі загального дозволупередати їх в Україну платно або безоплатно цілком легально", - сказав Качка.</text:p>
      <text:p text:style-name="P4">
<text:span text:style-name="T4">
Читайте також:</text:span>
 <text:a xlink:type="simple" xlink:href="https://www.ukrinform.ua/rubric-ato/3702523-u-polsi-kanadski-instruktori-navcaut-bijciv-zsu-minnij-bezpeci.html" text:style-name="Internet_20_link" text:visited-style-name="Visited_20_Internet_20_Link">
 <text:span text:style-name="T4">
Польщ</text:span>
 </text:a>
</text:p>
      <text:p text:style-name="P4">
Він пояснив, що дрони відносяться до категорії продукції подвійногопризначення, до якої застосовується такі самі норми контролю, як і до виробів,обладнання тощо військового використання. Саме тому з постачанням дронів вУкраїну, яким займаються волонтерські організації, виникали складнощі.</text:p>
      <text:p text:style-name="P4">
Як повідомлялося, уряд Польщі на прохання української сторони <text:a xlink:type="simple" xlink:href="https://www.ukrinform.ua/rubric-world/3701621-polsa-vidzavtra-zmoze-eksportuvati-droni-v-ukrainu-na-pidstavi-zagalnogo-dozvolu.html" text:style-name="Internet_20_link" text:visited-style-name="Visited_20_Internet_20_Link">
</text:a>
 . Рішеннянабуло чинності 28 квітня.</text:p>
      <text:p text:style-name="P4">
Експорт дронів здійснюватиметься на основі загального дозволу, наданогоміністром розвитку та технології Республіки Польща.</text:p>
      <text:p text:style-name="P4">
Фото: Генштаб ЗСУ</text:p>
      <text:p text:style-name="P4">
Source: <text:a xlink:type="simple" xlink:href="https://www.ukrinform.ua/rubric-economy/3702575-u-minekonomiki-nazvali-hto-moze-eksportuvati-droni-z-polsi-v-ukrainu-za-zagalnim-dozvolom.html" text:style-name="Internet_20_link" text:visited-style-name="Visited_20_Internet_20_Link">
https://www.ukrinform.ua/rubric-economy/3702575-u-minekonomiki-nazvali-hto-moze-eksportuvati-droni-z-polsi-v-ukrainu-za-zagalnim-dozvolom.html</text:a>
</text:p>
      <!--NEWS-->
      <text:h text:style-name="P10" text:outline-level="1">
<text:span text:style-name="T4">
Дітей з окупованих територій вивозять у рф під приводом «лікування» - Луганська ОВА</text:span>
</text:h>
      <text:p text:style-name="P4">
Authors: Ukrinform (Person)</text:p>
      <text:p text:style-name="P4">
Publisher: Укринформ (Organization)</text:p>
      <text:p text:style-name="P4">
Published Time: 2023-04-29T18:54:00+03:00</text:p>
      <text:p text:style-name="P4">
Modified Time: 2023-04-29T18:54:00+03:00</text:p>
      <text:p text:style-name="P4">
Description: На тимчасово окупованих територіях росіяни проводять масові медогляди, після яких близько 70% дітей оголошують хворими і пропонують виїжджати "на лікування" в рф. — Укрінформ.</text:p>
      <text:p text:style-name="P4">
Images: ["<text:a xlink:type="simple" xlink:href="https://static.ukrinform.com/photos/2022_06/thumb_files/630_360_1655629946-686.jpg" text:style-name="Internet_20_link" text:visited-style-name="Visited_20_Internet_20_Link">
630_360_16556...</text:a>
"]</text:p>
      <text:p text:style-name="P4">
Tags: ['Депортація', 'Діти', 'Луганщина', 'Єдині новини']</text:p>
      <text:p text:style-name="P4">
Type: Article</text:p>
      <!--METADATA-->
      <text:p text:style-name="P4">
<draw:frame draw:style-name="fr1" draw:name="Image186" text:anchor-type="as-char" svg:width="6.9236in" svg:height="3.956343in" draw:z-index="0">
<draw:image xlink:href="../Images/yкринформ/2023-04-29T18-54-00-03-00/630_360_1655629946-686.jpg" xlink:type="simple" xlink:show="embed" xlink:actuate="onLoad" draw:mime-type="image/jpeg"/>
</draw:frame>
 Натимчасово окупованих територіях росіяни проводять масові медогляди, після якихблизько 70% дітей оголошують хворими і пропонують виїжджати "на лікування" врф.</text:p>
      <text:p text:style-name="P4">
Про це в ефірі телемарафону "Єдині новини" заявив начальник Луганської ОВААртем Лисогор, передає Укрінформ.</text:p>
      <text:p text:style-name="P4">
"Ми знаємо, що це проводилося, і сайти "лнр/днр" викладали, що вони (росіяни -ред.) перевірили 94 (тисячі - ред.) чи близько 100 тисяч хлопчиків і дівчаток,наших учнів, на наявність у них проблем зі здоров'ям. Після цього 70% дітей,як ми знаємо, отримали довідки, що в них є хронічні захворювання і їх требалікувати. І для цього можна виїхати в "піонертабори" росії", - розповівЛисогор.</text:p>
      <text:p text:style-name="P4">
<text:span text:style-name="T4">
Читайте також:</text:span>
 <text:a xlink:type="simple" xlink:href="https://www.ukrinform.ua/rubric-ato/3702281-kislica-deportacii-ukrainskih-ditej-prioritetne-pitanna-sered-derzavcleniv-oon.html" text:style-name="Internet_20_link" text:visited-style-name="Visited_20_Internet_20_Link">
 <text:span text:style-name="T4">
Депорт</text:span>
 </text:a>
</text:p>
      <text:p text:style-name="P4">
Він зазначив, що після того, як дітей вивозять в рф, від батьків вимагаютьїхати разом із ними, інакше дітей можуть не повернути.</text:p>
      <text:p text:style-name="P4">
Як повідомляв Укрінформ, Президент України Володимир Зеленський заявив, щолише за офіційно встановленими даними російська федерація незаконнодепортувала близько 20 тисяч українських дітей.</text:p>
      <text:p text:style-name="P4">
Source: <text:a xlink:type="simple" xlink:href="https://www.ukrinform.ua/rubric-ato/3702577-ditej-z-okupovanih-teritorij-vivozat-u-rf-pid-privodom-likuvanna-luganska-ova.html" text:style-name="Internet_20_link" text:visited-style-name="Visited_20_Internet_20_Link">
https://www.ukrinform.ua/rubric-ato/3702577-ditej-z-okupovanih-teritorij-vivozat-u-rf-pid-privodom-likuvanna-luganska-ova.html</text:a>
</text:p>
      <!--NEWS-->
      <text:h text:style-name="P10" text:outline-level="1">
<text:span text:style-name="T4">
Ігнат: Планування удару по центру міста – вже злочин проти людства</text:span>
</text:h>
      <text:p text:style-name="P4">
Authors: Ukrinform (Person)</text:p>
      <text:p text:style-name="P4">
Publisher: Укринформ (Organization)</text:p>
      <text:p text:style-name="P4">
Published Time: 2023-04-29T19:11:00+03:00</text:p>
      <text:p text:style-name="P4">
Modified Time: 2023-04-29T19:11:00+03:00</text:p>
      <text:p text:style-name="P4">
Description: російська армія нищить насамперед пріоритетні для себе цілі, але житлові будинки теж можуть бути цілями. — Укрінформ.</text:p>
      <text:p text:style-name="P4">
Images: ["<text:a xlink:type="simple" xlink:href="https://static.ukrinform.com/photos/2023_01/thumb_files/630_360_1674824804-865.jpg" text:style-name="Internet_20_link" text:visited-style-name="Visited_20_Internet_20_Link">
630_360_16748...</text:a>
"]</text:p>
      <text:p text:style-name="P4">
Tags: ['Повітряні сили ЗСУ', 'Війна з росією', 'Ракетний удар', 'Єдині новини']</text:p>
      <text:p text:style-name="P4">
Type: Article</text:p>
      <!--METADATA-->
      <text:p text:style-name="P4">
<draw:frame draw:style-name="fr1" draw:name="Image187" text:anchor-type="as-char" svg:width="6.9236in" svg:height="3.956343in" draw:z-index="0">
<draw:image xlink:href="../Images/yкринформ/2023-04-29T19-11-00-03-00/630_360_1674824804-865.jpg" xlink:type="simple" xlink:show="embed" xlink:actuate="onLoad" draw:mime-type="image/jpeg"/>
</draw:frame>
 російськаармія нищить насамперед пріоритетні для себе цілі, але житлові будинки тежможуть бути цілями.</text:p>
      <text:p text:style-name="P4">
Про це в ефірі загальнонаціонального телемарафону «Єдині новини» сказав речникКомандування Повітряних Сил України Юрій Ігнат, передає Укрінформ.</text:p>
      <text:p text:style-name="P4">
“Ворог намагається знищити найпріоритетніші для себе цілі — це і об’єкти нашоїінфраструктури, і військові об’єкти, об'єкти паливно-енергетичного сектору. Ітак далі. Але, прокладаючи маршрути цих ракет, ворог буде робити певніпохибки. Навіть якщо вони не мають за ціль житловий будинок. Але може бути ітакий прорахунок. І ми часто бачимо, що влучають вони і у житлові будинки,тому що саме по собі планування <text:a xlink:type="simple" xlink:href="https://www.ukrinform.ua/tag-raketnij-udar" text:style-name="Internet_20_link" text:visited-style-name="Visited_20_Internet_20_Link">
 </text:a>
 по центру міста, чи це Умань, чи Київ, чи Дніпро, чи Харків — це вжезлочин проти людства. Це потрібно чітко розуміти, це акт тероризму. Такимчином, ворог прокладає такі маршрути, розуміючи, що на шляху ракет може бутибагатоповерхівка. Але це їх не цікавить”, - сказав Ігнат.</text:p>
      <text:p text:style-name="P4">
Він нагадав, що саме тому потрібно дотримуватися правил безпеки і приповітряній тривозі йти до сховищ.</text:p>
      <text:p text:style-name="P4">
<text:span text:style-name="T4">
Читайте також:</text:span>
 <text:a xlink:type="simple" xlink:href="https://www.ukrinform.ua/rubric-ato/3702063-rosiani-bilse-ne-keruutsa-sakralnimi-datami-nebezpeka-obstriliv-e-postijno-ignat.html" text:style-name="Internet_20_link" text:visited-style-name="Visited_20_Internet_20_Link">
 <text:span text:style-name="T4">
Ігнат</text:span>
 </text:a>
</text:p>
      <text:p text:style-name="P4">
“Люди прекрасно знають, біля яких об’єктів вони живуть, і треба розуміти, щовійна нікуди не ділася, і всередині країни теж можуть відбуватися такі страшніречі”, - сказав Ігнат.</text:p>
      <text:p text:style-name="P4">
Як повідомлялося, вранці 28 квітня російська армія обстріляла Умань крилатимиракетами. В одній дев'ятиповерхівці повністю зруйновано під'їзд, загаломпостраждало 10 будинків.</text:p>
      <text:p text:style-name="P4">
На цей час відомо про <text:a xlink:type="simple" xlink:href="https://www.ukrinform.ua/rubric-regions/3702538-v-umani-na-misci-raketnogo-udaru-zaversili-posukovu-operaciu-dvoe-vvazautsa-zniklimi.html" text:style-name="Internet_20_link" text:visited-style-name="Visited_20_Internet_20_Link">
 </text:a>
 . Унаслідок ракетного удару травмовані 18 осіб,ще 17 громадян врятовані.</text:p>
      <text:p text:style-name="P4">
Source: <text:a xlink:type="simple" xlink:href="https://www.ukrinform.ua/rubric-ato/3702578-ignat-planuvanna-udaru-po-centru-mista-vze-zlocin-proti-ludstva.html" text:style-name="Internet_20_link" text:visited-style-name="Visited_20_Internet_20_Link">
https://www.ukrinform.ua/rubric-ato/3702578-ignat-planuvanna-udaru-po-centru-mista-vze-zlocin-proti-ludstva.html</text:a>
</text:p>
      <!--NEWS-->
      <text:h text:style-name="P10" text:outline-level="1">
<text:span text:style-name="T4">
У районі Мар’їнки почастішали випадки відмови росіян від участі у боях</text:span>
</text:h>
      <text:p text:style-name="P4">
Authors: Ukrinform (Person)</text:p>
      <text:p text:style-name="P4">
Publisher: Укринформ (Organization)</text:p>
      <text:p text:style-name="P4">
Published Time: 2023-04-29T19:29:00+03:00</text:p>
      <text:p text:style-name="P4">
Modified Time: 2023-04-29T19:29:00+03:00</text:p>
      <text:p text:style-name="P4">
Description: У районі Мар’їнки Донецької області в підрозділах російських військ почастішали випадки колективної відмови від участі у бойових діях.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Генштаб', 'ЗСУ', 'Війна з росією']</text:p>
      <text:p text:style-name="P4">
Type: Article</text:p>
      <!--METADATA-->
      <text:p text:style-name="P4">
<draw:frame draw:style-name="fr1" draw:name="Image188" text:anchor-type="as-char" svg:width="6.9236in" svg:height="3.956343in" draw:z-index="0">
<draw:image xlink:href="../Images/yкринформ/2023-04-29T19-29-00-03-00/630_360_1680422407-224.png" xlink:type="simple" xlink:show="embed" xlink:actuate="onLoad" draw:mime-type="image/png"/>
</draw:frame>
 У районіМар’їнки Донецької області в підрозділах російських військ почастішали випадкиколективної відмови від участі у бойових діях.</text:p>
      <text:p text:style-name="P4">
Про це Генеральний штаб Збройних сил України повідомив у <text:a xlink:type="simple" xlink:href="https://www.facebook.com/GeneralStaff.ua/posts/pfbid0EntUHjAXPyELG8TH9XTre3UoKDCcqvAzvXc44idu8Nynpk2AeUeEmkdunuAodS3ml" text:style-name="Internet_20_link" text:visited-style-name="Visited_20_Internet_20_Link">
</text:a>
, оприлюднивши оперативну інформацію станом на 18:00 суботи, 29 квітня,передає Укрінформ.</text:p>
      <text:p text:style-name="P4">
Так, основними причинами відмови є великі втрати у живій силі та несвоєчаснезабезпечення загарбників боєприпасами, відсутність у достатній кількостізасобів індивідуального захисту, примус військовослужбовців російськихзбройних сил до ведення штурмових дій без підтримки важкої техніки йартилерії.</text:p>
      <text:p text:style-name="P4">
<text:span text:style-name="T4">
Читайте також:</text:span>
 <text:a xlink:type="simple" xlink:href="https://www.ukrinform.ua/rubric-ato/3702578-ignat-planuvanna-udaru-po-centru-mista-vze-zlocin-proti-ludstva.html" text:style-name="Internet_20_link" text:visited-style-name="Visited_20_Internet_20_Link">
 </text:a>
</text:p>
      <text:p text:style-name="P4">
Як повідомляється, основні зусилля станом на 29 квітня російська арміязосереджує на веденні наступальних дій на Лиманському, Бахмутському,Авдіївському та Мар’їнському напрямках. Силами оборони України там відбитіпонад 40 ворожих атак.</text:p>
      <text:p text:style-name="P4">
"Найзапекліші бої тривають за Бахмут та Мар’їнку, наші воїни мужньо тримаютьоборону", — зазначили в Генштабі.</text:p>
      <text:p text:style-name="P4">
Загалом за добу українська авіація завдала три удари по районах зосередженняособового складу ворога.</text:p>
      <text:p text:style-name="P4">
<text:span text:style-name="T4">
Читайте також:</text:span>
 <text:a xlink:type="simple" xlink:href="https://www.ukrinform.ua/rubric-ato/3702562-u-bahmuti-prikordonniki-zupinili-sprobi-prorivu-sturmovih-grup-rosian.html" text:style-name="Internet_20_link" text:visited-style-name="Visited_20_Internet_20_Link">
 </text:a>
</text:p>
      <text:p text:style-name="P4">
Підрозділи ракетних військ й артилерії ЗСУ зі свого боку уразили районзосередження живої сили, два склади паливно-мастильних матеріалів, два засобипротиповітряної оборони, один артилерійський підрозділ та ще одну важливу цільзагарбників.</text:p>
      <text:p text:style-name="P4">
Силами оборони знищені також чотири ворожі безпілотники.</text:p>
      <text:p text:style-name="P4">
Війська російської федерації протягом доби здійснили загалом один ракетний і29 авіаційних ударів, а також близько 12 обстрілів з реактивних системзалпового вогню по позиціях Сил оборони та населених пунктах.</text:p>
      <text:p text:style-name="P4">
<text:span text:style-name="T4">
Читайте також:</text:span>
 <text:a xlink:type="simple" xlink:href="https://www.ukrinform.ua/rubric-ato/3702475-zsu-za-sogodni-znisili-tri-bezpilotniki-zokrema-dva-sahedi.html" text:style-name="Internet_20_link" text:visited-style-name="Visited_20_Internet_20_Link">
 <text:span text:style-name="T4">
знищ</text:span>
 </text:a>
</text:p>
      <text:p text:style-name="P4">
Унаслідок ворожих атак є загиблі та поранені серед цивільного населення,зруйновані та пошкоджені приватні житлові будинки й інша цивільнаінфраструктура.</text:p>
      <text:p text:style-name="P4">
Імовірність здійснення росіянами подальших ракетних й авіаційних ударів повсій території України у Генштабі визначають як "досить високу".</text:p>
      <text:p text:style-name="P4">
_<text:span text:style-name="T4">
На Волинському та Поліському напрямках</text:span>
 _ оперативна обстановка, за данимиЗСУ, суттєвих змін не зазнала. Ознаки формування наступальних угрупованьворога не виявлені.</text:p>
      <text:p text:style-name="P4">
<text:span text:style-name="T4">
Читайте також:</text:span>
 <text:a xlink:type="simple" xlink:href="https://www.ukrinform.ua/rubric-ato/3702429-cerevatij-bahmut-zalisaetsa-golovnim-napramkom-za-dobu-rosiani-vdarili-528-raziv.html" text:style-name="Internet_20_link" text:visited-style-name="Visited_20_Internet_20_Link">
 </text:a>
</text:p>
      <text:p text:style-name="P4">
_<text:span text:style-name="T4">
На Сіверському та Слобожанському напрямках</text:span>
 _ війська рф протягом добизавдали авіаударів по Галаганівці та Леонівці Чернігівської області.</text:p>
      <text:p text:style-name="P4">
З мінометів й артилерії загарбники били по Хрінівці та Заріччю Чернігівськоїобласті, Українському й Середині-Буді Сумської області, Червоній Зорі,Гоптівці, Красному, Терновій, Вовчанську, Вовчанських Хуторах і НестерномуХарківської області.</text:p>
      <text:p text:style-name="P4">
_<text:span text:style-name="T4">
На Куп’янському напрямку</text:span>
 _ ворог наступальних дій не проводив, длякоригування артилерійського вогню активно застосовував безпілотники.</text:p>
      <text:p text:style-name="P4">
<text:span text:style-name="T4">
Читайте також:</text:span>
 <text:a xlink:type="simple" xlink:href="https://www.ukrinform.ua/rubric-ato/3702396-rosiani-za-dobu-obstrilali-sim-oblastej-ukraini-zvedenna-ova.html" text:style-name="Internet_20_link" text:visited-style-name="Visited_20_Internet_20_Link">
 </text:a>
</text:p>
      <text:p text:style-name="P4">
Ударів з артилерії й мінометів росіян зазнали Строївка, Кам’янка, Тополі,Фиголівка, Новомлинськ, Дворічна, Западне, Лиман Перший, Кислівка й БерестовеХарківської області, а також Новоселівське Луганської області.</text:p>
      <text:p text:style-name="P4">
_<text:span text:style-name="T4">
На Лиманському напрямку</text:span>
 _ війська рф вели безуспішні наступальні дії внапрямку Білогорівки. Артилерійських ударів ворога зазнали Невське Луганськоїобласті, Новосадове, Торське, Білогорівка, Верхньокам’янське й РоздолівкаДонецької області.</text:p>
      <text:p text:style-name="P4">
_<text:span text:style-name="T4">
На Бахмутському напрямку</text:span>
 _ загарбники продовжують вести наступальні дії.За місто Бахмут тривають важкі бої. У напрямку Предтечиного ворог вівбезуспішні наступальні дії.</text:p>
      <text:p text:style-name="P4">
<text:span text:style-name="T4">
Читайте також:</text:span>
 <text:a xlink:type="simple" xlink:href="https://www.ukrinform.ua/rubric-ato/3702380-sili-oboroni-pivdna-za-dobu-znisili-rosijskij-coven-sim-odinic-bronetehniki-i-bpla.html" text:style-name="Internet_20_link" text:visited-style-name="Visited_20_Internet_20_Link">
 <text:span text:style-name="T4">
знищ</text:span>
 </text:a>
</text:p>
      <text:p text:style-name="P4">
Від російських обстрілів постраждали Васюківка, Оріхово-Василівка,Новомаркове, Григорівка, Бахмут, Часів Яр, Іванівське, Костянтинівка, БілаГора, Олександро-Шультине, Диліївка, Північне, Торецьк, Шуми, Південне та Нью-Йорк Донецької області.</text:p>
      <text:p text:style-name="P4">
_<text:span text:style-name="T4">
На Авдіївському напрямку</text:span>
 _ війська рф вели безуспішні наступальні дії врайоні Первомайського, обстрілювали Новокалинове, Авдіївку, Карлівку, Водянета Первомайське Донецької області.</text:p>
      <text:p text:style-name="P4">
_<text:span text:style-name="T4">
На Мар’їнському напрямку</text:span>
 _ протягом доби Сили оборони відбили численніатаки росіян у районі Мар’їнки й Новомихайлівки. Ворожих обстрілів зазналиКрасногорівка, Мар’їнка, Побєда, Парасковіївка й Новомихайлівка Донецькоїобласті.</text:p>
      <text:p text:style-name="P4">
<text:span text:style-name="T4">
Читайте також:</text:span>
 <text:a xlink:type="simple" xlink:href="https://www.ukrinform.ua/rubric-ato/3702329-zsu-znisili-vze-190-040-rosijskih-zagarbnikiv.html" text:style-name="Internet_20_link" text:visited-style-name="Visited_20_Internet_20_Link">
 <text:span text:style-name="T4">
знищ</text:span>
 </text:a>
</text:p>
      <text:p text:style-name="P4">
_<text:span text:style-name="T4">
На Шахтарському напрямку</text:span>
 _ впродовж поточної доби наступальних дійзагарбники не проводили, натомість завдавали ударів по Богоявленці, Вугледару,Новоукраїнці, Пречистівці, Шахтарському й Великій Новосілці Донецької області.</text:p>
      <text:p text:style-name="P4">
_<text:span text:style-name="T4">
На Запорізькому та Херсонському напрямках</text:span>
 _ російська армія продовжуєвести оборонні дії й обстрілювати населені пункти, розташовані біля лініїбойового зіткнення.</text:p>
      <text:p text:style-name="P4">
Під ворожим вогнем на зазначеній ділянці фронту протягом доби перебували понад20 міст і сіл. Серед них – Времівка, Новосілка, Новопіль, Зелене ПолеДонецької області, Ольгівське, Гуляйполе, Білогір'я, Мала Токмачка,Новоданилівка, Новоандріївка та Кам’янське Запорізької області, Херсон,Гаврилівка, Зміївка, Берислав, Козацьке, Іванівка, Зимівник, Білозерка,Дніпровське й Кізомис Херсонської області.</text:p>
      <text:p text:style-name="P4">
<text:span text:style-name="T4">
Читайте також:</text:span>
 <text:a xlink:type="simple" xlink:href="https://www.ukrinform.ua/rubric-ato/3702304-sili-oboroni-za-dobu-vidbili-48-vorozih-atak-na-cotiroh-napramkah.html" text:style-name="Internet_20_link" text:visited-style-name="Visited_20_Internet_20_Link">
 </text:a>
</text:p>
      <text:p text:style-name="P4">
За інформацією Генштабу, на тимчасово окупованій території Керченськогопівострова Автономної Республіки Крим російські загарбники посилиликонтррозвідувальний і поліцейський режим.</text:p>
      <text:p text:style-name="P4">
Так, з 26 квітня збільшилася кількість патрулів, на дорогах місцевого значенняпости поліції підсилили співробітники федеральної служби безпеки рф, якіздійснюють вибіркові перевірки цивільного населення, зокрема перевіряютьмобільні телефони та наявність російського паспорта.</text:p>
      <text:p text:style-name="P4">
Як повідомляв Укрінформ, зранку 29 квітня ЗСУ знищили три російськібезпілотники, два з яких — типу Shahed.</text:p>
      <text:p text:style-name="P4">
Фото: rfe</text:p>
      <text:p text:style-name="P4">
Source: <text:a xlink:type="simple" xlink:href="https://www.ukrinform.ua/rubric-ato/3702582-u-rajoni-marinki-pocastisali-vipadki-kolektivnoi-vidmovi-rosian-vid-ucasti-u-boah.html" text:style-name="Internet_20_link" text:visited-style-name="Visited_20_Internet_20_Link">
https://www.ukrinform.ua/rubric-ato/3702582-u-rajoni-marinki-pocastisali-vipadki-kolektivnoi-vidmovi-rosian-vid-ucasti-u-boah.html</text:a>
</text:p>
      <!--NEWS-->
      <text:h text:style-name="P10" text:outline-level="1">
<text:span text:style-name="T4">
Під час обстрілів України рф використовує ракети, виготовлені минулої осені і взимку - Ігнат</text:span>
</text:h>
      <text:p text:style-name="P4">
Authors: Ukrinform (Person)</text:p>
      <text:p text:style-name="P4">
Publisher: Укринформ (Organization)</text:p>
      <text:p text:style-name="P4">
Published Time: 2023-04-29T19:34:42+03:00</text:p>
      <text:p text:style-name="P4">
Modified Time: 2023-04-29T19:34:42+03:00</text:p>
      <text:p text:style-name="P4">
Description: росіяни використовують при обстрілах України ракети, які виготовлені зовсім нещодавно - минулої осені чи взимку.  — Укрінформ.</text:p>
      <text:p text:style-name="P4">
Images: ["<text:a xlink:type="simple" xlink:href="https://static.ukrinform.com/photos/2022_12/thumb_files/630_360_1670245790-453.jpeg" text:style-name="Internet_20_link" text:visited-style-name="Visited_20_Internet_20_Link">
630_360_16702...</text:a>
"]</text:p>
      <text:p text:style-name="P4">
Tags: ['Обстріл', 'Повітряні сили ЗСУ', 'Війна з росією', 'Єдині новини']</text:p>
      <text:p text:style-name="P4">
Type: Article</text:p>
      <!--METADATA-->
      <text:p text:style-name="P4">
<draw:frame draw:style-name="fr1" draw:name="Image189" text:anchor-type="as-char" svg:width="6.9236in" svg:height="3.956343in" draw:z-index="0">
<draw:image xlink:href="../Images/yкринформ/2023-04-29T19-34-42-03-00/630_360_1670245790-453.jpeg" xlink:type="simple" xlink:show="embed" xlink:actuate="onLoad" draw:mime-type="image/jpeg"/>
</draw:frame>
 росіянивикористовують при обстрілах України ракети, які виготовлені зовсім нещодавно- минулої осені чи взимку.</text:p>
      <text:p text:style-name="P4">
Про це в ефірі загальнонаціонального телемарафону "Єдині новини" сказав речникКомандування Повітряних Сил України Юрій Ігнат, передає Укрінформ.</text:p>
      <text:p text:style-name="P4">
“Ми знаємо, що небагато ракет залишилося у росіян, хоча вони продовжують їхвиготовляти. Ті рештки, які були під час крайніх ударів знайдені, свідчать проте, що це свіжі ракети, виготовлялися вони і восени, і є зимові варіантизапчастин. Ворог продовжує їх випускати, але темпи виробництва невисокі, бо цевисокотехнологічна зброя, і швидко вона не виробляється. Але, на жаль,виготовляють і далі", - поінформував Ігнат.</text:p>
      <text:p text:style-name="P4">
<text:span text:style-name="T4">
Читайте також:</text:span>
 <text:a xlink:type="simple" xlink:href="https://www.ukrinform.ua/rubric-ato/3702578-ignat-planuvanna-udaru-po-centru-mista-vze-zlocin-proti-ludstva.html" text:style-name="Internet_20_link" text:visited-style-name="Visited_20_Internet_20_Link">
 <text:span text:style-name="T4">
Ігнат</text:span>
 </text:a>
</text:p>
      <text:p text:style-name="P4">
Він додав, що аналіз уламків російських ракет показав, що із власнеросійського там маркування, можливо метал, високотехнологічні деталі - неросійського виробництва.</text:p>
      <text:p text:style-name="P4">
"Крилаті ракети - це фактично літак безпілотний, він коштує мільйони доларів,там десятки тисяч деталей високотехнологічних, росія, безумовно, не може їхвиготовляти. Це факт. На жаль, вона їх може діставати через треті країни,шляхом контрабанди вона їх може і отримує. Саме тому санкційний тиск надержаву-терориста потрібний на всіх рівнях. Цей тиск потрібен і на ті держави,які можливо і сприяють росії в отриманні цих деталей", - сказав Ігнат.</text:p>
      <text:p text:style-name="P4">
<text:span text:style-name="T4">
Читайте також:</text:span>
 <text:a xlink:type="simple" xlink:href="https://www.ukrinform.ua/rubric-ato/3702063-rosiani-bilse-ne-keruutsa-sakralnimi-datami-nebezpeka-obstriliv-e-postijno-ignat.html" text:style-name="Internet_20_link" text:visited-style-name="Visited_20_Internet_20_Link">
 <text:span text:style-name="T4">
Ігнат</text:span>
 </text:a>
</text:p>
      <text:p text:style-name="P4">
Як повідомляв Укрінформ, 29 квітня росія вивела в Чорне море на бойовечергування 14 кораблів, <text:a xlink:type="simple" xlink:href="https://www.ukrinform.ua/rubric-ato/3702453-rosia-trimae-u-cornomu-mori-odin-raketonosij-z-vismoma-kalibrami.html" text:style-name="Internet_20_link" text:visited-style-name="Visited_20_Internet_20_Link">
 </text:a>
 .</text:p>
      <text:p text:style-name="P4">
Фото: Flickr</text:p>
      <text:p text:style-name="P4">
Source: <text:a xlink:type="simple" xlink:href="https://www.ukrinform.ua/rubric-ato/3702583-pid-cas-obstriliv-ukraini-rf-vikoristovue-raketi-vigotovleni-minuloi-oseni-i-vzimku-ignat.html" text:style-name="Internet_20_link" text:visited-style-name="Visited_20_Internet_20_Link">
https://www.ukrinform.ua/rubric-ato/3702583-pid-cas-obstriliv-ukraini-rf-vikoristovue-raketi-vigotovleni-minuloi-oseni-i-vzimku-ignat.html</text:a>
</text:p>
      <!--NEWS-->
      <text:h text:style-name="P10" text:outline-level="1">
<text:span text:style-name="T4">
На F-16 вже готові воювати кілька десятків пілотів – Повітряні Сили</text:span>
</text:h>
      <text:p text:style-name="P4">
Authors: Ukrinform (Person)</text:p>
      <text:p text:style-name="P4">
Publisher: Укринформ (Organization)</text:p>
      <text:p text:style-name="P4">
Published Time: 2023-04-29T19:40:00+03:00</text:p>
      <text:p text:style-name="P4">
Modified Time: 2023-04-29T19:40:00+03:00</text:p>
      <text:p text:style-name="P4">
Description: На F-16 вже готові воювати кілька десятків пілотів.  — Укрінформ.</text:p>
      <text:p text:style-name="P4">
Images: ["<text:a xlink:type="simple" xlink:href="https://static.ukrinform.com/photos/2015_11/thumb_files/630_360_1446829545-6581-foto-wikipediaorg.jpg" text:style-name="Internet_20_link" text:visited-style-name="Visited_20_Internet_20_Link">
630_360_14468...</text:a>
"]</text:p>
      <text:p text:style-name="P4">
Tags: ['Літак', 'Повітряні сили ЗСУ', 'Війна з росією', 'Єдині новини']</text:p>
      <text:p text:style-name="P4">
Type: Article</text:p>
      <!--METADATA-->
      <text:p text:style-name="P4">
<draw:frame draw:style-name="fr1" draw:name="Image190" text:anchor-type="as-char" svg:width="6.9236in" svg:height="3.956343in" draw:z-index="0">
<draw:image xlink:href="../Images/yкринформ/2023-04-29T19-40-00-03-00/630_360_1446829545-6581-foto-wikipediaorg.jpg" xlink:type="simple" xlink:show="embed" xlink:actuate="onLoad" draw:mime-type="image/jpeg"/>
</draw:frame>
 На F-16 вже готові воювати кілька десятків пілотів.</text:p>
      <text:p text:style-name="P4">
Про це в ефірі загальнонаціонального телемарафону "Єдині новини" сказав речникКомандування Повітряних Сил України Юрій Ігнат, передає Укрінформ.</text:p>
      <text:p text:style-name="P4">
“Ми плануємо перевести всіх пілотів (на F-16 — ред.). Нам потрібно навчитивсіх. Але визначено командувачем Повітряних Сил пілотів, які вже мають певнийрівень англійської мови, бойовий досвід, і це молоді пілоти. Вони готові вжехоч завтра воювати. Тут потрібне політичне рішення, щоб ми почали процеспідготовки і наземного персоналу, це офіцери бойового управління, інженеривійськові. Кілька десятків пілотів готові вже воювати”, - сказав Ігнат.</text:p>
      <text:p text:style-name="P4">
<text:span text:style-name="T4">
Читайте також:</text:span>
 <text:a xlink:type="simple" xlink:href="https://www.ukrinform.ua/rubric-ato/3702289-vplivovi-demokrati-tisnut-na-bilij-dim-sodo-peredaci-ukraini-f16-the-hill.html" text:style-name="Internet_20_link" text:visited-style-name="Visited_20_Internet_20_Link">
 </text:a>
</text:p>
      <text:p text:style-name="P4">
Як повідомляв Укрінформ, Президент Володимир Зеленський <text:a xlink:type="simple" xlink:href="https://www.ukrinform.ua/rubric-ato/3702486-zelenskij-pro-kontrnastup-pocnemo-do-togo-ak-u-nas-zavlatsa-f16.html" text:style-name="Internet_20_link" text:visited-style-name="Visited_20_Internet_20_Link">
</text:a>
 , але запевнив, що відсутністьF-16 не впливатиме на початок контрнаступу українських сил оборони.</text:p>
      <text:p text:style-name="P4">
Source: <text:a xlink:type="simple" xlink:href="https://www.ukrinform.ua/rubric-ato/3702587-na-f16-vze-gotovi-vouvati-kilka-desatkiv-pilotiv-povitrani-sili.html" text:style-name="Internet_20_link" text:visited-style-name="Visited_20_Internet_20_Link">
https://www.ukrinform.ua/rubric-ato/3702587-na-f16-vze-gotovi-vouvati-kilka-desatkiv-pilotiv-povitrani-sili.html</text:a>
</text:p>
      <!--NEWS-->
      <text:h text:style-name="P10" text:outline-level="1">
<text:span text:style-name="T4">
росіяни обстріляли громаду на Дніпропетровщині</text:span>
</text:h>
      <text:p text:style-name="P4">
Authors: Ukrinform (Person)</text:p>
      <text:p text:style-name="P4">
Publisher: Укринформ (Organization)</text:p>
      <text:p text:style-name="P4">
Published Time: 2023-04-29T19:54:00+03:00</text:p>
      <text:p text:style-name="P4">
Modified Time: 2023-04-29T19:54:00+03:00</text:p>
      <text:p text:style-name="P4">
Description: У суботу вдень російські війська обстріляли Червоногригорівську громаду у Нікопольському районі. — Укрінформ.</text:p>
      <text:p text:style-name="P4">
Images: ["<text:a xlink:type="simple" xlink:href="https://static.ukrinform.com/photos/2023_03/thumb_files/630_360_1679917009-251.jpg" text:style-name="Internet_20_link" text:visited-style-name="Visited_20_Internet_20_Link">
630_360_16799...</text:a>
"]</text:p>
      <text:p text:style-name="P4">
Tags: ['Дніпропетровщина', 'Обстріл', 'Війна з росією']</text:p>
      <text:p text:style-name="P4">
Type: Article</text:p>
      <!--METADATA-->
      <text:p text:style-name="P4">
<draw:frame draw:style-name="fr1" draw:name="Image191" text:anchor-type="as-char" svg:width="6.9236in" svg:height="3.956343in" draw:z-index="0">
<draw:image xlink:href="../Images/yкринформ/2023-04-29T19-54-00-03-00/630_360_1679917009-251.jpg" xlink:type="simple" xlink:show="embed" xlink:actuate="onLoad" draw:mime-type="image/jpeg"/>
</draw:frame>
 У суботувдень російські війська обстріляли Червоногригорівську громаду уНікопольському районі.</text:p>
      <text:p text:style-name="P4">
Про це у <text:a xlink:type="simple" xlink:href="https://t.me/mykola_lukashuk/4295" text:style-name="Internet_20_link" text:visited-style-name="Visited_20_Internet_20_Link">
 </text:a>
 повідомляє головаДніпропетровської обласної ради Микола Лукашук, передає Укрінформ.</text:p>
      <text:p text:style-name="P4">
"Під ворожий вогонь з важкої артилерії сьогодні потрапила Червоногригорівськагромада, що на Нікопольщині. На щастя, ніхто не постраждав", - йдеться удописі.</text:p>
      <text:p text:style-name="P4">
В інших районах області день минув без <text:a xlink:type="simple" xlink:href="https://www.ukrinform.ua/tag-obstril" text:style-name="Internet_20_link" text:visited-style-name="Visited_20_Internet_20_Link">
 </text:a>
</text:p>
      <text:p text:style-name="P4">
<text:span text:style-name="T4">
Читайте також:</text:span>
 <text:a xlink:type="simple" xlink:href="https://www.ukrinform.ua/rubric-ato/3702535-rosijski-vijska-obstrilali-bilozersku-gromadu-e-zertva.html" text:style-name="Internet_20_link" text:visited-style-name="Visited_20_Internet_20_Link">
 <text:span text:style-name="T4">
обстріл</text:span>
 </text:a>
</text:p>
      <text:p text:style-name="P4">
Як повідомляв Укрінформ, <text:a xlink:type="simple" xlink:href="https://www.ukrinform.ua/rubric-ato/3702365-na-cernigivsini-vnaslidok-obstriliv-odna-ludina-zaginula-cetvero-poraneni.html" text:style-name="Internet_20_link" text:visited-style-name="Visited_20_Internet_20_Link">
 </text:a>
 зартилерії, РСЗВ, гвинтокрилів, а також скинули авіабомбу. Внаслідок обстріліводна людина загинула, троє дорослих і підліток дістали поранення.</text:p>
      <text:p text:style-name="P4">
<text:span text:style-name="T5">
Фото ілюстративне</text:span>
</text:p>
      <text:p text:style-name="P4">
Source: <text:a xlink:type="simple" xlink:href="https://www.ukrinform.ua/rubric-ato/3702586-rosiani-obstrilali-gromadu-na-dnipropetrovsini.html" text:style-name="Internet_20_link" text:visited-style-name="Visited_20_Internet_20_Link">
https://www.ukrinform.ua/rubric-ato/3702586-rosiani-obstrilali-gromadu-na-dnipropetrovsini.html</text:a>
</text:p>
      <!--NEWS-->
      <text:h text:style-name="P10" text:outline-level="1">
<text:span text:style-name="T4">
В ЄС розглядають можливість надання більшої свободи країнам-членам у витратах на боєприпаси</text:span>
</text:h>
      <text:p text:style-name="P4">
Authors: Ukrinform (Person)</text:p>
      <text:p text:style-name="P4">
Publisher: Укринформ (Organization)</text:p>
      <text:p text:style-name="P4">
Published Time: 2023-04-29T20:12:00+03:00</text:p>
      <text:p text:style-name="P4">
Modified Time: 2023-04-29T20:12:00+03:00</text:p>
      <text:p text:style-name="P4">
Description: ЄС розглядає можливість надання країнам-членам додаткового часу для збалансування своїх бюджетів, якщо вони інвестуватимуть у нарощування виробництва боєприпасів, що є пріоритетом після вторгнення російських військ в Україну. — Укрінформ.</text:p>
      <text:p text:style-name="P4">
Images: ["<text:a xlink:type="simple" xlink:href="https://static.ukrinform.com/photos/2021_12/thumb_files/630_360_1638885879-203.jpg" text:style-name="Internet_20_link" text:visited-style-name="Visited_20_Internet_20_Link">
630_360_16388...</text:a>
"]</text:p>
      <text:p text:style-name="P4">
Tags: ['Естонія', 'Євросоюз', 'Боєприпаси']</text:p>
      <text:p text:style-name="P4">
Type: Article</text:p>
      <!--METADATA-->
      <text:p text:style-name="P4">
<draw:frame draw:style-name="fr1" draw:name="Image192" text:anchor-type="as-char" svg:width="6.9236in" svg:height="3.956343in" draw:z-index="0">
<draw:image xlink:href="../Images/yкринформ/2023-04-29T20-12-00-03-00/630_360_1638885879-203.jpg" xlink:type="simple" xlink:show="embed" xlink:actuate="onLoad" draw:mime-type="image/jpeg"/>
</draw:frame>
 ЄСрозглядає можливість надання країнам-членам додаткового часу для збалансуваннясвоїх бюджетів, якщо вони інвестуватимуть у нарощування виробництвабоєприпасів, що є пріоритетом після вторгнення російських військ в Україну.</text:p>
      <text:p text:style-name="P4">
Як передає Укрінформ, про це повідомляє агенція <text:a xlink:type="simple" xlink:href="https://www.bloomberg.com/news/articles/2023-04-29/eu-considers-more-ammunition-spending-leeway-in-new-fiscal-rules" text:style-name="Internet_20_link" text:visited-style-name="Visited_20_Internet_20_Link">
</text:a>
 .</text:p>
      <text:p text:style-name="P4">
Як зазначається, військові витрати, зокрема на артилерійські снаряди, будутьрозглядатися як підтримка однієї з ключових стратегічних цілей ЄС та, засловами чиновників, може бути збільшений час, необхідний національним урядамдля корегування своїх державних рахунків, аж до семи років.</text:p>
      <text:p text:style-name="P4">
<text:span text:style-name="T4">
Читайте також:</text:span>
 <text:a xlink:type="simple" xlink:href="https://www.ukrinform.ua/rubric-ato/3702507-posol-ukraini-u-nimeccini-zaklikav-berlin-do-novih-postavok-zbroi.html" text:style-name="Internet_20_link" text:visited-style-name="Visited_20_Internet_20_Link">
 </text:a>
</text:p>
      <text:p text:style-name="P4">
Ця ідея стане доповненням до планів Європейської комісії щодо підтримкиоборонної промисловості, що мають бути оприлюднені наступного тижня.</text:p>
      <text:p text:style-name="P4">
Єврокомісія внесла законодавчі пропозиції щодо зміни своїх фіскальних правил,які нададуть країнам-членам більше гнучкості для зменшення боргу та більшепростору для інвестицій.</text:p>
      <text:p text:style-name="P4">
Боєприпаси стали пріоритетом для ЄС внаслідок агресії росії проти України.Блок зобов’язався надати Києву 1 мільйон снарядів протягом наступних 12місяців для підтримки військових зусиль, країнам ЄС потрібно буде поповнитисвої запаси та збільшити обсяги виробництва, щоб уникнути нестачі вмайбутньому.</text:p>
      <text:p text:style-name="P4">
<text:span text:style-name="T4">
Читайте також:</text:span>
 <text:a xlink:type="simple" xlink:href="https://www.ukrinform.ua/rubric-ato/3702295-nimeccina-planue-vigotoviti-dla-ukraini-250-tisac-artsnaradiv-zmi.html" text:style-name="Internet_20_link" text:visited-style-name="Visited_20_Internet_20_Link">
 </text:a>
</text:p>
      <text:p text:style-name="P4">
Представник комісії сказав, що для того, щоб отримати додатковий час, реформита інвестиційні пропозиції кожної країни-члена будуть оцінені разом і маютьбути "достатньо детальними, випереджаючими, обмеженими в часі та такими, щопіддаються перевірці".</text:p>
      <text:p text:style-name="P4">
Пропозиція ще має бути схвалена країнами-членами ЄС та Європейськимпарламентом.</text:p>
      <text:p text:style-name="P4">
Як повідомляв Укрінформ, у межах програми надання 1 млн боєприпасів дляУкраїни, країни ЄС досягли згоди щодо передачі снарядів зі складів, проте їхзамовлення ще досі обговорюють.</text:p>
      <text:p text:style-name="P4">
<text:span text:style-name="T4">
Читайте також:</text:span>
 <text:a xlink:type="simple" xlink:href="https://www.ukrinform.ua/rubric-ato/3702194-cehia-ta-ukraina-spilno-viroblatimut-zbrou-i-navcalni-litaki-a-takoz-remontuvatimut-tanki.html" text:style-name="Internet_20_link" text:visited-style-name="Visited_20_Internet_20_Link">
 </text:a>
</text:p>
      <text:p text:style-name="P4">
Естонський міністр оборони Ханно Певкур заявив, що не можна виключати купівлюартилерійських снарядів для України поза європейською економічною зоною.</text:p>
      <text:p text:style-name="P4">
Європейська комісія має обговорити з усіма виробниками можливості країн блокута їхніх підприємств, чи встигнуть вони виробити за рік анонсований ранішемільйон снарядів для України.</text:p>
      <text:p text:style-name="P4">
Source: <text:a xlink:type="simple" xlink:href="https://www.ukrinform.ua/rubric-world/3702591-v-es-rozgladaut-mozlivist-nadanna-bilsoi-svobodi-krainamclenam-u-vitratah-na-boepripasi.html" text:style-name="Internet_20_link" text:visited-style-name="Visited_20_Internet_20_Link">
https://www.ukrinform.ua/rubric-world/3702591-v-es-rozgladaut-mozlivist-nadanna-bilsoi-svobodi-krainamclenam-u-vitratah-na-boepripasi.html</text:a>
</text:p>
      <!--NEWS-->
      <text:h text:style-name="P10" text:outline-level="1">
<text:span text:style-name="T4">
рф вже випустила по енергооб'єктах України понад 1000 дронів і ракет</text:span>
</text:h>
      <text:p text:style-name="P4">
Authors: Ukrinform (Person)</text:p>
      <text:p text:style-name="P4">
Publisher: Укринформ (Organization)</text:p>
      <text:p text:style-name="P4">
Published Time: 2023-04-29T20:19:00+03:00</text:p>
      <text:p text:style-name="P4">
Modified Time: 2023-04-29T20:19:00+03:00</text:p>
      <text:p text:style-name="P4">
Description: З жовтня минулого року росія здійснила 33 масовані атаки на об'єкти енергетичної інфраструктури, по них було випущено понад 1000 дронів і ракет. — Укрінформ.</text:p>
      <text:p text:style-name="P4">
Images: ["<text:a xlink:type="simple" xlink:href="https://static.ukrinform.com/photos/2022_12/thumb_files/630_360_1670260661-504.jpg" text:style-name="Internet_20_link" text:visited-style-name="Visited_20_Internet_20_Link">
630_360_16702...</text:a>
"]</text:p>
      <text:p text:style-name="P4">
Tags: ['Енергетика', 'Міненерго', 'Обстріл', 'Війна з росією', 'Ракетний удар', 'Єдині новини']</text:p>
      <text:p text:style-name="P4">
Type: Article</text:p>
      <!--METADATA-->
      <text:p text:style-name="P4">
<draw:frame draw:style-name="fr1" draw:name="Image193" text:anchor-type="as-char" svg:width="6.9236in" svg:height="3.954441in" draw:z-index="0">
<draw:image xlink:href="../Images/yкринформ/2023-04-29T20-19-00-03-00/630_360_1670260661-504.jpg" xlink:type="simple" xlink:show="embed" xlink:actuate="onLoad" draw:mime-type="image/jpeg"/>
</draw:frame>
 З жовтняминулого року росія здійснила 33 масовані атаки на об'єкти енергетичноїінфраструктури, по них було випущено понад 1000 дронів і ракет.</text:p>
      <text:p text:style-name="P4">
Про це в ефірі загальнонаціонального телемарафону "Єдині новини" сказавзаступник міністра енергетики Фарід Сафаров, передає Укрінформ.</text:p>
      <text:p text:style-name="P4">
"Починаючи з жовтня і протягом наступних шести місяців українська енергетиказазнала дуже багато ушкоджень. Держава-терорист здійснила більше ніж 33масовані атаки, понад 1000 дронів і ракет було випущено по енергетичнихоб'єктах, з них 270 влучили в ТЕЦ, ТЕС, гідростанції і так далі. Зазналиураження 24 об'єкти генерації, близько половини підстанцій системи передачі,43% магістральних мереж. У більшості випадків ці влучення були по декількаразів", - сказав Сафаров.</text:p>
      <text:p text:style-name="P4">
За його словами, під кінець опалювального сезону українська енергосистемавнаслідок руйнувань тимчасово втратила 44% атомної генерації, 78% потужностейТЕС, 66% ГЕС, 75% вітрової генерації та близько 20% сонячної генерації.</text:p>
      <text:p text:style-name="P4">
<text:span text:style-name="T4">
Читайте також:</text:span>
 <text:a xlink:type="simple" xlink:href="https://www.ukrinform.ua/rubric-ato/3702165-vorog-vluciv-v-obekt-elektrogeneracii-na-doneccini.html" text:style-name="Internet_20_link" text:visited-style-name="Visited_20_Internet_20_Link">
 </text:a>
</text:p>
      <text:p text:style-name="P4">
Сафаров наголосив, що у майбутньому тимчасові відключення електрики можутьбути через сезонні явища, які відбуваються в енергетиці, а також черезремонтні роботи, які необхідно провести, і які зазвичай роблять влітку.</text:p>
      <text:p text:style-name="P4">
Як повідомлялося, загальний збиток, завданий українській енергосистеміУкраїни, <text:a xlink:type="simple" xlink:href="https://www.ukrinform.ua/rubric-ato/3699360-ukraini-potribno-ponad-1-milard-na-vidnovlenna-energosistemi-gerus.html" text:style-name="Internet_20_link" text:visited-style-name="Visited_20_Internet_20_Link">
 </text:a>
</text:p>
      <text:p text:style-name="P4">
Source: <text:a xlink:type="simple" xlink:href="https://www.ukrinform.ua/rubric-economy/3702594-rf-vze-vipustila-po-energoobektah-ukraini-ponad-1000-droniv-i-raket.html" text:style-name="Internet_20_link" text:visited-style-name="Visited_20_Internet_20_Link">
https://www.ukrinform.ua/rubric-economy/3702594-rf-vze-vipustila-po-energoobektah-ukraini-ponad-1000-droniv-i-raket.html</text:a>
</text:p>
      <!--NEWS-->
      <text:h text:style-name="P10" text:outline-level="1">
<text:span text:style-name="T4">
Український журналіст Луканов презентував свій роман, виданий у США</text:span>
</text:h>
      <text:p text:style-name="P4">
Authors: Ukrinform (Person)</text:p>
      <text:p text:style-name="P4">
Publisher: Укринформ (Organization)</text:p>
      <text:p text:style-name="P4">
Published Time: 2023-04-29T20:23:00+03:00</text:p>
      <text:p text:style-name="P4">
Modified Time: 2023-04-29T20:23:00+03:00</text:p>
      <text:p text:style-name="P4">
Description: Журналіст Юрій Луканов презентував у Сполучених Штатах англійський переклад свого роману «Репортер Волковський», що був виданий у США. — Укрінформ.</text:p>
      <text:p text:style-name="P4">
Images: ["<text:a xlink:type="simple" xlink:href="https://static.ukrinform.com/photos/2023_04/thumb_files/630_360_1682788878-797.jpg" text:style-name="Internet_20_link" text:visited-style-name="Visited_20_Internet_20_Link">
630_360_16827...</text:a>
"]</text:p>
      <text:p text:style-name="P4">
Tags: ['США', 'Журналіст', 'Українська книга']</text:p>
      <text:p text:style-name="P4">
Type: Article</text:p>
      <!--METADATA-->
      <text:p text:style-name="P4">
<draw:frame draw:style-name="fr1" draw:name="Image194" text:anchor-type="as-char" svg:width="6.9236in" svg:height="3.956343in" draw:z-index="0">
<draw:image xlink:href="../Images/yкринформ/2023-04-29T20-23-00-03-00/630_360_1682788878-797.jpg" xlink:type="simple" xlink:show="embed" xlink:actuate="onLoad" draw:mime-type="image/jpeg"/>
</draw:frame>
 ЖурналістЮрій Луканов презентував у Сполучених Штатах англійський переклад свого роману«Репортер Волковський», що був виданий у США.</text:p>
      <text:p text:style-name="P4">
Як передає власний кореспондент Укрінформу у Нью-Йорку, презентуючи книжку уШколі українознавства Нью-Йорка, Луканов розповів, що «писати воєнну прозуйого змусили історії, які не могли бути включені в газетні репортажі, алеяскраво характеризують війну».</text:p>
      <text:p text:style-name="P4">
За його словами, організацією презентацій, що відбулися в різних містахАмерики, він займався сам.</text:p>
      <text:p text:style-name="P4">
<text:span text:style-name="T4">
Читайте також:</text:span>
 <text:a xlink:type="simple" xlink:href="https://www.ukrinform.ua/rubric-culture/3702428-u-kievi-prezentuvali-vistavu-mavka-sou-za-motivami-multfilmu.html" text:style-name="Internet_20_link" text:visited-style-name="Visited_20_Internet_20_Link">
 </text:a>
</text:p>
      <text:p text:style-name="P4">
«Через друзів і знайомих у США я знайшов тих, хто був зацікавлений допомогти.Таких виявилося чимало, адже далеко не щодня українські автори видаються уШтатах. Моя порада всім: якщо хочеш щось зробити, то роби це сам і шукайспільників».</text:p>
      <text:p text:style-name="P4">
Крім Нью-Йорка, презентація книжки Луканова відбулася в університеті A&amp;M уштаті Техас, університеті Окленда штату Мічіган, Манор-коледжі у Філадельфіїштату Пенсильванія, університеті Джорджа Вашингтона у столиці США,університеті Ілона штату Північна Кароліна. За підрахунками журналіста,починаючи з 9 квітня, він наїздив по США понад 4 тисячі кілометрів.</text:p>
      <text:p text:style-name="P4">
Луканов також розповів, що у Вашингтоні на нього в метро здійснив нападневідомий: ударив його з-заду по голові. Журналіст устиг сфотографуватинападника і звернувся до поліції. Слідчий повідомив, що його розшукують.Луканов наголосив, що не пов’язує цей інцидент зі своєю професійноюдіяльністю.</text:p>
      <text:p text:style-name="P4">
<text:span text:style-name="T4">
Читайте також:</text:span>
 <text:a xlink:type="simple" xlink:href="https://www.ukrinform.ua/rubric-diaspora/3701858-ukrainskij-stend-zapracuvav-na-miznarodnomu-knizkovomu-armarku-v-buenosajresi.html" text:style-name="Internet_20_link" text:visited-style-name="Visited_20_Internet_20_Link">
 </text:a>
</text:p>
      <text:p text:style-name="P4">
Як повідомляв Укрінформ, американське видавництво Defiance Press у Техасі <text:a xlink:type="simple" xlink:href="https://www.ukrinform.ua/rubric-culture/3666133-u-ssa-prezentuvali-knigu-ukrainskogo-zurnalista-lukanova-reporter-volkovskij.html" text:style-name="Internet_20_link" text:visited-style-name="Visited_20_Internet_20_Link">
</text:a>
 .</text:p>
      <text:p text:style-name="P4">
Перед цим він надіслав презентаційного листа з уривком тексту до близько сотніангломовних видавництв у світі. Чотири з них відгукнулися, а Defiance Pressзапропонувало співпрацю, забезпечивши переклад і друк.</text:p>
      <text:p text:style-name="P4">
Головні герої книжки – друзі-журналісти Іван Волковський і Сергій Сухобоков –постають перед моральним вибором: збрехати на користь російської пропаганди йвийти на волю чи відмовитися й залишитися в полоні, ризикуючи здоров’ям іжиттям, зазначено в анотації до видання.</text:p>
      <text:p text:style-name="P4">
Український оригінал книжки вийшов наприкінці 20202 року.</text:p>
      <text:p text:style-name="P4">
Source: <text:a xlink:type="simple" xlink:href="https://www.ukrinform.ua/rubric-culture/3702593-ukrainskij-zurnalist-lukanov-prezentuvav-svij-roman-vidanij-u-ssa.html" text:style-name="Internet_20_link" text:visited-style-name="Visited_20_Internet_20_Link">
https://www.ukrinform.ua/rubric-culture/3702593-ukrainskij-zurnalist-lukanov-prezentuvav-svij-roman-vidanij-u-ssa.html</text:a>
</text:p>
      <!--NEWS-->
      <text:h text:style-name="P10" text:outline-level="1">
<text:span text:style-name="T4">
Ігнат пояснив, чому росія запускає ракети з Каспію</text:span>
</text:h>
      <text:p text:style-name="P4">
Authors: Ukrinform (Person)</text:p>
      <text:p text:style-name="P4">
Publisher: Укринформ (Organization)</text:p>
      <text:p text:style-name="P4">
Published Time: 2023-04-29T20:30:00+03:00</text:p>
      <text:p text:style-name="P4">
Modified Time: 2023-04-29T20:30:00+03:00</text:p>
      <text:p text:style-name="P4">
Description: росія здійснює пуски ракет з Каспію, щоб вони не падали на російські міста. — Укрінформ.</text:p>
      <text:p text:style-name="P4">
Images: ["<text:a xlink:type="simple" xlink:href="https://static.ukrinform.com/photos/2023_03/thumb_files/630_360_1678112971-291.jpg" text:style-name="Internet_20_link" text:visited-style-name="Visited_20_Internet_20_Link">
630_360_16781...</text:a>
"]</text:p>
      <text:p text:style-name="P4">
Tags: ['Повітряні сили ЗСУ', 'Війна з росією', 'Єдині новини']</text:p>
      <text:p text:style-name="P4">
Type: Article</text:p>
      <!--METADATA-->
      <text:p text:style-name="P4">
<draw:frame draw:style-name="fr1" draw:name="Image195" text:anchor-type="as-char" svg:width="6.9236in" svg:height="3.956343in" draw:z-index="0">
<draw:image xlink:href="../Images/yкринформ/2023-04-29T20-30-00-03-00/630_360_1678112971-291.jpg" xlink:type="simple" xlink:show="embed" xlink:actuate="onLoad" draw:mime-type="image/jpeg"/>
</draw:frame>
 росіяздійснює пуски ракет з Каспію, щоб вони не падали на російські міста.</text:p>
      <text:p text:style-name="P4">
Про це в ефірі загальнонаціонального телемарафону «Єдині новини» сказав речникКомандування Повітряних Сил України Юрій Ігнат, передає Укрінформ.</text:p>
      <text:p text:style-name="P4">
"Чому пускають з Каспію - тому, що не завжди ракета, впущена з літака, летитьдо своєї цілі. Вона і падає… простіше, коли вона падає в Каспійське море, ніждесь там в росії на голову росіянам. Таке вже траплялося в ростовськійобласті, коли вони пускали звідти, а також з району волго-донська. Там ракетипадали прямо на будинки", - сказав Ігнат.</text:p>
      <text:p text:style-name="P4">
<text:span text:style-name="T4">
Читайте також:</text:span>
 <text:a xlink:type="simple" xlink:href="https://www.ukrinform.ua/rubric-ato/3702583-pid-cas-obstriliv-ukraini-rf-vikoristovue-raketi-vigotovleni-minuloi-oseni-i-vzimku-ignat.html" text:style-name="Internet_20_link" text:visited-style-name="Visited_20_Internet_20_Link">
 <text:span text:style-name="T4">
Ігнат</text:span>
 </text:a>
</text:p>
      <text:p text:style-name="P4">
Він додав, що падіння ракет, бомб на території росії може бути й через те, щопілоти літаків випускають їх раніше, оскільки не хочуть ризикувати тапотрапляти в зону дії українського ППО.</text:p>
      <text:p text:style-name="P4">
Втім, як зауважив Ігнат, росія надалі продовжуватиме обстріли, зважаючи на те,що українські сили поки не можуть дістати літаки, з яких здійснюються пускиракет.</text:p>
      <text:p text:style-name="P4">
<text:span text:style-name="T4">
Читайте також:</text:span>
 <text:a xlink:type="simple" xlink:href="https://www.ukrinform.ua/rubric-ato/3702578-ignat-planuvanna-udaru-po-centru-mista-vze-zlocin-proti-ludstva.html" text:style-name="Internet_20_link" text:visited-style-name="Visited_20_Internet_20_Link">
 <text:span text:style-name="T4">
Ігнат</text:span>
 </text:a>
</text:p>
      <text:p text:style-name="P4">
Як повідомлялося, увечері 20 квітня у росії бойовий літак Су-34 скинувбоєприпас на місто бєлгород.</text:p>
      <text:p text:style-name="P4">
Source: <text:a xlink:type="simple" xlink:href="https://www.ukrinform.ua/rubric-ato/3702595-ignat-poasniv-comu-rosia-zapuskae-raketi-z-kaspiu.html" text:style-name="Internet_20_link" text:visited-style-name="Visited_20_Internet_20_Link">
https://www.ukrinform.ua/rubric-ato/3702595-ignat-poasniv-comu-rosia-zapuskae-raketi-z-kaspiu.html</text:a>
</text:p>
      <!--NEWS-->
      <text:h text:style-name="P10" text:outline-level="1">
<text:span text:style-name="T4">
Для підготовки до опалювального сезону потрібно $3,4 мільярда - Міненерго</text:span>
</text:h>
      <text:p text:style-name="P4">
Authors: Ukrinform (Person)</text:p>
      <text:p text:style-name="P4">
Publisher: Укринформ (Organization)</text:p>
      <text:p text:style-name="P4">
Published Time: 2023-04-29T20:42:00+03:00</text:p>
      <text:p text:style-name="P4">
Modified Time: 2023-04-29T20:42:00+03:00</text:p>
      <text:p text:style-name="P4">
Description: Для підготовки до наступного опалювального сезону необхідно 3,4 млрд доларів, в цю суму входить як відновлення генерації, так і закупівля необхідних ресурсів. — Укрінформ.</text:p>
      <text:p text:style-name="P4">
Images: ["<text:a xlink:type="simple" xlink:href="https://static.ukrinform.com/photos/2018_11/thumb_files/630_360_1542107876-288.jpg" text:style-name="Internet_20_link" text:visited-style-name="Visited_20_Internet_20_Link">
630_360_15421...</text:a>
"]</text:p>
      <text:p text:style-name="P4">
Tags: ['Міненерго', 'Опалювальний сезон', 'Єдині новини']</text:p>
      <text:p text:style-name="P4">
Type: Article</text:p>
      <!--METADATA-->
      <text:p text:style-name="P4">
<draw:frame draw:style-name="fr1" draw:name="Image196" text:anchor-type="as-char" svg:width="6.9236in" svg:height="3.956343in" draw:z-index="0">
<draw:image xlink:href="../Images/yкринформ/2023-04-29T20-42-00-03-00/630_360_1542107876-288.jpg" xlink:type="simple" xlink:show="embed" xlink:actuate="onLoad" draw:mime-type="image/jpeg"/>
</draw:frame>
 Дляпідготовки до наступного опалювального сезону необхідно 3,4 млрд доларів, в цюсуму входить як відновлення генерації, так і закупівля необхідних ресурсів.</text:p>
      <text:p text:style-name="P4">
Про це в ефірі загальнонаціонального телемарафону "Єдині новини" сказавзаступник міністра енергетики Фарід Сафаров, передає Укрінформ.</text:p>
      <text:p text:style-name="P4">
"На даний момент для підготовки до опалювального сезону 2023/2024 необхідноприблизно 3,4 млрд доларів, з них 1,2 млрд - для закупівлі певного типуресурсів. Решта суми - це те, що необхідно, щоб відновити, по-перше, лініїсистем передачі, це лінії Укренерго, лінії систем розподілу електроенергії, цездебільшого обленерго, і для відбудови генераційних потужностей. Це ми кажемопро теплову генерацію, про зелену генерацію і гідроакумулюючі та гідростанції.Це приблизно 2,1 млрд доларів", - сказав Сафаров.</text:p>
      <text:p text:style-name="P4">
За його словами, ці кошти необхідні тільки для того, щоб підготуватися до <text:a xlink:type="simple" xlink:href="https://www.ukrinform.ua/tag-opaluvalnij-sezon" text:style-name="Internet_20_link" text:visited-style-name="Visited_20_Internet_20_Link">
</text:a>
</text:p>
      <text:p text:style-name="P4">
<text:span text:style-name="T4">
Читайте також:</text:span>
 <text:a xlink:type="simple" xlink:href="https://www.ukrinform.ua/rubric-economy/3701908-ukraina-planue-zbilsiti-obsagi-peretokiv-elektroenergii-z-es-budue-novi-linii.html" text:style-name="Internet_20_link" text:visited-style-name="Visited_20_Internet_20_Link">
 </text:a>
</text:p>
      <text:p text:style-name="P4">
Загалом суми для відновлення енергетики набагато більші.</text:p>
      <text:p text:style-name="P4">
Як повідомляв Укрінформ, <text:a xlink:type="simple" xlink:href="https://www.ukrinform.ua/rubric-economy/3702594-rf-vze-vipustila-po-energoobektah-ukraini-ponad-1000-droniv-i-raket.html" text:style-name="Internet_20_link" text:visited-style-name="Visited_20_Internet_20_Link">
 </text:a>
 тимчасово втратила 44% атомної генерації, 78% потужностей ТЕС, 66%ГЕС, 75% вітрової генерації та близько 20% сонячної генерації.</text:p>
      <text:p text:style-name="P4">
Source: <text:a xlink:type="simple" xlink:href="https://www.ukrinform.ua/rubric-economy/3702598-dla-pidgotovki-do-opaluvalnogo-sezonu-potribno-34-milarda-minenergo.html" text:style-name="Internet_20_link" text:visited-style-name="Visited_20_Internet_20_Link">
https://www.ukrinform.ua/rubric-economy/3702598-dla-pidgotovki-do-opaluvalnogo-sezonu-potribno-34-milarda-minenergo.html</text:a>
</text:p>
      <!--NEWS-->
      <text:h text:style-name="P10" text:outline-level="1">
<text:span text:style-name="T4">
Форвард та тренер «Зорі» - найкращі у 23-му турі УПЛ</text:span>
</text:h>
      <text:p text:style-name="P4">
Authors: Ukrinform (Person)</text:p>
      <text:p text:style-name="P4">
Publisher: Укринформ (Organization)</text:p>
      <text:p text:style-name="P4">
Published Time: 2023-04-29T20:43:00+03:00</text:p>
      <text:p text:style-name="P4">
Modified Time: 2023-04-29T20:43:00+03:00</text:p>
      <text:p text:style-name="P4">
Description: Українська Прем'єр-ліга (УПЛ) оголосила імена найкращих гравця та тренера 23-го туру футбольного чемпіонату, які були визначені в опитуванні представників експертної ради. — Укрінформ.</text:p>
      <text:p text:style-name="P4">
Images: ["<text:a xlink:type="simple" xlink:href="https://static.ukrinform.com/photos/2023_04/thumb_files/630_360_1682790391-943.jpg" text:style-name="Internet_20_link" text:visited-style-name="Visited_20_Internet_20_Link">
630_360_16827...</text:a>
"]</text:p>
      <text:p text:style-name="P4">
Tags: ['Футбол', "Прем'єр-ліга", 'Зоря']</text:p>
      <text:p text:style-name="P4">
Type: Article</text:p>
      <!--METADATA-->
      <text:p text:style-name="P4">
<draw:frame draw:style-name="fr1" draw:name="Image197" text:anchor-type="as-char" svg:width="6.9236in" svg:height="3.956343in" draw:z-index="0">
<draw:image xlink:href="../Images/yкринформ/2023-04-29T20-43-00-03-00/630_360_1682790391-943.jpg" xlink:type="simple" xlink:show="embed" xlink:actuate="onLoad" draw:mime-type="image/jpeg"/>
</draw:frame>
 УкраїнськаПрем'єр-ліга (УПЛ) оголосила імена найкращих гравця та тренера 23-го туруфутбольного чемпіонату, які були визначені в опитуванні представниківекспертної ради.</text:p>
      <text:p text:style-name="P4">
Як інформує офіційний <text:a xlink:type="simple" xlink:href="https://upl.ua/ua/news/view/7173" text:style-name="Internet_20_link" text:visited-style-name="Visited_20_Internet_20_Link">
 </text:a>
 УПЛ, найкращимфутболістом минулого туру української першості було визнано панамськогонападника «Зорі» Едуардо Герреро, передає Укрінформ.</text:p>
      <text:p text:style-name="P4">
Найкращим тренером туру став наставник луганців Патрік ван Леувен. Підопічніголландського фахівця на київському стадіоні «Динамо» імені ВалеріяЛобановського обіграли одеський «Чорноморець» (3:1).</text:p>
      <text:p text:style-name="P4">
<text:span text:style-name="T4">
Читайте також:</text:span>
 <text:a xlink:type="simple" xlink:href="https://www.ukrinform.ua/rubric-sports/3702494-zora-peremogla-cornomorec-u-cempionati-ukraini-z-futbolu.html" text:style-name="Internet_20_link" text:visited-style-name="Visited_20_Internet_20_Link">
 <text:span text:style-name="T4">
футбол</text:span>
 </text:a>
</text:p>
      <text:p text:style-name="P4">
До складу експертної ради цього разу увійшли Леонід Буряк, Олег Венглинський,Іван Гецко, Сергій Нагорняк, Олександр Сопко, Олег Федорчук, Анатолій Чанцев,Ігор Шуховцев, Степан Юрчишин та Ігор Яворський.</text:p>
      <text:p text:style-name="P4">
Фото: ФК Зоря.</text:p>
      <text:p text:style-name="P4">
Source: <text:a xlink:type="simple" xlink:href="https://www.ukrinform.ua/rubric-sports/3702599-forvard-ta-trener-zori-najkrasi-u-23mu-turi-upl.html" text:style-name="Internet_20_link" text:visited-style-name="Visited_20_Internet_20_Link">
https://www.ukrinform.ua/rubric-sports/3702599-forvard-ta-trener-zori-najkrasi-u-23mu-turi-upl.html</text:a>
</text:p>
      <!--NEWS-->
      <text:h text:style-name="P10" text:outline-level="1">
<text:span text:style-name="T4">
У столиці Афганістану відбувся марш жінок – закликали не визнавати уряд Талібану</text:span>
</text:h>
      <text:p text:style-name="P4">
Authors: Ukrinform (Person)</text:p>
      <text:p text:style-name="P4">
Publisher: Укринформ (Organization)</text:p>
      <text:p text:style-name="P4">
Published Time: 2023-04-29T20:45:00+03:00</text:p>
      <text:p text:style-name="P4">
Modified Time: 2023-04-29T20:45:00+03:00</text:p>
      <text:p text:style-name="P4">
Description: Афганські жінки влаштували акцію протесту в Кабулі в суботу, щоб закликати іноземні країни офіційно не визнавати уряд Талібану напередодні саміту ООН наступного тижня. — Укрінформ.</text:p>
      <text:p text:style-name="P4">
Images: ["<text:a xlink:type="simple" xlink:href="https://static.ukrinform.com/photos/2023_04/thumb_files/630_360_1682785494-947.jpg" text:style-name="Internet_20_link" text:visited-style-name="Visited_20_Internet_20_Link">
630_360_16827...</text:a>
"]</text:p>
      <text:p text:style-name="P4">
Tags: ['Афганістан', 'Протест', 'Талібан', 'Жінки']</text:p>
      <text:p text:style-name="P4">
Type: Article</text:p>
      <!--METADATA-->
      <text:p text:style-name="P4">
<draw:frame draw:style-name="fr1" draw:name="Image198" text:anchor-type="as-char" svg:width="6.9236in" svg:height="3.956343in" draw:z-index="0">
<draw:image xlink:href="../Images/yкринформ/2023-04-29T20-45-00-03-00/630_360_1682785494-947.jpg" xlink:type="simple" xlink:show="embed" xlink:actuate="onLoad" draw:mime-type="image/jpeg"/>
</draw:frame>
 Афганськіжінки влаштували акцію протесту в Кабулі в суботу, щоб закликати іноземнікраїни офіційно не визнавати уряд Талібану напередодні саміту ООН наступноготижня.</text:p>
      <text:p text:style-name="P4">
Як передає Укрінформ, про це повідомляє <text:a xlink:type="simple" xlink:href="https://english.alarabiya.net/News/world/2023/04/29/Afghan-women-protest-in-Kabul-call-on-foreign-nations-not-to-recognize-Taliban-govt" text:style-name="Internet_20_link" text:visited-style-name="Visited_20_Internet_20_Link">
</text:a>
</text:p>
      <text:p text:style-name="P4">
Відтоді, як Талібан повернувся до влади у 2021 році, протестувальників, яківиступали проти повзучого обмеження прав жінок, били або затримували, а силибезпеки розганяли протестні акції.</text:p>
      <text:p text:style-name="P4">
Цієї суботи близько 25 осіб влаштували марш житловим районом столиціАфганістану напередодні саміту в Досі, на якому, під егідою ООН,обговорюватиметься «тривалий шлях уперед» для азійської країни.</text:p>
      <text:p text:style-name="P4">
«Визнання <text:a xlink:type="simple" xlink:href="https://www.ukrinform.ua/tag-taliban" text:style-name="Internet_20_link" text:visited-style-name="Visited_20_Internet_20_Link">
 </text:a>
 — порушення прав жінок», —скандували жінки під час ходи, що тривала не більше 10 хвилин та минула беззіткнень із силами безпеки.</text:p>
      <text:p text:style-name="P4">
<text:span text:style-name="T4">
Читайте також:</text:span>
 <text:a xlink:type="simple" xlink:href="https://www.ukrinform.ua/rubric-world/3697680-v-oon-kazut-so-gotovi-zgornuti-svou-dialnist-v-afganistani.html" text:style-name="Internet_20_link" text:visited-style-name="Visited_20_Internet_20_Link">
 <text:span text:style-name="T4">
Афганістан</text:span>
 </text:a>
</text:p>
      <text:p text:style-name="P4">
Жодна держава досі не визнала уряд талібів легітимним відтоді, як Талібанзахопив владу після виведення військ США з Афганістану в 2021 році.</text:p>
      <text:p text:style-name="P4">
Як повідомляв Укрінформ, в Афганістані рух "Талібан" видав наказ, що забороняєафганкам, які є співробітницями ООН, продовжувати роботу в установахорганізації.</text:p>
      <text:p text:style-name="P4">
<text:span text:style-name="T5">
Фото: АА</text:span>
</text:p>
      <text:p text:style-name="P4">
Source: <text:a xlink:type="simple" xlink:href="https://www.ukrinform.ua/rubric-world/3702580-u-stolici-afganistanu-vidbuvsa-mars-zinok-zaklikali-ne-viznavati-urad-talibanu.html" text:style-name="Internet_20_link" text:visited-style-name="Visited_20_Internet_20_Link">
https://www.ukrinform.ua/rubric-world/3702580-u-stolici-afganistanu-vidbuvsa-mars-zinok-zaklikali-ne-viznavati-urad-talibanu.html</text:a>
</text:p>
      <!--NEWS-->
      <text:h text:style-name="P10" text:outline-level="1">
<text:span text:style-name="T4">
Українець Чухаджян достроково переміг венесуельця Маркано</text:span>
</text:h>
      <text:p text:style-name="P4">
Authors: Ukrinform (Person)</text:p>
      <text:p text:style-name="P4">
Publisher: Укринформ (Organization)</text:p>
      <text:p text:style-name="P4">
Published Time: 2023-04-29T20:48:33+03:00</text:p>
      <text:p text:style-name="P4">
Modified Time: 2023-04-29T20:48:33+03:00</text:p>
      <text:p text:style-name="P4">
Description: Український боксер напівсередньої ваги Карен Чухаджян (22-2, 12 КО) переміг венесуельця Майкла Маркано (29-8–1, 25 КО). — Укрінформ.</text:p>
      <text:p text:style-name="P4">
Images: ["<text:a xlink:type="simple" xlink:href="https://static.ukrinform.com/photos/2023_04/thumb_files/630_360_1682790416-796.jpeg" text:style-name="Internet_20_link" text:visited-style-name="Visited_20_Internet_20_Link">
630_360_16827...</text:a>
"]</text:p>
      <text:p text:style-name="P4">
Tags: ['Бокс']</text:p>
      <text:p text:style-name="P4">
Type: Article</text:p>
      <!--METADATA-->
      <text:p text:style-name="P4">
<draw:frame draw:style-name="fr1" draw:name="Image199" text:anchor-type="as-char" svg:width="6.9236in" svg:height="3.956343in" draw:z-index="0">
<draw:image xlink:href="../Images/yкринформ/2023-04-29T20-48-33-03-00/630_360_1682790416-796.jpeg" xlink:type="simple" xlink:show="embed" xlink:actuate="onLoad" draw:mime-type="image/jpeg"/>
</draw:frame>
Український боксер напівсередньої ваги Карен Чухаджян (22-2, 12 КО) перемігвенесуельця Майкла Маркано (29-8–1, 25 КО).</text:p>
      <text:p text:style-name="P4">
Про це повідомили на <text:a xlink:type="simple" xlink:href="https://ua.tribuna.com/uk/boxing/1000000063484-chuxadzhyan-oderzhal-dosrochnuyu-pobedu-nad-venesuelczem/" text:style-name="Internet_20_link" text:visited-style-name="Visited_20_Internet_20_Link">
</text:a>
 , передає Укрінформ.</text:p>
      <text:p text:style-name="P4">
Українець достроково переміг у другому раунді. Поєдинок відбувся у Мадриді наарені «Wizink Center».</text:p>
      <text:p text:style-name="P4">
<text:span text:style-name="T4">
Читайте також:</text:span>
 <text:a xlink:type="simple" xlink:href="https://www.ukrinform.ua/rubric-sports/3701683-bokserska-federacia-ssa-vijsla-zi-skladu-miznarodnoi-bokserskoi-asociacii.html" text:style-name="Internet_20_link" text:visited-style-name="Visited_20_Internet_20_Link">
 <text:span text:style-name="T4">
Бокс</text:span>
 <text:span text:style-name="T4">
бокс</text:span>
 </text:a>
</text:p>
      <text:p text:style-name="P4">
Як повідомлялося, у січні цього року Карен програв Джарону Еннісу.</text:p>
      <text:p text:style-name="P4">
Фото: instagram.com/karen_chukhadzhyan</text:p>
      <text:p text:style-name="P4">
Source: <text:a xlink:type="simple" xlink:href="https://www.ukrinform.ua/rubric-sports/3702601-ukrainec-cuhadzan-dostrokovo-peremig-venesuelca-markano.html" text:style-name="Internet_20_link" text:visited-style-name="Visited_20_Internet_20_Link">
https://www.ukrinform.ua/rubric-sports/3702601-ukrainec-cuhadzan-dostrokovo-peremig-venesuelca-markano.html</text:a>
</text:p>
      <!--NEWS-->
      <text:h text:style-name="P10" text:outline-level="1">
<text:span text:style-name="T4">
Недостатньо слабкості росії, вона має відповісти за все скоєне - Зеленський</text:span>
</text:h>
      <text:p text:style-name="P4">
Authors: Ukrinform (Person)</text:p>
      <text:p text:style-name="P4">
Publisher: Укринформ (Organization)</text:p>
      <text:p text:style-name="P4">
Published Time: 2023-04-29T20:50:00+03:00</text:p>
      <text:p text:style-name="P4">
Modified Time: 2023-04-29T20:50:00+03:00</text:p>
      <text:p text:style-name="P4">
Description: Україні й світові не достатньо лише того, щоб Росія була слабкою, як це вже відбувається. Треба, щоб вона повністю відповіла за все скоєне нею. — Укрінформ.</text:p>
      <text:p text:style-name="P4">
Images: ["<text:a xlink:type="simple" xlink:href="https://static.ukrinform.com/photos/2023_04/thumb_files/630_360_1682791153-168.png" text:style-name="Internet_20_link" text:visited-style-name="Visited_20_Internet_20_Link">
630_360_16827...</text:a>
"]</text:p>
      <text:p text:style-name="P4">
Tags: ['Звернення', 'Зеленський', 'Війна з росією']</text:p>
      <text:p text:style-name="P4">
Type: Article</text:p>
      <!--METADATA-->
      <text:p text:style-name="P4">
<draw:frame draw:style-name="fr1" draw:name="Image200" text:anchor-type="as-char" svg:width="6.9236in" svg:height="3.956343in" draw:z-index="0">
<draw:image xlink:href="../Images/yкринформ/2023-04-29T20-50-00-03-00/630_360_1682791153-168.png" xlink:type="simple" xlink:show="embed" xlink:actuate="onLoad" draw:mime-type="image/png"/>
</draw:frame>
 Україні йсвітові не достатньо лише того, щоб Росія була слабкою, як це вжевідбувається. Треба, щоб вона повністю відповіла за все скоєне нею.</text:p>
      <text:p text:style-name="P4">
Про це заявив Президент Володимир Зеленський у вечірньому відеозверненні,текст якого наводить Укрінформ.</text:p>
      <text:p text:style-name="P4">
_<text:span text:style-name="T4">
Дорогі українці!</text:span>
 _</text:p>
      <text:p text:style-name="P4">
Тільки сьогодні вдень в Умані завершилися пошуково-рятувальні роботи. Я хочуподякувати всій команді ДСНС, Національної поліції, нашим медикам, комунальнимслужбам Умані, військовим, нашим волонтерам – усім, хто взяв участь урятувальній операції та допомагає врятованим людям. Бажаю якнайшвидшогоодужання всім, хто був поранений цим ударом, травмований.</text:p>
      <text:p text:style-name="P4">
Ми зробимо все можливе, щоб держава-терорист якнайшвидше відповіла за скоєненею. Кожен, хто готує такі ракетні обстріли, не може не знати, що станеспівучасником убивства. Кожен, хто наводить ракети й запускає, хто обслуговуєлітаки й кораблі для терору. Не лише ті, хто віддає накази, а всі, ви всітерористи та вбивці і ви всі маєте бути покарані. І обовʼязково – ті, хтоскоїв первісний злочин, із якого почалися всі інші, – злочин агресії протинаших людей, проти нашої держави.</text:p>
      <text:p text:style-name="P4">
Життя шести дітей забрав цей удар по Умані, загалом 23 людини загинули… Світлаїм пам’ять! Мої співчуття всім рідним, близьким!</text:p>
      <text:p text:style-name="P4">
Наступний тиждень буде доволі важливим з погляду саме нашої боротьби засправедливість для українців, тобто за покарання для держави-терориста й усіхїї воєнних злочинців. Ми готуємо кілька важливих, потужних кроків, щоб більшеконсолідувати партнерів і дати більше енергії для створення трибуналу щодозлочину російської агресії. І щоб прискорити поразку держави-терориста.</text:p>
      <text:p text:style-name="P4">
Готуємо й нові санкційні рішення щодо осіб і компаній, які працюють на ВПКтерористів, щодо іноземних суб’єктів, чиє постачання допомагає Росіїподовжувати цю агресію. Незабаром ці наші рішення будуть оприлюднені.</text:p>
      <text:p text:style-name="P4">
Днями підписав нові укази про відзначення нагородами наших захисників, нашихгероїв. Ще майже 450 воїнів Збройних Сил України, Сухопутних військ,десантників, Повітряних сил, тероборони та ще понад 300 – із Національноїгвардії, нашої поліції, ДСНС, наші прикордонники.</text:p>
      <text:p text:style-name="P4">
Загалом за час повномасштабної війни вже 45038 українців і українок відзначенідержавними нагородами. І це свідчення надзвичайного щоденного героїзму нашихлюдей. Усіх, хто воює заради України, усіх, хто працює заради нашої перемоги.</text:p>
      <text:p text:style-name="P4">
Слава всім, хто в бою заради нашої держави, на бойових постах! Слава всім, хтотренує наших воїнів! Слава всім, хто лікує й реабілітує після поранень, хтовідновлює нормальне життя після російських обстрілів і окупації. Хто повертаєнаших людей із російського полону. Я дякую кожному й кожній у світі, хтодопомагає нам! Зараз це важливо. Ми високо це цінуємо.</text:p>
      <text:p text:style-name="P4">
Усі разом наближаємо вирок для держави-зла. Ми наближаємо нашу перемогу. Так ібуде!</text:p>
      <text:p text:style-name="P4">
<text:span text:style-name="T4">
<text:span text:style-name="T5">
Слава Україні!</text:span>
 </text:span>
</text:p>
      <text:p text:style-name="P4">
Фото: ОП</text:p>
      <text:p text:style-name="P4">
Source: <text:a xlink:type="simple" xlink:href="https://www.ukrinform.ua/rubric-ato/3702604-nedostatno-slabkosti-rosii-vona-mae-vidpovisti-za-vse-skoene-zelenskij.html" text:style-name="Internet_20_link" text:visited-style-name="Visited_20_Internet_20_Link">
https://www.ukrinform.ua/rubric-ato/3702604-nedostatno-slabkosti-rosii-vona-mae-vidpovisti-za-vse-skoene-zelenskij.html</text:a>
</text:p>
      <!--NEWS-->
      <text:h text:style-name="P10" text:outline-level="1">
<text:span text:style-name="T4">
Костін подякував Словаччині за створення спецтрибуналу щодо росії</text:span>
</text:h>
      <text:p text:style-name="P4">
Authors: Ukrinform (Person)</text:p>
      <text:p text:style-name="P4">
Publisher: Укринформ (Organization)</text:p>
      <text:p text:style-name="P4">
Published Time: 2023-04-29T20:57:00+03:00</text:p>
      <text:p text:style-name="P4">
Modified Time: 2023-04-29T20:57:00+03:00</text:p>
      <text:p text:style-name="P4">
Description: Генеральний прокурор Андрій Костін під час зустрічі з президенткою Словаччини Зузаною Чапутовою подякував за рішення парламенту її країни підтримати створення спеціального трибуналу щодо злочину агресії росії проти України. — Укрінформ.</text:p>
      <text:p text:style-name="P4">
Images: ["<text:a xlink:type="simple" xlink:href="https://static.ukrinform.com/photos/2023_04/thumb_files/630_360_1682771541-765.jpg" text:style-name="Internet_20_link" text:visited-style-name="Visited_20_Internet_20_Link">
630_360_16827...</text:a>
"]</text:p>
      <text:p text:style-name="P4">
Tags: ['Трибунал', 'Словаччина', 'Андрій Костін']</text:p>
      <text:p text:style-name="P4">
Type: Article</text:p>
      <!--METADATA-->
      <text:p text:style-name="P4">
<draw:frame draw:style-name="fr1" draw:name="Image201" text:anchor-type="as-char" svg:width="6.9236in" svg:height="3.956343in" draw:z-index="0">
<draw:image xlink:href="../Images/yкринформ/2023-04-29T20-57-00-03-00/630_360_1682771541-765.jpg" xlink:type="simple" xlink:show="embed" xlink:actuate="onLoad" draw:mime-type="image/jpeg"/>
</draw:frame>
Генеральний прокурор Андрій Костін під час зустрічі з президенткою СловаччиниЗузаною Чапутовою подякував за рішення парламенту її країни підтриматистворення спеціального трибуналу щодо злочину агресії росії проти України.</text:p>
      <text:p text:style-name="P4">
Як передає Укрінформ, про це повідомляє Офіс генерального прокурора України в<text:a xlink:type="simple" xlink:href="https://t.me/pgo_gov_ua/11687" text:style-name="Internet_20_link" text:visited-style-name="Visited_20_Internet_20_Link">
 </text:a>
 .</text:p>
      <text:p text:style-name="P4">
“Словаччина завжди була і залишається надійним партнером України — допомагаєнам протистояти агресії рф, підтримує Україну на шляху до членства в ЄС танаші ініціативи на юридичному фронті”, - зауважив Костін.</text:p>
      <text:p text:style-name="P4">
<text:span text:style-name="T4">
Читайте також:</text:span>
 <text:a xlink:type="simple" xlink:href="https://www.ukrinform.ua/rubric-ato/3701166-unaslidok-agresii-rf-v-ukraini-zaginuli-ponad-10-000-civilnih-kostin.html" text:style-name="Internet_20_link" text:visited-style-name="Visited_20_Internet_20_Link">
 <text:span text:style-name="T4">
Костін</text:span>
 </text:a>
</text:p>
      <text:p text:style-name="P4">
Генпрокурор подякував президентці Словаччини за послідовну позицію тапідтримку України.</text:p>
      <text:p text:style-name="P4">
“Обидві наші держави чітко усвідомлюють, що російський режим є терористичним,а терористів необхідно зупинити та притягнути до відповідальності. Ми високоцінуємо рішення парламенту Словаччини підтримати створення спеціальноготрибуналу щодо злочину агресії”, - наголосив він.</text:p>
      <text:p text:style-name="P4">
Окремо генпрокурор висловив вдячність словацьким колегам за внесок у роботуспільної слідчої групи з розслідування тяжких міжнародних злочинів в Україні(JIT) та допомогу словацьких експертів, які відвідали Україну й працювалипліч-о-пліч із українськими прокурорами.</text:p>
      <text:p text:style-name="P4">
<text:span text:style-name="T4">
Читайте також:</text:span>
 <text:a xlink:type="simple" xlink:href="https://www.ukrinform.ua/rubric-polytics/3702176-smigal-pavel-ta-caputova-obgovorili-stvorenna-spectribunalu-proti-rf.html" text:style-name="Internet_20_link" text:visited-style-name="Visited_20_Internet_20_Link">
 </text:a>
</text:p>
      <text:p text:style-name="P4">
“Сподіваємося на подальшу співпрацю заради відновлення справедливості та мирув Європі та за її межами”, - додав Костін.</text:p>
      <text:p text:style-name="P4">
Як повідомлялося, у вересні 2022 року Президент Володимир Зеленський утворивробочу групу на чолі з керівником ОП Андрієм Єрмаком, яка опрацьовує питаннястворення спеціального трибуналу для притягнення до кримінальноївідповідальності керівництва російської федерації за скоєння злочину агресіїпроти України. Створення такого трибуналу підтримали Парламентська асамблеяРади Європи, Європарламент, Парламентська асамблея НАТО, Парламентськаасамблея ОБСЄ та окремі держави.</text:p>
      <text:p text:style-name="P4">
Фото: ОГП, Телеграм</text:p>
      <text:p text:style-name="P4">
Source: <text:a xlink:type="simple" xlink:href="https://www.ukrinform.ua/rubric-polytics/3702513-kostin-podakuvav-slovaccini-za-stvorenna-spectribunalu-sodo-rosii.html" text:style-name="Internet_20_link" text:visited-style-name="Visited_20_Internet_20_Link">
https://www.ukrinform.ua/rubric-polytics/3702513-kostin-podakuvav-slovaccini-za-stvorenna-spectribunalu-sodo-rosii.html</text:a>
</text:p>
      <!--NEWS-->
      <text:h text:style-name="P10" text:outline-level="1">
<text:span text:style-name="T4">
У вбиральні британського пабу знайшли документи про атомну субмарину</text:span>
</text:h>
      <text:p text:style-name="P4">
Authors: Ukrinform (Person)</text:p>
      <text:p text:style-name="P4">
Publisher: Укринформ (Organization)</text:p>
      <text:p text:style-name="P4">
Published Time: 2023-04-29T21:02:00+03:00</text:p>
      <text:p text:style-name="P4">
Modified Time: 2023-04-29T21:02:00+03:00</text:p>
      <text:p text:style-name="P4">
Description: У графстві Камбрія, у вбиральні місцевого пабу знайшли документи з грифом "таємно", що стосуються роботи підводного човна HMS Anson Королівських ВМС. — Укрінформ.</text:p>
      <text:p text:style-name="P4">
Images: ["<text:a xlink:type="simple" xlink:href="https://static.ukrinform.com/photos/2023_04/thumb_files/630_360_1682790373-700.jpg" text:style-name="Internet_20_link" text:visited-style-name="Visited_20_Internet_20_Link">
630_360_16827...</text:a>
", "<text:a xlink:type="simple" xlink:href="https://static.ukrinform.com/photos/2023_04/1682790394-182.jpg" text:style-name="Internet_20_link" text:visited-style-name="Visited_20_Internet_20_Link">
1682790394-18...</text:a>
"]</text:p>
      <text:p text:style-name="P4">
Tags: ['Британія', 'ВМС України', 'Документи']</text:p>
      <text:p text:style-name="P4">
Type: Article</text:p>
      <!--METADATA-->
      <text:p text:style-name="P4">
<draw:frame draw:style-name="fr1" draw:name="Image202" text:anchor-type="as-char" svg:width="6.9236in" svg:height="3.956343in" draw:z-index="0">
<draw:image xlink:href="../Images/yкринформ/2023-04-29T21-02-00-03-00/630_360_1682790373-700.jpg" xlink:type="simple" xlink:show="embed" xlink:actuate="onLoad" draw:mime-type="image/jpeg"/>
</draw:frame>
 У графствіКамбрія, у вбиральні місцевого пабу знайшли документи з грифом "таємно", щостосуються роботи підводного човна HMS Anson Королівських ВМС.</text:p>
      <text:p text:style-name="P4">
Як передає Укрінформ, про це повідомляє <text:a xlink:type="simple" xlink:href="https://www.thesun.co.uk/news/22198059/secret-nuclear-submarine-plans-found-wetherspoons-toilet/" text:style-name="Internet_20_link" text:visited-style-name="Visited_20_Internet_20_Link">
</text:a>
</text:p>
      <text:p text:style-name="P4">
Секретні документи були знайдені у кабінці вбиральні мережі пабівWetherspoons, на залізниці Ферніс.</text:p>
      <text:p text:style-name="P4">
У <text:a xlink:type="simple" xlink:href="https://www.ukrinform.ua/tag-dokumenti" text:style-name="Internet_20_link" text:visited-style-name="Visited_20_Internet_20_Link">
 </text:a>
 йдеться про внутрішню роботуатомного підводного човна. Вони використовувалися фахівцями, які вивчають, якізолювати та розгерметизувати елементи системи на човні.</text:p>
      <text:p text:style-name="P4">
<draw:frame draw:style-name="fr1" draw:name="Image203" text:anchor-type="as-char" svg:width="6.9236in" svg:height="4.482959in" draw:z-index="0">
<draw:image xlink:href="../Images/yкринформ/2023-04-29T21-02-00-03-00/1682790394-182.jpg" xlink:type="simple" xlink:show="embed" xlink:actuate="onLoad" draw:mime-type="image/jpeg"/>
</draw:frame>
</text:p>
      <text:p text:style-name="P4">
Джерело The Sun зазначило: «Пощастило, що російський шпигун не знайшов їх».Джерело також повідомило, що паб був переповнений відвідувачами, колизнайшлися секретні документи.</text:p>
      <text:p text:style-name="P4">
<text:span text:style-name="T4">
Читайте також:</text:span>
 <text:a xlink:type="simple" xlink:href="https://www.ukrinform.ua/rubric-world/3699273-tejsejra-pocav-publikuvati-dokumenti-pentagonu-za-kilka-dniv-pisla-vtorgnenna-rosii-v-ukrainu.html" text:style-name="Internet_20_link" text:visited-style-name="Visited_20_Internet_20_Link">
 <text:span text:style-name="T4">
Тейшейра</text:span>
 </text:a>
</text:p>
      <text:p text:style-name="P4">
Як повідомляв Укрінформ, у США встановили особу лідера онлайн-групи, в якійз’явилися секретні дані Пентагону.</text:p>
      <text:p text:style-name="P4">
<text:span text:style-name="T5">
Фото: РА</text:span>
</text:p>
      <text:p text:style-name="P4">
Source: <text:a xlink:type="simple" xlink:href="https://www.ukrinform.ua/rubric-world/3702602-u-vbiralni-britanskogo-pabu-znajsli-dokumenti-pro-atomnu-submarinu.html" text:style-name="Internet_20_link" text:visited-style-name="Visited_20_Internet_20_Link">
https://www.ukrinform.ua/rubric-world/3702602-u-vbiralni-britanskogo-pabu-znajsli-dokumenti-pro-atomnu-submarinu.html</text:a>
</text:p>
      <!--NEWS-->
      <text:h text:style-name="P10" text:outline-level="1">
<text:span text:style-name="T4">
«Рома» і «Мілан» обмінялися голами у поєдинку Серії А</text:span>
</text:h>
      <text:p text:style-name="P4">
Authors: Ukrinform (Person)</text:p>
      <text:p text:style-name="P4">
Publisher: Укринформ (Organization)</text:p>
      <text:p text:style-name="P4">
Published Time: 2023-04-29T21:12:39+03:00</text:p>
      <text:p text:style-name="P4">
Modified Time: 2023-04-29T21:12:39+03:00</text:p>
      <text:p text:style-name="P4">
Description: Команди мають однакову кількість очок в чемпіонаті Італії, але у міланців краща різниця забитих і пропущених голів. — Укрінформ.</text:p>
      <text:p text:style-name="P4">
Images: ["<text:a xlink:type="simple" xlink:href="https://static.ukrinform.com/photos/2023_04/thumb_files/630_360_1682791884-811.jpg" text:style-name="Internet_20_link" text:visited-style-name="Visited_20_Internet_20_Link">
630_360_16827...</text:a>
"]</text:p>
      <text:p text:style-name="P4">
Tags: ['Футбол', 'Мілан', 'Рома']</text:p>
      <text:p text:style-name="P4">
Type: Article</text:p>
      <!--METADATA-->
      <text:p text:style-name="P4">
<draw:frame draw:style-name="fr1" draw:name="Image204" text:anchor-type="as-char" svg:width="6.9236in" svg:height="3.956343in" draw:z-index="0">
<draw:image xlink:href="../Images/yкринформ/2023-04-29T21-12-39-03-00/630_360_1682791884-811.jpg" xlink:type="simple" xlink:show="embed" xlink:actuate="onLoad" draw:mime-type="image/jpeg"/>
</draw:frame>
 Командимають однакову кількість очок в чемпіонаті Італії, але у міланців кращарізниця забитих і пропущених голів.</text:p>
      <text:p text:style-name="P4">
«Рома» на своєму полі зіграла внічию з «Міланом» 1:1 у 32-у турі італійськоїСерії А, передає Укрінформ.</text:p>
      <text:p text:style-name="P4">
У складі римлян відзначився Абрахам на 93-й хвилині. Міланці зрівняли рахунокзусиллями Салемакерса на 96-й хвилині.</text:p>
      <text:p text:style-name="P4">
«Мілан» і «Рома» мають по 57 очок в Серії А(четверте і п'яте місце в таблиці),але міланці мають кращу різницю забитих і пропущених голів.</text:p>
      <text:p text:style-name="P4">
<text:span text:style-name="T4">
Читайте також:</text:span>
 <text:a xlink:type="simple" xlink:href="https://www.ukrinform.ua/rubric-sports/3702261-penalti-armolenka-ne-dopomogli-alajnu-rebrova-vijti-u-final-kubka-prezidenta-oae.html" text:style-name="Internet_20_link" text:visited-style-name="Visited_20_Internet_20_Link">
 </text:a>
</text:p>
      <text:p text:style-name="P4">
Як повідомлялося, «Наполі» очолюють чемпіонат Італії, маючи в активі 78 очокпісля 31 матчу.</text:p>
      <text:p text:style-name="P4">
Фото: twitter.com/OfficialASRoma</text:p>
      <text:p text:style-name="P4">
Source: <text:a xlink:type="simple" xlink:href="https://www.ukrinform.ua/rubric-sports/3702606-roma-i-milan-obminalisa-golami-u-poedinku-serii-a.html" text:style-name="Internet_20_link" text:visited-style-name="Visited_20_Internet_20_Link">
https://www.ukrinform.ua/rubric-sports/3702606-roma-i-milan-obminalisa-golami-u-poedinku-serii-a.html</text:a>
</text:p>
      <!--NEWS-->
      <text:h text:style-name="P10" text:outline-level="1">
<text:span text:style-name="T4">
Україна готує важливі кроки по створенню трибуналу щодо злочину російської агресії</text:span>
</text:h>
      <text:p text:style-name="P4">
Authors: Ukrinform (Person)</text:p>
      <text:p text:style-name="P4">
Publisher: Укринформ (Organization)</text:p>
      <text:p text:style-name="P4">
Published Time: 2023-04-29T21:15:00+03:00</text:p>
      <text:p text:style-name="P4">
Modified Time: 2023-04-29T21:15:00+03:00</text:p>
      <text:p text:style-name="P4">
Description: Україна готує важливі кроки по створенню трибуналу щодо злочину російської агресії, а також нові санкційні рішення щодо осіб і компаній, які працюють на ВПК держави-терориста.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Трибунал', 'Воєнні злочини', 'Зеленський', 'Війна з росією']</text:p>
      <text:p text:style-name="P4">
Type: Article</text:p>
      <!--METADATA-->
      <text:p text:style-name="P4">
<draw:frame draw:style-name="fr1" draw:name="Image205" text:anchor-type="as-char" svg:width="6.9236in" svg:height="3.956343in" draw:z-index="0">
<draw:image xlink:href="../Images/yкринформ/2023-04-29T21-15-00-03-00/630_360_1682451261-591.jpeg" xlink:type="simple" xlink:show="embed" xlink:actuate="onLoad" draw:mime-type="image/jpeg"/>
</draw:frame>
 Українаготує важливі кроки по створенню трибуналу щодо злочину російської агресії, атакож нові санкційні рішення щодо осіб і компаній, які працюють на ВПКдержави-терориста.</text:p>
      <text:p text:style-name="P4">
Про це у <text:a xlink:type="simple" xlink:href="https://www.youtube.com/watch" text:style-name="Internet_20_link" text:visited-style-name="Visited_20_Internet_20_Link">
 </text:a>
 сказав ПрезидентУкраїни Володимир Зеленський, передає Укрінформ.</text:p>
      <text:p text:style-name="P4">
"Наступний тиждень буде доволі важливим з погляду саме нашої боротьби засправедливість для українців, тобто за покарання для держави-терориста й усіхїї воєнних злочинців. Ми готуємо кілька важливих, потужних кроків, щоб більшеконсолідувати партнерів і дати більше енергії для створення трибуналу щодозлочину російської агресії", - сказав Зеленський.</text:p>
      <text:p text:style-name="P4">
<text:span text:style-name="T4">
Читайте також:</text:span>
 <text:span text:style-name="T4">
<text:a xlink:type="simple" xlink:href="https://www.ukrinform.ua/rubric-ato/3702604-nedostatno-slabkosti-rosii-vona-mae-vidpovisti-za-vse-skoene-zelenskij.html" text:style-name="Internet_20_link" text:visited-style-name="Visited_20_Internet_20_Link">
 </text:a>
 </text:span>
</text:p>
      <text:p text:style-name="P4">
Також, як додав Глава держави, готуються нові санкційні рішення щодо осіб ікомпаній, які працюють на ВПК терористів, щодо іноземних суб’єктів, чиєпостачання допомагає росії подовжувати <text:span text:style-name="T4">
<text:a xlink:type="simple" xlink:href="https://www.ukrinform.ua/tag-vijna-z-rosieu" text:style-name="Internet_20_link" text:visited-style-name="Visited_20_Internet_20_Link">
 </text:a>
 </text:span>
</text:p>
      <text:p text:style-name="P4">
<text:span text:style-name="T4">
Читайте також:</text:span>
 <text:span text:style-name="T4">
<text:a xlink:type="simple" xlink:href="https://www.ukrinform.ua/rubric-polytics/3702513-kostin-podakuvav-slovaccini-za-stvorenna-spectribunalu-sodo-rosii.html" text:style-name="Internet_20_link" text:visited-style-name="Visited_20_Internet_20_Link">
 </text:a>
 </text:span>
</text:p>
      <text:p text:style-name="P4">
Ці рішення незабаром будуть оприлюднені.</text:p>
      <text:p text:style-name="P4">
Source: <text:a xlink:type="simple" xlink:href="https://www.ukrinform.ua/rubric-ato/3702608-ukraina-gotue-vazlivi-kroki-po-stvorennu-tribunalu-sodo-zlocinu-rosijskoi-agresii.html" text:style-name="Internet_20_link" text:visited-style-name="Visited_20_Internet_20_Link">
https://www.ukrinform.ua/rubric-ato/3702608-ukraina-gotue-vazlivi-kroki-po-stvorennu-tribunalu-sodo-zlocinu-rosijskoi-agresii.html</text:a>
</text:p>
      <!--NEWS-->
      <text:h text:style-name="P10" text:outline-level="1">
<text:span text:style-name="T4">
Ла Ліга: «Реал» переміг «Альмерію» у результативному матчі</text:span>
</text:h>
      <text:p text:style-name="P4">
Authors: Ukrinform (Person)</text:p>
      <text:p text:style-name="P4">
Publisher: Укринформ (Organization)</text:p>
      <text:p text:style-name="P4">
Published Time: 2023-04-29T21:22:46+03:00</text:p>
      <text:p text:style-name="P4">
Modified Time: 2023-04-29T21:22:46+03:00</text:p>
      <text:p text:style-name="P4">
Description: Мадридський «Реал» відірвався від «Атлетико» на 5 очок. — Укрінформ.</text:p>
      <text:p text:style-name="P4">
Images: ["<text:a xlink:type="simple" xlink:href="https://static.ukrinform.com/photos/2023_04/thumb_files/630_360_1682792435-691.jpg" text:style-name="Internet_20_link" text:visited-style-name="Visited_20_Internet_20_Link">
630_360_16827...</text:a>
"]</text:p>
      <text:p text:style-name="P4">
Tags: ['Футбол', 'Реал Мадрид']</text:p>
      <text:p text:style-name="P4">
Type: Article</text:p>
      <!--METADATA-->
      <text:p text:style-name="P4">
<draw:frame draw:style-name="fr1" draw:name="Image206" text:anchor-type="as-char" svg:width="6.9236in" svg:height="3.956343in" draw:z-index="0">
<draw:image xlink:href="../Images/yкринформ/2023-04-29T21-22-46-03-00/630_360_1682792435-691.jpg" xlink:type="simple" xlink:show="embed" xlink:actuate="onLoad" draw:mime-type="image/jpeg"/>
</draw:frame>
Мадридський «Реал» відірвався від «Атлетико» на 5 очок.</text:p>
      <text:p text:style-name="P4">
«Реал Мадрид» на своєму полі здолав «Альмерію» 4:2 в 32-у турі іспанськоїПрімери, передає Укрінформ.</text:p>
      <text:p text:style-name="P4">
У складі «вершкових» відзначився Родріго, хет-трик на рахунку Бензема.«Альмерія» відповіла голами Лазаро й Робертоне.</text:p>
      <text:p text:style-name="P4">
Підопічні Карло Анчелотті посідають другу сходинку в Ла Лізі, маючи в активі68 очок після 32 матчів.</text:p>
      <text:p text:style-name="P4">
<text:span text:style-name="T4">
Читайте також:</text:span>
 <text:a xlink:type="simple" xlink:href="https://www.ukrinform.ua/rubric-sports/3702606-roma-i-milan-obminalisa-golami-u-poedinku-serii-a.html" text:style-name="Internet_20_link" text:visited-style-name="Visited_20_Internet_20_Link">
 <text:span text:style-name="T4">
Мілан</text:span>
 </text:a>
</text:p>
      <text:p text:style-name="P4">
Як повідомлялося, «Барселона» очолює Прімеру - 76 очок після 31 матчу.</text:p>
      <text:p text:style-name="P4">
Фото: twitter.com/realmadrid</text:p>
      <text:p text:style-name="P4">
Source: <text:a xlink:type="simple" xlink:href="https://www.ukrinform.ua/rubric-sports/3702610-la-liga-real-peremig-almeriu-u-rezultativnomu-matci.html" text:style-name="Internet_20_link" text:visited-style-name="Visited_20_Internet_20_Link">
https://www.ukrinform.ua/rubric-sports/3702610-la-liga-real-peremig-almeriu-u-rezultativnomu-matci.html</text:a>
</text:p>
      <!--NEWS-->
      <text:h text:style-name="P10" text:outline-level="1">
<text:span text:style-name="T4">
Зеленський подякував усім, хто взяв участь у рятувальній операції в Умані</text:span>
</text:h>
      <text:p text:style-name="P4">
Authors: Ukrinform (Person)</text:p>
      <text:p text:style-name="P4">
Publisher: Укринформ (Organization)</text:p>
      <text:p text:style-name="P4">
Published Time: 2023-04-29T21:28:00+03:00</text:p>
      <text:p text:style-name="P4">
Modified Time: 2023-04-29T21:28:00+03:00</text:p>
      <text:p text:style-name="P4">
Description: Президент України Володимир Зеленський подякував кожному, хто взяв участь у рятувальній операції в Умані. — Укрінформ.</text:p>
      <text:p text:style-name="P4">
Images: ["<text:a xlink:type="simple" xlink:href="https://static.ukrinform.com/photos/2023_04/thumb_files/630_360_1682753536-962.jpeg" text:style-name="Internet_20_link" text:visited-style-name="Visited_20_Internet_20_Link">
630_360_16827...</text:a>
"]</text:p>
      <text:p text:style-name="P4">
Tags: ['Умань', 'Зеленський', 'Війна з росією']</text:p>
      <text:p text:style-name="P4">
Type: Article</text:p>
      <!--METADATA-->
      <text:p text:style-name="P4">
<draw:frame draw:style-name="fr1" draw:name="Image207" text:anchor-type="as-char" svg:width="6.9236in" svg:height="3.956343in" draw:z-index="0">
<draw:image xlink:href="../Images/yкринформ/2023-04-29T21-28-00-03-00/630_360_1682753536-962.jpeg" xlink:type="simple" xlink:show="embed" xlink:actuate="onLoad" draw:mime-type="image/jpeg"/>
</draw:frame>
 ПрезидентУкраїни Володимир Зеленський подякував кожному, хто взяв участь у рятувальнійоперації в Умані.</text:p>
      <text:p text:style-name="P4">
Про це він розповів у <text:a xlink:type="simple" xlink:href="https://t.me/V_Zelenskiy_official/6050" text:style-name="Internet_20_link" text:visited-style-name="Visited_20_Internet_20_Link">
 </text:a>
 , передаєУкрінформ.</text:p>
      <text:p text:style-name="P4">
"Ми зробимо все можливе, щоб держава-терорист якнайшвидше відповіла за скоєненею. Кожен, хто готує такі ракетні обстріли, не може не знати, що станеспівучасником убивства. Кожен, хто наводить і запускає ракети, обслуговуєлітаки, кораблі для терору. Не лише ті, хто віддає накази, а всі. Ви всітерористи і вбивці, і ви всі маєте бути покарані. І обов'язково ті, хто скоївпервісний злочин, з якого почалися всі інші злочини агресії проти наших людей, проти нашої держави", - сказав Президент.</text:p>
      <text:p text:style-name="P4">
Зеленський висловив співчуття рідним, близьким загиблих та поранених унаслідокцього ракетного удару.</text:p>
      <text:p text:style-name="P4">
<text:span text:style-name="T4">
Читайте також:</text:span>
 <text:a xlink:type="simple" xlink:href="https://www.ukrinform.ua/rubric-regions/3702538-v-umani-na-misci-raketnogo-udaru-zaversili-posukovu-operaciu-dvoe-vvazautsa-zniklimi.html" text:style-name="Internet_20_link" text:visited-style-name="Visited_20_Internet_20_Link">
 </text:a>
</text:p>
      <text:p text:style-name="P4">
Президент подякував рятувальникам ДСНС, поліції, медикам, комунальним службамУмані, військовим, волонтерам - усім, хто взяв участь у рятувальній операції.</text:p>
      <text:p text:style-name="P4">
Як повідомлялося, <text:a xlink:type="simple" xlink:href="https://www.ukrinform.ua/rubric-ato/3701835-v-umani-kilkist-zertv-raketnogo-udaru-zrosla-do-cotiroh-17-postrazdalih.html" text:style-name="Internet_20_link" text:visited-style-name="Visited_20_Internet_20_Link">
 </text:a>
 . Водній дев'ятиповерхівці повністю зруйновано під'їзд, загалом постраждало 10будинків. На цей час відомо про 23 загиблих, серед яких шестеро дітей.</text:p>
      <text:p text:style-name="P4">
Source: <text:a xlink:type="simple" xlink:href="https://www.ukrinform.ua/rubric-society/3702609-zelenskij-podakuvav-usim-hto-vzav-ucast-u-ratuvalnij-operacii-v-umani.html" text:style-name="Internet_20_link" text:visited-style-name="Visited_20_Internet_20_Link">
https://www.ukrinform.ua/rubric-society/3702609-zelenskij-podakuvav-usim-hto-vzav-ucast-u-ratuvalnij-operacii-v-umani.html</text:a>
</text:p>
      <!--NEWS-->
      <text:h text:style-name="P10" text:outline-level="1">
<text:span text:style-name="T4">
У київському зоопарку розпочався весняно-літній сезон</text:span>
</text:h>
      <text:p text:style-name="P4">
Authors: Ukrinform (Person)</text:p>
      <text:p text:style-name="P4">
Publisher: Укринформ (Organization)</text:p>
      <text:p text:style-name="P4">
Published Time: 2023-04-29T21:36:00+03:00</text:p>
      <text:p text:style-name="P4">
Modified Time: 2023-04-29T21:36:00+03:00</text:p>
      <text:p text:style-name="P4">
Description: Цими вихідними в Київському зоопарку розпочинається 117 весняно-літній сезон. Майже всі тварини вже перейшли до своїх літніх майданчиків та ставків, а парк зазеленів та розквітнув. — Укрінформ.</text:p>
      <text:p text:style-name="P4">
Images: ["<text:a xlink:type="simple" xlink:href="https://static.ukrinform.com/photos/2023_04/thumb_files/630_360_1682792992-582.jpg" text:style-name="Internet_20_link" text:visited-style-name="Visited_20_Internet_20_Link">
630_360_16827...</text:a>
", "<text:a xlink:type="simple" xlink:href="https://static.ukrinform.com/photos/2023_04/1682793015-150.jpg" text:style-name="Internet_20_link" text:visited-style-name="Visited_20_Internet_20_Link">
1682793015-15...</text:a>
", "<text:a xlink:type="simple" xlink:href="https://static.ukrinform.com/photos/2023_04/1682793105-799.jpg" text:style-name="Internet_20_link" text:visited-style-name="Visited_20_Internet_20_Link">
1682793105-79...</text:a>
", "<text:a xlink:type="simple" xlink:href="https://static.ukrinform.com/photos/2023_04/1682793038-660.jpg" text:style-name="Internet_20_link" text:visited-style-name="Visited_20_Internet_20_Link">
1682793038-66...</text:a>
", "<text:a xlink:type="simple" xlink:href="https://static.ukrinform.com/photos/2023_04/1682793104-882.jpg" text:style-name="Internet_20_link" text:visited-style-name="Visited_20_Internet_20_Link">
1682793104-88...</text:a>
", "<text:a xlink:type="simple" xlink:href="https://static.ukrinform.com/photos/2023_04/1682793064-368.jpg" text:style-name="Internet_20_link" text:visited-style-name="Visited_20_Internet_20_Link">
1682793064-36...</text:a>
", "<text:a xlink:type="simple" xlink:href="https://static.ukrinform.com/photos/2023_04/1682793104-791.jpg" text:style-name="Internet_20_link" text:visited-style-name="Visited_20_Internet_20_Link">
1682793104-79...</text:a>
"]</text:p>
      <text:p text:style-name="P4">
Tags: ['Зоопарк', 'Київ', 'Птахи']</text:p>
      <text:p text:style-name="P4">
Type: Article</text:p>
      <!--METADATA-->
      <text:p text:style-name="P4">
<draw:frame draw:style-name="fr1" draw:name="Image208" text:anchor-type="as-char" svg:width="6.9236in" svg:height="3.956343in" draw:z-index="0">
<draw:image xlink:href="../Images/yкринформ/2023-04-29T21-36-00-03-00/630_360_1682792992-582.jpg" xlink:type="simple" xlink:show="embed" xlink:actuate="onLoad" draw:mime-type="image/jpeg"/>
</draw:frame>
 Цимивихідними в Київському зоопарку розпочинається 117 весняно-літній сезон. Майжевсі тварини вже перейшли до своїх літніх майданчиків та ставків, а паркзазеленів та розквітнув.</text:p>
      <text:p text:style-name="P4">
Як передає Укрінформ, про це йдеться на <text:a xlink:type="simple" xlink:href="https://zoo.kiev.ua/117-vesnyano-litnij-sezon-u-kyyivskomu-zooparku/" text:style-name="Internet_20_link" text:visited-style-name="Visited_20_Internet_20_Link">
 </text:a>
 .</text:p>
      <text:p text:style-name="P4">
Як зазначається, у ці важкі часи робота зоопарку можлива лише за підтримкисуспільства, державних та громадських установ, друзів і колег з усього світута відданості своїй справі працівників.</text:p>
      <text:p text:style-name="P4">
<draw:frame draw:style-name="fr1" draw:name="Image209" text:anchor-type="as-char" svg:width="6.9236in" svg:height="4.660609in" draw:z-index="0">
<draw:image xlink:href="../Images/yкринформ/2023-04-29T21-36-00-03-00/1682793015-150.jpg" xlink:type="simple" xlink:show="embed" xlink:actuate="onLoad" draw:mime-type="image/jpeg"/>
</draw:frame>
<draw:frame draw:style-name="fr1" draw:name="Image210" text:anchor-type="as-char" svg:width="6.9236in" svg:height="4.660609in" draw:z-index="0">
<draw:image xlink:href="../Images/yкринформ/2023-04-29T21-36-00-03-00/1682793105-799.jpg" xlink:type="simple" xlink:show="embed" xlink:actuate="onLoad" draw:mime-type="image/jpeg"/>
</draw:frame>
</text:p>
      <text:p text:style-name="P4">
"Головне зараз – забезпечити мешканців зоопарку теплом, кормами, ветеринарнимдоглядом, покращувати умови їх утримання попри всі складнощі. З початкуросійської агресії ми надали прихисток понад 400 тваринам, і це накладає нанас відповідальність за їх подальшу долю", - йдеться у дописі.</text:p>
      <text:p text:style-name="P4">
<draw:frame draw:style-name="fr1" draw:name="Image211" text:anchor-type="as-char" svg:width="6.9236in" svg:height="4.660609in" draw:z-index="0">
<draw:image xlink:href="../Images/yкринформ/2023-04-29T21-36-00-03-00/1682793038-660.jpg" xlink:type="simple" xlink:show="embed" xlink:actuate="onLoad" draw:mime-type="image/jpeg"/>
</draw:frame>
<draw:frame draw:style-name="fr1" draw:name="Image212" text:anchor-type="as-char" svg:width="6.9236in" svg:height="4.660609in" draw:z-index="0">
<draw:image xlink:href="../Images/yкринформ/2023-04-29T21-36-00-03-00/1682793104-882.jpg" xlink:type="simple" xlink:show="embed" xlink:actuate="onLoad" draw:mime-type="image/jpeg"/>
</draw:frame>
</text:p>
      <text:p text:style-name="P4">
До відкриття сезону було оновлено понад 30 експозицій, створено дві штучніводойми, встановлено 15 сучасних аераційних систем, побудовано вдвічі більшийвольєр для 12-ти врятованих павіанів анубіса. З нагоди поповнення в родинікапібар облаштували новий «дитячий майданчик» з басейном та багато іншого,розповіла пресслужба.</text:p>
      <text:p text:style-name="P4">
<draw:frame draw:style-name="fr1" draw:name="Image213" text:anchor-type="as-char" svg:width="6.9236in" svg:height="4.660609in" draw:z-index="0">
<draw:image xlink:href="../Images/yкринформ/2023-04-29T21-36-00-03-00/1682793064-368.jpg" xlink:type="simple" xlink:show="embed" xlink:actuate="onLoad" draw:mime-type="image/jpeg"/>
</draw:frame>
<draw:frame draw:style-name="fr1" draw:name="Image214" text:anchor-type="as-char" svg:width="6.9236in" svg:height="4.660609in" draw:z-index="0">
<draw:image xlink:href="../Images/yкринформ/2023-04-29T21-36-00-03-00/1682793104-791.jpg" xlink:type="simple" xlink:show="embed" xlink:actuate="onLoad" draw:mime-type="image/jpeg"/>
</draw:frame>
</text:p>
      <text:p text:style-name="P4">
Як повідомляв Укрінформ, у Київському зоопарку нові пари утворили мавпочки,журавлі, грифи, олені та єноти.</text:p>
      <text:p text:style-name="P4">
Фото, відео: zoo.kiev.ua</text:p>
      <text:p text:style-name="P4">
Source: <text:a xlink:type="simple" xlink:href="https://www.ukrinform.ua/rubric-kyiv/3702613-u-kiivskomu-zooparku-rozpocavsa-vesnanolitnij-sezon.html" text:style-name="Internet_20_link" text:visited-style-name="Visited_20_Internet_20_Link">
https://www.ukrinform.ua/rubric-kyiv/3702613-u-kiivskomu-zooparku-rozpocavsa-vesnanolitnij-sezon.html</text:a>
</text:p>
      <!--NEWS-->
      <text:h text:style-name="P10" text:outline-level="1">
<text:span text:style-name="T4">
Міненерго: Тарифи на електрику доведеться збільшити</text:span>
</text:h>
      <text:p text:style-name="P4">
Authors: Ukrinform (Person)</text:p>
      <text:p text:style-name="P4">
Publisher: Укринформ (Organization)</text:p>
      <text:p text:style-name="P4">
Published Time: 2023-04-29T21:40:00+03:00</text:p>
      <text:p text:style-name="P4">
Modified Time: 2023-04-29T21:40:00+03:00</text:p>
      <text:p text:style-name="P4">
Description: Рішення про збільшення тарифів на електроенергію доведеться ухвалити, інакше енергосистема не зможе підготуватися до наступної зими. — Укрінформ.</text:p>
      <text:p text:style-name="P4">
Images: ["<text:a xlink:type="simple" xlink:href="https://static.ukrinform.com/photos/2023_02/thumb_files/630_360_1675414663-980.jpg" text:style-name="Internet_20_link" text:visited-style-name="Visited_20_Internet_20_Link">
630_360_16754...</text:a>
"]</text:p>
      <text:p text:style-name="P4">
Tags: ['Електроенергія', 'Міненерго', 'Тариф', 'Єдині новини']</text:p>
      <text:p text:style-name="P4">
Type: Article</text:p>
      <!--METADATA-->
      <text:p text:style-name="P4">
<draw:frame draw:style-name="fr1" draw:name="Image215" text:anchor-type="as-char" svg:width="6.9236in" svg:height="3.956343in" draw:z-index="0">
<draw:image xlink:href="../Images/yкринформ/2023-04-29T21-40-00-03-00/630_360_1675414663-980.jpg" xlink:type="simple" xlink:show="embed" xlink:actuate="onLoad" draw:mime-type="image/jpeg"/>
</draw:frame>
 Рішенняпро збільшення тарифів на електроенергію доведеться ухвалити, інакшеенергосистема не зможе підготуватися до наступної зими.</text:p>
      <text:p text:style-name="P4">
Про це в ефірі загальнонаціонального телемарафону "Єдині новини" сказавзаступник міністра енергетики Фарід Сафаров, передає Укрінформ.</text:p>
      <text:p text:style-name="P4">
"Будь-які зміни тарифів в піки зростання - це важкі та вимушені рішення.Наразі уряд і НКРЕКП опрацьовують питання, щоб зрозуміти, наскільки потрібнозбільшувати тариф. Але все одно доведеться таке рішення ухвалити, оскількиінакше енергетика не зможе не те що відновитися, а й підготуватися донаступної зими, яка може бути набагато складнішою, ніж попередня", - сказавСафаров.</text:p>
      <text:p text:style-name="P4">
<text:span text:style-name="T4">
Читайте також:</text:span>
 <text:span text:style-name="T4">
<text:a xlink:type="simple" xlink:href="https://www.ukrinform.ua/rubric-economy/3701908-ukraina-planue-zbilsiti-obsagi-peretokiv-elektroenergii-z-es-budue-novi-linii.html" text:style-name="Internet_20_link" text:visited-style-name="Visited_20_Internet_20_Link">
 </text:a>
 </text:span>
</text:p>
      <text:p text:style-name="P4">
Він додав, що міжнародні партнери надають підтримку і сфері відновленняукраїнської енергетики. Це і обладнання, і кошти. Так, на цей час Україна вжеотримала 150 млн євро від ЄС для фонду підтримки енергетики, 200 млн грантувід Світового банку. Але, за словами Сафарова, цих ресурсів недостатньо.</text:p>
      <text:p text:style-name="P4">
Сафаров зазначив, що для вразливих категорій населення буде надаватисядопомога, щоб вони могли сплачувати за електроенергію. Джерелами фінансуванняцієї допомоги можуть бути надходження від експорту електроенергії, фінансовадопомога партнерів, про що зараз ведуться перемовини.</text:p>
      <text:p text:style-name="P4">
<text:span text:style-name="T4">
Читайте також:</text:span>
 <text:span text:style-name="T4">
<text:a xlink:type="simple" xlink:href="https://www.ukrinform.ua/rubric-economy/3698116-minenergo-zaprosue-ucasnikiv-rinku-prirodnogo-gazu-dolucitis-do-mehanizmu-aggregateeu.html" text:style-name="Internet_20_link" text:visited-style-name="Visited_20_Internet_20_Link">
 </text:a>
 </text:span>
</text:p>
      <text:p text:style-name="P4">
Поки кінцевого рішення про те, яким має бути тариф на електроенергію, немає,наголосив Сафаров.</text:p>
      <text:p text:style-name="P4">
Як повідомляв Укрінформ, _<text:span text:style-name="T4">
<text:a xlink:type="simple" xlink:href="https://www.ukrinform.ua/rubric-economy/3702598-dla-pidgotovki-do-opaluvalnogo-sezonu-potribno-34-milarda-minenergo.html" text:style-name="Internet_20_link" text:visited-style-name="Visited_20_Internet_20_Link">
 </text:a>
 </text:span>
 _ , в цю суму входить як відновлення генерації, так ізакупівля необхідних ресурсів.</text:p>
      <text:p text:style-name="P4">
Source: <text:a xlink:type="simple" xlink:href="https://www.ukrinform.ua/rubric-economy/3702603-minenergo-tarifi-na-elektriku-dovedetsa-zbilsiti.html" text:style-name="Internet_20_link" text:visited-style-name="Visited_20_Internet_20_Link">
https://www.ukrinform.ua/rubric-economy/3702603-minenergo-tarifi-na-elektriku-dovedetsa-zbilsiti.html</text:a>
</text:p>
      <!--NEWS-->
      <text:h text:style-name="P10" text:outline-level="1">
<text:span text:style-name="T4">
роспропаганда видала кадри зруйнованої багатоповерхівки в Умані за «обстріл Донбасу»</text:span>
</text:h>
      <text:p text:style-name="P4">
Authors: Ukrinform (Person)</text:p>
      <text:p text:style-name="P4">
Publisher: Укринформ (Organization)</text:p>
      <text:p text:style-name="P4">
Published Time: 2023-04-29T21:47:00+03:00</text:p>
      <text:p text:style-name="P4">
Modified Time: 2023-04-29T21:47:00+03:00</text:p>
      <text:p text:style-name="P4">
Description: кремлівське телебачення видало кадри зруйнованої російською ракетою багатоповерхівки в Умані Черкаської області за наслідки "обстрілу Донбасу українськими бойовиками". — Укрінформ.</text:p>
      <text:p text:style-name="P4">
Images: ["<text:a xlink:type="simple" xlink:href="https://static.ukrinform.com/photos/2019_11/thumb_files/630_360_1572860754-412.jpg" text:style-name="Internet_20_link" text:visited-style-name="Visited_20_Internet_20_Link">
630_360_15728...</text:a>
"]</text:p>
      <text:p text:style-name="P4">
Tags: ['Пропаганда', 'ЗМІ', 'Воєнні злочини', 'Умань', 'Війна з росією']</text:p>
      <text:p text:style-name="P4">
Type: Article</text:p>
      <!--METADATA-->
      <text:p text:style-name="P4">
<draw:frame draw:style-name="fr1" draw:name="Image216" text:anchor-type="as-char" svg:width="6.9236in" svg:height="3.956343in" draw:z-index="0">
<draw:image xlink:href="../Images/yкринформ/2023-04-29T21-47-00-03-00/630_360_1572860754-412.jpg" xlink:type="simple" xlink:show="embed" xlink:actuate="onLoad" draw:mime-type="image/jpeg"/>
</draw:frame>
кремлівське телебачення видало кадри зруйнованої російською ракетоюбагатоповерхівки в Умані Черкаської області за наслідки "обстрілу Донбасуукраїнськими бойовиками".</text:p>
      <text:p text:style-name="P4">
Як передає Укрінформ, про це "Настоящее время" повідомило в <text:a xlink:type="simple" xlink:href="https://t.me/currenttime/23349" text:style-name="Internet_20_link" text:visited-style-name="Visited_20_Internet_20_Link">
</text:a>
 .</text:p>
      <text:p text:style-name="P4">
Так, уражений російською ракетою житловий будинок в Умані пропагандистипоказали в сюжеті, де йшлося про нібито потрапляння під вогонь українськихвійськових населених пунктів Нікольське, Яковлівка і Ясиновата Донецькоїобласті.</text:p>
      <text:p text:style-name="P4">
<text:span text:style-name="T4">
Читайте також:</text:span>
 <text:span text:style-name="T4">
<text:a xlink:type="simple" xlink:href="https://www.ukrinform.ua/rubric-regions/3702379-unaslidok-raketnogo-udaru-po-umani-zaginuli-patero-ditej-mvs.html" text:style-name="Internet_20_link" text:visited-style-name="Visited_20_Internet_20_Link">
 </text:a>
 </text:span>
</text:p>
      <text:p text:style-name="P4">
Як повідомляв Укрінформ, зранку 28 квітня російські загарбники вкотрездійснили по Україні ракетну атаку, влучивши по житлових будинках у Дніпрі,Умані Черкаської області й Українці Київської області.</text:p>
      <text:p text:style-name="P4">
<text:span text:style-name="T4">
Читайте також:</text:span>
 <text:span text:style-name="T4">
<text:a xlink:type="simple" xlink:href="https://www.ukrinform.ua/rubric-regions/3702538-v-umani-na-misci-raketnogo-udaru-zaversili-posukovu-operaciu-dvoe-vvazautsa-zniklimi.html" text:style-name="Internet_20_link" text:visited-style-name="Visited_20_Internet_20_Link">
 </text:a>
 </text:span>
</text:p>
      <text:p text:style-name="P4">
В <text:span text:style-name="T4">
<text:a xlink:type="simple" xlink:href="https://www.ukrinform.ua/tag-uman" text:style-name="Internet_20_link" text:visited-style-name="Visited_20_Internet_20_Link">
 </text:a>
 </text:span>
 кількість загиблих унаслідокракетного удару росіян сягнула понад 20 осіб. Пошуково-рятувальна операціязавершена, дві жінки вважаються зниклими безвісти.</text:p>
      <text:p text:style-name="P4">
Source: <text:a xlink:type="simple" xlink:href="https://www.ukrinform.ua/rubric-ato/3702611-rospropaganda-vidala-kadri-zrujnovanoi-bagatopoverhivki-v-umani-za-obstril-donbasu.html" text:style-name="Internet_20_link" text:visited-style-name="Visited_20_Internet_20_Link">
https://www.ukrinform.ua/rubric-ato/3702611-rospropaganda-vidala-kadri-zrujnovanoi-bagatopoverhivki-v-umani-za-obstril-donbasu.html</text:a>
</text:p>
      <!--NEWS-->
      <text:h text:style-name="P10" text:outline-level="1">
<text:span text:style-name="T4">
Нідерланди втретє відправили в Україну групу для розслідування воєнних злочинів</text:span>
</text:h>
      <text:p text:style-name="P4">
Authors: Ukrinform (Person)</text:p>
      <text:p text:style-name="P4">
Publisher: Укринформ (Organization)</text:p>
      <text:p text:style-name="P4">
Published Time: 2023-04-29T21:57:00+03:00</text:p>
      <text:p text:style-name="P4">
Modified Time: 2023-04-29T21:57:00+03:00</text:p>
      <text:p text:style-name="P4">
Description: На початку цього тижня Нідерланди втретє відправили в Україну групу для розслідування воєнних злочинів. — Укрінформ.</text:p>
      <text:p text:style-name="P4">
Images: ["<text:a xlink:type="simple" xlink:href="https://static.ukrinform.com/photos/2023_01/thumb_files/630_360_1673470349-500.jpeg" text:style-name="Internet_20_link" text:visited-style-name="Visited_20_Internet_20_Link">
630_360_16734...</text:a>
"]</text:p>
      <text:p text:style-name="P4">
Tags: ['Нідерланди', 'Україна', 'Агресія РФ', 'Воєнні злочини', 'Війна з росією']</text:p>
      <text:p text:style-name="P4">
Type: Article</text:p>
      <!--METADATA-->
      <text:p text:style-name="P4">
<draw:frame draw:style-name="fr1" draw:name="Image217" text:anchor-type="as-char" svg:width="6.9236in" svg:height="3.956343in" draw:z-index="0">
<draw:image xlink:href="../Images/yкринформ/2023-04-29T21-57-00-03-00/630_360_1673470349-500.jpeg" xlink:type="simple" xlink:show="embed" xlink:actuate="onLoad" draw:mime-type="image/jpeg"/>
</draw:frame>
 Напочатку цього тижня Нідерланди втретє відправили в Україну групу длярозслідування воєнних злочинів.</text:p>
      <text:p text:style-name="P4">
Про це повідомляє Укрінформ з <text:a xlink:type="simple" xlink:href="https://www.defensie.nl/actueel/nieuws/2023/04/28/voor-derde-keer-forensisch-opsporingsteam-aan-het-werk-in-oekraine" text:style-name="Internet_20_link" text:visited-style-name="Visited_20_Internet_20_Link">
</text:a>
 на Міністерство оборониНідерландів.</text:p>
      <text:p text:style-name="P4">
“На початку цього тижня в Україну вирушила судово-слідча група длярозслідування воєнних злочинів”, - йдеться у повідомленні.</text:p>
      <text:p text:style-name="P4">
Зазначається, що цього разу йдеться про команду приблизно з 60 осіб, до складуякої входять також 9 чеських спеціалістів.</text:p>
      <text:p text:style-name="P4">
<text:span text:style-name="T4">
Читайте також:</text:span>
 <text:span text:style-name="T4">
<text:a xlink:type="simple" xlink:href="https://www.ukrinform.ua/rubric-ato/3702608-ukraina-gotue-vazlivi-kroki-po-stvorennu-tribunalu-sodo-zlocinu-rosijskoi-agresii.html" text:style-name="Internet_20_link" text:visited-style-name="Visited_20_Internet_20_Link">
 </text:a>
 </text:span>
</text:p>
      <text:p text:style-name="P4">
До групи входять експерти військової поліції <text:span text:style-name="T4">
<text:a xlink:type="simple" xlink:href="https://www.ukrinform.ua/tag-niderlandi" text:style-name="Internet_20_link" text:visited-style-name="Visited_20_Internet_20_Link">
</text:a>
 </text:span>
 та інших підрозділівМіністерства оборони.</text:p>
      <text:p text:style-name="P4">
Обов'язки групи полягають у розслідуванні та збереженні доказів. Це робитьсяпід егідою Міжнародного кримінального суду (МКС).</text:p>
      <text:p text:style-name="P4">
Команда експертів їде в Україну вже втретє. Вперше це сталося у травніминулого року. Другий раз це відбулося наприкінці минулого року. Було зібранодокази, які передали до МКС.</text:p>
      <text:p text:style-name="P4">
<text:span text:style-name="T4">
Читайте також:</text:span>
 <text:span text:style-name="T4">
<text:a xlink:type="simple" xlink:href="https://www.ukrinform.ua/rubric-polytics/3702214-pivnicna-makedonia-dolucilasa-do-koalicii-zi-stvorenna-spectribunalu-dla-rf.html" text:style-name="Internet_20_link" text:visited-style-name="Visited_20_Internet_20_Link">
 </text:a>
 </text:span>
</text:p>
      <text:p text:style-name="P4">
Як повідомляв Укрінформ, 17 березня 2023 року стало відомо, що Міжнароднийкримінальний суд видав ордер на арешт президента рф володимира путіна ідитячого омбудсмена рф львової-бєлової, яких підозрюють у незаконнійдепортації дітей з окупованих територій України в росію щонайменше з лютого2022 року.</text:p>
      <text:p text:style-name="P4">
Source: <text:a xlink:type="simple" xlink:href="https://www.ukrinform.ua/rubric-ato/3702619-niderlandi-vtrete-vidpravili-v-ukrainu-grupu-dla-rozsliduvanna-voennih-zlociniv.html" text:style-name="Internet_20_link" text:visited-style-name="Visited_20_Internet_20_Link">
https://www.ukrinform.ua/rubric-ato/3702619-niderlandi-vtrete-vidpravili-v-ukrainu-grupu-dla-rozsliduvanna-voennih-zlociniv.html</text:a>
</text:p>
      <!--NEWS-->
      <text:h text:style-name="P10" text:outline-level="1">
<text:span text:style-name="T4">
В австрійському Клостернойбурзі праві популісти та соціал-демократи були не раді меру Бучі</text:span>
</text:h>
      <text:p text:style-name="P4">
Authors: Ukrinform (Person)</text:p>
      <text:p text:style-name="P4">
Publisher: Укринформ (Organization)</text:p>
      <text:p text:style-name="P4">
Published Time: 2023-04-29T22:12:00+03:00</text:p>
      <text:p text:style-name="P4">
Modified Time: 2023-04-29T22:12:00+03:00</text:p>
      <text:p text:style-name="P4">
Description: Міський голова Бучі Анатолій Федорук виступив у п’ятницю на засіданні муніципальної ради австрійського міста Клостернойбург, однак представники ультраправої "Австрійської партії свободи" (FPÖ) та "Соціал-демократичної партії Австрії" (SPÖ) не стали вітати його промову, оскільки це - "не тема ради". — Укрінформ.</text:p>
      <text:p text:style-name="P4">
Images: ["<text:a xlink:type="simple" xlink:href="https://static.ukrinform.com/photos/2018_11/thumb_files/630_360_1541766375-297.jpg" text:style-name="Internet_20_link" text:visited-style-name="Visited_20_Internet_20_Link">
630_360_15417...</text:a>
"]</text:p>
      <text:p text:style-name="P4">
Tags: ['Австрія', 'Буча', 'Депутат']</text:p>
      <text:p text:style-name="P4">
Type: Article</text:p>
      <!--METADATA-->
      <text:p text:style-name="P4">
<draw:frame draw:style-name="fr1" draw:name="Image218" text:anchor-type="as-char" svg:width="6.9236in" svg:height="3.956343in" draw:z-index="0">
<draw:image xlink:href="../Images/yкринформ/2023-04-29T22-12-00-03-00/630_360_1541766375-297.jpg" xlink:type="simple" xlink:show="embed" xlink:actuate="onLoad" draw:mime-type="image/jpeg"/>
</draw:frame>
 Міськийголова Бучі Анатолій Федорук виступив у п’ятницю на засіданні муніципальноїради австрійського міста Клостернойбург, однак представники ультраправої"Австрійської партії свободи" (FPÖ) та "Соціал-демократичної партії Австрії"(SPÖ) не стали вітати його промову, оскільки це - "не тема ради".</text:p>
      <text:p text:style-name="P4">
Про це повідомляє Укрінформ із посиланням на <text:a xlink:type="simple" xlink:href="https://apa.at/" text:style-name="Internet_20_link" text:visited-style-name="Visited_20_Internet_20_Link">
 </text:a>
 .</text:p>
      <text:p text:style-name="P4">
За інформацією австрійського інформагентства, мер Бучі став гостем назасіданні муніципальної ради Клостернойбурга (Нижня Австрія) за посередництвамісцевої благодійної організації Klosterneuburg hilft, яка опікується 600українськими переселенцями. У своїй промові він подякував Австрії за підтримкуукраїнського цивільного населення та розповів про життя в Бучі.</text:p>
      <text:p text:style-name="P4">
<text:span text:style-name="T4">
Читайте також:</text:span>
 <text:span text:style-name="T4">
<text:a xlink:type="simple" xlink:href="https://www.ukrinform.ua/rubric-uarazom/3701781-avstrijskij-proekt-nadav-dopomogu-majze-patom-tisacam-ditej-z-harkivsini.html" text:style-name="Internet_20_link" text:visited-style-name="Visited_20_Internet_20_Link">
 </text:a>
 </text:span>
</text:p>
      <text:p text:style-name="P4">
"Жителі Бучі живуть під девізом "Не пробачити, не забути". Пройде багато часу,перш ніж Буча стане такою, як раніше", - сказав мер.</text:p>
      <text:p text:style-name="P4">
При цьому він вказав на те, що близько 90% населення повернулося до міста імає сильне бажання відбудувати місто.</text:p>
      <text:p text:style-name="P4">
Мер розповів депутатам австрійського міста, що під час окупації російськівійськові вбили понад 400 містян. "Кожен четвертий загиблий у всій Київськійобласті був із Бучі", - сказав мер.</text:p>
      <text:p text:style-name="P4">
<text:span text:style-name="T4">
Читайте також:</text:span>
 <text:span text:style-name="T4">
<text:a xlink:type="simple" xlink:href="https://www.ukrinform.ua/rubric-ato/3689894-zelenskij-vruciv-buci-vidznaku-mistogeroj.html" text:style-name="Internet_20_link" text:visited-style-name="Visited_20_Internet_20_Link">
 </text:a>
 </text:span>
</text:p>
      <text:p text:style-name="P4">
Він додав, що ще не всі загиблі ідентифіковані. "У нас є могили невідомихлюдей, чиї надгробки пронумеровані ", - зазначив Федорук.</text:p>
      <text:p text:style-name="P4">
Як зазначає АРА, мера Бучі привітали промовами всі фракції місцевої ради,окрім "Австрійської партії свободи" та "Соціал-демократичної партії Австрії".</text:p>
      <text:p text:style-name="P4">
"Ми робимо недостатньо, щоб допомогти вам", - заявив представник міської радивід ліберальної партії NEOS Клеменс Абляйдінгер.</text:p>
      <text:p text:style-name="P4">
<text:span text:style-name="T4">
Читайте також:</text:span>
 <text:span text:style-name="T4">
<text:a xlink:type="simple" xlink:href="https://www.ukrinform.ua/rubric-culture/3700068-ukraina-ta-avstria-poglibluvatimut-spivpracu-u-sferi-kulturi-mkip.html" text:style-name="Internet_20_link" text:visited-style-name="Visited_20_Internet_20_Link">
 </text:a>
 </text:span>
</text:p>
      <text:p text:style-name="P4">
Агентство вказує на те, що член міськради Йозеф Пічко, який є одним з двохпредставників FPÖ у раді, взагалі був відсутній під час виступу Федорука. "Цене є темою муніципальної ради", - пояснив представник "Австрійської партіїсвободи" свою позицію.</text:p>
      <text:p text:style-name="P4">
Водночас австрійська газета <text:a xlink:type="simple" xlink:href="https://www.derstandard.de/consent/tcf/story/2000145998427/stadtchef-der-ukrainischen-stadt-butscha-sprach-im-klosterneuburger-gemeinderat" text:style-name="Internet_20_link" text:visited-style-name="Visited_20_Internet_20_Link">
</text:a>
 взялакоментар в очільника місцевого відділення SPÖ Карла Шміда, який пояснивмовчання соціал-демократів під час виступу мера Бучі тим, що "обговореннявоєнних потрясінь в Україні у місцевій раді Клостернойбурга – не найкращемісце", і "муніципальна рада має інші завдання". Саме ж запрошення Федорукадля виступу у муніципальній раді він назвав "політичною акцією бургомістра" –тобто, міського голови Штефана Шмукеншлагера, який представляє ÖVP.</text:p>
      <text:p text:style-name="P4">
Як повідомляв Укрінформ, Президент України _<text:span text:style-name="T4">
<text:a xlink:type="simple" xlink:href="https://www.ukrinform.ua/rubric-polytics/3689654-vistup-zelenskogo-v-nacionalnij-radi-stav-toppodieu-v-avstrii-posol.html" text:style-name="Internet_20_link" text:visited-style-name="Visited_20_Internet_20_Link">
</text:a>
 </text:span>
 _ . Водночасультраправа та проросійська Партія свободи (FPÖ) виступила проти промови главиУкраїнської держави, оскільки його виступ як "представника воюючої сторони" впарламенті Австрії нібито є порушенням нейтрального статусу країни. Крім того,непрямий бойкот виступу Президента України здійснили і в Соціал-демократичнійпартії – половина з її депутатів у Національній раді, включаючи лідерку ПамелуРенді-Вагнер, були відсутні під час виступу.</text:p>
      <text:p text:style-name="P4">
Source: <text:a xlink:type="simple" xlink:href="https://www.ukrinform.ua/rubric-polytics/3702618-v-avstrijskomu-klosternojburzi-pravi-populisti-ta-socialdemokrati-buli-ne-radi-meru-buci.html" text:style-name="Internet_20_link" text:visited-style-name="Visited_20_Internet_20_Link">
https://www.ukrinform.ua/rubric-polytics/3702618-v-avstrijskomu-klosternojburzi-pravi-populisti-ta-socialdemokrati-buli-ne-radi-meru-buci.html</text:a>
</text:p>
      <!--NEWS-->
      <text:h text:style-name="P10" text:outline-level="1">
<text:span text:style-name="T4">
Трюдо про війну в Україні: Ми всі маємо про це хвилюватися</text:span>
</text:h>
      <text:p text:style-name="P4">
Authors: Ukrinform (Person)</text:p>
      <text:p text:style-name="P4">
Publisher: Укринформ (Organization)</text:p>
      <text:p text:style-name="P4">
Published Time: 2023-04-29T22:23:00+03:00</text:p>
      <text:p text:style-name="P4">
Modified Time: 2023-04-29T22:23:00+03:00</text:p>
      <text:p text:style-name="P4">
Description: Прем'єр Канади Джастін Трюдо заявив, що російська агресія може дати поштовх іншим авторитарним країнам до війни.</text:p>
      <text:p text:style-name="P4">
— Укрінформ.</text:p>
      <text:p text:style-name="P4">
Images: ["<text:a xlink:type="simple" xlink:href="https://static.ukrinform.com/photos/2019_03/thumb_files/630_360_1552498373-979.jpg" text:style-name="Internet_20_link" text:visited-style-name="Visited_20_Internet_20_Link">
630_360_15524...</text:a>
"]</text:p>
      <text:p text:style-name="P4">
Tags: ['Канада', 'Трюдо', 'Україна', 'Війна з росією']</text:p>
      <text:p text:style-name="P4">
Type: Article</text:p>
      <!--METADATA-->
      <text:p text:style-name="P4">
<draw:frame draw:style-name="fr1" draw:name="Image219" text:anchor-type="as-char" svg:width="6.9236in" svg:height="3.956343in" draw:z-index="0">
<draw:image xlink:href="../Images/yкринформ/2023-04-29T22-23-00-03-00/630_360_1552498373-979.jpg" xlink:type="simple" xlink:show="embed" xlink:actuate="onLoad" draw:mime-type="image/jpeg"/>
</draw:frame>
 Прем'єрКанади Джастін Трюдо заявив, що російська агресія може дати поштовх іншимавторитарним країнам до війни.</text:p>
      <text:p text:style-name="P4">
Про це він сказав під час саміту Global Citizen Now у Нью-Йорку, передаєУкрінформ із посиланням на <text:a xlink:type="simple" xlink:href="https://ukrainian.voanews.com/a/vijna-zakinchytsja-politychnym-rishennjam-trudo/7070515.html" text:style-name="Internet_20_link" text:visited-style-name="Visited_20_Internet_20_Link">
 </text:a>
</text:p>
      <text:p text:style-name="P4">
“Ми знаємо, що це не закінчиться військовим шляхом. Це закінчиться певнимполітичним рішенням. Але Україна має бути в позиції вирішувати, коли цестанеться, що вона готова прийняти, а за що вона готова продовжувати боротьбу.І ми повинні бути поруч з ними”, - заявив Трюдо.</text:p>
      <text:p text:style-name="P4">
<text:span text:style-name="T4">
Читайте також:</text:span>
 <text:span text:style-name="T4">
<text:a xlink:type="simple" xlink:href="https://www.ukrinform.ua/rubric-world/3702286-trudo-ta-fon-der-laen-obgovorili-pidtrimku-ukraini.html" text:style-name="Internet_20_link" text:visited-style-name="Visited_20_Internet_20_Link">
 </text:a>
 </text:span>
</text:p>
      <text:p text:style-name="P4">
Він наголосив, що приклад російської агресії, якщо він виявиться успішним,може надихнути інші авторитарні країни “перемалювати карту” – “в усьому світілюди дивляться на рішення росії <text:span text:style-name="T4">
<text:a xlink:type="simple" xlink:href="https://www.ukrinform.ua/tag-vijna-z-rosieu" text:style-name="Internet_20_link" text:visited-style-name="Visited_20_Internet_20_Link">
 </text:a>
 </text:span>
 і кажуть: якщо це спрацює, можливо, це спрацює і для нас”.</text:p>
      <text:p text:style-name="P4">
“У всьому світі авторитарні держави, які мають трохи більшу армію, ніж їхнісусіди, дивляться на той маленький клаптик землі через річку, де людирозмовляють їхньою мовою, або де кілька сотень років тому провели лінію накарті, і на їхню думку, не в тому місці, вони думають: “Чом би нам неперемалювати цю карту?.. Ми всі маємо про це хвилюватися”, - наголосив Трюдо.</text:p>
      <text:p text:style-name="P4">
<text:span text:style-name="T4">
Читайте також:</text:span>
 <text:span text:style-name="T4">
<text:a xlink:type="simple" xlink:href="https://www.ukrinform.ua/rubric-world/3698843-kitaj-zaaviv-so-tajvan-nalezit-jomu-istoricno-na-sprobi-otrimati-nezaleznist-bude-reakcia.html" text:style-name="Internet_20_link" text:visited-style-name="Visited_20_Internet_20_Link">
 </text:a>
 </text:span>
</text:p>
      <text:p text:style-name="P4">
Нагадаємо: цього тижня Європейський Союз виділив Україні ще один транш урозмірі 1,5 мільярда євро в межах програми макрофінансової допомоги на 18мільярдів євро. Натомість Канада ще наприкінці березня перерахувала наукраїнський спецрахунок у МВФ 1,8 млрд дол.</text:p>
      <text:p text:style-name="P4">
Source: <text:a xlink:type="simple" xlink:href="https://www.ukrinform.ua/rubric-polytics/3702621-trudo-pro-vijnu-v-ukraini-mi-vsi-maemo-pro-ce-hviluvatisa.html" text:style-name="Internet_20_link" text:visited-style-name="Visited_20_Internet_20_Link">
https://www.ukrinform.ua/rubric-polytics/3702621-trudo-pro-vijnu-v-ukraini-mi-vsi-maemo-pro-ce-hviluvatisa.html</text:a>
</text:p>
      <!--NEWS-->
      <text:h text:style-name="P10" text:outline-level="1">
<text:span text:style-name="T4">
У російській пермі горіло оборонне підприємство, яке виробляє РСЗВ</text:span>
</text:h>
      <text:p text:style-name="P4">
Authors: Ukrinform (Person)</text:p>
      <text:p text:style-name="P4">
Publisher: Укринформ (Organization)</text:p>
      <text:p text:style-name="P4">
Published Time: 2023-04-29T22:43:00+03:00</text:p>
      <text:p text:style-name="P4">
Modified Time: 2023-04-29T22:43:00+03:00</text:p>
      <text:p text:style-name="P4">
Description: 29 квітня у російській пермі загорілось оборонне підприємство "Мотовіліхінські заводи". — Укрінформ.</text:p>
      <text:p text:style-name="P4">
Images: ["<text:a xlink:type="simple" xlink:href="https://static.ukrinform.com/photos/2023_04/thumb_files/630_360_1682799516-952.jpg" text:style-name="Internet_20_link" text:visited-style-name="Visited_20_Internet_20_Link">
630_360_16827...</text:a>
"]</text:p>
      <text:p text:style-name="P4">
Tags: ['Пожежа', 'Завод', 'росія', 'Артилерія']</text:p>
      <text:p text:style-name="P4">
Type: Article</text:p>
      <!--METADATA-->
      <text:p text:style-name="P4">
<draw:frame draw:style-name="fr1" draw:name="Image220" text:anchor-type="as-char" svg:width="6.9236in" svg:height="3.956343in" draw:z-index="0">
<draw:image xlink:href="../Images/yкринформ/2023-04-29T22-43-00-03-00/630_360_1682799516-952.jpg" xlink:type="simple" xlink:show="embed" xlink:actuate="onLoad" draw:mime-type="image/jpeg"/>
</draw:frame>
 29 квітняу російській пермі загорілось оборонне підприємство "Мотовіліхінські заводи".</text:p>
      <text:p text:style-name="P4">
Про це <text:a xlink:type="simple" xlink:href="https://t.me/vikiperm/9191" text:style-name="Internet_20_link" text:visited-style-name="Visited_20_Internet_20_Link">
 </text:a>
 місцеві телеграм-канали, передаєУкрінформ.</text:p>
      <text:p text:style-name="P4">
Після прибуття російського МНС стало відомо, що загорілась трансформаторнапідстанція.</text:p>
      <text:p text:style-name="P4">
На оборонному підприємстві "Мотовіліхінські заводи" виготовляють реактивнісистеми залпового вогню.</text:p>
      <text:p text:style-name="P4">
<text:span text:style-name="T4">
Читайте також:</text:span>
 <text:span text:style-name="T4">
<text:a xlink:type="simple" xlink:href="https://www.ukrinform.ua/rubric-crimea/3702490-u-sevastopoli-zniseni-10-rezervuariv-z-naftoproduktami-dla-vorozogo-flotu-gur.html" text:style-name="Internet_20_link" text:visited-style-name="Visited_20_Internet_20_Link">
 </text:a>
 </text:span>
</text:p>
      <text:p text:style-name="P4">
"Сьогодні на території підприємства сталося загоряння на трансформаторнійпідстанції. Фахівцями МНС, які виїхали на місце, загоряння оперативнолокалізовано", - повідомили у пресслужбі заводу.</text:p>
      <text:p text:style-name="P4">
Як пише " <text:a xlink:type="simple" xlink:href="https://www.kommersant.ru/doc/5965913" text:style-name="Internet_20_link" text:visited-style-name="Visited_20_Internet_20_Link">
 </text:a>
 ", єдиний у росіївиробник реактивних систем залпового вогню ПАТ "Мотовіліхінські заводи"перебуває в процедурі конкурсного провадження з 2018 року. На момент їївведення реєстрова заборгованість підприємства становила близько 17,6 млрдруб. Виробнича діяльність машхолдингу зосереджена в його дочірніх структурах:виготовленням озброєнь займається ЗАТ "Спеціальне конструкторське бюро", арешти продукції - ТОВ "Мотовилиха - цивільне машинобудування". Майновийкомплекс ПАТ виставлено на торги.</text:p>
      <text:p text:style-name="P4">
16 грудня 2022 року ПАТ "Мотовіліхінські заводи" внесено до санкційного спискуЄвросоюзу за виробництво озброєння, що постачається до збройних сил росії тавикористовується у війні проти України.</text:p>
      <text:p text:style-name="P4">
Як раніше повідомляло агентство, на <text:a xlink:type="simple" xlink:href="https://www.ukrinform.ua/rubric-crimea/3702314-na-naftobazi-u-sevastopoli-stalasa-pozeza.html" text:style-name="Internet_20_link" text:visited-style-name="Visited_20_Internet_20_Link">
 __ <text:span text:style-name="T4">
нафтобазі у Севастополі сталасяпожежа</text:span>
 </text:a>
 _<text:span text:style-name="T4">
.</text:span>
 _</text:p>
      <text:p text:style-name="P4">
Source: <text:a xlink:type="simple" xlink:href="https://www.ukrinform.ua/rubric-world/3702626-u-rosijskij-permi-gorilo-oboronne-pidpriemstvo-ake-viroblae-artileriu.html" text:style-name="Internet_20_link" text:visited-style-name="Visited_20_Internet_20_Link">
https://www.ukrinform.ua/rubric-world/3702626-u-rosijskij-permi-gorilo-oboronne-pidpriemstvo-ake-viroblae-artileriu.html</text:a>
</text:p>
      <!--NEWS-->
      <text:h text:style-name="P10" text:outline-level="1">
<text:span text:style-name="T4">
Хокей: збірна України поступилася Японії і не змогла підвищитися в класі</text:span>
</text:h>
      <text:p text:style-name="P4">
Authors: Ukrinform (Person)</text:p>
      <text:p text:style-name="P4">
Publisher: Укринформ (Organization)</text:p>
      <text:p text:style-name="P4">
Published Time: 2023-04-29T22:54:00+03:00</text:p>
      <text:p text:style-name="P4">
Modified Time: 2023-04-29T22:54:00+03:00</text:p>
      <text:p text:style-name="P4">
Description: Збірна України програла Японії у 5-у матчі на ЧС з хокею в Дивізіоні ІВ і не зуміла підвищитись у класі — Укрінформ.</text:p>
      <text:p text:style-name="P4">
Images: ["<text:a xlink:type="simple" xlink:href="https://static.ukrinform.com/photos/2023_04/thumb_files/630_360_1682798304-767.jpg" text:style-name="Internet_20_link" text:visited-style-name="Visited_20_Internet_20_Link">
630_360_16827...</text:a>
"]</text:p>
      <text:p text:style-name="P4">
Tags: ['хокей', 'Збірна України']</text:p>
      <text:p text:style-name="P4">
Type: Article</text:p>
      <!--METADATA-->
      <text:p text:style-name="P4">
<draw:frame draw:style-name="fr1" draw:name="Image221" text:anchor-type="as-char" svg:width="6.9236in" svg:height="3.956343in" draw:z-index="0">
<draw:image xlink:href="../Images/yкринформ/2023-04-29T22-54-00-03-00/630_360_1682798304-767.jpg" xlink:type="simple" xlink:show="embed" xlink:actuate="onLoad" draw:mime-type="image/jpeg"/>
</draw:frame>
 ЗбірнаУкраїни програла Японії у 5-у матчі на ЧС з хокею в Дивізіоні ІВ і не зумілапідвищитись у класі</text:p>
      <text:p text:style-name="P4">
Сьогодні, 29 квітня, чоловіча збірна України з хокею провела п’ятий матч начемпіонаті світу в Дивізіоні ІВ, передає Укрінформ.</text:p>
      <text:p text:style-name="P4">
Україна програла Японії - 3:5.</text:p>
      <text:p text:style-name="P4">
Українці завершили змагання другими в турнірній таблиці.</text:p>
      <text:p text:style-name="P4">
<text:span text:style-name="T4">
Читайте також:</text:span>
 <text:a xlink:type="simple" xlink:href="https://www.ukrinform.ua/rubric-sports/3702553-zbirna-ukraini-u18-z-hokeu-zberegla-propisku-u-divizioni-ia.html" text:style-name="Internet_20_link" text:visited-style-name="Visited_20_Internet_20_Link">
 <text:span text:style-name="T4">
хокею</text:span>
 </text:a>
</text:p>
      <text:p text:style-name="P4">
Японія виграла турнір та підвищилась у класі. Наступного сезону вона гратиме вДивізіоні ІА.</text:p>
      <text:p text:style-name="P4">
Фото: ФХУ</text:p>
      <text:p text:style-name="P4">
Source: <text:a xlink:type="simple" xlink:href="https://www.ukrinform.ua/rubric-sports/3702624-hokej-zbirna-ukraini-postupilasa-aponii-i-ne-zmogla-pidvisitisa-v-klasi.html" text:style-name="Internet_20_link" text:visited-style-name="Visited_20_Internet_20_Link">
https://www.ukrinform.ua/rubric-sports/3702624-hokej-zbirna-ukraini-postupilasa-aponii-i-ne-zmogla-pidvisitisa-v-klasi.html</text:a>
</text:p>
      <!--NEWS-->
      <text:h text:style-name="P10" text:outline-level="1">
<text:span text:style-name="T4">
Загарбники за день вісім разів обстріляли Сумщину та Чернігівщину</text:span>
</text:h>
      <text:p text:style-name="P4">
Authors: Ukrinform (Person)</text:p>
      <text:p text:style-name="P4">
Publisher: Укринформ (Organization)</text:p>
      <text:p text:style-name="P4">
Published Time: 2023-04-29T23:13:00+03:00</text:p>
      <text:p text:style-name="P4">
Modified Time: 2023-04-29T23:13:00+03:00</text:p>
      <text:p text:style-name="P4">
Description: російські війська в суботу, 29 квітня вісім разів обстріляли прикордоння Чернігівської та Сумської областей, здійснивши загалом майже 80 влучань. — Укрінформ.</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Чернігівщина', 'Війна з росією']</text:p>
      <text:p text:style-name="P4">
Type: Article</text:p>
      <!--METADATA-->
      <text:p text:style-name="P4">
<draw:frame draw:style-name="fr1" draw:name="Image222" text:anchor-type="as-char" svg:width="6.9236in" svg:height="3.956343in" draw:z-index="0">
<draw:image xlink:href="../Images/yкринформ/2023-04-29T23-13-00-03-00/630_360_1479558145-5682.jpg" xlink:type="simple" xlink:show="embed" xlink:actuate="onLoad" draw:mime-type="image/jpeg"/>
</draw:frame>
 російськівійська в суботу, 29 квітня вісім разів обстріляли прикордоння Чернігівськоїта Сумської областей, здійснивши загалом майже 80 влучань.</text:p>
      <text:p text:style-name="P4">
Як передає Укрінформ, про це оперативне командування "Північ" повідомило в <text:a xlink:type="simple" xlink:href="https://t.me/ok_pivnich1/2169" text:style-name="Internet_20_link" text:visited-style-name="Visited_20_Internet_20_Link">
</text:a>
 .</text:p>
      <text:p text:style-name="P4">
Зокрема, з 08:50 до 09:42 у районі села Олександрівка відбулися 28 влучань,імовірно, із самохідних артилерійських установок 152-міліметрового калібру.</text:p>
      <text:p text:style-name="P4">
<text:span text:style-name="T4">
Читайте також:</text:span>
 <text:span text:style-name="T4">
<text:a xlink:type="simple" xlink:href="https://www.ukrinform.ua/rubric-ato/3702586-rosiani-obstrilali-gromadu-na-dnipropetrovsini.html" text:style-name="Internet_20_link" text:visited-style-name="Visited_20_Internet_20_Link">
 </text:a>
 </text:span>
</text:p>
      <text:p text:style-name="P4">
З 09:50 до 09:55 у районі села Сопич зафіксовані шість влучань, імовірно, зміномета 120-міліметрового калібру. З 10:30 до 10:50 загарбники здійснили сімвлучань, імовірно, з такої ж зброї по Архипівці.</text:p>
      <text:p text:style-name="P4">
З 11:30 до 11:35 у районі міста Середина-Буда відбулися два влучання,імовірно, зі ствольної артилерії. З 12:10 до 13:00 зафіксовані десять влучань,імовірно, з такої ж зброї в район села Грем'яч.</text:p>
      <text:p text:style-name="P4">
З 14:30 до 15:20 ворог здійснив 15 влучань, імовірно, з мінометів120-міліметрового калібру по Леонівці. З 15:25 до 15:45 — дев'ять влучань поселу Студенок, імовірно, зі ствольної артилерії.</text:p>
      <text:p text:style-name="P4">
<text:span text:style-name="T4">
Читайте також:</text:span>
 <text:span text:style-name="T4">
<text:a xlink:type="simple" xlink:href="https://www.ukrinform.ua/rubric-ato/3702583-pid-cas-obstriliv-ukraini-rf-vikoristovue-raketi-vigotovleni-minuloi-oseni-i-vzimku-ignat.html" text:style-name="Internet_20_link" text:visited-style-name="Visited_20_Internet_20_Link">
 </text:a>
 </text:span>
</text:p>
      <text:p text:style-name="P4">
З 19:51 до 19:54 зафіксовані два влучання, імовірно, з міномета120-міліметрового калібру в район Миколаївки.</text:p>
      <text:p text:style-name="P4">
Про втрати серед місцевого населення чи пошкодження цивільної інфраструктуриінформація не надходила.</text:p>
      <text:p text:style-name="P4">
Як повідомляв Укрінформ, у ніч на 29 квітня російські загарбники обстрілювалиприкордоння Чернігівської області з артилерії, реактивних систем залповоговогню та гелікоптерів. Також росіяни скинули на територію регіону авіабомбу.</text:p>
      <text:p text:style-name="P4">
Унаслідок ворожих <text:span text:style-name="T4">
<text:a xlink:type="simple" xlink:href="https://www.ukrinform.ua/tag-obstril" text:style-name="Internet_20_link" text:visited-style-name="Visited_20_Internet_20_Link">
 </text:a>
 </text:span>
 одна людиназагинула, троє дорослих і підліток дістали поранення.</text:p>
      <text:p text:style-name="P4">
Source: <text:a xlink:type="simple" xlink:href="https://www.ukrinform.ua/rubric-ato/3702616-rosiani-za-den-visim-raziv-obstrilali-sumsinu-ta-cernigivsinu.html" text:style-name="Internet_20_link" text:visited-style-name="Visited_20_Internet_20_Link">
https://www.ukrinform.ua/rubric-ato/3702616-rosiani-za-den-visim-raziv-obstrilali-sumsinu-ta-cernigivsinu.html</text:a>
</text:p>
      <!--NEWS-->
      <text:h text:style-name="P10" text:outline-level="1">
<text:span text:style-name="T4">
У Британії шведські інструктори вчать українських військових вести бої у міській забудові</text:span>
</text:h>
      <text:p text:style-name="P4">
Authors: Ukrinform (Person)</text:p>
      <text:p text:style-name="P4">
Publisher: Укринформ (Organization)</text:p>
      <text:p text:style-name="P4">
Published Time: 2023-04-29T23:27:00+03:00</text:p>
      <text:p text:style-name="P4">
Modified Time: 2023-04-29T23:27:00+03:00</text:p>
      <text:p text:style-name="P4">
Description: У Великій Британії інструктори Збройних сил Королівства Швеція навчають українських військових організації та веденню бойових дій у міській забудові. — Укрінформ.</text:p>
      <text:p text:style-name="P4">
Images: ["<text:a xlink:type="simple" xlink:href="https://static.ukrinform.com/photos/2023_04/thumb_files/630_360_1682789909-432.jpg" text:style-name="Internet_20_link" text:visited-style-name="Visited_20_Internet_20_Link">
630_360_16827...</text:a>
", "<text:a xlink:type="simple" xlink:href="https://static.ukrinform.com/photos/2023_04/1682790047-280.jpg" text:style-name="Internet_20_link" text:visited-style-name="Visited_20_Internet_20_Link">
1682790047-28...</text:a>
", "<text:a xlink:type="simple" xlink:href="https://static.ukrinform.com/photos/2023_04/1682790047-755.jpg" text:style-name="Internet_20_link" text:visited-style-name="Visited_20_Internet_20_Link">
1682790047-75...</text:a>
"]</text:p>
      <text:p text:style-name="P4">
Tags: ['Швеція', 'Військові навчання', 'Війна з росією']</text:p>
      <text:p text:style-name="P4">
Type: Article</text:p>
      <!--METADATA-->
      <text:p text:style-name="P4">
<draw:frame draw:style-name="fr1" draw:name="Image223" text:anchor-type="as-char" svg:width="6.9236in" svg:height="3.956343in" draw:z-index="0">
<draw:image xlink:href="../Images/yкринформ/2023-04-29T23-27-00-03-00/630_360_1682789909-432.jpg" xlink:type="simple" xlink:show="embed" xlink:actuate="onLoad" draw:mime-type="image/jpeg"/>
</draw:frame>
 У ВеликійБританії інструктори Збройних сил Королівства Швеція навчають українськихвійськових організації та веденню бойових дій у міській забудові.</text:p>
      <text:p text:style-name="P4">
Як передає Укрінформ, про це Генеральний штаб Збройних сил України повідомив у<text:a xlink:type="simple" xlink:href="https://www.facebook.com/GeneralStaff.ua/posts/pfbid0u1JnJsWaf9SxVVDAGiuBA44N6AirY3gwdKqXoguVMxkFmcXBAu9Us65n72MMxgExl" text:style-name="Internet_20_link" text:visited-style-name="Visited_20_Internet_20_Link">
</text:a>
.</text:p>
      <text:p text:style-name="P4">
Заняття відбуваються в межах базової загальновійськової підготовки особовогоскладу ЗСУ.</text:p>
      <text:p text:style-name="P4">
<text:span text:style-name="T4">
Читайте також:</text:span>
 <text:span text:style-name="T4">
<text:a xlink:type="simple" xlink:href="https://www.ukrinform.ua/rubric-ato/3702523-u-polsi-kanadski-instruktori-navcaut-bijciv-zsu-minnij-bezpeci.html" text:style-name="Internet_20_link" text:visited-style-name="Visited_20_Internet_20_Link">
 </text:a>
 </text:span>
</text:p>
      <text:p text:style-name="P4">
Зазначається, що ця підготовка дає можливість оволодіти бойовими навичками,підвищити безпеку та силу дій українських військ, щоб бійці могли отриматинеобхідні тактичні знання для захисту України.</text:p>
      <text:p text:style-name="P4">
<draw:frame draw:style-name="fr1" draw:name="Image224" text:anchor-type="as-char" svg:width="6.9236in" svg:height="4.628555in" draw:z-index="0">
<draw:image xlink:href="../Images/yкринформ/2023-04-29T23-27-00-03-00/1682790047-280.jpg" xlink:type="simple" xlink:show="embed" xlink:actuate="onLoad" draw:mime-type="image/jpeg"/>
</draw:frame>
</text:p>
      <text:p text:style-name="P4">
"Під керівництвом інструкторів Збройних сил Королівства Швеція новобранціЗбройних сил України стають підготовленішими до бойових дій", — зауважили вГенштабі.</text:p>
      <text:p text:style-name="P4">
Наголошується, що Швеція продовжує підтримувати народ України та надаєпостійну підтримку у відповідь на подальше порушення росією міжнародногоправа.</text:p>
      <text:p text:style-name="P4">
<text:span text:style-name="T4">
Читайте також:</text:span>
 <text:span text:style-name="T4">
<text:a xlink:type="simple" xlink:href="https://www.ukrinform.ua/rubric-ato/3702172-instruktori-z-niderlandiv-navcaut-ukrainskih-vijskovih-domedicnij-dopomozi.html" text:style-name="Internet_20_link" text:visited-style-name="Visited_20_Internet_20_Link">
 </text:a>
 </text:span>
</text:p>
      <text:p text:style-name="P4">
<draw:frame draw:style-name="fr1" draw:name="Image225" text:anchor-type="as-char" svg:width="5.178754in" svg:height="10.0in" draw:z-index="0">
<draw:image xlink:href="../Images/yкринформ/2023-04-29T23-27-00-03-00/1682790047-755.jpg" xlink:type="simple" xlink:show="embed" xlink:actuate="onLoad" draw:mime-type="image/jpeg"/>
</draw:frame>
</text:p>
      <text:p text:style-name="P4">
Так, цьогоріч контингент військовослужбовців Збройних сил Королівства Швеціїприєднався до країн-партнерів у програмі підготовки українських новобранцівпід керівництвом Великої Британії.</text:p>
      <text:p text:style-name="P4">
Як повідомляв Укрінформ, <text:span text:style-name="T4">
_<text:a xlink:type="simple" xlink:href="https://www.ukrinform.ua/rubric-ato/3672756-u-britanii-projsli-navcanna-ponad-10-tisac-ukrainskih-vijskovih.html" text:style-name="Internet_20_link" text:visited-style-name="Visited_20_Internet_20_Link">
 </text:a>
 _ </text:span>
 під керівництвом Сухопутних військ Великої Британії таЗбройних сил міжнародних партнерів.</text:p>
      <text:p text:style-name="P4">
<text:span text:style-name="T5">
Фото: Генштаб ЗСУ</text:span>
</text:p>
      <text:p text:style-name="P4">
Source: <text:a xlink:type="simple" xlink:href="https://www.ukrinform.ua/rubric-ato/3702597-u-britanii-svedski-instruktori-vcat-ukrainskih-vijskovih-vesti-boi-u-miskij-zabudovi.html" text:style-name="Internet_20_link" text:visited-style-name="Visited_20_Internet_20_Link">
https://www.ukrinform.ua/rubric-ato/3702597-u-britanii-svedski-instruktori-vcat-ukrainskih-vijskovih-vesti-boi-u-miskij-zabudovi.html</text:a>
</text:p>
      <!--NEWS-->
      <text:h text:style-name="P10" text:outline-level="1">
<text:span text:style-name="T4">
Загарбники далекі від захоплення «дороги життя» до Бахмута – Череватий</text:span>
</text:h>
      <text:p text:style-name="P4">
Authors: Ukrinform (Person)</text:p>
      <text:p text:style-name="P4">
Publisher: Укринформ (Organization)</text:p>
      <text:p text:style-name="P4">
Published Time: 2023-04-29T23:39:00+03:00</text:p>
      <text:p text:style-name="P4">
Modified Time: 2023-04-29T23:39:00+03:00</text:p>
      <text:p text:style-name="P4">
Description: росіяни далекі від захоплення "дороги життя" з Часового Яру до Бахмута, якою постачаються продукти, ліки, озброєння та інші необхідні речі для військових та цивільних. — Укрінформ.</text:p>
      <text:p text:style-name="P4">
Images: ["<text:a xlink:type="simple" xlink:href="https://static.ukrinform.com/photos/2023_04/thumb_files/630_360_1682412645-576.png" text:style-name="Internet_20_link" text:visited-style-name="Visited_20_Internet_20_Link">
630_360_16824...</text:a>
"]</text:p>
      <text:p text:style-name="P4">
Tags: ['Бахмут', 'ЗСУ', 'Війна з росією']</text:p>
      <text:p text:style-name="P4">
Type: Article</text:p>
      <!--METADATA-->
      <text:p text:style-name="P4">
<draw:frame draw:style-name="fr1" draw:name="Image226" text:anchor-type="as-char" svg:width="6.9236in" svg:height="3.956343in" draw:z-index="0">
<draw:image xlink:href="../Images/yкринформ/2023-04-29T23-39-00-03-00/630_360_1682412645-576.png" xlink:type="simple" xlink:show="embed" xlink:actuate="onLoad" draw:mime-type="image/png"/>
</draw:frame>
 росіянидалекі від захоплення "дороги життя" з Часового Яру до Бахмута, якоюпостачаються продукти, ліки, озброєння та інші необхідні речі для військовихта цивільних.</text:p>
      <text:p text:style-name="P4">
Про це у коментарі <text:a xlink:type="simple" xlink:href="https://zn.ua/ukr/war/okupanti-daleki-do-zakhoplennja-dorohi-zhittja-do-bakhmuta-cherevatij.html" text:style-name="Internet_20_link" text:visited-style-name="Visited_20_Internet_20_Link">
 </text:a>
 сказав речник Східного угрупованнявійськ ЗСУ Сергій Череватий, передає Укрінформ.</text:p>
      <text:p text:style-name="P4">
"Росіяни вже декілька тижнів говорять про захоплення "дороги життя", як і пропостійний вогневий контроль над нею. Насправді все інакше. Так, там дійсноскладно, адже їхні спроби захопити дорогу тривають, як і спроби встановитивогневий контроль. Але завдяки військовим Сил спеціальних операцій,артилеристам, Сили оборони не дають росіянам "обрізати" нашу логістику", -розповів він.</text:p>
      <text:p text:style-name="P4">
<text:span text:style-name="T4">
Читайте також:</text:span>
 <text:span text:style-name="T4">
<text:a xlink:type="simple" xlink:href="https://www.ukrinform.ua/rubric-ato/3702429-cerevatij-bahmut-zalisaetsa-golovnim-napramkom-za-dobu-rosiani-vdarili-528-raziv.html" text:style-name="Internet_20_link" text:visited-style-name="Visited_20_Internet_20_Link">
 </text:a>
 </text:span>
</text:p>
      <text:p text:style-name="P4">
Череватий повідомив, що також працюють інженери, спеціалісти з логістики, якіпрокладають нові шляхи. Все це в комплексі дозволяє доставляти в Бахмут зброю,медикаменти, їжу, боєприпаси, а також забирати поранених.</text:p>
      <text:p text:style-name="P4">
"Тривають важкі бої, але немає ніякої паніки чи неконтрольованості. Всі діютьзгідно з визначеними наперед сценаріями. Ситуація повністю контролюєтьсяГенштабом, плюс ми бачимо всі наміри противника та упереджуємо їх вогнем. Всеце в комплексі дозволяє тримати <text:span text:style-name="T4">
<text:a xlink:type="simple" xlink:href="https://www.ukrinform.ua/tag-bahmut" text:style-name="Internet_20_link" text:visited-style-name="Visited_20_Internet_20_Link">
 </text:a>
 </text:span>
далі", - додав Череватий.</text:p>
      <text:p text:style-name="P4">
Він також розповів, що росіяни вимушені залучати до боїв у Бахмутідесантників, тому що "вагнерівці" "закінчуються".</text:p>
      <text:p text:style-name="P4">
<text:span text:style-name="T4">
Читайте також:</text:span>
 <text:span text:style-name="T4">
<text:a xlink:type="simple" xlink:href="https://www.ukrinform.ua/rubric-ato/3702562-u-bahmuti-prikordonniki-zupinili-sprobi-prorivu-sturmovih-grup-rosian.html" text:style-name="Internet_20_link" text:visited-style-name="Visited_20_Internet_20_Link">
 </text:a>
 </text:span>
</text:p>
      <text:p text:style-name="P4">
За словами Череватого, загарбники намагаються максимально знищитиінфраструктуру в Бахмуті, щоб ЗСУ було незручно оборонятися.</text:p>
      <text:p text:style-name="P4">
"росіяни зараз роблять все, щоб знищити максимально міську інфраструктуру,адже вести у забудові досить складно. Це робиться для того, щоб ми не могливикористовувати фортифікаційні споруди для побудови оборони", - сказав він.</text:p>
      <text:p text:style-name="P4">
<text:span text:style-name="T4">
Читайте також:</text:span>
 <text:span text:style-name="T4">
<text:a xlink:type="simple" xlink:href="https://www.ukrinform.ua/rubric-ato/3702319-bila-bahmuta-zaginuv-irlandskij-dobrovolec-akij-ranise-vouvav-proti-idil.html" text:style-name="Internet_20_link" text:visited-style-name="Visited_20_Internet_20_Link">
 </text:a>
 </text:span>
</text:p>
      <text:p text:style-name="P4">
Речник додав, що ворог намагається атакувати там, де тільки є можливість. Такроблять і ЗСУ, завдаючи ударів на випередження в міській забудові. Силиоборони намагаються діяти таким чином, щоб максимально ускладнити задачуворогу.</text:p>
      <text:p text:style-name="P4">
Як повідомлялося, Сили оборони України з 24 лютого 2022 року по 29 квітня 2023року _<text:span text:style-name="T4">
<text:a xlink:type="simple" xlink:href="https://www.ukrinform.ua/rubric-ato/3702329-zsu-znisili-vze-190-040-rosijskih-zagarbnikiv.html" text:style-name="Internet_20_link" text:visited-style-name="Visited_20_Internet_20_Link">
 </text:a>
 </text:span>
 _ , при цьому 580 осіб - за минулудобу.</text:p>
      <text:p text:style-name="P4">
<text:span text:style-name="T5">
Фото: Ліберов Костянтин</text:span>
</text:p>
      <text:p text:style-name="P4">
Source: <text:a xlink:type="simple" xlink:href="https://www.ukrinform.ua/rubric-ato/3702628-zagarbniki-daleki-vid-zahoplenna-dorogi-zitta-do-bahmuta-cerevatij.html" text:style-name="Internet_20_link" text:visited-style-name="Visited_20_Internet_20_Link">
https://www.ukrinform.ua/rubric-ato/3702628-zagarbniki-daleki-vid-zahoplenna-dorogi-zitta-do-bahmuta-cerevatij.html</text:a>
</text:p>
      <!--NEWS-->
      <text:h text:style-name="P10" text:outline-level="1">
<text:span text:style-name="T4">
Нафтогаз залишив ціну на газ для населення незмінною ще на рік</text:span>
</text:h>
      <text:p text:style-name="P4">
Authors: Ukrinform (Person)</text:p>
      <text:p text:style-name="P4">
Publisher: Укринформ (Organization)</text:p>
      <text:p text:style-name="P4">
Published Time: 2023-04-29T23:52:00+03:00</text:p>
      <text:p text:style-name="P4">
Modified Time: 2023-04-29T23:52:00+03:00</text:p>
      <text:p text:style-name="P4">
Description: Газопостачальна компанія “Нафтогаз України” продовжила дію тарифного плану “Фіксований” ще на рік, його ціна й надалі складатиме 7,96 грн за куб. м (з ПДВ). — Укрінформ.</text:p>
      <text:p text:style-name="P4">
Images: ["<text:a xlink:type="simple" xlink:href="https://static.ukrinform.com/photos/2019_12/thumb_files/630_360_1575464029-964.jpg" text:style-name="Internet_20_link" text:visited-style-name="Visited_20_Internet_20_Link">
630_360_15754...</text:a>
"]</text:p>
      <text:p text:style-name="P4">
Tags: ['Економіка', 'Нафтогаз', 'Ціна газу', 'Населення']</text:p>
      <text:p text:style-name="P4">
Type: Article</text:p>
      <!--METADATA-->
      <text:p text:style-name="P4">
<draw:frame draw:style-name="fr1" draw:name="Image227" text:anchor-type="as-char" svg:width="6.9236in" svg:height="3.956343in" draw:z-index="0">
<draw:image xlink:href="../Images/yкринформ/2023-04-29T23-52-00-03-00/630_360_1575464029-964.jpg" xlink:type="simple" xlink:show="embed" xlink:actuate="onLoad" draw:mime-type="image/jpeg"/>
</draw:frame>
Газопостачальна компанія “Нафтогаз України” продовжила дію тарифного плану“Фіксований” ще на рік, його ціна й надалі складатиме 7,96 грн за куб. м (зПДВ).</text:p>
      <text:p text:style-name="P4">
Про це <text:a xlink:type="simple" xlink:href="https://gas.ua/uk/home/news/tsina-na-gaz-dlya-pobutovikh-kliientiv-zalishaietsya-nezminnoyu---oleksiy-chernishov" text:style-name="Internet_20_link" text:visited-style-name="Visited_20_Internet_20_Link">
 </text:a>
 пресслужба компанії, передаєУкрінформ.</text:p>
      <text:p text:style-name="P4">
“Ціна на газ для побутових клієнтів залишається незмінною. Це рішення булоприйнято з урахуванням воєнного стану та економічної ситуації в Україні. Попривсю складність ситуації ми продовжимо тримати ціну палива для наших громадянна довоєнному рівні”, – зазначив очільник Групи Нафтогаз Олексій Чернишов.</text:p>
      <text:p text:style-name="P4">
<text:span text:style-name="T4">
Читайте також:</text:span>
 <text:span text:style-name="T4">
<text:a xlink:type="simple" xlink:href="https://www.ukrinform.ua/rubric-economy/3702064-urad-prodovziv-diu-specialnih-obovazkiv-na-rinku-gazu-do-31-serpna.html" text:style-name="Internet_20_link" text:visited-style-name="Visited_20_Internet_20_Link">
 </text:a>
 </text:span>
</text:p>
      <text:p text:style-name="P4">
Зазначається, що “ <text:span text:style-name="T4">
<text:a xlink:type="simple" xlink:href="https://www.ukrinform.ua/tag-naftogaz" text:style-name="Internet_20_link" text:visited-style-name="Visited_20_Internet_20_Link">
 </text:a>
 </text:span>
 ”безперебійно та стабільно забезпечує газом понад 12,4 млн українськихдомогосподарств. Усі ці клієнти отримують газ відповідно до річного тарифногоплану “Фіксований”. Період дії тарифу складає: з 1 травня 2023 року по 1травня 2024 року включно.</text:p>
      <text:p text:style-name="P4">
<text:span text:style-name="T4">
Читайте також:</text:span>
 <text:span text:style-name="T4">
<text:a xlink:type="simple" xlink:href="https://www.ukrinform.ua/rubric-economy/3700795-naftogaz-zbilsiv-dobovij-vidobutok-gazu-na-odnomu-z-rodovis-na-300-tisac-kubometriv.html" text:style-name="Internet_20_link" text:visited-style-name="Visited_20_Internet_20_Link">
 </text:a>
 </text:span>
</text:p>
      <text:p text:style-name="P4">
Нагадаємо: минулого тижня “Укртрансгаз” почав закачувати газ у підземнісховища для наступного опалювального сезону.</text:p>
      <text:p text:style-name="P4">
Source: <text:a xlink:type="simple" xlink:href="https://www.ukrinform.ua/rubric-economy/3702629-naftogaz-zalisiv-cinu-na-gaz-dla-naselenna-nezminnou-se-na-rik.html" text:style-name="Internet_20_link" text:visited-style-name="Visited_20_Internet_20_Link">
https://www.ukrinform.ua/rubric-economy/3702629-naftogaz-zalisiv-cinu-na-gaz-dla-naselenna-nezminnou-se-na-rik.html</text:a>
</text:p>
      <!--NEWS-->
      <text:h text:style-name="P10" text:outline-level="1">
<text:span text:style-name="T4">
Уряд залучить ще 1,3 млрд грн для підтримки бізнесу за програмою єРобота</text:span>
</text:h>
      <text:p text:style-name="P4">
Author: ['АРМІЯINFORM']</text:p>
      <text:p text:style-name="P4">
Time: 2023-04-29T53:00:00-04:00</text:p>
      <text:p text:style-name="P4">
Description: Уряд залучить ще майже 1,3 млрд грн від Державного центру зайнятості для видач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humb_203164_820_360_0_0_auto-1.jpg" text:style-name="Internet_20_link" text:visited-style-name="Visited_20_Internet_20_Link">
thumb_203164_820_360_0_0_auto-1.jpg</text:a>
']</text:p>
      <text:p text:style-name="P4">
Tags: ['ЄРОБОТА', 'УРЯД УКРАЇНИ']</text:p>
      <text:p text:style-name="P4">
Category: News</text:p>
      <!--METADATA-->
      <text:p text:style-name="P4">
<draw:frame draw:style-name="fr1" draw:name="Image228" text:anchor-type="as-char" svg:width="6.9236in" svg:height="4.610104in" draw:z-index="0">
<draw:image xlink:href="../Images/AРМІЯINFORM/2023-04-29T53-00-00-04-00/thumb_203164_820_360_0_0_auto-1.jpg" xlink:type="simple" xlink:show="embed" xlink:actuate="onLoad" draw:mime-type="image/jpeg"/>
</draw:frame>
</text:p>
      <text:p text:style-name="P4">
Уряд залучить ще майже 1,3 млрд грн від Державного центру зайнятості длявидачі безповоротних грантів для бізнесу в межах програми єРобота. Про цеповідомив Прем’єр-міністр Денис Шмигаль.</text:p>
      <text:p text:style-name="P4">
Кошти, зокрема, будуть спрямовані на гранти бізнесу, які працюють у галузіпереробки.</text:p>
      <text:p text:style-name="P4">
— Стимулюємо бізнес до роботи й створення нових робочих місць. З цією метоюпродовжуємо видавати гранти за програмою єРобота. Від її старту держава вжевиплатила понад 4 тис. грантів на суму 2,4 млрд грн. Найбільше — на розвитокпереробних підприємств, — підкреслив Денис Шмигаль.</text:p>
      <text:p text:style-name="P4">
За словами Прем’єр-міністра, підтримка переробної галузі відкриває перспективузростання частки несировинного експорту та збільшення притоку валютної виручкидо країни.</text:p>
      <text:p text:style-name="P4">
Джерело: <text:a xlink:type="simple" xlink:href="https://www.kmu.gov.ua/news/premier-ministr-zaluchaiemo-shche-13-mlrd-hrn-dlia-pidtrymky-biznesu-za-prohramoiu-ierobota" text:style-name="Internet_20_link" text:visited-style-name="Visited_20_Internet_20_Link">
Урядовий портал</text:a>
</text:p>
      <text:p text:style-name="P4">
Source: <text:a xlink:type="simple" xlink:href="https://armyinform.com.ua/2023/04/29/uryad-zaluchyt-shhe-13-mlrd-grn-dlya-pidtrymky-biznesu-za-programoyu-yerobota/" text:style-name="Internet_20_link" text:visited-style-name="Visited_20_Internet_20_Link">
https://armyinform.com.ua/2023/04/29/uryad-zaluchyt-shhe-13-mlrd-grn-dlya-pidtrymky-biznesu-za-programoyu-yerobota/</text:a>
</text:p>
      <!--NEWS-->
      <text:h text:style-name="P10" text:outline-level="1">
<text:span text:style-name="T4">
Для тих, хто приймає рішення евакуюватися, тимчасового житла вистачить — Ірина Верещук</text:span>
</text:h>
      <text:p text:style-name="P4">
Author: ['АРМІЯINFORM']</text:p>
      <text:p text:style-name="P4">
Time: 2023-04-29T54:00:00-04:00</text:p>
      <text:p text:style-name="P4">
Description: Про це йдеться у повідомленні на офіційній сторінці Міністерства з питань реінтегр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ryna-vereshhuk.jpg" text:style-name="Internet_20_link" text:visited-style-name="Visited_20_Internet_20_Link">
iryna-vereshhuk.jpg</text:a>
']</text:p>
      <text:p text:style-name="P4">
Tags: ['STOPRUSSIA', 'АГРЕСІЯ РФ', 'ВІЙНА', 'ВНУТРІШНЬО ПЕРЕМІЩЕНІ ОСОБИ', 'ВТОРГНЕННЯ РФ', 'ІРИНА ВЕРЕЩУК', 'МІНРЕІНТЕГРАЦІЇ']</text:p>
      <text:p text:style-name="P4">
Category: News</text:p>
      <!--METADATA-->
      <text:p text:style-name="P4">
<draw:frame draw:style-name="fr1" draw:name="Image229" text:anchor-type="as-char" svg:width="6.9236in" svg:height="5.096539in" draw:z-index="0">
<draw:image xlink:href="../Images/AРМІЯINFORM/2023-04-29T54-00-00-04-00/iryna-vereshhuk.jpg" xlink:type="simple" xlink:show="embed" xlink:actuate="onLoad" draw:mime-type="image/jpeg"/>
</draw:frame>
</text:p>
      <text:p text:style-name="P4">
Про це йдеться у<text:a xlink:type="simple" xlink:href="https://www.facebook.com/MReintegration/posts/pfbid02YQz343BzjjK17jgXLwa4thokuFVR4pwBBC7asaA8k7EyF96YcNz6ZvRrQbDYi9TNl" text:style-name="Internet_20_link" text:visited-style-name="Visited_20_Internet_20_Link">
повідомленні</text:a>
на офіційній сторінці Міністерства з питань реінтеграції тимчасово окупованихтериторій України у Facebook.</text:p>
      <text:p text:style-name="P4">
— Враховуючи стан цього процесу й кількість людей, які переміщаються, намвистачає тимчасового житла для тих, хто приймає рішення виїхати у більшбезпечні регіони України, — запевнила Віцепрем’єр-міністр Ірина Верещук.</text:p>
      <text:p text:style-name="P4">
Посадовиця нагадала, що всього у місцях компактного проживання мешкаютьприблизно 200 тисяч наших громадян з-поміж внутрішньо переміщених осіб. П’ятьтисяч із них — у 25 зведених модульних містечках.</text:p>
      <text:p text:style-name="P4">
Source: <text:a xlink:type="simple" xlink:href="https://armyinform.com.ua/2023/04/29/dlya-tyh-hto-pryjmaye-rishennya-evakuyuvatysya-tymchasovogo-zhytla-vystachyt-iryna-vereshhuk/" text:style-name="Internet_20_link" text:visited-style-name="Visited_20_Internet_20_Link">
https://armyinform.com.ua/2023/04/29/dlya-tyh-hto-pryjmaye-rishennya-evakuyuvatysya-tymchasovogo-zhytla-vystachyt-iryna-vereshhuk/</text:a>
</text:p>
      <!--NEWS-->
      <text:h text:style-name="P10" text:outline-level="1">
<text:span text:style-name="T4">
Володимир Зеленський вважає актуальним створення у Києві Національного Пантеону Героїв України</text:span>
</text:h>
      <text:p text:style-name="P4">
Author: ['АРМІЯINFORM']</text:p>
      <text:p text:style-name="P4">
Time: 2023-04-29T55:00:00-04:00</text:p>
      <text:p text:style-name="P4">
Description: Президент України Володимир Зеленський відповів на петицію про створення Національ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875357_755664086019060_8378916316476483027_n.png" text:style-name="Internet_20_link" text:visited-style-name="Visited_20_Internet_20_Link">
342875357_755664086019060_8378916316476483027_n.png</text:a>
']</text:p>
      <text:p text:style-name="P4">
Tags: ['STOPRUSSIA', 'ВІЙНА', 'ВОЛОДИМИР ЗЕЛЕНСЬКИЙ', 'ВТОРГНЕННЯ РФ', 'ПАНТЕОН ГЕРОЇВ', 'ПЕТИЦІЯ']</text:p>
      <text:p text:style-name="P4">
Category: News</text:p>
      <!--METADATA-->
      <text:p text:style-name="P4">
<draw:frame draw:style-name="fr1" draw:name="Image230" text:anchor-type="as-char" svg:width="6.9236in" svg:height="2.573271in" draw:z-index="0">
<draw:image xlink:href="../Images/AРМІЯINFORM/2023-04-29T55-00-00-04-00/342875357_755664086019060_8378916316476483027_n.png" xlink:type="simple" xlink:show="embed" xlink:actuate="onLoad" draw:mime-type="image/png"/>
</draw:frame>
</text:p>
      <text:p text:style-name="P4">
Президент України Володимир Зеленський відповів на<text:a xlink:type="simple" xlink:href="https://petition.president.gov.ua/petition/184520" text:style-name="Internet_20_link" text:visited-style-name="Visited_20_Internet_20_Link">
петицію</text:a>
 про створенняНаціонального Пантеону Героїв України на території парку Аскольдова Могила умісті Києві. Учора петиція набрала понад 25 тисяч голосів громадян України,необхідних для її розгляду Главою держави.</text:p>
      <text:p text:style-name="P4">
У петиції зазначено, що «Національний Пантеон Героїв України на територіїпарку Аскольдової Могили має стати місцем почесних поховань і комплексомвшанування пам’яті видатних героїв української історії: Героїв Крут, ГероївХолодного Яру, Української Повстанської Армії, Героїв Небесної Сотні,славетних „Кіборгів“, Героїв України російсько-української війни».</text:p>
      <text:p text:style-name="P4">
Володимир Зеленський погодився з актуальністю створення у Києві НаціональногоПантеону Героїв України.</text:p>
      <text:p text:style-name="P4">
— Порушене у петиції питання вважаю актуальним у контексті збереженняісторичної пам’яті нашого народу, консолідації і згуртування українськогосуспільства довкола ідеї відстоювання державного суверенітету і територіальноїцілісності України. Тому створення меморіального комплексу українських героївє одним із важливих загальнонаціональних завдань, над реалізацією якого вжеведеться робота відповідними центральними та місцевими органами виконавчоївлади під керівництвом Кабінету Міністрів України, — йдеться у<text:a xlink:type="simple" xlink:href="https://petition.president.gov.ua/petition/184520" text:style-name="Internet_20_link" text:visited-style-name="Visited_20_Internet_20_Link">
відповіді</text:a>
 Президента.</text:p>
      <text:p text:style-name="P4">
Український лідер доручив прем’єр-міністру Денису Шмигалю забезпечитиопрацювання петиції органами виконавчої влади спільно з Київською міськоювійськовою адміністрацією.</text:p>
      <text:p text:style-name="P4">
Source: <text:a xlink:type="simple" xlink:href="https://armyinform.com.ua/2023/04/29/volodymyr-zelenskyj-vvazhaye-aktualnym-stvorennya-u-kyyevi-naczionalnogo-panteonu-geroyiv-ukrayiny/" text:style-name="Internet_20_link" text:visited-style-name="Visited_20_Internet_20_Link">
https://armyinform.com.ua/2023/04/29/volodymyr-zelenskyj-vvazhaye-aktualnym-stvorennya-u-kyyevi-naczionalnogo-panteonu-geroyiv-ukrayiny/</text:a>
</text:p>
      <!--NEWS-->
      <text:h text:style-name="P10" text:outline-level="1">
<text:span text:style-name="T4">
Троє бойовиків, які воювали проти України проведуть 12 років за ґратами</text:span>
</text:h>
      <text:p text:style-name="P4">
Author: ['АРМІЯINFORM']</text:p>
      <text:p text:style-name="P4">
Time: 2023-04-29T56:00:00-04:00</text:p>
      <text:p text:style-name="P4">
Description: Служба безпеки України зібрала беззаперечні докази вини ще трьох учасників терористич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bu.jpg" text:style-name="Internet_20_link" text:visited-style-name="Visited_20_Internet_20_Link">
sbu.jpg</text:a>
']</text:p>
      <text:p text:style-name="P4">
Tags: ['STOPRUSSIA', 'АГРЕСІЯ РФ', 'ВТОРГНЕННЯ РФ', 'ЗЛОЧИНИ РФ В УКРАЇНІ', 'СБУ']</text:p>
      <text:p text:style-name="P4">
Category: News</text:p>
      <!--METADATA-->
      <text:p text:style-name="P4">
<draw:frame draw:style-name="fr1" draw:name="Image231" text:anchor-type="as-char" svg:width="6.9236in" svg:height="3.894525in" draw:z-index="0">
<draw:image xlink:href="../Images/AРМІЯINFORM/2023-04-29T56-00-00-04-00/sbu.jpg" xlink:type="simple" xlink:show="embed" xlink:actuate="onLoad" draw:mime-type="image/jpeg"/>
</draw:frame>
</text:p>
      <text:p text:style-name="P4">
Служба безпеки України зібрала беззаперечні докази вини ще трьох учасниківтерористичних організацій «л/днр».</text:p>
      <text:p text:style-name="P4">
Після початку широкомасштабного вторгнення вони увійшли до складу окупаційнихугруповань Південного військового округу зс рф. У лавах агресора вони бралиучасть у штурмі українських міст на сході нашої держави.</text:p>
      <text:p text:style-name="P4">
Українські оборонці взяли зловмисників у полон під час бойових зіткнень урайонах Бахмута і Авдіївки, <text:a xlink:type="simple" xlink:href="https://ssu.gov.ua/novyny/za-materialamy-sbu-12-rokiv-za-gratamy-provedut-shche-troie-boiovykiv-yaki-voiuvaly-proty-syl-oborony-pid-bakhmutom" text:style-name="Internet_20_link" text:visited-style-name="Visited_20_Internet_20_Link">
повідомляє</text:a>
 СБУ.</text:p>
      <text:p text:style-name="P4">
За матеріалами військової контррозвідки СБУ суд призначив бойовикам по 12років тюрми.</text:p>
      <text:p text:style-name="P4">
Одним із засуджених є навідник-оператор танка «3-ї окремої мотострілецькоїбригади «Беркут» із позивним «Светляк». Він брав участь у бойових діях протиСил оборони на Донеччині та обстрілював місцеві житлові квартали таенергооб’єкти.</text:p>
      <text:p text:style-name="P4">
У лютому цього року його підрозділ перекинули під Новобахмутівку. Втім, напочатку наступальних дій частина ворожої групи була знищена українськимизахисниками, а сам бойовик потрапив у полон.</text:p>
      <text:p text:style-name="P4">
Крім того, реальний термін ув’язнення отримав стрілець, який ще у 2016 роцівоював проти сил АТО у складі «народної міліції лнр».</text:p>
      <text:p text:style-name="P4">
Після 24 лютого минулого року він обстрілював населені пункти на східномуфронті, а в грудні ˗ був захоплений у полон неподалік селища СпірнеБахмутського району.</text:p>
      <text:p text:style-name="P4">
Ще один засуджений у травні 2014 року добровільно приєднався до створеногоагресором «міністерства оборони днр».</text:p>
      <text:p text:style-name="P4">
Після початку широкомасштабного вторгнення він брав участь у штурміВерхньоторецька.</text:p>
      <text:p text:style-name="P4">
На підставі зібраних доказів суд визнав бойовиків винними за чотирма статтямиКримінального кодексу України:</text:p>
      <text:p text:style-name="P4">
ч. 2 ст. 110 (посягання на територіальну цілісність і недоторканністьУкраїни);</text:p>
      <text:p text:style-name="P4">
ч. 1 ст. 111 (державна зрада);</text:p>
      <text:p text:style-name="P4">
ч. 2 ст. 260 (участь у не передбачених законом воєнізованих або збройнихформуваннях);</text:p>
      <text:p text:style-name="P4">
ч. 1 ст. 258-3 (участь у терористичній групі чи терористичній організації).</text:p>
      <text:p text:style-name="P4">
Служба безпеки наголошує на невідворотності покарання за злочини проти нашоїдержави.</text:p>
      <text:p text:style-name="P4">
Розслідування проводили співробітники СБУ в Донецькій та Луганській областяхза процесуального керівництва Донецької обласної прокуратури.</text:p>
      <text:p text:style-name="P4">
Source: <text:a xlink:type="simple" xlink:href="https://armyinform.com.ua/2023/04/29/troye-bojovykiv-yaki-voyuvaly-proty-ukrayiny-provedut-12-rokiv-za-gratamy/" text:style-name="Internet_20_link" text:visited-style-name="Visited_20_Internet_20_Link">
https://armyinform.com.ua/2023/04/29/troye-bojovykiv-yaki-voyuvaly-proty-ukrayiny-provedut-12-rokiv-za-gratamy/</text:a>
</text:p>
      <!--NEWS-->
      <text:h text:style-name="P10" text:outline-level="1">
<text:span text:style-name="T4">
Троє бойовиків, які воювали проти України проведуть 12 років за ґратами</text:span>
</text:h>
      <text:p text:style-name="P4">
Author: ['АРМІЯINFORM']</text:p>
      <text:p text:style-name="P4">
Time: 2023-04-29T57:00:00-04:00</text:p>
      <text:p text:style-name="P4">
Description: Служба безпеки України зібрала беззаперечні докази вини ще трьох учасників терористич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bu.jpg" text:style-name="Internet_20_link" text:visited-style-name="Visited_20_Internet_20_Link">
sbu.jpg</text:a>
']</text:p>
      <text:p text:style-name="P4">
Tags: ['STOPRUSSIA', 'АГРЕСІЯ РФ', 'ВТОРГНЕННЯ РФ', 'ЗЛОЧИНИ РФ В УКРАЇНІ', 'СБУ']</text:p>
      <text:p text:style-name="P4">
Category: News</text:p>
      <!--METADATA-->
      <text:p text:style-name="P4">
<draw:frame draw:style-name="fr1" draw:name="Image232" text:anchor-type="as-char" svg:width="6.9236in" svg:height="3.894525in" draw:z-index="0">
<draw:image xlink:href="../Images/AРМІЯINFORM/2023-04-29T57-00-00-04-00/sbu.jpg" xlink:type="simple" xlink:show="embed" xlink:actuate="onLoad" draw:mime-type="image/jpeg"/>
</draw:frame>
</text:p>
      <text:p text:style-name="P4">
Служба безпеки України зібрала беззаперечні докази вини ще трьох учасниківтерористичних організацій «л/днр».</text:p>
      <text:p text:style-name="P4">
Після початку широкомасштабного вторгнення вони увійшли до складу окупаційнихугруповань Південного військового округу зс рф. У лавах агресора вони бралиучасть у штурмі українських міст на сході нашої держави.</text:p>
      <text:p text:style-name="P4">
Українські оборонці взяли зловмисників у полон під час бойових зіткнень урайонах Бахмута і Авдіївки, <text:a xlink:type="simple" xlink:href="https://ssu.gov.ua/novyny/za-materialamy-sbu-12-rokiv-za-gratamy-provedut-shche-troie-boiovykiv-yaki-voiuvaly-proty-syl-oborony-pid-bakhmutom" text:style-name="Internet_20_link" text:visited-style-name="Visited_20_Internet_20_Link">
повідомляє</text:a>
 СБУ.</text:p>
      <text:p text:style-name="P4">
За матеріалами військової контррозвідки СБУ суд призначив бойовикам по 12років тюрми.</text:p>
      <text:p text:style-name="P4">
Одним із засуджених є навідник-оператор танка «3-ї окремої мотострілецькоїбригади «Беркут» із позивним «Светляк». Він брав участь у бойових діях протиСил оборони на Донеччині та обстрілював місцеві житлові квартали таенергооб’єкти.</text:p>
      <text:p text:style-name="P4">
У лютому цього року його підрозділ перекинули під Новобахмутівку. Втім, напочатку наступальних дій частина ворожої групи була знищена українськимизахисниками, а сам бойовик потрапив у полон.</text:p>
      <text:p text:style-name="P4">
Крім того, реальний термін ув’язнення отримав стрілець, який ще у 2016 роцівоював проти сил АТО у складі «народної міліції лнр».</text:p>
      <text:p text:style-name="P4">
Після 24 лютого минулого року він обстрілював населені пункти на східномуфронті, а в грудні ˗ був захоплений у полон неподалік селища СпірнеБахмутського району.</text:p>
      <text:p text:style-name="P4">
Ще один засуджений у травні 2014 року добровільно приєднався до створеногоагресором «міністерства оборони днр».</text:p>
      <text:p text:style-name="P4">
Після початку широкомасштабного вторгнення він брав участь у штурміВерхньоторецька.</text:p>
      <text:p text:style-name="P4">
На підставі зібраних доказів суд визнав бойовиків винними за чотирма статтямиКримінального кодексу України:</text:p>
      <text:p text:style-name="P4">
ч. 2 ст. 110 (посягання на територіальну цілісність і недоторканністьУкраїни);</text:p>
      <text:p text:style-name="P4">
ч. 1 ст. 111 (державна зрада);</text:p>
      <text:p text:style-name="P4">
ч. 2 ст. 260 (участь у не передбачених законом воєнізованих або збройнихформуваннях);</text:p>
      <text:p text:style-name="P4">
ч. 1 ст. 258-3 (участь у терористичній групі чи терористичній організації).</text:p>
      <text:p text:style-name="P4">
Служба безпеки наголошує на невідворотності покарання за злочини проти нашоїдержави.</text:p>
      <text:p text:style-name="P4">
Розслідування проводили співробітники СБУ в Донецькій та Луганській областяхза процесуального керівництва Донецької обласної прокуратури.</text:p>
      <text:p text:style-name="P4">
Source: <text:a xlink:type="simple" xlink:href="https://armyinform.com.ua/2023/04/29/troye-bojovykiv-yaki-voyuvaly-proty-ukrayiny-provedut-12-rokiv-za-gratamy/" text:style-name="Internet_20_link" text:visited-style-name="Visited_20_Internet_20_Link">
https://armyinform.com.ua/2023/04/29/troye-bojovykiv-yaki-voyuvaly-proty-ukrayiny-provedut-12-rokiv-za-gratamy/</text:a>
</text:p>
      <!--NEWS-->
      <text:h text:style-name="P10" text:outline-level="1">
<text:span text:style-name="T4">
Хорватія прийняла на лікування українських Захисників та членів їхніх сімей</text:span>
</text:h>
      <text:p text:style-name="P4">
Author: ['АРМІЯINFORM']</text:p>
      <text:p text:style-name="P4">
Time: 2023-04-29T58:00:00-04:00</text:p>
      <text:p text:style-name="P4">
Description: Днями до Республіки Хорватія на лікування прибуло 19 Захисників України та 9 членів їхні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sc_0376.jpeg" text:style-name="Internet_20_link" text:visited-style-name="Visited_20_Internet_20_Link">
dsc_0376.jpeg</text:a>
']</text:p>
      <text:p text:style-name="P4">
Tags: ['STOPRUSSIA', 'ЛІКУВАННЯ ЗА КОРДОНОМ', 'УКРАЇНА -ХОРВАТІЯ']</text:p>
      <text:p text:style-name="P4">
Category: News</text:p>
      <!--METADATA-->
      <text:p text:style-name="P4">
<draw:frame draw:style-name="fr1" draw:name="Image233" text:anchor-type="as-char" svg:width="6.9236in" svg:height="4.606502in" draw:z-index="0">
<draw:image xlink:href="../Images/AРМІЯINFORM/2023-04-29T58-00-00-04-00/dsc_0376.jpeg" xlink:type="simple" xlink:show="embed" xlink:actuate="onLoad" draw:mime-type="image/jpeg"/>
</draw:frame>
</text:p>
      <text:p text:style-name="P4">
Днями до Республіки Хорватія на лікування прибуло 19 Захисників України та 9членів їхніх родин. Країна забезпечить весь комплекс медичних таорганізаційно-побутових потреб наших Воїнів під час їхнього лікування, ачленам сімей буде надано допомогу в розміщенні та підтримку під часперебування їхніх рідних на лікуванні,<text:a xlink:type="simple" xlink:href="https://mva.gov.ua/ua/news/yuliya-laputina-za-spriyannya-uryadiv-nashih-krayin-horvatiya-prijnyala-na-likuvannya-19-ukrayinskih-zahisnikiv-ta-chleniv-yihnih-simej" text:style-name="Internet_20_link" text:visited-style-name="Visited_20_Internet_20_Link">
повідомляє</text:a>
 Міністерство у справах ветеранів України.</text:p>
      <text:p text:style-name="P4">
Це стало практичним втіленням домовленостей щодо посилення двосторонньоїспівпраці між нашими країнами, що мали місце під час березневої зустрічіПрем’єр-міністра України Дениса Шмигаля та міністра у справах ветеранівУкраїни Юлії Лапутіної з Прем’єр-міністром Республіки Хорватія АндреємПленковичем та Віце-прем’єр-міністром, міністром у справах хорватськихветеранів Республіки Хорватія Томо Медведом.</text:p>
      <text:p text:style-name="P4">
«Уряд Республіки Хорватія 16 березня 2023 року ухвалив рішення про наданнядопомоги в лікуванні та реабілітації поранених з України в РеспубліціХорватія. Враховуючи наш досвід Вітчизняної війни, Хорватія готова поділитисясвоїми знаннями, експертністю та досвідом з метою надання медичної допомогипораненим з України», — зазначили у Міністерстві у справах хорватськихветеранів.</text:p>
      <text:p text:style-name="P4">
«Від імені українського Уряду та Мінветеранів висловлюємо вдячність нашимдрузям-хорватам за започаткування програми лікування та реабілітаціїукраїнських ветеранів і ветеранок», — наголосила Юлія Лапутіна, яка є головоюукраїнської частини Спільної міжурядової українсько-хорватської комісії зпитань економічного співробітництва.</text:p>
      <text:p text:style-name="P4">
Source: <text:a xlink:type="simple" xlink:href="https://armyinform.com.ua/2023/04/29/horvatiya-pryjnyala-na-likuvannya-ukrayinskyh-zahysnykiv-ta-chleniv-yihnih-simej/" text:style-name="Internet_20_link" text:visited-style-name="Visited_20_Internet_20_Link">
https://armyinform.com.ua/2023/04/29/horvatiya-pryjnyala-na-likuvannya-ukrayinskyh-zahysnykiv-ta-chleniv-yihnih-simej/</text:a>
</text:p>
      <!--NEWS-->
      <text:h text:style-name="P10" text:outline-level="1">
<text:span text:style-name="T4">
Херсонські гвардійці виявили та ліквідували російський БПЛА ZALA 421</text:span>
</text:h>
      <text:p text:style-name="P4">
Author: ['АРМІЯINFORM']</text:p>
      <text:p text:style-name="P4">
Time: 2023-04-29T59:00:00-04:00</text:p>
      <text:p text:style-name="P4">
Description: Про це пише на офіційній сторінці у Facebook пресслужба Національної гвардії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pilotnyk-vorozhyj.jpg" text:style-name="Internet_20_link" text:visited-style-name="Visited_20_Internet_20_Link">
bezpilotnyk-vorozhyj.jpg</text:a>
']</text:p>
      <text:p text:style-name="P4">
Tags: ['STOPRUSSIA', 'АГРЕСІЯ РФ', 'ВІЙНА', 'ВТОРГНЕННЯ РФ', 'ДРОН', 'НГУ']</text:p>
      <text:p text:style-name="P4">
Category: News</text:p>
      <!--METADATA-->
      <text:p text:style-name="P4">
<draw:frame draw:style-name="fr1" draw:name="Image234" text:anchor-type="as-char" svg:width="6.666667in" svg:height="10.0in" draw:z-index="0">
<draw:image xlink:href="../Images/AРМІЯINFORM/2023-04-29T59-00-00-04-00/bezpilotnyk-vorozhyj.jpg" xlink:type="simple" xlink:show="embed" xlink:actuate="onLoad" draw:mime-type="image/jpeg"/>
</draw:frame>
</text:p>
      <text:p text:style-name="P4">
Про це<text:a xlink:type="simple" xlink:href="https://www.facebook.com/NGUmainpage/posts/pfbid0cL9CkowPB88mEnGy5AsYYGR5uZhBsZWcSSosHFxkFdsNbmr4xcWPL2VRiUzzKjGvl" text:style-name="Internet_20_link" text:visited-style-name="Visited_20_Internet_20_Link">
пише</text:a>
на офіційній сторінці у Facebook пресслужба Національної гвардії України.</text:p>
      <text:p text:style-name="P4">
«Мобільна вогнева група 16-го окремого батальйону Південного оперативно-територіального об’єднання Національної гвардії України на Херсонщині знищилаворожий безпілотний літальний апарат ZALA 421», — йдеться у повідомленні.</text:p>
      <text:p text:style-name="P4">
Окупаційні війська рф зазвичай використовують цей пристрій для розвідки,контролю території, пошуку та ураження цілей, спостереження за рухомвійськової техніки. Виявлення та знищення ворожих дронів є одним із важливихзавдань нацгвардійців, що є вкрай необхідним для захисту територіальноїцілісності та безпеки населення від потенційної загрози ударів противника.</text:p>
      <text:p text:style-name="P4">
Source: <text:a xlink:type="simple" xlink:href="https://armyinform.com.ua/2023/04/29/hersonski-gvardijczi-vyyavyly-ta-znyshhyly-rosijskyj-bpla-zala-421/" text:style-name="Internet_20_link" text:visited-style-name="Visited_20_Internet_20_Link">
https://armyinform.com.ua/2023/04/29/hersonski-gvardijczi-vyyavyly-ta-znyshhyly-rosijskyj-bpla-zala-421/</text:a>
</text:p>
      <!--NEWS-->
      <text:h text:style-name="P10" text:outline-level="1">
<text:span text:style-name="T4">
Наша авіація завдала 5 ударів по районах зосередження противника</text:span>
</text:h>
      <text:p text:style-name="P4">
Author: ['АРМІЯINFORM']</text:p>
      <text:p text:style-name="P4">
Time: 2023-04-29T60:00:00-04:00</text:p>
      <text:p text:style-name="P4">
Description: Авіація Сил оборони за добу завдала 5 ударів по районах зосередження окупан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vicziya_udar-3.jpg" text:style-name="Internet_20_link" text:visited-style-name="Visited_20_Internet_20_Link">
avicziya_udar-3.jpg</text:a>
']</text:p>
      <text:p text:style-name="P4">
Tags: ['STOPRUSSIA', 'АГРЕСІЯ РФ', 'ВІЙНА', 'ВТОРГНЕННЯ РФ', 'ВТРАТИ ВОРОГА', 'ГШ ЗСУ']</text:p>
      <text:p text:style-name="P4">
Category: News</text:p>
      <!--METADATA-->
      <text:p text:style-name="P4">
<draw:frame draw:style-name="fr1" draw:name="Image235" text:anchor-type="as-char" svg:width="6.9236in" svg:height="4.834981in" draw:z-index="0">
<draw:image xlink:href="../Images/AРМІЯINFORM/2023-04-29T60-00-00-04-00/avicziya_udar-3.jpg" xlink:type="simple" xlink:show="embed" xlink:actuate="onLoad" draw:mime-type="image/jpeg"/>
</draw:frame>
<text:span text:style-name="T4">
🔥 Ситуація щодо російського вторгнення</text:span>
</text:p>
      <text:p text:style-name="P4">
Авіація Сил оборони за добу завдала 5 ударів по районах зосередженняокупантів, а підрозділи ракетних військ і артилерії уразили 4 пунктиуправління, склад боєприпасів та 4 райони зосередження живої сили противника,<text:a xlink:type="simple" xlink:href="https://www.facebook.com/GeneralStaff.ua/posts/pfbid04dNXuj764M417Xn2tmN7wiQyBt1A1XLauUZ8EJVbxhiBxB38jCaYiKR4NF4RJVE1l" text:style-name="Internet_20_link" text:visited-style-name="Visited_20_Internet_20_Link">
повідомляє</text:a>
 Генеральний штаб ЗСУкраїни.</text:p>
      <text:p text:style-name="P4">
Source: <text:a xlink:type="simple" xlink:href="https://armyinform.com.ua/2023/04/29/nasha-aviacziya-zavdala-5-udariv-po-rajonah-zoseredzhennya-protyvnyka/" text:style-name="Internet_20_link" text:visited-style-name="Visited_20_Internet_20_Link">
https://armyinform.com.ua/2023/04/29/nasha-aviacziya-zavdala-5-udariv-po-rajonah-zoseredzhennya-protyvnyka/</text:a>
</text:p>
      <!--NEWS-->
      <text:h text:style-name="P10" text:outline-level="1">
<text:span text:style-name="T4">
Бахмут та Мар’їнка залишаються в епіцентрі бойових дій</text:span>
</text:h>
      <text:p text:style-name="P4">
Author: ['АРМІЯINFORM']</text:p>
      <text:p text:style-name="P4">
Time: 2023-04-29T61:00:00-04:00</text:p>
      <text:p text:style-name="P4">
Description: Противник продовжує зосереджувати основні зусилля на веденні наступальних д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xmut-3.jpg" text:style-name="Internet_20_link" text:visited-style-name="Visited_20_Internet_20_Link">
baxmut-3.jpg</text:a>
']</text:p>
      <text:p text:style-name="P4">
Tags: ['STOPRUSSIA', 'АГРЕСІЯ РФ', 'ВІЙНА', 'ВТОРГНЕННЯ РФ', 'ХРОНІКА ОБОРОНИ']</text:p>
      <text:p text:style-name="P4">
Category: News</text:p>
      <!--METADATA-->
      <text:p text:style-name="P4">
<draw:frame draw:style-name="fr1" draw:name="Image236" text:anchor-type="as-char" svg:width="6.9236in" svg:height="4.615733in" draw:z-index="0">
<draw:image xlink:href="../Images/AРМІЯINFORM/2023-04-29T61-00-00-04-00/baxmut-3.jpg" xlink:type="simple" xlink:show="embed" xlink:actuate="onLoad" draw:mime-type="image/jpeg"/>
</draw:frame>
 <text:span text:style-name="T4">
🔥Ситуація щодо російського вторгнення</text:span>
</text:p>
      <text:p text:style-name="P4">
Противник продовжує зосереджувати основні зусилля на веденні наступальних дійна Лиманському, Бахмутському, Авдіївському та Мар’їнському напрямках. Протягомминулої доби здійснив 48 атак на зазначених ділянках фронту.</text:p>
      <text:p text:style-name="P4">
В епіцентрі бойових дій залишаються Бахмут та Мар’їнка, наші воїни мужньотримають оборону,<text:a xlink:type="simple" xlink:href="https://www.facebook.com/GeneralStaff.ua/posts/pfbid04dNXuj764M417Xn2tmN7wiQyBt1A1XLauUZ8EJVbxhiBxB38jCaYiKR4NF4RJVE1l" text:style-name="Internet_20_link" text:visited-style-name="Visited_20_Internet_20_Link">
повідомляє</text:a>
 Генеральний штаб ЗСУкраїни.</text:p>
      <text:p text:style-name="P4">
<text:span text:style-name="T4">
На Бахмутському напрямку</text:span>
 ворог продовжує вести наступальні дії. Триваютьбої у місті Бахмут. До того ж, протягом доби, противник вів безуспішнінаступальні дії у напрямку Богданівки та Часового Яру. Завдав авіаційнихударів по Бахмуту та Богданівці. Від ворожих обстрілів постраждали Васюківка,Оріхово-Василівка, Бахмут, Хромове, Часів Яр, Григорівка, Іванівське,Предтечине, Костянтинівка, Олександро-Шультине, Південне, Неліпівка та Нью-Йорк Донецької області.</text:p>
      <text:p text:style-name="P4">
<text:span text:style-name="T4">
На Авдіївському напрямку</text:span>
 противник вів наступальні дії в районах населенихпунктів Авдіївка, Сєверне та Первомайське, успіху не мав. Здійснив обстрілинаселених пунктів Новобахмутівка, Новокалинове, Авдіївка, Водяне,Первомайське, Невельське Донецької області.</text:p>
      <text:p text:style-name="P4">
<text:span text:style-name="T4">
На Мар’їнському напрямку</text:span>
 протягом минулої доби нашими захисниками буливідбиті атаки противника в районі населених пунктів Мар’їнка таНовомихайлівка. В той же час, ворожих обстрілів зазнали Красногорівка,Мар’їнка, Побєда та Новомихайлівка Донецької області.</text:p>
      <text:p text:style-name="P4">
<text:span text:style-name="T4">
На Шахтарському напрямку</text:span>
 минулої доби ворог наступальних дій не проводив.Завдав авіаційних ударів по Вугледару, Пречистівці та Шахтарському Донецькоїобласті.</text:p>
      <text:p text:style-name="P4">
Source: <text:a xlink:type="simple" xlink:href="https://armyinform.com.ua/2023/04/29/bahmut-ta-maryinka-zalyshayutsya-v-epiczentri-bojovyh-dij/" text:style-name="Internet_20_link" text:visited-style-name="Visited_20_Internet_20_Link">
https://armyinform.com.ua/2023/04/29/bahmut-ta-maryinka-zalyshayutsya-v-epiczentri-bojovyh-dij/</text:a>
</text:p>
      <!--NEWS-->
      <text:h text:style-name="P10" text:outline-level="1">
<text:span text:style-name="T4">
Січеславські десантники знищили дві російські БМП-2 на Луганщині</text:span>
</text:h>
      <text:p text:style-name="P4">
Author: ['АРМІЯINFORM']</text:p>
      <text:p text:style-name="P4">
Time: 2023-04-29T62:00:00-04:00</text:p>
      <text:p text:style-name="P4">
Description: Щодня воїни окремої повітрянодесантної Січеславської бригади ДШВ ЗС України відбива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654083_182480884687076_1905680864734353928_n.jpg" text:style-name="Internet_20_link" text:visited-style-name="Visited_20_Internet_20_Link">
343654083_182480884687076_1905680864734353928_n.jpg</text:a>
']</text:p>
      <text:p text:style-name="P4">
Tags: ['STOPRUSSIA', 'ВТОРГНЕННЯ РФ', 'ВТРАТИ ВОРОГА', 'ДШВ ЗСУ']</text:p>
      <text:p text:style-name="P4">
Category: News</text:p>
      <!--METADATA-->
      <text:p text:style-name="P4">
<draw:frame draw:style-name="fr1" draw:name="Image237" text:anchor-type="as-char" svg:width="6.9236in" svg:height="5.1927in" draw:z-index="0">
<draw:image xlink:href="../Images/AРМІЯINFORM/2023-04-29T62-00-00-04-00/343654083_182480884687076_1905680864734353928_n.jpg" xlink:type="simple" xlink:show="embed" xlink:actuate="onLoad" draw:mime-type="image/jpeg"/>
</draw:frame>
</text:p>
      <text:p text:style-name="P4">
Щодня воїни окремої повітрянодесантної Січеславської бригади ДШВ ЗС Українивідбивають атаки противника і впевнено перетворюють на брухт ворожі бойовімашини разом з екіпажами.</text:p>
      <text:p text:style-name="P4">
Командування Десантно-штурмових військ Збройних Сил України<text:a xlink:type="simple" xlink:href="https://www.facebook.com/uaairborne/videos/613879514115597/" text:style-name="Internet_20_link" text:visited-style-name="Visited_20_Internet_20_Link">
опублікувало</text:a>
епічне відео знищення російської «аналоговнетної» техніки.</text:p>
      <text:p text:style-name="P4">
Source: <text:a xlink:type="simple" xlink:href="https://armyinform.com.ua/2023/04/29/sicheslavski-desantnyky-znyshhyly-dvi-rosijski-bmp-2-na-luganshhyni/" text:style-name="Internet_20_link" text:visited-style-name="Visited_20_Internet_20_Link">
https://armyinform.com.ua/2023/04/29/sicheslavski-desantnyky-znyshhyly-dvi-rosijski-bmp-2-na-luganshhyni/</text:a>
</text:p>
      <!--NEWS-->
      <text:h text:style-name="P10" text:outline-level="1">
<text:span text:style-name="T4">
Ворог зберігає військову присутність у прикордонних з Україною районах</text:span>
</text:h>
      <text:p text:style-name="P4">
Author: ['АРМІЯINFORM']</text:p>
      <text:p text:style-name="P4">
Time: 2023-04-29T63:00:00-04:00</text:p>
      <text:p text:style-name="P4">
Description: На Волинському та Поліському напрямках оперативна обстановка суттєвих змін не зазна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inchinyj-napryamok-2.jpg" text:style-name="Internet_20_link" text:visited-style-name="Visited_20_Internet_20_Link">
pinchinyj-napryamok-2.jpg</text:a>
']</text:p>
      <text:p text:style-name="P4">
Tags: ['STOPRUSSIA', 'АГРЕСІЯ РФ', 'ВТОРГНЕННЯ РФ', 'ПІВНІЧНИЙ НАПРЯМОК']</text:p>
      <text:p text:style-name="P4">
Category: News</text:p>
      <!--METADATA-->
      <text:p text:style-name="P4">
<draw:frame draw:style-name="fr1" draw:name="Image238" text:anchor-type="as-char" svg:width="6.9236in" svg:height="4.61903in" draw:z-index="0">
<draw:image xlink:href="../Images/AРМІЯINFORM/2023-04-29T63-00-00-04-00/pinchinyj-napryamok-2.jpg" xlink:type="simple" xlink:show="embed" xlink:actuate="onLoad" draw:mime-type="image/jpeg"/>
</draw:frame>
</text:p>
      <text:p text:style-name="P4">
На Волинському та Поліському напрямках оперативна обстановка суттєвих змін незазнала. Ознак формування наступальних угруповань ворога не виявлено.</text:p>
      <text:p text:style-name="P4">
На Сіверському та Слобожанському напрямках зберігається військова присутністьпротивника у прикордонних з Україною районах російської федерації,<text:a xlink:type="simple" xlink:href="https://www.facebook.com/GeneralStaff.ua/posts/pfbid04dNXuj764M417Xn2tmN7wiQyBt1A1XLauUZ8EJVbxhiBxB38jCaYiKR4NF4RJVE1l" text:style-name="Internet_20_link" text:visited-style-name="Visited_20_Internet_20_Link">
повідомляє</text:a>
 Генеральний штаб ЗСУкраїни. Протягом минулої доби ворог завдав авіаційних ударів по населенихпунктах Семенівка, Леонівка, Костобобрів, Грем’яч, Ромашкове; здійснивмінометні та артилерійські обстріли населених пунктів Галаганівка, Леонівка таБучки Чернігівської області; Ромашкове, Вільна Слобода, Стукалівка,Іскрисківщина, Волфине та Ободи Сумської області, а також Мороховець, Липці,Гатище, Волохівка, Нестерне, Бударки на Харківщині.</text:p>
      <text:p text:style-name="P4">
На Куп’янському напрямку ворог наступальних дій не проводив, активнозастосовував БпЛА для коригування вогню артилерії. Артилерійських тамінометних обстрілів противника зазнали населені пункти Красне Перше,Новомлинськ, Фиголівка, Дворічна, Западне, Лиман Перший, Синьківка, Кислівка,Берестове Харківської області та Новоселівське Луганської області.</text:p>
      <text:p text:style-name="P4">
Source: <text:a xlink:type="simple" xlink:href="https://armyinform.com.ua/2023/04/29/vorog-zberigaye-vijskovu-prysutnist-u-prykordonnyh-z-ukrayinoyu-rajonah-3/" text:style-name="Internet_20_link" text:visited-style-name="Visited_20_Internet_20_Link">
https://armyinform.com.ua/2023/04/29/vorog-zberigaye-vijskovu-prysutnist-u-prykordonnyh-z-ukrayinoyu-rajonah-3/</text:a>
</text:p>
      <!--NEWS-->
      <text:h text:style-name="P10" text:outline-level="1">
<text:span text:style-name="T4">
Військові рф обговорюють можливість придбати наркотики — перехоплення ГУР</text:span>
</text:h>
      <text:p text:style-name="P4">
Author: ['АРМІЯINFORM']</text:p>
      <text:p text:style-name="P4">
Time: 2023-04-29T64:00:00-04:00</text:p>
      <text:p text:style-name="P4">
Description: Українські військові розвідники продовжують перехоплювати конфіденційні телефо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ІЙНА', 'ВТОРГНЕННЯ РФ', 'ГУР МО УКРАЇНИ', 'ГУР ПЕРЕХОПЛЕННЯ']</text:p>
      <text:p text:style-name="P4">
Category: News</text:p>
      <!--METADATA-->
      <text:p text:style-name="P4">
<draw:frame draw:style-name="fr1" draw:name="Image239" text:anchor-type="as-char" svg:width="6.9236in" svg:height="3.894525in" draw:z-index="0">
<draw:image xlink:href="../Images/AРМІЯINFORM/2023-04-29T64-00-00-04-00/gurperehoplennya.jpg" xlink:type="simple" xlink:show="embed" xlink:actuate="onLoad" draw:mime-type="image/jpeg"/>
</draw:frame>
</text:p>
      <text:p text:style-name="P4">
Українські військові розвідники продовжують перехоплювати конфіденційнітелефонні перемовини російських загарбників. Ці розмови зазвичай свідчать пронизькі моральні якості вояків рф та занепад в їхній армії.</text:p>
      <text:p text:style-name="P4">
Головне управління розвідки Міністерства оборони України розмістило на своєму<text:a xlink:type="simple" xlink:href="https://www.youtube.com/watch" text:style-name="Internet_20_link" text:visited-style-name="Visited_20_Internet_20_Link">
Youtube-каналі</text:a>
 переговоривійськовослужбовців рф, що перебувають на Авдіївському напрямку й шукаютьможливості придбати наркотичні речовини.</text:p>
      <ul>
        <li>
«нубл<text:span text:style-name="T5">
дь. мотолыжники вот эти. а есть там планокуры?»;  * «слыш, пошли кним, </text:span>
бать. дадим им денег, *бать. пока нам не привезут».</li>
      </ul>
      <text:p text:style-name="P4">
«За кожен воєнний злочин, здійснений проти України, буде справедлива відплата»— йдеться у повідомленні ГУР.</text:p>
      <text:p text:style-name="P4">
Source: <text:a xlink:type="simple" xlink:href="https://armyinform.com.ua/2023/04/29/vijskovi-rf-obgovoryuyut-mozhlyvist-prydbaty-narkotyky-perehoplennya-gur/" text:style-name="Internet_20_link" text:visited-style-name="Visited_20_Internet_20_Link">
https://armyinform.com.ua/2023/04/29/vijskovi-rf-obgovoryuyut-mozhlyvist-prydbaty-narkotyky-perehoplennya-gur/</text:a>
</text:p>
      <!--NEWS-->
      <text:h text:style-name="P10" text:outline-level="1">
<text:span text:style-name="T4">
Окупанти посилили фільтраційні заходи на тимчасово захопленій території Херсонщини</text:span>
</text:h>
      <text:p text:style-name="P4">
Author: ['АРМІЯINFORM']</text:p>
      <text:p text:style-name="P4">
Time: 2023-04-29T65:00:00-04:00</text:p>
      <text:p text:style-name="P4">
Description: Російські окупанти продовжують чинити мародерство на тимчасово зайнятій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kupant-2.jpg" text:style-name="Internet_20_link" text:visited-style-name="Visited_20_Internet_20_Link">
okupant-2.jpg</text:a>
']</text:p>
      <text:p text:style-name="P4">
Tags: ['STOPRUSSIA', 'АГРЕСІЯ РФ', 'ВІЙНА', 'ВІЙСЬКОВІ ЗЛОЧИНИ РФ', 'ВТОРГНЕННЯ РФ']</text:p>
      <text:p text:style-name="P4">
Category: News</text:p>
      <!--METADATA-->
      <text:p text:style-name="P4">
<draw:frame draw:style-name="fr1" draw:name="Image240" text:anchor-type="as-char" svg:width="6.9236in" svg:height="3.893007in" draw:z-index="0">
<draw:image xlink:href="../Images/AРМІЯINFORM/2023-04-29T65-00-00-04-00/okupant-2.jpg" xlink:type="simple" xlink:show="embed" xlink:actuate="onLoad" draw:mime-type="image/jpeg"/>
</draw:frame>
</text:p>
      <text:p text:style-name="P4">
Російські окупанти продовжують чинити мародерство на тимчасово зайнятійтериторії України. Зокрема, в населеному пункті Боково-Хрустальне Луганськоїобласті, військовослужбовці російських окупаційних військ грабують оселімісцевих жителів.</text:p>
      <text:p text:style-name="P4">
Противник посилив фільтраційні заходи на тимчасово захопленій територіїХерсонської області. Зокрема, в населених пунктах Малоолександрівка,Новомиколаївка, Скадовськ та Лазурне, проводяться масові обшуки жилихприміщень та перевірка телефонів. Основну увагу приділяють мешканцям, якімають сімкарти українських операторів,<text:a xlink:type="simple" xlink:href="https://www.facebook.com/GeneralStaff.ua/posts/pfbid04dNXuj764M417Xn2tmN7wiQyBt1A1XLauUZ8EJVbxhiBxB38jCaYiKR4NF4RJVE1l" text:style-name="Internet_20_link" text:visited-style-name="Visited_20_Internet_20_Link">
повідомляє</text:a>
 Генеральний штаб ЗСУкраїни.</text:p>
      <text:p text:style-name="P4">
Source: <text:a xlink:type="simple" xlink:href="https://armyinform.com.ua/2023/04/29/okupanty-posylyly-filtraczijni-zahody-na-tymchasovo-zahoplenij-terytoriyi-hersonshhyny/" text:style-name="Internet_20_link" text:visited-style-name="Visited_20_Internet_20_Link">
https://armyinform.com.ua/2023/04/29/okupanty-posylyly-filtraczijni-zahody-na-tymchasovo-zahoplenij-terytoriyi-hersonshhyny/</text:a>
</text:p>
      <!--NEWS-->
      <text:h text:style-name="P10" text:outline-level="1">
<text:span text:style-name="T4">
Втрати ворога за добу: ліквідовано близько 580 окупантів, знищено 3 танки</text:span>
</text:h>
      <text:p text:style-name="P4">
Author: ['АРМІЯINFORM']</text:p>
      <text:p text:style-name="P4">
Time: 2023-04-29T66:00:00-04:00</text:p>
      <text:p text:style-name="P4">
Description: Загальні бойові втрати противника з 24.02.22 по 29.04.23 орієнтовно склал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29_08-22-52-scaled.jpg" text:style-name="Internet_20_link" text:visited-style-name="Visited_20_Internet_20_Link">
photo_2023-04-29_08-22-52-scaled.jpg</text:a>
']</text:p>
      <text:p text:style-name="P4">
Tags: ['STOPRUSSIA', 'АГРЕСІЯ РФ', 'ВТОРГНЕННЯ РФ']</text:p>
      <text:p text:style-name="P4">
Category: News</text:p>
      <!--METADATA-->
      <text:p text:style-name="P4">
<draw:frame draw:style-name="fr1" draw:name="Image241" text:anchor-type="as-char" svg:width="6.9236in" svg:height="6.963988in" draw:z-index="0">
<draw:image xlink:href="../Images/AРМІЯINFORM/2023-04-29T66-00-00-04-00/photo_2023-04-29_08-22-52-scaled.jpg" xlink:type="simple" xlink:show="embed" xlink:actuate="onLoad" draw:mime-type="image/jpeg"/>
</draw:frame>
</text:p>
      <text:p text:style-name="P4">
Загальні бойові втрати противника з 24.02.22 по 29.04.23 орієнтовно склали:</text:p>
      <ul>
        <li>
особового складу ‒ близько 190040 (+580) осіб ліквідовано.  * танків ‒ 3697 (+3) од,  * бойових броньованих машин ‒ 7184 (+3) од,  * артилерійських систем — 2908 (+3) од,  * РСЗВ — 543 (+0) од,  * засоби ППО ‒ 294 (+0) од,  * літаків — 308 (+0) од,  * гелікоптерів — 294 (+0) од,  * БПЛА оперативно-тактичного рівня — 2471 (+4),  * крилаті ракети ‒ 932 (+21),  * кораблі /катери ‒ 18 (+0) од,  * автомобільної техніки та автоцистерн — 5836 (+17) од,  * спеціальна техніка ‒ 355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9.04.23.</text:p>
      <text:p text:style-name="P4">
Source: <text:a xlink:type="simple" xlink:href="https://armyinform.com.ua/2023/04/29/vtraty-voroga-za-dobu-likvidovano-blyzko-580-okupantiv-znyshheno-3-tanka/" text:style-name="Internet_20_link" text:visited-style-name="Visited_20_Internet_20_Link">
https://armyinform.com.ua/2023/04/29/vtraty-voroga-za-dobu-likvidovano-blyzko-580-okupantiv-znyshheno-3-tanka/</text:a>
</text:p>
      <!--NEWS-->
      <text:h text:style-name="P10" text:outline-level="1">
<text:span text:style-name="T4">
В Україні хвилина мовчання</text:span>
</text:h>
      <text:p text:style-name="P4">
Author: ['АРМІЯINFORM']</text:p>
      <text:p text:style-name="P4">
Time: 2023-04-29T67: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andle-2.gif" text:style-name="Internet_20_link" text:visited-style-name="Visited_20_Internet_20_Link">
candle-2.gif</text:a>
']</text:p>
      <text:p text:style-name="P4">
Tags: ['STOPRUSSIA', 'АГРЕСІЯ РФ', 'ВІЙНА', 'ВТОРГНЕННЯ РФ', 'ХВИЛИНА МОВЧАННЯ']</text:p>
      <text:p text:style-name="P4">
Category: News</text:p>
      <!--METADATA-->
      <text:p text:style-name="P4">
<draw:frame draw:style-name="fr1" draw:name="Image242" text:anchor-type="as-char" svg:width="6.9236in" svg:height="3.895992in" draw:z-index="0">
<draw:image xlink:href="../Images/AРМІЯINFORM/2023-04-29T67-00-00-04-00/candle-2.gif" xlink:type="simple" xlink:show="embed" xlink:actuate="onLoad" draw:mime-type="image/gif"/>
</draw:frame>
</text:p>
      <text:p text:style-name="P4">
Згідно з указом Президента України Володимира Зеленського № 143/2022, хвилинамовчання проводиться щодня о 9:00, її оголошують у всіх засобах масової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4/29/v-ukrayini-hvylyna-movchannya-4/" text:style-name="Internet_20_link" text:visited-style-name="Visited_20_Internet_20_Link">
https://armyinform.com.ua/2023/04/29/v-ukrayini-hvylyna-movchannya-4/</text:a>
</text:p>
      <!--NEWS-->
      <text:h text:style-name="P10" text:outline-level="1">
<text:span text:style-name="T4">
«Правильні дії при сигналах повітряної тривоги мають стати звичкою українців» — Наталія Гуменюк</text:span>
</text:h>
      <text:p text:style-name="P4">
Author: ['Віктор Шубец']</text:p>
      <text:p text:style-name="P4">
Time: 2023-04-29T68:00:00-04:00</text:p>
      <text:p text:style-name="P4">
Description: Останні ракетні атаки по Україні демонструють, що наші люди дещо приспали пильн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2-11-16_13-45-44.jpg" text:style-name="Internet_20_link" text:visited-style-name="Visited_20_Internet_20_Link">
photo_2022-11-16_13-45-44.jpg</text:a>
']</text:p>
      <text:p text:style-name="P4">
Tags: ['STOPRUSSIA', 'АГРЕСІЯ РФ']</text:p>
      <text:p text:style-name="P4">
Category: News</text:p>
      <!--METADATA-->
      <text:p text:style-name="P4">
<draw:frame draw:style-name="fr1" draw:name="Image243" text:anchor-type="as-char" svg:width="6.9236in" svg:height="4.61393in" draw:z-index="0">
<draw:image xlink:href="../Images/AРМІЯINFORM/2023-04-29T68-00-00-04-00/photo_2022-11-16_13-45-44.jpg" xlink:type="simple" xlink:show="embed" xlink:actuate="onLoad" draw:mime-type="image/jpeg"/>
</draw:frame>
</text:p>
      <text:p text:style-name="P4">
Останні ракетні атаки по Україні демонструють, що наші люди дещо приспалипильність, ігноруючи сигнали про повітряну небезпеку? та не ховаються вукриттях.</text:p>
      <text:p text:style-name="P4">
Про це в ефірі «<text:a xlink:type="simple" xlink:href="https://youtu.be/WY8sDvZdWEA" text:style-name="Internet_20_link" text:visited-style-name="Visited_20_Internet_20_Link">
Єдиних новин</text:a>
» розповіланачальник Об’єднаного координаційного пресцентру Сил оборони півдня Україникапітан 1 рангу Наталія Гуменюк.</text:p>
      <text:p text:style-name="P4">
— У Чорному морі погода суттєво погіршилась — штормить у 3-5 балів. Водночаскорабельне угруповання ворога дещо зменшилось — присутні 14 ракетоносіїв.Зокрема два ракетоносії надводних, які знаходяться на бойовому чергуванні. Наозброєнні у них максимальне спорядження може сягати 16 «Калібрів».Застосування цієї зброї цілком імовірно й надалі, — зазначила Наталія Гуменюк.</text:p>
      <text:p text:style-name="P4">
Source: <text:a xlink:type="simple" xlink:href="https://armyinform.com.ua/2023/04/29/pravylni-diyi-pry-sygnalah-povitryanoyi-tryvogy-mayut-staty-zvychkoyu-ukrayincziv-nataliya-gumenyuk/" text:style-name="Internet_20_link" text:visited-style-name="Visited_20_Internet_20_Link">
https://armyinform.com.ua/2023/04/29/pravylni-diyi-pry-sygnalah-povitryanoyi-tryvogy-mayut-staty-zvychkoyu-ukrayincziv-nataliya-gumenyuk/</text:a>
</text:p>
      <!--NEWS-->
      <text:h text:style-name="P10" text:outline-level="1">
<text:span text:style-name="T4">
475 дітей загинуло в Україні внаслідок збройної агресії рф</text:span>
</text:h>
      <text:p text:style-name="P4">
Author: ['АРМІЯINFORM']</text:p>
      <text:p text:style-name="P4">
Time: 2023-04-29T69:00:00-04:00</text:p>
      <text:p text:style-name="P4">
Description: Станом на ранок 29 квітня 2023 року більше ніж 1428 дітей постраждали в Україні внаслід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29_09-04-17.jpg" text:style-name="Internet_20_link" text:visited-style-name="Visited_20_Internet_20_Link">
photo_2023-04-29_09-04-17.jpg</text:a>
']</text:p>
      <text:p text:style-name="P4">
Tags: ['STOPRUSSIA', 'АГРЕСІЯ РФ', 'ДІТИ']</text:p>
      <text:p text:style-name="P4">
Category: News</text:p>
      <!--METADATA-->
      <text:p text:style-name="P4">
<draw:frame draw:style-name="fr1" draw:name="Image244" text:anchor-type="as-char" svg:width="6.9236in" svg:height="4.662612in" draw:z-index="0">
<draw:image xlink:href="../Images/AРМІЯINFORM/2023-04-29T69-00-00-04-00/photo_2023-04-29_09-04-17.jpg" xlink:type="simple" xlink:show="embed" xlink:actuate="onLoad" draw:mime-type="image/jpeg"/>
</draw:frame>
</text:p>
      <text:p text:style-name="P4">
Станом на ранок 29 квітня 2023 року більше ніж 1428 дітей постраждали вУкраїні внаслідок повномасштабної збройної агресії рф. За офіційною<text:a xlink:type="simple" xlink:href="https://t.me/pgo_gov_ua/11664" text:style-name="Internet_20_link" text:visited-style-name="Visited_20_Internet_20_Link">
інформацією</text:a>
 ювенальних прокурорів 475 дітейзагинули та понад 953 отримали поранення різного ступеню тяжкості.</text:p>
      <text:p text:style-name="P4">
Ці цифри не остаточні. Триває робота з їх встановлення в місцях веденнябойових дій, на тимчасово окупованих та звільнених територіях.</text:p>
      <text:p text:style-name="P4">
Найбільше постраждало дітей у Донецькій області — 452, Харківській — 275,Київській — 128, Херсонській — 94, Запорізькій — 89, Миколаївській — 88,Чернігівській — 69, Дніпропетровській — 67, Луганській — 66.</text:p>
      <text:p text:style-name="P4">
28 квітня внаслідок обстрілу державою-агресором цивільної інфраструктури м.Умань Черкаської області ракета влучила в 9-ти поверховий житловий будинок.Повністю зруйновано під’їзд багатоповерхівки. Серед загиблих 4 дітей: дівчатка8 та 10 років та хлопчики віком 15 та 1,5 року.</text:p>
      <text:p text:style-name="P4">
29 квітня через обстріл ворогом Семенівського району Чернігівської областіотримав поранення 14-річний хлопчик.</text:p>
      <text:p text:style-name="P4">
Source: <text:a xlink:type="simple" xlink:href="https://armyinform.com.ua/2023/04/29/475-ditej-zagynulo-v-ukrayini-vnaslidok-zbrojnoyi-agresiyi-rf/" text:style-name="Internet_20_link" text:visited-style-name="Visited_20_Internet_20_Link">
https://armyinform.com.ua/2023/04/29/475-ditej-zagynulo-v-ukrayini-vnaslidok-zbrojnoyi-agresiyi-rf/</text:a>
</text:p>
      <!--NEWS-->
      <text:h text:style-name="P10" text:outline-level="1">
<text:span text:style-name="T4">
Ворог суттєво знервований тим, наскільки точними є наші влучання — Наталія Гуменюк</text:span>
</text:h>
      <text:p text:style-name="P4">
Author: ['Володимир Поліщук']</text:p>
      <text:p text:style-name="P4">
Time: 2023-04-29T70:00:00-04:00</text:p>
      <text:p text:style-name="P4">
Description: Ворог продовжує підступні обстріли Півдня України, по правому березі працює артилер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2-nataliya-gumenyuk-e1672058964734.jpg" text:style-name="Internet_20_link" text:visited-style-name="Visited_20_Internet_20_Link">
2-nataliya-gumenyuk-e1672058964734.jpg</text:a>
']</text:p>
      <text:p text:style-name="P4">
Tags: ['STOPRUSSIA', 'ВІЙНА', 'ВТОРГНЕННЯ РФ', 'НАТАЛІЯ ГУМЕНЮК', 'ПІВДЕНЬ УКРАЇНИ']</text:p>
      <text:p text:style-name="P4">
Category: News</text:p>
      <!--METADATA-->
      <text:p text:style-name="P4">
<draw:frame draw:style-name="fr1" draw:name="Image245" text:anchor-type="as-char" svg:width="6.9236in" svg:height="4.206087in" draw:z-index="0">
<draw:image xlink:href="../Images/AРМІЯINFORM/2023-04-29T70-00-00-04-00/2-nataliya-gumenyuk-e1672058964734.jpg" xlink:type="simple" xlink:show="embed" xlink:actuate="onLoad" draw:mime-type="image/jpeg"/>
</draw:frame>
 Наталія Гуменюк</text:p>
      <text:p text:style-name="P4">
Ворог продовжує підступні обстріли Півдня України, по правому березі працюєартилерія та міномети, втім інтенсивність цих обстрілів зменшилася.</text:p>
      <text:p text:style-name="P4">
Про це в ефірі національного марафону «Єдині новини»<text:a xlink:type="simple" xlink:href="https://www.youtube.com/watch" text:style-name="Internet_20_link" text:visited-style-name="Visited_20_Internet_20_Link">
повідомила</text:a>
 начальникОб’єднаного координаційного пресцентру Сил оборони Півдня капітан 1 рангуНаталія Гуменюк.</text:p>
      <text:p text:style-name="P4">
— На даному етапі ми майже не фіксуємо обстрілів з танків, які були раніше.Тобто наша робота відображена в цьому… Ми влучили у сім одиниць бронетехніки,в один човен, яким ворог намагався маневрувати поміж островами і в одинбезпілотник, яким він збирав дані про оперативну обстановку, — розповілаНаталія Гуменюк. — Ми продовжуємо проводити активну контрбатарейну роботу,застосовуємо ракетно-артилерійські підрозділи, авіацію і за минулу добу такимчином знищено чотири спостережних пункти. Це означає, що ворожі силизменшуються. Якщо раніше ворог підтягував просто на самий берег і з них гатив,то зараз зокрема й через проведене ним замінювання урізу і виходів з води віннамагається відтягнути свою техніку якомога подалі.</text:p>
      <text:p text:style-name="P4">
Спікер зазначила, що все ж слід пам’ятати, що ворожих сил на лівому березі щедосить багато і ті місця, котрі українські бійці зачистили, окупантнамагається поповнити резервами.</text:p>
      <text:p text:style-name="P4">
— На тому березі продовжується притиск місцевого населення. Вони застосовуютьдодаткові поліцейські заходи, проводять обшуки, дуже суттєво знервовані тим,наскільки точними є наші влучання, тому дуже ретельно перевіряють телефони,гаджети, до місцевого населення ставляться дуже критично і агресивно, оскількинамагаються знайти тих, хто допомагає Силам оборони, — сказала начальникОб’єднаного координаційного пресцентру Сил оборони Півдня.</text:p>
      <text:p text:style-name="P4">
Наталія Гуменюк також розповіла про порушення окупантами усіх нормМіжнародного гуманітарного права і ігнорування ним правил ведення війни:«Ворог ховається за мирним населенням, закриває ним свої позиції, розташовуєтехніку в приватних подвір’ях, ховається за евакуйованими людьми, якихрозселяє там, де облаштовує свої пункти базування для того, щоб не бутиураженим».</text:p>
      <text:p text:style-name="P4">
Source: <text:a xlink:type="simple" xlink:href="https://armyinform.com.ua/2023/04/29/vorog-suttyevo-znervovanyj-tym-naskilky-tochnymy-ye-nashi-vluchannya-nataliya-gumenyuk/" text:style-name="Internet_20_link" text:visited-style-name="Visited_20_Internet_20_Link">
https://armyinform.com.ua/2023/04/29/vorog-suttyevo-znervovanyj-tym-naskilky-tochnymy-ye-nashi-vluchannya-nataliya-gumenyuk/</text:a>
</text:p>
      <!--NEWS-->
      <text:h text:style-name="P10" text:outline-level="1">
<text:span text:style-name="T4">
Ворожі війська 11 разів обстріляли прикордоння Чернігівщини та Сумщини</text:span>
</text:h>
      <text:p text:style-name="P4">
Author: ['АРМІЯINFORM']</text:p>
      <text:p text:style-name="P4">
Time: 2023-04-29T71:00:00-04:00</text:p>
      <text:p text:style-name="P4">
Description: російські війська із 21:00 28 квітня до 08:00 29 квітня 11 разів обстріляли прикордо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oto-2.jpg" text:style-name="Internet_20_link" text:visited-style-name="Visited_20_Internet_20_Link">
foto-2.jpg</text:a>
']</text:p>
      <text:p text:style-name="P4">
Tags: ['STOPRUSSIA', 'АГРЕСІЯ РФ', 'ВТОРГНЕННЯ РФ', 'ОК «ПІВНІЧ»']</text:p>
      <text:p text:style-name="P4">
Category: News</text:p>
      <!--METADATA-->
      <text:p text:style-name="P4">
<draw:frame draw:style-name="fr1" draw:name="Image246" text:anchor-type="as-char" svg:width="6.9236in" svg:height="3.894525in" draw:z-index="0">
<draw:image xlink:href="../Images/AРМІЯINFORM/2023-04-29T71-00-00-04-00/foto-2.jpg" xlink:type="simple" xlink:show="embed" xlink:actuate="onLoad" draw:mime-type="image/jpeg"/>
</draw:frame>
 Наслідкиобстрілів Сумської області 24 березня. Фото: Дмитро Живицький / facebook</text:p>
      <text:p text:style-name="P4">
російські війська із 21:00 28 квітня до 08:00 29 квітня 11 разів обстрілялиприкордоння Чернігівської та Сумської області, застосовували керованіавіабомби, міномети, артилерію та ракети із гелікоптера.</text:p>
      <text:p text:style-name="P4">
Про це<text:a xlink:type="simple" xlink:href="https://www.facebook.com/100064471011124/posts/pfbid0MjDcYMcFWayKUzJ1WQv3sCwWXLqHCpXcv6PqLLrXaP6kR962s2iXn1mr4cCtbys1l/" text:style-name="Internet_20_link" text:visited-style-name="Visited_20_Internet_20_Link">
повідомляє</text:a>
оперативне командування «Північ».</text:p>
      <text:p text:style-name="P4">
Так, о 21:15 зафіксований один удар, ймовірно — КАБ скинута з літака, понаселеному пункту Семенівка. У результаті влучання авіабомби пошкоджено шістьбудинків. Троє цивільних отримали поранення.</text:p>
      <text:p text:style-name="P4">
Крім того, з 22:20 до 22:25 зафіксовано сім ударів, ймовірно зі ствольноїартилерії, в районі населеного пункту Сорокіне.</text:p>
      <text:p text:style-name="P4">
З 00:40 до 00:50 зафіксовано три удари, ймовірно зі ствольної артилерії, врайоні населеного пункту Українське.</text:p>
      <text:p text:style-name="P4">
З 01:25 до 01:30 зафіксовано шість ударів, ймовірно зі ствольної артилерії, врайоні населеного пункту Середина-Буда.</text:p>
      <text:p text:style-name="P4">
Близько 01:00 зафіксовано один удар, ймовірно пуск ракет із вертольоту, врайоні населеного пункту Галаганівка.</text:p>
      <text:p text:style-name="P4">
Із 03:10 до 03:30 зафіксовано чотири удари, ймовірно зі ствольної артилерії, врайоні населеного пункту Заріччя.</text:p>
      <text:p text:style-name="P4">
Із 04:07 до 04:08 зафіксовано пʼять ударів, ймовірно з реактивних системзалпового вогню, в районі населеного пункту Заріччя.</text:p>
      <text:p text:style-name="P4">
Із 04:26 до 04:50 зафіксовано пʼять ударів, ймовірно зі ствольної артилерії, врайоні населеного пункту Заріччя.</text:p>
      <text:p text:style-name="P4">
Із 05:25 до 05:30 зафіксовано пʼять ударів, ймовірно з міномету 120 мм, врайоні населеного пункту Хрінівка.</text:p>
      <text:p text:style-name="P4">
Із 05:00 до 05.30 зафіксовано три удари, ймовірно зі ствольної артилерії, врайоні населеного пункту Тимоновичі.</text:p>
      <text:p text:style-name="P4">
Із 06:25 до 06:30 зафіксовано вісім ударів, ймовірно пуск із гвинтокрила, врайоні населеного пункту Леонівка.</text:p>
      <text:p text:style-name="P4">
«Про втрати серед місцевого населення чи пошкодження цивільної інфраструктуриінформація не надходила», — йдеться в повідомленні.</text:p>
      <text:p text:style-name="P4">
Source: <text:a xlink:type="simple" xlink:href="https://armyinform.com.ua/2023/04/29/vorozhi-vijska-11-raziv-obstrilyaly-prykordonnya-chernigivshhyny-ta-sumshhyny/" text:style-name="Internet_20_link" text:visited-style-name="Visited_20_Internet_20_Link">
https://armyinform.com.ua/2023/04/29/vorozhi-vijska-11-raziv-obstrilyaly-prykordonnya-chernigivshhyny-ta-sumshhyny/</text:a>
</text:p>
      <!--NEWS-->
      <text:h text:style-name="P10" text:outline-level="1">
<text:span text:style-name="T4">
Уряд оптимізував процедуру бронювання військовозобов’язаних</text:span>
</text:h>
      <text:p text:style-name="P4">
Author: ['АРМІЯINFORM']</text:p>
      <text:p text:style-name="P4">
Time: 2023-04-29T72:00:00-04:00</text:p>
      <text:p text:style-name="P4">
Description: За словами Міністра економіки Юлії Свириденко тепер воно відбуватиметься у стис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hevron.jpeg" text:style-name="Internet_20_link" text:visited-style-name="Visited_20_Internet_20_Link">
shevron.jpeg</text:a>
']</text:p>
      <text:p text:style-name="P4">
Tags: ['STOPRUSSIA', 'БІЗНЕС', 'БРОНЮВАННЯ ВІЙСЬКОВОЗОБОВ’ЯЗАНИХ', 'ВІЙНА', 'ВТОРГНЕННЯ РФ']</text:p>
      <text:p text:style-name="P4">
Category: News</text:p>
      <!--METADATA-->
      <text:p text:style-name="P4">
<draw:frame draw:style-name="fr1" draw:name="Image247" text:anchor-type="as-char" svg:width="6.9236in" svg:height="3.894525in" draw:z-index="0">
<draw:image xlink:href="../Images/AРМІЯINFORM/2023-04-29T72-00-00-04-00/shevron.jpeg" xlink:type="simple" xlink:show="embed" xlink:actuate="onLoad" draw:mime-type="image/jpeg"/>
</draw:frame>
</text:p>
      <text:p text:style-name="P4">
За словами Міністра економіки Юлії Свириденко тепер воно відбуватиметься устислі терміни.</text:p>
      <text:p text:style-name="P4">
Кабінет Міністрів України удосконалив процедуру бронюваннявійськовозобов’язаних на період мобілізації та на воєнний час, визначившичіткі терміни етапів процедури. Відповідне рішення Уряд ухвалив вчора назасіданні.</text:p>
      <text:p text:style-name="P4">
«Одне з питань, яке порушує перед нами український бізнес під час зустрічей —тривалий час проходження процедури бронювання працівників. Такий стан речейобмежує можливості підприємців розробляти та реалізовувати виробничі плани тав цілому не сприяє підвищенню ділової активності. Ми розуміємо, що певну рольв даному випадку грає людський фактор та організація процесу. Тому ініціювалирішення, яке оптимізує процедуру бронювання, яке відтепер відбуватиметься ввизначені стислі терміни», — зазначила Перший віце-прем’єр-міністр України —<text:a xlink:type="simple" xlink:href="https://www.kmu.gov.ua/news/optymizuvaly-protseduru-broniuvannia-teper-vono-vidbuvatymetsia-u-stysli-terminy-iuliia-svyrydenko" text:style-name="Internet_20_link" text:visited-style-name="Visited_20_Internet_20_Link">
цитує</text:a>
 Міністраекономіки Юлію Свириденко Єдиний веб-портал органів виконавчої влади України.</text:p>
      <text:p text:style-name="P4">
Як пояснив заступник Міністра економіки Ігор Фоменко, згідно рішення Урядувнесено зміни до постанови Кабінету Міністрів України від 27.01.2023 № 76«Деякі питання реалізації положень Закону України „Про мобілізаційнупідготовку та мобілізацію“ щодо бронювання військовозобов’язаних на періодмобілізації та на воєнний час», якими чітко визначені терміни подання тарозгляду держорганами документів щодо бронювання. Зокрема визначено наступнітерміни:</text:p>
      <ul>
        <li>
подання органами державної влади, іншими державними органами списків військовозобов’язаних, які пропонуються добронювання на період мобілізації та на воєнний час до Генерального штабу Збройних Сил (СБУ, Служби зовнішньої розвідки) — у строк не більше ніж п’ять робочих днів;  * погодження списків таподання Генеральним штабом Збройних Сил (СБУ, СЗР) до Міністерства економіки — у строк не більше ніж десять робочих днів;  * ухвалення Мінекономіки рішення про бронювання військовозобов’язаних— у строк не більше ніж п’ять робочих днів;  * зарахування військовозобов’язаного наспеціальний військовий облік територіальним центром комплектування та соціальної підтримки — у строк не більше ніж п’ять робочих днів.</li>
      </ul>
      <text:p text:style-name="P4">
«Таким чином процедура від отримання держорганами від підприємств, установ,організацій списків на бронювання працівників до зарахування заброньованих наспеціальний військовий облік має здійснюватися максимум за 25 робочих днів», —зазначив Ігор Фоменко.</text:p>
      <text:p text:style-name="P4">
Нагадаємо, 27 січня 2023 року Кабінет Міністрів ухвалив новий порядокбронювання військовозобов’язаних та критерії визначення підприємств, установ іорганізацій, критично важливих для функціонування економіки та забезпеченняжиттєдіяльності населення. Працівники таких підприємств віднині підлягатимутьбронюванню.</text:p>
      <text:p text:style-name="P4">
Порядок бронювання військовозобов’язаних і Порядок та критерії визначенняпідприємств, установ і організацій, які є критично важливими дляфункціонування економіки та забезпечення життєдіяльності населення, розробленовідповідно до змін до Закону України «Про мобілізаційну підготовку тамобілізацію», ухвалених Верховною Радою 4 листопада 2022 року.</text:p>
      <text:p text:style-name="P4">
Source: <text:a xlink:type="simple" xlink:href="https://armyinform.com.ua/2023/04/29/uryad-optymizuvav-proczeduru-bronyuvannya-vijskovozobovyazanyh/" text:style-name="Internet_20_link" text:visited-style-name="Visited_20_Internet_20_Link">
https://armyinform.com.ua/2023/04/29/uryad-optymizuvav-proczeduru-bronyuvannya-vijskovozobovyazanyh/</text:a>
</text:p>
      <!--NEWS-->
      <text:h text:style-name="P10" text:outline-level="1">
<text:span text:style-name="T4">
Маріуполь зруйнований на понад 90% – Президент України</text:span>
</text:h>
      <text:p text:style-name="P4">
Author: ['АРМІЯINFORM']</text:p>
      <text:p text:style-name="P4">
Time: 2023-04-29T73:00:00-04:00</text:p>
      <text:p text:style-name="P4">
Description: Маріуполь. Колись там жило майже півмільйона людей. А зараз майже не залишилося ціл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axresdefault-3.jpg" text:style-name="Internet_20_link" text:visited-style-name="Visited_20_Internet_20_Link">
maxresdefault-3.jpg</text:a>
']</text:p>
      <text:p text:style-name="P4">
Tags: ['STOPRUSSIA', 'АГРЕСІЯ РФ']</text:p>
      <text:p text:style-name="P4">
Category: News</text:p>
      <!--METADATA-->
      <text:p text:style-name="P4">
<draw:frame draw:style-name="fr1" draw:name="Image248" text:anchor-type="as-char" svg:width="6.9236in" svg:height="3.894525in" draw:z-index="0">
<draw:image xlink:href="../Images/AРМІЯINFORM/2023-04-29T73-00-00-04-00/maxresdefault-3.jpg" xlink:type="simple" xlink:show="embed" xlink:actuate="onLoad" draw:mime-type="image/jpeg"/>
</draw:frame>
</text:p>
      <text:p text:style-name="P4">
Маріуполь. Колись там жило майже півмільйона людей. А зараз майже незалишилося цілих будинків. Держава-терорист зробила все, щоб убити це місто.Більш ніж на 90% Маріуполь зруйнований.</text:p>
      <text:p text:style-name="P4">
Джерело: <text:a xlink:type="simple" xlink:href="https://www.facebook.com/zelenskiy.official" text:style-name="Internet_20_link" text:visited-style-name="Visited_20_Internet_20_Link">
Facebook ВолодимираЗеленського</text:a>
</text:p>
      <text:p text:style-name="P4">
Source: <text:a xlink:type="simple" xlink:href="https://armyinform.com.ua/2023/04/29/mariupol-zrujnovanyj-na-ponad-90-prezydent-ukrayiny/" text:style-name="Internet_20_link" text:visited-style-name="Visited_20_Internet_20_Link">
https://armyinform.com.ua/2023/04/29/mariupol-zrujnovanyj-na-ponad-90-prezydent-ukrayiny/</text:a>
</text:p>
      <!--NEWS-->
      <text:h text:style-name="P10" text:outline-level="1">
<text:span text:style-name="T4">
Наші медики — бійці, які стоять цілодобово на фронті боротьби за життя і здоров’я — Ганна Маляр</text:span>
</text:h>
      <text:p text:style-name="P4">
Author: ['Владислав Назаркевич']</text:p>
      <text:p text:style-name="P4">
Time: 2023-04-29T74:00:00-04:00</text:p>
      <text:p text:style-name="P4">
Description: Заступник Міністра оборони України Ганна Маляр разом з Командувачем Медичних Сил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annamalyar_result_6.jpg" text:style-name="Internet_20_link" text:visited-style-name="Visited_20_Internet_20_Link">
gannamalyar_result_6.jpg</text:a>
', '<text:a xlink:type="simple" xlink:href="https://armyinform.com.ua/wp-content/uploads/2023/04/gannamalyar_result_8.jpg" text:style-name="Internet_20_link" text:visited-style-name="Visited_20_Internet_20_Link">
gannamalyar_result_8.jpg</text:a>
', '<text:a xlink:type="simple" xlink:href="https://armyinform.com.ua/wp-content/uploads/2023/04/gannamalyar_result-150x150.jpg" text:style-name="Internet_20_link" text:visited-style-name="Visited_20_Internet_20_Link">
gannamalyar_result-150x150.jpg</text:a>
', '<text:a xlink:type="simple" xlink:href="https://armyinform.com.ua/wp-content/uploads/2023/04/gannamalyar_result_7-150x150.jpg" text:style-name="Internet_20_link" text:visited-style-name="Visited_20_Internet_20_Link">
gannamalyar_result_7-150x150.jpg</text:a>
', '<text:a xlink:type="simple" xlink:href="https://armyinform.com.ua/wp-content/uploads/2023/04/gannamalyar_result_3-150x150.jpg" text:style-name="Internet_20_link" text:visited-style-name="Visited_20_Internet_20_Link">
gannamalyar_result_3-150x150.jpg</text:a>
', '<text:a xlink:type="simple" xlink:href="https://armyinform.com.ua/wp-content/uploads/2023/04/gannamalyar_result_4-150x150.jpg" text:style-name="Internet_20_link" text:visited-style-name="Visited_20_Internet_20_Link">
gannamalyar_result_4-150x150.jpg</text:a>
', '<text:a xlink:type="simple" xlink:href="https://armyinform.com.ua/wp-content/uploads/2023/04/gannamalyar_result_2-150x150.jpg" text:style-name="Internet_20_link" text:visited-style-name="Visited_20_Internet_20_Link">
gannamalyar_result_2-150x150.jpg</text:a>
', '<text:a xlink:type="simple" xlink:href="https://armyinform.com.ua/wp-content/uploads/2023/04/gannamalyar_result_5-150x150.jpg" text:style-name="Internet_20_link" text:visited-style-name="Visited_20_Internet_20_Link">
gannamalyar_result_5-150x150.jpg</text:a>
', '<text:a xlink:type="simple" xlink:href="https://armyinform.com.ua/wp-content/uploads/2023/04/gannamalyar_result_1-150x150.jpg" text:style-name="Internet_20_link" text:visited-style-name="Visited_20_Internet_20_Link">
gannamalyar_result_1-150x150.jpg</text:a>
', '<text:a xlink:type="simple" xlink:href="https://armyinform.com.ua/wp-content/uploads/2022/06/vladyslav-nazarkevych-chb.jpg" text:style-name="Internet_20_link" text:visited-style-name="Visited_20_Internet_20_Link">
vladyslav-nazarkevych-chb.jpg</text:a>
']</text:p>
      <text:p text:style-name="P4">
Tags: ['STOPRUSSIA', 'АГРЕСІЯ РФ', 'ВТОРГНЕННЯ РФ', 'ГАННА МАЛЯР', 'ТЕТЯНА ОСТАЩЕНКО']</text:p>
      <text:p text:style-name="P4">
Category: News</text:p>
      <!--METADATA-->
      <text:p text:style-name="P4">
<draw:frame draw:style-name="fr1" draw:name="Image249" text:anchor-type="as-char" svg:width="6.9236in" svg:height="4.609964in" draw:z-index="0">
<draw:image xlink:href="../Images/AРМІЯINFORM/2023-04-29T74-00-00-04-00/gannamalyar_result_6.jpg" xlink:type="simple" xlink:show="embed" xlink:actuate="onLoad" draw:mime-type="image/jpeg"/>
</draw:frame>
</text:p>
      <text:p text:style-name="P4">
Заступник Міністра оборони України Ганна Маляр разом з Командувачем МедичнихСил ЗСУ генерал-майором медичної служби Тетяною Остащенко відвідалилікувальний заклад на Донеччині, який надає допомогу пораненим воїнам. ГаннаМаляр подякувала військовим і цивільним медикам за їхню самовіддану роботузаради життя і здоров’я захисників України та вручила їм відзнаки Міністерстваоборони України.</text:p>
      <text:p text:style-name="P4">
— З величезною честю передаю вам ці відзнаки. Розчулена бути у вашомутоваристві і тиснути ваші руки — найкращі руки нашої держави, які рятуютьнаших захисників і захисниць. Вся країна вклоняється вам за врятовані життянаших воїнів, — звернулася вона до медиків.</text:p>
      <text:p text:style-name="P4">
— Від Командування Медичних Сил ЗСУ щиро дякую за вашу роботу, — зазначила підчас нагородження генерал-майор медичної служби Тетяна Остащенко. — Ви важкопрацюєте кожного дня і роботи у нас ще багато. Вірю, що ми разом все подолаємота переможемо.</text:p>
      <text:p text:style-name="P4">
<draw:frame draw:style-name="fr1" draw:name="Image250" text:anchor-type="as-char" svg:width="6.9236in" svg:height="5.191078in" draw:z-index="0">
<draw:image xlink:href="../Images/AРМІЯINFORM/2023-04-29T74-00-00-04-00/gannamalyar_result_8.jpg" xlink:type="simple" xlink:show="embed" xlink:actuate="onLoad" draw:mime-type="image/jpeg"/>
</draw:frame>
</text:p>
      <text:p text:style-name="P4">
Ганна Маляр та Тетяна Остащенко ознайомилися з роботою лікувального закладу,поспілкувалися з персоналом та пацієнтами.</text:p>
      <text:p text:style-name="P4">
— Якщо порівнювати ті війни які були найближчими до нас по часу, то МедичнимСилам ЗСУ вдалося досягти найнижчого рівня смертності. Те, як сьогодніпрацюють Медичні Сили, військові і цивільні медики — це насправді унікально.Ті операції, які здійснюють лікарі — просто унікальні. Вся система налагоджената відпрацьована, — зазначила заступник Міністра оборони України. — Поранені,з яким я спілкувалася, вдячні нашим медикам. А вони одержимі перемогою,«заряджені» натхненням, як і всі наші військові. У всіх наших медиків є сили,у них горять очі, вони надихають. Зараз створено унікальну систему, якоїраніше не існувало. Це єдиний медичний простір, де разом працюють цивільні тавійськові медики. Такого в світі ще ніде не було. В Медичних Силах налагодженаефективна система евакуації. Сьогодні це багатоступеневий механізм, в якомузадіяні всі види транспорту.</text:p>
      <text:p text:style-name="P4">
<text:a xlink:type="simple" xlink:href="https://armyinform.com.ua/wp-content/uploads/2023/04/gannamalyar_result.jpg" text:style-name="Internet_20_link" text:visited-style-name="Visited_20_Internet_20_Link">
<draw:frame draw:style-name="fr1" draw:name="Image251" text:anchor-type="as-char" svg:width="6.9236in" svg:height="6.9236in" draw:z-index="0">
<draw:image xlink:href="../Images/AРМІЯINFORM/2023-04-29T74-00-00-04-00/gannamalyar_result-150x150.jpg" xlink:type="simple" xlink:show="embed" xlink:actuate="onLoad" draw:mime-type="image/jpeg"/>
</draw:frame>
</text:a>
</text:p>
      <text:p text:style-name="P4">
<text:a xlink:type="simple" xlink:href="https://armyinform.com.ua/wp-content/uploads/2023/04/gannamalyar_result_7.jpg" text:style-name="Internet_20_link" text:visited-style-name="Visited_20_Internet_20_Link">
<draw:frame draw:style-name="fr1" draw:name="Image252" text:anchor-type="as-char" svg:width="6.9236in" svg:height="6.9236in" draw:z-index="0">
<draw:image xlink:href="../Images/AРМІЯINFORM/2023-04-29T74-00-00-04-00/gannamalyar_result_7-150x150.jpg" xlink:type="simple" xlink:show="embed" xlink:actuate="onLoad" draw:mime-type="image/jpeg"/>
</draw:frame>
</text:a>
</text:p>
      <text:p text:style-name="P4">
<text:a xlink:type="simple" xlink:href="https://armyinform.com.ua/wp-content/uploads/2023/04/gannamalyar_result_3.jpg" text:style-name="Internet_20_link" text:visited-style-name="Visited_20_Internet_20_Link">
<draw:frame draw:style-name="fr1" draw:name="Image253" text:anchor-type="as-char" svg:width="6.9236in" svg:height="6.9236in" draw:z-index="0">
<draw:image xlink:href="../Images/AРМІЯINFORM/2023-04-29T74-00-00-04-00/gannamalyar_result_3-150x150.jpg" xlink:type="simple" xlink:show="embed" xlink:actuate="onLoad" draw:mime-type="image/jpeg"/>
</draw:frame>
</text:a>
</text:p>
      <text:p text:style-name="P4">
Досвід українських медиків вже активно вивчається і впроваджується в іншихкраїнах.</text:p>
      <text:p text:style-name="P4">
— Я беру участь у засіданні керівників медичних служб армій країн НАТО і тамсистема медичного забезпечення, яка побудована в Україні, вивчається багатьманашими партнерами,— розповіла Тетяна Остащенко. — На підставі нашої інформаціївони переписують свої стандарти, доктрини, переглядають структурумедзабезпечення. Це унікальний досвід, якого набули всі наші військові медикипід час роботи в умовах широкомасштабної агресії та досі небачених обсягівмедичної евакуації.</text:p>
      <text:p text:style-name="P4">
<text:a xlink:type="simple" xlink:href="https://armyinform.com.ua/wp-content/uploads/2023/04/gannamalyar_result_4.jpg" text:style-name="Internet_20_link" text:visited-style-name="Visited_20_Internet_20_Link">
<draw:frame draw:style-name="fr1" draw:name="Image254" text:anchor-type="as-char" svg:width="6.9236in" svg:height="6.9236in" draw:z-index="0">
<draw:image xlink:href="../Images/AРМІЯINFORM/2023-04-29T74-00-00-04-00/gannamalyar_result_4-150x150.jpg" xlink:type="simple" xlink:show="embed" xlink:actuate="onLoad" draw:mime-type="image/jpeg"/>
</draw:frame>
</text:a>
</text:p>
      <text:p text:style-name="P4">
<text:a xlink:type="simple" xlink:href="https://armyinform.com.ua/wp-content/uploads/2023/04/gannamalyar_result_2.jpg" text:style-name="Internet_20_link" text:visited-style-name="Visited_20_Internet_20_Link">
<draw:frame draw:style-name="fr1" draw:name="Image255" text:anchor-type="as-char" svg:width="6.9236in" svg:height="6.9236in" draw:z-index="0">
<draw:image xlink:href="../Images/AРМІЯINFORM/2023-04-29T74-00-00-04-00/gannamalyar_result_2-150x150.jpg" xlink:type="simple" xlink:show="embed" xlink:actuate="onLoad" draw:mime-type="image/jpeg"/>
</draw:frame>
</text:a>
</text:p>
      <text:p text:style-name="P4">
<text:a xlink:type="simple" xlink:href="https://armyinform.com.ua/wp-content/uploads/2023/04/gannamalyar_result_5.jpg" text:style-name="Internet_20_link" text:visited-style-name="Visited_20_Internet_20_Link">
<draw:frame draw:style-name="fr1" draw:name="Image256" text:anchor-type="as-char" svg:width="6.9236in" svg:height="6.9236in" draw:z-index="0">
<draw:image xlink:href="../Images/AРМІЯINFORM/2023-04-29T74-00-00-04-00/gannamalyar_result_5-150x150.jpg" xlink:type="simple" xlink:show="embed" xlink:actuate="onLoad" draw:mime-type="image/jpeg"/>
</draw:frame>
</text:a>
</text:p>
      <text:p text:style-name="P4">
<text:a xlink:type="simple" xlink:href="https://armyinform.com.ua/wp-content/uploads/2023/04/gannamalyar_result_1.jpg" text:style-name="Internet_20_link" text:visited-style-name="Visited_20_Internet_20_Link">
<draw:frame draw:style-name="fr1" draw:name="Image257" text:anchor-type="as-char" svg:width="6.9236in" svg:height="6.9236in" draw:z-index="0">
<draw:image xlink:href="../Images/AРМІЯINFORM/2023-04-29T74-00-00-04-00/gannamalyar_result_1-150x150.jpg" xlink:type="simple" xlink:show="embed" xlink:actuate="onLoad" draw:mime-type="image/jpeg"/>
</draw:frame>
</text:a>
</text:p>
      <text:p text:style-name="P4">
Ганна Маляр додала, що за дорученням Міністра оборони України вона разом зКомандувачем Медичних Сил перевіряють роботу усіх військово-лікарськихкомісій, що діють вздовж ліній фронту.</text:p>
      <text:p text:style-name="P4">
— Є звичайно певні бюрократичні проблеми з паперовим документообігом. Цевстановлено законом і щоб це змінити робоча група вносила законопроєкти длярозгляду у Верховній Раді України. Два з них уже проголосовані в першомучитанні, — наголосила вона. — Потроху ці паперові моменти зміняться. Крімтого, сьогодні ми запроваджуємо цифрові черги. Я сьогодні відвідала військово-лікарські комісії, що працюють вздовж лінії зіткнення. Їх тут так багато, абивони могли задовольнити всі потребу військовослужбовців. Десь взагалі немаєчерг, десь є скупчення відвідувачів. Ця проблема буде усунена найближчимчасом. Що стосується електронних черг, то вже в 5 містах запущено пілотнийпроєкт. Ми дивимося у тестовому режимі як працює система, а потім будемовиправляти помилки чи не доопрацювання. З часом у всіх ВЛК запустимоелектронні черги. Будемо бачити навантаження і за рахунок цивільних медичнихзакладів доповнювати комісії.</text:p>
      <text:p text:style-name="P4">
<text:span text:style-name="T5">
Фото авторів</text:span>
</text:p>
      <text:p text:style-name="P4">
<draw:frame draw:style-name="fr1" draw:name="Image258" text:anchor-type="as-char" svg:width="6.9236in" svg:height="6.9236in" draw:z-index="0">
<draw:image xlink:href="../Images/AРМІЯINFORM/2023-04-29T74-00-00-04-00/vladyslav-nazarkevych-chb.jpg" xlink:type="simple" xlink:show="embed" xlink:actuate="onLoad" draw:mime-type="image/jpeg"/>
</draw:frame>
</text:p>
      <text:p text:style-name="P4">
<text:a xlink:type="simple" xlink:href="https://armyinform.com.ua/army-authors/vladyslav-nazarkevych/" text:style-name="Internet_20_link" text:visited-style-name="Visited_20_Internet_20_Link">
Владислав Назаркевич</text:a>
</text:p>
      <text:p text:style-name="P4">
Кореспондент АрміяInform</text:p>
      <text:p text:style-name="P4">
Source: <text:a xlink:type="simple" xlink:href="https://armyinform.com.ua/2023/04/29/nashi-medyky-bijczi-yaki-stoyat-czilodobovo-na-fronti-borotby-za-zhyttya-i-zdorovya-ganna-malyar/" text:style-name="Internet_20_link" text:visited-style-name="Visited_20_Internet_20_Link">
https://armyinform.com.ua/2023/04/29/nashi-medyky-bijczi-yaki-stoyat-czilodobovo-na-fronti-borotby-za-zhyttya-i-zdorovya-ganna-malyar/</text:a>
</text:p>
      <!--NEWS-->
      <text:h text:style-name="P10" text:outline-level="1">
<text:span text:style-name="T4">
Ворог змушений змінювати тактику й відчуває снарядний та ракетний голод — Петро Черник</text:span>
</text:h>
      <text:p text:style-name="P4">
Author: ['АРМІЯINFORM']</text:p>
      <text:p text:style-name="P4">
Time: 2023-04-29T75:00:00-04:00</text:p>
      <text:p text:style-name="P4">
Description: Чи є зміни у використанні росарамією своєї піхоти? Як змінилося використання противник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1656496336.jpeg" text:style-name="Internet_20_link" text:visited-style-name="Visited_20_Internet_20_Link">
photo1656496336.jpeg</text:a>
']</text:p>
      <text:p text:style-name="P4">
Tags: ['STOPRUSSIA', 'АГРЕСІЯ РФ', 'ВТОРГНЕННЯ РФ', 'ПЕТРО ЧЕРНИК']</text:p>
      <text:p text:style-name="P4">
Category: News</text:p>
      <!--METADATA-->
      <text:p text:style-name="P4">
<draw:frame draw:style-name="fr1" draw:name="Image259" text:anchor-type="as-char" svg:width="6.9236in" svg:height="3.894525in" draw:z-index="0">
<draw:image xlink:href="../Images/AРМІЯINFORM/2023-04-29T75-00-00-04-00/photo1656496336.jpeg" xlink:type="simple" xlink:show="embed" xlink:actuate="onLoad" draw:mime-type="image/jpeg"/>
</draw:frame>
</text:p>
      <text:p text:style-name="P4">
Чи є зміни у використанні росарамією своєї піхоти? Як змінилося використанняпротивником «вогневих валів»? Та як нині росіяни використовують свій ракетнийпотенціал?</text:p>
      <text:p text:style-name="P4">
Про це спеціально для АрміяInform розповів військовий експерт Петро Черник.</text:p>
      <text:p text:style-name="P4">
Source: <text:a xlink:type="simple" xlink:href="https://armyinform.com.ua/2023/04/29/vorog-zmushenyj-zminyuvaty-taktyku-j-vidchuvaye-snaryadnyj-ta-raketnyj-golod-petro-chernyk/" text:style-name="Internet_20_link" text:visited-style-name="Visited_20_Internet_20_Link">
https://armyinform.com.ua/2023/04/29/vorog-zmushenyj-zminyuvaty-taktyku-j-vidchuvaye-snaryadnyj-ta-raketnyj-golod-petro-chernyk/</text:a>
</text:p>
      <!--NEWS-->
      <text:h text:style-name="P10" text:outline-level="1">
<text:span text:style-name="T4">
Протягом доби піротехнічні підрозділи ДСНС знешкодили 408 вибухонебезпечних предметів, обстежили 122 гектари території</text:span>
</text:h>
      <text:p text:style-name="P4">
Author: ['АРМІЯINFORM']</text:p>
      <text:p text:style-name="P4">
Time: 2023-04-29T76:00:00-04:00</text:p>
      <text:p text:style-name="P4">
Description: Протягом доби піротехнічні підрозділи ДСНС залучалися 157 разів, виявлено, вилуче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1aeae45f966.jpeg" text:style-name="Internet_20_link" text:visited-style-name="Visited_20_Internet_20_Link">
631aeae45f966.jpeg</text:a>
']</text:p>
      <text:p text:style-name="P4">
Tags: ['STOPRUSSIA', 'АГРЕСІЯ РФ']</text:p>
      <text:p text:style-name="P4">
Category: News</text:p>
      <!--METADATA-->
      <text:p text:style-name="P4">
<draw:frame draw:style-name="fr1" draw:name="Image260" text:anchor-type="as-char" svg:width="6.9236in" svg:height="4.32725in" draw:z-index="0">
<draw:image xlink:href="../Images/AРМІЯINFORM/2023-04-29T76-00-00-04-00/631aeae45f966.jpeg" xlink:type="simple" xlink:show="embed" xlink:actuate="onLoad" draw:mime-type="image/jpeg"/>
</draw:frame>
Ілюстративне фото</text:p>
      <text:p text:style-name="P4">
Протягом доби піротехнічні підрозділи ДСНС залучалися 157 разів, виявлено,вилучено і знешкоджено 408 од. вибухонебезпечних предметів, обстеженотериторію площею 122 гектари.</text:p>
      <text:p text:style-name="P4">
Про це <text:a xlink:type="simple" xlink:href="https://dsns.gov.ua/uk/news/nadzvicaini-podiyi/operativna-informaciia-shhodo-roboti-pirotexnicnix-pidrozdiliv-dsns-ukrayini-42" text:style-name="Internet_20_link" text:visited-style-name="Visited_20_Internet_20_Link">
повідомляє</text:a>
 ДСНСУкраїни.</text:p>
      <text:p text:style-name="P4">
Найчастіше піротехнічні підрозділи працювали: в Харківській області 17 тис.390 разів, Київщині — 7 тис. 535, Донеччині — 4 тис. 956, Миколаївщині — 4тис. 665, Чернігівщині — 4 тис. 538, Херсонщині — 4 тис. 468, Сумщині — 1 тис.898, Черкащині — 1 тис. 85.</text:p>
      <text:p text:style-name="P4">
Всього з початку широкомасштабного військового вторгнення російської федераціїна території України знешкоджено 351 тис. 851 од. вибухонебезпечних предметівта 2 тис. 891 кг вибухової речовини, у тому числі 2 тис. 217 од. авіаційнихбомб. Обстежено територію площею близько 83 тис. 697 гектарів.</text:p>
      <text:p text:style-name="P4">
У разі виявлення підозрілого предмету або вибухівки одразу повідом за номеромтелефону — 101.</text:p>
      <text:p text:style-name="P4">
Source: <text:a xlink:type="simple" xlink:href="https://armyinform.com.ua/2023/04/29/protyagom-doby-pirotehnichni-pidrozdily-dsns-zneshkodyly-408-vybuhonebezpechnyh-predmetiv-obstezhyly-122-gektary-terytoriyi/" text:style-name="Internet_20_link" text:visited-style-name="Visited_20_Internet_20_Link">
https://armyinform.com.ua/2023/04/29/protyagom-doby-pirotehnichni-pidrozdily-dsns-zneshkodyly-408-vybuhonebezpechnyh-predmetiv-obstezhyly-122-gektary-terytoriyi/</text:a>
</text:p>
      <!--NEWS-->
      <text:h text:style-name="P10" text:outline-level="1">
<text:span text:style-name="T4">
Повідомлено про підозру ще шістьом громадянам за участь у псевдореферендумі на Херсонщині та Луганщині</text:span>
</text:h>
      <text:p text:style-name="P4">
Author: ['АРМІЯINFORM']</text:p>
      <text:p text:style-name="P4">
Time: 2023-04-29T77:00:00-04:00</text:p>
      <text:p text:style-name="P4">
Description: За процесуального керівництва Бериславської та Олешківської окружних прокурату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29_09-59-45.jpg" text:style-name="Internet_20_link" text:visited-style-name="Visited_20_Internet_20_Link">
photo_2023-04-29_09-59-45.jpg</text:a>
']</text:p>
      <text:p text:style-name="P4">
Tags: ['STOPRUSSIA']</text:p>
      <text:p text:style-name="P4">
Category: News</text:p>
      <!--METADATA-->
      <text:p text:style-name="P4">
<draw:frame draw:style-name="fr1" draw:name="Image261" text:anchor-type="as-char" svg:width="6.9236in" svg:height="6.9236in" draw:z-index="0">
<draw:image xlink:href="../Images/AРМІЯINFORM/2023-04-29T77-00-00-04-00/photo_2023-04-29_09-59-45.jpg" xlink:type="simple" xlink:show="embed" xlink:actuate="onLoad" draw:mime-type="image/jpeg"/>
</draw:frame>
</text:p>
      <text:p text:style-name="P4">
За процесуального керівництва Бериславської та Олешківської окружнихпрокуратур Херсонської області та Старобільської окружної прокуратуриЛуганської області шістьом громадянам повідомлено про підозру у колабораційнійдіяльності (ч. 5 ст. 111-1 КК України).</text:p>
      <text:p text:style-name="P4">
Про це <text:a xlink:type="simple" xlink:href="https://t.me/pgo_gov_ua" text:style-name="Internet_20_link" text:visited-style-name="Visited_20_Internet_20_Link">
повідомляє</text:a>
 Офіс Генерального прокурора.</text:p>
      <text:p text:style-name="P4">
Одній з них інкримінують ще посягання на територіальну цілісність інедоторканність України (ч. 2 ст. 110 КК України).</text:p>
      <text:p text:style-name="P4">
За даними слідства, п’ятеро мешканців Херсонщини у вересні 2022 року бралиучасть у роботі так званих «виборчих комісій». Їх створила окупаційна влададля проведення псевдореферендуму щодо виходу зі складу України та приєднаннядо рф тимчасово окупованої території Херсонщини.Як члени незаконно створенихкомісій вони ходили по домівках мешканців населених пунктів Качкарівка,Новоолександрівка, Новорайськ та Станіслав, закликаючи їх голосувати накористь країни-агресор.</text:p>
      <text:p text:style-name="P4">
Після цього передали бюлетені з відмітками так званим «головам виборчихкомісій» для подальшого підрахунку результатів. За свою роботу отримували«винагороду» у рублях. Також мешканка Луганщини взяла участь в організації тапроведенні державою-агресором псевдореферендуму щодо приєднання до складу рф.Була так званим «членом територіальної виборчої комісії» на тимчасовоокупованій території Старобільського району Луганщини.</text:p>
      <text:p text:style-name="P4">
Підозрювана особисто перевіряла паспорти громадян, видавала «бюлетені»,вносила відомості про місцеве населення до фейкових списків виборців та бралаучасть у підрахунку «голосів». За участь в організації незаконноговолевиявлення отримала 77 тис російських рублів. Наразі трьом з підозрюванихобрано запобіжний захід — тримання під вартою. Питання щодо інших вирішується.</text:p>
      <text:p text:style-name="P4">
Досудове розслідування — СБУ.</text:p>
      <text:p text:style-name="P4">
Source: <text:a xlink:type="simple" xlink:href="https://armyinform.com.ua/2023/04/29/povidomleno-pro-pidozru-shhe-shistom-gromadyanam-za-uchast-u-psevdoreferendumi-na-hersonshhyni-ta-luganshhyni/" text:style-name="Internet_20_link" text:visited-style-name="Visited_20_Internet_20_Link">
https://armyinform.com.ua/2023/04/29/povidomleno-pro-pidozru-shhe-shistom-gromadyanam-za-uchast-u-psevdoreferendumi-na-hersonshhyni-ta-luganshhyni/</text:a>
</text:p>
      <!--NEWS-->
      <text:h text:style-name="P10" text:outline-level="1">
<text:span text:style-name="T4">
У Чорному морі на бойовому чергуванні перебувають 12 ворожих кораблів, серед яких 1 носій крилатих ракет «калібр»</text:span>
</text:h>
      <text:p text:style-name="P4">
Author: ['АРМІЯINFORM']</text:p>
      <text:p text:style-name="P4">
Time: 2023-04-29T78:00:00-04:00</text:p>
      <text:p text:style-name="P4">
Description: Станом на 12:30 29.04.2023:    У Чорному морі на бойов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aketa-kalibr.jpg" text:style-name="Internet_20_link" text:visited-style-name="Visited_20_Internet_20_Link">
raketa-kalibr.jpg</text:a>
']</text:p>
      <text:p text:style-name="P4">
Tags: ['STOPRUSSIA', 'ВМС ЗС УКРАЇНИ']</text:p>
      <text:p text:style-name="P4">
Category: News</text:p>
      <!--METADATA-->
      <text:p text:style-name="P4">
<draw:frame draw:style-name="fr1" draw:name="Image262" text:anchor-type="as-char" svg:width="6.9236in" svg:height="4.609384in" draw:z-index="0">
<draw:image xlink:href="../Images/AРМІЯINFORM/2023-04-29T78-00-00-04-00/raketa-kalibr.jpg" xlink:type="simple" xlink:show="embed" xlink:actuate="onLoad" draw:mime-type="image/jpeg"/>
</draw:frame>
Ілюстративне фото</text:p>
      <text:p text:style-name="P4">
<text:span text:style-name="T4">
Станом на 12:30 29.04.2023:</text:span>
</text:p>
      <text:p text:style-name="P4">
У Чорному морі на бойовому чергуванні перебувають 12 ворожих кораблів, середяких 1 носій крилатих ракет «калібр» загальний залп до 8 ракет;</text:p>
      <text:p text:style-name="P4">
Про це<text:a xlink:type="simple" xlink:href="https://www.facebook.com/navy.mil.gov.ua/posts/pfbid033Lfq8f4vBw3w1vuRFvSejorYuZJTPkeVqfXdNmuFHputBSg8Qa71pkcYCPBGEpAjl" text:style-name="Internet_20_link" text:visited-style-name="Visited_20_Internet_20_Link">
повідомляють</text:a>
ВМС ЗС України.</text:p>
      <ul>
        <li>
в Азовському морі — 1 ворожий корабель;  * в Середземному морі на бойовому чергуванні перебувають до 4 ворожих кораблі, з них 1 носій крилатих ракет «Калібр», загальний залп до 16 ракет.</li>
      </ul>
      <text:p text:style-name="P4">
<text:span text:style-name="T4">
За добу</text:span>
 <text:span text:style-name="T4">
в інтересах рф прохід Керч-Єнікальською протокою здійснили:</text:span>
</text:p>
      <ul>
        <li>
до Азовського моря — 34 суден, з них 14 рухались з протоки Босфор;  * до Чорного моря — 19 суден, з них 6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4/29/u-chornomu-mori-na-bojovomu-cherguvanni-znahodytsya-12-vorozhyh-korabliv-sered-yakyh-1-nosij-krylatyh-raket-kalibr/" text:style-name="Internet_20_link" text:visited-style-name="Visited_20_Internet_20_Link">
https://armyinform.com.ua/2023/04/29/u-chornomu-mori-na-bojovomu-cherguvanni-znahodytsya-12-vorozhyh-korabliv-sered-yakyh-1-nosij-krylatyh-raket-kalibr/</text:a>
</text:p>
      <!--NEWS-->
      <text:h text:style-name="P10" text:outline-level="1">
<text:span text:style-name="T4">
Президент України в інтерв’ю іноземним ЗМІ про російську агресію, контрнаступ України та постачання техніки від партнерів</text:span>
</text:h>
      <text:p text:style-name="P4">
Author: ['АРМІЯINFORM']</text:p>
      <text:p text:style-name="P4">
Time: 2023-04-29T79:00:00-04:00</text:p>
      <text:p text:style-name="P4">
Description: Володимир Зеленський дав інтервʼю представникам фінських, шведських, данських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ыmyannыj.png" text:style-name="Internet_20_link" text:visited-style-name="Visited_20_Internet_20_Link">
bezыmyannыj.png</text:a>
']</text:p>
      <text:p text:style-name="P4">
Tags: ['STOPRUSSIA', 'АГРЕСІЯ РФ', 'ВОЛОДИМИР ЗЕЛЕНСЬКИЙ']</text:p>
      <text:p text:style-name="P4">
Category: News</text:p>
      <!--METADATA-->
      <text:p text:style-name="P4">
<draw:frame draw:style-name="fr1" draw:name="Image263" text:anchor-type="as-char" svg:width="6.9236in" svg:height="4.32148in" draw:z-index="0">
<draw:image xlink:href="../Images/AРМІЯINFORM/2023-04-29T79-00-00-04-00/bezыmyannыj.png" xlink:type="simple" xlink:show="embed" xlink:actuate="onLoad" draw:mime-type="image/png"/>
</draw:frame>
</text:p>
      <text:p text:style-name="P4">
Володимир Зеленський дав інтервʼю представникам фінських, шведських, данськихі норвезьких ЗМІ. <text:a xlink:type="simple" xlink:href="https://www.facebook.com/president.gov.ua" text:style-name="Internet_20_link" text:visited-style-name="Visited_20_Internet_20_Link">
Опубліковано</text:a>
 наFacebook-сторінці Офісу Президента України.</text:p>
      <text:p text:style-name="P4">
<text:span text:style-name="T4">
Основні теми розмови:</text:span>
</text:p>
      <ul>
        <li>
російська агресія;  * контрнаступ України;  * необхідність постачання сучасних бойових літаків;  * постачання техніки від партнерів;  * липневий саміт НАТО та деокупацію Кримського півострова.</li>
      </ul>
      <text:p text:style-name="P4">
Source: <text:a xlink:type="simple" xlink:href="https://armyinform.com.ua/2023/04/29/prezydent-ukrayiny-v-intervyu-inozemnym-zmi-pro-rosijsku-agresiyu-kontrnastup-ukrayiny-ta-postachannya-tehniky-vid-partneriv/" text:style-name="Internet_20_link" text:visited-style-name="Visited_20_Internet_20_Link">
https://armyinform.com.ua/2023/04/29/prezydent-ukrayiny-v-intervyu-inozemnym-zmi-pro-rosijsku-agresiyu-kontrnastup-ukrayiny-ta-postachannya-tehniky-vid-partneriv/</text:a>
</text:p>
      <!--NEWS-->
      <text:h text:style-name="P10" text:outline-level="1">
<text:span text:style-name="T4">
Заяви ворогів, що вони контролюють траси на Бахмут, не відповідають дійсності   — Сергій Череватий</text:span>
</text:h>
      <text:p text:style-name="P4">
Author: ['Ігор Березинський']</text:p>
      <text:p text:style-name="P4">
Time: 2023-04-29T80:00:00-04:00</text:p>
      <text:p text:style-name="P4">
Description: — Бахмут залишається головним напрямком удару ворога, де він зосереджує свої максималь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evatyj-2.jpg" text:style-name="Internet_20_link" text:visited-style-name="Visited_20_Internet_20_Link">
cherevatyj-2.jpg</text:a>
']</text:p>
      <text:p text:style-name="P4">
Tags: ['STOPRUSSIA', 'АГРЕСІЯ РФ']</text:p>
      <text:p text:style-name="P4">
Category: News</text:p>
      <!--METADATA-->
      <text:p text:style-name="P4">
<draw:frame draw:style-name="fr1" draw:name="Image264" text:anchor-type="as-char" svg:width="6.9236in" svg:height="4.61393in" draw:z-index="0">
<draw:image xlink:href="../Images/AРМІЯINFORM/2023-04-29T80-00-00-04-00/cherevatyj-2.jpg" xlink:type="simple" xlink:show="embed" xlink:actuate="onLoad" draw:mime-type="image/jpeg"/>
</draw:frame>
</text:p>
      <text:p text:style-name="P4">
— Бахмут залишається головним напрямком удару ворога, де він зосереджує своїмаксимальні зусилля, намагаючись оточити та взяти це місто. За добу ворогнаніс 525 ударів різними типами ствольної артилерії та реактивними системамизалпового вогню. Водночас відбулося 27 бойових зіткнень та 3 авіаудари,знищено 154 окупанти, а 156 зазнали поранень. Водночас було знищено самохідно-артилерійську установку «Акація», дрон-камікадзе «Ланцет» і 1 польовий складбоєприпасів, — повідомив в ефірі телемарафону «Єдині новини» речник Східногоугруповання військ ЗСУ Сергій Череватий.</text:p>
      <text:p text:style-name="P4">
Як зазначив Сергій Череватий —, у ЗСУ залишаються можливості постачання вБахмут завдяки комплексній роботі усіх елементів Сил оборони, починаючи відартилеристів і закінчуючи розвідниками, інженерами і автомобілістами. Заявиворога, що вони контролюють траси на Бахмут і можуть перерізати тудипостачання не відповідають дійсності.</text:p>
      <text:p text:style-name="P4">
Source: <text:a xlink:type="simple" xlink:href="https://armyinform.com.ua/2023/04/29/zayavy-vorogiv-shho-vony-kontrolyuyut-trasy-na-bahmut-ne-vidpovidayut-dijsnosti-sergij-cherevatyj/" text:style-name="Internet_20_link" text:visited-style-name="Visited_20_Internet_20_Link">
https://armyinform.com.ua/2023/04/29/zayavy-vorogiv-shho-vony-kontrolyuyut-trasy-na-bahmut-ne-vidpovidayut-dijsnosti-sergij-cherevatyj/</text:a>
</text:p>
      <!--NEWS-->
      <text:h text:style-name="P10" text:outline-level="1">
<text:span text:style-name="T4">
У центрі столиці з’явився мурал із написом «Слава Україні. Героям Слава», присвячений пам’яті всіх загиблих під час війни</text:span>
</text:h>
      <text:p text:style-name="P4">
Author: ['АРМІЯINFORM']</text:p>
      <text:p text:style-name="P4">
Time: 2023-04-29T81:00:00-04:00</text:p>
      <text:p text:style-name="P4">
Description: Мурал створили на одній з адміністративних будівель Верховної Ради України й присвяче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947948_615375760472706_1033807009221520406_n.jpg" text:style-name="Internet_20_link" text:visited-style-name="Visited_20_Internet_20_Link">
343947948_615375760472706_1033807009221520406_n.jpg</text:a>
', '<text:a xlink:type="simple" xlink:href="https://armyinform.com.ua/wp-content/uploads/2023/04/343944495_1272857156648356_3646368393764728743_n-150x150.jpg" text:style-name="Internet_20_link" text:visited-style-name="Visited_20_Internet_20_Link">
343944495_1272857156648356_3646368393764728743_n-150x150.jpg</text:a>
', '<text:a xlink:type="simple" xlink:href="https://armyinform.com.ua/wp-content/uploads/2023/04/343932259_3433967313516600_1855706035615254330_n-150x150.jpg" text:style-name="Internet_20_link" text:visited-style-name="Visited_20_Internet_20_Link">
343932259_3433967313516600_1855706035615254330_n-150x150.jpg</text:a>
']</text:p>
      <text:p text:style-name="P4">
Tags: ['STOPRUSSIA']</text:p>
      <text:p text:style-name="P4">
Category: News</text:p>
      <!--METADATA-->
      <text:p text:style-name="P4">
<draw:frame draw:style-name="fr1" draw:name="Image265" text:anchor-type="as-char" svg:width="6.9236in" svg:height="4.617987in" draw:z-index="0">
<draw:image xlink:href="../Images/AРМІЯINFORM/2023-04-29T81-00-00-04-00/343947948_615375760472706_1033807009221520406_n.jpg" xlink:type="simple" xlink:show="embed" xlink:actuate="onLoad" draw:mime-type="image/jpeg"/>
</draw:frame>
</text:p>
      <text:p text:style-name="P4">
Мурал створили на одній з адміністративних будівель Верховної Ради України йприсвячений він пам’яті всіх загиблих під час війни. На стінописі зображенийГерой України Олександр Мацієвський, який був розстріляний росіянами післявимовлених слів: «Слава Україні».</text:p>
      <text:p text:style-name="P4">
Про це<text:a xlink:type="simple" xlink:href="https://www.facebook.com/verkhovna.rada.ukraine/posts/pfbid02NzPS7gjzFLnqEW1yc2mazFMASWN9ruXTz5Euxsht8fCDixYoaJQZrk8za1zVamAgl" text:style-name="Internet_20_link" text:visited-style-name="Visited_20_Internet_20_Link">
повідомляє</text:a>
Верховна Рада України.</text:p>
      <text:p text:style-name="P4">
Керівник Апарату Верховної Ради України Вячеслав Штучний зазначив, що мурал —це вшанування пам’яті всіх героїв, які щодня захищають Україну та віддають занезалежність і територіальну цілісність найцінніше, — своє життя. «Ми завждимаємо пам’ятати про подвиг кожного нашого героя, кожної героїні, які ціноювсього наближають Перемогу України над жорстоким російським агресором. І цяпам’ять має увіковічитися з покоління у покоління», — наголосив КерівникАпарату.</text:p>
      <text:p text:style-name="P4">
<text:a xlink:type="simple" xlink:href="https://armyinform.com.ua/wp-content/uploads/2023/04/343944495_1272857156648356_3646368393764728743_n.jpg" text:style-name="Internet_20_link" text:visited-style-name="Visited_20_Internet_20_Link">
<draw:frame draw:style-name="fr1" draw:name="Image266" text:anchor-type="as-char" svg:width="6.9236in" svg:height="6.9236in" draw:z-index="0">
<draw:image xlink:href="../Images/AРМІЯINFORM/2023-04-29T81-00-00-04-00/343944495_1272857156648356_3646368393764728743_n-150x150.jpg" xlink:type="simple" xlink:show="embed" xlink:actuate="onLoad" draw:mime-type="image/jpeg"/>
</draw:frame>
</text:a>
</text:p>
      <text:p text:style-name="P4">
<text:a xlink:type="simple" xlink:href="https://armyinform.com.ua/wp-content/uploads/2023/04/343932259_3433967313516600_1855706035615254330_n.jpg" text:style-name="Internet_20_link" text:visited-style-name="Visited_20_Internet_20_Link">
<draw:frame draw:style-name="fr1" draw:name="Image267" text:anchor-type="as-char" svg:width="6.9236in" svg:height="6.9236in" draw:z-index="0">
<draw:image xlink:href="../Images/AРМІЯINFORM/2023-04-29T81-00-00-04-00/343932259_3433967313516600_1855706035615254330_n-150x150.jpg" xlink:type="simple" xlink:show="embed" xlink:actuate="onLoad" draw:mime-type="image/jpeg"/>
</draw:frame>
</text:a>
</text:p>
      <text:p text:style-name="P4">
Автор муралу — французький художник Крістіан Ґуемі, відомий під псевдонімомС215. Під час офіційного візиту до Французької Республіки у січні 2023 рокуделегація Верховної Ради України відвідала фотовиставку робіт Крістіана Ґуемі,презентовану у будівлі Національної Асамблеї Французької Республіки. Там івиникла спільна ідея щодо створення муралу у Києві.</text:p>
      <text:p text:style-name="P4">
Це не перша робота Крістіана Ґуемі в Україні. До цього він вже створив вуличніроботи у Львові, Житомирі, Києві та звільнених Бучі, Гостомелі й ІрпеніКиївської області.</text:p>
      <text:p text:style-name="P4">
Source: <text:a xlink:type="simple" xlink:href="https://armyinform.com.ua/2023/04/29/u-czentri-stolyczi-zyavyvsya-mural-iz-napysom-slava-ukrayini-geroyam-slava-prysvyachenyj-pamyati-vsih-zagyblyh-pid-chas-vijny/" text:style-name="Internet_20_link" text:visited-style-name="Visited_20_Internet_20_Link">
https://armyinform.com.ua/2023/04/29/u-czentri-stolyczi-zyavyvsya-mural-iz-napysom-slava-ukrayini-geroyam-slava-prysvyachenyj-pamyati-vsih-zagyblyh-pid-chas-vijny/</text:a>
</text:p>
      <!--NEWS-->
      <text:h text:style-name="P10" text:outline-level="1">
<text:span text:style-name="T4">
Володимир Зеленський зустрівся із керівництвом та інвесторами Horizon Capital, яка зібрала понад $250 млн для України</text:span>
</text:h>
      <text:p text:style-name="P4">
Author: ['АРМІЯINFORM']</text:p>
      <text:p text:style-name="P4">
Time: 2023-04-29T82:00:00-04:00</text:p>
      <text:p text:style-name="P4">
Description: Президент України Володимир Зеленський провів зустріч із засновницею та голов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rezzustr.jpeg" text:style-name="Internet_20_link" text:visited-style-name="Visited_20_Internet_20_Link">
prezzustr.jpeg</text:a>
']</text:p>
      <text:p text:style-name="P4">
Tags: ['STOPRUSSIA', 'ВОЛОДИМИР ЗЕЛЕНСЬКИЙ', 'ВТОРГНЕННЯ РФ', 'СВІТ ПІДТРИМУЄ УКРАЇНУ']</text:p>
      <text:p text:style-name="P4">
Category: News</text:p>
      <!--METADATA-->
      <text:p text:style-name="P4">
<draw:frame draw:style-name="fr1" draw:name="Image268" text:anchor-type="as-char" svg:width="6.9236in" svg:height="4.617948in" draw:z-index="0">
<draw:image xlink:href="../Images/AРМІЯINFORM/2023-04-29T82-00-00-04-00/prezzustr.jpeg" xlink:type="simple" xlink:show="embed" xlink:actuate="onLoad" draw:mime-type="image/jpeg"/>
</draw:frame>
</text:p>
      <text:p text:style-name="P4">
Президент України Володимир Зеленський провів зустріч із засновницею таголовним виконавчим директором інвестиційної компанії Horizon Capital ОленоюКошарною й міжнародними інвесторами із восьми країн: Сполучених ШтатівАмерики, Німеччини, Нідерландів, Франції, Фінляндії, Швеції, Швейцарії, Данії,а також двох міжнародних організацій.</text:p>
      <text:p text:style-name="P4">
Представники компанії Horizon Capital оголосили про залучення в їхній новийфонд Horizon Capital Growth Fund IV (HCGF IV) 254 млн дол. США, із якогобудуть проінвестовані українські компанії.</text:p>
      <text:p text:style-name="P4">
Глава держави подякував присутнім за участь у фонді та інвестування в Україну.</text:p>
      <text:p text:style-name="P4">
«Це важливо, бо це ваша довіра. І я хочу подякувати вам, бо це не має ціни.Дуже важливо довіряти й вірити в наш спільний успіх і нашу спільну перемогунад цією агресією. Бо Росія здійснює агресію не лише щодо української землі, ай щодо свободи», — сказав Президент.</text:p>
      <text:p text:style-name="P4">
Володимир Зеленський зазначив, що Україна зацікавлена в інвестиціях іспівпраці, які сприятимуть розвитку нашої економіки та промисловості,модернізації та прогресу нових технологій. Серед пріоритетних напрямів вінназвав розвиток ІТ-сектору та енергетики, аграрного бізнесу тощо.</text:p>
      <text:p text:style-name="P4">
Глава держави висловив подяку країнам та інвесторам, які готові бути зУкраїною в цей нелегкий період і підтримують із перших днів.</text:p>
      <text:p text:style-name="P4">
Заступник керівника Офісу Президента Ростислав Шурма зауважив, що HorizonCapital Growth Fund IV — це не лише потужний крок від інвесторів, а й початокподальшої співпраці.</text:p>
      <text:p text:style-name="P4">
«Це перша велика, знакова інвестиція з початку повномасштабної агресії РФ. Цейфонд — яскравий сигнал того, що глобальний бізнес та інвестори вірять уперемогу України», — наголосив Ростислав Шурма.</text:p>
      <text:p text:style-name="P4">
Олена Кошарна зі свого боку подякувала учасникам фонду за участь і його швидкеформування.</text:p>
      <text:p text:style-name="P4">
Вона наголосила, що Horizon Capital також не зволікатиме зі спрямуваннямкоштів тим представникам українського бізнесу, які потребують підтримки таінвестицій.</text:p>
      <text:p text:style-name="P4">
«Ми плануємо перші інвестиції через 30 днів. Ми не будемо чекати й гаяти час.Ми розуміємо, що саме зараз українські підприємці потребують капіталу», —сказала Олена Кошарна.</text:p>
      <text:p text:style-name="P4">
Представники інвесторів, які брали участь у зустрічі, висловили готовністьпідтримувати Україну в ці складні часи, зокрема приватний сектор економікикраїни. На їхнє переконання, інвестиції сприятимуть не лише зростаннюукраїнської економіки, а й стануть основою її успішного майбутнього.</text:p>
      <text:p text:style-name="P4">
Horizon Capital є провідною інвестиційною компанією у Центрально-СхіднійЄвропі, яка керує активами в обсязі 1,4 млрд дол., зокрема залученими понад700 млн дол. капіталу для підтримки підприємців-візіонерів з України таМолдови («Регіон») протягом останніх п’яти років. Сукупний капітал інвесторівфондів перевищує 630 млрд дол.</text:p>
      <text:p text:style-name="P4">
Джерело: <text:a xlink:type="simple" xlink:href="https://www.president.gov.ua/news/volodimir-zelenskij-proviv-zustrich-iz-kerivnictvom-ta-inves-82561" text:style-name="Internet_20_link" text:visited-style-name="Visited_20_Internet_20_Link">
Офіс ПрезидентаУкраїни</text:a>
</text:p>
      <text:p text:style-name="P4">
Source: <text:a xlink:type="simple" xlink:href="https://armyinform.com.ua/2023/04/29/volodymyr-zelenskyj-zustrivsya-iz-kerivnycztvom-ta-investoramy-horizon-capital-yaka-zibrala-ponad-250-mln-dlya-ukrayiny/" text:style-name="Internet_20_link" text:visited-style-name="Visited_20_Internet_20_Link">
https://armyinform.com.ua/2023/04/29/volodymyr-zelenskyj-zustrivsya-iz-kerivnycztvom-ta-investoramy-horizon-capital-yaka-zibrala-ponad-250-mln-dlya-ukrayiny/</text:a>
</text:p>
      <!--NEWS-->
      <text:h text:style-name="P10" text:outline-level="1">
<text:span text:style-name="T4">
Наші захисники за добу знищили три безпілотники, серед яких два типу Shahed</text:span>
</text:h>
      <text:p text:style-name="P4">
Author: ['АРМІЯINFORM']</text:p>
      <text:p text:style-name="P4">
Time: 2023-04-29T83:00:00-04:00</text:p>
      <text:p text:style-name="P4">
Description: Збройні Сили України зранку 29 квітня знищили три російські безпілотні апарати: д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ovitrya.jpeg" text:style-name="Internet_20_link" text:visited-style-name="Visited_20_Internet_20_Link">
povitrya.jpeg</text:a>
']</text:p>
      <text:p text:style-name="P4">
Tags: ['STOPRUSSIA', 'АГРЕСІЯ РФ', 'ВТОРГНЕННЯ РФ', 'КОМАНДУВАННЯ ПОВІТРЯНИХ СИЛ']</text:p>
      <text:p text:style-name="P4">
Category: News</text:p>
      <!--METADATA-->
      <text:p text:style-name="P4">
<draw:frame draw:style-name="fr1" draw:name="Image269" text:anchor-type="as-char" svg:width="6.9236in" svg:height="6.9236in" draw:z-index="0">
<draw:image xlink:href="../Images/AРМІЯINFORM/2023-04-29T83-00-00-04-00/povitrya.jpeg" xlink:type="simple" xlink:show="embed" xlink:actuate="onLoad" draw:mime-type="image/jpeg"/>
</draw:frame>
</text:p>
      <text:p text:style-name="P4">
Збройні Сили України зранку 29 квітня знищили три російські безпілотніапарати: два типу Shahed та один БПЛА оперативно-тактичного рівня.</text:p>
      <text:p text:style-name="P4">
Про це<text:a xlink:type="simple" xlink:href="https://www.facebook.com/photo/" text:style-name="Internet_20_link" text:visited-style-name="Visited_20_Internet_20_Link">
повідомляє</text:a>
Командування Повітряних Сил ЗС України.</text:p>
      <text:p text:style-name="P4">
Зазначається, що близько 04:00 години ранку силами та засобами повітряногокомандування «Схід» Повітряних Сил ЗС України знищено два ударних БПЛА типуShahed.</text:p>
      <text:p text:style-name="P4">
Близько 10:00 на південному напрямку у зоні відповідальності повітряногокомандування «Південь» протиповітряною обороною знищено ворожий БПЛАоперативно-тактичного рівня.</text:p>
      <text:p text:style-name="P4">
Source: <text:a xlink:type="simple" xlink:href="https://armyinform.com.ua/2023/04/29/nashi-zahysnyky-za-dobu-znyshhyly-try-bezpilotnyky-sered-yakyh-dva-typu-shahed/" text:style-name="Internet_20_link" text:visited-style-name="Visited_20_Internet_20_Link">
https://armyinform.com.ua/2023/04/29/nashi-zahysnyky-za-dobu-znyshhyly-try-bezpilotnyky-sered-yakyh-dva-typu-shahed/</text:a>
</text:p>
      <!--NEWS-->
      <text:h text:style-name="P10" text:outline-level="1">
<text:span text:style-name="T4">
Президент України відзначив нагородами 419 військовослужбовців, із них 105 — посмертно</text:span>
</text:h>
      <text:p text:style-name="P4">
Author: ['АРМІЯINFORM']</text:p>
      <text:p text:style-name="P4">
Time: 2023-04-29T84:00:00-04:00</text:p>
      <text:p text:style-name="P4">
Description: Президент України Володимир Зеленський відзначив державними нагородами 419 захисн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agorody-1.jpg" text:style-name="Internet_20_link" text:visited-style-name="Visited_20_Internet_20_Link">
nagorody-1.jpg</text:a>
']</text:p>
      <text:p text:style-name="P4">
Tags: ['STOPRUSSIA', 'ВОЛОДИМИР ЗЕЛЕНСЬКИЙ', 'ВТОРГНЕННЯ РФ', 'ДЕРЖАВНІ НАГОРОДИ']</text:p>
      <text:p text:style-name="P4">
Category: News</text:p>
      <!--METADATA-->
      <text:p text:style-name="P4">
<draw:frame draw:style-name="fr1" draw:name="Image270" text:anchor-type="as-char" svg:width="6.9236in" svg:height="3.872889in" draw:z-index="0">
<draw:image xlink:href="../Images/AРМІЯINFORM/2023-04-29T84-00-00-04-00/nagorody-1.jpg" xlink:type="simple" xlink:show="embed" xlink:actuate="onLoad" draw:mime-type="image/jpeg"/>
</draw:frame>
Ілюстративне фото</text:p>
      <text:p text:style-name="P4">
Президент України Володимир Зеленський відзначив державними нагородами 419захисників України, із яких 105 — посмертно.</text:p>
      <text:p text:style-name="P4">
Відповідні укази <text:a xlink:type="simple" xlink:href="https://www.president.gov.ua/documents/2432023-46589" text:style-name="Internet_20_link" text:visited-style-name="Visited_20_Internet_20_Link">
№243/2023</text:a>
,<text:a xlink:type="simple" xlink:href="https://www.president.gov.ua/documents/2442023-46597" text:style-name="Internet_20_link" text:visited-style-name="Visited_20_Internet_20_Link">
244/2023</text:a>
,<text:a xlink:type="simple" xlink:href="https://www.president.gov.ua/documents/2452023-46601" text:style-name="Internet_20_link" text:visited-style-name="Visited_20_Internet_20_Link">
245/2023</text:a>
,<text:a xlink:type="simple" xlink:href="https://www.president.gov.ua/documents/2462023-46593" text:style-name="Internet_20_link" text:visited-style-name="Visited_20_Internet_20_Link">
246/2023</text:a>
,<text:a xlink:type="simple" xlink:href="https://www.president.gov.ua/documents/2472023-46585" text:style-name="Internet_20_link" text:visited-style-name="Visited_20_Internet_20_Link">
247/2023</text:a>
 від 28 квітняопубліковані на сайті глави держави.</text:p>
      <text:p text:style-name="P4">
Нагороди присвоєно за особисту мужність, виявлену у захисті державногосуверенітету та територіальної цілісності України, самовіддане виконаннявійськового обов’язку.</text:p>
      <text:p text:style-name="P4">
Президент нагородив захисників орденами Богдана Хмельницького, ДанилаГалицького, «За мужність», медалями «За військову службу Україні», «Забездоганну службу» та «Захиснику Вітчизни».</text:p>
      <text:p text:style-name="P4">
Указом № 245/2023 Президент нагородив медаллю «Захиснику Вітчизни» та медалями«За працю і звитягу» шістьох наукових співробітників Харківськогонаціонального університету Повітряних Сил імені Івана Кожедуба.</text:p>
      <text:p text:style-name="P4">
Source: <text:a xlink:type="simple" xlink:href="https://armyinform.com.ua/2023/04/29/prezydent-ukrayiny-vidznachyv-nagorodamy-419-vijskovosluzhbovcziv-iz-nyh-105-posmertno/" text:style-name="Internet_20_link" text:visited-style-name="Visited_20_Internet_20_Link">
https://armyinform.com.ua/2023/04/29/prezydent-ukrayiny-vidznachyv-nagorodamy-419-vijskovosluzhbovcziv-iz-nyh-105-posmertno/</text:a>
</text:p>
      <!--NEWS-->
      <text:h text:style-name="P10" text:outline-level="1">
<text:span text:style-name="T4">
У Хмельницькому напередодні свята вшанували прикордонників</text:span>
</text:h>
      <text:p text:style-name="P4">
Author: ['Анастасія Богач']</text:p>
      <text:p text:style-name="P4">
Time: 2023-04-29T85:00:00-04:00</text:p>
      <text:p text:style-name="P4">
Description: Сьогодні, 29 квітня, напередодні Дня прикордонника України у Хмельницькому відбули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sc_0221-1.jpg" text:style-name="Internet_20_link" text:visited-style-name="Visited_20_Internet_20_Link">
dsc_0221-1.jpg</text:a>
', '<text:a xlink:type="simple" xlink:href="https://armyinform.com.ua/wp-content/uploads/2023/04/1-5-4-150x150.jpg" text:style-name="Internet_20_link" text:visited-style-name="Visited_20_Internet_20_Link">
1-5-4-150x150.jpg</text:a>
', '<text:a xlink:type="simple" xlink:href="https://armyinform.com.ua/wp-content/uploads/2023/04/2-4-1-150x150.jpg" text:style-name="Internet_20_link" text:visited-style-name="Visited_20_Internet_20_Link">
2-4-1-150x150.jpg</text:a>
', '<text:a xlink:type="simple" xlink:href="https://armyinform.com.ua/wp-content/uploads/2023/04/3-4-2-150x150.jpg" text:style-name="Internet_20_link" text:visited-style-name="Visited_20_Internet_20_Link">
3-4-2-150x150.jpg</text:a>
', '<text:a xlink:type="simple" xlink:href="https://armyinform.com.ua/wp-content/uploads/2023/04/4-4-1-150x150.jpg" text:style-name="Internet_20_link" text:visited-style-name="Visited_20_Internet_20_Link">
4-4-1-150x150.jpg</text:a>
', '<text:a xlink:type="simple" xlink:href="https://armyinform.com.ua/wp-content/uploads/2023/04/5-2-3-150x150.jpg" text:style-name="Internet_20_link" text:visited-style-name="Visited_20_Internet_20_Link">
5-2-3-150x150.jpg</text:a>
', '<text:a xlink:type="simple" xlink:href="https://armyinform.com.ua/wp-content/uploads/2023/04/6-1-5-150x150.jpg" text:style-name="Internet_20_link" text:visited-style-name="Visited_20_Internet_20_Link">
6-1-5-150x150.jpg</text:a>
', '<text:a xlink:type="simple" xlink:href="https://armyinform.com.ua/wp-content/uploads/2023/04/7-31-150x150.jpg" text:style-name="Internet_20_link" text:visited-style-name="Visited_20_Internet_20_Link">
7-31-150x150.jpg</text:a>
', '<text:a xlink:type="simple" xlink:href="https://armyinform.com.ua/wp-content/uploads/2023/04/8-27-150x150.jpg" text:style-name="Internet_20_link" text:visited-style-name="Visited_20_Internet_20_Link">
8-27-150x150.jpg</text:a>
', '<text:a xlink:type="simple" xlink:href="https://armyinform.com.ua/wp-content/uploads/2023/04/9-27-150x150.jpg" text:style-name="Internet_20_link" text:visited-style-name="Visited_20_Internet_20_Link">
9-27-150x150.jpg</text:a>
', '<text:a xlink:type="simple" xlink:href="https://armyinform.com.ua/wp-content/uploads/2023/04/10-22-150x150.jpg" text:style-name="Internet_20_link" text:visited-style-name="Visited_20_Internet_20_Link">
10-22-150x150.jpg</text:a>
', '<text:a xlink:type="simple" xlink:href="https://armyinform.com.ua/wp-content/uploads/2023/04/11-13-150x150.jpg" text:style-name="Internet_20_link" text:visited-style-name="Visited_20_Internet_20_Link">
11-13-150x150.jpg</text:a>
', '<text:a xlink:type="simple" xlink:href="https://armyinform.com.ua/wp-content/uploads/2023/04/12-12-150x150.jpg" text:style-name="Internet_20_link" text:visited-style-name="Visited_20_Internet_20_Link">
12-12-150x150.jpg</text:a>
', '<text:a xlink:type="simple" xlink:href="https://armyinform.com.ua/wp-content/uploads/2023/04/13-9-150x150.jpg" text:style-name="Internet_20_link" text:visited-style-name="Visited_20_Internet_20_Link">
13-9-150x150.jpg</text:a>
', '<text:a xlink:type="simple" xlink:href="https://armyinform.com.ua/wp-content/uploads/2023/04/14-9-150x150.jpg" text:style-name="Internet_20_link" text:visited-style-name="Visited_20_Internet_20_Link">
14-9-150x150.jpg</text:a>
', '<text:a xlink:type="simple" xlink:href="https://armyinform.com.ua/wp-content/uploads/2023/04/15-5-150x150.jpg" text:style-name="Internet_20_link" text:visited-style-name="Visited_20_Internet_20_Link">
15-5-150x150.jpg</text:a>
', '<text:a xlink:type="simple" xlink:href="https://armyinform.com.ua/wp-content/uploads/2023/04/16-2-150x150.jpg" text:style-name="Internet_20_link" text:visited-style-name="Visited_20_Internet_20_Link">
16-2-150x150.jpg</text:a>
', '<text:a xlink:type="simple" xlink:href="https://armyinform.com.ua/wp-content/uploads/2023/04/17-1-150x150.jpg" text:style-name="Internet_20_link" text:visited-style-name="Visited_20_Internet_20_Link">
17-1-150x150.jpg</text:a>
']</text:p>
      <text:p text:style-name="P4">
Tags: []</text:p>
      <text:p text:style-name="P4">
Category: News</text:p>
      <!--METADATA-->
      <text:p text:style-name="P4">
<draw:frame draw:style-name="fr1" draw:name="Image271" text:anchor-type="as-char" svg:width="6.9236in" svg:height="4.621503in" draw:z-index="0">
<draw:image xlink:href="../Images/AРМІЯINFORM/2023-04-29T85-00-00-04-00/dsc_0221-1.jpg" xlink:type="simple" xlink:show="embed" xlink:actuate="onLoad" draw:mime-type="image/jpeg"/>
</draw:frame>
</text:p>
      <text:p text:style-name="P4">
<text:span text:style-name="T4">
<text:span text:style-name="T5">
Сьогодні, 29 квітня, напередодні Дня прикордонника України у Хмельницькомувідбулися мистецькі, спортивні заходи, демонстрація військової техніки ісучасного озброєння, показовий виступ службових собак</text:span>
</text:span>
 <text:span text:style-name="T4">
—</text:span>
 <text:span text:style-name="T4">
<text:span text:style-name="T5">
організовані Національною академією Державної прикордонної служби Україниімені Богдана Хмельницького.</text:span>
</text:span>
</text:p>
      <text:p text:style-name="P4">
На кількох локаціях одного із парків у середмісті усі охочі мали змогупотримати в руках стрілецьку зброю, гранатомети різних систем, подивитися втепловізійні комплекси, в оптику засобів спостереження, безпілотні літальніапарати, полазити по бронетранспортеру, посидіти за кермом високомобільногобагатоцільового колісного «Хамві» (HMMWV), познайомитися і зробити селфі зісправжніми службовими собаками.</text:p>
      <text:p text:style-name="P4">
<text:a xlink:type="simple" xlink:href="https://armyinform.com.ua/wp-content/uploads/2023/04/1-5-4.jpg" text:style-name="Internet_20_link" text:visited-style-name="Visited_20_Internet_20_Link">
<draw:frame draw:style-name="fr1" draw:name="Image272" text:anchor-type="as-char" svg:width="6.9236in" svg:height="6.9236in" draw:z-index="0">
<draw:image xlink:href="../Images/AРМІЯINFORM/2023-04-29T85-00-00-04-00/1-5-4-150x150.jpg" xlink:type="simple" xlink:show="embed" xlink:actuate="onLoad" draw:mime-type="image/jpeg"/>
</draw:frame>
</text:a>
</text:p>
      <text:p text:style-name="P4">
<text:a xlink:type="simple" xlink:href="https://armyinform.com.ua/wp-content/uploads/2023/04/2-4-1.jpg" text:style-name="Internet_20_link" text:visited-style-name="Visited_20_Internet_20_Link">
<draw:frame draw:style-name="fr1" draw:name="Image273" text:anchor-type="as-char" svg:width="6.9236in" svg:height="6.9236in" draw:z-index="0">
<draw:image xlink:href="../Images/AРМІЯINFORM/2023-04-29T85-00-00-04-00/2-4-1-150x150.jpg" xlink:type="simple" xlink:show="embed" xlink:actuate="onLoad" draw:mime-type="image/jpeg"/>
</draw:frame>
</text:a>
</text:p>
      <text:p text:style-name="P4">
<text:a xlink:type="simple" xlink:href="https://armyinform.com.ua/wp-content/uploads/2023/04/3-4-2.jpg" text:style-name="Internet_20_link" text:visited-style-name="Visited_20_Internet_20_Link">
<draw:frame draw:style-name="fr1" draw:name="Image274" text:anchor-type="as-char" svg:width="6.9236in" svg:height="6.9236in" draw:z-index="0">
<draw:image xlink:href="../Images/AРМІЯINFORM/2023-04-29T85-00-00-04-00/3-4-2-150x150.jpg" xlink:type="simple" xlink:show="embed" xlink:actuate="onLoad" draw:mime-type="image/jpeg"/>
</draw:frame>
</text:a>
</text:p>
      <text:p text:style-name="P4">
<text:a xlink:type="simple" xlink:href="https://armyinform.com.ua/wp-content/uploads/2023/04/4-4-1.jpg" text:style-name="Internet_20_link" text:visited-style-name="Visited_20_Internet_20_Link">
<draw:frame draw:style-name="fr1" draw:name="Image275" text:anchor-type="as-char" svg:width="6.9236in" svg:height="6.9236in" draw:z-index="0">
<draw:image xlink:href="../Images/AРМІЯINFORM/2023-04-29T85-00-00-04-00/4-4-1-150x150.jpg" xlink:type="simple" xlink:show="embed" xlink:actuate="onLoad" draw:mime-type="image/jpeg"/>
</draw:frame>
</text:a>
</text:p>
      <text:p text:style-name="P4">
<text:a xlink:type="simple" xlink:href="https://armyinform.com.ua/wp-content/uploads/2023/04/5-2-3.jpg" text:style-name="Internet_20_link" text:visited-style-name="Visited_20_Internet_20_Link">
<draw:frame draw:style-name="fr1" draw:name="Image276" text:anchor-type="as-char" svg:width="6.9236in" svg:height="6.9236in" draw:z-index="0">
<draw:image xlink:href="../Images/AРМІЯINFORM/2023-04-29T85-00-00-04-00/5-2-3-150x150.jpg" xlink:type="simple" xlink:show="embed" xlink:actuate="onLoad" draw:mime-type="image/jpeg"/>
</draw:frame>
</text:a>
</text:p>
      <text:p text:style-name="P4">
<text:a xlink:type="simple" xlink:href="https://armyinform.com.ua/wp-content/uploads/2023/04/6-1-5.jpg" text:style-name="Internet_20_link" text:visited-style-name="Visited_20_Internet_20_Link">
<draw:frame draw:style-name="fr1" draw:name="Image277" text:anchor-type="as-char" svg:width="6.9236in" svg:height="6.9236in" draw:z-index="0">
<draw:image xlink:href="../Images/AРМІЯINFORM/2023-04-29T85-00-00-04-00/6-1-5-150x150.jpg" xlink:type="simple" xlink:show="embed" xlink:actuate="onLoad" draw:mime-type="image/jpeg"/>
</draw:frame>
</text:a>
</text:p>
      <text:p text:style-name="P4">
<text:a xlink:type="simple" xlink:href="https://armyinform.com.ua/wp-content/uploads/2023/04/7-31.jpg" text:style-name="Internet_20_link" text:visited-style-name="Visited_20_Internet_20_Link">
<draw:frame draw:style-name="fr1" draw:name="Image278" text:anchor-type="as-char" svg:width="6.9236in" svg:height="6.9236in" draw:z-index="0">
<draw:image xlink:href="../Images/AРМІЯINFORM/2023-04-29T85-00-00-04-00/7-31-150x150.jpg" xlink:type="simple" xlink:show="embed" xlink:actuate="onLoad" draw:mime-type="image/jpeg"/>
</draw:frame>
</text:a>
</text:p>
      <text:p text:style-name="P4">
<text:a xlink:type="simple" xlink:href="https://armyinform.com.ua/wp-content/uploads/2023/04/8-27.jpg" text:style-name="Internet_20_link" text:visited-style-name="Visited_20_Internet_20_Link">
<draw:frame draw:style-name="fr1" draw:name="Image279" text:anchor-type="as-char" svg:width="6.9236in" svg:height="6.9236in" draw:z-index="0">
<draw:image xlink:href="../Images/AРМІЯINFORM/2023-04-29T85-00-00-04-00/8-27-150x150.jpg" xlink:type="simple" xlink:show="embed" xlink:actuate="onLoad" draw:mime-type="image/jpeg"/>
</draw:frame>
</text:a>
</text:p>
      <text:p text:style-name="P4">
<text:a xlink:type="simple" xlink:href="https://armyinform.com.ua/wp-content/uploads/2023/04/9-27.jpg" text:style-name="Internet_20_link" text:visited-style-name="Visited_20_Internet_20_Link">
<draw:frame draw:style-name="fr1" draw:name="Image280" text:anchor-type="as-char" svg:width="6.9236in" svg:height="6.9236in" draw:z-index="0">
<draw:image xlink:href="../Images/AРМІЯINFORM/2023-04-29T85-00-00-04-00/9-27-150x150.jpg" xlink:type="simple" xlink:show="embed" xlink:actuate="onLoad" draw:mime-type="image/jpeg"/>
</draw:frame>
</text:a>
</text:p>
      <text:p text:style-name="P4">
У пресслужбі Національної академії повідомили, що даний захід проводиться назнак вшанування усіх охоронців кордону, що у складі Сил оборони нині захищаютьУкраїну від російського загарбника по всій лінії фронту та тих побратимів-прикордонників, які в цій дев’ятирічній боротьбі за волю Батьківщини віддалинайцінніше — своє життя!</text:p>
      <text:p text:style-name="P4">
У спортивному блоці усі охочі взяли участь у майстер-класі з рукопашного боювід курсантів академії, вболівали за своїх у волейболі. Згодом на центральномуміському стадіоні «Поділля» відбувся благодійний футбольний матч «Разом доперемоги!» між командами Національної академії Державної прикордонної службиУкраїни та Хмельницької міської ради.</text:p>
      <text:p text:style-name="P4">
<text:a xlink:type="simple" xlink:href="https://armyinform.com.ua/wp-content/uploads/2023/04/10-22.jpg" text:style-name="Internet_20_link" text:visited-style-name="Visited_20_Internet_20_Link">
<draw:frame draw:style-name="fr1" draw:name="Image281" text:anchor-type="as-char" svg:width="6.9236in" svg:height="6.9236in" draw:z-index="0">
<draw:image xlink:href="../Images/AРМІЯINFORM/2023-04-29T85-00-00-04-00/10-22-150x150.jpg" xlink:type="simple" xlink:show="embed" xlink:actuate="onLoad" draw:mime-type="image/jpeg"/>
</draw:frame>
</text:a>
</text:p>
      <text:p text:style-name="P4">
<text:a xlink:type="simple" xlink:href="https://armyinform.com.ua/wp-content/uploads/2023/04/11-13.jpg" text:style-name="Internet_20_link" text:visited-style-name="Visited_20_Internet_20_Link">
<draw:frame draw:style-name="fr1" draw:name="Image282" text:anchor-type="as-char" svg:width="6.9236in" svg:height="6.9236in" draw:z-index="0">
<draw:image xlink:href="../Images/AРМІЯINFORM/2023-04-29T85-00-00-04-00/11-13-150x150.jpg" xlink:type="simple" xlink:show="embed" xlink:actuate="onLoad" draw:mime-type="image/jpeg"/>
</draw:frame>
</text:a>
</text:p>
      <text:p text:style-name="P4">
<text:a xlink:type="simple" xlink:href="https://armyinform.com.ua/wp-content/uploads/2023/04/12-12.jpg" text:style-name="Internet_20_link" text:visited-style-name="Visited_20_Internet_20_Link">
<draw:frame draw:style-name="fr1" draw:name="Image283" text:anchor-type="as-char" svg:width="6.9236in" svg:height="6.9236in" draw:z-index="0">
<draw:image xlink:href="../Images/AРМІЯINFORM/2023-04-29T85-00-00-04-00/12-12-150x150.jpg" xlink:type="simple" xlink:show="embed" xlink:actuate="onLoad" draw:mime-type="image/jpeg"/>
</draw:frame>
</text:a>
</text:p>
      <text:p text:style-name="P4">
<text:a xlink:type="simple" xlink:href="https://armyinform.com.ua/wp-content/uploads/2023/04/13-9.jpg" text:style-name="Internet_20_link" text:visited-style-name="Visited_20_Internet_20_Link">
<draw:frame draw:style-name="fr1" draw:name="Image284" text:anchor-type="as-char" svg:width="6.9236in" svg:height="6.9236in" draw:z-index="0">
<draw:image xlink:href="../Images/AРМІЯINFORM/2023-04-29T85-00-00-04-00/13-9-150x150.jpg" xlink:type="simple" xlink:show="embed" xlink:actuate="onLoad" draw:mime-type="image/jpeg"/>
</draw:frame>
</text:a>
</text:p>
      <text:p text:style-name="P4">
<text:a xlink:type="simple" xlink:href="https://armyinform.com.ua/wp-content/uploads/2023/04/14-9.jpg" text:style-name="Internet_20_link" text:visited-style-name="Visited_20_Internet_20_Link">
<draw:frame draw:style-name="fr1" draw:name="Image285" text:anchor-type="as-char" svg:width="6.9236in" svg:height="6.9236in" draw:z-index="0">
<draw:image xlink:href="../Images/AРМІЯINFORM/2023-04-29T85-00-00-04-00/14-9-150x150.jpg" xlink:type="simple" xlink:show="embed" xlink:actuate="onLoad" draw:mime-type="image/jpeg"/>
</draw:frame>
</text:a>
</text:p>
      <text:p text:style-name="P4">
<text:a xlink:type="simple" xlink:href="https://armyinform.com.ua/wp-content/uploads/2023/04/15-5.jpg" text:style-name="Internet_20_link" text:visited-style-name="Visited_20_Internet_20_Link">
<draw:frame draw:style-name="fr1" draw:name="Image286" text:anchor-type="as-char" svg:width="6.9236in" svg:height="6.9236in" draw:z-index="0">
<draw:image xlink:href="../Images/AРМІЯINFORM/2023-04-29T85-00-00-04-00/15-5-150x150.jpg" xlink:type="simple" xlink:show="embed" xlink:actuate="onLoad" draw:mime-type="image/jpeg"/>
</draw:frame>
</text:a>
</text:p>
      <text:p text:style-name="P4">
<text:a xlink:type="simple" xlink:href="https://armyinform.com.ua/wp-content/uploads/2023/04/16-2.jpg" text:style-name="Internet_20_link" text:visited-style-name="Visited_20_Internet_20_Link">
<draw:frame draw:style-name="fr1" draw:name="Image287" text:anchor-type="as-char" svg:width="6.9236in" svg:height="6.9236in" draw:z-index="0">
<draw:image xlink:href="../Images/AРМІЯINFORM/2023-04-29T85-00-00-04-00/16-2-150x150.jpg" xlink:type="simple" xlink:show="embed" xlink:actuate="onLoad" draw:mime-type="image/jpeg"/>
</draw:frame>
</text:a>
</text:p>
      <text:p text:style-name="P4">
<text:a xlink:type="simple" xlink:href="https://armyinform.com.ua/wp-content/uploads/2023/04/17-1.jpg" text:style-name="Internet_20_link" text:visited-style-name="Visited_20_Internet_20_Link">
<draw:frame draw:style-name="fr1" draw:name="Image288" text:anchor-type="as-char" svg:width="6.9236in" svg:height="6.9236in" draw:z-index="0">
<draw:image xlink:href="../Images/AРМІЯINFORM/2023-04-29T85-00-00-04-00/17-1-150x150.jpg" xlink:type="simple" xlink:show="embed" xlink:actuate="onLoad" draw:mime-type="image/jpeg"/>
</draw:frame>
</text:a>
</text:p>
      <text:p text:style-name="P4">
У концертній програмі містян і гостей Хмельницького розважали засновницясольного проєкту Kate Soul Катерина Коваленко, фронтмен гурту Stanza АндрійЖурба, український рок-гурт «Чумацький шлях».</text:p>
      <text:p text:style-name="P4">
Фото автора</text:p>
      <text:p text:style-name="P4">
Source: <text:a xlink:type="simple" xlink:href="https://armyinform.com.ua/2023/04/29/u-hmelnyczkomu-naperedodni-svyata-vshanuvaly-prykordonnykiv/" text:style-name="Internet_20_link" text:visited-style-name="Visited_20_Internet_20_Link">
https://armyinform.com.ua/2023/04/29/u-hmelnyczkomu-naperedodni-svyata-vshanuvaly-prykordonnykiv/</text:a>
</text:p>
      <!--NEWS-->
      <text:h text:style-name="P10" text:outline-level="1">
<text:span text:style-name="T4">
Канадські інструктори навчають наших воїнів мінній безпеці у Польщі</text:span>
</text:h>
      <text:p text:style-name="P4">
Author: ['АРМІЯINFORM']</text:p>
      <text:p text:style-name="P4">
Time: 2023-04-29T86:00:00-04:00</text:p>
      <text:p text:style-name="P4">
Description: У Польщі загін канадських саперів-інструкторів у межах операції UNIFIER навч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anada3.jpeg" text:style-name="Internet_20_link" text:visited-style-name="Visited_20_Internet_20_Link">
kanada3.jpeg</text:a>
', '<text:a xlink:type="simple" xlink:href="https://armyinform.com.ua/wp-content/uploads/2023/04/kanada2-150x150.jpeg" text:style-name="Internet_20_link" text:visited-style-name="Visited_20_Internet_20_Link">
kanada2-150x150.jpeg</text:a>
', '<text:a xlink:type="simple" xlink:href="https://armyinform.com.ua/wp-content/uploads/2023/04/kanada1-150x150.jpeg" text:style-name="Internet_20_link" text:visited-style-name="Visited_20_Internet_20_Link">
kanada1-150x150.jpeg</text:a>
']</text:p>
      <text:p text:style-name="P4">
Tags: ['STOPRUSSIA', 'АГРЕСІЯ РФ', 'ВТОРГНЕННЯ РФ', 'ГЕНЕРАЛЬНИЙ ШТАБ ЗС УКРАЇНИ']</text:p>
      <text:p text:style-name="P4">
Category: News</text:p>
      <!--METADATA-->
      <text:p text:style-name="P4">
<draw:frame draw:style-name="fr1" draw:name="Image289" text:anchor-type="as-char" svg:width="6.9236in" svg:height="5.1927in" draw:z-index="0">
<draw:image xlink:href="../Images/AРМІЯINFORM/2023-04-29T86-00-00-04-00/kanada3.jpeg" xlink:type="simple" xlink:show="embed" xlink:actuate="onLoad" draw:mime-type="image/jpeg"/>
</draw:frame>
 Imagehas been digitally altered due to operational security. A Canadian ArmedForces member from 1 Combat Engineer Regiment assesses a soldier of the ArmedForces of Ukraine while conducting landmine clearing drills following trainingby Canadian Armed Forces Combat Engineers at the Engineer Training Elementduring Operation UNIFIER in southwest Poland, on April 06, 2023. Photo:Corporal Marco Tijam, Canadian Armed Forces photo</text:p>
      <text:p text:style-name="P4">
У Польщі загін канадських саперів-інструкторів у межах операції UNIFIER навчаєвійськовослужбовців Збройних Сил України мінній безпеці.</text:p>
      <text:p text:style-name="P4">
Про це<text:a xlink:type="simple" xlink:href="https://www.facebook.com/GeneralStaff.ua/posts/pfbid02wqn1LsF1MNkREbJQKsCcgedntpifq9uMtvSKuHi7o4hsrgFmNRHsVFhtGwELggxJl" text:style-name="Internet_20_link" text:visited-style-name="Visited_20_Internet_20_Link">
повідомив</text:a>
Генеральний штаб Збройних Сил України.</text:p>
      <text:p text:style-name="P4">
«Поки триває війна росії, українські військові та цивільні особи стикаються звибуховою загрозою на полі бою. Загін канадських бойових саперів підкомандуванням лейтенанта Жака допомагає Україні подолати мінну загрозу на полібою в рамках навчальної операції Збройних сил Канади UNIFIER, під час якоїкоманда канадських саперів у Республіці Польща навчає українських військовихбагатьом навичкам, необхідним для виживання та витривалості», — йдеться уповідомленні.</text:p>
      <text:p text:style-name="P4">
<text:a xlink:type="simple" xlink:href="https://armyinform.com.ua/wp-content/uploads/2023/04/kanada2.jpeg" text:style-name="Internet_20_link" text:visited-style-name="Visited_20_Internet_20_Link">
<draw:frame draw:style-name="fr1" draw:name="Image290" text:anchor-type="as-char" svg:width="6.9236in" svg:height="6.9236in" draw:z-index="0">
<draw:image xlink:href="../Images/AРМІЯINFORM/2023-04-29T86-00-00-04-00/kanada2-150x150.jpeg" xlink:type="simple" xlink:show="embed" xlink:actuate="onLoad" draw:mime-type="image/jpeg"/>
</draw:frame>
</text:a>
</text:p>
      <text:p text:style-name="P4">
Canadian Armed Forces sappers from 1 Combat Engineer Regiment partner with Polish and United Kingdom Armed Forces to instruct Ukrainian soldiers on search techniques of personnel and occupied buildings in South-Western Poland on February 22, 2023. Photo: Master Sailor Valerie LeClair, Operation UNIFIER</text:p>
      <text:p text:style-name="P4">
<text:a xlink:type="simple" xlink:href="https://armyinform.com.ua/wp-content/uploads/2023/04/kanada1.jpeg" text:style-name="Internet_20_link" text:visited-style-name="Visited_20_Internet_20_Link">
<draw:frame draw:style-name="fr1" draw:name="Image291" text:anchor-type="as-char" svg:width="6.9236in" svg:height="6.9236in" draw:z-index="0">
<draw:image xlink:href="../Images/AРМІЯINFORM/2023-04-29T86-00-00-04-00/kanada1-150x150.jpeg" xlink:type="simple" xlink:show="embed" xlink:actuate="onLoad" draw:mime-type="image/jpeg"/>
</draw:frame>
</text:a>
</text:p>
      <text:p text:style-name="P4">
Canadian Armed Forces sappers from 1 Combat Engineer Regiment partner with Polish and United Kingdom Armed Forces to instruct Ukrainian soldiers on search techniques of personnel and occupied buildings in South-Western Poland on February 22, 2023. Photo: Master Sailor Valerie LeClair, Operation UNIFIER</text:p>
      <text:p text:style-name="P4">
Наголошується, що канадські військовослужбовці перебувають на територіїПольщі, щоб, використовуючи свій досвід, навчити українських захисників тазабезпечити їхню оперативну готовність.</text:p>
      <text:p text:style-name="P4">
Source: <text:a xlink:type="simple" xlink:href="https://armyinform.com.ua/2023/04/29/kanadski-instruktory-navchayut-nashyh-voyiniv-minnij-bezpeczi-u-polshhi/" text:style-name="Internet_20_link" text:visited-style-name="Visited_20_Internet_20_Link">
https://armyinform.com.ua/2023/04/29/kanadski-instruktory-navchayut-nashyh-voyiniv-minnij-bezpeczi-u-polshhi/</text:a>
</text:p>
      <!--NEWS-->
      <text:h text:style-name="P10" text:outline-level="1">
<text:span text:style-name="T4">
Армія FM можна слухати ще у чотирьох містах України</text:span>
</text:h>
      <text:p text:style-name="P4">
Author: ['АРМІЯINFORM']</text:p>
      <text:p text:style-name="P4">
Time: 2023-04-29T87:00:00-04:00</text:p>
      <text:p text:style-name="P4">
Description: Як повідомляє Армія FM, з 28 квітня їх можна почути ще у чотирьох містах Украї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miyafm.jpg" text:style-name="Internet_20_link" text:visited-style-name="Visited_20_Internet_20_Link">
armiyafm.jpg</text:a>
']</text:p>
      <text:p text:style-name="P4">
Tags: ['АРМІЯ FM']</text:p>
      <text:p text:style-name="P4">
Category: News</text:p>
      <!--METADATA-->
      <text:p text:style-name="P4">
<draw:frame draw:style-name="fr1" draw:name="Image292" text:anchor-type="as-char" svg:width="6.9236in" svg:height="3.890725in" draw:z-index="0">
<draw:image xlink:href="../Images/AРМІЯINFORM/2023-04-29T87-00-00-04-00/armiyafm.jpg" xlink:type="simple" xlink:show="embed" xlink:actuate="onLoad" draw:mime-type="image/jpeg"/>
</draw:frame>
</text:p>
      <text:p text:style-name="P4">
Як <text:a xlink:type="simple" xlink:href="https://www.armyfm.com.ua/ua/vidsogodni-armiya-fm-pochinaye-moviti-u-chotiroh-novih-mistah-ukraini/" text:style-name="Internet_20_link" text:visited-style-name="Visited_20_Internet_20_Link">
повідомляє</text:a>
 Армія FM, з 28 квітня їх можна почутище у чотирьох містах України:</text:p>
      <ul>
        <li>
Нікополь, Дніпропетровської області, 100,6 МГц;  * Кропивницький, Кіровоградської області, 99,3 МГц;  * Дубровиці, Сарненський район, Рівненської області, 107,9 МГц;  * Старики, Сарненський район, Рівненської області, 105,5 МГц;</li>
      </ul>
      <text:p text:style-name="P4">
<text:a xlink:type="simple" xlink:href="https://www.armyfm.com.ua/pokrittya/" text:style-name="Internet_20_link" text:visited-style-name="Visited_20_Internet_20_Link">
Повний перелік частот Армія FM</text:a>
</text:p>
      <text:p text:style-name="P4">
Source: <text:a xlink:type="simple" xlink:href="https://armyinform.com.ua/2023/04/29/vidsogodni-armiya-fm-mozhna-sluhaty-shhe-u-chotyroh-mistah-ukrayiny/" text:style-name="Internet_20_link" text:visited-style-name="Visited_20_Internet_20_Link">
https://armyinform.com.ua/2023/04/29/vidsogodni-armiya-fm-mozhna-sluhaty-shhe-u-chotyroh-mistah-ukrayiny/</text:a>
</text:p>
      <!--NEWS-->
      <text:h text:style-name="P10" text:outline-level="1">
<text:span text:style-name="T4">
Наші захисники за добу відбили понад 40 ворожих атак</text:span>
</text:h>
      <text:p text:style-name="P4">
Author: ['АРМІЯINFORM']</text:p>
      <text:p text:style-name="P4">
Time: 2023-04-29T88:00:00-04:00</text:p>
      <text:p text:style-name="P4">
Description: На Бахмутському напрямку ворог продовжує вести наступальні дії. Тривають важкі б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676912332-614.jpg" text:style-name="Internet_20_link" text:visited-style-name="Visited_20_Internet_20_Link">
630_360_1676912332-614.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293" text:anchor-type="as-char" svg:width="6.9236in" svg:height="3.956343in" draw:z-index="0">
<draw:image xlink:href="../Images/AРМІЯINFORM/2023-04-29T88-00-00-04-00/630_360_1676912332-614.jpg" xlink:type="simple" xlink:show="embed" xlink:actuate="onLoad" draw:mime-type="image/jpeg"/>
</draw:frame>
 Ілюстративне фото <text:span text:style-name="T4">
🔥Ситуація щодо російського вторгнення</text:span>
</text:p>
      <text:p text:style-name="P4">
На Бахмутському напрямку ворог продовжує вести наступальні дії. Тривають важкібої за місто Бахмут. До того ж, протягом доби противник вів безуспішнінаступальні дії у напрямку населеного пункту Предтечине.</text:p>
      <text:p text:style-name="P4">
Про це у Facebook<text:a xlink:type="simple" xlink:href="https://www.facebook.com/GeneralStaff.ua/posts/pfbid0EntUHjAXPyELG8TH9XTre3UoKDCcqvAzvXc44idu8Nynpk2AeUeEmkdunuAodS3ml" text:style-name="Internet_20_link" text:visited-style-name="Visited_20_Internet_20_Link">
повідомляє</text:a>
Генеральний штаб ЗСУ.</text:p>
      <text:p text:style-name="P4">
«Основні зусилля противник зосереджує на веденні наступальних дій наЛиманському, Бахмутському, Авдіївському та Мар’їнському напрямках — відбитопонад 40 атак противника. Найзапекліші бої тривають за Бахмут та Мар’їнку,наші воїни мужньо тримають оборону», — йдеться у повідомленні.</text:p>
      <text:p text:style-name="P4">
Source: <text:a xlink:type="simple" xlink:href="https://armyinform.com.ua/2023/04/29/nashi-zahysnyky-za-dobu-vidbyly-ponad-40-vorozhyh-atak/" text:style-name="Internet_20_link" text:visited-style-name="Visited_20_Internet_20_Link">
https://armyinform.com.ua/2023/04/29/nashi-zahysnyky-za-dobu-vidbyly-ponad-40-vorozhyh-atak/</text:a>
</text:p>
      <!--NEWS-->
      <text:h text:style-name="P10" text:outline-level="1">
<text:span text:style-name="T4">
рашисти масово відмовляються від участі у бойових діях</text:span>
</text:h>
      <text:p text:style-name="P4">
Author: ['АРМІЯINFORM']</text:p>
      <text:p text:style-name="P4">
Time: 2023-04-29T89:00:00-04:00</text:p>
      <text:p text:style-name="P4">
Description: В районі Мар’їнки, в підрозділах російських окупаційних військ почастішали випад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kupanty-1.jpg" text:style-name="Internet_20_link" text:visited-style-name="Visited_20_Internet_20_Link">
okupanty-1.jpg</text:a>
']</text:p>
      <text:p text:style-name="P4">
Tags: ['STOPRUSSIA', 'АГРЕСІЯ РФ', 'ВТОРГНЕННЯ РФ', 'ГШ ЗСУ', 'ОПЕРАТИВНА ІНФОРМАЦІЯ']</text:p>
      <text:p text:style-name="P4">
Category: News</text:p>
      <!--METADATA-->
      <text:p text:style-name="P4">
<draw:frame draw:style-name="fr1" draw:name="Image294" text:anchor-type="as-char" svg:width="6.9236in" svg:height="3.874787in" draw:z-index="0">
<draw:image xlink:href="../Images/AРМІЯINFORM/2023-04-29T89-00-00-04-00/okupanty-1.jpg" xlink:type="simple" xlink:show="embed" xlink:actuate="onLoad" draw:mime-type="image/jpeg"/>
</draw:frame>
російські окупанти. Ілюстративне фото <text:span text:style-name="T4">
🔥 Ситуація щодо російськоговторгнення</text:span>
</text:p>
      <text:p text:style-name="P4">
В районі Мар’їнки, в підрозділах російських окупаційних військ почастішаливипадки колективної відмови від участі у бойових діях.</text:p>
      <text:p text:style-name="P4">
Про це у Facebook<text:a xlink:type="simple" xlink:href="https://www.facebook.com/GeneralStaff.ua/posts/pfbid0EntUHjAXPyELG8TH9XTre3UoKDCcqvAzvXc44idu8Nynpk2AeUeEmkdunuAodS3ml" text:style-name="Internet_20_link" text:visited-style-name="Visited_20_Internet_20_Link">
повідомляє</text:a>
Генеральний штаб ЗСУ.</text:p>
      <text:p text:style-name="P4">
Встановлено, що основними чинниками, які на це впливають є великі втрати вживій силі, несвоєчасне забезпечення окупантів боєприпасами, відсутність удостатній кількості засобів індивідуального захисту та примусвійськовослужбовців зс рф до ведення штурмових дій без підтримки важкоїтехніки та артилерії.</text:p>
      <text:p text:style-name="P4">
Source: <text:a xlink:type="simple" xlink:href="https://armyinform.com.ua/2023/04/29/okupanty-masovo-vidmovlyayutsya-vid-uchasti-u-bojovyh-diyah/" text:style-name="Internet_20_link" text:visited-style-name="Visited_20_Internet_20_Link">
https://armyinform.com.ua/2023/04/29/okupanty-masovo-vidmovlyayutsya-vid-uchasti-u-bojovyh-diyah/</text:a>
</text:p>
      <!--NEWS-->
      <text:h text:style-name="P10" text:outline-level="1">
<text:span text:style-name="T4">
Сьогодні Військово-Морський Прапор ЗС України замайорів у десятках міст</text:span>
</text:h>
      <text:p text:style-name="P4">
Author: ['Володимир Віват']</text:p>
      <text:p text:style-name="P4">
Time: 2023-04-29T90:00:00-04:00</text:p>
      <text:p text:style-name="P4">
Description: Сьогодні ми відзначаємо 105-ту річницю від Дня підняття на кораблях Чорноморського фло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snovna-4.jpg" text:style-name="Internet_20_link" text:visited-style-name="Visited_20_Internet_20_Link">
osnovna-4.jpg</text:a>
', '<text:a xlink:type="simple" xlink:href="https://armyinform.com.ua/wp-content/uploads/2023/04/oleksij-neyizhpapa.jpg" text:style-name="Internet_20_link" text:visited-style-name="Visited_20_Internet_20_Link">
oleksij-neyizhpapa.jpg</text:a>
', '<text:a xlink:type="simple" xlink:href="https://armyinform.com.ua/wp-content/uploads/2023/04/mista-1-150x150.jpg" text:style-name="Internet_20_link" text:visited-style-name="Visited_20_Internet_20_Link">
mista-1-150x150.jpg</text:a>
', '<text:a xlink:type="simple" xlink:href="https://armyinform.com.ua/wp-content/uploads/2023/04/mista-2-150x150.jpg" text:style-name="Internet_20_link" text:visited-style-name="Visited_20_Internet_20_Link">
mista-2-150x150.jpg</text:a>
', '<text:a xlink:type="simple" xlink:href="https://armyinform.com.ua/wp-content/uploads/2023/04/mista-3-150x150.jpg" text:style-name="Internet_20_link" text:visited-style-name="Visited_20_Internet_20_Link">
mista-3-150x150.jpg</text:a>
', '<text:a xlink:type="simple" xlink:href="https://armyinform.com.ua/wp-content/uploads/2023/04/mista-7-150x150.jpg" text:style-name="Internet_20_link" text:visited-style-name="Visited_20_Internet_20_Link">
mista-7-150x150.jpg</text:a>
', '<text:a xlink:type="simple" xlink:href="https://armyinform.com.ua/wp-content/uploads/2023/04/mista-9-150x150.jpg" text:style-name="Internet_20_link" text:visited-style-name="Visited_20_Internet_20_Link">
mista-9-150x150.jpg</text:a>
', '<text:a xlink:type="simple" xlink:href="https://armyinform.com.ua/wp-content/uploads/2023/04/avto-1-150x150.jpeg" text:style-name="Internet_20_link" text:visited-style-name="Visited_20_Internet_20_Link">
avto-1-150x150.jpeg</text:a>
', '<text:a xlink:type="simple" xlink:href="https://armyinform.com.ua/wp-content/uploads/2023/04/avto-3-150x150.jpeg" text:style-name="Internet_20_link" text:visited-style-name="Visited_20_Internet_20_Link">
avto-3-150x150.jpeg</text:a>
', '<text:a xlink:type="simple" xlink:href="https://armyinform.com.ua/wp-content/uploads/2023/04/avto-5-150x150.jpg" text:style-name="Internet_20_link" text:visited-style-name="Visited_20_Internet_20_Link">
avto-5-150x150.jpg</text:a>
', '<text:a xlink:type="simple" xlink:href="https://armyinform.com.ua/wp-content/uploads/2023/04/avto-6-150x150.jpg" text:style-name="Internet_20_link" text:visited-style-name="Visited_20_Internet_20_Link">
avto-6-150x150.jpg</text:a>
', '<text:a xlink:type="simple" xlink:href="https://armyinform.com.ua/wp-content/uploads/2023/04/kros-7-150x150.jpg" text:style-name="Internet_20_link" text:visited-style-name="Visited_20_Internet_20_Link">
kros-7-150x150.jpg</text:a>
', '<text:a xlink:type="simple" xlink:href="https://armyinform.com.ua/wp-content/uploads/2023/04/kros-9-150x150.jpg" text:style-name="Internet_20_link" text:visited-style-name="Visited_20_Internet_20_Link">
kros-9-150x150.jpg</text:a>
', '<text:a xlink:type="simple" xlink:href="https://armyinform.com.ua/wp-content/uploads/2023/04/kros-8-150x150.jpg" text:style-name="Internet_20_link" text:visited-style-name="Visited_20_Internet_20_Link">
kros-8-150x150.jpg</text:a>
', '<text:a xlink:type="simple" xlink:href="https://armyinform.com.ua/wp-content/uploads/2023/04/konczert-1-150x150.jpg" text:style-name="Internet_20_link" text:visited-style-name="Visited_20_Internet_20_Link">
konczert-1-150x150.jpg</text:a>
', '<text:a xlink:type="simple" xlink:href="https://armyinform.com.ua/wp-content/uploads/2023/04/konczert-4-150x150.jpg" text:style-name="Internet_20_link" text:visited-style-name="Visited_20_Internet_20_Link">
konczert-4-150x150.jpg</text:a>
', '<text:a xlink:type="simple" xlink:href="https://armyinform.com.ua/wp-content/uploads/2023/04/konczert-5-150x150.jpg" text:style-name="Internet_20_link" text:visited-style-name="Visited_20_Internet_20_Link">
konczert-5-150x150.jpg</text:a>
']</text:p>
      <text:p text:style-name="P4">
Tags: ['STOPRUSSIA', 'ВМС ЗС УКРАЇНИ']</text:p>
      <text:p text:style-name="P4">
Category: News</text:p>
      <!--METADATA-->
      <text:p text:style-name="P4">
<draw:frame draw:style-name="fr1" draw:name="Image295" text:anchor-type="as-char" svg:width="6.9236in" svg:height="4.615733in" draw:z-index="0">
<draw:image xlink:href="../Images/AРМІЯINFORM/2023-04-29T90-00-00-04-00/osnovna-4.jpg" xlink:type="simple" xlink:show="embed" xlink:actuate="onLoad" draw:mime-type="image/jpeg"/>
</draw:frame>
</text:p>
      <text:p text:style-name="P4">
Сьогодні ми відзначаємо 105-ту річницю від Дня підняття на корабляхЧорноморського флоту та Севастопольській фортеці колишньої російської імперіїпрапорів України. З метою широкого відзначення цієї дати за ініціативикомандування ВМС ЗС України було проведено низку заходів, які розпочались овосьмій ранку з урочистого підняття Військово-Морських Прапорів ЗС України вмісця дислокацій кораблів та військових частин ВМС нашої країни.</text:p>
      <text:p text:style-name="P4">
Під час проведення церемоніалу військовослужбовці ВМС вшанували пам’ять усіх —військових і цивільних — які загинули внаслідок російської агресії протиУкраїни, яка триває уже кілька століть.</text:p>
      <text:p text:style-name="P4">
— Переконаний, Українські прапори невдовзі знову замайорять над нашимвизволеним Українським Кримом. Наші бази повернуться до законних власників —українських військових моряків. Під українськими Державним та Військово-Морськими Прапорами наші кораблі знову зайдуть у бухти Севастополя й усьогоКриму, назавжди очистивши наші землі й наші води від окупантів під злочиннимросійським триколором, — звертаючись до особового складу, наголосив командувачВійськово-Морських Сил ЗС України віцеадмірал Олексій Неїжпапа.</text:p>
      <text:p text:style-name="P4">
<draw:frame draw:style-name="fr1" draw:name="Image296" text:anchor-type="as-char" svg:width="6.9236in" svg:height="4.615733in" draw:z-index="0">
<draw:image xlink:href="../Images/AРМІЯINFORM/2023-04-29T90-00-00-04-00/oleksij-neyizhpapa.jpg" xlink:type="simple" xlink:show="embed" xlink:actuate="onLoad" draw:mime-type="image/jpeg"/>
</draw:frame>
</text:p>
      <text:p text:style-name="P4">
Ініціативу військових моряків підтримали й місцеві адміністрації багатьохукраїнських міст, зокрема й тих, іменні назви яких мають кораблі, катери ВМСЗС України. В Києві, Одесі, Чернігові, Бучі, Фастові, Переяславі, Миколаєві,Запоріжжі, Сумах та багатьох інших населених пунктах також провели урочистіритуали підняття Військово-Морського Прапора ЗС України на флагштоках поблизуобласних і міських рад.</text:p>
      <text:p text:style-name="P4">
<text:a xlink:type="simple" xlink:href="https://armyinform.com.ua/wp-content/uploads/2023/04/mista-1.jpg" text:style-name="Internet_20_link" text:visited-style-name="Visited_20_Internet_20_Link">
<draw:frame draw:style-name="fr1" draw:name="Image297" text:anchor-type="as-char" svg:width="6.9236in" svg:height="6.9236in" draw:z-index="0">
<draw:image xlink:href="../Images/AРМІЯINFORM/2023-04-29T90-00-00-04-00/mista-1-150x150.jpg" xlink:type="simple" xlink:show="embed" xlink:actuate="onLoad" draw:mime-type="image/jpeg"/>
</draw:frame>
</text:a>
</text:p>
      <text:p text:style-name="P4">
<text:a xlink:type="simple" xlink:href="https://armyinform.com.ua/wp-content/uploads/2023/04/mista-2.jpg" text:style-name="Internet_20_link" text:visited-style-name="Visited_20_Internet_20_Link">
<draw:frame draw:style-name="fr1" draw:name="Image298" text:anchor-type="as-char" svg:width="6.9236in" svg:height="6.9236in" draw:z-index="0">
<draw:image xlink:href="../Images/AРМІЯINFORM/2023-04-29T90-00-00-04-00/mista-2-150x150.jpg" xlink:type="simple" xlink:show="embed" xlink:actuate="onLoad" draw:mime-type="image/jpeg"/>
</draw:frame>
</text:a>
</text:p>
      <text:p text:style-name="P4">
<text:a xlink:type="simple" xlink:href="https://armyinform.com.ua/wp-content/uploads/2023/04/mista-3.jpg" text:style-name="Internet_20_link" text:visited-style-name="Visited_20_Internet_20_Link">
<draw:frame draw:style-name="fr1" draw:name="Image299" text:anchor-type="as-char" svg:width="6.9236in" svg:height="6.9236in" draw:z-index="0">
<draw:image xlink:href="../Images/AРМІЯINFORM/2023-04-29T90-00-00-04-00/mista-3-150x150.jpg" xlink:type="simple" xlink:show="embed" xlink:actuate="onLoad" draw:mime-type="image/jpeg"/>
</draw:frame>
</text:a>
</text:p>
      <text:p text:style-name="P4">
<text:a xlink:type="simple" xlink:href="https://armyinform.com.ua/wp-content/uploads/2023/04/mista-7.jpg" text:style-name="Internet_20_link" text:visited-style-name="Visited_20_Internet_20_Link">
<draw:frame draw:style-name="fr1" draw:name="Image300" text:anchor-type="as-char" svg:width="6.9236in" svg:height="6.9236in" draw:z-index="0">
<draw:image xlink:href="../Images/AРМІЯINFORM/2023-04-29T90-00-00-04-00/mista-7-150x150.jpg" xlink:type="simple" xlink:show="embed" xlink:actuate="onLoad" draw:mime-type="image/jpeg"/>
</draw:frame>
</text:a>
</text:p>
      <text:p text:style-name="P4">
<text:a xlink:type="simple" xlink:href="https://armyinform.com.ua/wp-content/uploads/2023/04/mista-9.jpg" text:style-name="Internet_20_link" text:visited-style-name="Visited_20_Internet_20_Link">
<draw:frame draw:style-name="fr1" draw:name="Image301" text:anchor-type="as-char" svg:width="6.9236in" svg:height="6.9236in" draw:z-index="0">
<draw:image xlink:href="../Images/AРМІЯINFORM/2023-04-29T90-00-00-04-00/mista-9-150x150.jpg" xlink:type="simple" xlink:show="embed" xlink:actuate="onLoad" draw:mime-type="image/jpeg"/>
</draw:frame>
</text:a>
</text:p>
      <text:p text:style-name="P4">
Основні ж заходи з відзначення 105-ї річниці Військово-Морського ПрапораЗбройних Сил України було проведено в південних, приморських містах. Таквулицями Одеси та Миколаєва сьогодні відбувся автопробіг під Військово-Морськими Прапорами ЗС України із залученням військової техніки та цивільнихучасників.</text:p>
      <text:p text:style-name="P4">
<text:a xlink:type="simple" xlink:href="https://armyinform.com.ua/wp-content/uploads/2023/04/avto-1.jpeg" text:style-name="Internet_20_link" text:visited-style-name="Visited_20_Internet_20_Link">
<draw:frame draw:style-name="fr1" draw:name="Image302" text:anchor-type="as-char" svg:width="6.9236in" svg:height="6.9236in" draw:z-index="0">
<draw:image xlink:href="../Images/AРМІЯINFORM/2023-04-29T90-00-00-04-00/avto-1-150x150.jpeg" xlink:type="simple" xlink:show="embed" xlink:actuate="onLoad" draw:mime-type="image/jpeg"/>
</draw:frame>
</text:a>
</text:p>
      <text:p text:style-name="P4">
<text:a xlink:type="simple" xlink:href="https://armyinform.com.ua/wp-content/uploads/2023/04/avto-3.jpeg" text:style-name="Internet_20_link" text:visited-style-name="Visited_20_Internet_20_Link">
<draw:frame draw:style-name="fr1" draw:name="Image303" text:anchor-type="as-char" svg:width="6.9236in" svg:height="6.9236in" draw:z-index="0">
<draw:image xlink:href="../Images/AРМІЯINFORM/2023-04-29T90-00-00-04-00/avto-3-150x150.jpeg" xlink:type="simple" xlink:show="embed" xlink:actuate="onLoad" draw:mime-type="image/jpeg"/>
</draw:frame>
</text:a>
</text:p>
      <text:p text:style-name="P4">
<text:a xlink:type="simple" xlink:href="https://armyinform.com.ua/wp-content/uploads/2023/04/avto-5.jpg" text:style-name="Internet_20_link" text:visited-style-name="Visited_20_Internet_20_Link">
<draw:frame draw:style-name="fr1" draw:name="Image304" text:anchor-type="as-char" svg:width="6.9236in" svg:height="6.9236in" draw:z-index="0">
<draw:image xlink:href="../Images/AРМІЯINFORM/2023-04-29T90-00-00-04-00/avto-5-150x150.jpg" xlink:type="simple" xlink:show="embed" xlink:actuate="onLoad" draw:mime-type="image/jpeg"/>
</draw:frame>
</text:a>
</text:p>
      <text:p text:style-name="P4">
<text:a xlink:type="simple" xlink:href="https://armyinform.com.ua/wp-content/uploads/2023/04/avto-6.jpg" text:style-name="Internet_20_link" text:visited-style-name="Visited_20_Internet_20_Link">
<draw:frame draw:style-name="fr1" draw:name="Image305" text:anchor-type="as-char" svg:width="6.9236in" svg:height="6.9236in" draw:z-index="0">
<draw:image xlink:href="../Images/AРМІЯINFORM/2023-04-29T90-00-00-04-00/avto-6-150x150.jpg" xlink:type="simple" xlink:show="embed" xlink:actuate="onLoad" draw:mime-type="image/jpeg"/>
</draw:frame>
</text:a>
</text:p>
      <text:p text:style-name="P4">
Водночас у Центральному парку культури і відпочинку імені Т. Г. Шевченка Одесибуло вперше проведено змагання з легкоатлетичного кросу на перехідний призкомандувача ВМС ЗС України «Кубок Українського моря».</text:p>
      <text:p text:style-name="P4">
У ньому взяли участь збірні команди курсантів і ліцеїстів військовихнавчальних закладів МО України та МВС України. За результатами змаганьпершість здобули курсанти Військової академії (м. Одеса), проте, за відгукамибільшості юнаків та дівчат, участь у цьому кубку надала для них чудовуможливість виразити свою вдячність і підтримку всім захисниками, які боронятьсьогодні Україну від рашистської навали.</text:p>
      <text:p text:style-name="P4">
<text:a xlink:type="simple" xlink:href="https://armyinform.com.ua/wp-content/uploads/2023/04/kros-7.jpg" text:style-name="Internet_20_link" text:visited-style-name="Visited_20_Internet_20_Link">
<draw:frame draw:style-name="fr1" draw:name="Image306" text:anchor-type="as-char" svg:width="6.9236in" svg:height="6.9236in" draw:z-index="0">
<draw:image xlink:href="../Images/AРМІЯINFORM/2023-04-29T90-00-00-04-00/kros-7-150x150.jpg" xlink:type="simple" xlink:show="embed" xlink:actuate="onLoad" draw:mime-type="image/jpeg"/>
</draw:frame>
</text:a>
</text:p>
      <text:p text:style-name="P4">
<text:a xlink:type="simple" xlink:href="https://armyinform.com.ua/wp-content/uploads/2023/04/kros-9.jpg" text:style-name="Internet_20_link" text:visited-style-name="Visited_20_Internet_20_Link">
<draw:frame draw:style-name="fr1" draw:name="Image307" text:anchor-type="as-char" svg:width="6.9236in" svg:height="6.9236in" draw:z-index="0">
<draw:image xlink:href="../Images/AРМІЯINFORM/2023-04-29T90-00-00-04-00/kros-9-150x150.jpg" xlink:type="simple" xlink:show="embed" xlink:actuate="onLoad" draw:mime-type="image/jpeg"/>
</draw:frame>
</text:a>
</text:p>
      <text:p text:style-name="P4">
<text:a xlink:type="simple" xlink:href="https://armyinform.com.ua/wp-content/uploads/2023/04/kros-8.jpg" text:style-name="Internet_20_link" text:visited-style-name="Visited_20_Internet_20_Link">
<draw:frame draw:style-name="fr1" draw:name="Image308" text:anchor-type="as-char" svg:width="6.9236in" svg:height="6.9236in" draw:z-index="0">
<draw:image xlink:href="../Images/AРМІЯINFORM/2023-04-29T90-00-00-04-00/kros-8-150x150.jpg" xlink:type="simple" xlink:show="embed" xlink:actuate="onLoad" draw:mime-type="image/jpeg"/>
</draw:frame>
</text:a>
</text:p>
      <text:p text:style-name="P4">
Після завершення змагань для всіх учасників, мешканців та гостей міста, якізавітали на відпочинок до парку, артисти Центру військово-музичного мистецтваВМС ЗС України провели концерт, під час якого виступили з відомими йавторськими патріотичними піснями та танцювальними номерами.</text:p>
      <text:p text:style-name="P4">
<text:a xlink:type="simple" xlink:href="https://armyinform.com.ua/wp-content/uploads/2023/04/konczert-1.jpg" text:style-name="Internet_20_link" text:visited-style-name="Visited_20_Internet_20_Link">
<draw:frame draw:style-name="fr1" draw:name="Image309" text:anchor-type="as-char" svg:width="6.9236in" svg:height="6.9236in" draw:z-index="0">
<draw:image xlink:href="../Images/AРМІЯINFORM/2023-04-29T90-00-00-04-00/konczert-1-150x150.jpg" xlink:type="simple" xlink:show="embed" xlink:actuate="onLoad" draw:mime-type="image/jpeg"/>
</draw:frame>
</text:a>
</text:p>
      <text:p text:style-name="P4">
<text:a xlink:type="simple" xlink:href="https://armyinform.com.ua/wp-content/uploads/2023/04/konczert-4.jpg" text:style-name="Internet_20_link" text:visited-style-name="Visited_20_Internet_20_Link">
<draw:frame draw:style-name="fr1" draw:name="Image310" text:anchor-type="as-char" svg:width="6.9236in" svg:height="6.9236in" draw:z-index="0">
<draw:image xlink:href="../Images/AРМІЯINFORM/2023-04-29T90-00-00-04-00/konczert-4-150x150.jpg" xlink:type="simple" xlink:show="embed" xlink:actuate="onLoad" draw:mime-type="image/jpeg"/>
</draw:frame>
</text:a>
</text:p>
      <text:p text:style-name="P4">
<text:a xlink:type="simple" xlink:href="https://armyinform.com.ua/wp-content/uploads/2023/04/konczert-5.jpg" text:style-name="Internet_20_link" text:visited-style-name="Visited_20_Internet_20_Link">
<draw:frame draw:style-name="fr1" draw:name="Image311" text:anchor-type="as-char" svg:width="6.9236in" svg:height="6.9236in" draw:z-index="0">
<draw:image xlink:href="../Images/AРМІЯINFORM/2023-04-29T90-00-00-04-00/konczert-5-150x150.jpg" xlink:type="simple" xlink:show="embed" xlink:actuate="onLoad" draw:mime-type="image/jpeg"/>
</draw:frame>
</text:a>
</text:p>
      <text:p text:style-name="P4">
Проведення цих заходів, за задумом організаторів, має ще раз нагадатисуспільству про славетні сторінки історії ВМС України та їхній вагомий внесоку нашу теперішню боротьбу з російськими загарбниками.</text:p>
      <text:p text:style-name="P4">
<text:span text:style-name="T5">
Фото автора та служби зв’язків з громадськістю ВМС ЗС України</text:span>
</text:p>
      <text:p text:style-name="P4">
Source: <text:a xlink:type="simple" xlink:href="https://armyinform.com.ua/2023/04/29/sogodni-vijskovo-morskyj-prapor-zs-ukrayiny-zamajoriv-u-desyatkah-mist/" text:style-name="Internet_20_link" text:visited-style-name="Visited_20_Internet_20_Link">
https://armyinform.com.ua/2023/04/29/sogodni-vijskovo-morskyj-prapor-zs-ukrayiny-zamajoriv-u-desyatkah-mist/</text:a>
</text:p>
      <!--NEWS-->
      <text:h text:style-name="P10" text:outline-level="1">
<text:span text:style-name="T4">
Українська авіація за добу завдала 3 удари по ворожих позиціях</text:span>
</text:h>
      <text:p text:style-name="P4">
Author: ['АРМІЯINFORM']</text:p>
      <text:p text:style-name="P4">
Time: 2023-04-29T91:00:00-04:00</text:p>
      <text:p text:style-name="P4">
Description: Авіація Сил оборони за добу завдала 3 ударів по районах зосередження особового скл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312" text:anchor-type="as-char" svg:width="6.9236in" svg:height="3.894525in" draw:z-index="0">
<draw:image xlink:href="../Images/AРМІЯINFORM/2023-04-29T91-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Авіація Сил оборони за добу завдала 3 ударів по районах зосередження особовогоскладу окупантів. Також наші захисники збили два ворожих БПЛА типу«Shahed-136/131», один розвідувальний БПЛА типу «Орлан-10» та ще один БПЛАневстановленого типу.</text:p>
      <text:p text:style-name="P4">
Про це у Facebook<text:a xlink:type="simple" xlink:href="https://www.facebook.com/GeneralStaff.ua/posts/pfbid0EntUHjAXPyELG8TH9XTre3UoKDCcqvAzvXc44idu8Nynpk2AeUeEmkdunuAodS3ml" text:style-name="Internet_20_link" text:visited-style-name="Visited_20_Internet_20_Link">
повідомляє</text:a>
Генеральний штаб ЗСУ.</text:p>
      <text:p text:style-name="P4">
Підрозділи ракетних військ і артилерії протягом доби уразили районзосередження живої сили противника, два склади пально-мастильних матеріалів,два засоби протиповітряної оборони, один артилерійський підрозділ та ще однуважливу ціль противника.</text:p>
      <text:p text:style-name="P4">
Source: <text:a xlink:type="simple" xlink:href="https://armyinform.com.ua/2023/04/29/ukrayinska-aviacziya-za-dobu-zavdala-3-udary-po-vorozhyh-pozycziyah/" text:style-name="Internet_20_link" text:visited-style-name="Visited_20_Internet_20_Link">
https://armyinform.com.ua/2023/04/29/ukrayinska-aviacziya-za-dobu-zavdala-3-udary-po-vorozhyh-pozycziyah/</text:a>
</text:p>
      <!--NEWS-->
      <text:h text:style-name="P10" text:outline-level="1">
<text:span text:style-name="T4">
Рух уперед завжди там, де є здорова конкуренція — Герой України Ігор Гордійчук</text:span>
</text:h>
      <text:p text:style-name="P4">
Author: ['Олександр Козубенко']</text:p>
      <text:p text:style-name="P4">
Time: 2023-04-29T92:00:00-04:00</text:p>
      <text:p text:style-name="P4">
Description: Шостий рік поспіль Київський військовий ліцеї імені Івана Богуна приймає всеукраїнсь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89.jpg" text:style-name="Internet_20_link" text:visited-style-name="Visited_20_Internet_20_Link">
2-89.jpg</text:a>
', '<text:a xlink:type="simple" xlink:href="https://armyinform.com.ua/wp-content/uploads/2023/04/3-73-150x150.jpg" text:style-name="Internet_20_link" text:visited-style-name="Visited_20_Internet_20_Link">
3-73-150x150.jpg</text:a>
', '<text:a xlink:type="simple" xlink:href="https://armyinform.com.ua/wp-content/uploads/2023/04/1-102-150x150.jpg" text:style-name="Internet_20_link" text:visited-style-name="Visited_20_Internet_20_Link">
1-102-150x150.jpg</text:a>
', '<text:a xlink:type="simple" xlink:href="https://armyinform.com.ua/wp-content/uploads/2023/04/19-150x150.jpg" text:style-name="Internet_20_link" text:visited-style-name="Visited_20_Internet_20_Link">
19-150x150.jpg</text:a>
', '<text:a xlink:type="simple" xlink:href="https://armyinform.com.ua/wp-content/uploads/2023/04/12-13-150x150.jpg" text:style-name="Internet_20_link" text:visited-style-name="Visited_20_Internet_20_Link">
12-13-150x150.jpg</text:a>
', '<text:a xlink:type="simple" xlink:href="https://armyinform.com.ua/wp-content/uploads/2023/04/14-10-150x150.jpg" text:style-name="Internet_20_link" text:visited-style-name="Visited_20_Internet_20_Link">
14-10-150x150.jpg</text:a>
', '<text:a xlink:type="simple" xlink:href="https://armyinform.com.ua/wp-content/uploads/2023/04/15-6-150x150.jpg" text:style-name="Internet_20_link" text:visited-style-name="Visited_20_Internet_20_Link">
15-6-150x150.jpg</text:a>
', '<text:a xlink:type="simple" xlink:href="https://armyinform.com.ua/wp-content/uploads/2023/04/21-2-150x150.jpg" text:style-name="Internet_20_link" text:visited-style-name="Visited_20_Internet_20_Link">
21-2-150x150.jpg</text:a>
', '<text:a xlink:type="simple" xlink:href="https://armyinform.com.ua/wp-content/uploads/2023/04/22-igor-gordijchuk.jpg" text:style-name="Internet_20_link" text:visited-style-name="Visited_20_Internet_20_Link">
22-igor-gordijchuk.jpg</text:a>
']</text:p>
      <text:p text:style-name="P4">
Tags: ['STOPRUSSIA', 'КИЇВСЬКИЙ ВІЙСЬКОВИЙ ЛІЦЕЙ ІМЕНІ ІВАНА БОГУНА']</text:p>
      <text:p text:style-name="P4">
Category: News</text:p>
      <!--METADATA-->
      <text:p text:style-name="P4">
<draw:frame draw:style-name="fr1" draw:name="Image313" text:anchor-type="as-char" svg:width="6.9236in" svg:height="4.598424in" draw:z-index="0">
<draw:image xlink:href="../Images/AРМІЯINFORM/2023-04-29T92-00-00-04-00/2-89.jpg" xlink:type="simple" xlink:show="embed" xlink:actuate="onLoad" draw:mime-type="image/jpeg"/>
</draw:frame>
</text:p>
      <text:p text:style-name="P4">
<text:span text:style-name="T4">
<text:span text:style-name="T5">
Шостий рік поспіль Київський військовий ліцеї імені Івана Богуна приймаєвсеукраїнський футбольний турнір — «Кубок пам 'яті героя України АндрiяКизила. На церемонії відкриття спортивного турніру начальник ліцею, ГеройУкраїни генерал-майор Ігор Гордійчук сказав, що цього року географія учасниківзначно розширилася: у ці дні до столиці приїхали ліцеїсти з Луцька, Кам’янець-Подільського, Львова, Одеси й Боярки.</text:span>
</text:span>
</text:p>
      <text:p text:style-name="P4">
<text:a xlink:type="simple" xlink:href="https://armyinform.com.ua/wp-content/uploads/2023/04/3-73.jpg" text:style-name="Internet_20_link" text:visited-style-name="Visited_20_Internet_20_Link">
<draw:frame draw:style-name="fr1" draw:name="Image314" text:anchor-type="as-char" svg:width="6.9236in" svg:height="6.9236in" draw:z-index="0">
<draw:image xlink:href="../Images/AРМІЯINFORM/2023-04-29T92-00-00-04-00/3-73-150x150.jpg" xlink:type="simple" xlink:show="embed" xlink:actuate="onLoad" draw:mime-type="image/jpeg"/>
</draw:frame>
</text:a>
</text:p>
      <text:p text:style-name="P4">
<text:a xlink:type="simple" xlink:href="https://armyinform.com.ua/wp-content/uploads/2023/04/1-102.jpg" text:style-name="Internet_20_link" text:visited-style-name="Visited_20_Internet_20_Link">
<draw:frame draw:style-name="fr1" draw:name="Image315" text:anchor-type="as-char" svg:width="6.9236in" svg:height="6.9236in" draw:z-index="0">
<draw:image xlink:href="../Images/AРМІЯINFORM/2023-04-29T92-00-00-04-00/1-102-150x150.jpg" xlink:type="simple" xlink:show="embed" xlink:actuate="onLoad" draw:mime-type="image/jpeg"/>
</draw:frame>
</text:a>
</text:p>
      <text:p text:style-name="P4">
<text:a xlink:type="simple" xlink:href="https://armyinform.com.ua/wp-content/uploads/2023/04/19.jpg" text:style-name="Internet_20_link" text:visited-style-name="Visited_20_Internet_20_Link">
<draw:frame draw:style-name="fr1" draw:name="Image316" text:anchor-type="as-char" svg:width="6.9236in" svg:height="6.9236in" draw:z-index="0">
<draw:image xlink:href="../Images/AРМІЯINFORM/2023-04-29T92-00-00-04-00/19-150x150.jpg" xlink:type="simple" xlink:show="embed" xlink:actuate="onLoad" draw:mime-type="image/jpeg"/>
</draw:frame>
</text:a>
</text:p>
      <text:p text:style-name="P4">
На церемонії відкриття турніру було багато відомих людей, почесних гостей.Учасників привітали перший заступник начальника Київської міської військовоїадміністрації генерал-майор Володимир Кидон, народний депутат України АннаПуртова, наші славетні футболісти Олег Протасов та Анатолій Дем’яненко, атакож очільники Української асоціації футболу, місцевих адміністрацій та інші.</text:p>
      <text:p text:style-name="P4">
<text:a xlink:type="simple" xlink:href="https://armyinform.com.ua/wp-content/uploads/2023/04/12-13.jpg" text:style-name="Internet_20_link" text:visited-style-name="Visited_20_Internet_20_Link">
<draw:frame draw:style-name="fr1" draw:name="Image317" text:anchor-type="as-char" svg:width="6.9236in" svg:height="6.9236in" draw:z-index="0">
<draw:image xlink:href="../Images/AРМІЯINFORM/2023-04-29T92-00-00-04-00/12-13-150x150.jpg" xlink:type="simple" xlink:show="embed" xlink:actuate="onLoad" draw:mime-type="image/jpeg"/>
</draw:frame>
</text:a>
</text:p>
      <text:p text:style-name="P4">
<text:a xlink:type="simple" xlink:href="https://armyinform.com.ua/wp-content/uploads/2023/04/14-10.jpg" text:style-name="Internet_20_link" text:visited-style-name="Visited_20_Internet_20_Link">
<draw:frame draw:style-name="fr1" draw:name="Image318" text:anchor-type="as-char" svg:width="6.9236in" svg:height="6.9236in" draw:z-index="0">
<draw:image xlink:href="../Images/AРМІЯINFORM/2023-04-29T92-00-00-04-00/14-10-150x150.jpg" xlink:type="simple" xlink:show="embed" xlink:actuate="onLoad" draw:mime-type="image/jpeg"/>
</draw:frame>
</text:a>
</text:p>
      <text:p text:style-name="P4">
<text:a xlink:type="simple" xlink:href="https://armyinform.com.ua/wp-content/uploads/2023/04/15-6.jpg" text:style-name="Internet_20_link" text:visited-style-name="Visited_20_Internet_20_Link">
<draw:frame draw:style-name="fr1" draw:name="Image319" text:anchor-type="as-char" svg:width="6.9236in" svg:height="6.9236in" draw:z-index="0">
<draw:image xlink:href="../Images/AРМІЯINFORM/2023-04-29T92-00-00-04-00/15-6-150x150.jpg" xlink:type="simple" xlink:show="embed" xlink:actuate="onLoad" draw:mime-type="image/jpeg"/>
</draw:frame>
</text:a>
</text:p>
      <text:p text:style-name="P4">
<text:a xlink:type="simple" xlink:href="https://armyinform.com.ua/wp-content/uploads/2023/04/21-2.jpg" text:style-name="Internet_20_link" text:visited-style-name="Visited_20_Internet_20_Link">
<draw:frame draw:style-name="fr1" draw:name="Image320" text:anchor-type="as-char" svg:width="6.9236in" svg:height="6.9236in" draw:z-index="0">
<draw:image xlink:href="../Images/AРМІЯINFORM/2023-04-29T92-00-00-04-00/21-2-150x150.jpg" xlink:type="simple" xlink:show="embed" xlink:actuate="onLoad" draw:mime-type="image/jpeg"/>
</draw:frame>
</text:a>
</text:p>
      <text:p text:style-name="P4">
Андрій Кизило — не єдиний ліцеїст — Герой України, який загинув на фронтіросійсько-української війни. За словами генерал-майора Гордійчука, середвипускників закладу вже сім воїнів, відзначених найвищою нагородою держави. Нажаль, троє з них — посмертно. Загалом за час війни понад 40 колишніх ліцеїстіввіддали свої життя в боротьбі з рашистами.</text:p>
      <text:p text:style-name="P4">
Ігор Гордійчук зауважив, що хлопцям і дівчатам на фронті дуже важко, але йтут, у тилу, робиться дуже важлива справа — виховання майбутнього нашої армії,нового покоління офіцерів, яке буде більш вмотивоване, більш підготовлене, якевбирає в себе українські, а не радянські традиції мужності і героїзму.</text:p>
      <text:p text:style-name="P4">
Говорячи про нову генерацію, нове покоління українських військових, ІгорГордійчук охарактеризував своїх випускників як «англомовних бандерівців,майстрів спорту і золотих медалістів».</text:p>
      <text:p text:style-name="P4">
— Наші випускники — це офіцери, які не лише патріоти України, а й люди, якідивляться в майбутнє, в бік НАТО і Євросоюзу, — сказав начальник ліцею. — Нампотрібно підготувати офіцерів, які стали такими не примусово, а були членамитакого собі фан-клубу армії. Щоб вони вірили в перемогу, вірили в успіх.</text:p>
      <text:p text:style-name="P4">
На думку Ігоря Гордійчука, футбол, як і популярні в ліцеях військово-прикладнівиди спорту, подолання смуги перешкод, заняття на скалодромі чи плавання вбасейні, — це ще один з видів мотивації воїнів. Він додав, що футбольнийтурнір — не єдиний проєкт Київського військового ліцею. На честь іншихвипускників, Героїв України, Івана Корнійчука й Олександра Кукурби, плануєтьсязапочаткувати турніри з семиборства та шахів.</text:p>
      <text:p text:style-name="P4">
<draw:frame draw:style-name="fr1" draw:name="Image321" text:anchor-type="as-char" svg:width="6.9236in" svg:height="4.615733in" draw:z-index="0">
<draw:image xlink:href="../Images/AРМІЯINFORM/2023-04-29T92-00-00-04-00/22-igor-gordijchuk.jpg" xlink:type="simple" xlink:show="embed" xlink:actuate="onLoad" draw:mime-type="image/jpeg"/>
</draw:frame>
</text:p>
      <text:p text:style-name="P4">
І про цей турнір начальник ліцею сказав, що вдячний усім, хто зміг приїхати:«Там, де здорова конкуренція, дух змагання, там завжди розвиток, там завждирух уперед!».</text:p>
      <text:p text:style-name="P4">
<text:span text:style-name="T4">
Список учасників турніру:</text:span>
</text:p>
      <text:p text:style-name="P4">
Волинський обласний ліцей з посиленою військово-фізичною підготовкою іменіГероїв Небесної Сотні (Луцьк).</text:p>
      <text:p text:style-name="P4">
Кам’янець-Подільський ліцей з посиленою військово-фізично підготовкоюХмельницької області (Кам’янець-Подільський).</text:p>
      <text:p text:style-name="P4">
Львівський військовий ліцей з посиленою військово-фізичною підготовкою іменіГероїв Крут (Львів).</text:p>
      <text:p text:style-name="P4">
Одеський військово-морський ліцей імені Володимира Безкоровайного (Одеса).</text:p>
      <text:p text:style-name="P4">
Навчально-оздоровчий комплекс Київського військового ліцею (смт Боярка).</text:p>
      <text:p text:style-name="P4">
Київський військовий ліцей імені Івана Богуна (Київ).</text:p>
      <text:p text:style-name="P4">
P.S. За результатами змагань у фінал вийшли команда Київського військовоголіцею та команда з Луцька. Основний та доданий час закінчився з рахунком 0:0.За результатами післяматчевих пенальті перемогли господарі турніру.</text:p>
      <text:p text:style-name="P4">
<text:span text:style-name="T5">
Фото: Олександра Козубенка та Ірини Кузнєцової</text:span>
</text:p>
      <text:p text:style-name="P4">
Source: <text:a xlink:type="simple" xlink:href="https://armyinform.com.ua/2023/04/29/ruh-upered-zavzhdy-tam-de-ye-zdorova-konkurencziya-geroj-ukrayiny-igor-gordijchuk/" text:style-name="Internet_20_link" text:visited-style-name="Visited_20_Internet_20_Link">
https://armyinform.com.ua/2023/04/29/ruh-upered-zavzhdy-tam-de-ye-zdorova-konkurencziya-geroj-ukrayiny-igor-gordijchuk/</text:a>
</text:p>
      <!--NEWS-->
      <text:h text:style-name="P10" text:outline-level="1">
<text:span text:style-name="T4">
В Криму окупанти підсилили пости поліції співробітниками фсб рф</text:span>
</text:h>
      <text:p text:style-name="P4">
Author: ['АРМІЯINFORM']</text:p>
      <text:p text:style-name="P4">
Time: 2023-04-29T93:00:00-04:00</text:p>
      <text:p text:style-name="P4">
Description: російські окупанти посилили контррозвідувальний та поліцейський режим на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jpeg" text:style-name="Internet_20_link" text:visited-style-name="Visited_20_Internet_20_Link">
okupanty.jpeg</text:a>
']</text:p>
      <text:p text:style-name="P4">
Tags: ['STOPRUSSIA', 'АГРЕСІЯ РФ', 'ВТОРГНЕННЯ РФ', 'ГШ ЗСУ', 'ОПЕРАТИВНА ІНФОРМАЦІЯ']</text:p>
      <text:p text:style-name="P4">
Category: News</text:p>
      <!--METADATA-->
      <text:p text:style-name="P4">
<draw:frame draw:style-name="fr1" draw:name="Image322" text:anchor-type="as-char" svg:width="6.9236in" svg:height="3.63489in" draw:z-index="0">
<draw:image xlink:href="../Images/AРМІЯINFORM/2023-04-29T93-00-00-04-00/okupanty.jpeg" xlink:type="simple" xlink:show="embed" xlink:actuate="onLoad" draw:mime-type="image/jpeg"/>
</draw:frame>
 <text:span text:style-name="T4">
🔥Ситуація щодо російського вторгнення</text:span>
</text:p>
      <text:p text:style-name="P4">
російські окупанти посилили контррозвідувальний та поліцейський режим натимчасово окупованій території Керченського півострова АР Крим.</text:p>
      <text:p text:style-name="P4">
Про це у Facebook<text:a xlink:type="simple" xlink:href="https://www.facebook.com/GeneralStaff.ua/posts/pfbid0EntUHjAXPyELG8TH9XTre3UoKDCcqvAzvXc44idu8Nynpk2AeUeEmkdunuAodS3ml" text:style-name="Internet_20_link" text:visited-style-name="Visited_20_Internet_20_Link">
повідомляє</text:a>
Генеральний штаб ЗСУ.</text:p>
      <text:p text:style-name="P4">
«З 26 квітня, окупанти збільшили кількість патрулів, на дорогах місцевогозначення підсилили пости поліції співробітниками фсб рф, які здійснюютьвибіркові перевірки цивільного населення, зокрема перевіряють мобільнітелефони та наявність російського паспорта», — йдеться у повідомленні.</text:p>
      <text:p text:style-name="P4">
Source: <text:a xlink:type="simple" xlink:href="https://armyinform.com.ua/2023/04/29/v-krymu-okupanty-pidsylyly-posty-policziyi-spivrobitnykamy-fsb-rf/" text:style-name="Internet_20_link" text:visited-style-name="Visited_20_Internet_20_Link">
https://armyinform.com.ua/2023/04/29/v-krymu-okupanty-pidsylyly-posty-policziyi-spivrobitnykamy-fsb-rf/</text:a>
</text:p>
      <!--NEWS-->
      <text:h text:style-name="P10" text:outline-level="1">
<text:span text:style-name="T4">
«Наші захисники полягли, аби жили ми» — у Харкові державні нагороди отримали рідні загиблих українських військових</text:span>
</text:h>
      <text:p text:style-name="P4">
Author: ['Оксана Іванець']</text:p>
      <text:p text:style-name="P4">
Time: 2023-04-29T94:00:00-04:00</text:p>
      <text:p text:style-name="P4">
Description: У передостанній день квітня рідні та близькі загиблих захисників України — мешканц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1-8.jpg" text:style-name="Internet_20_link" text:visited-style-name="Visited_20_Internet_20_Link">
golovna-1-8.jpg</text:a>
', '<text:a xlink:type="simple" xlink:href="https://armyinform.com.ua/wp-content/uploads/2023/04/2-90.jpg" text:style-name="Internet_20_link" text:visited-style-name="Visited_20_Internet_20_Link">
2-90.jpg</text:a>
', '<text:a xlink:type="simple" xlink:href="https://armyinform.com.ua/wp-content/uploads/2023/04/6-49-150x150.jpg" text:style-name="Internet_20_link" text:visited-style-name="Visited_20_Internet_20_Link">
6-49-150x150.jpg</text:a>
', '<text:a xlink:type="simple" xlink:href="https://armyinform.com.ua/wp-content/uploads/2023/04/7-32-150x150.jpg" text:style-name="Internet_20_link" text:visited-style-name="Visited_20_Internet_20_Link">
7-32-150x150.jpg</text:a>
', '<text:a xlink:type="simple" xlink:href="https://armyinform.com.ua/wp-content/uploads/2023/04/5-50-150x150.jpg" text:style-name="Internet_20_link" text:visited-style-name="Visited_20_Internet_20_Link">
5-50-150x150.jpg</text:a>
', '<text:a xlink:type="simple" xlink:href="https://armyinform.com.ua/wp-content/uploads/2023/04/4-65-150x150.jpg" text:style-name="Internet_20_link" text:visited-style-name="Visited_20_Internet_20_Link">
4-65-150x150.jpg</text:a>
', '<text:a xlink:type="simple" xlink:href="https://armyinform.com.ua/wp-content/uploads/2023/04/3-74-150x150.jpg" text:style-name="Internet_20_link" text:visited-style-name="Visited_20_Internet_20_Link">
3-74-150x150.jpg</text:a>
', '<text:a xlink:type="simple" xlink:href="https://armyinform.com.ua/wp-content/uploads/2023/04/2-90-150x150.jpg" text:style-name="Internet_20_link" text:visited-style-name="Visited_20_Internet_20_Link">
2-90-150x150.jpg</text:a>
', '<text:a xlink:type="simple" xlink:href="https://armyinform.com.ua/wp-content/uploads/2023/04/8-28.jpg" text:style-name="Internet_20_link" text:visited-style-name="Visited_20_Internet_20_Link">
8-28.jpg</text:a>
', '<text:a xlink:type="simple" xlink:href="https://armyinform.com.ua/wp-content/uploads/2023/04/9-29.jpg" text:style-name="Internet_20_link" text:visited-style-name="Visited_20_Internet_20_Link">
9-29.jpg</text:a>
']</text:p>
      <text:p text:style-name="P4">
Tags: ['STOPRUSSIA', 'АГРЕСІЯ РФ', 'ВИБІР РЕДАКЦІЇ']</text:p>
      <text:p text:style-name="P4">
Category: News</text:p>
      <!--METADATA-->
      <text:p text:style-name="P4">
<draw:frame draw:style-name="fr1" draw:name="Image323" text:anchor-type="as-char" svg:width="6.9236in" svg:height="4.615733in" draw:z-index="0">
<draw:image xlink:href="../Images/AРМІЯINFORM/2023-04-29T94-00-00-04-00/golovna-1-8.jpg" xlink:type="simple" xlink:show="embed" xlink:actuate="onLoad" draw:mime-type="image/jpeg"/>
</draw:frame>
</text:p>
      <text:p text:style-name="P4">
<text:span text:style-name="T4">
<text:span text:style-name="T5">
У передостанній день квітня рідні та близькі загиблих захисників України —мешканців Харкова та області — отримали державні нагороди своїх героїв. Західна чолі із заступником начальника Харківської обласної військовоїадміністрації Романом Семенухою був відкритий виконанням Гімну України хоруХарківського національного театру опери та балету. Всіх полеглих захисників ізахисниць присутні вшанували хвилиною мовчання.</text:span>
</text:span>
</text:p>
      <text:p text:style-name="P4">
Повним кавалером ордена «За мужність» посмертно став український воїн,стрілець взводу снайперів старший солдат Ярослав Цурков. У лавах Збройних СилУкраїни він проходив службу з весни 2016 року. Впродовж останніх двох років завагомий особистий внесок у зміцнення обороноздатності Української держави,мужність, виявлену під час бойових дій, зразкове виконання службовихобов’язків та високий професіоналізм Ярослав був нагороджений орденами «Замужність» III та ІІ ступенів. Сьогодні родина українського воїна отрималанагороду замість нього — старший солдат Ярослав Цурков 29 червня минулого рокупід час виконання бойових завдань у складі підрозділу дістав поранення,несумісні з життям.</text:p>
      <text:p text:style-name="P4">
<draw:frame draw:style-name="fr1" draw:name="Image324" text:anchor-type="as-char" svg:width="6.9236in" svg:height="4.615733in" draw:z-index="0">
<draw:image xlink:href="../Images/AРМІЯINFORM/2023-04-29T94-00-00-04-00/2-90.jpg" xlink:type="simple" xlink:show="embed" xlink:actuate="onLoad" draw:mime-type="image/jpeg"/>
</draw:frame>
</text:p>
      <text:p text:style-name="P4">
Заслужені нагороди його родині, а також рідним ще двадцяти трьохвійськовослужбовців Збройних Сил України, які загинули за свободу інезалежність у боротьбі з російськими окупантами у різних частинах України,вручали заступник начальника Харківського ОТЦК та СП Микола Шарій та РоманСеменуха.</text:p>
      <text:p text:style-name="P4">
<text:a xlink:type="simple" xlink:href="https://armyinform.com.ua/wp-content/uploads/2023/04/6-49.jpg" text:style-name="Internet_20_link" text:visited-style-name="Visited_20_Internet_20_Link">
<draw:frame draw:style-name="fr1" draw:name="Image325" text:anchor-type="as-char" svg:width="6.9236in" svg:height="6.9236in" draw:z-index="0">
<draw:image xlink:href="../Images/AРМІЯINFORM/2023-04-29T94-00-00-04-00/6-49-150x150.jpg" xlink:type="simple" xlink:show="embed" xlink:actuate="onLoad" draw:mime-type="image/jpeg"/>
</draw:frame>
</text:a>
</text:p>
      <text:p text:style-name="P4">
<text:a xlink:type="simple" xlink:href="https://armyinform.com.ua/wp-content/uploads/2023/04/7-32.jpg" text:style-name="Internet_20_link" text:visited-style-name="Visited_20_Internet_20_Link">
<draw:frame draw:style-name="fr1" draw:name="Image326" text:anchor-type="as-char" svg:width="6.9236in" svg:height="6.9236in" draw:z-index="0">
<draw:image xlink:href="../Images/AРМІЯINFORM/2023-04-29T94-00-00-04-00/7-32-150x150.jpg" xlink:type="simple" xlink:show="embed" xlink:actuate="onLoad" draw:mime-type="image/jpeg"/>
</draw:frame>
</text:a>
</text:p>
      <text:p text:style-name="P4">
<text:a xlink:type="simple" xlink:href="https://armyinform.com.ua/wp-content/uploads/2023/04/5-50.jpg" text:style-name="Internet_20_link" text:visited-style-name="Visited_20_Internet_20_Link">
<draw:frame draw:style-name="fr1" draw:name="Image327" text:anchor-type="as-char" svg:width="6.9236in" svg:height="6.9236in" draw:z-index="0">
<draw:image xlink:href="../Images/AРМІЯINFORM/2023-04-29T94-00-00-04-00/5-50-150x150.jpg" xlink:type="simple" xlink:show="embed" xlink:actuate="onLoad" draw:mime-type="image/jpeg"/>
</draw:frame>
</text:a>
</text:p>
      <text:p text:style-name="P4">
<text:a xlink:type="simple" xlink:href="https://armyinform.com.ua/wp-content/uploads/2023/04/4-65.jpg" text:style-name="Internet_20_link" text:visited-style-name="Visited_20_Internet_20_Link">
<draw:frame draw:style-name="fr1" draw:name="Image328" text:anchor-type="as-char" svg:width="6.9236in" svg:height="6.9236in" draw:z-index="0">
<draw:image xlink:href="../Images/AРМІЯINFORM/2023-04-29T94-00-00-04-00/4-65-150x150.jpg" xlink:type="simple" xlink:show="embed" xlink:actuate="onLoad" draw:mime-type="image/jpeg"/>
</draw:frame>
</text:a>
</text:p>
      <text:p text:style-name="P4">
<text:a xlink:type="simple" xlink:href="https://armyinform.com.ua/wp-content/uploads/2023/04/3-74.jpg" text:style-name="Internet_20_link" text:visited-style-name="Visited_20_Internet_20_Link">
<draw:frame draw:style-name="fr1" draw:name="Image329" text:anchor-type="as-char" svg:width="6.9236in" svg:height="6.9236in" draw:z-index="0">
<draw:image xlink:href="../Images/AРМІЯINFORM/2023-04-29T94-00-00-04-00/3-74-150x150.jpg" xlink:type="simple" xlink:show="embed" xlink:actuate="onLoad" draw:mime-type="image/jpeg"/>
</draw:frame>
</text:a>
</text:p>
      <text:p text:style-name="P4">
<text:a xlink:type="simple" xlink:href="https://armyinform.com.ua/wp-content/uploads/2023/04/2-90.jpg" text:style-name="Internet_20_link" text:visited-style-name="Visited_20_Internet_20_Link">
<draw:frame draw:style-name="fr1" draw:name="Image330" text:anchor-type="as-char" svg:width="6.9236in" svg:height="6.9236in" draw:z-index="0">
<draw:image xlink:href="../Images/AРМІЯINFORM/2023-04-29T94-00-00-04-00/2-90-150x150.jpg" xlink:type="simple" xlink:show="embed" xlink:actuate="onLoad" draw:mime-type="image/jpeg"/>
</draw:frame>
</text:a>
</text:p>
      <text:p text:style-name="P4">
Наприкінці заходу до присутніх звернувся заступник командира окремоїмеханізованої бригади імені Івана Сірка з морально-психологічного забезпеченняпідполковник Роман Єсін — сьогодні нагороди отримали рідні і його загиблихпідлеглих.</text:p>
      <text:p text:style-name="P4">
<draw:frame draw:style-name="fr1" draw:name="Image331" text:anchor-type="as-char" svg:width="6.9236in" svg:height="4.615733in" draw:z-index="0">
<draw:image xlink:href="../Images/AРМІЯINFORM/2023-04-29T94-00-00-04-00/8-28.jpg" xlink:type="simple" xlink:show="embed" xlink:actuate="onLoad" draw:mime-type="image/jpeg"/>
</draw:frame>
</text:p>
      <text:p text:style-name="P4">
— У цій підступній війні ми втрачаємо найкращих синів та дочок України! Алеобіцяємо: ми помстимося ворогові за кожного нашого полеглого побратима! Яобіцяю, що кожна мати, дружина, донька або син обов’язково отримають тіпільги, які надає держава родинам наших загиблих героїв!</text:p>
      <text:p text:style-name="P4">
Зі словами втіхи до родин полеглих бійців настоятель храму Іоана Богословаотець Віктор Маринчак:</text:p>
      <text:p text:style-name="P4">
<draw:frame draw:style-name="fr1" draw:name="Image332" text:anchor-type="as-char" svg:width="6.9236in" svg:height="4.615733in" draw:z-index="0">
<draw:image xlink:href="../Images/AРМІЯINFORM/2023-04-29T94-00-00-04-00/9-29.jpg" xlink:type="simple" xlink:show="embed" xlink:actuate="onLoad" draw:mime-type="image/jpeg"/>
</draw:frame>
</text:p>
      <text:p text:style-name="P4">
— Нам треба пам’ятати, що в Бога слово «смерть» — передостаннє. Останнє —слово «воскресіння». Наші захисники полягли, аби жили ми, аби ворожу навалузупинив переможний дух життя, який долає смерть! І ми вклоняємося тим, хтопоклав своє життя — сутність того, що вони зробили ми можемо почути уВеликодньому тропарі: Христос воскрес із мертвих, смертю смерть подолав. Вашірідні — сини і чоловіки, ваші батьки і брати — долали смерть, наслідуючиХриста. І навіть своєю смертю вони подолали смерть, яка йшла на нас — непустили її далі! А нам вони залишили спадщину — жити далі… Герої не вмирають!</text:p>
      <text:p text:style-name="P4">
<text:span text:style-name="T5">
Фото автора</text:span>
</text:p>
      <text:p text:style-name="P4">
Source: <text:a xlink:type="simple" xlink:href="https://armyinform.com.ua/2023/04/29/nashi-zahysnyky-polyagly-aby-zhyly-my-u-harkovi-derzhavni-nagorody-otrymaly-ridni-zagyblyh-ukrayinskyh-vijskovyh/" text:style-name="Internet_20_link" text:visited-style-name="Visited_20_Internet_20_Link">
https://armyinform.com.ua/2023/04/29/nashi-zahysnyky-polyagly-aby-zhyly-my-u-harkovi-derzhavni-nagorody-otrymaly-ridni-zagyblyh-ukrayinskyh-vijskovyh/</text:a>
</text:p>
      <!--NEWS-->
      <text:h text:style-name="P10" text:outline-level="1">
<text:span text:style-name="T4">
Недостатньо лише того, щоб росія була слабкою, треба, щоб вона відповіла за все скоєне – звернення Президента України</text:span>
</text:h>
      <text:p text:style-name="P4">
Author: ['АРМІЯINFORM']</text:p>
      <text:p text:style-name="P4">
Time: 2023-04-29T95:00:00-04:00</text:p>
      <text:p text:style-name="P4">
Description: Президент України Володимир Зеленський звернувся зі щоденним посланням до україн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630_360_1677264925-963.jpg" text:style-name="Internet_20_link" text:visited-style-name="Visited_20_Internet_20_Link">
630_360_1677264925-963.jpg</text:a>
']</text:p>
      <text:p text:style-name="P4">
Tags: ['STOPRUSSIA', 'ВОЛОДИМИР ЗЕЛЕНСЬКИЙ']</text:p>
      <text:p text:style-name="P4">
Category: News</text:p>
      <!--METADATA-->
      <text:p text:style-name="P4">
<draw:frame draw:style-name="fr1" draw:name="Image333" text:anchor-type="as-char" svg:width="6.9236in" svg:height="3.956343in" draw:z-index="0">
<draw:image xlink:href="../Images/AРМІЯINFORM/2023-04-29T95-00-00-04-00/630_360_1677264925-963.jpg" xlink:type="simple" xlink:show="embed" xlink:actuate="onLoad" draw:mime-type="image/jpeg"/>
</draw:frame>
</text:p>
      <text:p text:style-name="P4">
Президент України Володимир Зеленський звернувся зі щоденним посланням доукраїнського народу:</text:p>
      <text:p text:style-name="P4">
Тільки сьогодні вдень в Умані завершилися пошуково-рятувальні роботи. Я хочуподякувати всій команді ДСНС, Національної поліції, нашим медикам, комунальнимслужбам Умані, військовим, нашим волонтерам – усім, хто взяв участь урятувальній операції та допомагає врятованим людям. Бажаю якнайшвидшогоодужання всім, хто був поранений цим ударом, травмований.</text:p>
      <text:p text:style-name="P4">
Ми зробимо все можливе, щоб держава-терорист якнайшвидше відповіла за скоєненею. Кожен, хто готує такі ракетні обстріли, не може не знати, що станеспівучасником убивства. Кожен, хто наводить ракети й запускає, хто обслуговуєлітаки й кораблі для терору. Не лише ті, хто віддає накази, а всі, ви всітерористи та вбивці і ви всі маєте бути покарані. І обовʼязково – ті, хтоскоїв первісний злочин, із якого почалися всі інші, – злочин агресії протинаших людей, проти нашої держави.</text:p>
      <text:p text:style-name="P4">
Життя шести дітей забрав цей удар по Умані, загалом 23 людини загинули… Світлаїм пам’ять! Мої співчуття всім рідним, близьким!</text:p>
      <text:p text:style-name="P4">
Наступний тиждень буде доволі важливим з погляду саме нашої боротьби засправедливість для українців, тобто за покарання для держави-терориста й усіхїї воєнних злочинців. Ми готуємо кілька важливих, потужних кроків, щоб більшеконсолідувати партнерів і дати більше енергії для створення трибуналу щодозлочину російської агресії. І щоб прискорити поразку держави-терориста.</text:p>
      <text:p text:style-name="P4">
Україні й світові не достатньо лише того, щоб росія була слабкою, як це вжевідбувається. Треба, щоб вона повністю відповіла за все скоєне нею.</text:p>
      <text:p text:style-name="P4">
Готуємо й нові санкційні рішення щодо осіб і компаній, які працюють на ВПКтерористів, щодо іноземних суб’єктів, чиє постачання допомагає росіїподовжувати цю агресію. Незабаром ці наші рішення будуть оприлюднені.</text:p>
      <text:p text:style-name="P4">
Днями підписав нові укази про відзначення нагородами наших захисників, нашихгероїв. Ще майже 450 воїнів Збройних Сил України, Сухопутних військ,десантників, Повітряних сил, тероборони та ще понад 300 – із Національноїгвардії, нашої поліції, ДСНС, наші прикордонники.</text:p>
      <text:p text:style-name="P4">
Загалом за час повномасштабної війни вже 45038 українців і українок відзначенідержавними нагородами. І це свідчення надзвичайного щоденного героїзму нашихлюдей. Усіх, хто воює заради України, усіх, хто працює заради нашої перемоги.</text:p>
      <text:p text:style-name="P4">
Слава всім, хто в бою заради нашої держави, на бойових постах! Слава всім, хтотренує наших воїнів! Слава всім, хто лікує й реабілітує після поранень, хтовідновлює нормальне життя після російських обстрілів і окупації. Хто повертаєнаших людей із російського полону. Я дякую кожному й кожній у світі, хтодопомагає нам! Зараз це важливо. Ми високо це цінуємо.</text:p>
      <text:p text:style-name="P4">
Усі разом наближаємо вирок для держави-зла. Ми наближаємо нашу перемогу. Так ібуде!</text:p>
      <text:p text:style-name="P4">
<text:span text:style-name="T4">
<text:span text:style-name="T5">
Слава Україні!</text:span>
</text:span>
</text:p>
      <text:p text:style-name="P4">
Джерело: <text:a xlink:type="simple" xlink:href="https://www.president.gov.ua/news/nedostatno-lishe-togo-shob-rosiya-bula-slabkoyu-treba-shob-v-82565" text:style-name="Internet_20_link" text:visited-style-name="Visited_20_Internet_20_Link">
Офіційне інтернет-представництво ПрезидентаУкраїни</text:a>
</text:p>
      <text:p text:style-name="P4">
Source: <text:a xlink:type="simple" xlink:href="https://armyinform.com.ua/2023/04/29/nedostatno-lyshe-togo-shhob-rosiya-bula-slabkoyu-treba-shhob-vona-vidpovila-za-vse-skoyene-zvernennya-prezydenta-ukrayiny/" text:style-name="Internet_20_link" text:visited-style-name="Visited_20_Internet_20_Link">
https://armyinform.com.ua/2023/04/29/nedostatno-lyshe-togo-shhob-rosiya-bula-slabkoyu-treba-shhob-vona-vidpovila-za-vse-skoyene-zvernennya-prezydenta-ukrayiny/</text:a>
</text:p>
      <!--NEWS-->
      <text:h text:style-name="P10" text:outline-level="1">
<text:span text:style-name="T4">
Жителям звільнених територій вже виплачено понад 396 мільйонів гривень грошової допомоги</text:span>
</text:h>
      <text:p text:style-name="P4">
Author: ['АРМІЯINFORM']</text:p>
      <text:p text:style-name="P4">
Time: 2023-04-29T96:00:00-04:00</text:p>
      <text:p text:style-name="P4">
Description: За 8 місяців у межах спільного проєкту Мінреінтеграції, Укрпошти та міжнарод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fejk-groshi-1.jpg" text:style-name="Internet_20_link" text:visited-style-name="Visited_20_Internet_20_Link">
fejk-groshi-1.jpg</text:a>
']</text:p>
      <text:p text:style-name="P4">
Tags: ['STOPRUSSIA', 'АГРЕСІЯ РФ', 'ВТОРГНЕННЯ РФ', 'МІНРЕІНТЕГРАЦІЇ']</text:p>
      <text:p text:style-name="P4">
Category: News</text:p>
      <!--METADATA-->
      <text:p text:style-name="P4">
<draw:frame draw:style-name="fr1" draw:name="Image334" text:anchor-type="as-char" svg:width="6.9236in" svg:height="4.33302in" draw:z-index="0">
<draw:image xlink:href="../Images/AРМІЯINFORM/2023-04-29T96-00-00-04-00/fejk-groshi-1.jpg" xlink:type="simple" xlink:show="embed" xlink:actuate="onLoad" draw:mime-type="image/jpeg"/>
</draw:frame>
</text:p>
      <text:p text:style-name="P4">
За 8 місяців у межах спільного проєкту Мінреінтеграції, Укрпошти таміжнародних організацій забезпечено виплату одноразової грошової допомогимешканцям деокупованих територій на загальну суму більш як 396,3 мільйонагривень. Проєкт стартував у вересні 2022 року, і наразі виплати на звільненихтериторіях продовжуються.</text:p>
      <text:p text:style-name="P4">
Про це <text:a xlink:type="simple" xlink:href="https://minre.gov.ua/2023/04/29/zhytelyam-zvilnenyh-terytorij-vzhe-vyplacheno-ponad-396-miljoniv-gryven-groshovoyi-dopomogy/" text:style-name="Internet_20_link" text:visited-style-name="Visited_20_Internet_20_Link">
повідомляє</text:a>
Міністерство з питань реінтеграції тимчасово окупованих територій України.</text:p>
      <text:p text:style-name="P4">
Так, станом на 27 квітня 2023 року допомогу готівкою у розмірі 1200 гривеньвід Товариства Червоного Хреста України отримали понад 216 тисяч громадян наДОТ Харківської, Херсонської, Донецької, Луганської та Миколаївської областей.</text:p>
      <text:p text:style-name="P4">
Крім того, за фінансової підтримки Міжнародної організації з міграції вжевиплачено по 2200 гривень допомоги на місяць більш ніж 39 тисячам осіб, якіпроживають на звільнених територіях Харківщини, Херсонщини й Донеччини. Кожналюдина отримує такі виплати протягом 3 місяців.</text:p>
      <text:p text:style-name="P4">
Мінреінтеграції дякує Товариству Червоного Хреста України, Міжнароднійорганізації з міграції й Укрпошті за співпрацю щодо підтримки мешканцівдеокупованих територій України.</text:p>
      <text:p text:style-name="P4">
Source: <text:a xlink:type="simple" xlink:href="https://armyinform.com.ua/2023/04/29/zhytelyam-zvilnenyh-terytorij-vzhe-vyplacheno-ponad-396-miljoniv-gryven-groshovoyi-dopomogy/" text:style-name="Internet_20_link" text:visited-style-name="Visited_20_Internet_20_Link">
https://armyinform.com.ua/2023/04/29/zhytelyam-zvilnenyh-terytorij-vzhe-vyplacheno-ponad-396-miljoniv-gryven-groshovoyi-dopomogy/</text:a>
</text:p>
      <!--NEWS-->
      <text:h text:style-name="P10" text:outline-level="1">
<text:span text:style-name="T4">
Литва передала Україні позашляховики Land Rover та сухпайки</text:span>
</text:h>
      <text:p text:style-name="P4">
Author: ['АРМІЯINFORM']</text:p>
      <text:p text:style-name="P4">
Time: 2023-04-29T97:00:00-04:00</text:p>
      <text:p text:style-name="P4">
Description: Литва передала Україні ще шість позашляховиків Land Rover та сухпайки для військових.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7/lietuvos-veliava-83498611.jpg" text:style-name="Internet_20_link" text:visited-style-name="Visited_20_Internet_20_Link">
lietuvos-veliava-83498611.jp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335" text:anchor-type="as-char" svg:width="6.9236in" svg:height="4.619583in" draw:z-index="0">
<draw:image xlink:href="../Images/AРМІЯINFORM/2023-04-29T97-00-00-04-00/lietuvos-veliava-83498611.jpg" xlink:type="simple" xlink:show="embed" xlink:actuate="onLoad" draw:mime-type="image/jpeg"/>
</draw:frame>
</text:p>
      <text:p text:style-name="P4">
Литва передала Україні ще шість позашляховиків Land Rover та сухпайки длявійськових.</text:p>
      <text:p text:style-name="P4">
Про це<text:a xlink:type="simple" xlink:href="https://twitter.com/a_anusauskas/status/1652204325228216320" text:style-name="Internet_20_link" text:visited-style-name="Visited_20_Internet_20_Link">
повідомив</text:a>
міністр оборони Литви Арвідас Анушаускас у Twitter.</text:p>
      <text:p text:style-name="Quotations">

<text:p text:style-name="P4">
Tonight 🇱🇹 <text:a xlink:type="simple" xlink:href="https://twitter.com/LTU_Army" text:style-name="Internet_20_link" text:visited-style-name="Visited_20_Internet_20_Link">
@LTU_Army</text:a>
&gt;
 delivered six more Land Rover off road vehicles and military food rations to&gt;
 🇺🇦. Everything is needed to support mobility.&gt;
 <text:a xlink:type="simple" xlink:href="https://t.co/D9oA2gniLW" text:style-name="Internet_20_link" text:visited-style-name="Visited_20_Internet_20_Link">
pic.twitter.com/D9oA2gniLW</text:a>
&gt;
&gt;
 — Arvydas Anušauskas (@a_anusauskas) <text:a xlink:type="simple" xlink:href="https://twitter.com/a_anusauskas/status/1652204325228216320" text:style-name="Internet_20_link" text:visited-style-name="Visited_20_Internet_20_Link">
April 29,&gt;
 2023</text:a>
</text:p>

</text:p>
      <text:p text:style-name="P4">
«Сьогодні вночі Збройні сили Литви доправили в Україну ще шість позашляховиківLand Rover та військових сухпайків. Все це потрібне для підтримкимобільності», — написав Арвідас Анушаускас.</text:p>
      <text:p text:style-name="P4">
Source: <text:a xlink:type="simple" xlink:href="https://armyinform.com.ua/2023/04/29/lytva-peredala-ukrayini-pozashlyahovyky-land-rover-ta-suhpajky/" text:style-name="Internet_20_link" text:visited-style-name="Visited_20_Internet_20_Link">
https://armyinform.com.ua/2023/04/29/lytva-peredala-ukrayini-pozashlyahovyky-land-rover-ta-suhpajky/</text:a>
</text:p>
      <!--NEWS-->
      <text:h text:style-name="P10" text:outline-level="1">
<text:span text:style-name="T4">
«Вибухи в Севастополі ― кара божа за Умань!» — Андрій Юсов</text:span>
</text:h>
      <text:p text:style-name="P4">
Author: ['АРМІЯINFORM']</text:p>
      <text:p text:style-name="P4">
Time: 2023-04-29T98:00:00-04:00</text:p>
      <text:p text:style-name="P4">
Description: Вибух на ворожій нафтобазі, який пролунав 29 квітня поблизу Козачої Бухти в окупован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37100772_0_205_2913_1844_1920x0_80_0_0_5d254d41a3fd0758f9e65061273ce7ce.jpg" text:style-name="Internet_20_link" text:visited-style-name="Visited_20_Internet_20_Link">
37100772_0_205_2913_1844_1920x0_80_0_0_5d254d41a3fd0758f9e65061273ce7ce.jpg</text:a>
']</text:p>
      <text:p text:style-name="P4">
Tags: ['STOPRUSSIA', 'ВТОРГНЕННЯ РФ', 'ГУР МОУ', 'ГШ ЗСУ']</text:p>
      <text:p text:style-name="P4">
Category: News</text:p>
      <!--METADATA-->
      <text:p text:style-name="P4">
<draw:frame draw:style-name="fr1" draw:name="Image336" text:anchor-type="as-char" svg:width="6.9236in" svg:height="3.894525in" draw:z-index="0">
<draw:image xlink:href="../Images/AРМІЯINFORM/2023-04-29T98-00-00-04-00/37100772_0_205_2913_1844_1920x0_80_0_0_5d254d41a3fd0758f9e65061273ce7ce.jpg" xlink:type="simple" xlink:show="embed" xlink:actuate="onLoad" draw:mime-type="image/jpeg"/>
</draw:frame>
Ілюстративне фото</text:p>
      <text:p text:style-name="P4">
Вибух на ворожій нафтобазі, який пролунав 29 квітня поблизу Козачої Бухти вокупованому Севастополі, знищив понад 10 резервуарів з нафтопродуктамизагальною ємністю 40 тисяч тонн.</text:p>
      <text:p text:style-name="P4">
Як <text:a xlink:type="simple" xlink:href="https://gur.gov.ua/content/vybukhy-v-sevastopoli-kara-bozha-za-uman.html" text:style-name="Internet_20_link" text:visited-style-name="Visited_20_Internet_20_Link">
повідомляє</text:a>
 Головне управління розвідки МОУ, про це у коментарі виданню РБК-Україна повідомив представник ГУР Андрій Юсов.</text:p>
      <text:p text:style-name="P4">
За його словами, знищені нафтопродукти були призначені для Чорноморськогофлоту держави-агресора.</text:p>
      <text:p text:style-name="P4">
«Бавовна» у Севастополі — Божа кара, зокрема за вбитих цивільних громадян вУмані, серед яких є п’ятеро дітей. Ця кара буде довготривалою. Усім мешканцямтимчасово окупованого Криму бажано найближчим часом не знаходитися поряд звійськовими об’єктами та об’єктами, що забезпечують армію агресора» —підкреслив Андрій Юсов.</text:p>
      <text:p text:style-name="P4">
Представник воєнної розвідки додав, що Україні відомо про масштаби розкраданняяк на ураженій 29 квітня нафтобазі у Севастополі, так і на інших подібнихкримських об’єктах. Як пояснив Юсов, ці факти, безумовно, розширюютьможливості Сил безпеки та оборони України.</text:p>
      <text:p text:style-name="P4">
Source: <text:a xlink:type="simple" xlink:href="https://armyinform.com.ua/2023/04/29/vybuhy-v-sevastopoli-%e2%80%95-kara-bozha-za-uman-andrij-yusov/" text:style-name="Internet_20_link" text:visited-style-name="Visited_20_Internet_20_Link">
https://armyinform.com.ua/2023/04/29/vybuhy-v-sevastopoli-%e2%80%95-kara-bozha-za-uman-andrij-yusov/</text:a>
</text:p>
      <!--NEWS-->
      <text:h text:style-name="P10" text:outline-level="1">
<text:span text:style-name="T4">
Міжнародні партнери допомагатимуть вирощувати урожай на деокупованих територіях</text:span>
</text:h>
      <text:p text:style-name="P4">
Author: ['АРМІЯINFORM']</text:p>
      <text:p text:style-name="P4">
Time: 2023-04-29T99:00:00-04:00</text:p>
      <text:p text:style-name="P4">
Description: Цієї весни українські громади в сільській місцевості постали перед складними виклик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1urozh.jpeg" text:style-name="Internet_20_link" text:visited-style-name="Visited_20_Internet_20_Link">
11urozh.jpeg</text:a>
']</text:p>
      <text:p text:style-name="P4">
Tags: ['STOPRUSSIA', 'АГРЕСІЯ РФ', 'ВТОРГНЕННЯ РФ', 'ДОПОМОГА ПАРТНЕРІВ', 'МІНРЕІНТЕГРАЦІЇ', 'СВІТ ПІДТРИМУЄ УКРАЇНУ']</text:p>
      <text:p text:style-name="P4">
Category: News</text:p>
      <!--METADATA-->
      <text:p text:style-name="P4">
<draw:frame draw:style-name="fr1" draw:name="Image337" text:anchor-type="as-char" svg:width="6.9236in" svg:height="3.742486in" draw:z-index="0">
<draw:image xlink:href="../Images/AРМІЯINFORM/2023-04-29T99-00-00-04-00/11urozh.jpeg" xlink:type="simple" xlink:show="embed" xlink:actuate="onLoad" draw:mime-type="image/jpeg"/>
</draw:frame>
</text:p>
      <text:p text:style-name="P4">
Цієї весни українські громади в сільській місцевості постали перед складнимивикликами: заміновані території угідь, пошкоджена фермерська техніка,відсутність посівного матеріалу тощо.</text:p>
      <text:p text:style-name="P4">
Про це <text:a xlink:type="simple" xlink:href="https://minre.gov.ua/2023/04/29/vyroshhuvaty-urozhaj-na-deokupovanyh-terytoriyah-dopomagatymut-mizhnarodni-partnery/" text:style-name="Internet_20_link" text:visited-style-name="Visited_20_Internet_20_Link">
повідомляє</text:a>
 Міністерство зпитань реінтеграції тимчасово окупованих територій України.</text:p>
      <text:p text:style-name="P4">
Тому Україна оновила партнерство з ініціативою Seeds for Ukraine. У межахпроєкту іноземні підприємці, громади, фермери й агрокомпанії за сприяння МЗСУкраїни надсилають посівні набори для українських домогосподарств.</text:p>
      <text:p text:style-name="P4">
Цьогоріч ініціатива зосередиться на допомозі людям на звільнених територіях ів центрах для внутрішньо переміщених осіб.</text:p>
      <text:p text:style-name="P4">
Загалом планують підтримати 100 тисяч сімей і громад в областях, які найбільшепостраждали від повномасштабної війни. Також передбачено встановлення сотнітеплиць на Харківщині та Херсонщині, де проблема замінованих територійвідчувається особливо гостро.</text:p>
      <text:p text:style-name="P4">
Минулого року проєкт допоміг понад 10 тисячам домогосподарств отриматипосівний матеріал і виростити урожай.</text:p>
      <text:p text:style-name="P4">
Source: <text:a xlink:type="simple" xlink:href="https://armyinform.com.ua/2023/04/29/mizhnarodni-partnery-dopomagatymut-vyroshhuvaty-urozhaj-na-deokupovanyh-terytoriyah/" text:style-name="Internet_20_link" text:visited-style-name="Visited_20_Internet_20_Link">
https://armyinform.com.ua/2023/04/29/mizhnarodni-partnery-dopomagatymut-vyroshhuvaty-urozhaj-na-deokupovanyh-terytoriyah/</text:a>
</text:p>
      <!--NEWS-->
      <text:h text:style-name="P10" text:outline-level="1">
<text:span text:style-name="T4">
Chernihivska Oblast(20:47). Red Alert: aerial threat. Sirens sounding. Take cover now!</text:span>
</text:h>
      <text:p text:style-name="P4">
Authors: liveuamap (Language: en)</text:p>
      <text:p text:style-name="P4">
Time: 2023-04-29T9:49:00</text:p>
      <text:p text:style-name="P4">
Location: Chernihivska Oblast (Latitude:51.33406 Longtitude:32.00041)</text:p>
      <text:p text:style-name="P4">
Videos: []</text:p>
      <text:p text:style-name="P4">
Images: []</text:p>
      <text:p text:style-name="P4">
Tags: ["Europe", "Central and Eastern Europe"]</text:p>
      <text:p text:style-name="P4">
ID: 22559391</text:p>
      <!--METADATA-->
      <text:p text:style-name="P4">
Chernihivska Oblast(20:47). Red Alert: aerial threat. Sirens sounding. Takecover now!</text:p>
      <text:p text:style-name="P4">
News Collection Link: <text:a xlink:type="simple" xlink:href="https://liveuamap.com/en/2023/29-april-chernihivska-oblast2047-red-alert-aeg" text:style-name="Internet_20_link" text:visited-style-name="Visited_20_Internet_20_Link">
https://liveuamap.com/en/2023/29-april-chernihivska-oblast2047-red-alert-aeg</text:a>
</text:p>
      <text:p text:style-name="P4">
Source: <text:a xlink:type="simple" xlink:href="https://t.me/suspilnechernihiv/18079" text:style-name="Internet_20_link" text:visited-style-name="Visited_20_Internet_20_Link">
https://t.me/suspilnechernihiv/18079</text:a>
</text:p>
      <!--NEWS-->
      <text:h text:style-name="P10" text:outline-level="1">
<text:span text:style-name="T4">
«Барселона» розгромила «Бетіс» в Ла Лізі</text:span>
</text:h>
      <text:p text:style-name="P4">
Authors: Ukrinform (Person)</text:p>
      <text:p text:style-name="P4">
Publisher: Укринформ (Organization)</text:p>
      <text:p text:style-name="P4">
Published Time: 2023-04-30T-30:23:00+03:00</text:p>
      <text:p text:style-name="P4">
Modified Time: 2023-04-30T00:23:00+03:00</text:p>
      <text:p text:style-name="P4">
Description: «Каталонці» продовжують очолювати чемпіонат Іспанії з футболу. — Укрінформ.</text:p>
      <text:p text:style-name="P4">
Images: ["<text:a xlink:type="simple" xlink:href="https://static.ukrinform.com/photos/2023_04/thumb_files/630_360_1682802922-441.jpg" text:style-name="Internet_20_link" text:visited-style-name="Visited_20_Internet_20_Link">
630_360_16828...</text:a>
"]</text:p>
      <text:p text:style-name="P4">
Tags: ['Барселона', 'Футбол']</text:p>
      <text:p text:style-name="P4">
Type: Article</text:p>
      <!--METADATA-->
      <text:p text:style-name="P4">
<draw:frame draw:style-name="fr1" draw:name="Image338" text:anchor-type="as-char" svg:width="6.9236in" svg:height="3.956343in" draw:z-index="0">
<draw:image xlink:href="../Images/yкринформ/2023-04-30T-30-23-00-03-00/630_360_1682802922-441.jpg" xlink:type="simple" xlink:show="embed" xlink:actuate="onLoad" draw:mime-type="image/jpeg"/>
</draw:frame>
«Каталонці» продовжують очолювати чемпіонат Іспанії з футболу.</text:p>
      <text:p text:style-name="P4">
«Барселона» на «Камп Ноу» перемогла «Бетіс» 4:0 в 32-у турі іспанськоїПрімери, передає Укрінформ.</text:p>
      <text:p text:style-name="P4">
У складі «каталонців» відзначилися Крістенсен, Левандовський і Рафінья. Щеодин гол у свої ворота забив Родрігес.</text:p>
      <text:p text:style-name="P4">
«Барселона» очолює Прімеру, маючи в активі 79 очок після 32 матчів.</text:p>
      <text:p text:style-name="P4">
<text:span text:style-name="T4">
Читайте також:</text:span>
 <text:span text:style-name="T4">
<text:a xlink:type="simple" xlink:href="https://www.ukrinform.ua/rubric-sports/3702610-la-liga-real-peremig-almeriu-u-rezultativnomu-matci.html" text:style-name="Internet_20_link" text:visited-style-name="Visited_20_Internet_20_Link">
 </text:a>
 </text:span>
</text:p>
      <text:p text:style-name="P4">
Як повідомлялося, чинний чемпіон Ла Ліги «Реал» посідає другу сходинку вчемпіонаті - 68 очок після 32 зустрічей.</text:p>
      <text:p text:style-name="P4">
<text:span text:style-name="T5">
Фото: twitter.com/FCBarcelona</text:span>
</text:p>
      <text:p text:style-name="P4">
Source: <text:a xlink:type="simple" xlink:href="https://www.ukrinform.ua/rubric-sports/3702630-barselona-rozgromila-betis-v-la-lizi.html" text:style-name="Internet_20_link" text:visited-style-name="Visited_20_Internet_20_Link">
https://www.ukrinform.ua/rubric-sports/3702630-barselona-rozgromila-betis-v-la-lizi.html</text:a>
</text:p>
      <!--NEWS-->
      <text:h text:style-name="P10" text:outline-level="1">
<text:span text:style-name="T4">
Польща посилює кордон поблизу Калінінградської області росії</text:span>
</text:h>
      <text:p text:style-name="P4">
Authors: Ukrinform (Person)</text:p>
      <text:p text:style-name="P4">
Publisher: Укринформ (Organization)</text:p>
      <text:p text:style-name="P4">
Published Time: 2023-04-30T-32:14:00+03:00</text:p>
      <text:p text:style-name="P4">
Modified Time: 2023-04-30T00:14:00+03:00</text:p>
      <text:p text:style-name="P4">
Description: Прем'єр-міністр Польщі Матеуш Моравецький оголосив про дії, спрямовані на зміцнення державного кордону з росією. — Укрінформ.</text:p>
      <text:p text:style-name="P4">
Images: ["<text:a xlink:type="simple" xlink:href="https://static.ukrinform.com/photos/2021_11/thumb_files/630_360_1636846288-949.jpg" text:style-name="Internet_20_link" text:visited-style-name="Visited_20_Internet_20_Link">
630_360_16368...</text:a>
"]</text:p>
      <text:p text:style-name="P4">
Tags: ['Польща', 'росія', 'Кордон']</text:p>
      <text:p text:style-name="P4">
Type: Article</text:p>
      <!--METADATA-->
      <text:p text:style-name="P4">
<draw:frame draw:style-name="fr1" draw:name="Image339" text:anchor-type="as-char" svg:width="6.9236in" svg:height="3.956343in" draw:z-index="0">
<draw:image xlink:href="../Images/yкринформ/2023-04-30T-32-14-00-03-00/630_360_1636846288-949.jpg" xlink:type="simple" xlink:show="embed" xlink:actuate="onLoad" draw:mime-type="image/jpeg"/>
</draw:frame>
 Прем'єр-міністр Польщі Матеуш Моравецький оголосив про дії, спрямовані на зміцненнядержавного кордону з росією.</text:p>
      <text:p text:style-name="P4">
Про це повідомляє <text:a xlink:type="simple" xlink:href="https://www.polskieradio.pl/398/7856/Artykul/3159339,%D0%BF%D0%BE%D0%BB%D1%8C%D1%89%D0%B0-%D0%BF%D0%BE%D1%81%D0%B8%D0%BB%D1%8E%D1%94-%D0%BA%D0%BE%D1%80%D0%B4%D0%BE%D0%BD-%D0%BF%D0%BE%D0%B1%D0%BB%D0%B8%D0%B7%D1%83-%D0%BA%D0%B0%D0%BB%D1%96%D0%BD%D1%96%D0%BD%D0%B3%D1%80%D0%B0%D0%B4%D1%81%D0%B1%D0%BA%D0%BE%D1%97-%D0%BE%D0%B1%D0%BB%D0%B0%D1%81%D1%82%D1%96-%D1%80%D0%BE%D1%81%D1%96%D1%97" text:style-name="Internet_20_link" text:visited-style-name="Visited_20_Internet_20_Link">
</text:a>
, передає Укрінформ.</text:p>
      <text:p text:style-name="P4">
Глава польського уряду відвідав місто Бартошиці, розташоване поблизу кордону зКалінінградською областю рф.</text:p>
      <text:p text:style-name="P4">
<text:span text:style-name="T4">
Читайте також:</text:span>
 <text:span text:style-name="T4">
<text:a xlink:type="simple" xlink:href="https://www.ukrinform.ua/rubric-world/3702068-polsa-zakupit-u-britanii-novitni-sistemi-ppo-na-237-milarda.html" text:style-name="Internet_20_link" text:visited-style-name="Visited_20_Internet_20_Link">
 </text:a>
 </text:span>
</text:p>
      <text:p text:style-name="P4">
Він зазначив, що уряд вже зробив кроки для посилення безпеки в регіоні.</text:p>
      <text:p text:style-name="P4">
«На всій прикордонній смузі ми будемо споруджувати фізичні та електроннізагороджувальні засоби. Це так звана периметрія. Також ми посилюватимемоприсутність прикордонної служби, всіх інших служб. Це вже зроблено, але мибудемо продовжувати весь той процес», - заявив Моравецький.</text:p>
      <text:p text:style-name="P4">
Він додав, що присутність польського війська в прикордонних районахвідновлюється. Це частина зміцнення безпеки в цих регіонах.</text:p>
      <text:p text:style-name="P4">
<text:span text:style-name="T4">
Читайте також:</text:span>
 <text:span text:style-name="T4">
<text:a xlink:type="simple" xlink:href="https://www.ukrinform.ua/rubric-society/3701644-mkip-i-telekanal-belsat-tv-planuut-spilno-protidiati-dezinformacii-z-boku-bilorusi-ta-rf.html" text:style-name="Internet_20_link" text:visited-style-name="Visited_20_Internet_20_Link">
 </text:a>
 </text:span>
</text:p>
      <text:p text:style-name="P4">
Як повідомляв Укрінформ, станом на кінець березня Польща вже збудувала 107 кмзагороджень з Калінінградською областю росії.</text:p>
      <text:p text:style-name="P4">
Наприкінці лютого Польща розпочала превентивне спорудження фортифікаційнихпротитанкових загороджень на кордоні з росією і білоруссю як засібвідлякування і стримування.</text:p>
      <text:p text:style-name="P4">
<text:span text:style-name="T5">
Фото: Getty Images</text:span>
</text:p>
      <text:p text:style-name="P4">
Source: <text:a xlink:type="simple" xlink:href="https://www.ukrinform.ua/rubric-world/3702477-polsa-posilue-kordon-poblizu-kaliningradskoi-oblasti-rosii.html" text:style-name="Internet_20_link" text:visited-style-name="Visited_20_Internet_20_Link">
https://www.ukrinform.ua/rubric-world/3702477-polsa-posilue-kordon-poblizu-kaliningradskoi-oblasti-rosii.html</text:a>
</text:p>
      <!--NEWS-->
      <text:h text:style-name="P10" text:outline-level="1">
<text:span text:style-name="T4">
Польща посилює кордон поблизу Калінінградської області росії</text:span>
</text:h>
      <text:p text:style-name="P4">
Authors: Ukrinform (Person)</text:p>
      <text:p text:style-name="P4">
Publisher: Укринформ (Organization)</text:p>
      <text:p text:style-name="P4">
Published Time: 2023-04-30T00:14:00+03:00</text:p>
      <text:p text:style-name="P4">
Modified Time: 2023-04-30T00:14:00+03:00</text:p>
      <text:p text:style-name="P4">
Description: Прем'єр-міністр Польщі Матеуш Моравецький оголосив про дії, спрямовані на зміцнення державного кордону з росією. — Укрінформ.</text:p>
      <text:p text:style-name="P4">
Images: ["<text:a xlink:type="simple" xlink:href="https://static.ukrinform.com/photos/2021_11/thumb_files/630_360_1636846288-949.jpg" text:style-name="Internet_20_link" text:visited-style-name="Visited_20_Internet_20_Link">
630_360_16368...</text:a>
"]</text:p>
      <text:p text:style-name="P4">
Tags: ['Польща', 'росія', 'Кордон']</text:p>
      <text:p text:style-name="P4">
Type: Article</text:p>
      <!--METADATA-->
      <text:p text:style-name="P4">
<draw:frame draw:style-name="fr1" draw:name="Image340" text:anchor-type="as-char" svg:width="6.9236in" svg:height="3.956343in" draw:z-index="0">
<draw:image xlink:href="../Images/yкринформ/2023-04-30T00-14-00-03-00/630_360_1636846288-949.jpg" xlink:type="simple" xlink:show="embed" xlink:actuate="onLoad" draw:mime-type="image/jpeg"/>
</draw:frame>
 Прем'єр-міністр Польщі Матеуш Моравецький оголосив про дії, спрямовані на зміцненнядержавного кордону з росією.</text:p>
      <text:p text:style-name="P4">
Про це повідомляє <text:a xlink:type="simple" xlink:href="https://www.polskieradio.pl/398/7856/Artykul/3159339,%D0%BF%D0%BE%D0%BB%D1%8C%D1%89%D0%B0-%D0%BF%D0%BE%D1%81%D0%B8%D0%BB%D1%8E%D1%94-%D0%BA%D0%BE%D1%80%D0%B4%D0%BE%D0%BD-%D0%BF%D0%BE%D0%B1%D0%BB%D0%B8%D0%B7%D1%83-%D0%BA%D0%B0%D0%BB%D1%96%D0%BD%D1%96%D0%BD%D0%B3%D1%80%D0%B0%D0%B4%D1%81%D0%B1%D0%BA%D0%BE%D1%97-%D0%BE%D0%B1%D0%BB%D0%B0%D1%81%D1%82%D1%96-%D1%80%D0%BE%D1%81%D1%96%D1%97" text:style-name="Internet_20_link" text:visited-style-name="Visited_20_Internet_20_Link">
</text:a>
, передає Укрінформ.</text:p>
      <text:p text:style-name="P4">
Глава польського уряду відвідав місто Бартошиці, розташоване поблизу кордону зКалінінградською областю рф.</text:p>
      <text:p text:style-name="P4">
<text:span text:style-name="T4">
Читайте також:</text:span>
 <text:span text:style-name="T4">
<text:a xlink:type="simple" xlink:href="https://www.ukrinform.ua/rubric-world/3702068-polsa-zakupit-u-britanii-novitni-sistemi-ppo-na-237-milarda.html" text:style-name="Internet_20_link" text:visited-style-name="Visited_20_Internet_20_Link">
 </text:a>
 </text:span>
</text:p>
      <text:p text:style-name="P4">
Він зазначив, що уряд вже зробив кроки для посилення безпеки в регіоні.</text:p>
      <text:p text:style-name="P4">
«На всій прикордонній смузі ми будемо споруджувати фізичні та електроннізагороджувальні засоби. Це так звана периметрія. Також ми посилюватимемоприсутність прикордонної служби, всіх інших служб. Це вже зроблено, але мибудемо продовжувати весь той процес», - заявив Моравецький.</text:p>
      <text:p text:style-name="P4">
Він додав, що присутність польського війська в прикордонних районахвідновлюється. Це частина зміцнення безпеки в цих регіонах.</text:p>
      <text:p text:style-name="P4">
<text:span text:style-name="T4">
Читайте також:</text:span>
 <text:span text:style-name="T4">
<text:a xlink:type="simple" xlink:href="https://www.ukrinform.ua/rubric-society/3701644-mkip-i-telekanal-belsat-tv-planuut-spilno-protidiati-dezinformacii-z-boku-bilorusi-ta-rf.html" text:style-name="Internet_20_link" text:visited-style-name="Visited_20_Internet_20_Link">
 </text:a>
 </text:span>
</text:p>
      <text:p text:style-name="P4">
Як повідомляв Укрінформ, станом на кінець березня Польща вже збудувала 107 кмзагороджень з Калінінградською областю росії.</text:p>
      <text:p text:style-name="P4">
Наприкінці лютого Польща розпочала превентивне спорудження фортифікаційнихпротитанкових загороджень на кордоні з росією і білоруссю як засібвідлякування і стримування.</text:p>
      <text:p text:style-name="P4">
<text:span text:style-name="T5">
Фото: Getty Images</text:span>
</text:p>
      <text:p text:style-name="P4">
Source: <text:a xlink:type="simple" xlink:href="https://www.ukrinform.ua/rubric-world/3702477-polsa-posilue-kordon-poblizu-kaliningradskoi-oblasti-rosii.html" text:style-name="Internet_20_link" text:visited-style-name="Visited_20_Internet_20_Link">
https://www.ukrinform.ua/rubric-world/3702477-polsa-posilue-kordon-poblizu-kaliningradskoi-oblasti-rosii.html</text:a>
</text:p>
      <!--NEWS-->
      <text:h text:style-name="P10" text:outline-level="1">
<text:span text:style-name="T4">
«Барселона» розгромила «Бетіс» в Ла Лізі</text:span>
</text:h>
      <text:p text:style-name="P4">
Authors: Ukrinform (Person)</text:p>
      <text:p text:style-name="P4">
Publisher: Укринформ (Organization)</text:p>
      <text:p text:style-name="P4">
Published Time: 2023-04-30T00:23:00+03:00</text:p>
      <text:p text:style-name="P4">
Modified Time: 2023-04-30T00:23:00+03:00</text:p>
      <text:p text:style-name="P4">
Description: «Каталонці» продовжують очолювати чемпіонат Іспанії з футболу. — Укрінформ.</text:p>
      <text:p text:style-name="P4">
Images: ["<text:a xlink:type="simple" xlink:href="https://static.ukrinform.com/photos/2023_04/thumb_files/630_360_1682802922-441.jpg" text:style-name="Internet_20_link" text:visited-style-name="Visited_20_Internet_20_Link">
630_360_16828...</text:a>
"]</text:p>
      <text:p text:style-name="P4">
Tags: ['Барселона', 'Футбол']</text:p>
      <text:p text:style-name="P4">
Type: Article</text:p>
      <!--METADATA-->
      <text:p text:style-name="P4">
<draw:frame draw:style-name="fr1" draw:name="Image341" text:anchor-type="as-char" svg:width="6.9236in" svg:height="3.956343in" draw:z-index="0">
<draw:image xlink:href="../Images/yкринформ/2023-04-30T00-23-00-03-00/630_360_1682802922-441.jpg" xlink:type="simple" xlink:show="embed" xlink:actuate="onLoad" draw:mime-type="image/jpeg"/>
</draw:frame>
«Каталонці» продовжують очолювати чемпіонат Іспанії з футболу.</text:p>
      <text:p text:style-name="P4">
«Барселона» на «Камп Ноу» перемогла «Бетіс» 4:0 в 32-у турі іспанськоїПрімери, передає Укрінформ.</text:p>
      <text:p text:style-name="P4">
У складі «каталонців» відзначилися Крістенсен, Левандовський і Рафінья. Щеодин гол у свої ворота забив Родрігес.</text:p>
      <text:p text:style-name="P4">
«Барселона» очолює Прімеру, маючи в активі 79 очок після 32 матчів.</text:p>
      <text:p text:style-name="P4">
<text:span text:style-name="T4">
Читайте також:</text:span>
 <text:span text:style-name="T4">
<text:a xlink:type="simple" xlink:href="https://www.ukrinform.ua/rubric-sports/3702610-la-liga-real-peremig-almeriu-u-rezultativnomu-matci.html" text:style-name="Internet_20_link" text:visited-style-name="Visited_20_Internet_20_Link">
 </text:a>
 </text:span>
</text:p>
      <text:p text:style-name="P4">
Як повідомлялося, чинний чемпіон Ла Ліги «Реал» посідає другу сходинку вчемпіонаті - 68 очок після 32 зустрічей.</text:p>
      <text:p text:style-name="P4">
<text:span text:style-name="T5">
Фото: twitter.com/FCBarcelona</text:span>
</text:p>
      <text:p text:style-name="P4">
Source: <text:a xlink:type="simple" xlink:href="https://www.ukrinform.ua/rubric-sports/3702630-barselona-rozgromila-betis-v-la-lizi.html" text:style-name="Internet_20_link" text:visited-style-name="Visited_20_Internet_20_Link">
https://www.ukrinform.ua/rubric-sports/3702630-barselona-rozgromila-betis-v-la-lizi.html</text:a>
</text:p>
      <!--NEWS-->
      <text:h text:style-name="P10" text:outline-level="1">
<text:span text:style-name="T4">
Військовослужбовець рф в телефонній розмові коментує бойові втрати внаслідок їх штурмових дій</text:span>
</text:h>
      <text:p text:style-name="P4">
Author: ['АРМІЯINFORM']</text:p>
      <text:p text:style-name="P4">
Time: 2023-04-30T99:00:00-04:00</text:p>
      <text:p text:style-name="P4">
Description: Військовослужбовець рф в телефонній розмові коментує бойові втрати внаслідок штурм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ТОРГНЕННЯ РФ']</text:p>
      <text:p text:style-name="P4">
Category: News</text:p>
      <!--METADATA-->
      <text:p text:style-name="P4">
<draw:frame draw:style-name="fr1" draw:name="Image342" text:anchor-type="as-char" svg:width="6.9236in" svg:height="3.894525in" draw:z-index="0">
<draw:image xlink:href="../Images/AРМІЯINFORM/2023-04-30T99-00-00-04-00/gurperehoplennya.jpg" xlink:type="simple" xlink:show="embed" xlink:actuate="onLoad" draw:mime-type="image/jpeg"/>
</draw:frame>
</text:p>
      <text:p text:style-name="P4">
Військовослужбовець рф в телефонній <text:a xlink:type="simple" xlink:href="https://t.me/DIUkraine" text:style-name="Internet_20_link" text:visited-style-name="Visited_20_Internet_20_Link">
розмові</text:a>
 коментуєбойові втрати внаслідок штурмових дій, а також як керівництво здійснюєдоукомплектування підрозділів за рахунок поранених бійців, які не пройшлиповний цикл лікування:</text:p>
      <ul>
        <li>
«та у меня тут парни лежат, вот эти, как ты говоришь, помнишь, 20ть 200х, 8мь 300х»;  * «у него так подбородок посекло. В Майорске как раз, это ж они в атаку ходили»;  * «так они уже три раза ходили, он звонил своим, вот они уже последний раз 9ть 200х. Их в атаку отправляли, оказывается».</li>
      </ul>
      <text:p text:style-name="P4">
За кожен воєнний злочин, здійснений проти України, буде справедлива відплата.</text:p>
      <text:p text:style-name="P4">
Джерело: <text:a xlink:type="simple" xlink:href="https://t.me/DIUkraine" text:style-name="Internet_20_link" text:visited-style-name="Visited_20_Internet_20_Link">
Головне управління розвідки МО України</text:a>
</text:p>
      <text:p text:style-name="P4">
Source: <text:a xlink:type="simple" xlink:href="https://armyinform.com.ua/2023/04/30/vijskovosluzhbovecz-rf-v-telefonnij-rozmovi-komentuye-bojovi-vtraty-vnaslidok-yih-shturmovyh-dij/" text:style-name="Internet_20_link" text:visited-style-name="Visited_20_Internet_20_Link">
https://armyinform.com.ua/2023/04/30/vijskovosluzhbovecz-rf-v-telefonnij-rozmovi-komentuye-bojovi-vtraty-vnaslidok-yih-shturmovyh-dij/</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